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微软雅黑1" svg:font-family="微软雅黑"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color="#000000" style:font-name="Microsoft YaHei" fo:font-size="10pt" fo:font-weight="bold" style:font-size-asian="10pt" style:font-weight-asian="bold" style:font-size-complex="10pt" style:font-weight-complex="bold"/>
    </style:style>
    <style:style style:name="P2" style:family="paragraph" style:parent-style-name="Standard">
      <style:text-properties fo:color="#000000" style:font-name="Microsoft YaHei" fo:font-size="24pt" fo:font-weight="bold" style:font-size-asian="24pt" style:font-weight-asian="bold" style:font-size-complex="24pt" style:font-weight-complex="bold"/>
    </style:style>
    <style:style style:name="P3" style:family="paragraph" style:parent-style-name="Standard">
      <style:text-properties fo:color="#000000" style:font-name="Microsoft YaHei" fo:font-size="13pt" fo:font-weight="bold" style:font-size-asian="11.3500003814697pt" style:font-weight-asian="bold" style:font-size-complex="13pt" style:font-weight-complex="bold"/>
    </style:style>
    <style:style style:name="P4" style:family="paragraph" style:parent-style-name="Standard">
      <style:paragraph-properties>
        <style:tab-stops>
          <style:tab-stop style:position="0.1201in"/>
        </style:tab-stops>
      </style:paragraph-properties>
      <style:text-properties fo:color="#000000" style:font-name="Microsoft YaHei" fo:font-size="13pt" fo:font-weight="bold" style:font-size-asian="11.3500003814697pt" style:font-weight-asian="bold" style:font-size-complex="13pt" style:font-weight-complex="bold"/>
    </style:style>
    <style:style style:name="P5" style:family="paragraph" style:parent-style-name="Standard">
      <style:paragraph-properties>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6" style:family="paragraph" style:parent-style-name="Standard">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7" style:family="paragraph" style:parent-style-name="Standard">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8" style:family="paragraph" style:parent-style-name="Standard">
      <style:paragraph-properties>
        <style:tab-stops>
          <style:tab-stop style:position="0.1201in"/>
        </style:tab-stops>
      </style:paragraph-properties>
    </style:style>
    <style:style style:name="P9" style:family="paragraph" style:parent-style-name="Standard">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complex="10.5pt"/>
    </style:style>
    <style:style style:name="P10" style:family="paragraph" style:parent-style-name="Standard">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1" style:family="paragraph" style:parent-style-name="Standard">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 style:family="paragraph" style:parent-style-name="Standard">
      <style:paragraph-properties fo:margin-left="0.4925in" fo:margin-right="0in" fo:text-indent="0in" style:auto-text-indent="false">
        <style:tab-stops>
          <style:tab-stop style:position="0.1201in"/>
        </style:tab-stops>
      </style:paragraph-properties>
    </style:style>
    <style:style style:name="P13" style:family="paragraph" style:parent-style-name="Text_20_body">
      <style:paragraph-properties fo:margin-left="0.4925in" fo:margin-right="0in" fo:text-indent="0in" style:auto-text-indent="false"/>
    </style:style>
    <style:style style:name="P14" style:family="paragraph" style:parent-style-name="Preformatted_20_Text">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 style:family="paragraph" style:parent-style-name="Preformatted_20_Text">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 style:family="paragraph" style:parent-style-name="Preformatted_20_Text">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7" style:family="paragraph" style:parent-style-name="Preformatted_20_Text">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8" style:family="paragraph" style:parent-style-name="Preformatted_20_Text">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19" style:family="paragraph" style:parent-style-name="Preformatted_20_Text">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800000" style:font-name="Microsoft YaHei" fo:font-size="10.5pt" fo:letter-spacing="normal" fo:font-style="normal" fo:font-weight="normal" style:font-size-asian="10.5pt" style:font-weight-asian="normal" style:font-size-complex="10.5pt" style:font-weight-complex="normal"/>
    </style:style>
    <style:style style:name="P20" style:family="paragraph" style:parent-style-name="Preformatted_20_Text">
      <style:paragraph-properties fo:margin-left="0.4925in" fo:margin-right="0in" fo:text-indent="0in" style:auto-text-indent="false">
        <style:tab-stops>
          <style:tab-stop style:position="0.1201in"/>
        </style:tab-stops>
      </style:paragraph-properties>
    </style:style>
    <style:style style:name="P21" style:family="paragraph" style:parent-style-name="Preformatted_20_Text">
      <style:paragraph-properties fo:margin-left="0.4925in" fo:margin-right="0in" fo:text-indent="0in" style:auto-text-indent="false">
        <style:tab-stops>
          <style:tab-stop style:position="0.1201in"/>
          <style:tab-stop style:position="0.2055in"/>
        </style:tab-stops>
      </style:paragraph-properties>
    </style:style>
    <style:style style:name="P22" style:family="paragraph" style:parent-style-name="Preformatted_20_Text">
      <style:paragraph-properties fo:text-align="center" style:justify-single-word="false"/>
      <style:text-properties fo:font-variant="normal" fo:text-transform="none" fo:color="#000000" style:font-name="Microsoft YaHei" fo:font-size="24pt" fo:letter-spacing="normal" fo:font-style="normal" fo:font-weight="bold" style:font-size-asian="24pt" style:font-weight-asian="bold" style:font-size-complex="24pt" style:font-weight-complex="bold"/>
    </style:style>
    <style:style style:name="P23" style:family="paragraph" style:parent-style-name="Preformatted_20_Text">
      <style:paragraph-properties fo:text-align="center" style:justify-single-word="false">
        <style:tab-stops>
          <style:tab-stop style:position="0.1201in"/>
          <style:tab-stop style:position="0.2055in"/>
        </style:tab-stops>
      </style:paragraph-properties>
      <style:text-properties fo:font-variant="normal" fo:text-transform="none" fo:color="#000000" style:font-name="Microsoft YaHei" fo:font-size="24pt" fo:letter-spacing="normal" fo:font-style="normal" fo:font-weight="bold" style:font-size-asian="24pt" style:font-weight-asian="bold" style:font-size-complex="24pt" style:font-weight-complex="bold"/>
    </style:style>
    <style:style style:name="P24" style:family="paragraph" style:parent-style-name="Preformatted_20_Text">
      <style:paragraph-properties fo:orphans="2" fo:widows="2"/>
      <style:text-properties fo:font-variant="normal" fo:text-transform="none" fo:color="#000000" style:font-name="Microsoft YaHei" fo:letter-spacing="normal"/>
    </style:style>
    <style:style style:name="P25" style:family="paragraph" style:parent-style-name="Preformatted_20_Text">
      <style:paragraph-properties>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6" style:family="paragraph" style:parent-style-name="Preformatted_20_Text">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7" style:family="paragraph" style:parent-style-name="Preformatted_20_Text">
      <style:paragraph-properties fo:text-align="center" style:justify-single-word="false">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8" style:family="paragraph" style:parent-style-name="Preformatted_20_Text">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29" style:family="paragraph" style:parent-style-name="Preformatted_20_Text">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0" style:family="paragraph" style:parent-style-name="Preformatted_20_Text">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31" style:family="paragraph" style:parent-style-name="Preformatted_20_Text">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32" style:family="paragraph" style:parent-style-name="Preformatted_20_Text">
      <style:paragraph-properties fo:orphans="2" fo:widows="2"/>
      <style:text-properties fo:font-variant="normal" fo:text-transform="none" fo:color="#000000" fo:letter-spacing="normal"/>
    </style:style>
    <style:style style:name="P33" style:family="paragraph" style:parent-style-name="Preformatted_20_Text">
      <style:paragraph-properties fo:orphans="2" fo:widows="2"/>
      <style:text-properties fo:font-variant="normal" fo:text-transform="none" fo:color="#800080" fo:letter-spacing="normal"/>
    </style:style>
    <style:style style:name="P34" style:family="paragraph" style:parent-style-name="Preformatted_20_Text">
      <style:paragraph-properties fo:orphans="2" fo:widows="2"/>
    </style:style>
    <style:style style:name="P35" style:family="paragraph" style:parent-style-name="Preformatted_20_Text">
      <style:paragraph-properties>
        <style:tab-stops>
          <style:tab-stop style:position="0.1201in"/>
          <style:tab-stop style:position="0.2055in"/>
        </style:tab-stops>
      </style:paragraph-properties>
    </style:style>
    <style:style style:name="P36" style:family="paragraph" style:parent-style-name="Text_20_body">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37" style:family="paragraph" style:parent-style-name="Text_20_body">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38" style:family="paragraph" style:parent-style-name="Preformatted_20_Text">
      <style:paragraph-properties fo:margin-top="0in" fo:margin-bottom="0.1965in" fo:orphans="2" fo:widows="2"/>
      <style:text-properties fo:font-variant="normal" fo:text-transform="none" fo:color="#000000" style:font-name="Microsoft YaHei" fo:letter-spacing="normal"/>
    </style:style>
    <style:style style:name="P39" style:family="paragraph" style:parent-style-name="Preformatted_20_Text">
      <style:paragraph-properties fo:margin-top="0in" fo:margin-bottom="0.1965in" fo:orphans="2" fo:widows="2"/>
    </style:style>
    <style:style style:name="P40" style:family="paragraph" style:parent-style-name="Preformatted_20_Text">
      <style:paragraph-properties fo:margin-left="0in" fo:margin-right="0in" fo:text-align="start" style:justify-single-word="false" fo:text-indent="0in" style:auto-text-indent="false">
        <style:tab-stops>
          <style:tab-stop style:position="0.1201in"/>
        </style:tab-stops>
      </style:paragraph-properties>
      <style:text-properties fo:font-variant="normal" fo:text-transform="none" fo:color="#000000" style:font-name="Microsoft YaHei" fo:font-size="15pt" fo:letter-spacing="normal" fo:font-style="normal" fo:font-weight="bold" style:font-size-asian="15pt" style:font-weight-asian="bold" style:font-size-complex="15pt" style:font-weight-complex="bold"/>
    </style:style>
    <style:style style:name="P41" style:family="paragraph" style:parent-style-name="Preformatted_20_Text">
      <style:paragraph-properties fo:margin-left="0in" fo:margin-right="0in" fo:margin-top="0in" fo:margin-bottom="0.1965in" fo:text-align="center" style:justify-single-word="false" fo:orphans="2" fo:widows="2" fo:text-indent="0in" style:auto-text-indent="false"/>
    </style:style>
    <style:style style:name="P42" style:family="paragraph" style:parent-style-name="Standard" style:list-style-name="L1"/>
    <style:style style:name="P43" style:family="paragraph" style:parent-style-name="Standard" style:list-style-name="L1">
      <style:text-properties fo:color="#000000" style:font-name="Microsoft YaHei" fo:font-size="13pt" fo:font-weight="bold" style:font-size-asian="11.3500003814697pt" style:font-weight-asian="bold" style:font-size-complex="13pt" style:font-weight-complex="bold"/>
    </style:style>
    <style:style style:name="P44" style:family="paragraph" style:parent-style-name="Standard" style:list-style-name="L1">
      <style:paragraph-properties>
        <style:tab-stops>
          <style:tab-stop style:position="0.1201in"/>
        </style:tab-stops>
      </style:paragraph-properties>
      <style:text-properties fo:color="#000000" style:font-name="Microsoft YaHei" fo:font-size="13pt" fo:font-weight="bold" style:font-size-asian="11.3500003814697pt" style:font-weight-asian="bold" style:font-size-complex="13pt" style:font-weight-complex="bold"/>
    </style:style>
    <style:style style:name="P45" style:family="paragraph" style:parent-style-name="Standard" style:list-style-name="L1">
      <style:text-properties fo:color="#000000" style:font-name="Microsoft YaHei" fo:font-size="10.5pt" fo:font-weight="normal" style:font-size-asian="10.5pt" style:font-weight-asian="normal" style:font-size-complex="10.5pt" style:font-weight-complex="normal"/>
    </style:style>
    <style:style style:name="P46" style:family="paragraph" style:parent-style-name="Standard" style:list-style-name="L1">
      <style:paragraph-properties>
        <style:tab-stops>
          <style:tab-stop style:position="0.1201in"/>
        </style:tab-stops>
      </style:paragraph-properties>
      <style:text-properties fo:color="#000000" style:font-name="Microsoft YaHei" fo:font-size="10.5pt" fo:font-weight="bold" style:font-size-asian="10.5pt" style:font-weight-asian="bold" style:font-size-complex="10.5pt" style:font-weight-complex="bold"/>
    </style:style>
    <style:style style:name="P47" style:family="paragraph" style:parent-style-name="Standard" style:list-style-name="L24">
      <style:paragraph-properties>
        <style:tab-stops>
          <style:tab-stop style:position="0.1201in"/>
        </style:tab-stops>
      </style:paragraph-properties>
      <style:text-properties fo:color="#000000" style:font-name="Microsoft YaHei" fo:font-size="10.5pt" fo:font-weight="bold" style:font-size-asian="10.5pt" style:font-weight-asian="bold" style:font-size-complex="10.5pt" style:font-weight-complex="bold"/>
    </style:style>
    <style:style style:name="P48" style:family="paragraph" style:parent-style-name="Standard" style:list-style-name="L1">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49" style:family="paragraph" style:parent-style-name="Standard" style:list-style-name="L2">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0" style:family="paragraph" style:parent-style-name="Standard" style:list-style-name="L3">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1" style:family="paragraph" style:parent-style-name="Standard" style:list-style-name="L5">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2" style:family="paragraph" style:parent-style-name="Standard" style:list-style-name="L6">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3" style:family="paragraph" style:parent-style-name="Standard" style:list-style-name="L8">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4" style:family="paragraph" style:parent-style-name="Standard" style:list-style-name="L7">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5" style:family="paragraph" style:parent-style-name="Standard" style:list-style-name="L30">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6" style:family="paragraph" style:parent-style-name="Standard" style:list-style-name="L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7" style:family="paragraph" style:parent-style-name="Standard" style:list-style-name="L3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8" style:family="paragraph" style:parent-style-name="Standard" style:list-style-name="L37">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59" style:family="paragraph" style:parent-style-name="Standard" style:list-style-name="L3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60" style:family="paragraph" style:parent-style-name="Standard" style:list-style-name="L45">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61" style:family="paragraph" style:parent-style-name="Standard" style:list-style-name="L4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62" style:family="paragraph" style:parent-style-name="Standard" style:list-style-name="L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63" style:family="paragraph" style:parent-style-name="Standard" style:list-style-name="L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64" style:family="paragraph" style:parent-style-name="Standard" style:list-style-name="L10">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65" style:family="paragraph" style:parent-style-name="Standard" style:list-style-name="L13">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66" style:family="paragraph" style:parent-style-name="Standard" style:list-style-name="L20">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67" style:family="paragraph" style:parent-style-name="Standard" style:list-style-name="L2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68" style:family="paragraph" style:parent-style-name="Standard" style:list-style-name="L23">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69" style:family="paragraph" style:parent-style-name="Standard" style:list-style-name="L1">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0" style:family="paragraph" style:parent-style-name="Standard" style:list-style-name="L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1" style:family="paragraph" style:parent-style-name="Standard" style:list-style-name="L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2" style:family="paragraph" style:parent-style-name="Standard" style:list-style-name="L23">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3" style:family="paragraph" style:parent-style-name="Standard" style:list-style-name="L32">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4" style:family="paragraph" style:parent-style-name="Standard" style:list-style-name="L3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5" style:family="paragraph" style:parent-style-name="Standard" style:list-style-name="L40">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6" style:family="paragraph" style:parent-style-name="Standard" style:list-style-name="L42">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7" style:family="paragraph" style:parent-style-name="Standard" style:list-style-name="L45">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8" style:family="paragraph" style:parent-style-name="Standard" style:list-style-name="L4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79" style:family="paragraph" style:parent-style-name="Standard" style:list-style-name="L39">
      <style:paragraph-properties fo:text-align="start" style:justify-single-word="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normal" style:font-size-complex="10.5pt" style:font-weight-complex="normal"/>
    </style:style>
    <style:style style:name="P80" style:family="paragraph" style:parent-style-name="Standard" style:list-style-name="L1">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81" style:family="paragraph" style:parent-style-name="Standard" style:list-style-name="L1">
      <style:paragraph-properties>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82" style:family="paragraph" style:parent-style-name="Standard"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83" style:family="paragraph" style:parent-style-name="Standard" style:list-style-name="L1">
      <style:paragraph-properties>
        <style:tab-stops>
          <style:tab-stop style:position="0.1201in"/>
        </style:tab-stops>
      </style:paragraph-properties>
      <style:text-properties fo:font-variant="normal" fo:text-transform="none" fo:color="#000000" style:font-name="Microsoft YaHei" fo:font-size="13pt" fo:letter-spacing="normal" fo:font-style="normal" fo:font-weight="normal" style:font-size-asian="11.3500003814697pt" style:font-weight-asian="bold" style:font-size-complex="13pt" style:font-weight-complex="bold"/>
    </style:style>
    <style:style style:name="P84" style:family="paragraph" style:parent-style-name="Standard" style:list-style-name="L4"/>
    <style:style style:name="P85" style:family="paragraph" style:parent-style-name="Standard" style:list-style-name="L7"/>
    <style:style style:name="P86" style:family="paragraph" style:parent-style-name="Standard" style:list-style-name="L1">
      <style:paragraph-properties>
        <style:tab-stops>
          <style:tab-stop style:position="0.1201in"/>
        </style:tab-stops>
      </style:paragraph-properties>
    </style:style>
    <style:style style:name="P87" style:family="paragraph" style:parent-style-name="Standard" style:list-style-name="L9">
      <style:paragraph-properties>
        <style:tab-stops>
          <style:tab-stop style:position="0.1201in"/>
        </style:tab-stops>
      </style:paragraph-properties>
    </style:style>
    <style:style style:name="P88" style:family="paragraph" style:parent-style-name="Standard" style:list-style-name="L11">
      <style:paragraph-properties>
        <style:tab-stops>
          <style:tab-stop style:position="0.1201in"/>
        </style:tab-stops>
      </style:paragraph-properties>
    </style:style>
    <style:style style:name="P89" style:family="paragraph" style:parent-style-name="Standard" style:list-style-name="L12">
      <style:paragraph-properties>
        <style:tab-stops>
          <style:tab-stop style:position="0.1201in"/>
        </style:tab-stops>
      </style:paragraph-properties>
    </style:style>
    <style:style style:name="P90" style:family="paragraph" style:parent-style-name="Standard" style:list-style-name="L14">
      <style:paragraph-properties>
        <style:tab-stops>
          <style:tab-stop style:position="0.1201in"/>
        </style:tab-stops>
      </style:paragraph-properties>
    </style:style>
    <style:style style:name="P91" style:family="paragraph" style:parent-style-name="Standard" style:list-style-name="L19">
      <style:paragraph-properties>
        <style:tab-stops>
          <style:tab-stop style:position="0.1201in"/>
        </style:tab-stops>
      </style:paragraph-properties>
    </style:style>
    <style:style style:name="P92" style:family="paragraph" style:parent-style-name="Standard" style:list-style-name="L22">
      <style:paragraph-properties>
        <style:tab-stops>
          <style:tab-stop style:position="0.1201in"/>
        </style:tab-stops>
      </style:paragraph-properties>
    </style:style>
    <style:style style:name="P93" style:family="paragraph" style:parent-style-name="Standard" style:list-style-name="L23">
      <style:paragraph-properties>
        <style:tab-stops>
          <style:tab-stop style:position="0.1201in"/>
        </style:tab-stops>
      </style:paragraph-properties>
    </style:style>
    <style:style style:name="P94" style:family="paragraph" style:parent-style-name="Standard" style:list-style-name="L25">
      <style:paragraph-properties>
        <style:tab-stops>
          <style:tab-stop style:position="0.1201in"/>
        </style:tab-stops>
      </style:paragraph-properties>
    </style:style>
    <style:style style:name="P95" style:family="paragraph" style:parent-style-name="Standard" style:list-style-name="L26">
      <style:paragraph-properties>
        <style:tab-stops>
          <style:tab-stop style:position="0.1201in"/>
        </style:tab-stops>
      </style:paragraph-properties>
    </style:style>
    <style:style style:name="P96" style:family="paragraph" style:parent-style-name="Standard" style:list-style-name="L27">
      <style:paragraph-properties>
        <style:tab-stops>
          <style:tab-stop style:position="0.1201in"/>
        </style:tab-stops>
      </style:paragraph-properties>
    </style:style>
    <style:style style:name="P97" style:family="paragraph" style:parent-style-name="Standard" style:list-style-name="L28">
      <style:paragraph-properties>
        <style:tab-stops>
          <style:tab-stop style:position="0.1201in"/>
        </style:tab-stops>
      </style:paragraph-properties>
    </style:style>
    <style:style style:name="P98" style:family="paragraph" style:parent-style-name="Standard" style:list-style-name="L29">
      <style:paragraph-properties>
        <style:tab-stops>
          <style:tab-stop style:position="0.1201in"/>
        </style:tab-stops>
      </style:paragraph-properties>
    </style:style>
    <style:style style:name="P99" style:family="paragraph" style:parent-style-name="Standard" style:list-style-name="L30">
      <style:paragraph-properties>
        <style:tab-stops>
          <style:tab-stop style:position="0.1201in"/>
        </style:tab-stops>
      </style:paragraph-properties>
    </style:style>
    <style:style style:name="P100" style:family="paragraph" style:parent-style-name="Standard" style:list-style-name="L31">
      <style:paragraph-properties>
        <style:tab-stops>
          <style:tab-stop style:position="0.1201in"/>
        </style:tab-stops>
      </style:paragraph-properties>
    </style:style>
    <style:style style:name="P101" style:family="paragraph" style:parent-style-name="Standard" style:list-style-name="L33">
      <style:paragraph-properties>
        <style:tab-stops>
          <style:tab-stop style:position="0.1201in"/>
        </style:tab-stops>
      </style:paragraph-properties>
    </style:style>
    <style:style style:name="P102" style:family="paragraph" style:parent-style-name="Standard" style:list-style-name="L34">
      <style:paragraph-properties>
        <style:tab-stops>
          <style:tab-stop style:position="0.1201in"/>
        </style:tab-stops>
      </style:paragraph-properties>
    </style:style>
    <style:style style:name="P103" style:family="paragraph" style:parent-style-name="Standard" style:list-style-name="L35">
      <style:paragraph-properties>
        <style:tab-stops>
          <style:tab-stop style:position="0.1201in"/>
        </style:tab-stops>
      </style:paragraph-properties>
    </style:style>
    <style:style style:name="P104" style:family="paragraph" style:parent-style-name="Standard" style:list-style-name="L36">
      <style:paragraph-properties>
        <style:tab-stops>
          <style:tab-stop style:position="0.1201in"/>
        </style:tab-stops>
      </style:paragraph-properties>
    </style:style>
    <style:style style:name="P105" style:family="paragraph" style:parent-style-name="Standard" style:list-style-name="L37">
      <style:paragraph-properties>
        <style:tab-stops>
          <style:tab-stop style:position="0.1201in"/>
        </style:tab-stops>
      </style:paragraph-properties>
    </style:style>
    <style:style style:name="P106" style:family="paragraph" style:parent-style-name="Standard" style:list-style-name="L38">
      <style:paragraph-properties>
        <style:tab-stops>
          <style:tab-stop style:position="0.1201in"/>
        </style:tab-stops>
      </style:paragraph-properties>
    </style:style>
    <style:style style:name="P107" style:family="paragraph" style:parent-style-name="Standard" style:list-style-name="L39">
      <style:paragraph-properties>
        <style:tab-stops>
          <style:tab-stop style:position="0.1201in"/>
        </style:tab-stops>
      </style:paragraph-properties>
    </style:style>
    <style:style style:name="P108" style:family="paragraph" style:parent-style-name="Standard" style:list-style-name="L42">
      <style:paragraph-properties>
        <style:tab-stops>
          <style:tab-stop style:position="0.1201in"/>
        </style:tab-stops>
      </style:paragraph-properties>
    </style:style>
    <style:style style:name="P109" style:family="paragraph" style:parent-style-name="Standard" style:list-style-name="L43">
      <style:paragraph-properties>
        <style:tab-stops>
          <style:tab-stop style:position="0.1201in"/>
        </style:tab-stops>
      </style:paragraph-properties>
    </style:style>
    <style:style style:name="P110" style:family="paragraph" style:parent-style-name="Standard" style:list-style-name="L44">
      <style:paragraph-properties>
        <style:tab-stops>
          <style:tab-stop style:position="0.1201in"/>
        </style:tab-stops>
      </style:paragraph-properties>
    </style:style>
    <style:style style:name="P111" style:family="paragraph" style:parent-style-name="Standard" style:list-style-name="L45">
      <style:paragraph-properties>
        <style:tab-stops>
          <style:tab-stop style:position="0.1201in"/>
        </style:tab-stops>
      </style:paragraph-properties>
    </style:style>
    <style:style style:name="P112" style:family="paragraph" style:parent-style-name="Standard" style:list-style-name="L46">
      <style:paragraph-properties>
        <style:tab-stops>
          <style:tab-stop style:position="0.1201in"/>
        </style:tab-stops>
      </style:paragraph-properties>
    </style:style>
    <style:style style:name="P113" style:family="paragraph" style:parent-style-name="Standard" style:list-style-name="L39">
      <style:paragraph-properties fo:text-align="center" style:justify-single-word="false">
        <style:tab-stops>
          <style:tab-stop style:position="0.1201in"/>
        </style:tab-stops>
      </style:paragraph-properties>
    </style:style>
    <style:style style:name="P114" style:family="paragraph" style:parent-style-name="Standard" style:list-style-name="L39">
      <style:paragraph-properties fo:text-align="start" style:justify-single-word="false">
        <style:tab-stops>
          <style:tab-stop style:position="0.1201in"/>
        </style:tab-stops>
      </style:paragraph-properties>
    </style:style>
    <style:style style:name="P115" style:family="paragraph" style:parent-style-name="Standard" style:list-style-name="L1">
      <style:paragraph-properties fo:margin-left="0.4925in" fo:margin-right="0in" fo:text-indent="0in" style:auto-text-indent="false">
        <style:tab-stops>
          <style:tab-stop style:position="0.1201in"/>
        </style:tab-stops>
      </style:paragraph-properties>
    </style:style>
    <style:style style:name="P116" style:family="paragraph" style:parent-style-name="Standard"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17" style:family="paragraph" style:parent-style-name="Standard"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18" style:family="paragraph" style:parent-style-name="Standard" style:list-style-name="L1">
      <style:paragraph-properties fo:margin-left="0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19" style:family="paragraph" style:parent-style-name="Preformatted_20_Text" style:list-style-name="L15">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0" style:family="paragraph" style:parent-style-name="Preformatted_20_Text" style:list-style-name="L1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1" style:family="paragraph" style:parent-style-name="Preformatted_20_Text" style:list-style-name="L17">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2" style:family="paragraph" style:parent-style-name="Preformatted_20_Text" style:list-style-name="L18">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3" style:family="paragraph" style:parent-style-name="Preformatted_20_Text" style:list-style-name="L3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4" style:family="paragraph" style:parent-style-name="Preformatted_20_Text" style:list-style-name="L4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5" style:family="paragraph" style:parent-style-name="Preformatted_20_Text" style:list-style-name="L4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6" style:family="paragraph" style:parent-style-name="Preformatted_20_Text" style:list-style-name="L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7" style:family="paragraph" style:parent-style-name="Preformatted_20_Text" style:list-style-name="L5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8" style:family="paragraph" style:parent-style-name="Preformatted_20_Text" style:list-style-name="L6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29" style:family="paragraph" style:parent-style-name="Preformatted_20_Text" style:list-style-name="L64">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0" style:family="paragraph" style:parent-style-name="Preformatted_20_Text" style:list-style-name="L6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1"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2" style:family="paragraph" style:parent-style-name="Preformatted_20_Text" style:list-style-name="L6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3" style:family="paragraph" style:parent-style-name="Preformatted_20_Text" style:list-style-name="L6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4" style:family="paragraph" style:parent-style-name="Preformatted_20_Text" style:list-style-name="L7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5" style:family="paragraph" style:parent-style-name="Preformatted_20_Text" style:list-style-name="L87">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6" style:family="paragraph" style:parent-style-name="Preformatted_20_Text" style:list-style-name="L8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7" style:family="paragraph" style:parent-style-name="Preformatted_20_Text" style:list-style-name="L9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8" style:family="paragraph" style:parent-style-name="Preformatted_20_Text" style:list-style-name="L97">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39" style:family="paragraph" style:parent-style-name="Preformatted_20_Text" style:list-style-name="L9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0" style:family="paragraph" style:parent-style-name="Preformatted_20_Text" style:list-style-name="L10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1" style:family="paragraph" style:parent-style-name="Preformatted_20_Text" style:list-style-name="L10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2" style:family="paragraph" style:parent-style-name="Preformatted_20_Text" style:list-style-name="L11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3" style:family="paragraph" style:parent-style-name="Preformatted_20_Text" style:list-style-name="L116">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4" style:family="paragraph" style:parent-style-name="Preformatted_20_Text" style:list-style-name="L117">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5" style:family="paragraph" style:parent-style-name="Preformatted_20_Text" style:list-style-name="L11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6" style:family="paragraph" style:parent-style-name="Preformatted_20_Text" style:list-style-name="L11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7" style:family="paragraph" style:parent-style-name="Preformatted_20_Text" style:list-style-name="L12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8" style:family="paragraph" style:parent-style-name="Preformatted_20_Text" style:list-style-name="L12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49" style:family="paragraph" style:parent-style-name="Preformatted_20_Text" style:list-style-name="L122">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0" style:family="paragraph" style:parent-style-name="Preformatted_20_Text" style:list-style-name="L123">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1" style:family="paragraph" style:parent-style-name="Preformatted_20_Text" style:list-style-name="L12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2" style:family="paragraph" style:parent-style-name="Preformatted_20_Text" style:list-style-name="L127">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3" style:family="paragraph" style:parent-style-name="Preformatted_20_Text" style:list-style-name="L12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4" style:family="paragraph" style:parent-style-name="Preformatted_20_Text" style:list-style-name="L12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5" style:family="paragraph" style:parent-style-name="Preformatted_20_Text" style:list-style-name="L13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6" style:family="paragraph" style:parent-style-name="Preformatted_20_Text" style:list-style-name="L13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7" style:family="paragraph" style:parent-style-name="Preformatted_20_Text" style:list-style-name="L132">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8" style:family="paragraph" style:parent-style-name="Preformatted_20_Text" style:list-style-name="L13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59" style:family="paragraph" style:parent-style-name="Preformatted_20_Text" style:list-style-name="L136">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0" style:family="paragraph" style:parent-style-name="Preformatted_20_Text" style:list-style-name="L137">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1" style:family="paragraph" style:parent-style-name="Preformatted_20_Text" style:list-style-name="L13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2" style:family="paragraph" style:parent-style-name="Preformatted_20_Text" style:list-style-name="L13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3" style:family="paragraph" style:parent-style-name="Preformatted_20_Text" style:list-style-name="L14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4" style:family="paragraph" style:parent-style-name="Preformatted_20_Text" style:list-style-name="L14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5" style:family="paragraph" style:parent-style-name="Preformatted_20_Text" style:list-style-name="L142">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6" style:family="paragraph" style:parent-style-name="Preformatted_20_Text" style:list-style-name="L143">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7" style:family="paragraph" style:parent-style-name="Preformatted_20_Text" style:list-style-name="L144">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8" style:family="paragraph" style:parent-style-name="Preformatted_20_Text" style:list-style-name="L14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69" style:family="paragraph" style:parent-style-name="Preformatted_20_Text" style:list-style-name="L146">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0" style:family="paragraph" style:parent-style-name="Preformatted_20_Text" style:list-style-name="L14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1" style:family="paragraph" style:parent-style-name="Preformatted_20_Text" style:list-style-name="L14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2" style:family="paragraph" style:parent-style-name="Preformatted_20_Text" style:list-style-name="L15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3" style:family="paragraph" style:parent-style-name="Preformatted_20_Text" style:list-style-name="L15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4" style:family="paragraph" style:parent-style-name="Preformatted_20_Text" style:list-style-name="L152">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5" style:family="paragraph" style:parent-style-name="Preformatted_20_Text" style:list-style-name="L153">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6" style:family="paragraph" style:parent-style-name="Preformatted_20_Text" style:list-style-name="L154">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7" style:family="paragraph" style:parent-style-name="Preformatted_20_Text" style:list-style-name="L15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8" style:family="paragraph" style:parent-style-name="Preformatted_20_Text" style:list-style-name="L156">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79" style:family="paragraph" style:parent-style-name="Preformatted_20_Text" style:list-style-name="L157">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0" style:family="paragraph" style:parent-style-name="Preformatted_20_Text" style:list-style-name="L15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1" style:family="paragraph" style:parent-style-name="Preformatted_20_Text" style:list-style-name="L15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2" style:family="paragraph" style:parent-style-name="Preformatted_20_Text" style:list-style-name="L16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3" style:family="paragraph" style:parent-style-name="Preformatted_20_Text" style:list-style-name="L16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4" style:family="paragraph" style:parent-style-name="Preformatted_20_Text" style:list-style-name="L162">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5" style:family="paragraph" style:parent-style-name="Preformatted_20_Text" style:list-style-name="L163">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6" style:family="paragraph" style:parent-style-name="Preformatted_20_Text" style:list-style-name="L16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187" style:family="paragraph" style:parent-style-name="Preformatted_20_Text" style:list-style-name="L3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normal" style:font-size-complex="10.5pt" style:font-weight-complex="normal"/>
    </style:style>
    <style:style style:name="P188" style:family="paragraph" style:parent-style-name="Preformatted_20_Text" style:list-style-name="L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size-complex="10.5pt"/>
    </style:style>
    <style:style style:name="P189" style:family="paragraph" style:parent-style-name="Preformatted_20_Text" style:list-style-name="L132">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style-asian="normal" style:font-weight-asian="bold" style:font-size-complex="10.5pt" style:font-style-complex="normal" style:font-weight-complex="bold"/>
    </style:style>
    <style:style style:name="P190" style:family="paragraph" style:parent-style-name="Preformatted_20_Text" style:list-style-name="L39">
      <style:paragraph-properties fo:text-align="center" style:justify-single-word="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1" style:family="paragraph" style:parent-style-name="Preformatted_20_Text" style:list-style-name="L4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2" style:family="paragraph" style:parent-style-name="Preformatted_20_Text" style:list-style-name="L47">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3" style:family="paragraph" style:parent-style-name="Preformatted_20_Text" style:list-style-name="L50">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4" style:family="paragraph" style:parent-style-name="Preformatted_20_Text" style:list-style-name="L5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5" style:family="paragraph" style:parent-style-name="Preformatted_20_Text" style:list-style-name="L9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6"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7" style:family="paragraph" style:parent-style-name="Preformatted_20_Text" style:list-style-name="L9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8" style:family="paragraph" style:parent-style-name="Preformatted_20_Text" style:list-style-name="L10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199" style:family="paragraph" style:parent-style-name="Preformatted_20_Text" style:list-style-name="L102">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0" style:family="paragraph" style:parent-style-name="Preformatted_20_Text" style:list-style-name="L103">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1" style:family="paragraph" style:parent-style-name="Preformatted_20_Text" style:list-style-name="L104">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2" style:family="paragraph" style:parent-style-name="Preformatted_20_Text" style:list-style-name="L107">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3" style:family="paragraph" style:parent-style-name="Preformatted_20_Text" style:list-style-name="L108">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4" style:family="paragraph" style:parent-style-name="Preformatted_20_Text" style:list-style-name="L109">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5" style:family="paragraph" style:parent-style-name="Preformatted_20_Text" style:list-style-name="L113">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6" style:family="paragraph" style:parent-style-name="Preformatted_20_Text" style:list-style-name="L114">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7" style:family="paragraph" style:parent-style-name="Preformatted_20_Text" style:list-style-name="L116">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8" style:family="paragraph" style:parent-style-name="Preformatted_20_Text" style:list-style-name="L124">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09" style:family="paragraph" style:parent-style-name="Preformatted_20_Text" style:list-style-name="L126">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210" style:family="paragraph" style:parent-style-name="Preformatted_20_Text" style:list-style-name="L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211" style:family="paragraph" style:parent-style-name="Preformatted_20_Text" style:list-style-name="L54">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212" style:family="paragraph" style:parent-style-name="Preformatted_20_Text" style:list-style-name="L55">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213" style:family="paragraph" style:parent-style-name="Preformatted_20_Text" style:list-style-name="L58">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214" style:family="paragraph" style:parent-style-name="Preformatted_20_Text" style:list-style-name="L5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215" style:family="paragraph" style:parent-style-name="Preformatted_20_Text" style:list-style-name="L60">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216" style:family="paragraph" style:parent-style-name="Preformatted_20_Text" style:list-style-name="L1">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17" style:family="paragraph" style:parent-style-name="Preformatted_20_Text" style:list-style-name="L72">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18" style:family="paragraph" style:parent-style-name="Preformatted_20_Text" style:list-style-name="L73">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19" style:family="paragraph" style:parent-style-name="Preformatted_20_Text" style:list-style-name="L74">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0" style:family="paragraph" style:parent-style-name="Preformatted_20_Text" style:list-style-name="L76">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1" style:family="paragraph" style:parent-style-name="Preformatted_20_Text" style:list-style-name="L77">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2" style:family="paragraph" style:parent-style-name="Preformatted_20_Text" style:list-style-name="L78">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3" style:family="paragraph" style:parent-style-name="Preformatted_20_Text" style:list-style-name="L79">
      <style:paragraph-properties>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4" style:family="paragraph" style:parent-style-name="Preformatted_20_Text" style:list-style-name="L83">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5"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6" style:family="paragraph" style:parent-style-name="Preformatted_20_Text" style:list-style-name="L85">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7" style:family="paragraph" style:parent-style-name="Preformatted_20_Text" style:list-style-name="L86">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8" style:family="paragraph" style:parent-style-name="Preformatted_20_Text" style:list-style-name="L90">
      <style:paragraph-properties>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229" style:family="paragraph" style:parent-style-name="Preformatted_20_Text" style:list-style-name="L1">
      <style:paragraph-properties>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0" style:family="paragraph" style:parent-style-name="Preformatted_20_Text" style:list-style-name="L46">
      <style:paragraph-properties>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1" style:family="paragraph" style:parent-style-name="Preformatted_20_Text" style:list-style-name="L1">
      <style:paragraph-properties fo:text-align="center" style:justify-single-word="false">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2" style:family="paragraph" style:parent-style-name="Preformatted_20_Text" style:list-style-name="L1">
      <style:paragraph-properties fo:text-align="center" style:justify-single-word="false">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3" style:family="paragraph" style:parent-style-name="Preformatted_20_Text" style:list-style-name="L1">
      <style:paragraph-properties>
        <style:tab-stops>
          <style:tab-stop style:position="0.1201in"/>
          <style:tab-stop style:position="0.2126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4" style:family="paragraph" style:parent-style-name="Preformatted_20_Text">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5"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6" style:family="paragraph" style:parent-style-name="Preformatted_20_Text" style:list-style-name="L167">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7" style:family="paragraph" style:parent-style-name="Preformatted_20_Text" style:list-style-name="L168">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238"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3pt" style:font-weight-asian="bold" style:font-size-complex="13pt" style:font-weight-complex="bold"/>
    </style:style>
    <style:style style:name="P239" style:family="paragraph" style:parent-style-name="Preformatted_20_Text" style:list-style-name="L1">
      <style:paragraph-properties>
        <style:tab-stops>
          <style:tab-stop style:position="0.1201in"/>
        </style:tab-stops>
      </style:paragraph-properties>
      <style:text-properties fo:font-variant="normal" fo:text-transform="none" fo:color="#000000" style:font-name="Microsoft YaHei" fo:font-size="13pt" fo:letter-spacing="normal" fo:font-style="normal" fo:font-weight="normal" style:font-size-asian="11.3500003814697pt" style:font-weight-asian="bold" style:font-size-complex="13pt" style:font-weight-complex="bold"/>
    </style:style>
    <style:style style:name="P240"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normal" style:font-size-asian="11.3500003814697pt" style:font-weight-asian="bold" style:font-size-complex="13pt" style:font-weight-complex="bold"/>
    </style:style>
    <style:style style:name="P241" style:family="paragraph" style:parent-style-name="Preformatted_20_Text" style:list-style-name="L167">
      <style:paragraph-properties>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normal" style:font-size-asian="11.3500003814697pt" style:font-weight-asian="bold" style:font-size-complex="13pt" style:font-weight-complex="bold"/>
    </style:style>
    <style:style style:name="P242" style:family="paragraph" style:parent-style-name="Preformatted_20_Text" style:list-style-name="L1">
      <style:paragraph-properties fo:text-align="center" style:justify-single-word="false">
        <style:tab-stops>
          <style:tab-stop style:position="0.1201in"/>
        </style:tab-stops>
      </style:paragraph-properties>
      <style:text-properties fo:font-variant="normal" fo:text-transform="none" fo:color="#000000" style:font-name="Microsoft YaHei" fo:font-size="24pt" fo:letter-spacing="normal" fo:font-style="normal" fo:font-weight="bold" style:font-size-asian="24pt" style:font-weight-asian="bold" style:font-size-complex="24pt" style:font-weight-complex="bold"/>
    </style:style>
    <style:style style:name="P243" style:family="paragraph" style:parent-style-name="Preformatted_20_Text" style:list-style-name="L1">
      <style:paragraph-properties fo:text-align="center" style:justify-single-word="false">
        <style:tab-stops>
          <style:tab-stop style:position="0.1201in"/>
          <style:tab-stop style:position="0.2055in"/>
        </style:tab-stops>
      </style:paragraph-properties>
      <style:text-properties fo:font-variant="normal" fo:text-transform="none" fo:color="#000000" style:font-name="Microsoft YaHei" fo:font-size="24pt" fo:letter-spacing="normal" fo:font-style="normal" fo:font-weight="bold" style:font-size-asian="24pt" style:font-weight-asian="bold" style:font-size-complex="24pt" style:font-weight-complex="bold"/>
    </style:style>
    <style:style style:name="P244"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000000" style:font-name="Microsoft YaHei" fo:font-size="24pt" fo:letter-spacing="normal" fo:font-style="normal" fo:font-weight="bold" style:font-size-asian="24pt" style:font-weight-asian="bold" style:font-size-complex="24pt" style:font-weight-complex="bold"/>
    </style:style>
    <style:style style:name="P245" style:family="paragraph" style:parent-style-name="Preformatted_20_Text" style:list-style-name="L46">
      <style:paragraph-properties fo:text-align="start" style:justify-single-word="false">
        <style:tab-stops>
          <style:tab-stop style:position="0.1201in"/>
        </style:tab-stops>
      </style:paragraph-properties>
      <style:text-properties fo:font-variant="normal" fo:text-transform="none" fo:color="#000000" fo:letter-spacing="normal" fo:font-style="normal" fo:font-weight="normal"/>
    </style:style>
    <style:style style:name="P246" style:family="paragraph" style:parent-style-name="Preformatted_20_Text" style:list-style-name="L152">
      <style:paragraph-properties>
        <style:tab-stops>
          <style:tab-stop style:position="0.1201in"/>
          <style:tab-stop style:position="0.2055in"/>
        </style:tab-stops>
      </style:paragraph-properties>
      <style:text-properties fo:font-variant="normal" fo:text-transform="none" fo:color="#000000" fo:letter-spacing="normal" fo:font-style="normal" fo:font-weight="bold"/>
    </style:style>
    <style:style style:name="P247" style:family="paragraph" style:parent-style-name="Preformatted_20_Text" style:list-style-name="L1">
      <style:paragraph-properties>
        <style:tab-stops>
          <style:tab-stop style:position="0.1201in"/>
        </style:tab-stops>
      </style:paragraph-properties>
      <style:text-properties fo:font-variant="normal" fo:text-transform="none" fo:color="#ff0000" style:font-name="Microsoft YaHei" fo:font-size="10.5pt" fo:letter-spacing="normal" fo:font-style="normal" fo:font-weight="bold" style:font-size-asian="10.5pt" style:font-weight-asian="bold" style:font-size-complex="10.5pt" style:font-weight-complex="bold"/>
    </style:style>
    <style:style style:name="P248" style:family="paragraph" style:parent-style-name="Preformatted_20_Text" style:list-style-name="L1">
      <style:paragraph-properties>
        <style:tab-stops>
          <style:tab-stop style:position="0.1201in"/>
          <style:tab-stop style:position="0.2055in"/>
        </style:tab-stops>
      </style:paragraph-properties>
      <style:text-properties fo:font-variant="normal" fo:text-transform="none" fo:color="#ff0000" style:font-name="Microsoft YaHei" fo:font-size="10.5pt" fo:letter-spacing="normal" fo:font-style="normal" fo:font-weight="bold" style:font-size-asian="10.5pt" style:font-weight-asian="bold" style:font-size-complex="10.5pt" style:font-weight-complex="bold"/>
    </style:style>
    <style:style style:name="P249" style:family="paragraph" style:parent-style-name="Preformatted_20_Text" style:list-style-name="L46">
      <style:paragraph-properties>
        <style:tab-stops>
          <style:tab-stop style:position="0.1201in"/>
        </style:tab-stops>
      </style:paragraph-properties>
    </style:style>
    <style:style style:name="P250" style:family="paragraph" style:parent-style-name="Preformatted_20_Text" style:list-style-name="L48">
      <style:paragraph-properties>
        <style:tab-stops>
          <style:tab-stop style:position="0.1201in"/>
        </style:tab-stops>
      </style:paragraph-properties>
    </style:style>
    <style:style style:name="P251" style:family="paragraph" style:parent-style-name="Preformatted_20_Text" style:list-style-name="L49">
      <style:paragraph-properties>
        <style:tab-stops>
          <style:tab-stop style:position="0.1201in"/>
        </style:tab-stops>
      </style:paragraph-properties>
    </style:style>
    <style:style style:name="P252" style:family="paragraph" style:parent-style-name="Preformatted_20_Text" style:list-style-name="L1">
      <style:paragraph-properties>
        <style:tab-stops>
          <style:tab-stop style:position="0.1201in"/>
        </style:tab-stops>
      </style:paragraph-properties>
    </style:style>
    <style:style style:name="P253" style:family="paragraph" style:parent-style-name="Preformatted_20_Text" style:list-style-name="L51">
      <style:paragraph-properties>
        <style:tab-stops>
          <style:tab-stop style:position="0.1201in"/>
        </style:tab-stops>
      </style:paragraph-properties>
    </style:style>
    <style:style style:name="P254" style:family="paragraph" style:parent-style-name="Preformatted_20_Text" style:list-style-name="L52">
      <style:paragraph-properties>
        <style:tab-stops>
          <style:tab-stop style:position="0.1201in"/>
        </style:tab-stops>
      </style:paragraph-properties>
    </style:style>
    <style:style style:name="P255" style:family="paragraph" style:parent-style-name="Preformatted_20_Text" style:list-style-name="L53">
      <style:paragraph-properties>
        <style:tab-stops>
          <style:tab-stop style:position="0.1201in"/>
        </style:tab-stops>
      </style:paragraph-properties>
    </style:style>
    <style:style style:name="P256" style:family="paragraph" style:parent-style-name="Preformatted_20_Text" style:list-style-name="L56">
      <style:paragraph-properties>
        <style:tab-stops>
          <style:tab-stop style:position="0.1201in"/>
        </style:tab-stops>
      </style:paragraph-properties>
    </style:style>
    <style:style style:name="P257" style:family="paragraph" style:parent-style-name="Preformatted_20_Text" style:list-style-name="L57">
      <style:paragraph-properties>
        <style:tab-stops>
          <style:tab-stop style:position="0.1201in"/>
        </style:tab-stops>
      </style:paragraph-properties>
    </style:style>
    <style:style style:name="P258" style:family="paragraph" style:parent-style-name="Preformatted_20_Text" style:list-style-name="L58">
      <style:paragraph-properties>
        <style:tab-stops>
          <style:tab-stop style:position="0.1201in"/>
        </style:tab-stops>
      </style:paragraph-properties>
    </style:style>
    <style:style style:name="P259" style:family="paragraph" style:parent-style-name="Preformatted_20_Text" style:list-style-name="L59">
      <style:paragraph-properties>
        <style:tab-stops>
          <style:tab-stop style:position="0.1201in"/>
        </style:tab-stops>
      </style:paragraph-properties>
    </style:style>
    <style:style style:name="P260" style:family="paragraph" style:parent-style-name="Preformatted_20_Text" style:list-style-name="L60">
      <style:paragraph-properties>
        <style:tab-stops>
          <style:tab-stop style:position="0.1201in"/>
        </style:tab-stops>
      </style:paragraph-properties>
    </style:style>
    <style:style style:name="P261" style:family="paragraph" style:parent-style-name="Preformatted_20_Text" style:list-style-name="L61">
      <style:paragraph-properties>
        <style:tab-stops>
          <style:tab-stop style:position="0.1201in"/>
        </style:tab-stops>
      </style:paragraph-properties>
    </style:style>
    <style:style style:name="P262" style:family="paragraph" style:parent-style-name="Preformatted_20_Text" style:list-style-name="L62">
      <style:paragraph-properties>
        <style:tab-stops>
          <style:tab-stop style:position="0.1201in"/>
        </style:tab-stops>
      </style:paragraph-properties>
    </style:style>
    <style:style style:name="P263" style:family="paragraph" style:parent-style-name="Preformatted_20_Text" style:list-style-name="L63">
      <style:paragraph-properties>
        <style:tab-stops>
          <style:tab-stop style:position="0.1201in"/>
        </style:tab-stops>
      </style:paragraph-properties>
    </style:style>
    <style:style style:name="P264" style:family="paragraph" style:parent-style-name="Preformatted_20_Text" style:list-style-name="L66">
      <style:paragraph-properties>
        <style:tab-stops>
          <style:tab-stop style:position="0.1201in"/>
        </style:tab-stops>
      </style:paragraph-properties>
    </style:style>
    <style:style style:name="P265" style:family="paragraph" style:parent-style-name="Preformatted_20_Text" style:list-style-name="L71">
      <style:paragraph-properties>
        <style:tab-stops>
          <style:tab-stop style:position="0.1201in"/>
        </style:tab-stops>
      </style:paragraph-properties>
    </style:style>
    <style:style style:name="P266" style:family="paragraph" style:parent-style-name="Preformatted_20_Text" style:list-style-name="L72">
      <style:paragraph-properties>
        <style:tab-stops>
          <style:tab-stop style:position="0.1201in"/>
        </style:tab-stops>
      </style:paragraph-properties>
    </style:style>
    <style:style style:name="P267" style:family="paragraph" style:parent-style-name="Preformatted_20_Text" style:list-style-name="L73">
      <style:paragraph-properties>
        <style:tab-stops>
          <style:tab-stop style:position="0.1201in"/>
        </style:tab-stops>
      </style:paragraph-properties>
    </style:style>
    <style:style style:name="P268" style:family="paragraph" style:parent-style-name="Preformatted_20_Text" style:list-style-name="L75">
      <style:paragraph-properties>
        <style:tab-stops>
          <style:tab-stop style:position="0.1201in"/>
        </style:tab-stops>
      </style:paragraph-properties>
    </style:style>
    <style:style style:name="P269" style:family="paragraph" style:parent-style-name="Preformatted_20_Text" style:list-style-name="L78">
      <style:paragraph-properties>
        <style:tab-stops>
          <style:tab-stop style:position="0.1201in"/>
        </style:tab-stops>
      </style:paragraph-properties>
    </style:style>
    <style:style style:name="P270" style:family="paragraph" style:parent-style-name="Preformatted_20_Text" style:list-style-name="L80">
      <style:paragraph-properties>
        <style:tab-stops>
          <style:tab-stop style:position="0.1201in"/>
        </style:tab-stops>
      </style:paragraph-properties>
    </style:style>
    <style:style style:name="P271" style:family="paragraph" style:parent-style-name="Preformatted_20_Text" style:list-style-name="L81">
      <style:paragraph-properties>
        <style:tab-stops>
          <style:tab-stop style:position="0.1201in"/>
        </style:tab-stops>
      </style:paragraph-properties>
    </style:style>
    <style:style style:name="P272" style:family="paragraph" style:parent-style-name="Preformatted_20_Text" style:list-style-name="L46">
      <style:paragraph-properties fo:text-align="start" style:justify-single-word="false">
        <style:tab-stops>
          <style:tab-stop style:position="0.1201in"/>
        </style:tab-stops>
      </style:paragraph-properties>
    </style:style>
    <style:style style:name="P273" style:family="paragraph" style:parent-style-name="Preformatted_20_Text" style:list-style-name="L1">
      <style:paragraph-properties>
        <style:tab-stops>
          <style:tab-stop style:position="0.1201in"/>
        </style:tab-stops>
      </style:paragraph-properties>
      <style:text-properties fo:color="#000000" style:font-name="Microsoft YaHei" fo:font-size="10.5pt" fo:font-weight="bold" style:font-size-asian="10.5pt" style:font-weight-asian="bold" style:font-size-complex="10.5pt" style:font-weight-complex="bold"/>
    </style:style>
    <style:style style:name="P274" style:family="paragraph" style:parent-style-name="Preformatted_20_Text" style:list-style-name="L133">
      <style:paragraph-properties>
        <style:tab-stops>
          <style:tab-stop style:position="0.1201in"/>
          <style:tab-stop style:position="0.2055in"/>
        </style:tab-stops>
      </style:paragraph-properties>
      <style:text-properties fo:color="#000000" style:font-name="Microsoft YaHei" fo:font-size="10.5pt" fo:font-style="normal" fo:font-weight="bold" style:font-size-asian="10.5pt" style:font-size-complex="10.5pt"/>
    </style:style>
    <style:style style:name="P275" style:family="paragraph" style:parent-style-name="Preformatted_20_Text" style:list-style-name="L134">
      <style:paragraph-properties>
        <style:tab-stops>
          <style:tab-stop style:position="0.1201in"/>
          <style:tab-stop style:position="0.2055in"/>
        </style:tab-stops>
      </style:paragraph-properties>
      <style:text-properties fo:color="#000000" style:font-name="Microsoft YaHei" fo:font-size="10.5pt" fo:font-style="normal" fo:font-weight="bold" style:font-size-asian="10.5pt" style:font-size-complex="10.5pt"/>
    </style:style>
    <style:style style:name="P276" style:family="paragraph" style:parent-style-name="Preformatted_20_Text" style:list-style-name="L1">
      <style:paragraph-properties>
        <style:tab-stops>
          <style:tab-stop style:position="0.1201in"/>
        </style:tab-stops>
      </style:paragraph-properties>
      <style:text-properties fo:font-weight="bold" style:font-weight-asian="bold" style:font-weight-complex="bold"/>
    </style:style>
    <style:style style:name="P277" style:family="paragraph" style:parent-style-name="Preformatted_20_Text" style:list-style-name="L1">
      <style:paragraph-properties>
        <style:tab-stops>
          <style:tab-stop style:position="0.1201in"/>
        </style:tab-stops>
      </style:paragraph-properties>
      <style:text-properties fo:font-weight="normal"/>
    </style:style>
    <style:style style:name="P278" style:family="paragraph" style:parent-style-name="Preformatted_20_Text" style:list-style-name="L67">
      <style:paragraph-properties>
        <style:tab-stops>
          <style:tab-stop style:position="0.1201in"/>
          <style:tab-stop style:position="0.2055in"/>
        </style:tab-stops>
      </style:paragraph-properties>
    </style:style>
    <style:style style:name="P279" style:family="paragraph" style:parent-style-name="Preformatted_20_Text" style:list-style-name="L82">
      <style:paragraph-properties>
        <style:tab-stops>
          <style:tab-stop style:position="0.1201in"/>
          <style:tab-stop style:position="0.2055in"/>
        </style:tab-stops>
      </style:paragraph-properties>
    </style:style>
    <style:style style:name="P280" style:family="paragraph" style:parent-style-name="Preformatted_20_Text" style:list-style-name="L84">
      <style:paragraph-properties>
        <style:tab-stops>
          <style:tab-stop style:position="0.1201in"/>
          <style:tab-stop style:position="0.2055in"/>
        </style:tab-stops>
      </style:paragraph-properties>
    </style:style>
    <style:style style:name="P281" style:family="paragraph" style:parent-style-name="Preformatted_20_Text" style:list-style-name="L1">
      <style:paragraph-properties>
        <style:tab-stops>
          <style:tab-stop style:position="0.1201in"/>
          <style:tab-stop style:position="0.2055in"/>
        </style:tab-stops>
      </style:paragraph-properties>
    </style:style>
    <style:style style:name="P282" style:family="paragraph" style:parent-style-name="Preformatted_20_Text" style:list-style-name="L86">
      <style:paragraph-properties>
        <style:tab-stops>
          <style:tab-stop style:position="0.1201in"/>
          <style:tab-stop style:position="0.2055in"/>
        </style:tab-stops>
      </style:paragraph-properties>
    </style:style>
    <style:style style:name="P283" style:family="paragraph" style:parent-style-name="Preformatted_20_Text" style:list-style-name="L89">
      <style:paragraph-properties>
        <style:tab-stops>
          <style:tab-stop style:position="0.1201in"/>
          <style:tab-stop style:position="0.2055in"/>
        </style:tab-stops>
      </style:paragraph-properties>
    </style:style>
    <style:style style:name="P284" style:family="paragraph" style:parent-style-name="Preformatted_20_Text" style:list-style-name="L90">
      <style:paragraph-properties>
        <style:tab-stops>
          <style:tab-stop style:position="0.1201in"/>
          <style:tab-stop style:position="0.2055in"/>
        </style:tab-stops>
      </style:paragraph-properties>
    </style:style>
    <style:style style:name="P285" style:family="paragraph" style:parent-style-name="Preformatted_20_Text" style:list-style-name="L91">
      <style:paragraph-properties>
        <style:tab-stops>
          <style:tab-stop style:position="0.1201in"/>
          <style:tab-stop style:position="0.2055in"/>
        </style:tab-stops>
      </style:paragraph-properties>
    </style:style>
    <style:style style:name="P286" style:family="paragraph" style:parent-style-name="Preformatted_20_Text" style:list-style-name="L92">
      <style:paragraph-properties>
        <style:tab-stops>
          <style:tab-stop style:position="0.1201in"/>
          <style:tab-stop style:position="0.2055in"/>
        </style:tab-stops>
      </style:paragraph-properties>
    </style:style>
    <style:style style:name="P287" style:family="paragraph" style:parent-style-name="Preformatted_20_Text" style:list-style-name="L93">
      <style:paragraph-properties>
        <style:tab-stops>
          <style:tab-stop style:position="0.1201in"/>
          <style:tab-stop style:position="0.2055in"/>
        </style:tab-stops>
      </style:paragraph-properties>
    </style:style>
    <style:style style:name="P288" style:family="paragraph" style:parent-style-name="Preformatted_20_Text" style:list-style-name="L94">
      <style:paragraph-properties>
        <style:tab-stops>
          <style:tab-stop style:position="0.1201in"/>
          <style:tab-stop style:position="0.2055in"/>
        </style:tab-stops>
      </style:paragraph-properties>
    </style:style>
    <style:style style:name="P289" style:family="paragraph" style:parent-style-name="Preformatted_20_Text" style:list-style-name="L98">
      <style:paragraph-properties>
        <style:tab-stops>
          <style:tab-stop style:position="0.1201in"/>
          <style:tab-stop style:position="0.2055in"/>
        </style:tab-stops>
      </style:paragraph-properties>
    </style:style>
    <style:style style:name="P290" style:family="paragraph" style:parent-style-name="Preformatted_20_Text" style:list-style-name="L105">
      <style:paragraph-properties>
        <style:tab-stops>
          <style:tab-stop style:position="0.1201in"/>
          <style:tab-stop style:position="0.2055in"/>
        </style:tab-stops>
      </style:paragraph-properties>
    </style:style>
    <style:style style:name="P291" style:family="paragraph" style:parent-style-name="Preformatted_20_Text" style:list-style-name="L106">
      <style:paragraph-properties>
        <style:tab-stops>
          <style:tab-stop style:position="0.1201in"/>
          <style:tab-stop style:position="0.2055in"/>
        </style:tab-stops>
      </style:paragraph-properties>
    </style:style>
    <style:style style:name="P292" style:family="paragraph" style:parent-style-name="Preformatted_20_Text" style:list-style-name="L111">
      <style:paragraph-properties>
        <style:tab-stops>
          <style:tab-stop style:position="0.1201in"/>
          <style:tab-stop style:position="0.2055in"/>
        </style:tab-stops>
      </style:paragraph-properties>
    </style:style>
    <style:style style:name="P293" style:family="paragraph" style:parent-style-name="Preformatted_20_Text" style:list-style-name="L112">
      <style:paragraph-properties>
        <style:tab-stops>
          <style:tab-stop style:position="0.1201in"/>
          <style:tab-stop style:position="0.2055in"/>
        </style:tab-stops>
      </style:paragraph-properties>
    </style:style>
    <style:style style:name="P294" style:family="paragraph" style:parent-style-name="Preformatted_20_Text" style:list-style-name="L115">
      <style:paragraph-properties>
        <style:tab-stops>
          <style:tab-stop style:position="0.1201in"/>
          <style:tab-stop style:position="0.2055in"/>
        </style:tab-stops>
      </style:paragraph-properties>
    </style:style>
    <style:style style:name="P295" style:family="paragraph" style:parent-style-name="Preformatted_20_Text" style:list-style-name="L116">
      <style:paragraph-properties>
        <style:tab-stops>
          <style:tab-stop style:position="0.1201in"/>
          <style:tab-stop style:position="0.2055in"/>
        </style:tab-stops>
      </style:paragraph-properties>
    </style:style>
    <style:style style:name="P296" style:family="paragraph" style:parent-style-name="Preformatted_20_Text" style:list-style-name="L124">
      <style:paragraph-properties>
        <style:tab-stops>
          <style:tab-stop style:position="0.1201in"/>
          <style:tab-stop style:position="0.2055in"/>
        </style:tab-stops>
      </style:paragraph-properties>
    </style:style>
    <style:style style:name="P297" style:family="paragraph" style:parent-style-name="Preformatted_20_Text" style:list-style-name="L131">
      <style:paragraph-properties>
        <style:tab-stops>
          <style:tab-stop style:position="0.1201in"/>
          <style:tab-stop style:position="0.2055in"/>
        </style:tab-stops>
      </style:paragraph-properties>
    </style:style>
    <style:style style:name="P298" style:family="paragraph" style:parent-style-name="Preformatted_20_Text" style:list-style-name="L147">
      <style:paragraph-properties>
        <style:tab-stops>
          <style:tab-stop style:position="0.1201in"/>
          <style:tab-stop style:position="0.2055in"/>
        </style:tab-stops>
      </style:paragraph-properties>
    </style:style>
    <style:style style:name="P299" style:family="paragraph" style:parent-style-name="Preformatted_20_Text" style:list-style-name="L151">
      <style:paragraph-properties>
        <style:tab-stops>
          <style:tab-stop style:position="0.1201in"/>
          <style:tab-stop style:position="0.2055in"/>
        </style:tab-stops>
      </style:paragraph-properties>
    </style:style>
    <style:style style:name="P300" style:family="paragraph" style:parent-style-name="Preformatted_20_Text" style:list-style-name="L164">
      <style:paragraph-properties>
        <style:tab-stops>
          <style:tab-stop style:position="0.1201in"/>
          <style:tab-stop style:position="0.2055in"/>
        </style:tab-stops>
      </style:paragraph-properties>
    </style:style>
    <style:style style:name="P301" style:family="paragraph" style:parent-style-name="Preformatted_20_Text" style:list-style-name="L165">
      <style:paragraph-properties>
        <style:tab-stops>
          <style:tab-stop style:position="0.1201in"/>
          <style:tab-stop style:position="0.2055in"/>
        </style:tab-stops>
      </style:paragraph-properties>
    </style:style>
    <style:style style:name="P302" style:family="paragraph" style:parent-style-name="Preformatted_20_Text" style:list-style-name="L166">
      <style:paragraph-properties>
        <style:tab-stops>
          <style:tab-stop style:position="0.1201in"/>
          <style:tab-stop style:position="0.2055in"/>
        </style:tab-stops>
      </style:paragraph-properties>
    </style:style>
    <style:style style:name="P303" style:family="paragraph" style:parent-style-name="Preformatted_20_Text" style:list-style-name="L1">
      <style:paragraph-properties fo:text-align="center" style:justify-single-word="false">
        <style:tab-stops>
          <style:tab-stop style:position="0.1201in"/>
          <style:tab-stop style:position="0.2055in"/>
        </style:tab-stops>
      </style:paragraph-properties>
    </style:style>
    <style:style style:name="P304"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05" style:family="paragraph" style:parent-style-name="Preformatted_20_Text" style:list-style-name="L96">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06" style:family="paragraph" style:parent-style-name="Preformatted_20_Text" style:list-style-name="L1">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07"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size-complex="10.5pt"/>
    </style:style>
    <style:style style:name="P308" style:family="paragraph" style:parent-style-name="Preformatted_20_Text" style:list-style-name="L1">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style-asian="normal" style:font-weight-asian="bold" style:font-size-complex="10.5pt" style:font-style-complex="normal" style:font-weight-complex="bold"/>
    </style:style>
    <style:style style:name="P309"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310" style:family="paragraph" style:parent-style-name="Preformatted_20_Text" style:list-style-name="L1">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311"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312"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313"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314"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000000" fo:letter-spacing="normal" fo:font-style="normal" fo:font-weight="normal"/>
    </style:style>
    <style:style style:name="P315" style:family="paragraph" style:parent-style-name="Preformatted_20_Text" style:list-style-name="L1">
      <style:paragraph-properties fo:margin-left="0.4925in" fo:margin-right="0in" fo:text-indent="0in" style:auto-text-indent="false">
        <style:tab-stops>
          <style:tab-stop style:position="0.1201in"/>
        </style:tab-stops>
      </style:paragraph-properties>
      <style:text-properties fo:font-variant="normal" fo:text-transform="none" fo:color="#ff0000" style:font-name="Microsoft YaHei" fo:font-size="10.5pt" fo:letter-spacing="normal" fo:font-style="normal" fo:font-weight="bold" style:font-size-asian="10.5pt" style:font-weight-asian="bold" style:font-size-complex="10.5pt" style:font-weight-complex="bold"/>
    </style:style>
    <style:style style:name="P316" style:family="paragraph" style:parent-style-name="Preformatted_20_Text" style:list-style-name="L1">
      <style:paragraph-properties fo:margin-left="0.4925in" fo:margin-right="0in" fo:text-indent="0in" style:auto-text-indent="false">
        <style:tab-stops>
          <style:tab-stop style:position="0.1201in"/>
          <style:tab-stop style:position="0.2055in"/>
        </style:tab-stops>
      </style:paragraph-properties>
      <style:text-properties fo:font-variant="normal" fo:text-transform="none" fo:color="#800000" style:font-name="Microsoft YaHei" fo:font-size="10.5pt" fo:letter-spacing="normal" fo:font-style="normal" fo:font-weight="normal" style:font-size-asian="10.5pt" style:font-weight-asian="normal" style:font-size-complex="10.5pt" style:font-weight-complex="normal"/>
    </style:style>
    <style:style style:name="P317" style:family="paragraph" style:parent-style-name="Preformatted_20_Text" style:list-style-name="L1">
      <style:paragraph-properties fo:margin-left="0.4925in" fo:margin-right="0in" fo:text-indent="0in" style:auto-text-indent="false">
        <style:tab-stops>
          <style:tab-stop style:position="0.1201in"/>
        </style:tab-stops>
      </style:paragraph-properties>
    </style:style>
    <style:style style:name="P318" style:family="paragraph" style:parent-style-name="Preformatted_20_Text" style:list-style-name="L1">
      <style:paragraph-properties fo:margin-left="0.4925in" fo:margin-right="0in" fo:text-indent="0in" style:auto-text-indent="false">
        <style:tab-stops>
          <style:tab-stop style:position="0.1201in"/>
          <style:tab-stop style:position="0.2055in"/>
        </style:tab-stops>
      </style:paragraph-properties>
    </style:style>
    <style:style style:name="P319" style:family="paragraph" style:parent-style-name="Preformatted_20_Text" style:list-style-name="L148">
      <style:paragraph-properties fo:margin-left="0.4925in" fo:margin-right="0in" fo:text-indent="0in" style:auto-text-indent="false">
        <style:tab-stops>
          <style:tab-stop style:position="0.1201in"/>
          <style:tab-stop style:position="0.2055in"/>
        </style:tab-stops>
      </style:paragraph-properties>
    </style:style>
    <style:style style:name="P320" style:family="paragraph" style:parent-style-name="Preformatted_20_Text" style:list-style-name="L1">
      <style:paragraph-properties fo:margin-left="0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321" style:family="paragraph" style:parent-style-name="Preformatted_20_Text" style:list-style-name="L1">
      <style:paragraph-properties fo:margin-left="0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322" style:family="paragraph" style:parent-style-name="Preformatted_20_Text" style:list-style-name="L1">
      <style:paragraph-properties fo:margin-left="0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323" style:family="paragraph" style:parent-style-name="Preformatted_20_Text" style:list-style-name="L1">
      <style:paragraph-properties fo:margin-left="0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24" style:family="paragraph" style:parent-style-name="Preformatted_20_Text" style:list-style-name="L1">
      <style:paragraph-properties fo:margin-left="0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25" style:family="paragraph" style:parent-style-name="Preformatted_20_Text" style:list-style-name="L1">
      <style:paragraph-properties fo:margin-left="0in" fo:margin-right="0in" fo:text-indent="0in" style:auto-text-indent="false">
        <style:tab-stops>
          <style:tab-stop style:position="0.1201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326" style:family="paragraph" style:parent-style-name="Preformatted_20_Text" style:list-style-name="L1">
      <style:paragraph-properties fo:margin-left="0in" fo:margin-right="0in" fo:text-indent="0in" style:auto-text-indent="false">
        <style:tab-stops>
          <style:tab-stop style:position="0.1201in"/>
        </style:tab-stops>
      </style:paragraph-properties>
    </style:style>
    <style:style style:name="P327" style:family="paragraph" style:parent-style-name="Preformatted_20_Text" style:list-style-name="L1">
      <style:paragraph-properties fo:margin-left="0in" fo:margin-right="0in" fo:text-indent="0in" style:auto-text-indent="false">
        <style:tab-stops>
          <style:tab-stop style:position="0.1201in"/>
          <style:tab-stop style:position="0.2055in"/>
        </style:tab-stops>
      </style:paragraph-properties>
    </style:style>
    <style:style style:name="P328" style:family="paragraph" style:parent-style-name="Preformatted_20_Text" style:list-style-name="L1">
      <style:paragraph-properties fo:margin-left="0in" fo:margin-right="0in" fo:text-indent="-0.25in" style:auto-text-indent="false">
        <style:tab-stops>
          <style:tab-stop style:position="0.1201in"/>
        </style:tab-stops>
      </style:paragraph-properties>
    </style:style>
    <style:style style:name="P329" style:family="paragraph" style:parent-style-name="Preformatted_20_Text" style:list-style-name="L1">
      <style:paragraph-properties fo:margin-left="0in" fo:margin-right="0in" fo:text-indent="-0.25in" style:auto-text-indent="false">
        <style:tab-stops>
          <style:tab-stop style:position="0.1201in"/>
          <style:tab-stop style:position="0.2055in"/>
        </style:tab-stops>
      </style:paragraph-properties>
      <style:text-properties fo:font-variant="normal" fo:text-transform="none" fo:color="#000000" style:font-name="Microsoft YaHei" fo:font-size="13pt" fo:letter-spacing="normal" fo:font-style="normal" fo:font-weight="bold" style:font-size-asian="11.3500003814697pt" style:font-weight-asian="bold" style:font-size-complex="13pt" style:font-weight-complex="bold"/>
    </style:style>
    <style:style style:name="P330" style:family="paragraph" style:parent-style-name="Preformatted_20_Text" style:list-style-name="L1">
      <style:paragraph-properties fo:margin-left="0in" fo:margin-right="0in" fo:text-indent="-0.25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331" style:family="paragraph" style:parent-style-name="Preformatted_20_Text" style:list-style-name="L1">
      <style:paragraph-properties fo:margin-left="0in" fo:margin-right="0in" fo:text-indent="-0.25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332" style:family="paragraph" style:parent-style-name="Preformatted_20_Text" style:list-style-name="L1">
      <style:paragraph-properties fo:margin-left="0in" fo:margin-right="0in" fo:text-indent="-0.25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33" style:family="paragraph" style:parent-style-name="Preformatted_20_Text" style:list-style-name="L1">
      <style:paragraph-properties fo:margin-left="0in" fo:margin-right="0in" fo:text-indent="-0.25in" style:auto-text-indent="false">
        <style:tab-stops>
          <style:tab-stop style:position="0.1201in"/>
          <style:tab-stop style:position="0.2055in"/>
        </style:tab-stops>
      </style:paragraph-properties>
    </style:style>
    <style:style style:name="P334" style:family="paragraph" style:parent-style-name="Preformatted_20_Text" style:list-style-name="L1">
      <style:paragraph-properties fo:margin-left="0.4925in" fo:margin-right="0in" fo:text-indent="-0.25in" style:auto-text-indent="false">
        <style:tab-stops>
          <style:tab-stop style:position="0.1201in"/>
        </style:tab-stops>
      </style:paragraph-properties>
    </style:style>
    <style:style style:name="P335" style:family="paragraph" style:parent-style-name="Preformatted_20_Text" style:list-style-name="L1">
      <style:paragraph-properties fo:margin-left="0.4925in" fo:margin-right="0in" fo:text-indent="-0.25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336" style:family="paragraph" style:parent-style-name="Preformatted_20_Text" style:list-style-name="L1">
      <style:paragraph-properties fo:margin-left="0.4925in" fo:margin-right="0in" fo:text-indent="-0.25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337" style:family="paragraph" style:parent-style-name="Preformatted_20_Text" style:list-style-name="L1">
      <style:paragraph-properties fo:margin-left="0.4925in" fo:margin-right="0in" fo:text-indent="-0.25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P338" style:family="paragraph" style:parent-style-name="Preformatted_20_Text" style:list-style-name="L1">
      <style:paragraph-properties fo:margin-left="0.4925in" fo:margin-right="0in" fo:text-indent="-0.25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normal" style:font-size-asian="10.5pt" style:font-size-complex="10.5pt"/>
    </style:style>
    <style:style style:name="P339" style:family="paragraph" style:parent-style-name="Preformatted_20_Text" style:list-style-name="L1">
      <style:paragraph-properties fo:margin-left="0.4925in" fo:margin-right="0in" fo:text-indent="-0.25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40" style:family="paragraph" style:parent-style-name="Preformatted_20_Text" style:list-style-name="L1">
      <style:paragraph-properties fo:margin-left="0.4925in" fo:margin-right="0in" fo:text-indent="-0.25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P341" style:family="paragraph" style:parent-style-name="Preformatted_20_Text" style:list-style-name="L1">
      <style:paragraph-properties fo:margin-left="0.4925in" fo:margin-right="0in" fo:text-indent="-0.25in" style:auto-text-indent="false">
        <style:tab-stops>
          <style:tab-stop style:position="0.1201in"/>
        </style:tab-stops>
      </style:paragraph-properties>
      <style:text-properties fo:font-variant="normal" fo:text-transform="none" fo:color="#ff0000" style:font-name="Microsoft YaHei" fo:font-size="10.5pt" fo:letter-spacing="normal" fo:font-style="normal" fo:font-weight="bold" style:font-size-asian="10.5pt" style:font-weight-asian="bold" style:font-size-complex="10.5pt" style:font-weight-complex="bold"/>
    </style:style>
    <style:style style:name="P342" style:family="paragraph" style:parent-style-name="Preformatted_20_Text" style:list-style-name="L1">
      <style:paragraph-properties fo:margin-left="0.4925in" fo:margin-right="0in" fo:text-indent="-0.25in" style:auto-text-indent="false">
        <style:tab-stops>
          <style:tab-stop style:position="0.1201in"/>
          <style:tab-stop style:position="0.2055in"/>
        </style:tab-stops>
      </style:paragraph-properties>
      <style:text-properties fo:font-variant="normal" fo:text-transform="none" fo:color="#ff0000" style:font-name="Microsoft YaHei" fo:font-size="10.5pt" fo:letter-spacing="normal" fo:font-style="normal" fo:font-weight="bold" style:font-size-asian="10.5pt" style:font-weight-asian="bold" style:font-size-complex="10.5pt" style:font-weight-complex="bold"/>
    </style:style>
    <style:style style:name="P343" style:family="paragraph" style:parent-style-name="Preformatted_20_Text" style:list-style-name="L1">
      <style:paragraph-properties fo:margin-left="0.4925in" fo:margin-right="0in" fo:text-indent="-0.25in" style:auto-text-indent="false">
        <style:tab-stops>
          <style:tab-stop style:position="0.1201in"/>
          <style:tab-stop style:position="0.2055in"/>
        </style:tab-stops>
      </style:paragraph-properties>
    </style:style>
    <style:style style:name="P344" style:family="paragraph" style:parent-style-name="Preformatted_20_Text" style:list-style-name="L1">
      <style:paragraph-properties fo:margin-left="0.4925in" fo:margin-right="0in" fo:text-indent="-0.25in" style:auto-text-indent="false">
        <style:tab-stops>
          <style:tab-stop style:position="0.1201in"/>
          <style:tab-stop style:position="0.2055in"/>
        </style:tab-stops>
      </style:paragraph-properties>
      <style:text-properties fo:color="#000000" style:font-name="Microsoft YaHei" fo:font-size="10.5pt" style:font-size-asian="10.5pt" style:font-size-complex="10.5pt"/>
    </style:style>
    <style:style style:name="P345" style:family="paragraph" style:parent-style-name="Preformatted_20_Text" style:list-style-name="L1">
      <style:paragraph-properties fo:margin-left="0.9846in" fo:margin-right="0in" fo:text-indent="-0.25in" style:auto-text-indent="false">
        <style:tab-stops>
          <style:tab-stop style:position="0.1201in"/>
        </style:tab-stops>
      </style:paragraph-properties>
    </style:style>
    <style:style style:name="P346" style:family="paragraph" style:parent-style-name="Preformatted_20_Text" style:list-style-name="L1">
      <style:paragraph-properties fo:margin-left="0.9846in" fo:margin-right="0in" fo:text-indent="-0.25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347" style:family="paragraph" style:parent-style-name="Preformatted_20_Text" style:list-style-name="L1">
      <style:paragraph-properties fo:margin-left="0.9846in" fo:margin-right="0in" fo:text-indent="-0.25in" style:auto-text-indent="false">
        <style:tab-stops>
          <style:tab-stop style:position="0.1201in"/>
        </style:tab-stops>
      </style:paragraph-properties>
      <style:text-properties fo:font-variant="normal" fo:text-transform="none" fo:color="#ff0000" style:font-name="Microsoft YaHei" fo:font-size="10.5pt" fo:letter-spacing="normal" fo:font-style="normal" fo:font-weight="bold" style:font-size-asian="10.5pt" style:font-weight-asian="bold" style:font-size-complex="10.5pt" style:font-weight-complex="bold"/>
    </style:style>
    <style:style style:name="P348" style:family="paragraph" style:parent-style-name="Preformatted_20_Text" style:list-style-name="L86">
      <style:paragraph-properties fo:margin-left="0.9846in" fo:margin-right="0in" fo:text-indent="-0.25in" style:auto-text-indent="false">
        <style:tab-stops>
          <style:tab-stop style:position="0.1201in"/>
          <style:tab-stop style:position="0.2055in"/>
        </style:tab-stops>
      </style:paragraph-properties>
    </style:style>
    <style:style style:name="P349" style:family="paragraph" style:parent-style-name="Preformatted_20_Text" style:list-style-name="L1">
      <style:paragraph-properties fo:margin-left="0.2425in" fo:margin-right="0in" fo:text-indent="0in" style:auto-text-indent="false">
        <style:tab-stops>
          <style:tab-stop style:position="0.1201in"/>
        </style:tab-stops>
      </style:paragraph-properties>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P350" style:family="paragraph" style:parent-style-name="Preformatted_20_Text" style:list-style-name="L1">
      <style:paragraph-properties fo:margin-left="0.2425in" fo:margin-right="0in" fo:text-indent="0in" style:auto-text-indent="false">
        <style:tab-stops>
          <style:tab-stop style:position="0.1201in"/>
          <style:tab-stop style:position="0.2055in"/>
        </style:tab-stops>
      </style:paragraph-properties>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T1" style:family="text">
      <style:text-properties fo:font-style="normal" fo:font-weight="bold"/>
    </style:style>
    <style:style style:name="T2" style:family="text">
      <style:text-properties fo:font-style="normal" fo:font-weight="normal"/>
    </style:style>
    <style:style style:name="T3" style:family="text">
      <style:text-properties fo:color="#000000" style:font-name="Microsoft YaHei" fo:font-size="10.5pt" fo:font-weight="normal" style:font-size-asian="10.5pt" style:font-weight-asian="normal" style:font-size-complex="10.5pt" style:font-weight-complex="normal"/>
    </style:style>
    <style:style style:name="T4" style:family="text">
      <style:text-properties fo:color="#000000" style:font-name="Microsoft YaHei" fo:font-size="10.5pt" fo:font-weight="normal" style:font-size-asian="10.5pt" style:font-size-complex="10.5pt"/>
    </style:style>
    <style:style style:name="T5" style:family="text">
      <style:text-properties fo:color="#000000" style:font-name="Microsoft YaHei" fo:font-size="10.5pt" fo:font-weight="bold" style:font-size-asian="10.5pt" style:font-weight-asian="bold" style:font-size-complex="10.5pt" style:font-weight-complex="bold"/>
    </style:style>
    <style:style style:name="T6" style:family="text">
      <style:text-properties fo:color="#000000" style:font-name="Microsoft YaHei" fo:font-size="10.5pt" style:font-size-asian="10.5pt" style:font-size-complex="10.5pt"/>
    </style:style>
    <style:style style:name="T7" style:family="text">
      <style:text-properties fo:font-variant="normal" fo:text-transform="none" fo:color="#000000" style:font-name="Microsoft YaHei" fo:font-size="10.5pt" fo:letter-spacing="normal" fo:font-style="normal" fo:font-weight="normal" style:font-size-asian="10.5pt" style:font-weight-asian="normal" style:font-size-complex="10.5pt" style:font-weight-complex="normal"/>
    </style:style>
    <style:style style:name="T8" style:family="text">
      <style:text-properties fo:font-variant="normal" fo:text-transform="none" fo:color="#000000" style:font-name="Microsoft YaHei" fo:font-size="10.5pt" fo:letter-spacing="normal" fo:font-style="normal" fo:font-weight="normal" style:font-size-asian="10.5pt" style:font-size-complex="10.5pt"/>
    </style:style>
    <style:style style:name="T9" style:family="text">
      <style:text-properties fo:font-variant="normal" fo:text-transform="none" fo:color="#000000" style:font-name="Microsoft YaHei" fo:font-size="10.5pt" fo:letter-spacing="normal" fo:font-style="normal" fo:font-weight="normal" style:font-size-asian="10.5pt" style:font-weight-asian="bold" style:font-size-complex="10.5pt" style:font-weight-complex="bold"/>
    </style:style>
    <style:style style:name="T10" style:family="text">
      <style:text-properties fo:font-variant="normal" fo:text-transform="none" fo:color="#000000" style:font-name="Microsoft YaHei" fo:font-size="10.5pt" fo:letter-spacing="normal" fo:font-style="normal" fo:font-weight="normal" style:font-size-complex="10.5pt"/>
    </style:style>
    <style:style style:name="T11" style:family="text">
      <style:text-properties fo:font-variant="normal" fo:text-transform="none" fo:color="#000000" style:font-name="Microsoft YaHei" fo:font-size="10.5pt" fo:letter-spacing="normal" fo:font-style="normal" fo:font-weight="bold" style:font-size-asian="10.5pt" style:font-weight-asian="bold" style:font-size-complex="10.5pt" style:font-weight-complex="bold"/>
    </style:style>
    <style:style style:name="T12" style:family="text">
      <style:text-properties fo:font-variant="normal" fo:text-transform="none" fo:color="#000000" style:font-name="Microsoft YaHei" fo:font-size="10.5pt" fo:letter-spacing="normal" fo:font-style="normal" fo:font-weight="bold" style:font-size-asian="10.5pt" style:font-weight-asian="normal" style:font-size-complex="10.5pt" style:font-weight-complex="normal"/>
    </style:style>
    <style:style style:name="T13" style:family="text">
      <style:text-properties fo:font-variant="normal" fo:text-transform="none" fo:color="#000000" style:font-name="Microsoft YaHei" fo:font-size="10.5pt" fo:letter-spacing="normal" fo:font-style="normal" fo:font-weight="bold" style:font-size-asian="10.5pt" style:font-style-asian="normal" style:font-weight-asian="bold" style:font-size-complex="10.5pt" style:font-style-complex="normal" style:font-weight-complex="bold"/>
    </style:style>
    <style:style style:name="T14" style:family="text">
      <style:text-properties fo:font-variant="normal" fo:text-transform="none" fo:color="#000000" style:font-name="Microsoft YaHei" fo:font-size="10.5pt" fo:letter-spacing="normal" fo:font-style="normal" fo:font-weight="bold" style:font-weight-asian="bold" style:font-size-complex="10.5pt" style:font-weight-complex="bold"/>
    </style:style>
    <style:style style:name="T15" style:family="text">
      <style:text-properties fo:font-variant="normal" fo:text-transform="none" fo:color="#000000" style:font-name="Microsoft YaHei" fo:font-size="10.5pt" fo:letter-spacing="normal" fo:font-style="normal" style:font-size-asian="10.5pt" style:font-size-complex="10.5pt"/>
    </style:style>
    <style:style style:name="T16" style:family="text">
      <style:text-properties fo:font-variant="normal" fo:text-transform="none" fo:color="#000000" style:font-name="Microsoft YaHei" fo:font-size="10.5pt" fo:letter-spacing="normal" style:font-size-asian="10.5pt" style:font-size-complex="10.5pt"/>
    </style:style>
    <style:style style:name="T17" style:family="text">
      <style:text-properties fo:font-variant="normal" fo:text-transform="none" fo:color="#000000" style:font-name="Microsoft YaHei" fo:font-size="24pt" fo:letter-spacing="normal" fo:font-style="normal" fo:font-weight="bold" style:font-size-asian="24pt" style:font-weight-asian="bold" style:font-size-complex="24pt" style:font-weight-complex="bold"/>
    </style:style>
    <style:style style:name="T18" style:family="text">
      <style:text-properties fo:font-variant="normal" fo:text-transform="none" fo:color="#000000" style:font-name="Microsoft YaHei" fo:letter-spacing="normal" fo:font-style="normal"/>
    </style:style>
    <style:style style:name="T19" style:family="text">
      <style:text-properties fo:font-variant="normal" fo:text-transform="none" fo:color="#000000" style:font-name="Microsoft YaHei" fo:letter-spacing="normal" fo:font-style="normal" fo:font-weight="normal"/>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bold" style:font-weight-asian="bold" style:font-weight-complex="bold"/>
    </style:style>
    <style:style style:name="T23" style:family="text">
      <style:text-properties fo:font-variant="normal" fo:text-transform="none" fo:color="#000000" fo:letter-spacing="normal" fo:font-weight="bold" style:font-weight-asian="bold" style:font-weight-complex="bold"/>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color="#ff0000" style:font-name="Microsoft YaHei" fo:font-size="10.5pt" fo:letter-spacing="normal" fo:font-style="normal" fo:font-weight="bold" style:font-size-asian="10.5pt" style:font-weight-asian="bold" style:font-size-complex="10.5pt" style:font-weight-complex="bold"/>
    </style:style>
    <style:style style:name="T27" style:family="text">
      <style:text-properties fo:font-variant="normal" fo:text-transform="none" fo:color="#ff0000" style:font-name="Microsoft YaHei" fo:font-size="10.5pt" fo:letter-spacing="normal" fo:font-style="normal" fo:font-weight="bold" fo:background-color="transparent" style:font-size-asian="10.5pt" style:font-weight-asian="bold" style:font-size-complex="10.5pt" style:font-weight-complex="bold"/>
    </style:style>
    <style:style style:name="T28" style:family="text">
      <style:text-properties fo:font-variant="normal" fo:text-transform="none" fo:color="#ff0000" style:font-name="Microsoft YaHei" fo:font-size="10.5pt" fo:letter-spacing="normal" fo:font-style="normal" fo:font-weight="normal" style:font-size-asian="10.5pt" style:font-size-complex="10.5pt"/>
    </style:style>
    <style:style style:name="T29" style:family="text">
      <style:text-properties fo:font-variant="normal" fo:text-transform="none" fo:color="#ff0000" style:font-name="Microsoft YaHei" fo:font-size="10.5pt" fo:letter-spacing="normal" fo:font-style="normal" fo:font-weight="normal" style:font-size-asian="10.5pt" style:font-weight-asian="bold" style:font-size-complex="10.5pt" style:font-weight-complex="bold"/>
    </style:style>
    <style:style style:name="T30" style:family="text">
      <style:text-properties fo:font-variant="normal" fo:text-transform="none" fo:color="#ff0000" style:font-name="Microsoft YaHei" fo:font-size="10.5pt" fo:letter-spacing="normal" fo:font-style="normal" fo:font-weight="normal" style:font-size-asian="10.5pt" style:font-weight-asian="normal" style:font-size-complex="10.5pt" style:font-weight-complex="normal"/>
    </style:style>
    <style:style style:name="T31" style:family="text">
      <style:text-properties fo:font-variant="normal" fo:text-transform="none" fo:color="#b3b3b3" style:font-name="Microsoft YaHei" fo:font-size="10.5pt" fo:letter-spacing="normal" fo:font-style="normal" fo:font-weight="normal" style:font-size-asian="10.5pt" style:font-size-complex="10.5pt"/>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style:font-style-asian="normal" style:font-weight-asian="bold" style:font-style-complex="normal" style:font-weight-complex="bold"/>
    </style:style>
    <style:style style:name="T35" style:family="text">
      <style:text-properties style:font-name="Microsoft YaHei"/>
    </style:style>
    <style:style style:name="T36" style:family="text">
      <style:text-properties style:font-name="Microsoft YaHei" fo:font-size="13pt" style:font-size-asian="11.3500003814697pt" style:font-weight-asian="bold" style:font-size-complex="13pt" style:font-weight-complex="bold"/>
    </style:style>
    <style:style style:name="T37" style:family="text">
      <style:text-properties style:font-name="Microsoft YaHei" fo:font-size="10.5pt" fo:font-weight="bold" style:font-size-asian="10.5pt" style:font-weight-asian="bold" style:font-size-complex="10.5pt" style:font-weight-complex="bold"/>
    </style:style>
    <style:style style:name="T38" style:family="text">
      <style:text-properties style:font-name="Microsoft YaHei" fo:font-size="10.5pt" style:font-size-asian="10.5pt" style:font-weight-asian="bold" style:font-size-complex="10.5pt" style:font-weight-complex="bold"/>
    </style:style>
    <style:style style:name="T39" style:family="text">
      <style:text-properties style:font-name="Microsoft YaHei" fo:font-size="10.5pt" style:font-size-asian="10.5pt" style:font-weight-asian="normal" style:font-size-complex="10.5pt" style:font-weight-complex="normal"/>
    </style:style>
    <style:style style:name="T40" style:family="text">
      <style:text-properties style:font-name="Microsoft YaHei" fo:font-weight="normal"/>
    </style:style>
    <style:style style:name="T41" style:family="text">
      <style:text-properties fo:font-weight="normal"/>
    </style:style>
    <style:style style:name="T42" style:family="text">
      <style:text-properties fo:font-size="15pt" style:font-size-asian="15pt" style:font-size-complex="15pt"/>
    </style:style>
    <style:style style:name="T43" style:family="text">
      <style:text-properties fo:color="#ff0000"/>
    </style:style>
    <style:style style:name="T44" style:family="text">
      <style:text-properties fo:color="#ff0000" fo:font-weight="bold"/>
    </style:style>
    <style:style style:name="T45" style:family="text">
      <style:text-properties fo:color="#ff0000" fo:font-weight="bold" style:font-weight-asian="bold" style:font-weight-complex="bold"/>
    </style:style>
    <style:style style:name="T46" style:family="text">
      <style:text-properties fo:color="#ff0000" fo:font-weight="bold" style:font-style-asian="normal" style:font-weight-asian="bold" style:font-style-complex="normal" style:font-weight-complex="bold"/>
    </style:style>
    <style:style style:name="T47" style:family="text">
      <style:text-properties fo:color="#ff0000" style:font-weight-asian="bold" style:font-weight-complex="bold"/>
    </style:style>
    <style:style style:name="T48" style:family="text">
      <style:text-properties fo:font-size="24pt" style:font-size-asian="24pt" style:font-size-complex="24pt"/>
    </style:style>
    <style:style style:name="T49" style:family="text">
      <style:text-properties style:font-weight-asian="bold" style:font-weight-complex="bold"/>
    </style:style>
    <style:style style:name="T50" style:family="text">
      <style:text-properties fo:color="#800000"/>
    </style:style>
    <style:style style:name="T51" style:family="text">
      <style:text-properties fo:font-size="10.5pt" style:font-size-asian="10.5pt" style:font-size-complex="10.5pt"/>
    </style:style>
    <style:style style:name="T52" style:family="text">
      <style:text-properties fo:font-size="10.5pt" fo:font-weight="bold"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date style:data-style-name="N37" text:date-value="2012-09-08T19:45:37" text:fixed="true">09/08/12</text:date><text:tab/><text:tab/><text:tab/><text:tab/>Edited by: xuzhezhao <text:s text:c="16"/><text:tab/><text:tab/>Last edited: <text:date style:data-style-name="N37" text:date-value="2012-09-22T17:20:56.99" text:fixed="true">09/22/12</text:date></text:p>
      <text:p text:style-name="P2">VIM </text:p>
      <text:p text:style-name="P2">学习笔记</text:p>
      <text:p text:style-name="P22">Getting Started</text:p>
      <text:p text:style-name="P2"/>
      <text:list xml:id="list11301088241" text:style-name="L1">
        <text:list-item>
          <text:p text:style-name="P43">vimtutor</text:p>
          <text:p text:style-name="P45">The vim tutor.</text:p>
          <text:p text:style-name="P43"/>
        </text:list-item>
        <text:list-item>
          <text:p text:style-name="P43">gvim</text:p>
          <text:p text:style-name="P42"><text:span text:style-name="T7">The </text:span><text:span text:style-name="T7">gvim</text:span><text:span text:style-name="T7"> command causes the editor to create a new </text:span><text:span text:style-name="T7">window</text:span><text:span text:style-name="T7"> for editing. </text:span><text:span text:style-name="T25"><text:s/></text:span></text:p>
          <text:p text:style-name="P43"/>
        </text:list-item>
        <text:list-item>
          <text:p text:style-name="P43">vim</text:p>
          <text:p text:style-name="P42"><text:span text:style-name="T7">The editing occurs inside your command </text:span><text:span text:style-name="T7">window</text:span><text:span text:style-name="T7">. <text:s/></text:span></text:p>
          <text:p text:style-name="P43"/>
        </text:list-item>
        <text:list-item>
          <text:p text:style-name="P43">Mode</text:p>
          <text:p text:style-name="P48"><text:s text:c="3"/>The Vim editor is a <text:span text:style-name="T33">modal editor</text:span>. <text:s/>That means that the editor behaves</text:p>
          <text:p text:style-name="P48">differently, depending on which mode you are in. </text:p>
          <text:p text:style-name="P48"><text:s text:c="3"/>To be able to see what mode you are in, type this command:</text:p>
          <text:p text:style-name="P69"><text:s text:c="8"/>:set showmode</text:p>
          <text:p text:style-name="P43"/>
        </text:list-item>
        <text:list-item>
          <text:p text:style-name="P43">Moving around</text:p>
          <text:p text:style-name="P42"><text:span text:style-name="T7"><text:s text:c="8"/></text:span><text:span text:style-name="T7">h</text:span><text:span text:style-name="T7"> <text:s text:c="2"/>left <text:s text:c="47"/>*</text:span><text:bookmark text:name="hjkl"/><text:span text:style-name="T7">hjkl*</text:span></text:p>
          <text:p text:style-name="P42"><text:span text:style-name="T7"><text:s text:c="8"/></text:span><text:span text:style-name="T7">j</text:span><text:span text:style-name="T7"> <text:s text:c="2"/>down</text:span></text:p>
          <text:p text:style-name="P42"><text:span text:style-name="T7"><text:s text:c="8"/></text:span><text:span text:style-name="T7">k</text:span><text:span text:style-name="T7"> <text:s text:c="2"/>up</text:span></text:p>
          <text:p text:style-name="P42"><text:span text:style-name="T7"><text:s text:c="8"/></text:span><text:span text:style-name="T7">l</text:span><text:span text:style-name="T7"> <text:s text:c="2"/>right</text:span></text:p>
          <text:p text:style-name="P43"/>
        </text:list-item>
        <text:list-item>
          <text:p text:style-name="P43">Finding help</text:p>
          <text:p text:style-name="P48"><text:s text:c="4"/>Everything you always wanted to know can be found in the Vim help files. <text:s text:c="3"/></text:p>
        </text:list-item>
      </text:list>
      <text:list xml:id="list1376665724" text:style-name="L2">
        <text:list-item>
          <text:p text:style-name="P49">To get generic help use this command:</text:p>
        </text:list-item>
      </text:list>
      <text:list xml:id="list1904016787" text:continue-list="list11301088241" text:style-name="L1">
        <text:list-header>
          <text:p text:style-name="P48"><text:soft-page-break/><text:s text:c="2"/><text:span text:style-name="T33"><text:s text:c="6"/>:help</text:span></text:p>
        </text:list-header>
      </text:list>
      <text:list xml:id="list1045938837" text:style-name="L3">
        <text:list-item>
          <text:p text:style-name="P50">To get help on a given subject, use the following command:</text:p>
        </text:list-item>
      </text:list>
      <text:list xml:id="list1543401493" text:continue-list="list1904016787" text:style-name="L1">
        <text:list-header>
          <text:p text:style-name="P69"><text:s text:c="8"/>:help {subject}</text:p>
        </text:list-header>
      </text:list>
      <text:list xml:id="list1270179817" text:style-name="L4">
        <text:list-item>
          <text:p text:style-name="P84"><text:span text:style-name="T7">To get help on the "</text:span><text:span text:style-name="T7">x</text:span><text:span text:style-name="T7">" command, for example, enter the following:</text:span></text:p>
        </text:list-item>
      </text:list>
      <text:list xml:id="list1222522751" text:continue-list="list1543401493" text:style-name="L1">
        <text:list-header>
          <text:p text:style-name="P48"><text:s/><text:span text:style-name="T33"><text:s text:c="7"/>:help x</text:span></text:p>
        </text:list-header>
      </text:list>
      <text:list xml:id="list2085875546" text:style-name="L5">
        <text:list-item>
          <text:p text:style-name="P51">To find out how to delete text, use this command:</text:p>
        </text:list-item>
      </text:list>
      <text:list xml:id="list973154337" text:continue-list="list1222522751" text:style-name="L1">
        <text:list-header>
          <text:p text:style-name="P48"><text:s text:c="2"/><text:span text:style-name="T33"><text:s text:c="6"/>:help deleting</text:span></text:p>
        </text:list-header>
      </text:list>
      <text:list xml:id="list2160011185" text:style-name="L6">
        <text:list-item>
          <text:p text:style-name="P52">To get a complete index of all Vim commands, use the following command:</text:p>
        </text:list-item>
      </text:list>
      <text:list xml:id="list1477109215" text:continue-list="list973154337" text:style-name="L1">
        <text:list-header>
          <text:p text:style-name="P48"><text:s/><text:span text:style-name="T33"><text:s text:c="7"/>:help index</text:span></text:p>
        </text:list-header>
      </text:list>
      <text:list xml:id="list1397599689" text:style-name="L7">
        <text:list-item>
          <text:p text:style-name="P85"><text:span text:style-name="T7">When you need to get help for a </text:span><text:span text:style-name="T7">control</text:span><text:span text:style-name="T7"> character command (for example,</text:span></text:p>
        </text:list-item>
      </text:list>
      <text:list xml:id="list702506699" text:continue-list="list1477109215" text:style-name="L1">
        <text:list-header>
          <text:p text:style-name="P42"><text:span text:style-name="T7">CTRL-A), you need to </text:span><text:span text:style-name="T7">spell</text:span><text:span text:style-name="T7"> it with the prefix "CTRL-".</text:span></text:p>
          <text:p text:style-name="P48"><text:s/><text:span text:style-name="T33"><text:s text:c="7"/>:help CTRL-A</text:span></text:p>
        </text:list-header>
      </text:list>
      <text:list xml:id="list1758524817" text:style-name="L8">
        <text:list-item>
          <text:p text:style-name="P53">When you start the Vim editor, you can use several command-line arguments.</text:p>
        </text:list-item>
      </text:list>
      <text:list xml:id="list1837019821" text:continue-list="list1397599689" text:style-name="L7">
        <text:list-header>
          <text:p text:style-name="P85"><text:span text:style-name="T7">These all begin with a dash (-). <text:s/>To find what the </text:span><text:span text:style-name="T7">-t</text:span><text:span text:style-name="T7"> argument does, for</text:span></text:p>
          <text:p text:style-name="P54">example, use the command:</text:p>
          <text:p text:style-name="P54"><text:s text:c="3"/><text:span text:style-name="T33"><text:s text:c="5"/>:help -t</text:span></text:p>
        </text:list-header>
      </text:list>
      <text:p text:style-name="P36"/>
      <text:list xml:id="list1033084365" text:continue-list="list702506699" text:style-name="L1">
        <text:list-item>
          <text:p text:style-name="P43"><text:span text:style-name="T24">Word </text:span><text:span text:style-name="T24">movement</text:span></text:p>
        </text:list-item>
      </text:list>
      <text:list xml:id="list131563060" text:continue-list="list1837019821" text:style-name="L7">
        <text:list-header>
          <text:p text:style-name="P85"><text:span text:style-name="T5">w: </text:span><text:span text:style-name="T7">move the cursor forward one </text:span><text:span text:style-name="T7">word</text:span></text:p>
          <text:p text:style-name="P85"><text:span text:style-name="T5">b: </text:span><text:span text:style-name="T7">move backward to the start of the previous </text:span><text:span text:style-name="T7">word</text:span></text:p>
          <text:p text:style-name="P85"><text:span text:style-name="T5">e:</text:span><text:span text:style-name="T7"> move to the next end of a </text:span><text:span text:style-name="T7">word</text:span></text:p>
          <text:p text:style-name="P85"><text:span text:style-name="T5">ge: </text:span><text:span text:style-name="T7">move to the previous end of a </text:span><text:span text:style-name="T7">word</text:span></text:p>
        </text:list-header>
      </text:list>
      <text:list xml:id="list1496827353" text:continue-list="list1033084365" text:style-name="L1">
        <text:list-header>
          <text:p text:style-name="P44"/>
        </text:list-header>
        <text:list-item>
          <text:p text:style-name="P80">Moving to the start or end of a line</text:p>
        </text:list-item>
      </text:list>
      <text:list xml:id="list229865122" text:continue-list="list131563060" text:style-name="L7">
        <text:list-header>
          <text:p text:style-name="P85"><text:span text:style-name="T37">$:</text:span><text:span text:style-name="T36"> </text:span><text:span text:style-name="T7">moves the cursor to the end of a line</text:span></text:p>
          <text:p text:style-name="P85"><text:span text:style-name="T37">^:</text:span><text:span text:style-name="T36"> </text:span><text:span text:style-name="T7">moves to the first non-blank character of the line</text:span></text:p>
        </text:list-header>
      </text:list>
      <text:list xml:id="list91999604" text:continue-list="list1496827353" text:style-name="L1">
        <text:list-header>
          <text:p text:style-name="P80"/>
        </text:list-header>
        <text:list-item>
          <text:p text:style-name="P81">Moving to a characte</text:p>
          <text:p text:style-name="P86"><text:span text:style-name="T5">f: </text:span><text:span text:style-name="T3">fx</text:span><text:span text:style-name="T5"> </text:span><text:span text:style-name="T8">searches forward in the line for the single character </text:span><text:span text:style-name="T8">x</text:span><text:span text:style-name="T8">.</text:span><text:span text:style-name="T11"> [n]fx </text:span><text:span text:style-name="T8">is acceptable.</text:span></text:p>
          <text:p text:style-name="P46">F</text:p>
          <text:p text:style-name="P46">t</text:p>
          <text:p text:style-name="P46">T</text:p>
          <text:p text:style-name="P44"/>
        </text:list-item>
        <text:list-item>
          <text:p text:style-name="P81">Matching a parenthesis</text:p>
          <text:p text:style-name="P86"><text:soft-page-break/><text:span text:style-name="T5">%: </text:span><text:span text:style-name="T8">When </text:span><text:span text:style-name="T8">writing</text:span><text:span text:style-name="T8"> a program you often end up with nested () constructs. <text:s/>Then the</text:span></text:p>
          <text:p text:style-name="P86"><text:span text:style-name="T8">"</text:span><text:span text:style-name="T8">%</text:span><text:span text:style-name="T8">" command is very handy: It moves to the matching paren. <text:s/>If the cursor is</text:span></text:p>
          <text:p text:style-name="P86"><text:span text:style-name="T8">on a "</text:span><text:span text:style-name="T8">(</text:span><text:span text:style-name="T8">" it will move to the matching "</text:span><text:span text:style-name="T8">)</text:span><text:span text:style-name="T8">". <text:s/>If it's on a "</text:span><text:span text:style-name="T8">)</text:span><text:span text:style-name="T8">" it will move to the matching "</text:span><text:span text:style-name="T8">(</text:span><text:span text:style-name="T8">". This also works for </text:span><text:span text:style-name="T8">[]</text:span><text:span text:style-name="T8"> and </text:span><text:span text:style-name="T8">{}</text:span><text:span text:style-name="T8"> pairs. <text:s/>(This can be defined with the </text:span><text:span text:style-name="T8">'matchpairs'</text:span><text:span text:style-name="T8"> option.)</text:span></text:p>
          <text:p text:style-name="P44"/>
        </text:list-item>
        <text:list-item>
          <text:p text:style-name="P81">Moving to a specific line</text:p>
          <text:p text:style-name="P46">[n]G</text:p>
          <text:p text:style-name="P46">gg</text:p>
          <text:p text:style-name="P86"><text:span text:style-name="T5">[n]%:</text:span><text:span text:style-name="T38"> </text:span><text:span text:style-name="T8">For example "50%" moves you to halfway the file. <text:s/>"90%" goes to near the end.</text:span></text:p>
          <text:p text:style-name="P46">H</text:p>
          <text:p text:style-name="P46">M</text:p>
          <text:p text:style-name="P46">L</text:p>
          <text:p text:style-name="P44"/>
        </text:list-item>
        <text:list-item>
          <text:p text:style-name="P81">Telling where you are</text:p>
          <text:p text:style-name="P62">To see where you are in a file, there are three ways.</text:p>
        </text:list-item>
      </text:list>
      <text:list xml:id="list825168905" text:style-name="L9">
        <text:list-item>
          <text:p text:style-name="P87"><text:span text:style-name="T8">Use the </text:span><text:span text:style-name="T11">CTRL-G</text:span><text:span text:style-name="T8"> command (assuming the </text:span><text:span text:style-name="T8">'ruler</text:span><text:span text:style-name="T8">' option is off).</text:span></text:p>
          <text:p text:style-name="P87"><text:span text:style-name="T8"><text:s text:c="4"/>Sometimes you will see a split column number. <text:s/>For example, "col 2-9". This indicates that the cursor is positioned on the second character, but because character one is a </text:span><text:span text:style-name="T8">tab</text:span><text:span text:style-name="T8">, occupying eight spaces worth of columns, the screen column is 9.</text:span></text:p>
        </text:list-item>
        <text:list-item>
          <text:p text:style-name="P87"><text:span text:style-name="T8">Set the </text:span><text:span text:style-name="T8">'</text:span><text:span text:style-name="T11">number</text:span><text:span text:style-name="T8">'</text:span><text:span text:style-name="T8"> option. <text:s/>This will display a line number in front of every line:</text:span></text:p>
          <text:p text:style-name="P70"><text:s text:c="8"/>:set number</text:p>
          <text:p text:style-name="P63"><text:s text:c="4"/>To switch this off again:</text:p>
          <text:p text:style-name="P70"><text:s text:c="8"/>:set nonumber</text:p>
        </text:list-item>
        <text:list-item>
          <text:p text:style-name="P87"><text:span text:style-name="T8">Set the </text:span><text:span text:style-name="T8">'</text:span><text:span text:style-name="T11">ruler</text:span><text:span text:style-name="T8">'</text:span><text:span text:style-name="T8"> option. <text:s/>This will display the cursor position in the lower right corner of the Vim </text:span><text:span text:style-name="T8">window</text:span><text:span text:style-name="T8">:</text:span></text:p>
        </text:list-item>
      </text:list>
      <text:p text:style-name="P11">:set ruler</text:p>
      <text:list xml:id="list1298441004" text:continue-list="list91999604" text:style-name="L1">
        <text:list-header>
          <text:p text:style-name="P44"/>
        </text:list-header>
        <text:list-item>
          <text:p text:style-name="P81">Scrolling around</text:p>
          <text:p text:style-name="P46">ctrl+u</text:p>
          <text:p text:style-name="P46">ctrl+d</text:p>
          <text:p text:style-name="P46">ctrl+e</text:p>
          <text:p text:style-name="P46">ctrl+f</text:p>
          <text:p text:style-name="P46">ctrl+b</text:p>
          <text:p text:style-name="P46">ctrl+y</text:p>
          <text:p text:style-name="P46">zt</text:p>
          <text:p text:style-name="P46">zb</text:p>
          <text:p text:style-name="P81"><text:soft-page-break/></text:p>
        </text:list-item>
        <text:list-item>
          <text:p text:style-name="P81">Simple searches</text:p>
          <text:p text:style-name="P86"><text:span text:style-name="T8"><text:s text:c="4"/>To search for a string, use the "</text:span><text:span text:style-name="T11">/string</text:span><text:span text:style-name="T8">" command. <text:s/></text:span></text:p>
          <text:p text:style-name="P81"/>
        </text:list-item>
        <text:list-item>
          <text:p text:style-name="P81">IGNORING CASE</text:p>
        </text:list-item>
      </text:list>
      <text:list xml:id="list1876729460" text:style-name="L10">
        <text:list-item>
          <text:p text:style-name="P64">Normally you have to type exactly what you want to find. <text:s/>If you don't care</text:p>
        </text:list-item>
      </text:list>
      <text:list xml:id="list1370737379" text:continue-list="list1298441004" text:style-name="L1">
        <text:list-header>
          <text:p text:style-name="P86"><text:span text:style-name="T8">about upper or </text:span><text:span text:style-name="T8">lowercase</text:span><text:span text:style-name="T8"> in a </text:span><text:span text:style-name="T8">word</text:span><text:span text:style-name="T8">, set the </text:span><text:span text:style-name="T8">'ignorecase'</text:span><text:span text:style-name="T8"> option:</text:span></text:p>
          <text:p text:style-name="P71"><text:s text:c="8"/>:set ignorecase</text:p>
          <text:p text:style-name="P62"/>
        </text:list-header>
      </text:list>
      <text:list xml:id="list359946395" text:style-name="L11">
        <text:list-item>
          <text:p text:style-name="P88"><text:span text:style-name="T8">If you now search for "</text:span><text:span text:style-name="T8">word</text:span><text:span text:style-name="T8">", it will also match "Word" and "</text:span><text:span text:style-name="T8">WORD</text:span><text:span text:style-name="T8">". <text:s/>To match</text:span></text:p>
        </text:list-item>
      </text:list>
      <text:list xml:id="list266574104" text:continue-list="list1370737379" text:style-name="L1">
        <text:list-header>
          <text:p text:style-name="P86"><text:span text:style-name="T8">case</text:span><text:span text:style-name="T8"> again:</text:span></text:p>
          <text:p text:style-name="P62"><text:s text:c="4"/><text:span text:style-name="T33"><text:s text:c="4"/>:set noignorecase</text:span></text:p>
          <text:p text:style-name="P81"/>
        </text:list-header>
        <text:list-item>
          <text:p text:style-name="P44"><text:span text:style-name="T24">SEARCHING FOR A </text:span><text:span text:style-name="T24">WORD</text:span><text:span text:style-name="T24"> IN THE TEXT</text:span></text:p>
        </text:list-item>
      </text:list>
      <text:list xml:id="list618433231" text:style-name="L12">
        <text:list-item>
          <text:p text:style-name="P89"><text:span text:style-name="T8">Position the cursor on the </text:span><text:span text:style-name="T8">word</text:span><text:span text:style-name="T8"> and use the "</text:span><text:span text:style-name="T11">*</text:span><text:span text:style-name="T8">" command. <text:s/>Vim will grab the </text:span><text:span text:style-name="T8">word</text:span><text:span text:style-name="T8"> under the cursor and use it </text:span><text:span text:style-name="T8">as</text:span><text:span text:style-name="T8"> the search string.</text:span></text:p>
        </text:list-item>
        <text:list-item>
          <text:p text:style-name="P89"><text:span text:style-name="T8">The "</text:span><text:span text:style-name="T11">#</text:span><text:span text:style-name="T8">" command does the same in the other direction. <text:s/>You can prepend a </text:span><text:span text:style-name="T8">count</text:span><text:span text:style-name="T8">: "</text:span><text:span text:style-name="T11">3*</text:span><text:span text:style-name="T8">" searches for the third occurrence of the </text:span><text:span text:style-name="T8">word</text:span><text:span text:style-name="T8"> under the cursor.</text:span></text:p>
        </text:list-item>
      </text:list>
      <text:p text:style-name="P13"><text:line-break/></text:p>
      <text:list xml:id="list445812076" text:continue-list="list266574104" text:style-name="L1">
        <text:list-item>
          <text:p text:style-name="P81">SEARCHING FOR WHOLE WORDS</text:p>
        </text:list-item>
      </text:list>
      <text:list xml:id="list1796097963" text:style-name="L13">
        <text:list-item>
          <text:p text:style-name="P65">If you type "/the" it will also match "there". <text:s/>To only find words that end</text:p>
        </text:list-item>
      </text:list>
      <text:list xml:id="list163903499" text:continue-list="list445812076" text:style-name="L1">
        <text:list-header>
          <text:p text:style-name="P62">in "the" use:</text:p>
          <text:p text:style-name="P62"><text:s text:c="2"/><text:span text:style-name="T33"><text:s text:c="6"/>/the\&gt;</text:span></text:p>
          <text:p text:style-name="P86"><text:span text:style-name="T8">The </text:span><text:span text:style-name="T26">"\&gt;" </text:span><text:span text:style-name="T8">item is a special marker that only matches at the end of a word.</text:span></text:p>
          <text:p text:style-name="P86"><text:span text:style-name="T8">Similarly</text:span><text:span text:style-name="T26"> "\&lt;"</text:span><text:span text:style-name="T8"> only matches at the begin of a word. <text:s/>Thus to search for the</text:span></text:p>
          <text:p text:style-name="P86"><text:span text:style-name="T8">word</text:span><text:span text:style-name="T8"> "the" only:</text:span></text:p>
          <text:p text:style-name="P62"><text:s text:c="3"/><text:span text:style-name="T33"><text:s text:c="5"/>/\&lt;the\&gt;</text:span></text:p>
        </text:list-header>
      </text:list>
      <text:list xml:id="list1270442075" text:style-name="L14">
        <text:list-item>
          <text:p text:style-name="P90"><text:span text:style-name="T8">This does not match "there" or "soothe". <text:s/>Notice that the "*" and "</text:span><text:span text:style-name="T8">#</text:span><text:span text:style-name="T8">" commands</text:span></text:p>
        </text:list-item>
      </text:list>
      <text:list xml:id="list769918413" text:continue-list="list163903499" text:style-name="L1">
        <text:list-header>
          <text:p text:style-name="P62">use these start-of-word and end-of-word markers to only find whole words (you</text:p>
          <text:p text:style-name="P86"><text:span text:style-name="T8">can use "g*" and "</text:span><text:span text:style-name="T8">g#</text:span><text:span text:style-name="T8">" to match partial words).</text:span></text:p>
          <text:p text:style-name="P44"/>
        </text:list-header>
        <text:list-item>
          <text:p text:style-name="P81">HIGHLIGHTING MATCHES</text:p>
        </text:list-item>
      </text:list>
      <text:list xml:id="list1655283990" text:style-name="L15">
        <text:list-item>
          <text:p text:style-name="P119">:set hlsearch</text:p>
          <text:p text:style-name="P119"/>
        </text:list-item>
        <text:list-item>
          <text:p text:style-name="P119"><text:soft-page-break/>:set nohlsearch</text:p>
        </text:list-item>
      </text:list>
      <text:p text:style-name="P4"/>
      <text:list xml:id="list165659787" text:style-name="L16">
        <text:list-item>
          <text:p text:style-name="P120">:nohlsearch</text:p>
        </text:list-item>
      </text:list>
      <text:list xml:id="list753587263" text:continue-list="list769918413" text:style-name="L1">
        <text:list-header>
          <text:p text:style-name="P62">This doesn't reset the option. <text:s/>Instead, it disables the highlighting. <text:s/>As</text:p>
          <text:p text:style-name="P86"><text:span text:style-name="T8">soon </text:span><text:span text:style-name="T8">as</text:span><text:span text:style-name="T8"> you execute a search command, the highlighting will be used again.</text:span></text:p>
          <text:p text:style-name="P86"><text:span text:style-name="T8">Also for the "</text:span><text:span text:style-name="T8">n</text:span><text:span text:style-name="T8">" and "</text:span><text:span text:style-name="T8">N</text:span><text:span text:style-name="T8">" commands.</text:span></text:p>
        </text:list-header>
      </text:list>
      <text:p text:style-name="P4"/>
      <text:list xml:id="list385670073" text:continue-numbering="true" text:style-name="L1">
        <text:list-item>
          <text:p text:style-name="P81">TUNING SEARCHES</text:p>
        </text:list-item>
      </text:list>
      <text:list xml:id="list1723912717" text:style-name="L17">
        <text:list-item>
          <text:p text:style-name="P121">:set incsearch</text:p>
        </text:list-item>
      </text:list>
      <text:list xml:id="list561562368" text:continue-list="list385670073" text:style-name="L1">
        <text:list-header>
          <text:p text:style-name="P62">This makes Vim display the <text:span text:style-name="T33">match for the string while you are still typing it.</text:span></text:p>
          <text:p text:style-name="P86"><text:span text:style-name="T8">Use this to check if the right match will be found. <text:s/>Then press </text:span><text:span text:style-name="T8">&lt;Enter&gt;</text:span><text:span text:style-name="T8"> to</text:span></text:p>
          <text:p text:style-name="P62">really jump to that location. <text:s/>Or type more to change the search string.</text:p>
        </text:list-header>
      </text:list>
      <text:list xml:id="list2067166686" text:style-name="L18">
        <text:list-item>
          <text:p text:style-name="P122">:set nowrapscan</text:p>
        </text:list-item>
      </text:list>
      <text:list xml:id="list1533348607" text:continue-list="list561562368" text:style-name="L1">
        <text:list-header>
          <text:p text:style-name="P62">This stops the search at the end of the file. <text:s/>Or, when you are searching</text:p>
          <text:p text:style-name="P86"><text:span text:style-name="T8">backwards, at the start of the file. <text:s/>The </text:span><text:span text:style-name="T8">'wrapscan'</text:span><text:span text:style-name="T8"> option is on by default,</text:span></text:p>
          <text:p text:style-name="P62">thus searching wraps around the end of the file.</text:p>
          <text:p text:style-name="P44"/>
        </text:list-header>
        <text:list-item>
          <text:p text:style-name="P81">INTERMEZZO</text:p>
        </text:list-item>
      </text:list>
      <text:list xml:id="list362932648" text:style-name="L19">
        <text:list-item>
          <text:p text:style-name="P91"><text:span text:style-name="T8">Edit the file, </text:span><text:span text:style-name="T8">as</text:span><text:span text:style-name="T8"> mentioned at |</text:span><text:span text:style-name="T8">not-compatible</text:span><text:span text:style-name="T8">|. <text:s/>Or use this command to</text:span></text:p>
        </text:list-item>
      </text:list>
      <text:list xml:id="list1985684749" text:continue-list="list1533348607" text:style-name="L1">
        <text:list-header>
          <text:p text:style-name="P62">find out where it is:</text:p>
          <text:p text:style-name="P62"><text:s/><text:span text:style-name="T33"><text:s text:c="7"/>:scriptnames</text:span></text:p>
          <text:p text:style-name="P62"/>
        </text:list-header>
      </text:list>
      <text:list xml:id="list53847773" text:style-name="L20">
        <text:list-item>
          <text:p text:style-name="P66">Edit the file, for example with:</text:p>
        </text:list-item>
      </text:list>
      <text:list xml:id="list845364525" text:continue-list="list1985684749" text:style-name="L1">
        <text:list-header>
          <text:p text:style-name="P71"><text:s text:c="8"/>:edit ~/.vimrc</text:p>
          <text:p text:style-name="P62"/>
        </text:list-header>
      </text:list>
      <text:list xml:id="list1969682810" text:style-name="L21">
        <text:list-item>
          <text:p text:style-name="P67">Then add a line with the command to set the option, just like you typed it in</text:p>
        </text:list-item>
      </text:list>
      <text:list xml:id="list1948034552" text:continue-list="list845364525" text:style-name="L1">
        <text:list-header>
          <text:p text:style-name="P62">Vim. <text:s/>Example:</text:p>
          <text:p text:style-name="P71"><text:s text:c="8"/>Go:set hlsearch&lt;Esc&gt;</text:p>
          <text:p text:style-name="P86"><text:span text:style-name="T11">"</text:span><text:span text:style-name="T11">G</text:span><text:span text:style-name="T11">"</text:span><text:span text:style-name="T8"> moves to the end of the file. </text:span><text:span text:style-name="T11"><text:s/>"</text:span><text:span text:style-name="T11">o</text:span><text:span text:style-name="T11">" </text:span><text:span text:style-name="T8">starts a new line, where you type the</text:span></text:p>
          <text:p text:style-name="P86"><text:span text:style-name="T11">"</text:span><text:span text:style-name="T11">:set</text:span><text:span text:style-name="T11">" </text:span><text:span text:style-name="T8">command. <text:s/>You end insert mode with </text:span><text:span text:style-name="T8">&lt;Esc&gt;</text:span><text:span text:style-name="T8">. <text:s/>Then write the file:</text:span></text:p>
          <text:p text:style-name="P44"/>
        </text:list-header>
        <text:list-item>
          <text:p text:style-name="P81">Using marks</text:p>
        </text:list-item>
      </text:list>
      <text:list xml:id="list1046349580" text:style-name="L22">
        <text:list-item>
          <text:p text:style-name="P92"><text:span text:style-name="T8">When you make a jump to a position with the "</text:span><text:span text:style-name="T11">G</text:span><text:span text:style-name="T8">" command, Vim remembers the position from before this jump. <text:s/>This position is called a </text:span><text:span text:style-name="T11">mar</text:span><text:span text:style-name="T8">k. <text:s/>To go back where you came from, use this command:</text:span></text:p>
        </text:list-item>
      </text:list>
      <text:list xml:id="list2020239373" text:continue-list="list1948034552" text:style-name="L1">
        <text:list-header>
          <text:p text:style-name="P86"><text:s/><text:span text:style-name="T8"><text:s text:c="5"/></text:span><text:span text:style-name="T11"><text:s text:c="2"/>``</text:span></text:p>
        </text:list-header>
      </text:list>
      <text:list xml:id="list1962306460" text:style-name="L23">
        <text:list-item>
          <text:p text:style-name="P93"><text:soft-page-break/><text:span text:style-name="T9">The</text:span><text:span text:style-name="T11"> </text:span><text:span text:style-name="T11">CTRL-O</text:span><text:span text:style-name="T11"> </text:span><text:span text:style-name="T9">command </text:span><text:span text:style-name="T8">jumps to older positions (Hint: </text:span><text:span text:style-name="T8">O</text:span><text:span text:style-name="T8"> for older). <text:s/></text:span><text:span text:style-name="T11">CTRL-I</text:span><text:span text:style-name="T8"> then jumps back to newer positions (Hint: I is just next to </text:span><text:span text:style-name="T8">O</text:span><text:span text:style-name="T8"> on the keyboard). <text:s/></text:span></text:p>
          <text:p text:style-name="P72">Note:</text:p>
          <text:p text:style-name="P93"><text:span text:style-name="T9"><text:s text:c="3"/></text:span><text:span text:style-name="T9">CTRL-I</text:span><text:span text:style-name="T9"> is the same </text:span><text:span text:style-name="T9">as</text:span><text:span text:style-name="T9"> </text:span><text:span text:style-name="T9">&lt;Tab&gt;</text:span><text:span text:style-name="T9">.</text:span></text:p>
          <text:p text:style-name="P68"/>
        </text:list-item>
        <text:list-item>
          <text:p text:style-name="P93"><text:span text:style-name="T8">The "</text:span><text:span text:style-name="T11">:jumps</text:span><text:span text:style-name="T8">" command gives a list of positions you jumped to. <text:s/>The entry which </text:span><text:span text:style-name="T10">you used last is marked with a "</text:span><text:span text:style-name="T10">&gt;</text:span><text:span text:style-name="T10">".</text:span></text:p>
        </text:list-item>
      </text:list>
      <text:list xml:id="list375501589" text:continue-list="list2020239373" text:style-name="L1">
        <text:list-header>
          <text:p text:style-name="P81"/>
        </text:list-header>
        <text:list-item>
          <text:p text:style-name="P81">NAMED MARKS <text:s text:c="4"/></text:p>
        </text:list-item>
      </text:list>
      <text:list xml:id="list1943924124" text:style-name="L24">
        <text:list-item>
          <text:p text:style-name="P47">m[a~z]</text:p>
        </text:list-item>
      </text:list>
      <text:list xml:id="list554736899" text:continue-list="list375501589" text:style-name="L1">
        <text:list-header>
          <text:p text:style-name="P46">`[a~z]</text:p>
          <text:p text:style-name="P46"/>
        </text:list-header>
      </text:list>
      <text:list xml:id="list74253860" text:style-name="L25">
        <text:list-item>
          <text:p text:style-name="P94"><text:span text:style-name="T10">You can place </text:span><text:span text:style-name="T14">26 marks </text:span><text:span text:style-name="T10">(a through </text:span><text:span text:style-name="T10">z</text:span><text:span text:style-name="T10">) in your text. <text:s/>You can't see them, it's just a position that Vim remembers.</text:span></text:p>
        </text:list-item>
      </text:list>
      <text:list xml:id="list160153768" text:continue-list="list554736899" text:style-name="L1">
        <text:list-header>
          <text:p text:style-name="P46"/>
        </text:list-header>
      </text:list>
      <text:list xml:id="list1419970206" text:style-name="L26">
        <text:list-item>
          <text:p text:style-name="P95"><text:span text:style-name="T10">You can use this command to </text:span><text:span text:style-name="T14">get a list of marks</text:span><text:span text:style-name="T10">:</text:span></text:p>
        </text:list-item>
      </text:list>
      <text:p text:style-name="P9"><text:s text:c="5"/><text:span text:style-name="T33"><text:s text:c="3"/>:marks</text:span></text:p>
      <text:p text:style-name="P9"/>
      <text:list xml:id="list1496795602" text:style-name="L27">
        <text:list-item>
          <text:p text:style-name="P96"><text:span text:style-name="T10">You will notice a few </text:span><text:span text:style-name="T14">special marks</text:span><text:span text:style-name="T10">. <text:s/>These include:</text:span></text:p>
        </text:list-item>
      </text:list>
      <text:p text:style-name="P9"><text:s/><text:span text:style-name="T33"><text:s text:c="7"/>'' : </text:span>The cursor position before doing a jump</text:p>
      <text:p text:style-name="P9"><text:s text:c="2"/><text:span text:style-name="T33"><text:s text:c="6"/>" : </text:span>The cursor position when last editing the file</text:p>
      <text:p text:style-name="P9"><text:span text:style-name="T33"><text:s text:c="8"/>[ : </text:span>Start of the last change</text:p>
      <text:p text:style-name="P9"><text:span text:style-name="T33"><text:s text:c="8"/>] :</text:span> End of the last change</text:p>
      <text:list xml:id="list1792473449" text:continue-list="list160153768" text:style-name="L1">
        <text:list-header>
          <text:p text:style-name="P44"/>
        </text:list-header>
        <text:list-item>
          <text:p text:style-name="P81">Operators and motions</text:p>
          <text:p text:style-name="P86"><text:span text:style-name="T8"><text:s text:c="4"/>There is a </text:span><text:span text:style-name="T8">pattern</text:span><text:span text:style-name="T8"> here: </text:span><text:span text:style-name="T11">operator-motion</text:span><text:span text:style-name="T8">. <text:s/>You first type an </text:span><text:span text:style-name="T11">operator</text:span><text:span text:style-name="T11"> command</text:span><text:span text:style-name="T8">. For example, "</text:span><text:span text:style-name="T8">d</text:span><text:span text:style-name="T8">" is the delete </text:span><text:span text:style-name="T8">operator</text:span><text:span text:style-name="T8">. <text:s/>Then you type a</text:span><text:span text:style-name="T11"> motion command</text:span><text:span text:style-name="T8"> like</text:span></text:p>
          <text:p text:style-name="P86"><text:span text:style-name="T8">"4l" or "</text:span><text:span text:style-name="T8">w</text:span><text:span text:style-name="T8">". <text:s/>This way you can operate on any text you can move over.</text:span></text:p>
          <text:p text:style-name="P81"/>
        </text:list-item>
        <text:list-item>
          <text:p text:style-name="P81">Changing text</text:p>
          <text:p text:style-name="P86"><text:span text:style-name="T8"><text:s text:c="3"/>Another </text:span><text:span text:style-name="T8">operator</text:span><text:span text:style-name="T8"> is </text:span><text:span text:style-name="T11">"</text:span><text:span text:style-name="T11">c</text:span><text:span text:style-name="T11">", change</text:span><text:span text:style-name="T8">. <text:s/>It acts just like the "</text:span><text:span text:style-name="T8">d</text:span><text:span text:style-name="T8">" </text:span><text:span text:style-name="T8">operator</text:span><text:span text:style-name="T8">, except it leaves you in </text:span><text:span text:style-name="T11">Insert</text:span><text:span text:style-name="T11"> mode</text:span><text:span text:style-name="T8">. <text:s/>For example, "</text:span><text:span text:style-name="T8">cw</text:span><text:span text:style-name="T8">" changes a </text:span><text:span text:style-name="T8">word</text:span><text:span text:style-name="T8">. <text:s/>Or more specifically, it deletes a </text:span><text:span text:style-name="T8">word</text:span><text:span text:style-name="T8"> and then puts you in </text:span><text:span text:style-name="T8">Insert</text:span><text:span text:style-name="T8"> mode.</text:span></text:p>
          <text:p text:style-name="P44"/>
        </text:list-item>
        <text:list-item>
          <text:p text:style-name="P81">MORE CHANGES</text:p>
        </text:list-item>
      </text:list>
      <text:list xml:id="list1043064224" text:style-name="L28">
        <text:list-item>
          <text:p text:style-name="P97"><text:soft-page-break/><text:span text:style-name="T8">Like "</text:span><text:span text:style-name="T11">dd</text:span><text:span text:style-name="T8">" deletes a whole line, "</text:span><text:span text:style-name="T11">cc</text:span><text:span text:style-name="T8">" changes a whole line. <text:s/>It keeps the existing indent (leading white space) though.</text:span></text:p>
        </text:list-item>
      </text:list>
      <text:list xml:id="list479603238" text:style-name="L29">
        <text:list-item>
          <text:p text:style-name="P98"><text:span text:style-name="T8">Just like "d$" deletes until the end of the line, "c$" changes until the end of the line. <text:s/>It's like doing "d$" to delete the text and then "</text:span><text:span text:style-name="T8">a</text:span><text:span text:style-name="T8">" to start </text:span><text:span text:style-name="T8">Insert</text:span><text:span text:style-name="T8"> mode and append new text.</text:span></text:p>
        </text:list-item>
      </text:list>
      <text:list xml:id="list2057255659" text:continue-list="list1792473449" text:style-name="L1">
        <text:list-header>
          <text:p text:style-name="P81"/>
        </text:list-header>
        <text:list-item>
          <text:p text:style-name="P81">SHORTCUTS</text:p>
          <text:p text:style-name="P62"><text:s text:c="3"/>Some operator-motion commands are used so often that they have been given a</text:p>
          <text:p text:style-name="P86"><text:span text:style-name="T8">single </text:span><text:span text:style-name="T8">letter</text:span><text:span text:style-name="T8"> command:</text:span></text:p>
          <text:p text:style-name="P86"><text:span text:style-name="T8"><text:s text:c="6"/></text:span><text:span text:style-name="T11"><text:s text:c="2"/></text:span><text:span text:style-name="T11">x</text:span><text:span text:style-name="T11"> </text:span><text:span text:style-name="T8"><text:s/>stands for <text:s/></text:span><text:span text:style-name="T8">dl</text:span><text:span text:style-name="T8"> <text:s/>(delete character under the cursor)</text:span></text:p>
          <text:p text:style-name="P86"><text:span text:style-name="T8"><text:s text:c="7"/></text:span><text:span text:style-name="T11"><text:s/>X </text:span><text:span text:style-name="T8"><text:s/>stands for <text:s/></text:span><text:span text:style-name="T8">dh</text:span><text:span text:style-name="T8"> <text:s/>(delete character left of the cursor)</text:span></text:p>
          <text:p text:style-name="P86"><text:span text:style-name="T8"><text:s text:c="7"/></text:span><text:span text:style-name="T11"><text:s/></text:span><text:span text:style-name="T11">D</text:span><text:span text:style-name="T8"> <text:s/>stands for <text:s/>d$ <text:s/>(delete to end of the line)</text:span></text:p>
          <text:p text:style-name="P62"><text:s text:c="8"/><text:span text:style-name="T33">C</text:span> <text:s/>stands for <text:s/>c$ <text:s/>(change to end of the line)</text:p>
          <text:p text:style-name="P86"><text:span text:style-name="T8"><text:s text:c="7"/></text:span><text:span text:style-name="T11"><text:s/></text:span><text:span text:style-name="T11">s</text:span><text:span text:style-name="T11"> </text:span><text:span text:style-name="T8"><text:s/>stands for <text:s/>cl <text:s/>(change one character)</text:span></text:p>
          <text:p text:style-name="P86"><text:span text:style-name="T8"><text:s text:c="7"/></text:span><text:span text:style-name="T11"><text:s/></text:span><text:span text:style-name="T11">S</text:span><text:span text:style-name="T8"> <text:s/>stands for <text:s/></text:span><text:span text:style-name="T8">cc</text:span><text:span text:style-name="T8"> <text:s/>(change a whole line)</text:span></text:p>
          <text:p text:style-name="P81"/>
        </text:list-item>
        <text:list-item>
          <text:p text:style-name="P81">WHERE TO PUT THE COUNT</text:p>
          <text:p text:style-name="P86"><text:span text:style-name="T8"><text:s text:c="4"/>The commands "</text:span><text:span text:style-name="T11">3dw</text:span><text:span text:style-name="T8">" and "</text:span><text:span text:style-name="T11">d3</text:span><text:span text:style-name="T8">w" delete three words. <text:s/>If you want to get really picky about things, the first command, "3dw", </text:span><text:span text:style-name="T11">deletes one </text:span><text:span text:style-name="T11">word</text:span><text:span text:style-name="T11"> three times</text:span><text:span text:style-name="T8">; the command "d3w" </text:span><text:span text:style-name="T11">deletes three words once</text:span><text:span text:style-name="T8">. <text:s/>This is a difference without a distinction. <text:s/>You can actually put in two counts, however. <text:s/>For example, "3d2w" deletes two words, repeated three times, for a total of six words.</text:span></text:p>
          <text:p text:style-name="P81"/>
        </text:list-item>
        <text:list-item>
          <text:p text:style-name="P81">REPLACING WITH ONE CHARACTER</text:p>
          <text:p text:style-name="P86"><text:span text:style-name="T8"><text:s text:c="4"/>The </text:span><text:span text:style-name="T11">"</text:span><text:span text:style-name="T11">r</text:span><text:span text:style-name="T11">"</text:span><text:span text:style-name="T8"> command is not an </text:span><text:span text:style-name="T8">operator</text:span><text:span text:style-name="T8">. <text:s/>It waits for you to type a character, and will replace the character under the cursor with it. <text:s/>You could </text:span><text:span text:style-name="T8">do</text:span><text:span text:style-name="T8"> the same with "cl" or with the "</text:span><text:span text:style-name="T8">s</text:span><text:span text:style-name="T8">" command, but</text:span><text:span text:style-name="T11"> with "</text:span><text:span text:style-name="T11">r</text:span><text:span text:style-name="T11">" you don't have to press </text:span><text:span text:style-name="T11">&lt;Esc&gt;</text:span><text:span text:style-name="T11">.</text:span></text:p>
          <text:p text:style-name="P86"><text:span text:style-name="T8"><text:s text:c="2"/></text:span><text:span text:style-name="T11"><text:s text:c="2"/></text:span><text:span text:style-name="T7">Using a</text:span><text:span text:style-name="T11"> </text:span><text:span text:style-name="T11">count</text:span><text:span text:style-name="T11"> </text:span><text:span text:style-name="T7">with "</text:span><text:span text:style-name="T7">r</text:span><text:span text:style-name="T7">" causes that many characters to be replaced with </text:span><text:span text:style-name="T11">the same character.</text:span></text:p>
          <text:p text:style-name="P86"><text:span text:style-name="T7"><text:s text:c="2"/></text:span><text:span text:style-name="T11"><text:s text:c="2"/>To replace a character with a line break</text:span><text:span text:style-name="T7"> use "r&lt;Enter&gt;". <text:s/>This deletes one character and inserts a line break. <text:s/>Using a </text:span><text:span text:style-name="T7">count</text:span><text:span text:style-name="T7"> here only applies to the number of characters deleted: "4r&lt;Enter&gt;" replaces four characters with one line break.</text:span></text:p>
          <text:p text:style-name="P81"/>
        </text:list-item>
        <text:list-item>
          <text:p text:style-name="P81">Repeating a change</text:p>
        </text:list-item>
      </text:list>
      <text:list xml:id="list697868755" text:style-name="L30">
        <text:list-item>
          <text:p text:style-name="P99"><text:span text:style-name="T7">The "</text:span><text:span text:style-name="T7">.</text:span><text:span text:style-name="T7">" command is one of the most simple yet powerful commands in Vim. <text:s/>It </text:span><text:span text:style-name="T11">repeats the last change</text:span><text:span text:style-name="T7">. <text:s/>For instance, suppose you are editing an HTML file and want to delete all the </text:span><text:soft-page-break/><text:span text:style-name="T7">&lt;B&gt; </text:span><text:span text:style-name="T7">tags</text:span><text:span text:style-name="T7">. <text:s/>You position the cursor on the first </text:span><text:span text:style-name="T7">&lt;</text:span><text:span text:style-name="T7"> and delete the &lt;B&gt; with the command "df&gt;". <text:s/>You then go to the </text:span><text:span text:style-name="T7">&lt;</text:span><text:span text:style-name="T7"> of the next &lt;/B&gt; and kill it using the "</text:span><text:span text:style-name="T7">.</text:span><text:span text:style-name="T7">" command. <text:s/>The "</text:span><text:span text:style-name="T7">.</text:span><text:span text:style-name="T7">" command executes the last change command (in this </text:span><text:span text:style-name="T7">case</text:span><text:span text:style-name="T7">, "df&gt;"). <text:s/>To delete another </text:span><text:span text:style-name="T7">tag</text:span><text:span text:style-name="T7">, position the cursor on the </text:span><text:span text:style-name="T7">&lt;</text:span><text:span text:style-name="T7"> and use the "</text:span><text:span text:style-name="T7">.</text:span><text:span text:style-name="T7">" command.</text:span></text:p>
          <text:p text:style-name="P55"/>
        </text:list-item>
        <text:list-item>
          <text:p text:style-name="P99"><text:span text:style-name="T7">The "</text:span><text:span text:style-name="T7">.</text:span><text:span text:style-name="T7">" command works for all changes you make, except for the "</text:span><text:span text:style-name="T7">u</text:span><text:span text:style-name="T7">" (undo),</text:span></text:p>
        </text:list-item>
      </text:list>
      <text:list xml:id="list2026836434" text:continue-list="list2057255659" text:style-name="L1">
        <text:list-header>
          <text:p text:style-name="P86"><text:span text:style-name="T7">CTRL-R</text:span><text:span text:style-name="T7"> (redo) and commands that start with a colon (:).</text:span></text:p>
          <text:p text:style-name="P56"/>
        </text:list-header>
      </text:list>
      <text:list xml:id="list2099768143" text:style-name="L31">
        <text:list-item>
          <text:p text:style-name="P100"><text:span text:style-name="T7">Another example: You want to change the </text:span><text:span text:style-name="T7">word</text:span><text:span text:style-name="T7"> "four" to "five". <text:s/>It appears</text:span></text:p>
        </text:list-item>
      </text:list>
      <text:list xml:id="list1151057173" text:continue-list="list2026836434" text:style-name="L1">
        <text:list-header>
          <text:p text:style-name="P86"><text:span text:style-name="T7">several times in your text. <text:s/>You can </text:span><text:span text:style-name="T7">do</text:span><text:span text:style-name="T7"> this quickly with this sequence of</text:span></text:p>
          <text:p text:style-name="P56">commands:</text:p>
          <text:p text:style-name="P56"><text:s text:c="8"/>/four&lt;Enter&gt; <text:s text:c="3"/>find the first string "four"</text:p>
          <text:p text:style-name="P86"><text:span text:style-name="T7"><text:s text:c="8"/>cwfive&lt;Esc&gt; <text:s text:c="4"/>change the </text:span><text:span text:style-name="T7">word</text:span><text:span text:style-name="T7"> to "five"</text:span></text:p>
          <text:p text:style-name="P86"><text:span text:style-name="T7"><text:s text:c="8"/></text:span><text:span text:style-name="T7">n</text:span><text:span text:style-name="T7"> <text:s text:c="14"/>find the next "four"</text:span></text:p>
          <text:p text:style-name="P56"><text:s text:c="8"/>. <text:s text:c="14"/>repeat the change to "five'</text:p>
          <text:p text:style-name="P86"><text:span text:style-name="T7"><text:s text:c="8"/></text:span><text:span text:style-name="T7">n</text:span><text:span text:style-name="T7"> <text:s text:c="14"/>find the next "four"</text:span></text:p>
          <text:p text:style-name="P56"><text:s text:c="8"/>. <text:s text:c="14"/>repeat the change</text:p>
          <text:p text:style-name="P56"><text:s text:c="24"/>etc.</text:p>
          <text:p text:style-name="P81"/>
        </text:list-header>
        <text:list-item>
          <text:p text:style-name="P81">Visual mode</text:p>
          <text:p text:style-name="P81">v</text:p>
          <text:p text:style-name="P81">V</text:p>
          <text:p text:style-name="P81">ctrl+v</text:p>
        </text:list-item>
      </text:list>
      <text:p text:style-name="P5"/>
      <text:list xml:id="list1572386540" text:style-name="L32">
        <text:list-item>
          <text:p text:style-name="P73">GOING TO THE OTHER SIDE</text:p>
        </text:list-item>
      </text:list>
      <text:list xml:id="list1094960640" text:continue-list="list1151057173" text:style-name="L1">
        <text:list-header>
          <text:p text:style-name="P86"><text:span text:style-name="T7"><text:s text:c="4"/>If you have selected some text in </text:span><text:span text:style-name="T7">Visual</text:span><text:span text:style-name="T7"> mode, and discover that you need to change the other end of the selection, use the "</text:span><text:span text:style-name="T7">o</text:span><text:span text:style-name="T7">" command (Hint: </text:span><text:span text:style-name="T7">o</text:span><text:span text:style-name="T7"> for other end). <text:s/>The cursor will go to the other end, and you can move the cursor to change where the selection starts. Pressing "</text:span><text:span text:style-name="T7">o</text:span><text:span text:style-name="T7">" again brings you back to the other end.</text:span></text:p>
        </text:list-header>
      </text:list>
      <text:list xml:id="list2037208957" text:style-name="L33">
        <text:list-header>
          <text:p text:style-name="P101"><text:span text:style-name="T7"><text:s text:c="4"/>When using blockwise selection, you have four corners. <text:s/>"</text:span><text:span text:style-name="T7">o</text:span><text:span text:style-name="T7">" only takes you to one of the other corners, diagonally. </text:span><text:span text:style-name="T11"><text:s/>Use "</text:span><text:span text:style-name="T11">O</text:span><text:span text:style-name="T11">" to move to the other corner in the same line.</text:span></text:p>
        </text:list-header>
      </text:list>
      <text:list xml:id="list815173001" text:continue-list="list1094960640" text:style-name="L1">
        <text:list-header>
          <text:p text:style-name="P81"/>
        </text:list-header>
        <text:list-item>
          <text:p text:style-name="P81">Moving text</text:p>
          <text:p text:style-name="P86"><text:span text:style-name="T7"><text:s text:c="4"/>When you delete something with the "</text:span><text:span text:style-name="T7">d</text:span><text:span text:style-name="T7">", "</text:span><text:span text:style-name="T7">x</text:span><text:span text:style-name="T7">", or another command, </text:span><text:span text:style-name="T11">the text is saved</text:span><text:span text:style-name="T7">. <text:s/>You can </text:span><text:span text:style-name="T11">paste it back </text:span><text:span text:style-name="T7">by using the </text:span><text:span text:style-name="T7">p</text:span><text:span text:style-name="T7"> command. <text:s/>(The Vim name for this is put).</text:span></text:p>
        </text:list-item>
        <text:list-item>
          <text:p text:style-name="P81"><text:soft-page-break/>SWAPPING TWO CHARACTERS</text:p>
          <text:p text:style-name="P86"><text:span text:style-name="T7"><text:s text:c="4"/>Frequently when you are typing, your fingers get ahead of your brain (or the other way around?). <text:s/>The result is a typo such </text:span><text:span text:style-name="T7">as</text:span><text:span text:style-name="T7"> "teh" for "the". <text:s/>Vim makes it </text:span><text:span text:style-name="T7">easy</text:span><text:span text:style-name="T7"> to correct such problems. <text:s/>Just put the cursor on the </text:span><text:span text:style-name="T7">e</text:span><text:span text:style-name="T7"> of "the" and execute the command "</text:span><text:span text:style-name="T11">xp</text:span><text:span text:style-name="T7">". <text:s/>This works </text:span><text:span text:style-name="T7">as</text:span><text:span text:style-name="T7"> follows: "</text:span><text:span text:style-name="T7">x</text:span><text:span text:style-name="T7">" deletes the character </text:span><text:span text:style-name="T7">e</text:span><text:span text:style-name="T7"> and places it in a </text:span><text:span text:style-name="T7">register</text:span><text:span text:style-name="T7">. <text:s/>"</text:span><text:span text:style-name="T7">p</text:span><text:span text:style-name="T7">" puts the text after the cursor, which is after the </text:span><text:span text:style-name="T7">h</text:span><text:span text:style-name="T7">.</text:span></text:p>
          <text:p text:style-name="P81"/>
        </text:list-item>
        <text:list-item>
          <text:p text:style-name="P81">Copying text</text:p>
          <text:p text:style-name="P86"><text:span text:style-name="T7"><text:s text:c="3"/>The "</text:span><text:span text:style-name="T7">y</text:span><text:span text:style-name="T7">" (yank) </text:span><text:span text:style-name="T7">operator</text:span><text:span text:style-name="T7"> copies text into a </text:span><text:span text:style-name="T7">register</text:span><text:span text:style-name="T7">. <text:s/>Then a "</text:span><text:span text:style-name="T7">p</text:span><text:span text:style-name="T7">" command can be used to put it.</text:span></text:p>
          <text:p text:style-name="P86"><text:span text:style-name="T7"><text:s text:c="3"/>Since "</text:span><text:span text:style-name="T7">y</text:span><text:span text:style-name="T7">" is an </text:span><text:span text:style-name="T7">operator</text:span><text:span text:style-name="T7">, you use "yw" to </text:span><text:span text:style-name="T7">yank</text:span><text:span text:style-name="T7"> a </text:span><text:span text:style-name="T7">word</text:span><text:span text:style-name="T7">. <text:s/>A </text:span><text:span text:style-name="T7">count</text:span><text:span text:style-name="T7"> is possible </text:span><text:span text:style-name="T7">as</text:span></text:p>
          <text:p text:style-name="P86"><text:span text:style-name="T7">usual. <text:s/>To </text:span><text:span text:style-name="T7">yank</text:span><text:span text:style-name="T7"> two words use "y2w". <text:s/></text:span></text:p>
          <text:p text:style-name="P81"/>
        </text:list-item>
        <text:list-item>
          <text:p text:style-name="P81">Using the clipboard</text:p>
        </text:list-item>
      </text:list>
      <text:list xml:id="list960897811" text:style-name="L34">
        <text:list-item>
          <text:p text:style-name="P102"><text:span text:style-name="T7">If you are not using the </text:span><text:span text:style-name="T7">GUI</text:span><text:span text:style-name="T7">, or if you don't like using a menu, you have to</text:span></text:p>
        </text:list-item>
      </text:list>
      <text:list xml:id="list443348618" text:continue-list="list815173001" text:style-name="L1">
        <text:list-header>
          <text:p text:style-name="P86"><text:span text:style-name="T7">use another way. <text:s/>You use the normal "</text:span><text:span text:style-name="T7">y</text:span><text:span text:style-name="T7">" (yank) and "</text:span><text:span text:style-name="T7">p</text:span><text:span text:style-name="T7">" (put) commands, but</text:span></text:p>
          <text:p text:style-name="P86"><text:span text:style-name="T11">prepend "* </text:span><text:span text:style-name="T7">(double-quote </text:span><text:span text:style-name="T7">star</text:span><text:span text:style-name="T7">) before it. <text:s/>To copy a line to the </text:span><text:span text:style-name="T7">clipboard</text:span><text:span text:style-name="T7">:</text:span></text:p>
          <text:p text:style-name="P71"><text:s text:c="8"/>"*yy</text:p>
          <text:p text:style-name="P56"/>
        </text:list-header>
      </text:list>
      <text:list xml:id="list657757187" text:style-name="L35">
        <text:list-item>
          <text:p text:style-name="P103"><text:span text:style-name="T7">To put text from the </text:span><text:span text:style-name="T7">clipboard</text:span><text:span text:style-name="T7"> back into the text:</text:span></text:p>
        </text:list-item>
      </text:list>
      <text:list xml:id="list1760133217" text:continue-list="list443348618" text:style-name="L1">
        <text:list-header>
          <text:p text:style-name="P71"><text:s text:c="8"/>"*p</text:p>
          <text:p text:style-name="P81"/>
        </text:list-header>
        <text:list-item>
          <text:p text:style-name="P81">Text objects</text:p>
        </text:list-item>
      </text:list>
      <text:list xml:id="list1938275333" text:style-name="L36">
        <text:list-item>
          <text:p text:style-name="P104"><text:span text:style-name="T7">If the cursor is in the middle of a </text:span><text:span text:style-name="T7">word</text:span><text:span text:style-name="T7"> and you want to delete that </text:span><text:span text:style-name="T7">word</text:span><text:span text:style-name="T7">, you need to move back to its start before you can </text:span><text:span text:style-name="T7">do</text:span><text:span text:style-name="T7"> "dw". <text:s/>There is a simpler way to </text:span><text:span text:style-name="T7">do</text:span><text:span text:style-name="T7"> this: "</text:span><text:span text:style-name="T11">daw</text:span><text:span text:style-name="T7">".</text:span></text:p>
          <text:p text:style-name="P57"/>
        </text:list-item>
        <text:list-item>
          <text:p text:style-name="P104"><text:span text:style-name="T7">Hint: </text:span><text:span text:style-name="T11">"</text:span><text:span text:style-name="T11">aw</text:span><text:span text:style-name="T11">" stands for "A Word"</text:span><text:span text:style-name="T7">. <text:s/>Thus "</text:span><text:span text:style-name="T7">daw</text:span><text:span text:style-name="T7">" is "Delete A Word". <text:s/>To be precise, the white</text:span></text:p>
        </text:list-item>
      </text:list>
      <text:p text:style-name="P8"><text:span text:style-name="T7"><text:tab/><text:tab/>space after the </text:span><text:span text:style-name="T7">word</text:span><text:span text:style-name="T7"> is also deleted (the white space before the </text:span><text:span text:style-name="T7">word</text:span><text:span text:style-name="T7"> at the end of the line).</text:span></text:p>
      <text:list xml:id="list467375052" text:continue-numbering="true" text:style-name="L36">
        <text:list-header>
          <text:p text:style-name="P57"/>
        </text:list-header>
        <text:list-item>
          <text:p text:style-name="P104"><text:span text:style-name="T7">To change a whole </text:span><text:span text:style-name="T7">sentence</text:span><text:span text:style-name="T7"> use "</text:span><text:span text:style-name="T11">cis</text:span><text:span text:style-name="T7">". <text:s/>Take this text:</text:span></text:p>
          <text:p text:style-name="P57"/>
        </text:list-item>
        <text:list-item>
          <text:p text:style-name="P104"><text:span text:style-name="T7">"cis" consists of the "</text:span><text:span text:style-name="T7">c</text:span><text:span text:style-name="T7">" (change) </text:span><text:span text:style-name="T7">operator</text:span><text:span text:style-name="T7"> and the "is" text object. <text:s/>This stands for "Inner Sentence". <text:s/>There is also the "</text:span><text:span text:style-name="T7">as</text:span><text:span text:style-name="T7">" (a </text:span><text:span text:style-name="T7">sentence</text:span><text:span text:style-name="T7">) object. <text:s/>The difference is that "</text:span><text:span text:style-name="T7">as</text:span><text:span text:style-name="T7">" includes the white space after the </text:span><text:span text:style-name="T7">sentence</text:span><text:span text:style-name="T7"> and "is" doesn't. <text:s/>If you would delete a </text:span><text:span text:style-name="T7">sentence</text:span><text:span text:style-name="T7">, you want to delete the white space at the same time, thus use "</text:span><text:span text:style-name="T7">das</text:span><text:span text:style-name="T7">". <text:s/>If you want to type new text the white space can remain, thus you use "cis".</text:span></text:p>
        </text:list-item>
      </text:list>
      <text:list xml:id="list1439098861" text:continue-list="list1760133217" text:style-name="L1">
        <text:list-item>
          <text:p text:style-name="P229"><text:soft-page-break/>Replace mode</text:p>
        </text:list-item>
      </text:list>
      <text:p text:style-name="P12"><text:span text:style-name="T7"><text:s text:c="3"/>The "</text:span><text:span text:style-name="T7">R</text:span><text:span text:style-name="T7">" command causes Vim to enter replace mode. <text:s/>In this mode, each character you type replaces the one under the cursor. <text:s/>This continues until you type </text:span><text:span text:style-name="T7">&lt;Esc&gt;</text:span><text:span text:style-name="T7">.</text:span></text:p>
      <text:list xml:id="list1854362156" text:continue-numbering="true" text:style-name="L1">
        <text:list-header>
          <text:p text:style-name="P115"><text:span text:style-name="T7"><text:s text:c="4"/>When you use </text:span><text:span text:style-name="T7">&lt;BS&gt;</text:span><text:span text:style-name="T7"> (backspace) to make correction, you will notice that the</text:span></text:p>
        </text:list-header>
      </text:list>
      <text:p text:style-name="P12"><text:span text:style-name="T7">old text is put back. <text:s/>Thus it works like an </text:span><text:span text:style-name="T7">undo</text:span><text:span text:style-name="T7"> command for the last typed</text:span></text:p>
      <text:p text:style-name="P10">character.</text:p>
      <text:list xml:id="list1926868284" text:continue-numbering="true" text:style-name="L1">
        <text:list-header>
          <text:p text:style-name="P81"/>
        </text:list-header>
        <text:list-item>
          <text:p text:style-name="P229">The vimrc file <text:s text:c="9"/><text:span text:style-name="T41"><text:s text:c="8"/></text:span></text:p>
          <text:p text:style-name="P115"><text:span text:style-name="T7"><text:s text:c="3"/>You probably got tired of typing commands that you use very often. <text:s/>To start Vim with all your favorite option settings and mappings, you write them in what is called the </text:span><text:span text:style-name="T7">vimrc</text:span><text:span text:style-name="T7"> file. Vim executes the commands in this file when it starts up.</text:span></text:p>
          <text:p text:style-name="P116"/>
        </text:list-item>
      </text:list>
      <text:list xml:id="list936099826" text:style-name="L37">
        <text:list-item>
          <text:p text:style-name="P105"><text:span text:style-name="T7">If you already have a </text:span><text:span text:style-name="T7">vimrc</text:span><text:span text:style-name="T7"> file (e.g., when your sysadmin has one setup for</text:span></text:p>
        </text:list-item>
      </text:list>
      <text:list xml:id="list1631629861" text:continue-list="list1926868284" text:style-name="L1">
        <text:list-header>
          <text:p text:style-name="P116">you), you can edit it this way:</text:p>
          <text:p text:style-name="P117"><text:s text:c="8"/>:edit $MYVIMRC</text:p>
        </text:list-header>
      </text:list>
      <text:list xml:id="list1909027638" text:continue-list="list936099826" text:style-name="L37">
        <text:list-header>
          <text:p text:style-name="P58"/>
        </text:list-header>
        <text:list-item>
          <text:p text:style-name="P105"><text:span text:style-name="T7">The </text:span><text:span text:style-name="T7">vimrc</text:span><text:span text:style-name="T7"> file can contain all the commands that you type after a colon. <text:s/>The most simple ones are for setting </text:span><text:span text:style-name="T7">options</text:span><text:span text:style-name="T7">. <text:s/></text:span></text:p>
        </text:list-item>
      </text:list>
      <text:list xml:id="list1040491518" text:continue-list="list1631629861" text:style-name="L1">
        <text:list-header>
          <text:p text:style-name="P81"/>
        </text:list-header>
        <text:list-item>
          <text:p text:style-name="P229">The example vimrc file explained</text:p>
        </text:list-item>
      </text:list>
      <text:list xml:id="list2018031354" text:style-name="L38">
        <text:list-item>
          <text:p text:style-name="P106"><text:span text:style-name="T7">In the first chapter was explained how the example </text:span><text:span text:style-name="T7">vimrc</text:span><text:span text:style-name="T7"> (included in the Vim </text:span><text:span text:style-name="T7">distribution</text:span><text:span text:style-name="T7">) file can be used to make Vim </text:span><text:span text:style-name="T7">startup</text:span><text:span text:style-name="T7"> in </text:span><text:span text:style-name="T7">not-compatible</text:span><text:span text:style-name="T7"> mode (see |</text:span><text:span text:style-name="T7">not-compatible</text:span><text:span text:style-name="T7">|). <text:s/>The file can be found here:</text:span></text:p>
        </text:list-item>
      </text:list>
      <text:list xml:id="list817549471" text:continue-list="list1040491518" text:style-name="L1">
        <text:list-header>
          <text:p text:style-name="P116"><text:s text:c="5"/><text:span text:style-name="T33"><text:s text:c="3"/>$VIMRUNTIME/vimrc_example.vim </text:span></text:p>
          <text:p text:style-name="P118"/>
        </text:list-header>
      </text:list>
      <text:list xml:id="list1511990981" text:style-name="L39">
        <text:list-item>
          <text:p text:style-name="P107"><text:span text:style-name="T7">In this section we will explain the various commands used in this file. <text:s/>This will give you hints about how to set up your own preferences. <text:s/>Not everything will be explained though. Use the "</text:span><text:span text:style-name="T11">:help</text:span><text:span text:style-name="T7">" command to find out more.</text:span></text:p>
        </text:list-item>
      </text:list>
      <text:p text:style-name="P7"><text:s text:c="5"/></text:p>
      <text:list xml:id="list2138267621" text:continue-numbering="true" text:style-name="L39">
        <text:list-item>
          <text:p text:style-name="P123">set nocompatible</text:p>
          <text:p text:style-name="P107"><text:span text:style-name="T7">As mentioned in the first chapter, these manuals explain Vim working in an improved way, thus not completely </text:span><text:span text:style-name="T7">Vi</text:span><text:span text:style-name="T7"> compatible. <text:s/>Setting the </text:span><text:span text:style-name="T7">'compatible</text:span><text:span text:style-name="T7">' option off, thus </text:span><text:span text:style-name="T7">'nocompatible'</text:span><text:span text:style-name="T7"> takes care of this.</text:span></text:p>
          <text:p text:style-name="P59"/>
        </text:list-item>
        <text:list-item>
          <text:p text:style-name="P123">set backspace=indent,eol,start</text:p>
          <text:p text:style-name="P107"><text:span text:style-name="T7">This specifies where in </text:span><text:span text:style-name="T7">Insert</text:span><text:span text:style-name="T7"> mode the </text:span><text:span text:style-name="T7">&lt;BS&gt;</text:span><text:span text:style-name="T7"> is allowed to delete the character in front of </text:span><text:soft-page-break/><text:span text:style-name="T7">the cursor. <text:s/>The three items, separated by commas, tell Vim to delete the white space at the start of the line, a line break and the character before where </text:span><text:span text:style-name="T7">Insert</text:span><text:span text:style-name="T7"> mode started.</text:span></text:p>
          <text:p text:style-name="P123"/>
        </text:list-item>
        <text:list-item>
          <text:p text:style-name="P123">set autoindent</text:p>
          <text:p text:style-name="P107"><text:span text:style-name="T7">This makes Vim use the</text:span><text:span text:style-name="T11"> indent</text:span><text:span text:style-name="T7"> of the previous line for a newly created line. Thus there is the same amount of white space before the new line. <text:s/>For example when pressing </text:span><text:span text:style-name="T7">&lt;Enter&gt;</text:span><text:span text:style-name="T7"> in </text:span><text:span text:style-name="T7">Insert</text:span><text:span text:style-name="T7"> mode, and when using the "</text:span><text:span text:style-name="T7">o</text:span><text:span text:style-name="T7">" command to open a new line.</text:span></text:p>
          <text:p text:style-name="P123"/>
        </text:list-item>
        <text:list-item>
          <text:p text:style-name="P123">if has("vms")</text:p>
        </text:list-item>
      </text:list>
      <text:p text:style-name="P24"><text:s text:c="7"/><text:tab/> <text:s text:c="3"/><text:span text:style-name="T1">set nobackup</text:span></text:p>
      <text:p text:style-name="P24"><text:s text:c="5"/><text:tab/><text:span text:style-name="T1">else</text:span></text:p>
      <text:p text:style-name="P24"><text:s text:c="6"/><text:tab/> <text:s text:c="3"/><text:span text:style-name="T1">set backup</text:span></text:p>
      <text:p text:style-name="P38"><text:s text:c="11"/><text:tab/><text:span text:style-name="T1">endif</text:span></text:p>
      <text:list xml:id="list1448969472" text:continue-numbering="true" text:style-name="L39">
        <text:list-header>
          <text:p text:style-name="P107"><text:span text:style-name="T7"><text:s text:c="3"/>This tells Vim to keep a </text:span><text:span text:style-name="T7">backup</text:span><text:span text:style-name="T7"> copy of a file when overwriting it. <text:s/>But not on the </text:span><text:span text:style-name="T7">VMS</text:span><text:span text:style-name="T7"> system, since it keeps old versions of files already. <text:s/>The </text:span><text:span text:style-name="T7">backup</text:span><text:span text:style-name="T7"> file will have the same name </text:span><text:span text:style-name="T7">as</text:span><text:span text:style-name="T7"> the original file with "</text:span><text:span text:style-name="T7">~</text:span><text:span text:style-name="T7">" added. <text:s/></text:span></text:p>
          <text:p text:style-name="P123"/>
        </text:list-header>
        <text:list-item>
          <text:p text:style-name="P123">set history=50</text:p>
        </text:list-item>
      </text:list>
      <text:p text:style-name="P34"/>
      <text:list xml:id="list944118848" text:continue-numbering="true" text:style-name="L39">
        <text:list-header>
          <text:p text:style-name="P107"><text:span text:style-name="T7"><text:s text:c="4"/>Keep 50 commands and 50 search patterns in the </text:span><text:span text:style-name="T7">history</text:span><text:span text:style-name="T7">. <text:s/>Use another number if</text:span></text:p>
          <text:p text:style-name="P59">you want to remember fewer or more lines.</text:p>
        </text:list-header>
      </text:list>
      <text:p text:style-name="P34"/>
      <text:p text:style-name="P34"/>
      <text:list xml:id="list723368264" text:continue-numbering="true" text:style-name="L39">
        <text:list-item>
          <text:p text:style-name="P123">set ruler</text:p>
        </text:list-item>
      </text:list>
      <text:p text:style-name="P34"/>
      <text:list xml:id="list2165222613" text:continue-numbering="true" text:style-name="L39">
        <text:list-header>
          <text:p text:style-name="P59"><text:s text:c="4"/>Always display the current cursor position in the lower right corner of the</text:p>
          <text:p text:style-name="P107"><text:span text:style-name="T7">Vim </text:span><text:span text:style-name="T7">window</text:span><text:span text:style-name="T7">.</text:span></text:p>
        </text:list-header>
      </text:list>
      <text:p text:style-name="P34"/>
      <text:p text:style-name="P34"/>
      <text:list xml:id="list1292454799" text:continue-numbering="true" text:style-name="L39">
        <text:list-item>
          <text:p text:style-name="P123">set showcmd</text:p>
        </text:list-item>
      </text:list>
      <text:p text:style-name="P34"/>
      <text:list xml:id="list1247596510" text:continue-numbering="true" text:style-name="L39">
        <text:list-header>
          <text:p text:style-name="P107"><text:span text:style-name="T7"><text:s text:c="3"/>Display an incomplete command in the lower right corner of the Vim </text:span><text:span text:style-name="T7">window</text:span><text:span text:style-name="T7">,</text:span></text:p>
          <text:p text:style-name="P59">left of the ruler. <text:s/>For example, when you type "2f", Vim is waiting for you to</text:p>
          <text:p text:style-name="P107"><text:span text:style-name="T7">type the character to find and "2f" is displayed. <text:s/>When you press "</text:span><text:span text:style-name="T7">w</text:span><text:span text:style-name="T7">" next,</text:span></text:p>
          <text:p text:style-name="P59">the "2fw" command is executed and the displayed "2f" is removed.</text:p>
          <text:p text:style-name="P123"/>
        </text:list-header>
        <text:list-item>
          <text:p text:style-name="P123">set incsearch</text:p>
          <text:p text:style-name="P107"><text:span text:style-name="T7"><text:s text:c="4"/>Display the match for a search </text:span><text:span text:style-name="T7">pattern</text:span><text:span text:style-name="T7"> when halfway typing it.</text:span></text:p>
        </text:list-item>
      </text:list>
      <text:p text:style-name="P34"/>
      <text:list xml:id="list1513753451" text:continue-numbering="true" text:style-name="L39">
        <text:list-item>
          <text:p text:style-name="P123"><text:soft-page-break/>map Q gq</text:p>
        </text:list-item>
      </text:list>
      <text:p text:style-name="P34"/>
      <text:list xml:id="list1093321778" text:continue-numbering="true" text:style-name="L39">
        <text:list-header>
          <text:p text:style-name="P107"><text:span text:style-name="T7"><text:s text:c="4"/>This defines a key </text:span><text:span text:style-name="T7">mapping</text:span><text:span text:style-name="T7">. <text:s/>More about that in the next section. <text:s/>This</text:span></text:p>
          <text:p text:style-name="P107"><text:span text:style-name="T7">defines the "</text:span><text:span text:style-name="T7">Q</text:span><text:span text:style-name="T7">" command to </text:span><text:span text:style-name="T7">do</text:span><text:span text:style-name="T7"> </text:span><text:span text:style-name="T7">formatting</text:span><text:span text:style-name="T7"> with the "</text:span><text:span text:style-name="T7">gq</text:span><text:span text:style-name="T7">" </text:span><text:span text:style-name="T7">operator</text:span><text:span text:style-name="T7">. <text:s/>This is how</text:span></text:p>
          <text:p text:style-name="P107"><text:span text:style-name="T7">it worked before Vim 5.0. <text:s/>Otherwise the "</text:span><text:span text:style-name="T7">Q</text:span><text:span text:style-name="T7">" command starts </text:span><text:span text:style-name="T7">Ex</text:span><text:span text:style-name="T7"> mode, but you</text:span></text:p>
          <text:p text:style-name="P59">will not need it.</text:p>
          <text:p text:style-name="P59"/>
        </text:list-header>
        <text:list-item>
          <text:p text:style-name="P123">vnoremap _g y:exe "grep /" . escape(@", '\\/') . "/ *.c *.h"&lt;CR&gt;</text:p>
        </text:list-item>
      </text:list>
      <text:p text:style-name="P34"/>
      <text:list xml:id="list2055626913" text:continue-numbering="true" text:style-name="L39">
        <text:list-header>
          <text:p text:style-name="P107"><text:span text:style-name="T7">This </text:span><text:span text:style-name="T7">mapping</text:span><text:span text:style-name="T7"> yanks the visually selected text and searches for it in C files. This is a complicated </text:span><text:span text:style-name="T7">mapping</text:span><text:span text:style-name="T7">. <text:s/>You can see that mappings can be used to </text:span><text:span text:style-name="T7">do</text:span><text:span text:style-name="T7"> quite complicated things. <text:s/>Still, it is just a sequence of commands that are executed like you typed them.</text:span></text:p>
          <text:p text:style-name="P123"><text:s/></text:p>
        </text:list-header>
        <text:list-item>
          <text:p text:style-name="P123">if &amp;t_Co &gt; 2 || has("gui_running")</text:p>
          <text:list>
            <text:list-header>
              <text:p text:style-name="P123">syntax on</text:p>
              <text:p text:style-name="P123">set hlsearch</text:p>
            </text:list-header>
          </text:list>
          <text:p text:style-name="P123">endif</text:p>
        </text:list-item>
      </text:list>
      <text:p text:style-name="P34"/>
      <text:list xml:id="list1276970233" text:continue-numbering="true" text:style-name="L39">
        <text:list-header>
          <text:p text:style-name="P107"><text:span text:style-name="T7">This switches on </text:span><text:span text:style-name="T7">syntax</text:span><text:span text:style-name="T7"> highlighting, but only if colors are available. <text:s/>And the </text:span><text:span text:style-name="T7">'hlsearch'</text:span><text:span text:style-name="T7"> option tells Vim to highlight matches with the last used search </text:span><text:span text:style-name="T7">pattern</text:span><text:span text:style-name="T7">. <text:s/>The "if" command is very useful to set </text:span><text:span text:style-name="T7">options</text:span><text:span text:style-name="T7"> only when some condition is met. </text:span></text:p>
          <text:p text:style-name="P59"/>
          <text:p text:style-name="P190">*<text:bookmark text:name="vimrc-filetype"/><text:span text:style-name="T32">vimrc-filetype</text:span>* </text:p>
        </text:list-header>
        <text:list-item>
          <text:p text:style-name="P187">filetype plugin indent on</text:p>
          <text:p text:style-name="P59">This switches on three very clever mechanisms:</text:p>
          <text:p text:style-name="P74">1. Filetype detection.</text:p>
          <text:p text:style-name="P107"><text:span text:style-name="T7"><text:s text:c="3"/>Whenever you start editing a file, Vim will try to figure out what kind of file this is. <text:s/>When you edit "main.c", Vim will see the ".c" extension and recognize this </text:span><text:span text:style-name="T7">as</text:span><text:span text:style-name="T7"> a "</text:span><text:span text:style-name="T7">c</text:span><text:span text:style-name="T7">" </text:span><text:span text:style-name="T7">filetype</text:span><text:span text:style-name="T7">. <text:s/>When you edit a file that starts with "#!/bin/sh", Vim will recognize it </text:span><text:span text:style-name="T7">as</text:span><text:span text:style-name="T7"> a "sh" </text:span><text:span text:style-name="T7">filetype</text:span><text:span text:style-name="T7">.</text:span></text:p>
          <text:p text:style-name="P107"><text:span text:style-name="T7"><text:s text:c="3"/>The </text:span><text:span text:style-name="T7">filetype</text:span><text:span text:style-name="T7"> detection is used for </text:span><text:span text:style-name="T7">syntax</text:span><text:span text:style-name="T7"> highlighting and the other two items below.</text:span></text:p>
          <text:p text:style-name="P59"/>
          <text:p text:style-name="P107"><text:span text:style-name="T11">2. Using </text:span><text:span text:style-name="T11">filetype</text:span><text:span text:style-name="T11"> </text:span><text:a xlink:type="simple" xlink:href="#plugin">plugin</text:a><text:span text:style-name="T11"> files</text:span></text:p>
          <text:p text:style-name="P107"><text:span text:style-name="T7"><text:s text:c="3"/>Many different </text:span><text:span text:style-name="T7">filetypes</text:span><text:span text:style-name="T7"> are edited with different </text:span><text:span text:style-name="T7">options</text:span><text:span text:style-name="T7">. <text:s/>For example, when you edit a "</text:span><text:span text:style-name="T7">c</text:span><text:span text:style-name="T7">" file, it's very useful to set the </text:span><text:span text:style-name="T7">'cindent'</text:span><text:span text:style-name="T7"> option to <text:s/>automatically indent the lines. <text:s/>These commonly useful option settings are included with Vim in </text:span><text:span text:style-name="T7">filetype</text:span><text:span text:style-name="T7"> plugins. You can also add your own.</text:span></text:p>
          <text:p text:style-name="P59"/>
          <text:p text:style-name="P74">3. Using indent files</text:p>
          <text:p text:style-name="P107"><text:soft-page-break/><text:span text:style-name="T7"><text:s text:c="5"/>When editing programs, the indent of a line can often be computed automatically. <text:s/>Vim comes with these indent rules for a number of </text:span><text:span text:style-name="T7">filetypes</text:span><text:span text:style-name="T7">. <text:s/>See |</text:span><text:span text:style-name="T7">:filetype-indent-on</text:span><text:span text:style-name="T7">| and </text:span><text:span text:style-name="T7">'indentexpr'</text:span><text:span text:style-name="T7">.</text:span></text:p>
          <text:p text:style-name="P59"/>
        </text:list-item>
        <text:list-item>
          <text:p text:style-name="P187">autocmd FileType text setlocal textwidth=78</text:p>
          <text:p text:style-name="P187"/>
          <text:p text:style-name="P107"><text:span text:style-name="T7"><text:s text:c="3"/>This makes Vim break text to avoid lines getting longer than 78 characters. But only for files that have been detected to be plain text. <text:s/>There are actually two parts here. <text:s/>"autocmd </text:span><text:span text:style-name="T7">FileType</text:span><text:span text:style-name="T7"> text" is an </text:span><text:span text:style-name="T7">autocommand</text:span><text:span text:style-name="T7">. <text:s/>This defines that when the file type is set to "text" the following command is automatically executed. <text:s/>"setlocal textwidth=78" sets the </text:span><text:span text:style-name="T7">'textwidth'</text:span><text:span text:style-name="T7"> option to 78, but only locally in one file.</text:span></text:p>
          <text:p text:style-name="P59"/>
          <text:p text:style-name="P113"><text:span text:style-name="T7">*</text:span><text:bookmark text:name="restore-cursor"/><text:span text:style-name="T12">restore-cursor</text:span><text:span text:style-name="T7">* </text:span></text:p>
        </text:list-item>
        <text:list-item>
          <text:p text:style-name="P187">autocmd BufReadPost *</text:p>
          <text:p text:style-name="P114"><text:s text:c="9"/><text:span text:style-name="T12"><text:s text:c="3"/>\ if line("'\"") &gt; 1 &amp;&amp; line("'\"") &lt;= line("$") |</text:span></text:p>
          <text:p text:style-name="P79"><text:s text:c="12"/>\ <text:s text:c="2"/>exe "normal! g`\"" |</text:p>
          <text:p text:style-name="P79"><text:s text:c="12"/>\ endif</text:p>
          <text:p text:style-name="P107"><text:span text:style-name="T7"><text:s text:c="3"/>Another </text:span><text:span text:style-name="T7">autocommand</text:span><text:span text:style-name="T7">. <text:s/>This time it is used after reading any file. <text:s/>The complicated stuff after it checks if the '"' </text:span><text:span text:style-name="T7">mark</text:span><text:span text:style-name="T7"> is defined, and jumps to it if so. <text:s/>The </text:span><text:span text:style-name="T7">backslash</text:span><text:span text:style-name="T7"> at the start of a line is used to continue the command from the previous line. <text:s/>That avoids a line getting very long. See |</text:span><text:span text:style-name="T7">line-continuation</text:span><text:span text:style-name="T7">|. <text:s/>This only works in a Vim </text:span><text:span text:style-name="T7">script</text:span><text:span text:style-name="T7"> file, not when typing commands at the command-line.</text:span></text:p>
        </text:list-item>
      </text:list>
      <text:list xml:id="list928743382" text:continue-list="list817549471" text:style-name="L1">
        <text:list-header>
          <text:p text:style-name="P83"/>
        </text:list-header>
        <text:list-item>
          <text:p text:style-name="P81">Simple mappings</text:p>
        </text:list-item>
      </text:list>
      <text:list xml:id="list246310732" text:continue-list="list1276970233" text:style-name="L39">
        <text:list-header>
          <text:p text:style-name="P107"><text:span text:style-name="T7"><text:s text:c="4"/>A </text:span><text:span text:style-name="T11">mapping</text:span><text:span text:style-name="T7"> enables you to </text:span><text:span text:style-name="T11">bind a set of Vim commands to a single key</text:span><text:span text:style-name="T7">. <text:s/>Suppose, for example, that you need to surround certain words with curly braces. <text:s/>In other words, you need to change a </text:span><text:span text:style-name="T7">word</text:span><text:span text:style-name="T7"> such </text:span><text:span text:style-name="T7">as</text:span><text:span text:style-name="T7"> "amount" into "{amount}". <text:s/>With the </text:span><text:span text:style-name="T11">:map</text:span><text:span text:style-name="T11"> </text:span><text:span text:style-name="T7">command, you can tell Vim that the F5 key does this job. <text:s/>The command is </text:span><text:span text:style-name="T7">as</text:span><text:span text:style-name="T7"> follows:</text:span></text:p>
          <text:list>
            <text:list-item>
              <text:list>
                <text:list-header>
                  <text:p text:style-name="P74">:map &lt;F5&gt; i{&lt;Esc&gt;ea}&lt;Esc&gt;</text:p>
                </text:list-header>
              </text:list>
            </text:list-item>
          </text:list>
          <text:p text:style-name="P74">Note:</text:p>
          <text:p text:style-name="P107"><text:span text:style-name="T7"><text:s text:c="8"/>When entering this command, you must enter </text:span><text:span text:style-name="T7">&lt;F5&gt;</text:span><text:span text:style-name="T7"> by typing four characters. Similarly, </text:span><text:span text:style-name="T7">&lt;Esc&gt;</text:span><text:span text:style-name="T7"> is not entered by pressing the </text:span><text:span text:style-name="T7">&lt;Esc</text:span><text:span text:style-name="T7">&gt; key, but by typing five characters.</text:span></text:p>
          <text:p text:style-name="P59"/>
        </text:list-header>
        <text:list-item>
          <text:p text:style-name="P59">In this example, the trigger is a single key; it can be any string. <text:s/>But when you use an existing Vim command, that command will no longer be available. You better avoid that.</text:p>
          <text:p text:style-name="P107"><text:span text:style-name="T7"><text:s text:c="4"/>One key that can be used with mappings is the </text:span><text:span text:style-name="T7">backslash</text:span><text:span text:style-name="T7">. <text:s/>Since you probably want to define more than one </text:span><text:span text:style-name="T7">mapping</text:span><text:span text:style-name="T7">, add another character. <text:s/>You could map "\p" to add </text:span><text:soft-page-break/><text:span text:style-name="T7">parentheses around a </text:span><text:span text:style-name="T7">word</text:span><text:span text:style-name="T7">, and "\c" to add curly braces, for example:</text:span></text:p>
          <text:p text:style-name="P107"><text:s/><text:span text:style-name="T33"><text:s text:c="7"/></text:span><text:span text:style-name="T11">:map \p i(&lt;Esc&gt;ea)&lt;Esc&gt;</text:span></text:p>
          <text:p text:style-name="P74"><text:s text:c="8"/>:map \c i{&lt;Esc&gt;ea}&lt;Esc&gt;</text:p>
          <text:p text:style-name="P74"/>
        </text:list-item>
        <text:list-item>
          <text:p text:style-name="P107"><text:span text:style-name="T7">The "</text:span><text:span text:style-name="T11">:map</text:span><text:span text:style-name="T7">" command (with no arguments) lists your current mappings. <text:s/>At least the ones for </text:span><text:span text:style-name="T7">Normal</text:span><text:span text:style-name="T7"> mode. <text:s/>More about mappings in section |</text:span><text:span text:style-name="T7">40.1</text:span><text:span text:style-name="T7">|.</text:span></text:p>
        </text:list-item>
      </text:list>
      <text:list xml:id="list1794373010" text:continue-list="list928743382" text:style-name="L1">
        <text:list-header>
          <text:p text:style-name="P229"/>
        </text:list-header>
        <text:list-item>
          <text:p text:style-name="P229">Adding a plugin</text:p>
        </text:list-item>
      </text:list>
      <text:p text:style-name="P12"><text:span text:style-name="T7"><text:s text:c="3"/>Vim's functionality can be extended by </text:span><text:span text:style-name="T11">adding plugins</text:span><text:span text:style-name="T7">. <text:s/>A plugin is nothing more than a Vim </text:span><text:span text:style-name="T7">script</text:span><text:span text:style-name="T7"> file that is loaded automatically when Vim starts. <text:s/>You can add a plugin very easily by dropping it in your plugin directory. {not available when Vim was compiled without the |</text:span><text:span text:style-name="T7">+eval</text:span><text:span text:style-name="T7">| feature}</text:span></text:p>
      <text:p text:style-name="P10"/>
      <text:p text:style-name="P10">There are two types of plugins:</text:p>
      <text:p text:style-name="P12"><text:span text:style-name="T7"><text:s text:c="4"/></text:span><text:span text:style-name="T11">global plugin:</text:span><text:span text:style-name="T7"> Used for all kinds of files</text:span></text:p>
      <text:p text:style-name="P12"><text:span text:style-name="T7"><text:s/><text:tab/></text:span><text:span text:style-name="T11"> </text:span><text:span text:style-name="T11">filetype</text:span><text:span text:style-name="T11"> plugin:</text:span><text:span text:style-name="T7"> Only used for a specific type of file</text:span></text:p>
      <text:p text:style-name="P10"/>
      <text:list xml:id="list1051563028" text:continue-numbering="true" text:style-name="L1">
        <text:list-item>
          <text:p text:style-name="P229">GLOBAL PLUGINS <text:s/></text:p>
          <text:p text:style-name="P115"><text:span text:style-name="T7"><text:s text:c="3"/>When you start Vim, it will automatically load a number of </text:span><text:span text:style-name="T11">global plugins</text:span><text:span text:style-name="T7">. You don't have to </text:span><text:span text:style-name="T7">do</text:span><text:span text:style-name="T7"> anything for this. <text:s/>They add functionality that most people will want to use, but which was implemented </text:span><text:span text:style-name="T7">as</text:span><text:span text:style-name="T7"> a</text:span><text:span text:style-name="T11"> Vim </text:span><text:span text:style-name="T11">script</text:span><text:span text:style-name="T7"> instead of being compiled into Vim. <text:s/>You can find them listed in the help index |</text:span><text:span text:style-name="T7">standard-plugin-list</text:span><text:span text:style-name="T7">|. <text:s/>Also see |</text:span><text:span text:style-name="T7">load-plugins</text:span><text:span text:style-name="T7">|.</text:span></text:p>
        </text:list-item>
      </text:list>
      <text:list xml:id="list1723943310" text:style-name="L40">
        <text:list-header>
          <text:p text:style-name="P75"/>
        </text:list-header>
        <text:list-item>
          <text:p text:style-name="P75">Add-global-plugin</text:p>
        </text:list-item>
      </text:list>
      <text:list xml:id="list2001450060" text:continue-list="list1051563028" text:style-name="L1">
        <text:list-header>
          <text:p text:style-name="P115"><text:span text:style-name="T7">You can add a global </text:span><text:a xlink:type="simple" xlink:href="#plugin">plugin</text:a><text:span text:style-name="T7"> to add functionality that will always be present</text:span></text:p>
          <text:p text:style-name="P115"><text:span text:style-name="T7">when you use Vim. <text:s/>There are only two steps for adding a global </text:span><text:a xlink:type="simple" xlink:href="#plugin">plugin</text:a><text:span text:style-name="T7">:</text:span></text:p>
          <text:p text:style-name="P115"><text:span text:style-name="T7">1. Get a copy of the </text:span><text:a xlink:type="simple" xlink:href="#plugin">plugin</text:a><text:span text:style-name="T7">.</text:span></text:p>
          <text:p text:style-name="P116">2. Drop it in the right directory.</text:p>
          <text:p text:style-name="P229"/>
        </text:list-header>
        <text:list-item>
          <text:p text:style-name="P229">GETTING A GLOBAL PLUGIN</text:p>
          <text:p text:style-name="P116">Where can you find plugins?</text:p>
          <text:p text:style-name="P116">- Some come with Vim. <text:s/>You can find them in the directory <text:span text:style-name="T33">$VIMRUNTIME/macros</text:span></text:p>
          <text:p text:style-name="P116"><text:s text:c="2"/>and its sub-directories.</text:p>
          <text:p text:style-name="P115"><text:span text:style-name="T7"><text:s/>- Download from the net. There is a large collection on <text:s text:c="7"/></text:span><text:a xlink:type="simple" xlink:href="http://www.vim.org/">http://www.vim.org</text:a><text:span text:style-name="T7">.</text:span></text:p>
          <text:p text:style-name="P115"><text:span text:style-name="T7">- They are sometimes posted in a Vim |</text:span><text:span text:style-name="T7">maillist</text:span><text:span text:style-name="T7">|.</text:span></text:p>
          <text:p text:style-name="P115"><text:span text:style-name="T7">- You could write one yourself, see |</text:span><text:span text:style-name="T7">write-plugin</text:span><text:span text:style-name="T7">|.</text:span></text:p>
        </text:list-item>
      </text:list>
      <text:p text:style-name="P34"><text:soft-page-break/></text:p>
      <text:list xml:id="list1666810900" text:continue-numbering="true" text:style-name="L1">
        <text:list-header>
          <text:p text:style-name="P115"><text:span text:style-name="T7">Some plugins come </text:span><text:span text:style-name="T7">as</text:span><text:span text:style-name="T7"> a vimball archive, see |</text:span><text:span text:style-name="T7">vimball</text:span><text:span text:style-name="T7">|.</text:span></text:p>
          <text:p text:style-name="P115"><text:span text:style-name="T7">Some plugins can be updated automatically, see |</text:span><text:span text:style-name="T7">getscript</text:span><text:span text:style-name="T7">|.</text:span></text:p>
          <text:p text:style-name="P229"/>
        </text:list-header>
        <text:list-item>
          <text:p text:style-name="P229">USING A GLOBAL PLUGIN</text:p>
        </text:list-item>
      </text:list>
      <text:p text:style-name="P34"/>
      <text:list xml:id="list893581692" text:continue-numbering="true" text:style-name="L1">
        <text:list-header>
          <text:p text:style-name="P115"><text:span text:style-name="T7">First read the text in the </text:span><text:a xlink:type="simple" xlink:href="#plugin">plugin</text:a><text:span text:style-name="T7"> itself to check for any special conditions.</text:span></text:p>
          <text:p text:style-name="P115"><text:span text:style-name="T7">Then copy the file to your </text:span><text:a xlink:type="simple" xlink:href="#plugin">plugin</text:a><text:span text:style-name="T7"> directory:</text:span></text:p>
          <text:p text:style-name="P116"/>
          <text:p text:style-name="P116"><text:s text:c="7"/><text:span text:style-name="T33"><text:s/>system <text:s text:c="9"/>plugin directory </text:span></text:p>
          <text:p text:style-name="P115"><text:span text:style-name="T7"><text:s/></text:span><text:span text:style-name="T11"><text:s text:c="7"/></text:span><text:span text:style-name="T11">Unix</text:span><text:span text:style-name="T11"> <text:s text:c="11"/>~/.vim/plugin/</text:span></text:p>
          <text:p text:style-name="P115"><text:span text:style-name="T7"><text:s text:c="8"/>PC and </text:span><text:span text:style-name="T7">OS/2</text:span><text:span text:style-name="T7"> <text:s text:c="4"/>$HOME/vimfiles/plugin or $VIM/vimfiles/plugin</text:span></text:p>
          <text:p text:style-name="P115"><text:span text:style-name="T7"><text:s text:c="8"/></text:span><text:span text:style-name="T7">Amiga</text:span><text:span text:style-name="T7"> <text:s text:c="10"/>s:vimfiles/plugin</text:span></text:p>
          <text:p text:style-name="P115"><text:span text:style-name="T7"><text:s text:c="8"/></text:span><text:span text:style-name="T7">Macintosh</text:span><text:span text:style-name="T7"> <text:s text:c="6"/>$VIM:vimfiles:plugin</text:span></text:p>
          <text:p text:style-name="P115"><text:span text:style-name="T7"><text:s text:c="8"/></text:span><text:span text:style-name="T7">Mac</text:span><text:span text:style-name="T7"> OS X <text:s text:c="7"/>~/.vim/plugin/</text:span></text:p>
          <text:p text:style-name="P115"><text:span text:style-name="T7"><text:s text:c="8"/></text:span><text:span text:style-name="T7">RISC-OS</text:span><text:span text:style-name="T7"> <text:s text:c="8"/>Choices:vimfiles.plugin</text:span></text:p>
          <text:p text:style-name="P116"/>
          <text:p text:style-name="P115"><text:span text:style-name="T7">Example for </text:span><text:span text:style-name="T7">Unix</text:span><text:span text:style-name="T7"> (assuming you didn't have a </text:span><text:a xlink:type="simple" xlink:href="#plugin">plugin</text:a><text:span text:style-name="T7"> directory yet):</text:span></text:p>
          <text:p text:style-name="P116"><text:s text:c="8"/>mkdir ~/.vim</text:p>
          <text:p text:style-name="P116"><text:s text:c="8"/>mkdir ~/.vim/plugin</text:p>
          <text:p text:style-name="P116"><text:s text:c="8"/>cp /usr/local/share/vim/vim60/macros/justify.vim ~/.vim/plugin</text:p>
          <text:p text:style-name="P116"/>
          <text:p text:style-name="P115"><text:span text:style-name="T11">Notes: </text:span><text:span text:style-name="T7">Instead of putting plugins directly into the plugin/ directory, you may better organize them by putting them into</text:span><text:span text:style-name="T11"> subdirectories</text:span><text:span text:style-name="T7"> under plugin/. As an example, consider using "~/.vim/plugin/perl/*.vim" for all your </text:span><text:span text:style-name="T7">Perl</text:span><text:span text:style-name="T7"> plugins.</text:span></text:p>
          <text:p text:style-name="P229"/>
        </text:list-header>
        <text:list-item>
          <text:p text:style-name="P229">FILETYPE PLUGINS <text:s text:c="7"/></text:p>
          <text:p text:style-name="P115"><text:span text:style-name="T7">The Vim </text:span><text:span text:style-name="T7">distribution</text:span><text:span text:style-name="T7"> comes with a set of plugins for different </text:span><text:span text:style-name="T7">filetypes</text:span><text:span text:style-name="T7"> that you can start using with this command:</text:span></text:p>
          <text:p text:style-name="P116"><text:s text:c="4"/><text:span text:style-name="T33"><text:s text:c="4"/>:filetype plugin on</text:span></text:p>
          <text:p text:style-name="P117"/>
        </text:list-item>
      </text:list>
      <text:list xml:id="list1709951745" text:style-name="L41">
        <text:list-item>
          <text:p text:style-name="P124">add-filetype-plugin</text:p>
        </text:list-item>
      </text:list>
      <text:list xml:id="list967689463" text:continue-list="list893581692" text:style-name="L1">
        <text:list-header>
          <text:p text:style-name="P115"><text:span text:style-name="T7">If you are missing a </text:span><text:a xlink:type="simple" xlink:href="#plugin">plugin</text:a><text:span text:style-name="T7"> for a </text:span><text:span text:style-name="T7">filetype</text:span><text:span text:style-name="T7"> you are using, or you found a</text:span></text:p>
          <text:p text:style-name="P115"><text:span text:style-name="T7">better one, you can add it. <text:s/>There are two steps for adding a </text:span><text:span text:style-name="T7">filetype</text:span><text:span text:style-name="T7"> </text:span><text:a xlink:type="simple" xlink:href="#plugin">plugin</text:a><text:span text:style-name="T7">:</text:span></text:p>
          <text:p text:style-name="P115"><text:span text:style-name="T7">1. Get a copy of the </text:span><text:a xlink:type="simple" xlink:href="#plugin">plugin</text:a><text:span text:style-name="T7">.</text:span></text:p>
          <text:p text:style-name="P116">2. Drop it in the right directory.</text:p>
          <text:p text:style-name="P239"/>
        </text:list-header>
        <text:list-item>
          <text:p text:style-name="P229"><text:soft-page-break/>GETTING A FILETYPE PLUGIN</text:p>
          <text:p text:style-name="P115"><text:span text:style-name="T7">You can find them in the same places </text:span><text:span text:style-name="T7">as</text:span><text:span text:style-name="T7"> the global plugins. <text:s/>Watch out if the</text:span></text:p>
          <text:p text:style-name="P115"><text:span text:style-name="T7">type of file is mentioned, then you know if the </text:span><text:a xlink:type="simple" xlink:href="#plugin">plugin</text:a><text:span text:style-name="T7"> is a global or a</text:span></text:p>
          <text:p text:style-name="P115"><text:span text:style-name="T7">filetype</text:span><text:span text:style-name="T7"> one. <text:s/>The scripts in $VIMRUNTIME/macros are global ones, the </text:span><text:span text:style-name="T7">filetype</text:span></text:p>
          <text:p text:style-name="P116">plugins are in <text:span text:style-name="T33">$VIMRUNTIME/ftplugin</text:span>.</text:p>
          <text:p text:style-name="P229"/>
        </text:list-item>
        <text:list-item>
          <text:p text:style-name="P229">USING A FILETYPE PLUGIN</text:p>
          <text:p text:style-name="P115"><text:span text:style-name="T7"><text:s text:c="4"/>You can add a </text:span><text:span text:style-name="T7">filetype</text:span><text:span text:style-name="T7"> </text:span><text:a xlink:type="simple" xlink:href="#plugin">plugin</text:a><text:span text:style-name="T7"> by dropping it in the right directory. <text:s/>The name of this directory is in the same directory mentioned above for global plugins, but the last part is "</text:span><text:span text:style-name="T7">ftplugin</text:span><text:span text:style-name="T7">". <text:s/>Suppose you have found a </text:span><text:a xlink:type="simple" xlink:href="#plugin">plugin</text:a><text:span text:style-name="T7"> for the "stuff" </text:span><text:span text:style-name="T7">filetype</text:span><text:span text:style-name="T7">, and you are on </text:span><text:span text:style-name="T7">Unix</text:span><text:span text:style-name="T7">. Then you can move this file to the </text:span><text:span text:style-name="T7">ftplugin</text:span><text:span text:style-name="T7"> directory:</text:span></text:p>
          <text:list>
            <text:list-item>
              <text:list>
                <text:list-item>
                  <text:list>
                    <text:list-item>
                      <text:list>
                        <text:list-item>
                          <text:list>
                            <text:list-item>
                              <text:list>
                                <text:list-item>
                                  <text:list>
                                    <text:list-header>
                                      <text:p text:style-name="P304"><text:s text:c="9"/>mv thefile ~/.vim/ftplugin/stuff.vim</text:p>
                                      <text:p text:style-name="P304"/>
                                    </text:list-header>
                                  </text:list>
                                </text:list-item>
                              </text:list>
                            </text:list-item>
                          </text:list>
                        </text:list-item>
                      </text:list>
                    </text:list-item>
                  </text:list>
                </text:list-item>
              </text:list>
            </text:list-item>
          </text:list>
          <text:p text:style-name="P115"><text:span text:style-name="T7">If that file already exists you already have a </text:span><text:a xlink:type="simple" xlink:href="#plugin">plugin</text:a><text:span text:style-name="T7"> for "stuff". <text:s/>You might want to check if the existing </text:span><text:a xlink:type="simple" xlink:href="#plugin">plugin</text:a><text:span text:style-name="T7"> doesn't conflict with the one you are adding. <text:s/>If it's OK, you can give the new one another name:</text:span></text:p>
          <text:p text:style-name="P116"><text:s text:c="2"/><text:span text:style-name="T33"><text:s text:c="6"/>mv thefile ~/.vim/ftplugin/stuff_too.vim</text:span></text:p>
          <text:p text:style-name="P116"/>
          <text:p text:style-name="P115"><text:span text:style-name="T7">The underscore is used to separate the name of the </text:span><text:span text:style-name="T7">filetype</text:span><text:span text:style-name="T7"> from the rest, which can be anything. <text:s/>If you use </text:span><text:span text:style-name="T11">"otherstuff.vim" it wouldn't work</text:span><text:span text:style-name="T7">, it would be loaded for the </text:span><text:span text:style-name="T11">"otherstuff" </text:span><text:span text:style-name="T11">filetype</text:span><text:span text:style-name="T11">.</text:span></text:p>
        </text:list-item>
      </text:list>
      <text:list xml:id="list1834611954" text:style-name="L42">
        <text:list-header>
          <text:p text:style-name="P76"/>
        </text:list-header>
        <text:list-item>
          <text:p text:style-name="P108"><text:span text:style-name="T11">The generic names for the </text:span><text:span text:style-name="T11">filetype</text:span><text:span text:style-name="T11"> plugins are:</text:span></text:p>
          <text:p text:style-name="P76"/>
        </text:list-item>
      </text:list>
      <text:list xml:id="list576953870" text:continue-list="list967689463" text:style-name="L1">
        <text:list-header>
          <text:p text:style-name="P116"><text:s text:c="6"/><text:span text:style-name="T33"><text:s text:c="2"/>ftplugin/&lt;filetype&gt;.vim</text:span></text:p>
          <text:p text:style-name="P117"><text:s text:c="8"/>ftplugin/&lt;filetype&gt;_&lt;name&gt;.vim</text:p>
          <text:p text:style-name="P117"><text:s text:c="8"/>ftplugin/&lt;filetype&gt;/&lt;name&gt;.vim</text:p>
          <text:p text:style-name="P115"><text:line-break/><text:span text:style-name="T7">The </text:span><text:span text:style-name="T11">&lt;filetype&gt; </text:span><text:span text:style-name="T7">part is the name of the </text:span><text:span text:style-name="T7">filetype</text:span><text:span text:style-name="T7"> the </text:span><text:a xlink:type="simple" xlink:href="#plugin">plugin</text:a><text:span text:style-name="T7"> is to be used for. Only files of this </text:span><text:span text:style-name="T7">filetype</text:span><text:span text:style-name="T7"> will use the settings from the </text:span><text:a xlink:type="simple" xlink:href="#plugin">plugin</text:a><text:span text:style-name="T7">. <text:s/>The &lt;name&gt; part of the </text:span><text:a xlink:type="simple" xlink:href="#plugin">plugin</text:a><text:span text:style-name="T7"> file doesn't matter, you can use it to have several plugins for the same </text:span><text:span text:style-name="T7">filetype</text:span><text:span text:style-name="T7">. <text:s/>Note that it must</text:span><text:span text:style-name="T11"> end in ".vim".</text:span></text:p>
        </text:list-header>
      </text:list>
      <text:p text:style-name="P37"/>
      <text:list xml:id="list1671420672" text:continue-numbering="true" text:style-name="L1">
        <text:list-item>
          <text:p text:style-name="P229">Adding a help file <text:s text:c="5"/></text:p>
          <text:p text:style-name="P115"><text:span text:style-name="T7">Now create a "doc" directory in one of the directories in </text:span><text:span text:style-name="T7">'runtimepath'</text:span><text:span text:style-name="T7">.</text:span></text:p>
          <text:p text:style-name="P116"/>
          <text:p text:style-name="P116"><text:soft-page-break/><text:s text:c="5"/><text:span text:style-name="T33"><text:s text:c="3"/>:!mkdir ~/.vim/doc</text:span></text:p>
          <text:p text:style-name="P116"/>
          <text:p text:style-name="P116">Copy the help file to the "doc" directory.</text:p>
          <text:p text:style-name="P116"><text:s text:c="8"/>:!cp $VIMRUNTIME/macros/matchit.txt ~/.vim/doc</text:p>
          <text:p text:style-name="P116"/>
          <text:p text:style-name="P115"><text:span text:style-name="T7">Now comes the trick, which allows you to jump to the subjects in the new help file: Generate the local tags file with the |</text:span><text:span text:style-name="T7">:helptags</text:span><text:span text:style-name="T7">| command.</text:span></text:p>
          <text:p text:style-name="P117"><text:s text:c="8"/>:helptags ~/.vim/doc</text:p>
          <text:p text:style-name="P116"/>
          <text:p text:style-name="P116">Now you can use the</text:p>
          <text:p text:style-name="P117"><text:s text:c="8"/>:help g%</text:p>
          <text:p text:style-name="P115"><text:span text:style-name="T7">command to find help for "g%" in the help file you just added. <text:s/>You can see an entry for the local help file when you </text:span><text:span text:style-name="T7">do</text:span><text:span text:style-name="T7">:</text:span></text:p>
          <text:p text:style-name="P116"><text:s text:c="2"/><text:span text:style-name="T33"><text:s text:c="6"/>:help local-additions</text:span></text:p>
          <text:p text:style-name="P116"/>
          <text:p text:style-name="P115"><text:span text:style-name="T7">The title lines from the local help files are automagically added to this section. <text:s/>There you can see which local help files have been added and jump to them through the </text:span><text:span text:style-name="T7">tag</text:span><text:span text:style-name="T7">.</text:span></text:p>
          <text:p text:style-name="P229"/>
        </text:list-item>
        <text:list-item>
          <text:p text:style-name="P229">The option window</text:p>
        </text:list-item>
      </text:list>
      <text:list xml:id="list157567371" text:style-name="L43">
        <text:list-item>
          <text:p text:style-name="P109"><text:span text:style-name="T7">If you are looking for an option that does what you want, you can search in the help files here: |</text:span><text:span text:style-name="T7">options</text:span><text:span text:style-name="T7">|. <text:s/>Another way is by using this command:</text:span></text:p>
        </text:list-item>
      </text:list>
      <text:list xml:id="list1373704059" text:continue-list="list1671420672" text:style-name="L1">
        <text:list-header>
          <text:p text:style-name="P116"><text:s text:c="2"/><text:span text:style-name="T33"><text:s text:c="6"/>:options</text:span></text:p>
          <text:p text:style-name="P116"/>
        </text:list-header>
      </text:list>
      <text:list xml:id="list1321240538" text:style-name="L44">
        <text:list-item>
          <text:p text:style-name="P110"><text:span text:style-name="T7">This opens a new </text:span><text:span text:style-name="T7">window</text:span><text:span text:style-name="T7">, with a list of </text:span><text:span text:style-name="T7">options</text:span><text:span text:style-name="T7"> with a one-line explanation. The </text:span><text:span text:style-name="T7">options</text:span><text:span text:style-name="T7"> are grouped by subject. <text:s/>Move the cursor to a subject and press </text:span><text:span text:style-name="T7">&lt;Enter&gt;</text:span><text:span text:style-name="T7"> to jump there. <text:s/>Press </text:span><text:span text:style-name="T7">&lt;Enter&gt;</text:span><text:span text:style-name="T7"> again to jump back. <text:s/>Or use </text:span><text:span text:style-name="T11">CTRL-O</text:span><text:span text:style-name="T7">.</text:span></text:p>
        </text:list-item>
      </text:list>
      <text:list xml:id="list152269318" text:continue-list="list1373704059" text:style-name="L1">
        <text:list-header>
          <text:p text:style-name="P116"/>
        </text:list-header>
      </text:list>
      <text:list xml:id="list920244860" text:style-name="L45">
        <text:list-item>
          <text:p text:style-name="P60">You can change the value of an option. <text:s/>For example, move to the "displaying text" subject. <text:s/>Then move the cursor down to this line:</text:p>
        </text:list-item>
      </text:list>
      <text:list xml:id="list2101461602" text:continue-list="list152269318" text:style-name="L1">
        <text:list-header>
          <text:p text:style-name="P116"><text:s text:c="2"/><text:span text:style-name="T33"><text:s text:c="6"/>set wrap <text:s text:c="7"/>nowrap </text:span></text:p>
        </text:list-header>
      </text:list>
      <text:list xml:id="list627985150" text:continue-list="list920244860" text:style-name="L45">
        <text:list-header>
          <text:p text:style-name="P111"><text:span text:style-name="T7">When you hit </text:span><text:span text:style-name="T7">&lt;Enter&gt;</text:span><text:span text:style-name="T7">, the line will change to:</text:span></text:p>
          <text:p text:style-name="P60"><text:s text:c="4"/><text:span text:style-name="T33"><text:s text:c="4"/>set nowrap <text:s text:c="5"/>wrap </text:span></text:p>
          <text:p text:style-name="P60">The option has now been switched off.</text:p>
          <text:p text:style-name="P60"/>
        </text:list-header>
        <text:list-item>
          <text:p text:style-name="P111"><text:span text:style-name="T7">Just above this line is a short description of the </text:span><text:span text:style-name="T7">'wrap'</text:span><text:span text:style-name="T7"> option. <text:s/>Move the cursor one line up to place it in this line. <text:s/>Now hit </text:span><text:span text:style-name="T7">&lt;Enter&gt;</text:span><text:span text:style-name="T7"> and you jump to the full help on the </text:span><text:span text:style-name="T7">'wrap'</text:span><text:span text:style-name="T7"> option.</text:span></text:p>
        </text:list-item>
      </text:list>
      <text:p text:style-name="P34"/>
      <text:list xml:id="list1969297352" text:continue-numbering="true" text:style-name="L45">
        <text:list-header>
          <text:p text:style-name="P111"><text:soft-page-break/><text:span text:style-name="T7">For </text:span><text:span text:style-name="T7">options</text:span><text:span text:style-name="T7"> that take a number or string argument you can edit the value.</text:span></text:p>
          <text:p text:style-name="P111"><text:span text:style-name="T7">Then press </text:span><text:span text:style-name="T7">&lt;Enter&gt;</text:span><text:span text:style-name="T7"> to apply the new value. <text:s/>For example, move the cursor a few</text:span></text:p>
          <text:p text:style-name="P60">lines up to this line:</text:p>
          <text:p text:style-name="P77"><text:s text:c="8"/>set so=0 </text:p>
          <text:p text:style-name="P111"><text:span text:style-name="T7">Position the cursor on the zero with "</text:span><text:span text:style-name="T7">$</text:span><text:span text:style-name="T7">". <text:s/>Change it into a five with "r5". Then press </text:span><text:span text:style-name="T7">&lt;Enter&gt;</text:span><text:span text:style-name="T7"> to apply the new value. <text:s/>When you now move the cursor around you will notice that the text starts </text:span><text:span text:style-name="T7">scrolling</text:span><text:span text:style-name="T7"> before you reach the border. <text:s/>This is what the </text:span><text:span text:style-name="T7">'scrolloff'</text:span><text:span text:style-name="T7"> option does, it specifies an offset from the </text:span><text:span text:style-name="T7">window</text:span><text:span text:style-name="T7"> border where </text:span><text:span text:style-name="T7">scrolling</text:span><text:span text:style-name="T7"> starts.</text:span></text:p>
        </text:list-header>
      </text:list>
      <text:list xml:id="list1843512116" text:continue-list="list2101461602" text:style-name="L1">
        <text:list-header>
          <text:p text:style-name="P117"/>
        </text:list-header>
        <text:list-item>
          <text:p text:style-name="P229">Often used options</text:p>
        </text:list-item>
      </text:list>
      <text:list xml:id="list74797241" text:continue-list="list1969297352" text:style-name="L45">
        <text:list-header>
          <text:p text:style-name="P111"><text:span text:style-name="T7"><text:s text:c="4"/>There are an awful lot of </text:span><text:span text:style-name="T7">options</text:span><text:span text:style-name="T7">. <text:s/>Most of them you will hardly ever use. Some of the more useful ones will be mentioned here. <text:s/>Don't forget you can find more help on these </text:span><text:span text:style-name="T7">options</text:span><text:span text:style-name="T7"> with the "</text:span><text:span text:style-name="T7">:help</text:span><text:span text:style-name="T7">" command, with single </text:span><text:span text:style-name="T7">quotes</text:span><text:span text:style-name="T7"> before and after the option name. <text:s/>For example:</text:span></text:p>
          <text:p text:style-name="P77"><text:s text:c="8"/>:help 'wrap'</text:p>
          <text:p text:style-name="P60"/>
        </text:list-header>
        <text:list-item>
          <text:p text:style-name="P111"><text:span text:style-name="T7">In </text:span><text:span text:style-name="T7">case</text:span><text:span text:style-name="T7"> you have messed up an option value, you can set it back to the</text:span></text:p>
          <text:p text:style-name="P60">default by putting an ampersand (&amp;) after the option name. <text:s/>Example:</text:p>
          <text:p text:style-name="P77"><text:s text:c="8"/>:set iskeyword&amp;</text:p>
          <text:p text:style-name="P77"/>
        </text:list-item>
      </text:list>
      <text:list xml:id="list1693507220" text:continue-list="list1843512116" text:style-name="L1">
        <text:list-item>
          <text:p text:style-name="P229">NOT WRAPPING LINES</text:p>
        </text:list-item>
      </text:list>
      <text:list xml:id="list1775525839" text:style-name="L46">
        <text:list-item>
          <text:p text:style-name="P112"><text:span text:style-name="T7">Vim normally wraps long lines, so that you can see all of the text. <text:s/>Sometimes it's better to let the text continue right of the </text:span><text:span text:style-name="T7">window</text:span><text:span text:style-name="T7">. <text:s/>Then you need to scroll the text left-right to see all of a long line. <text:s/>Switch wrapping off with this command:</text:span></text:p>
        </text:list-item>
      </text:list>
      <text:list xml:id="list699185865" text:continue-list="list74797241" text:style-name="L45">
        <text:list-header>
          <text:p text:style-name="P77"><text:s text:c="8"/>:set nowrap</text:p>
        </text:list-header>
      </text:list>
      <text:list xml:id="list855012590" text:continue-list="list1775525839" text:style-name="L46">
        <text:list-header>
          <text:p text:style-name="P61"/>
        </text:list-header>
        <text:list-item>
          <text:p text:style-name="P112"><text:span text:style-name="T7">Vim will automatically scroll the text when you move to text that is not displayed. <text:s/>To see a context of ten characters, </text:span><text:span text:style-name="T7">do</text:span><text:span text:style-name="T7"> this:</text:span></text:p>
          <text:p text:style-name="P61"><text:s/><text:span text:style-name="T33"><text:s text:c="7"/>:set sidescroll=10</text:span></text:p>
          <text:p text:style-name="P191">This doesn't change the text in the file, only the way it is displayed.</text:p>
          <text:p text:style-name="P78"/>
        </text:list-item>
        <text:list-item>
          <text:p text:style-name="P249"><text:span text:style-name="T7">Most commands for moving around will stop moving at the start and end of a line. <text:s/>You can change that with the </text:span><text:span text:style-name="T7">'whichwrap'</text:span><text:span text:style-name="T7"> option. <text:s/>This sets it to the default value:</text:span></text:p>
          <text:p text:style-name="P125"><text:s text:c="8"/>:set whichwrap=b,s</text:p>
          <text:p text:style-name="P249"><text:span text:style-name="T7">This allows the </text:span><text:span text:style-name="T7">&lt;BS&gt;</text:span><text:span text:style-name="T7"> key, when used in the first position of a line, to move the cursor to the end of the previous line. <text:s/>And the </text:span><text:span text:style-name="T7">&lt;Space&gt;</text:span><text:span text:style-name="T7"> key moves from the end of a line to the start of </text:span><text:span text:style-name="T7">the next one.</text:span></text:p>
        </text:list-item>
      </text:list>
      <text:p text:style-name="P34"><text:soft-page-break/></text:p>
      <text:list xml:id="list1646957071" text:continue-numbering="true" text:style-name="L46">
        <text:list-item>
          <text:p text:style-name="P272"><text:span text:style-name="T7">To allow the cursor keys </text:span><text:span text:style-name="T7">&lt;Left&gt;</text:span><text:span text:style-name="T7"> and </text:span><text:span text:style-name="T7">&lt;Right&gt;</text:span><text:span text:style-name="T7"> to also wrap, use this command:</text:span></text:p>
          <text:p text:style-name="P272"><text:span text:style-name="T7"><text:s text:c="5"/></text:span><text:span text:style-name="T12">:set whichwrap=b,s,&lt;,&gt;</text:span></text:p>
          <text:p text:style-name="P191"/>
        </text:list-item>
        <text:list-item>
          <text:p text:style-name="P249"><text:span text:style-name="T7">This is still only for </text:span><text:span text:style-name="T7">Normal</text:span><text:span text:style-name="T7"> mode. <text:s/>To let </text:span><text:span text:style-name="T7">&lt;Left&gt;</text:span><text:span text:style-name="T7"> and </text:span><text:span text:style-name="T7">&lt;Right&gt;</text:span><text:span text:style-name="T7"> </text:span><text:span text:style-name="T7">do</text:span><text:span text:style-name="T7"> this in </text:span><text:span text:style-name="T7">Insert</text:span><text:span text:style-name="T7"> mode </text:span><text:span text:style-name="T7">as</text:span><text:span text:style-name="T7"> well:</text:span></text:p>
          <text:p text:style-name="P125"><text:s text:c="8"/>:set whichwrap=b,s,&lt;,&gt;,[,]</text:p>
          <text:p text:style-name="P245"/>
          <text:p text:style-name="P125">VIEWING TABS</text:p>
        </text:list-item>
        <text:list-item>
          <text:p text:style-name="P191">When there are tabs in a file, you cannot see where they are. <text:s/>To make them visible:</text:p>
          <text:p text:style-name="P249"><text:s text:c="5"/><text:span text:style-name="T11"><text:s text:c="3"/>:set list</text:span></text:p>
          <text:p text:style-name="P191"/>
          <text:p text:style-name="P249"><text:span text:style-name="T7">Now every </text:span><text:span text:style-name="T7">tab</text:span><text:span text:style-name="T7"> is displayed </text:span><text:span text:style-name="T7">as</text:span><text:span text:style-name="T7"> ^I. <text:s/>And a $ is displayed at the end of each line, so that you can spot trailing spaces that would otherwise go unnoticed.</text:span></text:p>
          <text:p text:style-name="P249"><text:span text:style-name="T7"><text:s text:c="3"/>A disadvantage is that this looks ugly when there are many Tabs in a file. If you have a color terminal, or are using the </text:span><text:span text:style-name="T7">GUI</text:span><text:span text:style-name="T7">, Vim can show the spaces and tabs </text:span><text:span text:style-name="T7">as</text:span><text:span text:style-name="T7"> highlighted characters. <text:s/>Use the </text:span><text:span text:style-name="T7">'listchars'</text:span><text:span text:style-name="T7"> option:</text:span></text:p>
          <text:p text:style-name="P191"><text:s text:c="2"/><text:span text:style-name="T33"><text:s text:c="6"/>:set listchars=tab:&gt;-,trail:-</text:span></text:p>
          <text:p text:style-name="P191"/>
          <text:p text:style-name="P249"><text:span text:style-name="T7">Now every </text:span><text:span text:style-name="T7">tab</text:span><text:span text:style-name="T7"> will be displayed </text:span><text:span text:style-name="T7">as</text:span><text:span text:style-name="T7"> "&gt;---" (with more or </text:span><text:span text:style-name="T7">less</text:span><text:span text:style-name="T7"> "</text:span><text:span text:style-name="T7">-</text:span><text:span text:style-name="T7">") and trailing white space </text:span><text:span text:style-name="T7">as</text:span><text:span text:style-name="T7"> "</text:span><text:span text:style-name="T7">-</text:span><text:span text:style-name="T7">". <text:s/>Looks a lot better, doesn't it?</text:span></text:p>
          <text:p text:style-name="P125"/>
          <text:p text:style-name="P125">KEYWORDS</text:p>
        </text:list-item>
        <text:list-item>
          <text:p text:style-name="P249"><text:span text:style-name="T7">The </text:span><text:span text:style-name="T7">'</text:span><text:span text:style-name="T11">iskeyword</text:span><text:span text:style-name="T7">'</text:span><text:span text:style-name="T7"> option specifies which characters can appear in a </text:span><text:span text:style-name="T7">word</text:span><text:span text:style-name="T7">:</text:span></text:p>
          <text:p text:style-name="P191"><text:s text:c="5"/><text:span text:style-name="T33"><text:s text:c="3"/>:set iskeyword</text:span></text:p>
          <text:p text:style-name="P191"><text:s text:c="7"/><text:span text:style-name="T33"><text:s text:c="3"/>iskeyword=@,48-57,_,192-255 </text:span></text:p>
          <text:p text:style-name="P191"/>
          <text:p text:style-name="P249"><text:span text:style-name="T7">The "</text:span><text:span text:style-name="T7">@</text:span><text:span text:style-name="T7">" stands for all alphabetic letters. <text:s/>"48-57" stands for ASCII characters 48 to 57, which are the numbers 0 to 9. <text:s/>"192-255" are the printable latin characters.</text:span></text:p>
          <text:p text:style-name="P191"><text:s text:c="3"/>Sometimes you will want to <text:span text:style-name="T33">include a dash in keywords</text:span>, so that commands</text:p>
          <text:p text:style-name="P249"><text:span text:style-name="T7">like "</text:span><text:span text:style-name="T7">w</text:span><text:span text:style-name="T7">" consider "upper-case" to be one </text:span><text:span text:style-name="T7">word</text:span><text:span text:style-name="T7">. <text:s/>You can </text:span><text:span text:style-name="T7">do</text:span><text:span text:style-name="T7"> it like this:</text:span></text:p>
          <text:p text:style-name="P191"><text:s text:c="5"/><text:span text:style-name="T33"><text:s text:c="3"/>:set iskeyword+=-</text:span></text:p>
          <text:p text:style-name="P191"><text:s text:c="8"/>:set iskeyword</text:p>
          <text:p text:style-name="P191"><text:s text:c="10"/>iskeyword=@,48-57,_,192-255,- </text:p>
          <text:p text:style-name="P191"/>
          <text:p text:style-name="P191">If you look at the new value, you will see that Vim has added a comma for you.</text:p>
          <text:p text:style-name="P191"><text:s text:c="3"/>To<text:span text:style-name="T33"> remove</text:span> <text:span text:style-name="T33">a character</text:span> use "-=". <text:s/>For example, to remove the underscore:</text:p>
          <text:p text:style-name="P191"/>
          <text:p text:style-name="P191"><text:s text:c="6"/><text:span text:style-name="T33"><text:s text:c="2"/>:set iskeyword-=_</text:span></text:p>
          <text:p text:style-name="P191"><text:soft-page-break/><text:s text:c="8"/>:set iskeyword</text:p>
          <text:p text:style-name="P191"><text:s text:c="10"/>iskeyword=@,48-57,192-255,- </text:p>
          <text:p text:style-name="P191"/>
          <text:p text:style-name="P191">This time a comma is automatically deleted.</text:p>
          <text:p text:style-name="P191"/>
          <text:p text:style-name="P191"/>
          <text:p text:style-name="P125">ROOM FOR MESSAGES</text:p>
        </text:list-item>
        <text:list-item>
          <text:p text:style-name="P272"><text:span text:style-name="T7">When Vim starts there is one line at the bottom that is used for </text:span><text:span text:style-name="T7">messages</text:span><text:span text:style-name="T7">. When a message is long, it is either truncated, thus you can only see part of it, or the text scrolls and you have to press </text:span><text:span text:style-name="T7">&lt;Enter&gt;</text:span><text:span text:style-name="T7"> to continue. <text:s text:c="3"/>You can set the </text:span><text:span text:style-name="T7">'cmdheight'</text:span><text:span text:style-name="T7"> option to the </text:span><text:span text:style-name="T11">number of lines used for </text:span><text:span text:style-name="T11">messages</text:span><text:span text:style-name="T7">. <text:s/>Example:</text:span></text:p>
          <text:p text:style-name="P191"><text:s text:c="4"/><text:span text:style-name="T33"><text:s text:c="4"/>:set cmdheight=3</text:span></text:p>
          <text:p text:style-name="P191"/>
          <text:p text:style-name="P249"><text:span text:style-name="T7">This does mean there is </text:span><text:span text:style-name="T7">less</text:span><text:span text:style-name="T7"> room to edit text, thus it's a compromise.</text:span></text:p>
        </text:list-item>
      </text:list>
      <text:p text:style-name="P25"/>
      <text:p text:style-name="P25"/>
      <text:p text:style-name="P25"><text:span text:style-name="T42">Using </text:span><text:span text:style-name="T42">syntax</text:span><text:span text:style-name="T42"> highlighting</text:span></text:p>
      <text:list xml:id="list2110821215" text:continue-list="list1693507220" text:style-name="L1">
        <text:list-item>
          <text:p text:style-name="P229">Switching it on</text:p>
        </text:list-item>
      </text:list>
      <text:list xml:id="list1449574803" text:style-name="L47">
        <text:list-item>
          <text:p text:style-name="P192">It all starts with one simple command:</text:p>
        </text:list-item>
      </text:list>
      <text:list xml:id="list1761797316" text:continue-list="list1646957071" text:style-name="L46">
        <text:list-header>
          <text:p text:style-name="P191"><text:s text:c="7"/><text:span text:style-name="T33"><text:s/>:syntax enable</text:span></text:p>
          <text:p text:style-name="P125"/>
        </text:list-header>
        <text:list-item>
          <text:p text:style-name="P249"><text:span text:style-name="T7">That should work in most situations to get color in your files. <text:s/>Vim will automagically detect the type of file and load the right </text:span><text:span text:style-name="T7">syntax</text:span><text:span text:style-name="T7"> highlighting. Suddenly comments are blue, keywords brown and strings red. <text:s/>This makes it </text:span><text:span text:style-name="T7">easy</text:span><text:span text:style-name="T7"> to overview the file. <text:s/>After a while you will find that black&amp;white text slows you down!</text:span></text:p>
          <text:p text:style-name="P191"/>
        </text:list-item>
        <text:list-item>
          <text:p text:style-name="P249"><text:span text:style-name="T7">If you want </text:span><text:span text:style-name="T7">syntax</text:span><text:span text:style-name="T7"> highlighting only when the terminal supports colors, youcan put this in your |</text:span><text:span text:style-name="T7">vimrc</text:span><text:span text:style-name="T7">| file:</text:span></text:p>
          <text:p text:style-name="P125"><text:s text:c="8"/>if &amp;t_Co &gt; 1</text:p>
          <text:p text:style-name="P125"><text:s text:c="11"/>syntax enable</text:p>
          <text:p text:style-name="P125"><text:s text:c="8"/>endif</text:p>
          <text:p text:style-name="P191"/>
        </text:list-item>
        <text:list-item>
          <text:p text:style-name="P249"><text:span text:style-name="T7">If you want </text:span><text:span text:style-name="T7">syntax</text:span><text:span text:style-name="T7"> highlighting only in the </text:span><text:span text:style-name="T7">GUI</text:span><text:span text:style-name="T7"> version, put the "</text:span><text:span text:style-name="T7">:syntax</text:span></text:p>
          <text:p text:style-name="P249"><text:span text:style-name="T7">enable" command in your |</text:span><text:span text:style-name="T11">gvimrc</text:span><text:span text:style-name="T7">| file.</text:span></text:p>
          <text:p text:style-name="P230"/>
        </text:list-item>
      </text:list>
      <text:list xml:id="list185507565" text:continue-list="list2110821215" text:style-name="L1">
        <text:list-item>
          <text:p text:style-name="P229">Different colors <text:s text:c="15"/></text:p>
        </text:list-item>
      </text:list>
      <text:p text:style-name="P16"><text:soft-page-break/>If you don't like the default colors, you can select another color scheme. <text:s/>In</text:p>
      <text:p text:style-name="P20"><text:span text:style-name="T7">the </text:span><text:span text:style-name="T7">GUI</text:span><text:span text:style-name="T7"> use the Edit/Color Scheme menu. <text:s/>You can also type the command:</text:span></text:p>
      <text:p text:style-name="P16"><text:s/><text:span text:style-name="T33"><text:s text:c="7"/>:colorscheme evening</text:span></text:p>
      <text:p text:style-name="P16"/>
      <text:p text:style-name="P16">"evening" is the name of the color scheme. <text:s/>There are several others you might</text:p>
      <text:p text:style-name="P16">want to try out. <text:s/>Look in the directory <text:span text:style-name="T33">$VIMRUNTIME/colors</text:span>.</text:p>
      <text:list xml:id="list2091226059" text:continue-numbering="true" text:style-name="L1">
        <text:list-header>
          <text:p text:style-name="P229"/>
        </text:list-header>
        <text:list-item>
          <text:p text:style-name="P229">With colors or without colors</text:p>
          <text:p text:style-name="P317"><text:span text:style-name="T7">Displaying text in color takes a lot of effort. <text:s/>If you find the displaying too slow, you might want to disable </text:span><text:span text:style-name="T7">syntax</text:span><text:span text:style-name="T7"> highlighting for a moment:</text:span></text:p>
        </text:list-item>
      </text:list>
      <text:p text:style-name="P16"><text:s text:c="3"/><text:span text:style-name="T33"><text:s text:c="5"/>:syntax clear</text:span></text:p>
      <text:p text:style-name="P16"/>
      <text:p text:style-name="P16">When editing another file (or the same one) the colors will come back.</text:p>
      <text:p text:style-name="P32"><text:s text:c="53"/></text:p>
      <text:p text:style-name="P16">If you want to stop highlighting completely use:</text:p>
      <text:p text:style-name="P16"><text:s text:c="5"/><text:span text:style-name="T33"><text:s text:c="3"/>:syntax off</text:span></text:p>
      <text:p text:style-name="P16"/>
      <text:p text:style-name="P20"><text:span text:style-name="T7">This will completely disable </text:span><text:span text:style-name="T7">syntax</text:span><text:span text:style-name="T7"> highlighting and remove it immediately for all </text:span><text:span text:style-name="T7">buffers</text:span><text:span text:style-name="T7">.</text:span></text:p>
      <text:p text:style-name="P16"/>
      <text:p text:style-name="P20"><text:span text:style-name="T7">If you want </text:span><text:span text:style-name="T7">syntax</text:span><text:span text:style-name="T7"> highlighting only for specific files, use this:</text:span></text:p>
      <text:p text:style-name="P16"><text:s text:c="5"/><text:span text:style-name="T33"><text:s text:c="3"/>:syntax manual</text:span></text:p>
      <text:p text:style-name="P16"/>
      <text:p text:style-name="P20"><text:span text:style-name="T7">This will enable the </text:span><text:span text:style-name="T7">syntax</text:span><text:span text:style-name="T7"> highlighting, but not switch it on automatically when starting to edit a buffer. <text:s/>To switch highlighting on for the current buffer, set the </text:span><text:span text:style-name="T7">'syntax'</text:span><text:span text:style-name="T7"> option:</text:span></text:p>
      <text:p text:style-name="P16"><text:s text:c="3"/><text:span text:style-name="T33"><text:s text:c="5"/>:set syntax=ON</text:span></text:p>
      <text:list xml:id="list869434346" text:continue-numbering="true" text:style-name="L1">
        <text:list-header>
          <text:p text:style-name="P229"/>
        </text:list-header>
        <text:list-item>
          <text:p text:style-name="P229">Printing with colors <text:s text:c="3"/></text:p>
        </text:list-item>
      </text:list>
      <text:list xml:id="list459348407" text:style-name="L48">
        <text:list-item>
          <text:p text:style-name="P250"><text:span text:style-name="T7">In the</text:span><text:span text:style-name="T11"> </text:span><text:span text:style-name="T11">MS-Windows</text:span><text:span text:style-name="T7"> version you can print the current file with this command:</text:span></text:p>
        </text:list-item>
      </text:list>
      <text:p text:style-name="P16"><text:s text:c="2"/><text:span text:style-name="T33"><text:s text:c="6"/>:hardcopy</text:span></text:p>
      <text:list xml:id="list1395769953" text:continue-list="list869434346" text:style-name="L1">
        <text:list-header>
          <text:p text:style-name="P317"><text:span text:style-name="T7">There are several </text:span><text:span text:style-name="T7">options</text:span><text:span text:style-name="T7"> that change the way Vim prints:</text:span></text:p>
          <text:p text:style-name="P317"><text:span text:style-name="T7"><text:s text:c="8"/></text:span><text:span text:style-name="T7">'printdevice'</text:span></text:p>
          <text:p text:style-name="P317"><text:span text:style-name="T7"><text:s text:c="8"/></text:span><text:span text:style-name="T7">'printheader'</text:span></text:p>
          <text:p text:style-name="P317"><text:span text:style-name="T7"><text:s text:c="8"/></text:span><text:span text:style-name="T7">'printfont'</text:span></text:p>
          <text:p text:style-name="P309"><text:s text:c="8"/>'printoptions'</text:p>
          <text:p text:style-name="P309"/>
        </text:list-header>
      </text:list>
      <text:list xml:id="list1657883355" text:style-name="L49">
        <text:list-item>
          <text:p text:style-name="P251"><text:span text:style-name="T7">This also works on</text:span><text:span text:style-name="T11"> </text:span><text:span text:style-name="T11">Unix</text:span><text:span text:style-name="T7">, if you have a PostScript printer. <text:s/>Otherwise, you</text:span></text:p>
        </text:list-item>
      </text:list>
      <text:list xml:id="list1420161740" text:continue-list="list1395769953" text:style-name="L1">
        <text:list-header>
          <text:p text:style-name="P317"><text:span text:style-name="T7">will have to </text:span><text:span text:style-name="T7">do</text:span><text:span text:style-name="T7"> a bit more work. <text:s/>You need to convert the text to HTML first,</text:span></text:p>
          <text:p text:style-name="P309"><text:soft-page-break/>and then print it from a web browser.</text:p>
          <text:p text:style-name="P309"/>
        </text:list-header>
      </text:list>
      <text:list xml:id="list1775181929" text:style-name="L50">
        <text:list-item>
          <text:p text:style-name="P193">Convert the current file to HTML with this command:</text:p>
        </text:list-item>
      </text:list>
      <text:list xml:id="list1925422002" text:continue-list="list1420161740" text:style-name="L1">
        <text:list-header>
          <text:p text:style-name="P304"><text:s text:c="8"/>:TOhtml</text:p>
          <text:p text:style-name="P317"><text:span text:style-name="T7">In </text:span><text:span text:style-name="T7">case</text:span><text:span text:style-name="T7"> that doesn't work:</text:span></text:p>
          <text:p text:style-name="P309"><text:s text:c="7"/><text:span text:style-name="T33"><text:s/>:source $VIMRUNTIME/syntax/2html.vim</text:span></text:p>
        </text:list-header>
      </text:list>
      <text:p text:style-name="P16"/>
      <text:p text:style-name="P40"/>
      <text:p text:style-name="P40">Editing more than one file</text:p>
      <text:list xml:id="list1266579097" text:continue-numbering="true" text:style-name="L1">
        <text:list-item>
          <text:p text:style-name="P229">Edit another file</text:p>
          <text:p text:style-name="P304">:edit foo.txt</text:p>
          <text:p text:style-name="P304">Note:</text:p>
          <text:p text:style-name="P317"><text:span text:style-name="T7"><text:s text:c="8"/>Vim puts an error ID at the start of each error message. <text:s/>If you </text:span><text:span text:style-name="T7">do</text:span></text:p>
          <text:p text:style-name="P309"><text:s text:c="8"/>not understand the message or what caused it, look in the help system</text:p>
          <text:p text:style-name="P317"><text:span text:style-name="T7"><text:s text:c="8"/>for this ID. <text:s/>In this </text:span><text:span text:style-name="T7">case</text:span><text:span text:style-name="T7">:</text:span></text:p>
          <text:p text:style-name="P314"><text:span text:style-name="T39"><text:s text:c="11"/></text:span><text:span text:style-name="T37"><text:s text:c="5"/>:help E37</text:span></text:p>
          <text:p text:style-name="P304"/>
          <text:p text:style-name="P309">Or you can force Vim to discard your changes and edit the new file, using the</text:p>
          <text:p text:style-name="P309">force (!) character:</text:p>
          <text:p text:style-name="P309"/>
          <text:p text:style-name="P309"><text:s text:c="2"/><text:span text:style-name="T33"><text:s text:c="6"/>:edit! foo.txt</text:span></text:p>
          <text:p text:style-name="P304"/>
          <text:p text:style-name="P309">If you want to edit another file, but not write the changes in the current</text:p>
          <text:p text:style-name="P309">file yet, you can make it hidden:</text:p>
          <text:p text:style-name="P309"><text:s text:c="4"/><text:span text:style-name="T33"><text:s text:c="4"/>:hide edit foo.txt</text:span></text:p>
          <text:p text:style-name="P81"/>
        </text:list-item>
        <text:list-item>
          <text:p text:style-name="P229">A list of files</text:p>
        </text:list-item>
      </text:list>
      <text:p text:style-name="P14">vim one.c two.c three.c</text:p>
      <text:p text:style-name="P14">:next</text:p>
      <text:p text:style-name="P14">:next!</text:p>
      <text:p text:style-name="P14">:wnext</text:p>
      <text:list xml:id="list512314203" text:continue-numbering="true" text:style-name="L1">
        <text:list-header>
          <text:p text:style-name="P309"><text:s/>If you want to see the list of files, use this command:</text:p>
        </text:list-header>
      </text:list>
      <text:p text:style-name="P14"><text:s text:c="8"/>:args</text:p>
      <text:list xml:id="list669347614" text:continue-numbering="true" text:style-name="L1">
        <text:list-header>
          <text:p text:style-name="P229"/>
        </text:list-header>
        <text:list-item>
          <text:p text:style-name="P229">MOVING TO OTHER ARGUMENTS</text:p>
          <text:p text:style-name="P304"><text:soft-page-break/>:previous</text:p>
          <text:p text:style-name="P304">:wprevious</text:p>
          <text:p text:style-name="P304">:last</text:p>
          <text:p text:style-name="P304">:first</text:p>
          <text:p text:style-name="P304">:2next</text:p>
          <text:p text:style-name="P81"/>
        </text:list-item>
        <text:list-item>
          <text:p text:style-name="P229">AUTOMATIC WRITING</text:p>
          <text:p text:style-name="P317"><text:span text:style-name="T7">When moving around the files and making changes, you have to remember to use "</text:span><text:span text:style-name="T7">:write</text:span><text:span text:style-name="T7">". <text:s/>Otherwise you will get an error message. <text:s/>If you are sure you always want to write modified files, you can tell Vim to automatically write them:</text:span></text:p>
          <text:p text:style-name="P309"><text:s text:c="2"/><text:span text:style-name="T33"><text:s text:c="6"/>:set autowrite</text:span></text:p>
          <text:p text:style-name="P309"/>
          <text:p text:style-name="P309">When you are editing a file which you may not want to write, switch it off again:</text:p>
          <text:p text:style-name="P304"><text:s text:c="8"/>:set noautowrite</text:p>
          <text:p text:style-name="P229"/>
        </text:list-item>
        <text:list-item>
          <text:p text:style-name="P229">EDITING ANOTHER LIST OF FILES</text:p>
          <text:p text:style-name="P309">You can redefine the list of files without the need to exit Vim and start it again. <text:s/>Use this command to edit three other files:</text:p>
          <text:p text:style-name="P309"><text:s text:c="3"/><text:span text:style-name="T33"><text:s text:c="5"/>:args five.c six.c seven.h</text:span></text:p>
          <text:p text:style-name="P309"/>
          <text:p text:style-name="P317"><text:span text:style-name="T7">Or use a </text:span><text:span text:style-name="T7">wildcard</text:span><text:span text:style-name="T7">, like it's used in the shell:</text:span></text:p>
          <text:p text:style-name="P309"><text:s text:c="3"/><text:span text:style-name="T33"><text:s text:c="5"/>:args *.txt</text:span></text:p>
          <text:p text:style-name="P309"/>
          <text:p text:style-name="P317"><text:span text:style-name="T7">Vim will take you to the first file in the list. <text:s/>Again, if the current file has changes, you can either write the file first, or use "</text:span><text:span text:style-name="T11">:args!</text:span><text:span text:style-name="T7">" (with ! added) to abandon the changes.</text:span></text:p>
          <text:p text:style-name="P81"/>
        </text:list-item>
        <text:list-item>
          <text:p text:style-name="P229">DID YOU EDIT THE LAST FILE?</text:p>
          <text:p text:style-name="P309">When you use a list of files, Vim assumes you want to edit them all. <text:s/>To protect you from exiting too early, you will get this error when you didn't edit the last file in the list yet:</text:p>
          <text:p text:style-name="P309"><text:s text:c="2"/><text:span text:style-name="T34"><text:s text:c="6"/>E173: 46 more files to edit </text:span></text:p>
          <text:p text:style-name="P309"/>
          <text:p text:style-name="P317"><text:span text:style-name="T7">If you really want to exit, just </text:span><text:span text:style-name="T7">do</text:span><text:span text:style-name="T7"> it again. <text:s/>Then it will work (but not when you did other commands in between).</text:span></text:p>
          <text:p text:style-name="P229"/>
        </text:list-item>
        <text:list-item>
          <text:p text:style-name="P229">Jumping from file to file</text:p>
          <text:p text:style-name="P317"><text:soft-page-break/><text:span text:style-name="T7">To quickly jump between two files, press </text:span><text:span text:style-name="T11">CTRL-^</text:span><text:span text:style-name="T11"> </text:span><text:span text:style-name="T7">(on English-US keyboards the ^ is above the 6 key). <text:s/>Example:</text:span></text:p>
          <text:p text:style-name="P309"><text:s text:c="3"/><text:span text:style-name="T33"><text:s text:c="5"/>:args one.c two.c three.c</text:span></text:p>
          <text:p text:style-name="P309"/>
          <text:p text:style-name="P309">You are now in one.c.</text:p>
          <text:p text:style-name="P304"><text:s text:c="8"/>:next</text:p>
          <text:p text:style-name="P309"/>
          <text:p text:style-name="P317"><text:span text:style-name="T7">Now you are in two.c. <text:s/>Now use </text:span><text:span text:style-name="T7">CTRL-^</text:span><text:span text:style-name="T7"> to go back to one.c. <text:s/>Another </text:span><text:span text:style-name="T7">CTRL-^</text:span><text:span text:style-name="T7"> and you are back in two.c. <text:s/>Another </text:span><text:span text:style-name="T7">CTRL-^</text:span><text:span text:style-name="T7"> and you are in one.c again. <text:s/>If you now </text:span><text:span text:style-name="T7">do</text:span><text:span text:style-name="T7">:</text:span></text:p>
          <text:p text:style-name="P309"><text:span text:style-name="T33"><text:s text:c="4"/></text:span><text:s text:c="3"/><text:span text:style-name="T33"><text:s/>:next</text:span></text:p>
        </text:list-item>
      </text:list>
      <text:p text:style-name="P34"/>
      <text:list xml:id="list1475555707" text:continue-numbering="true" text:style-name="L1">
        <text:list-header>
          <text:p text:style-name="P317"><text:span text:style-name="T7">You are in three.c. <text:s/>Notice that the </text:span><text:span text:style-name="T7">CTRL-^</text:span><text:span text:style-name="T7"> command </text:span><text:span text:style-name="T11">does not change </text:span><text:span text:style-name="T7">the idea of </text:span><text:span text:style-name="T11">where you are </text:span><text:span text:style-name="T7">in the list of files. <text:s/></text:span><text:span text:style-name="T11">Only commands like "</text:span><text:span text:style-name="T11">:next</text:span><text:span text:style-name="T11">" and "</text:span><text:span text:style-name="T11">:previous</text:span><text:span text:style-name="T11">" </text:span><text:span text:style-name="T11">do</text:span><text:span text:style-name="T11"> that.</text:span></text:p>
          <text:p text:style-name="P309"/>
          <text:p text:style-name="P317"><text:span text:style-name="T7">The file you were previously editing is called the "</text:span><text:span text:style-name="T11">alternate" fil</text:span><text:span text:style-name="T7">e. <text:s/>When you just started Vim </text:span><text:span text:style-name="T11">CTRL-^</text:span><text:span text:style-name="T11"> </text:span><text:span text:style-name="T7">will not work, since there isn't a previous file.</text:span></text:p>
          <text:p text:style-name="P81"/>
        </text:list-header>
        <text:list-item>
          <text:p text:style-name="P229">PREDEFINED MARKS</text:p>
          <text:p text:style-name="P309">After jumping to another file, you can use two predefined marks which are very useful:</text:p>
          <text:p text:style-name="P309"><text:s text:c="3"/><text:span text:style-name="T33"><text:s text:c="5"/>`"</text:span></text:p>
          <text:p text:style-name="P309">This takes you to the position where the cursor was when you left the file. </text:p>
          <text:p text:style-name="P309"/>
          <text:p text:style-name="P317"><text:span text:style-name="T7">Another </text:span><text:span text:style-name="T7">mark</text:span><text:span text:style-name="T7"> that is remembered is the position where you made the last change:</text:span></text:p>
          <text:p text:style-name="P304"><text:s text:c="8"/>`.</text:p>
          <text:p text:style-name="P317"><text:span text:style-name="T7">Suppose you are editing the file "one.txt". <text:s/>Somewhere halfway the file you use "</text:span><text:span text:style-name="T7">x</text:span><text:span text:style-name="T7">" to delete a character. <text:s/>Then you go to the last line with "</text:span><text:span text:style-name="T7">G</text:span><text:span text:style-name="T7">" and write the file with "</text:span><text:span text:style-name="T7">:w</text:span><text:span text:style-name="T7">". <text:s/>You edit several other files, and then use "</text:span><text:span text:style-name="T7">:edit</text:span><text:span text:style-name="T7"> one.txt" to come back to "one.txt". <text:s/>If you now use `" Vim jumps to the last line of the file. <text:s/>Using </text:span><text:span text:style-name="T7">`.</text:span><text:span text:style-name="T7"> takes you to the position where you deleted the character. <text:s/>Even when you move around in the file `" and </text:span><text:span text:style-name="T7">`.</text:span><text:span text:style-name="T7"> will take you to the <text:s text:c="7"/>remembered position. <text:s/>At least until you make another change or leave the file.</text:span></text:p>
          <text:p text:style-name="P81"/>
        </text:list-item>
        <text:list-item>
          <text:p text:style-name="P229">FILE MARKS</text:p>
          <text:p text:style-name="P317"><text:span text:style-name="T7">In chapter 4 was explained how you can place a </text:span><text:span text:style-name="T7">mark</text:span><text:span text:style-name="T7"> in a file with "mx" and jump to that position with "`x". <text:s/>That works within one file. <text:s/>If you edit another file and place marks there, </text:span><text:span text:style-name="T7">these are specific for that file. <text:s/>Thus each file has its own set of marks, they are</text:span><text:span text:style-name="T11"> local</text:span><text:span text:style-name="T7"> </text:span><text:span text:style-name="T11">to the file.</text:span></text:p>
          <text:p text:style-name="P317"><text:span text:style-name="T7"><text:s text:c="3"/>So far we were using marks with a </text:span><text:span text:style-name="T7">lowercase</text:span><text:span text:style-name="T7"> </text:span><text:span text:style-name="T7">letter</text:span><text:span text:style-name="T7">. <text:s/>There are also marks with an </text:span><text:soft-page-break/><text:span text:style-name="T11">uppercase</text:span><text:span text:style-name="T11"> </text:span><text:span text:style-name="T11">letter</text:span><text:span text:style-name="T7">. <text:s/>These are </text:span><text:span text:style-name="T11">global</text:span><text:span text:style-name="T7">, they can be used from </text:span><text:span text:style-name="T11">any file</text:span><text:span text:style-name="T7">. For example suppose that we are editing the file "foo.txt". <text:s/>Go to halfway the file ("50%") and place the </text:span><text:span text:style-name="T7">F</text:span><text:span text:style-name="T7"> </text:span><text:span text:style-name="T7">mark</text:span><text:span text:style-name="T7"> there (F for foo):</text:span></text:p>
          <text:p text:style-name="P309"><text:s text:c="2"/><text:span text:style-name="T33"><text:s text:c="6"/>50%mF</text:span></text:p>
          <text:p text:style-name="P309"/>
          <text:p text:style-name="P317"><text:span text:style-name="T7">Now edit the file "bar.txt" and place the </text:span><text:span text:style-name="T7">B</text:span><text:span text:style-name="T7"> </text:span><text:span text:style-name="T7">mark</text:span><text:span text:style-name="T7"> (B for </text:span><text:span text:style-name="T7">bar</text:span><text:span text:style-name="T7">) at its last line:</text:span></text:p>
          <text:p text:style-name="P304"><text:s text:c="8"/>GmB</text:p>
          <text:p text:style-name="P309"/>
          <text:p text:style-name="P309">Now you can use the "'F" command to jump back to halfway foo.txt. <text:s/>Or edit yet another file, type "'B" and you are at the end of bar.txt again.</text:p>
          <text:p text:style-name="P309"/>
          <text:p text:style-name="P317"><text:span text:style-name="T7">The file marks are remembered until they are placed somewhere else. <text:s/>Thus you can place the </text:span><text:span text:style-name="T7">mark</text:span><text:span text:style-name="T7">, </text:span><text:span text:style-name="T7">do</text:span><text:span text:style-name="T7"> hours of editing and still be able to jump back to that </text:span><text:span text:style-name="T7">mark</text:span><text:span text:style-name="T7">.</text:span></text:p>
          <text:p text:style-name="P309"/>
          <text:p text:style-name="P317"><text:span text:style-name="T7"><text:s text:c="3"/>It's often useful to think of a simple connection between the </text:span><text:span text:style-name="T7">mark</text:span><text:span text:style-name="T7"> </text:span><text:span text:style-name="T7">letter</text:span><text:span text:style-name="T7"> and where it is placed. <text:s/>For example, use the </text:span><text:span text:style-name="T7">H</text:span><text:span text:style-name="T7"> </text:span><text:span text:style-name="T7">mark</text:span><text:span text:style-name="T7"> in a header file, </text:span><text:span text:style-name="T7">M</text:span><text:span text:style-name="T7"> in a Makefile and C in a C code file.</text:span></text:p>
          <text:p text:style-name="P309"/>
          <text:p text:style-name="P317"><text:span text:style-name="T7">To see where a specific </text:span><text:span text:style-name="T7">mark</text:span><text:span text:style-name="T7"> is, give an argument to the "</text:span><text:span text:style-name="T7">:marks</text:span><text:span text:style-name="T7">" command:</text:span></text:p>
          <text:p text:style-name="P304"><text:s text:c="8"/>:marks M</text:p>
          <text:p text:style-name="P309"/>
          <text:p text:style-name="P309">You can also give several arguments:</text:p>
          <text:p text:style-name="P304"><text:s text:c="8"/>:marks MCP</text:p>
          <text:p text:style-name="P309"/>
          <text:p text:style-name="P317"><text:span text:style-name="T7">Don't forget that you can use </text:span><text:span text:style-name="T11">CTRL-O</text:span><text:span text:style-name="T7"> and</text:span><text:span text:style-name="T11"> </text:span><text:span text:style-name="T11">CTRL-I</text:span><text:span text:style-name="T7"> to jump to older and newer positions without placing marks there.</text:span></text:p>
          <text:p text:style-name="P81"/>
        </text:list-item>
        <text:list-item>
          <text:p text:style-name="P229">Backup files</text:p>
          <text:p text:style-name="P317"><text:span text:style-name="T7">Usually Vim does not produce a </text:span><text:span text:style-name="T7">backup</text:span><text:span text:style-name="T7"> file. <text:s/>If you want to have one, all you need to </text:span><text:span text:style-name="T7">do</text:span><text:span text:style-name="T7"> is execute the following command:</text:span></text:p>
          <text:p text:style-name="P309"><text:s text:c="6"/><text:span text:style-name="T33"><text:s text:c="2"/>:set backup</text:span></text:p>
          <text:p text:style-name="P317"><text:span text:style-name="T7">If you </text:span><text:span text:style-name="T7">do</text:span><text:span text:style-name="T7"> not like the fact that the </text:span><text:span text:style-name="T7">backup</text:span><text:span text:style-name="T7"> files end with ~, you can change the extension:</text:span></text:p>
          <text:p text:style-name="P317"><text:s text:c="3"/><text:span text:style-name="T33"><text:s/></text:span><text:span text:style-name="T11">:set backupext=.bak</text:span></text:p>
          <text:p text:style-name="P309"/>
          <text:p text:style-name="P317"><text:span text:style-name="T7"><text:s text:c="3"/>Another option that matters here is </text:span><text:span text:style-name="T7">'</text:span><text:span text:style-name="T11">backupdir</text:span><text:span text:style-name="T7">'</text:span><text:span text:style-name="T7">. <text:s/>It specifies where the </text:span><text:span text:style-name="T7">backup</text:span><text:span text:style-name="T7"> file is </text:span><text:span text:style-name="T7">written. <text:s/>The default, to write the </text:span><text:span text:style-name="T7">backup</text:span><text:span text:style-name="T7"> in the same directory </text:span><text:span text:style-name="T7">as</text:span><text:span text:style-name="T7"> the original file, will mostly be the right thing.</text:span></text:p>
          <text:p text:style-name="P320"><text:s text:c="2"/><text:span text:style-name="T33"><text:s text:c="6"/></text:span></text:p>
          <text:list>
            <text:list-header>
              <text:p text:style-name="P323"><text:soft-page-break/><text:s text:c="9"/>Note:</text:p>
            </text:list-header>
          </text:list>
          <text:p text:style-name="P317"><text:span text:style-name="T7"><text:s text:c="8"/>When the </text:span><text:span text:style-name="T11">'backup'</text:span><text:span text:style-name="T11"> option isn't set</text:span><text:span text:style-name="T7"> but the </text:span><text:span text:style-name="T7">'</text:span><text:span text:style-name="T11">writebackup</text:span><text:span text:style-name="T7">'</text:span><text:span text:style-name="T7"> is, Vim will still create a </text:span><text:span text:style-name="T7">backup</text:span><text:span text:style-name="T7"> file. <text:s/>However, it is deleted </text:span><text:span text:style-name="T7">as</text:span><text:span text:style-name="T7"> soon </text:span><text:span text:style-name="T7">as</text:span><text:span text:style-name="T7"> </text:span><text:span text:style-name="T7">writing</text:span><text:span text:style-name="T7"> the file was completed successfully. <text:s/>This </text:span><text:span text:style-name="T7">functions</text:span><text:span text:style-name="T7"> </text:span><text:span text:style-name="T7">as</text:span><text:span text:style-name="T7"> a safety against losing your original file when </text:span><text:span text:style-name="T7">writing</text:span><text:span text:style-name="T7"> fails in some way (disk full is the most common cause; being hit by lightning might be another, although </text:span><text:span text:style-name="T7">less</text:span><text:span text:style-name="T7"> common).</text:span></text:p>
          <text:p text:style-name="P81"/>
        </text:list-item>
        <text:list-item>
          <text:p text:style-name="P229">KEEPING THE ORIGINAL FILE</text:p>
          <text:p text:style-name="P317"><text:span text:style-name="T7"><text:s text:c="4"/>If you are editing source files, you might want to keep the file before you make any changes. <text:s/>But the </text:span><text:span text:style-name="T7">backup</text:span><text:span text:style-name="T7"> file will be overwritten each time you write the file. <text:s/>Thus it only contains the previous version, not the first one. <text:s/>To make Vim keep the original file, set the </text:span><text:span text:style-name="T7">'patchmode'</text:span><text:span text:style-name="T7"> option. <text:s/>This specifies the extension used for the first </text:span><text:span text:style-name="T7">backup</text:span><text:span text:style-name="T7"> of a changed file. <text:s/>Usually you would </text:span><text:span text:style-name="T7">do</text:span><text:span text:style-name="T7"> this:</text:span></text:p>
          <text:p text:style-name="P304"><text:s text:c="8"/>:set patchmode=.orig</text:p>
          <text:p text:style-name="P309"/>
          <text:p text:style-name="P309"><text:s text:c="4"/>When you now edit the file data.txt for the first time, make changes and write the file, Vim will keep a copy of the unchanged file under the name "<text:span text:style-name="T33">data.txt.orig</text:span>".</text:p>
          <text:p text:style-name="P317"><text:span text:style-name="T7"><text:s text:c="3"/>If you make further changes to the file, Vim will notice that "data.txt.orig" already exists and leave it alone. <text:s/>Further </text:span><text:span text:style-name="T7">backup</text:span><text:span text:style-name="T7"> files will then be called "data.txt~" (or whatever you specified with </text:span><text:span text:style-name="T7">'backupext'</text:span><text:span text:style-name="T7">).</text:span></text:p>
          <text:p text:style-name="P317"><text:span text:style-name="T7"><text:s text:c="3"/>If you leave </text:span><text:span text:style-name="T7">'patchmode'</text:span><text:span text:style-name="T7"> empty (that is the default), the original file will not be kept.</text:span></text:p>
          <text:p text:style-name="P81"/>
        </text:list-item>
        <text:list-item>
          <text:p text:style-name="P229">Copy text between files</text:p>
          <text:p text:style-name="P81"/>
        </text:list-item>
        <text:list-item>
          <text:p text:style-name="P229">USING REGISTERS</text:p>
          <text:p text:style-name="P317"><text:span text:style-name="T7">When you want to copy several pieces of text from one file to another, having to switch between the files and </text:span><text:span text:style-name="T7">writing</text:span><text:span text:style-name="T7"> the target file takes a lot of time. To avoid this, copy each piece of text to its own </text:span><text:span text:style-name="T11">register</text:span><text:span text:style-name="T7">.</text:span></text:p>
          <text:p text:style-name="P317"><text:span text:style-name="T7"><text:s text:c="2"/></text:span><text:span text:style-name="T11"><text:s/>A </text:span><text:span text:style-name="T11">register</text:span><text:span text:style-name="T11"> is a place where Vim stores text</text:span><text:span text:style-name="T7">. <text:s/>Here we will use the </text:span><text:span text:style-name="T7">registers</text:span><text:span text:style-name="T7"> named</text:span><text:span text:style-name="T11"> a to </text:span><text:span text:style-name="T11">z</text:span><text:span text:style-name="T7"> (later you will find out there are others). <text:s/>Let's copy a </text:span><text:span text:style-name="T7">sentence</text:span><text:span text:style-name="T7"> to the </text:span><text:span text:style-name="T7">f</text:span><text:span text:style-name="T7"> </text:span><text:span text:style-name="T7">register</text:span><text:span text:style-name="T7"> (f for First):</text:span></text:p>
          <text:p text:style-name="P304"><text:s text:c="8"/><text:span text:style-name="T43">"f</text:span>yas</text:p>
        </text:list-item>
      </text:list>
      <text:p text:style-name="P34"/>
      <text:list xml:id="list121869444" text:continue-numbering="true" text:style-name="L1">
        <text:list-header>
          <text:p text:style-name="P317"><text:span text:style-name="T7">The "yas" command yanks a </text:span><text:span text:style-name="T7">sentence</text:span><text:span text:style-name="T7"> like before. <text:s/>It's the </text:span><text:span text:style-name="T26">"</text:span><text:span text:style-name="T26">f</text:span><text:span text:style-name="T26"> </text:span><text:span text:style-name="T7">that tells Vim the text should </text:span><text:span text:style-name="T7">be place in the </text:span><text:span text:style-name="T7">f</text:span><text:span text:style-name="T7"> </text:span><text:span text:style-name="T7">register</text:span><text:span text:style-name="T7">. <text:s/>This must come just before the </text:span><text:span text:style-name="T7">yank</text:span><text:span text:style-name="T7"> command.</text:span></text:p>
          <text:p text:style-name="P317"><text:span text:style-name="T7"><text:s text:c="3"/>Now </text:span><text:span text:style-name="T7">yank</text:span><text:span text:style-name="T7"> three whole lines to the </text:span><text:span text:style-name="T7">l</text:span><text:span text:style-name="T7"> </text:span><text:span text:style-name="T7">register</text:span><text:span text:style-name="T7"> (l for line):</text:span></text:p>
          <text:p text:style-name="P309"><text:s text:c="7"/><text:span text:style-name="T45"><text:s/>"l</text:span><text:span text:style-name="T33">3Y</text:span></text:p>
          <text:p text:style-name="P309"><text:soft-page-break/></text:p>
          <text:p text:style-name="P317"><text:span text:style-name="T7">The </text:span><text:span text:style-name="T7">count</text:span><text:span text:style-name="T7"> could be before the "</text:span><text:span text:style-name="T7">l</text:span><text:span text:style-name="T7"> just </text:span><text:span text:style-name="T7">as</text:span><text:span text:style-name="T7"> well. <text:s/>To </text:span><text:span text:style-name="T7">yank</text:span><text:span text:style-name="T7"> a block of text to the </text:span><text:span text:style-name="T11">b</text:span><text:span text:style-name="T11"> (for block) </text:span><text:span text:style-name="T11">register</text:span><text:span text:style-name="T11">:</text:span></text:p>
          <text:p text:style-name="P309"><text:s text:c="7"/><text:span text:style-name="T33"><text:s/>CTRL-Vjjww</text:span><text:span text:style-name="T45">"b</text:span><text:span text:style-name="T33">y</text:span></text:p>
          <text:p text:style-name="P309"/>
          <text:p text:style-name="P317"><text:span text:style-name="T7">Notice that the </text:span><text:span text:style-name="T7">register</text:span><text:span text:style-name="T7"> specification </text:span><text:span text:style-name="T11">"</text:span><text:span text:style-name="T11">b</text:span><text:span text:style-name="T7"> is just before the "</text:span><text:span text:style-name="T7">y</text:span><text:span text:style-name="T7">" command. This is required. <text:s/>If you would have put it before the "</text:span><text:span text:style-name="T7">w</text:span><text:span text:style-name="T7">" command, it would not have worked.</text:span></text:p>
          <text:p text:style-name="P317"><text:span text:style-name="T7"><text:s text:c="3"/>Now you have three pieces of text in the </text:span><text:span text:style-name="T7">f</text:span><text:span text:style-name="T7">, </text:span><text:span text:style-name="T7">l</text:span><text:span text:style-name="T7"> and </text:span><text:span text:style-name="T7">b</text:span><text:span text:style-name="T7"> </text:span><text:span text:style-name="T7">registers</text:span><text:span text:style-name="T7">. <text:s/>Edit another file, move around and place the text where you want it:</text:span></text:p>
          <text:p text:style-name="P309"><text:s text:c="3"/><text:span text:style-name="T33"><text:s text:c="4"/></text:span><text:span text:style-name="T45"><text:s/>"f</text:span><text:span text:style-name="T33">p</text:span></text:p>
          <text:p text:style-name="P317"><text:span text:style-name="T7">Again, the </text:span><text:span text:style-name="T7">register</text:span><text:span text:style-name="T7"> specification "</text:span><text:span text:style-name="T7">f</text:span><text:span text:style-name="T7"> comes before the "</text:span><text:span text:style-name="T7">p</text:span><text:span text:style-name="T7">" command.</text:span></text:p>
          <text:p text:style-name="P309"/>
          <text:p text:style-name="P317"><text:span text:style-name="T7"><text:s text:c="3"/>You can put the </text:span><text:span text:style-name="T7">registers</text:span><text:span text:style-name="T7"> in any order. <text:s/>And the text stays in the </text:span><text:span text:style-name="T7">register</text:span><text:span text:style-name="T7"> until you </text:span><text:span text:style-name="T7">yank</text:span><text:span text:style-name="T7"> something else into it. <text:s/>Thus you can put it </text:span><text:span text:style-name="T7">as</text:span><text:span text:style-name="T7"> many times </text:span><text:span text:style-name="T7">as</text:span><text:span text:style-name="T7"> you like.</text:span></text:p>
          <text:p text:style-name="P309"/>
          <text:p text:style-name="P317"><text:span text:style-name="T7">When you </text:span><text:span text:style-name="T11">delete text</text:span><text:span text:style-name="T7">, you can also specify a </text:span><text:span text:style-name="T7">register</text:span><text:span text:style-name="T7">. <text:s/>Use this to move several pieces of text around. <text:s/>For example, to delete-a-word and write it in the </text:span><text:span text:style-name="T7">w</text:span><text:span text:style-name="T7"> </text:span><text:span text:style-name="T7">register</text:span><text:span text:style-name="T7">:</text:span></text:p>
          <text:p text:style-name="P304"><text:s/><text:span text:style-name="T43"><text:s text:c="7"/>"w</text:span>daw</text:p>
          <text:p text:style-name="P317"><text:span text:style-name="T7">Again, the </text:span><text:span text:style-name="T7">register</text:span><text:span text:style-name="T7"> specification comes before the delete command "</text:span><text:span text:style-name="T7">d</text:span><text:span text:style-name="T7">".</text:span></text:p>
          <text:p text:style-name="P81"/>
        </text:list-header>
        <text:list-item>
          <text:p text:style-name="P229">APPENDING TO A FILE</text:p>
          <text:p text:style-name="P309">When collecting lines of text into one file, you can use this command:</text:p>
          <text:p text:style-name="P304"><text:s text:c="8"/>:write &gt;&gt; logfile</text:p>
          <text:p text:style-name="P309">To append only a few lines, select them in Visual mode before typing ":write". <text:s/>In chapter 10 you will learn other ways to select a range of lines.</text:p>
          <text:p text:style-name="P229"/>
        </text:list-item>
        <text:list-item>
          <text:p text:style-name="P229">Viewing a file</text:p>
          <text:p text:style-name="P317"><text:span text:style-name="T7">Sometimes you only want to see what a file contains, without the intention to ever write it back. <text:s/>There is the risk that you type "</text:span><text:span text:style-name="T7">:w</text:span><text:span text:style-name="T7">" without thinking and overwrite the original file anyway. <text:s/>To avoid this, edit the file read-only.</text:span></text:p>
          <text:p text:style-name="P309"><text:s text:c="3"/>To start Vim in readonly mode, use this command:</text:p>
          <text:p text:style-name="P304"><text:s text:c="8"/>vim -R file</text:p>
          <text:p text:style-name="P317"><text:span text:style-name="T7">On </text:span><text:span text:style-name="T7">Unix</text:span><text:span text:style-name="T7"> this command should </text:span><text:span text:style-name="T7">do</text:span><text:span text:style-name="T7"> the same thing:</text:span></text:p>
          <text:p text:style-name="P309"><text:s text:c="6"/><text:span text:style-name="T33"><text:s text:c="2"/>view file</text:span></text:p>
          <text:p text:style-name="P309"/>
          <text:p text:style-name="P317"><text:span text:style-name="T7"><text:s text:c="4"/>If you make changes to a file and forgot that it was read-only, you can still write it. <text:s/>Add </text:span><text:soft-page-break/><text:span text:style-name="T7">the ! to the write command to force </text:span><text:span text:style-name="T7">writing</text:span><text:span text:style-name="T7">.</text:span></text:p>
          <text:p text:style-name="P309"/>
          <text:p text:style-name="P317"><text:span text:style-name="T7">If you really want to</text:span><text:span text:style-name="T11"> forbid making changes</text:span><text:span text:style-name="T7"> in a file, </text:span><text:span text:style-name="T7">do</text:span><text:span text:style-name="T7"> this:</text:span></text:p>
          <text:p text:style-name="P309"><text:s text:c="2"/><text:span text:style-name="T33"><text:s text:c="6"/>vim -M file</text:span></text:p>
          <text:p text:style-name="P309">Now every attempt to change the text will fail. <text:s/>The help files are like this,</text:p>
          <text:p text:style-name="P309">for example. <text:s/>If you try to make a change you get this error message:</text:p>
          <text:p text:style-name="P309"><text:s text:c="3"/><text:span text:style-name="T33"><text:s text:c="5"/>E21: Cannot make changes, 'modifiable' is off </text:span></text:p>
          <text:p text:style-name="P309"/>
          <text:p text:style-name="P317"><text:span text:style-name="T7">You could use the </text:span><text:span text:style-name="T7">-M</text:span><text:span text:style-name="T7"> argument to setup Vim to work in a viewer mode. <text:s/>This is only voluntary though, since these commands will remove the protection:</text:span></text:p>
          <text:p text:style-name="P304"><text:s text:c="8"/>:set modifiable</text:p>
          <text:p text:style-name="P304"><text:s text:c="8"/>:set write</text:p>
          <text:p text:style-name="P81"/>
        </text:list-item>
        <text:list-item>
          <text:p text:style-name="P229">Changing the file name</text:p>
          <text:p text:style-name="P317"><text:span text:style-name="T7">A clever way to start editing a new file is by using an existing file that contains most of what you need. <text:s/>For example, you start </text:span><text:span text:style-name="T7">writing</text:span><text:span text:style-name="T7"> a new program to move a file. <text:s/>You know that you already have a program that copies a file, thus you start with:</text:span></text:p>
          <text:p text:style-name="P309"><text:s text:c="6"/><text:span text:style-name="T33"><text:s text:c="2"/>:edit copy.c</text:span></text:p>
          <text:p text:style-name="P309"/>
          <text:p text:style-name="P317"><text:span text:style-name="T7">You can delete the stuff you don't need. <text:s/>Now you need to save the file under a new name. <text:s/>The "</text:span><text:span text:style-name="T7">:saveas</text:span><text:span text:style-name="T7">" command can be used for this:</text:span></text:p>
          <text:p text:style-name="P309"><text:s/><text:span text:style-name="T33"><text:s text:c="7"/>:saveas move.c</text:span></text:p>
          <text:p text:style-name="P309"/>
          <text:p text:style-name="P317"><text:span text:style-name="T7">Vim will write the file under the given name, and edit that file. <text:s/>Thus the next time you </text:span><text:span text:style-name="T7">do</text:span><text:span text:style-name="T7"> "</text:span><text:span text:style-name="T7">:write</text:span><text:span text:style-name="T7">", it will write "move.c". <text:s/>"copy.c" remains unmodified.</text:span></text:p>
          <text:p text:style-name="P309"/>
          <text:p text:style-name="P309"><text:s text:c="3"/>When you want to change the name of the file you are editing, but don't</text:p>
          <text:p text:style-name="P309">want to write the file, you can use this command:</text:p>
          <text:p text:style-name="P304"><text:s text:c="8"/>:file move.c</text:p>
          <text:p text:style-name="P309"/>
          <text:p text:style-name="P317"><text:span text:style-name="T7">Vim will </text:span><text:span text:style-name="T7">mark</text:span><text:span text:style-name="T7"> the file </text:span><text:span text:style-name="T7">as</text:span><text:span text:style-name="T7"> "not edited". <text:s/>This means that Vim knows this is not</text:span></text:p>
          <text:p text:style-name="P309">the file you started editing. <text:s/>When you try to write the file, you might get</text:p>
          <text:p text:style-name="P309">this message:</text:p>
          <text:p text:style-name="P309"/>
          <text:p text:style-name="P309"><text:s text:c="5"/><text:span text:style-name="T33"><text:s text:c="3"/>E13: File exists (use ! to override) </text:span></text:p>
          <text:p text:style-name="P317"><text:span text:style-name="T7">This protects you from </text:span><text:span text:style-name="T11">accidentally overwriting another file.</text:span></text:p>
          <text:p text:style-name="P229"><text:soft-page-break/></text:p>
          <text:p text:style-name="P229"/>
          <text:p text:style-name="P231"><text:span text:style-name="T48">Splitting </text:span><text:span text:style-name="T48">windows</text:span></text:p>
          <text:p text:style-name="P81"/>
        </text:list-item>
        <text:list-item>
          <text:p text:style-name="P229">Split a window</text:p>
          <text:p text:style-name="P317"><text:span text:style-name="T7">The easiest way to open a new </text:span><text:span text:style-name="T7">window</text:span><text:span text:style-name="T7"> is to use the following command:</text:span></text:p>
          <text:p text:style-name="P309"><text:s text:c="3"/><text:span text:style-name="T33"><text:s text:c="5"/>:split</text:span></text:p>
          <text:p text:style-name="P317"><text:span text:style-name="T7">This command splits the screen into two </text:span><text:span text:style-name="T7">windows</text:span><text:span text:style-name="T7"> and leaves the cursor in the top one:</text:span></text:p>
          <text:p text:style-name="P309"/>
          <text:p text:style-name="P317"><text:span text:style-name="T7">The two </text:span><text:span text:style-name="T7">windows</text:span><text:span text:style-name="T7"> allow you to </text:span><text:span text:style-name="T7">view</text:span><text:span text:style-name="T7"> two parts of the same file. <text:s/>For example, you could make the top </text:span><text:span text:style-name="T7">window</text:span><text:span text:style-name="T7"> show the variable declarations of a program, and the bottom one the code that uses these </text:span><text:span text:style-name="T7">variables</text:span><text:span text:style-name="T7">.</text:span></text:p>
          <text:p text:style-name="P317"><text:span text:style-name="T7"><text:line-break/>The </text:span><text:span text:style-name="T11">CTRL-W</text:span><text:span text:style-name="T7"> </text:span><text:span text:style-name="T11">w</text:span><text:span text:style-name="T11"> </text:span><text:span text:style-name="T7">command can be used to jump between the </text:span><text:span text:style-name="T7">windows</text:span><text:span text:style-name="T7">. <text:s/>If you are in the top </text:span><text:span text:style-name="T7">window</text:span><text:span text:style-name="T7">, </text:span><text:span text:style-name="T11">CTRL-W</text:span><text:span text:style-name="T11"> </text:span><text:span text:style-name="T11">w</text:span><text:span text:style-name="T11"> </text:span><text:span text:style-name="T7">jumps to the </text:span><text:span text:style-name="T7">window</text:span><text:span text:style-name="T7"> below it. <text:s/>If you are in the bottom </text:span><text:span text:style-name="T7">window</text:span><text:span text:style-name="T7"> it will jump to the first </text:span><text:span text:style-name="T7">window</text:span><text:span text:style-name="T7">. <text:s/>(</text:span><text:span text:style-name="T11">CTRL-W </text:span><text:span text:style-name="T11">CTRL-W</text:span><text:span text:style-name="T11"> </text:span><text:span text:style-name="T7">does the same thing, in </text:span><text:span text:style-name="T7">case</text:span><text:span text:style-name="T7"> you let go of the CTRL key a bit later.)</text:span></text:p>
          <text:p text:style-name="P81"/>
        </text:list-item>
        <text:list-item>
          <text:p text:style-name="P229">CLOSE THE WINDOW</text:p>
          <text:p text:style-name="P317"><text:span text:style-name="T7">To close a </text:span><text:span text:style-name="T7">window</text:span><text:span text:style-name="T7">, use the command:</text:span></text:p>
          <text:p text:style-name="P309"><text:s text:c="2"/><text:span text:style-name="T33"><text:s text:c="6"/>:close</text:span></text:p>
          <text:p text:style-name="P317"><text:span text:style-name="T7">Actually, any command that quits editing a file works, like "</text:span><text:span text:style-name="T7">:quit</text:span><text:span text:style-name="T7">" and "</text:span><text:span text:style-name="T7">ZZ</text:span><text:span text:style-name="T7">". But "</text:span><text:span text:style-name="T7">:close</text:span><text:span text:style-name="T7">" prevents you from accidentally exiting Vim when you close the last </text:span><text:span text:style-name="T7">window</text:span><text:span text:style-name="T7">.</text:span></text:p>
          <text:p text:style-name="P313"/>
        </text:list-item>
        <text:list-item>
          <text:p text:style-name="P229">CLOSING ALL OTHER WINDOWS</text:p>
          <text:p text:style-name="P317"><text:span text:style-name="T7"><text:s text:c="3"/>If you have opened a whole bunch of </text:span><text:span text:style-name="T7">windows</text:span><text:span text:style-name="T7">, but now want to concentrate on one of them, this command will be useful:</text:span></text:p>
          <text:p text:style-name="P304"><text:s text:c="8"/>:only</text:p>
          <text:p text:style-name="P317"><text:span text:style-name="T7">This closes all </text:span><text:span text:style-name="T7">windows</text:span><text:span text:style-name="T7">, except for the current one. <text:s/>If any of the other </text:span><text:span text:style-name="T7">windows</text:span><text:span text:style-name="T7"> has changes, you will get an error message and that </text:span><text:span text:style-name="T7">window</text:span><text:span text:style-name="T7"> won't be closed.</text:span></text:p>
          <text:p text:style-name="P81"/>
        </text:list-item>
        <text:list-item>
          <text:p text:style-name="P229">Split a window on another file</text:p>
          <text:p text:style-name="P317"><text:span text:style-name="T7">The following command opens a second </text:span><text:span text:style-name="T7">window</text:span><text:span text:style-name="T7"> and starts editing the given file:</text:span></text:p>
          <text:p text:style-name="P304"><text:s text:c="8"/>:split two.c</text:p>
          <text:p text:style-name="P309"><text:soft-page-break/></text:p>
          <text:p text:style-name="P317"><text:span text:style-name="T7">To open a </text:span><text:span text:style-name="T7">window</text:span><text:span text:style-name="T7"> on a new, empty file, use this:</text:span></text:p>
          <text:p text:style-name="P309"><text:s text:c="4"/><text:span text:style-name="T33"><text:s text:c="4"/>:new</text:span></text:p>
          <text:p text:style-name="P81"/>
        </text:list-item>
        <text:list-item>
          <text:p text:style-name="P229">Window size</text:p>
          <text:p text:style-name="P317"><text:span text:style-name="T7">The "</text:span><text:span text:style-name="T11">:split</text:span><text:span text:style-name="T7">" command can take a number argument. <text:s/>If specified, this will be the height of the new </text:span><text:span text:style-name="T7">window</text:span><text:span text:style-name="T7">. <text:s/>For example, the following opens a new </text:span><text:span text:style-name="T7">window</text:span><text:span text:style-name="T7"> three lines high and starts editing the file alpha.c:</text:span></text:p>
          <text:p text:style-name="P309"><text:s text:c="2"/><text:span text:style-name="T33"><text:s text:c="6"/>:3split alpha.c</text:span></text:p>
          <text:p text:style-name="P309"/>
          <text:p text:style-name="P317"><text:span text:style-name="T7">To increase the size of a </text:span><text:span text:style-name="T7">window</text:span><text:span text:style-name="T7">:</text:span></text:p>
          <text:p text:style-name="P304"><text:s text:c="8"/>CTRL-W +</text:p>
          <text:p text:style-name="P309">To decrease it:</text:p>
          <text:p text:style-name="P304"><text:s text:c="8"/>CTRL-W -</text:p>
          <text:p text:style-name="P309"/>
          <text:p text:style-name="P317"><text:span text:style-name="T7">Both of these commands take a </text:span><text:span text:style-name="T7">count</text:span><text:span text:style-name="T7"> and increase or decrease the </text:span><text:span text:style-name="T7">window</text:span><text:span text:style-name="T7"> size by that many lines. <text:s/>Thus "</text:span><text:span text:style-name="T11">4 </text:span><text:span text:style-name="T11">CTRL-W</text:span><text:span text:style-name="T11"> +</text:span><text:span text:style-name="T7">" make the </text:span><text:span text:style-name="T7">window</text:span><text:span text:style-name="T7"> four lines higher.</text:span></text:p>
          <text:p text:style-name="P309"/>
          <text:p text:style-name="P317"><text:span text:style-name="T7">To set the </text:span><text:span text:style-name="T7">window</text:span><text:span text:style-name="T7"> height to a specified number of lines:</text:span></text:p>
          <text:p text:style-name="P304"><text:s text:c="8"/>{height}CTRL-W _</text:p>
          <text:p text:style-name="P309"/>
          <text:p text:style-name="P317"><text:span text:style-name="T7"><text:s text:c="3"/>To make a </text:span><text:span text:style-name="T7">window</text:span><text:span text:style-name="T7"> </text:span><text:span text:style-name="T7">as</text:span><text:span text:style-name="T7"> high </text:span><text:span text:style-name="T7">as</text:span><text:span text:style-name="T7"> it can be, use the </text:span><text:span text:style-name="T7">CTRL-W</text:span><text:span text:style-name="T7"> _ command without a</text:span></text:p>
          <text:p text:style-name="P317"><text:span text:style-name="T7">count</text:span><text:span text:style-name="T7">.</text:span></text:p>
          <text:p text:style-name="P81"/>
        </text:list-item>
        <text:list-item>
          <text:p text:style-name="P229">OPTIONS</text:p>
        </text:list-item>
      </text:list>
      <text:p text:style-name="P34"/>
      <text:list xml:id="list1683576521" text:continue-numbering="true" text:style-name="L1">
        <text:list-header>
          <text:p text:style-name="P317"><text:span text:style-name="T7">The</text:span><text:span text:style-name="T11"> </text:span><text:span text:style-name="T11">'winheight'</text:span><text:span text:style-name="T11"> </text:span><text:span text:style-name="T7">option can be set to a minimal desired height of a </text:span><text:span text:style-name="T7">window</text:span><text:span text:style-name="T7"> and </text:span><text:span text:style-name="T11">'winminheight'</text:span><text:span text:style-name="T7"> to a hard minimum height.</text:span></text:p>
          <text:p text:style-name="P317"><text:span text:style-name="T7"><text:s text:c="3"/>Likewise, there is</text:span><text:span text:style-name="T11"> </text:span><text:span text:style-name="T11">'winwidth'</text:span><text:span text:style-name="T11"> </text:span><text:span text:style-name="T7">for the minimal desired width and </text:span><text:span text:style-name="T7">'winminwidth'</text:span><text:span text:style-name="T7"> for the hard minimum width.</text:span></text:p>
          <text:p text:style-name="P317"><text:span text:style-name="T7"><text:s text:c="3"/>The </text:span><text:span text:style-name="T11">'equalalways'</text:span><text:span text:style-name="T11"> </text:span><text:span text:style-name="T7">option, when set, makes Vim equalize the </text:span><text:span text:style-name="T7">windows</text:span><text:span text:style-name="T7"> sizes when a </text:span><text:span text:style-name="T7">window</text:span><text:span text:style-name="T7"> is closed or opened.</text:span></text:p>
          <text:p text:style-name="P81"/>
        </text:list-header>
        <text:list-item>
          <text:p text:style-name="P229">Vertical splits</text:p>
          <text:p text:style-name="P317"><text:span text:style-name="T7">The "</text:span><text:span text:style-name="T7">:split</text:span><text:span text:style-name="T7">" command creates the new </text:span><text:span text:style-name="T7">window</text:span><text:span text:style-name="T7"> above the current one. <text:s/>To make the </text:span><text:span text:style-name="T7">window</text:span><text:span text:style-name="T7"> appear at the left side, use:</text:span></text:p>
          <text:p text:style-name="P309"><text:soft-page-break/><text:s text:c="3"/><text:span text:style-name="T33"><text:s text:c="5"/>:vsplit</text:span></text:p>
          <text:p text:style-name="P309">or:</text:p>
          <text:p text:style-name="P309"><text:s text:c="3"/><text:span text:style-name="T33"><text:s text:c="5"/>:vsplit two.c</text:span></text:p>
          <text:p text:style-name="P317"><text:span text:style-name="T7">There is also the "</text:span><text:span text:style-name="T11">:vnew</text:span><text:span text:style-name="T7">" command, to open a vertically split </text:span><text:span text:style-name="T7">window</text:span><text:span text:style-name="T7"> on a new, empty file. <text:s/>Another way to </text:span><text:span text:style-name="T7">do</text:span><text:span text:style-name="T7"> this:</text:span></text:p>
          <text:p text:style-name="P309"><text:s text:c="4"/><text:span text:style-name="T33"><text:s text:c="4"/>:vertical new</text:span></text:p>
          <text:p text:style-name="P317"><text:span text:style-name="T7">The "</text:span><text:span text:style-name="T11">:vertical</text:span><text:span text:style-name="T7">" command can be inserted before another command that splits a </text:span><text:span text:style-name="T7">window</text:span><text:span text:style-name="T7">. <text:s/>This will cause that command to split the </text:span><text:span text:style-name="T7">window</text:span><text:span text:style-name="T7"> vertically instead of horizontally. <text:s/>(If the command doesn't split a </text:span><text:span text:style-name="T7">window</text:span><text:span text:style-name="T7">, it works unmodified.)</text:span></text:p>
          <text:p text:style-name="P81"/>
        </text:list-item>
        <text:list-item>
          <text:p text:style-name="P229">MOVING BETWEEN WINDOWS</text:p>
          <text:list>
            <text:list-item>
              <text:list>
                <text:list-header>
                  <text:p text:style-name="P317"><text:span text:style-name="T7"><text:s text:c="4"/></text:span><text:span text:style-name="T11"><text:s text:c="4"/></text:span><text:span text:style-name="T11">CTRL-W</text:span><text:span text:style-name="T11"> </text:span><text:span text:style-name="T11">h</text:span><text:span text:style-name="T11"> <text:s/></text:span><text:span text:style-name="T7"><text:s text:c="5"/>move to the </text:span><text:span text:style-name="T7">window</text:span><text:span text:style-name="T7"> on the left</text:span></text:p>
                </text:list-header>
              </text:list>
            </text:list-item>
          </text:list>
          <text:p text:style-name="P317"><text:span text:style-name="T7"><text:s text:c="6"/></text:span><text:span text:style-name="T11"><text:s text:c="2"/></text:span><text:span text:style-name="T11">CTRL-W</text:span><text:span text:style-name="T11"> </text:span><text:span text:style-name="T11">j</text:span><text:span text:style-name="T11"> <text:s/></text:span><text:span text:style-name="T7"><text:s text:c="6"/>move to the </text:span><text:span text:style-name="T7">window</text:span><text:span text:style-name="T7"> below</text:span></text:p>
          <text:p text:style-name="P317"><text:span text:style-name="T7"><text:s text:c="3"/></text:span><text:span text:style-name="T11"><text:s text:c="5"/></text:span><text:span text:style-name="T11">CTRL-W</text:span><text:span text:style-name="T11"> </text:span><text:span text:style-name="T11">k</text:span><text:span text:style-name="T11"> </text:span><text:span text:style-name="T7"><text:s text:c="7"/>move to the </text:span><text:span text:style-name="T7">window</text:span><text:span text:style-name="T7"> above</text:span></text:p>
          <text:p text:style-name="P317"><text:span text:style-name="T11"><text:s text:c="8"/></text:span><text:span text:style-name="T11">CTRL-W</text:span><text:span text:style-name="T11"> </text:span><text:span text:style-name="T11">l</text:span><text:span text:style-name="T11"> <text:s text:c="2"/></text:span><text:span text:style-name="T7"><text:s text:c="5"/>move to the </text:span><text:span text:style-name="T7">window</text:span><text:span text:style-name="T7"> on the right</text:span></text:p>
          <text:p text:style-name="P309"/>
          <text:p text:style-name="P317"><text:span text:style-name="T11"><text:s text:c="8"/></text:span><text:span text:style-name="T11">CTRL-W</text:span><text:span text:style-name="T11"> t</text:span><text:span text:style-name="T7"> <text:s text:c="7"/>move to the TOP </text:span><text:span text:style-name="T7">window</text:span></text:p>
          <text:p text:style-name="P317"><text:span text:style-name="T7"><text:s text:c="2"/></text:span><text:span text:style-name="T11"><text:s text:c="6"/></text:span><text:span text:style-name="T11">CTRL-W</text:span><text:span text:style-name="T11"> </text:span><text:span text:style-name="T11">b</text:span><text:span text:style-name="T11"> </text:span><text:span text:style-name="T7"><text:s text:c="7"/>move to the BOTTOM </text:span><text:span text:style-name="T7">window</text:span></text:p>
          <text:p text:style-name="P229"/>
        </text:list-item>
        <text:list-item>
          <text:p text:style-name="P229">Moving windows</text:p>
          <text:p text:style-name="P252"><text:span text:style-name="T7"><text:s/></text:span><text:span text:style-name="T11"><text:s text:c="7"/></text:span><text:span text:style-name="T11">CTRL-W</text:span><text:span text:style-name="T11"> K <text:s text:c="7"/>m</text:span><text:span text:style-name="T7">ove </text:span><text:span text:style-name="T7">window</text:span><text:span text:style-name="T7"> to the far top</text:span><text:line-break/><text:span text:style-name="T11"> <text:s text:c="7"/></text:span><text:span text:style-name="T11">CTRL-W</text:span><text:span text:style-name="T11"> </text:span><text:span text:style-name="T11">H</text:span><text:span text:style-name="T11"> <text:s text:c="2"/></text:span><text:span text:style-name="T7"><text:s text:c="5"/>move </text:span><text:span text:style-name="T7">window</text:span><text:span text:style-name="T7"> to the far left</text:span></text:p>
          <text:p text:style-name="P317"><text:span text:style-name="T11"><text:s text:c="8"/></text:span><text:span text:style-name="T11">CTRL-W</text:span><text:span text:style-name="T11"> </text:span><text:span text:style-name="T11">J</text:span><text:span text:style-name="T11"> <text:s text:c="6"/></text:span><text:span text:style-name="T7"><text:s/>move </text:span><text:span text:style-name="T7">window</text:span><text:span text:style-name="T7"> to the bottom</text:span></text:p>
          <text:p text:style-name="P317"><text:span text:style-name="T11"><text:s text:c="8"/></text:span><text:span text:style-name="T11">CTRL-W</text:span><text:span text:style-name="T11"> </text:span><text:span text:style-name="T11">L</text:span><text:span text:style-name="T11"> <text:s text:c="2"/></text:span><text:span text:style-name="T7"><text:s text:c="5"/>move </text:span><text:span text:style-name="T7">window</text:span><text:span text:style-name="T7"> to the far right</text:span></text:p>
          <text:p text:style-name="P126"/>
          <text:p text:style-name="P252"><text:span text:style-name="T11">Note: This uses the </text:span><text:span text:style-name="T11">uppercase</text:span><text:span text:style-name="T11"> </text:span><text:span text:style-name="T11">letter</text:span><text:span text:style-name="T11"> K H J L.</text:span></text:p>
          <text:p text:style-name="P81"/>
        </text:list-item>
        <text:list-item>
          <text:p text:style-name="P229">Commands for all windows</text:p>
          <text:p text:style-name="P126">:qall</text:p>
          <text:p text:style-name="P126">:wall</text:p>
          <text:p text:style-name="P126">:wqall</text:p>
          <text:p text:style-name="P126">:qall!</text:p>
          <text:p text:style-name="P81"/>
        </text:list-item>
        <text:list-item>
          <text:p text:style-name="P229">OPENING A WINDOW FOR ALL ARGUMENTS</text:p>
          <text:p text:style-name="P252"><text:span text:style-name="T4">To make Vim open a </text:span><text:span text:style-name="T4">window</text:span><text:span text:style-name="T4"> for each file, start it with the "</text:span><text:span text:style-name="T4">-o</text:span><text:span text:style-name="T4">" argument:</text:span></text:p>
          <text:p text:style-name="P273"><text:soft-page-break/>vim -o one.txt two.txt three.txt</text:p>
          <text:p text:style-name="P273"/>
          <text:p text:style-name="P252"><text:span text:style-name="T4">The </text:span><text:span text:style-name="T5">"</text:span><text:span text:style-name="T5">-O</text:span><text:span text:style-name="T5">"</text:span><text:span text:style-name="T4"> argument is used to get vertically split </text:span><text:span text:style-name="T4">windows</text:span><text:span text:style-name="T4">.</text:span></text:p>
          <text:p text:style-name="P252"><text:span text:style-name="T16"><text:s text:c="3"/></text:span><text:span text:style-name="T8">When Vim is already running, the </text:span><text:span text:style-name="T11">"</text:span><text:span text:style-name="T11">:all</text:span><text:span text:style-name="T11">"</text:span><text:span text:style-name="T8"> command opens a </text:span><text:span text:style-name="T8">window</text:span><text:span text:style-name="T8"> for each file in the argument list. <text:s/></text:span><text:span text:style-name="T11">"</text:span><text:span text:style-name="T11">:vertical</text:span><text:span text:style-name="T11"> all"</text:span><text:span text:style-name="T8"> does it with vertical splits.</text:span></text:p>
          <text:p text:style-name="P81"/>
        </text:list-item>
        <text:list-item>
          <text:p text:style-name="P229">Viewing differences with vimdiff</text:p>
          <text:list>
            <text:list-header>
              <text:p text:style-name="P126">vimdiff main.c~ main.c</text:p>
            </text:list-header>
          </text:list>
          <text:p text:style-name="P81"/>
        </text:list-item>
        <text:list-item>
          <text:p text:style-name="P229">THE FOLD COLUMN</text:p>
          <text:p text:style-name="P81"/>
        </text:list-item>
        <text:list-item>
          <text:p text:style-name="P229">DIFFING IN VIM</text:p>
          <text:p text:style-name="P252"><text:span text:style-name="T8">Another way to start in </text:span><text:span text:style-name="T8">diff</text:span><text:span text:style-name="T8"> mode can be done from inside Vim. <text:s/>Edit the "main.c" file, then make a split and show the differences:</text:span></text:p>
          <text:p text:style-name="P126"><text:s text:c="8"/>:edit main.c</text:p>
          <text:p text:style-name="P126"><text:s text:c="8"/>:vertical diffsplit main.c~ </text:p>
          <text:p text:style-name="P126"/>
          <text:p text:style-name="P252"><text:span text:style-name="T8">If you have a patch or </text:span><text:span text:style-name="T8">diff</text:span><text:span text:style-name="T8"> file, you can use the third way to start </text:span><text:span text:style-name="T8">diff</text:span><text:span text:style-name="T8"> mode. <text:s/>First edit the file to which the patch applies. <text:s/>Then tell Vim the name of the patch file:</text:span></text:p>
          <text:p text:style-name="P126"><text:s text:c="8"/>:edit main.c</text:p>
          <text:p text:style-name="P126"><text:s text:c="8"/>:vertical diffpatch main.c.diff</text:p>
          <text:p text:style-name="P210"/>
          <text:p text:style-name="P252"><text:span text:style-name="T11">WARNING: </text:span><text:span text:style-name="T8">The patch file must contain only one patch, for the file you are editing. <text:s/>Otherwise you will get a lot of error </text:span><text:span text:style-name="T8">messages</text:span><text:span text:style-name="T8">, and some files might be patched unexpectedly.</text:span></text:p>
          <text:p text:style-name="P210"><text:s text:c="3"/>The patching will only be done to the copy of the file in Vim. <text:s/>The file on your harddisk will remain unmodified (until you decide to write the file).</text:p>
          <text:p text:style-name="P229"/>
        </text:list-item>
        <text:list-item>
          <text:p text:style-name="P229">SCROLL BINDING</text:p>
          <text:p text:style-name="P252"><text:span text:style-name="T8">When the files have more changes, you can scroll in the usual way. <text:s/>Vim will try to keep both the </text:span><text:span text:style-name="T8">windows</text:span><text:span text:style-name="T8"> start at the same position, so you can easily see the differences side by side.</text:span></text:p>
          <text:p text:style-name="P210"><text:s text:c="3"/>When you don't want this for a moment, use this command:</text:p>
        </text:list-item>
      </text:list>
      <text:p text:style-name="P34"/>
      <text:list xml:id="list1292187997" text:continue-numbering="true" text:style-name="L1">
        <text:list-header>
          <text:p text:style-name="P252"><text:s text:c="7"/><text:span text:style-name="T11"><text:s/>:set noscrollbind</text:span></text:p>
          <text:p text:style-name="P81"><text:soft-page-break/></text:p>
        </text:list-header>
        <text:list-item>
          <text:p text:style-name="P229">JUMPING TO CHANGES</text:p>
          <text:p text:style-name="P252"><text:span text:style-name="T8">When you have disabled </text:span><text:span text:style-name="T8">folding</text:span><text:span text:style-name="T8"> in some way, it may be difficult to find the changes. <text:s/>Use this command to jump forward to the next change:</text:span></text:p>
          <text:p text:style-name="P210"><text:s text:c="2"/><text:span text:style-name="T33"><text:s text:c="6"/>]c</text:span></text:p>
          <text:p text:style-name="P210">To go the other way use:</text:p>
          <text:p text:style-name="P210"><text:s text:c="5"/><text:span text:style-name="T33"><text:s text:c="3"/>[c</text:span></text:p>
          <text:p text:style-name="P252"><text:span text:style-name="T8">Prepended a </text:span><text:span text:style-name="T8">count</text:span><text:span text:style-name="T8"> to jump further away.</text:span></text:p>
          <text:p text:style-name="P81"/>
        </text:list-item>
        <text:list-item>
          <text:p text:style-name="P229">REMOVING CHANGES</text:p>
          <text:p text:style-name="P252"><text:span text:style-name="T8">You can move text from one </text:span><text:span text:style-name="T8">window</text:span><text:span text:style-name="T8"> to the other. <text:s/>This either removes differences or adds new ones. <text:s/>Vim doesn't keep the highlighting updated in all situations. <text:s/>To update it use this command:</text:span></text:p>
          <text:p text:style-name="P126"><text:s text:c="8"/>:diffupdate</text:p>
          <text:p text:style-name="P210"/>
          <text:p text:style-name="P252"><text:span text:style-name="T8">To remove a difference, you can move the text in a highlighted block from one </text:span><text:span text:style-name="T8">window</text:span><text:span text:style-name="T8"> to another. <text:s/>Take the "main.c" and "main.c~" example above. <text:s/>Move the cursor to the left </text:span><text:span text:style-name="T8">window</text:span><text:span text:style-name="T8">, on the line that was deleted in the other </text:span><text:span text:style-name="T8">window</text:span><text:span text:style-name="T8">. Now type this command:</text:span></text:p>
          <text:p text:style-name="P126"><text:s text:c="8"/>dp</text:p>
          <text:p text:style-name="P210"/>
          <text:p text:style-name="P252"><text:span text:style-name="T8">The change will be removed by putting the text of the current </text:span><text:span text:style-name="T8">window</text:span><text:span text:style-name="T8"> in the other </text:span><text:span text:style-name="T8">window</text:span><text:span text:style-name="T8">. <text:s/>"</text:span><text:span text:style-name="T8">dp</text:span><text:span text:style-name="T8">" stands for "</text:span><text:span text:style-name="T8">diff</text:span><text:span text:style-name="T8"> put".</text:span></text:p>
          <text:p text:style-name="P252"><text:span text:style-name="T8"><text:s text:c="3"/>You can also </text:span><text:span text:style-name="T8">do</text:span><text:span text:style-name="T8"> it the other way around. <text:s/>Move the cursor to the right </text:span><text:span text:style-name="T8">window</text:span><text:span text:style-name="T8">, to the line where "changed" was inserted. <text:s/>Now type this command:</text:span></text:p>
          <text:p text:style-name="P210"><text:s text:c="3"/><text:span text:style-name="T33"><text:s text:c="5"/>do</text:span></text:p>
          <text:p text:style-name="P126"/>
          <text:p text:style-name="P252"><text:span text:style-name="T8">The change will now be removed by getting the text from the other </text:span><text:span text:style-name="T8">window</text:span><text:span text:style-name="T8">. Since there are no changes left now, Vim puts all text in a closed fold. "</text:span><text:span text:style-name="T8">do</text:span><text:span text:style-name="T8">" stands for "</text:span><text:span text:style-name="T8">diff</text:span><text:span text:style-name="T8"> obtain". <text:s/>"dg" would have been better, but that already has a different meaning ("dgg" deletes from the cursor until the first line).</text:span></text:p>
          <text:p text:style-name="P210"/>
          <text:p text:style-name="P252"><text:span text:style-name="T8">For details about diff mode, see |</text:span><text:span text:style-name="T8">vimdiff</text:span><text:span text:style-name="T8">|.</text:span></text:p>
          <text:p text:style-name="P81"/>
        </text:list-item>
        <text:list-item>
          <text:p text:style-name="P229">Various</text:p>
          <text:p text:style-name="P252"><text:span text:style-name="T8">The </text:span><text:span text:style-name="T8">'laststatus'</text:span><text:span text:style-name="T8"> option can be used to specify when the last </text:span><text:span text:style-name="T8">window</text:span><text:span text:style-name="T8"> has a statusline:</text:span></text:p>
          <text:p text:style-name="P210"><text:s text:c="8"/>0 <text:s text:c="6"/>never</text:p>
          <text:p text:style-name="P252"><text:soft-page-break/><text:span text:style-name="T8"><text:s text:c="8"/>1 <text:s text:c="6"/>only when there are split </text:span><text:span text:style-name="T8">windows</text:span><text:span text:style-name="T8"> (the default)</text:span></text:p>
          <text:p text:style-name="P210"><text:s text:c="8"/>2 <text:s text:c="6"/>always</text:p>
          <text:p text:style-name="P210"/>
          <text:p text:style-name="P252"><text:span text:style-name="T8">Many commands that edit another file have a variant that splits the </text:span><text:span text:style-name="T8">window</text:span><text:span text:style-name="T8">. For </text:span><text:span text:style-name="T8">Command-line</text:span><text:span text:style-name="T8"> commands this is done by prepending an "</text:span><text:span text:style-name="T8">s</text:span><text:span text:style-name="T8">". <text:s/>For example: "</text:span><text:span text:style-name="T8">:tag</text:span><text:span text:style-name="T8">" jumps to a </text:span><text:span text:style-name="T8">tag</text:span><text:span text:style-name="T8">, "</text:span><text:span text:style-name="T8">:stag</text:span><text:span text:style-name="T8">" splits the </text:span><text:span text:style-name="T8">window</text:span><text:span text:style-name="T8"> and jumps to a </text:span><text:span text:style-name="T8">tag</text:span><text:span text:style-name="T8">.</text:span></text:p>
          <text:p text:style-name="P252"><text:span text:style-name="T8"><text:s text:c="3"/>For </text:span><text:span text:style-name="T8">Normal</text:span><text:span text:style-name="T8"> mode commands a </text:span><text:span text:style-name="T8">CTRL-W</text:span><text:span text:style-name="T8"> is prepended. <text:s/></text:span><text:span text:style-name="T8">CTRL-^</text:span><text:span text:style-name="T8"> jumps to the</text:span></text:p>
          <text:p text:style-name="P252"><text:span text:style-name="T8">alternate file, </text:span><text:span text:style-name="T8">CTRL-W</text:span><text:span text:style-name="T8"> </text:span><text:span text:style-name="T8">CTRL-^</text:span><text:span text:style-name="T8"> splits the </text:span><text:span text:style-name="T8">window</text:span><text:span text:style-name="T8"> and edits the alternate file.</text:span></text:p>
          <text:p text:style-name="P210"/>
          <text:p text:style-name="P252"><text:span text:style-name="T8">The </text:span><text:span text:style-name="T8">'splitbelow'</text:span><text:span text:style-name="T8"> option can be set to make a new </text:span><text:span text:style-name="T8">window</text:span><text:span text:style-name="T8"> appear below the current </text:span><text:span text:style-name="T8">window</text:span><text:span text:style-name="T8">. <text:s/>The </text:span><text:span text:style-name="T8">'splitright'</text:span><text:span text:style-name="T8"> option can be set to make a vertically split </text:span><text:span text:style-name="T8">window</text:span><text:span text:style-name="T8"> appear right of the current </text:span><text:span text:style-name="T8">window</text:span><text:span text:style-name="T8">.</text:span></text:p>
          <text:p text:style-name="P210"/>
          <text:p text:style-name="P252"><text:span text:style-name="T8">When splitting a </text:span><text:span text:style-name="T8">window</text:span><text:span text:style-name="T8"> you can prepend a modifier command to tell where the </text:span><text:span text:style-name="T8">window</text:span><text:span text:style-name="T8"> is to appear:</text:span></text:p>
          <text:p text:style-name="P252"><text:span text:style-name="T8"><text:s/></text:span><text:span text:style-name="T11"><text:s text:c="7"/></text:span><text:span text:style-name="T11">:leftabove</text:span><text:span text:style-name="T11"> {cmd} <text:s/></text:span><text:span text:style-name="T8"><text:s text:c="6"/>left or above the current </text:span><text:span text:style-name="T8">window</text:span></text:p>
          <text:p text:style-name="P252"><text:span text:style-name="T8"><text:s text:c="8"/></text:span><text:span text:style-name="T11">:aboveleft</text:span><text:span text:style-name="T11"> {cmd} <text:s/></text:span><text:span text:style-name="T8"><text:s text:c="6"/>idem</text:span></text:p>
          <text:p text:style-name="P252"><text:span text:style-name="T8"><text:s text:c="8"/></text:span><text:span text:style-name="T11">:rightbelow</text:span><text:span text:style-name="T11"> {cmd} </text:span><text:span text:style-name="T8"><text:s text:c="6"/>right or below the current </text:span><text:span text:style-name="T8">window</text:span></text:p>
          <text:p text:style-name="P252"><text:span text:style-name="T11"><text:s text:c="8"/></text:span><text:span text:style-name="T11">:belowright</text:span><text:span text:style-name="T11"> {cmd} <text:s text:c="5"/></text:span><text:span text:style-name="T8"><text:s/>idem</text:span></text:p>
          <text:p text:style-name="P252"><text:span text:style-name="T11"><text:s text:c="8"/></text:span><text:span text:style-name="T11">:topleft</text:span><text:span text:style-name="T11"> {cmd} </text:span><text:span text:style-name="T8"><text:s text:c="9"/>at the top or left of the Vim </text:span><text:span text:style-name="T8">window</text:span></text:p>
          <text:p text:style-name="P252"><text:span text:style-name="T11"><text:s text:c="8"/></text:span><text:span text:style-name="T11">:botright</text:span><text:span text:style-name="T11"> {cmd} <text:s text:c="6"/></text:span><text:span text:style-name="T8"><text:s text:c="2"/>at the bottom or right of the Vim </text:span><text:span text:style-name="T8">window</text:span></text:p>
          <text:p text:style-name="P229"/>
        </text:list-item>
        <text:list-item>
          <text:p text:style-name="P229">Tab pages</text:p>
          <text:p text:style-name="P252"><text:span text:style-name="T8">You will have noticed that </text:span><text:span text:style-name="T8">windows</text:span><text:span text:style-name="T8"> never overlap. <text:s/>That means you quickly run</text:span></text:p>
          <text:p text:style-name="P252"><text:span text:style-name="T8">out of screen space. <text:s/>The solution for this is called </text:span><text:span text:style-name="T8">Tab</text:span><text:span text:style-name="T8"> pages.</text:span></text:p>
          <text:p text:style-name="P210"/>
          <text:p text:style-name="P252"><text:span text:style-name="T8">Assume you are editing "thisfile". <text:s/>To create a new </text:span><text:span text:style-name="T8">tab</text:span><text:span text:style-name="T8"> page use this command:</text:span></text:p>
          <text:p text:style-name="P126"><text:s text:c="8"/>:tabedit thatfile</text:p>
          <text:p text:style-name="P252"><text:span text:style-name="T8"><text:s/>If you don't have a mouse or don't want to use it, <text:s/>you can use the </text:span><text:span text:style-name="T11">"</text:span><text:span text:style-name="T11">gt</text:span><text:span text:style-name="T11">"</text:span><text:span text:style-name="T8"> command. <text:s/>Mnemonic: </text:span><text:span text:style-name="T11">Goto </text:span><text:span text:style-name="T11">Tab</text:span><text:span text:style-name="T8">.</text:span></text:p>
          <text:p text:style-name="P210"/>
          <text:p text:style-name="P252"><text:span text:style-name="T8">Now let's create another </text:span><text:span text:style-name="T8">tab</text:span><text:span text:style-name="T8"> page with the command:</text:span></text:p>
          <text:p text:style-name="P126"><text:s text:c="8"/>:tab split</text:p>
          <text:p text:style-name="P252"><text:span text:style-name="T8">You can put "</text:span><text:span text:style-name="T8">:tab</text:span><text:span text:style-name="T8">" before any </text:span><text:span text:style-name="T8">Ex</text:span><text:span text:style-name="T8"> command that opens a </text:span><text:span text:style-name="T8">window</text:span><text:span text:style-name="T8">. <text:s/>The </text:span><text:span text:style-name="T8">window</text:span><text:span text:style-name="T8"> will</text:span></text:p>
          <text:p text:style-name="P252"><text:span text:style-name="T8">be opened in a new </text:span><text:span text:style-name="T8">tab</text:span><text:span text:style-name="T8"> page. <text:s/>Another example:</text:span></text:p>
          <text:p text:style-name="P126"><text:s text:c="8"/>:tab help gt</text:p>
        </text:list-item>
      </text:list>
      <text:p text:style-name="Text_20_body"/>
      <text:p text:style-name="Text_20_body"><text:soft-page-break/></text:p>
      <text:p text:style-name="P41"><text:span text:style-name="T17">Using the </text:span><text:span text:style-name="T17">GUI</text:span></text:p>
      <text:list xml:id="list1751346222" text:continue-numbering="true" text:style-name="L1">
        <text:list-header>
          <text:p text:style-name="P328"><text:span text:style-name="T8">Vim works in an ordinary terminal. <text:s/>GVim can </text:span><text:span text:style-name="T8">do</text:span><text:span text:style-name="T8"> the same things and a few more. <text:s/>The </text:span><text:span text:style-name="T8">GUI</text:span><text:span text:style-name="T8"> offers </text:span><text:span text:style-name="T8">menus</text:span><text:span text:style-name="T8">, a toolbar, scrollbars and other items. <text:s/>This chapter is about these extra things that the </text:span><text:span text:style-name="T8">GUI</text:span><text:span text:style-name="T8"> offers.</text:span></text:p>
        </text:list-header>
      </text:list>
      <text:p text:style-name="Text_20_body"/>
      <text:list xml:id="list392340443" text:continue-numbering="true" text:style-name="L1">
        <text:list-item>
          <text:p text:style-name="P229">Parts of the GUI</text:p>
          <text:p text:style-name="P229"/>
        </text:list-item>
        <text:list-item>
          <text:p text:style-name="P229">THE TOOLBAR</text:p>
          <text:p text:style-name="P210">If you never want a toolbar, use this command in your</text:p>
          <text:p text:style-name="P252"><text:span text:style-name="T8">vimrc</text:span><text:span text:style-name="T8"> file:</text:span></text:p>
          <text:p text:style-name="P210"><text:s text:c="7"/><text:span text:style-name="T33"><text:s/>:set guioptions-=T</text:span></text:p>
        </text:list-item>
      </text:list>
      <text:p text:style-name="P28"/>
      <text:p text:style-name="P28"/>
      <text:p text:style-name="P28"/>
      <text:list xml:id="list75059690" text:continue-numbering="true" text:style-name="L1">
        <text:list-header>
          <text:p text:style-name="P242">Making big changes</text:p>
          <text:p text:style-name="P328"><text:span text:style-name="T8"><text:s text:c="4"/>In chapter 4 several ways to make small changes were explained. <text:s/>This chapter goes into making changes that are repeated or can affect a large amount of text. <text:s/>The </text:span><text:span text:style-name="T8">Visual</text:span><text:span text:style-name="T8"> mode allows doing various things with blocks of text. <text:s/>Use an external program to </text:span><text:span text:style-name="T8">do</text:span><text:span text:style-name="T8"> really complicated things.</text:span></text:p>
          <text:p text:style-name="P229"><text:s text:c="3"/></text:p>
        </text:list-header>
        <text:list-item>
          <text:p text:style-name="P229">Record and playback commands</text:p>
          <text:p text:style-name="P252"><text:span text:style-name="T8">The </text:span><text:span text:style-name="T11">"</text:span><text:span text:style-name="T11">.</text:span><text:span text:style-name="T11">" </text:span><text:span text:style-name="T8">command repeats the preceding change. <text:s/>But what if you want to </text:span><text:span text:style-name="T8">do</text:span><text:span text:style-name="T8"> something more complex than a single change? <text:s/>That's where command </text:span><text:span text:style-name="T8">recording</text:span><text:span text:style-name="T8"> comes in. <text:s/>There are three steps:</text:span></text:p>
          <text:p text:style-name="P252"><text:span text:style-name="T8">1. The</text:span><text:span text:style-name="T11"> "q{register}" </text:span><text:span text:style-name="T8">command starts </text:span><text:span text:style-name="T8">recording</text:span><text:span text:style-name="T8"> keystrokes into the </text:span><text:span text:style-name="T8">register</text:span><text:span text:style-name="T8"> named</text:span><text:span text:style-name="T11"> {register}</text:span><text:span text:style-name="T8">. <text:s/>The </text:span><text:span text:style-name="T8">register</text:span><text:span text:style-name="T8"> name must be between </text:span><text:span text:style-name="T11">a and </text:span><text:span text:style-name="T11">z</text:span><text:span text:style-name="T8">.</text:span></text:p>
          <text:p text:style-name="P210">2. Type your commands.</text:p>
          <text:p text:style-name="P252"><text:span text:style-name="T8">3. To finish </text:span><text:span text:style-name="T8">recording</text:span><text:span text:style-name="T8">, press </text:span><text:span text:style-name="T11">q</text:span><text:span text:style-name="T11"> </text:span><text:span text:style-name="T8">(without any extra character). You start by moving to the first character of the first line. <text:s/>Next you execute the following commands:</text:span></text:p>
        </text:list-item>
      </text:list>
      <text:p text:style-name="P30"/>
      <text:list xml:id="list143482222" text:continue-numbering="true" text:style-name="L1">
        <text:list-header>
          <text:p text:style-name="P210">Take a look at how to use these commands in practice. <text:s/>You have a list of filenames that look like this:</text:p>
          <text:p text:style-name="P210"><text:soft-page-break/></text:p>
          <text:p text:style-name="P210"><text:s/><text:span text:style-name="T33"><text:s text:c="7"/>stdio.h </text:span></text:p>
          <text:p text:style-name="P126"><text:s text:c="8"/>fcntl.h </text:p>
          <text:p text:style-name="P126"><text:s text:c="8"/>unistd.h </text:p>
          <text:p text:style-name="P126"><text:s text:c="8"/>stdlib.h </text:p>
          <text:p text:style-name="P210"/>
          <text:p text:style-name="P210">And what you want is the following:</text:p>
          <text:p text:style-name="P126"/>
          <text:p text:style-name="P276"><text:s text:c="4"/><text:span text:style-name="T15">#include "stdio.h" </text:span></text:p>
          <text:p text:style-name="P126"><text:s text:c="8"/>#include "fcntl.h" </text:p>
          <text:p text:style-name="P126"><text:s text:c="8"/>#include "unistd.h" </text:p>
          <text:p text:style-name="P126"><text:s text:c="8"/>#include "stdlib.h" </text:p>
        </text:list-header>
      </text:list>
      <text:p text:style-name="P30"/>
      <text:list xml:id="list2026426893" text:continue-numbering="true" text:style-name="L1">
        <text:list-header>
          <text:p text:style-name="P252"><text:span text:style-name="T11"><text:s text:c="8"/>qa <text:s text:c="10"/></text:span><text:span text:style-name="T8"><text:s text:c="11"/>Start </text:span><text:span text:style-name="T8">recording</text:span><text:span text:style-name="T8"> a </text:span><text:span text:style-name="T8">macro</text:span><text:span text:style-name="T8"> in </text:span><text:span text:style-name="T8">register</text:span><text:span text:style-name="T8"> a.</text:span></text:p>
          <text:p text:style-name="P210"><text:span text:style-name="T33"><text:s text:c="8"/>^ <text:s text:c="2"/></text:span><text:s text:c="20"/>Move to the beginning of the line.</text:p>
          <text:p text:style-name="P252"><text:span text:style-name="T11"><text:s text:c="8"/>i#include "</text:span><text:span text:style-name="T11">&lt;Esc&gt;</text:span><text:span text:style-name="T11"> <text:s text:c="3"/></text:span><text:span text:style-name="T8"><text:s text:c="4"/></text:span><text:span text:style-name="T8">Insert</text:span><text:span text:style-name="T8"> the string #include " at the beginning of the line.</text:span></text:p>
          <text:p text:style-name="P210"><text:span text:style-name="T33"><text:s text:c="8"/>$ <text:s text:c="2"/></text:span><text:s text:c="20"/>Move to the end of the line.</text:p>
          <text:p text:style-name="P252"><text:span text:style-name="T8"><text:s text:c="2"/></text:span><text:span text:style-name="T11"><text:s text:c="6"/>a"&lt;Esc&gt; <text:s text:c="2"/></text:span><text:span text:style-name="T8"><text:s text:c="14"/>Append the character double quotation </text:span><text:span text:style-name="T8">mark</text:span><text:span text:style-name="T8"> (") to the end of the line.</text:span></text:p>
          <text:p text:style-name="P252"><text:span text:style-name="T8"><text:s text:c="3"/></text:span><text:span text:style-name="T11"><text:s text:c="5"/></text:span><text:span text:style-name="T11">j</text:span><text:span text:style-name="T11"> <text:s text:c="4"/></text:span><text:span text:style-name="T8"><text:s text:c="18"/>Go to the next line.</text:span></text:p>
          <text:p text:style-name="P252"><text:span text:style-name="T11"><text:s text:c="8"/></text:span><text:span text:style-name="T11">q</text:span><text:span text:style-name="T11"> <text:s text:c="14"/></text:span><text:span text:style-name="T8"><text:s text:c="8"/>Stop </text:span><text:span text:style-name="T8">recording</text:span><text:span text:style-name="T8"> the </text:span><text:span text:style-name="T8">macro</text:span><text:span text:style-name="T8">.</text:span></text:p>
          <text:p text:style-name="P210"/>
          <text:p text:style-name="P210">Now that you have done the work once, you can repeat the change by typing the command "@a" three times.</text:p>
          <text:p text:style-name="P252"><text:span text:style-name="T8"><text:s text:c="3"/>The "@a" command can be preceded by a </text:span><text:span text:style-name="T8">count</text:span><text:span text:style-name="T8">, which will cause the </text:span><text:span text:style-name="T8">macro</text:span><text:span text:style-name="T8"> to</text:span></text:p>
          <text:p text:style-name="P252"><text:span text:style-name="T8">be executed that number of times. <text:s/>In this </text:span><text:span text:style-name="T8">case</text:span><text:span text:style-name="T8"> you would type:</text:span></text:p>
          <text:p text:style-name="P126"><text:s text:c="8"/>3@a</text:p>
          <text:p text:style-name="P229"/>
        </text:list-header>
        <text:list-item>
          <text:p text:style-name="P229">MOVE AND EXECUTE</text:p>
          <text:p text:style-name="P252"><text:span text:style-name="T8">You might have the lines you want to change in various places. <text:s/>Just move the cursor to each location and use the "@a" command. <text:s/>If you have done that once, you can </text:span><text:span text:style-name="T8">do</text:span><text:span text:style-name="T8"> it again with "</text:span><text:span text:style-name="T11">@@</text:span><text:span text:style-name="T8">". <text:s/>That's a bit easier to type. <text:s/></text:span><text:span text:style-name="T11">If you now execute </text:span><text:span text:style-name="T11">register</text:span><text:span text:style-name="T11"> </text:span><text:span text:style-name="T11">b</text:span><text:span text:style-name="T11"> with "@b", the next "</text:span><text:span text:style-name="T11">@@</text:span><text:span text:style-name="T11">" will use </text:span><text:span text:style-name="T11">register</text:span><text:span text:style-name="T11"> </text:span><text:span text:style-name="T11">b</text:span><text:span text:style-name="T11">.</text:span></text:p>
          <text:p text:style-name="P252"><text:span text:style-name="T8"><text:s text:c="3"/>If you compare the playback method with using "</text:span><text:span text:style-name="T8">.</text:span><text:span text:style-name="T8">", there are several differences. <text:s/>First of all, </text:span><text:span text:style-name="T11">"</text:span><text:span text:style-name="T11">.</text:span><text:span text:style-name="T11">" can only repeat one change</text:span><text:span text:style-name="T8">. <text:s/>As seen in the example above,</text:span><text:span text:style-name="T11"> "@a" can </text:span><text:span text:style-name="T11">do</text:span><text:span text:style-name="T11"> several </text:span><text:span text:style-name="T11">changes</text:span><text:span text:style-name="T8">, and move around </text:span><text:span text:style-name="T8">as</text:span><text:span text:style-name="T8"> well. Secondly, </text:span><text:span text:style-name="T11">"</text:span><text:span text:style-name="T11">.</text:span><text:span text:style-name="T11">" can only remember the last change. </text:span><text:span text:style-name="T8"><text:s/>Executing a </text:span><text:span text:style-name="T8">register</text:span><text:span text:style-name="T8"> allows you to make any changes and then still use "@a" to replay the </text:span><text:soft-page-break/><text:span text:style-name="T8">recorded commands. <text:s/>Finally, you can use </text:span><text:span text:style-name="T11">26 different </text:span><text:span text:style-name="T11">registers</text:span><text:span text:style-name="T8">. <text:s/>Thus you can remember</text:span></text:p>
          <text:p text:style-name="P210">26 different command sequences to execute.</text:p>
          <text:p text:style-name="P239"/>
        </text:list-item>
        <text:list-item>
          <text:p text:style-name="P229">USING REGISTERS</text:p>
          <text:p text:style-name="P252"><text:span text:style-name="T8">The </text:span><text:span text:style-name="T8">registers</text:span><text:span text:style-name="T8"> used for </text:span><text:span text:style-name="T8">recording</text:span><text:span text:style-name="T8"> are the same ones you used for</text:span><text:span text:style-name="T11"> </text:span><text:span text:style-name="T11">yank</text:span><text:span text:style-name="T8"> and </text:span><text:span text:style-name="T11">delete</text:span><text:span text:style-name="T8"> </text:span><text:span text:style-name="T11">commands</text:span><text:span text:style-name="T8">. <text:s/>This allows you to </text:span><text:span text:style-name="T11">mix </text:span><text:span text:style-name="T11">recording</text:span><text:span text:style-name="T11"> with other commands </text:span><text:span text:style-name="T8">to manipulate the </text:span><text:span text:style-name="T8">registers</text:span><text:span text:style-name="T8">.</text:span></text:p>
          <text:p text:style-name="P252"><text:span text:style-name="T8"><text:s text:c="3"/>Suppose you have recorded a few commands in </text:span><text:span text:style-name="T11">register</text:span><text:span text:style-name="T11"> </text:span><text:span text:style-name="T11">n</text:span><text:span text:style-name="T8">. <text:s/>When you execute this with </text:span><text:span text:style-name="T11">"@n"</text:span><text:span text:style-name="T8"> you notice you did something wrong. <text:s/>You could try </text:span><text:span text:style-name="T8">recording</text:span><text:span text:style-name="T8"> again, but perhaps you will make another mistake. <text:s/>Instead, use this trick:</text:span></text:p>
          <text:list>
            <text:list-header>
              <text:p text:style-name="P252"><text:span text:style-name="T11"><text:s text:c="2"/></text:span><text:span text:style-name="T11">G</text:span><text:span text:style-name="T11"> <text:s text:c="7"/></text:span><text:span text:style-name="T8"><text:s text:c="15"/>Go to the end of the file.</text:span></text:p>
            </text:list-header>
          </text:list>
          <text:p text:style-name="P210"><text:s/><text:span text:style-name="T33"><text:s text:c="7"/>o&lt;Esc&gt; <text:s/></text:span><text:s text:c="16"/>Create an empty line.</text:p>
          <text:p text:style-name="P252"><text:span text:style-name="T8"><text:s text:c="4"/></text:span><text:span text:style-name="T11"><text:s text:c="4"/>"np <text:s text:c="4"/></text:span><text:span text:style-name="T8"><text:s text:c="16"/>Put the text from the </text:span><text:span text:style-name="T8">n</text:span><text:span text:style-name="T8"> </text:span><text:span text:style-name="T8">register</text:span><text:span text:style-name="T8">. <text:s/>You now see the commands you <text:tab/><text:tab/><text:tab/><text:tab/><text:tab/> typed </text:span><text:span text:style-name="T8">as</text:span><text:span text:style-name="T8"> text in the file.</text:span></text:p>
          <text:p text:style-name="P210"><text:s text:c="2"/><text:span text:style-name="T33"><text:s text:c="6"/>{edits} <text:s text:c="6"/></text:span><text:s text:c="10"/>Change the commands that were wrong. <text:s/>This is just like editing text.</text:p>
          <text:p text:style-name="P210"><text:span text:style-name="T33"><text:s text:c="8"/>0</text:span> <text:s text:c="22"/>Go to the start of the line.</text:p>
          <text:p text:style-name="P252"><text:span text:style-name="T8"><text:s text:c="3"/></text:span><text:span text:style-name="T11"><text:s text:c="5"/>"ny$ <text:s text:c="7"/></text:span><text:span text:style-name="T8"><text:s text:c="12"/>Yank the corrected commands into the </text:span><text:span text:style-name="T8">n</text:span></text:p>
          <text:p text:style-name="P252"><text:span text:style-name="T8"><text:s text:c="32"/></text:span><text:span text:style-name="T8">register</text:span><text:span text:style-name="T8">.</text:span></text:p>
          <text:p text:style-name="P252"><text:span text:style-name="T8"><text:s text:c="2"/></text:span><text:span text:style-name="T11"><text:s text:c="6"/></text:span><text:span text:style-name="T11">dd</text:span><text:span text:style-name="T11"> <text:s text:c="4"/></text:span><text:span text:style-name="T8"><text:s text:c="17"/>Delete the scratch line.</text:span></text:p>
          <text:p text:style-name="P229"/>
        </text:list-item>
        <text:list-item>
          <text:p text:style-name="P229">APPENDING TO A REGISTER</text:p>
          <text:p text:style-name="P252"><text:span text:style-name="T8"><text:s text:c="4"/>So far we have used a </text:span><text:span text:style-name="T8">lowercase</text:span><text:span text:style-name="T8"> </text:span><text:span text:style-name="T8">letter</text:span><text:span text:style-name="T8"> for the </text:span><text:span text:style-name="T8">register</text:span><text:span text:style-name="T8"> name. <text:s/>To append to a </text:span><text:span text:style-name="T8">register</text:span><text:span text:style-name="T8">, use an </text:span><text:span text:style-name="T11">uppercase</text:span><text:span text:style-name="T11"> </text:span><text:span text:style-name="T11">letter</text:span><text:span text:style-name="T8">.</text:span></text:p>
          <text:p text:style-name="P252"><text:span text:style-name="T8"><text:s text:c="3"/>Suppose you have recorded a command to change a </text:span><text:span text:style-name="T8">word</text:span><text:span text:style-name="T8"> to </text:span><text:span text:style-name="T8">register</text:span><text:span text:style-name="T8"> </text:span><text:span text:style-name="T8">c</text:span><text:span text:style-name="T8">. <text:s/>It works properly, but you would like to add a search for the next </text:span><text:span text:style-name="T8">word</text:span><text:span text:style-name="T8"> to change. <text:s/>This can be done with:</text:span></text:p>
          <text:p text:style-name="P210"><text:s text:c="2"/><text:span text:style-name="T33"><text:s text:c="6"/>qC/word&lt;Enter&gt;q</text:span></text:p>
          <text:p text:style-name="P210"/>
          <text:p text:style-name="P252"><text:span text:style-name="T8">You start with</text:span><text:span text:style-name="T11"> "qC"</text:span><text:span text:style-name="T8">, which records to the</text:span><text:span text:style-name="T11"> </text:span><text:span text:style-name="T11">c</text:span><text:span text:style-name="T11"> </text:span><text:span text:style-name="T11">register</text:span><text:span text:style-name="T11"> and appends</text:span><text:span text:style-name="T8">. <text:s/>Thus </text:span><text:span text:style-name="T8">writing</text:span><text:span text:style-name="T8"> to an </text:span><text:span text:style-name="T11">uppercase</text:span><text:span text:style-name="T11"> </text:span><text:span text:style-name="T11">register</text:span><text:span text:style-name="T11"> </text:span><text:span text:style-name="T8">name means to append to the </text:span><text:span text:style-name="T8">register</text:span><text:span text:style-name="T8"> with the same </text:span><text:span text:style-name="T8">letter</text:span><text:span text:style-name="T8">, but </text:span><text:span text:style-name="T8">lowercase</text:span><text:span text:style-name="T8">.</text:span></text:p>
          <text:p text:style-name="P210"/>
          <text:p text:style-name="P252"><text:span text:style-name="T8">This works both with </text:span><text:span text:style-name="T8">recording</text:span><text:span text:style-name="T8"> and with </text:span><text:span text:style-name="T8">yank</text:span><text:span text:style-name="T8"> and delete commands. <text:s/>For example, you want to collect a sequence of lines into the a </text:span><text:span text:style-name="T8">register</text:span><text:span text:style-name="T8">. <text:s/>Yank the first line with:</text:span></text:p>
          <text:p text:style-name="P210"><text:s/><text:span text:style-name="T33"><text:s text:c="7"/>"aY</text:span></text:p>
          <text:p text:style-name="P210">Now move to the second line, and type:</text:p>
          <text:p text:style-name="P210"><text:s text:c="2"/><text:span text:style-name="T33"><text:s text:c="6"/>"AY</text:span></text:p>
          <text:p text:style-name="P210"><text:soft-page-break/></text:p>
          <text:p text:style-name="P252"><text:span text:style-name="T8">Repeat this command for all lines. <text:s/>The a </text:span><text:span text:style-name="T8">register</text:span><text:span text:style-name="T8"> now contains all those lines, in the order you yanked them.</text:span></text:p>
          <text:p text:style-name="P81"/>
        </text:list-item>
        <text:list-item>
          <text:p text:style-name="P229">Substitution</text:p>
          <text:p text:style-name="P252"><text:span text:style-name="T8">The "</text:span><text:span text:style-name="T11">:substitute</text:span><text:span text:style-name="T8">" command enables you to perform string replacements on a whole range of lines. <text:s/>The general form of this command is </text:span><text:span text:style-name="T8">as</text:span><text:span text:style-name="T8"> follows:</text:span></text:p>
          <text:p text:style-name="P126">:[range]substitute/from/to/[flags]\</text:p>
          <text:p text:style-name="P126"/>
          <text:p text:style-name="P252"><text:span text:style-name="T8">This command changes the "from" string to the "to" string in the lines specified with </text:span><text:span text:style-name="T8">[range]</text:span><text:span text:style-name="T8">. <text:s/>For example, you can change "Professor" to "Teacher" in all lines with the following command:</text:span></text:p>
          <text:p text:style-name="P126"><text:s text:c="8"/>:%substitute/Professor/Teacher/</text:p>
          <text:p text:style-name="P252"><text:span text:style-name="T8">The "</text:span><text:span text:style-name="T8">%</text:span><text:span text:style-name="T8">" before the command specifies the command works on all lines. <text:s/>Without a range, "</text:span><text:span text:style-name="T8">:s</text:span><text:span text:style-name="T8">" only works on the current line. <text:s/></text:span></text:p>
          <text:p text:style-name="P210"/>
          <text:p text:style-name="P252"><text:span text:style-name="T8">By default, the "</text:span><text:span text:style-name="T8">:substitute</text:span><text:span text:style-name="T8">" command changes only the</text:span><text:span text:style-name="T11"> first occurrence on each line</text:span><text:span text:style-name="T8">. <text:s/>For example, the preceding command changes the line:</text:span></text:p>
          <text:p text:style-name="P210"><text:s text:c="8"/>Professor Smith criticized Professor Johnson today. </text:p>
          <text:p text:style-name="P210">to:</text:p>
          <text:p text:style-name="P210"><text:s text:c="8"/>Teacher Smith criticized Professor Johnson today. </text:p>
          <text:p text:style-name="P210"/>
          <text:p text:style-name="P252"><text:span text:style-name="T8">To </text:span><text:span text:style-name="T11">change every occurrence on the line</text:span><text:span text:style-name="T8">, you need to add the </text:span><text:span text:style-name="T11">g</text:span><text:span text:style-name="T11"> (global)</text:span><text:span text:style-name="T8"> flag.</text:span></text:p>
          <text:p text:style-name="P210">The command:</text:p>
          <text:p text:style-name="P210"><text:s text:c="7"/><text:span text:style-name="T33"><text:s/>:%s/Professor/Teacher/g</text:span></text:p>
        </text:list-item>
      </text:list>
      <text:p text:style-name="P28"/>
      <text:list xml:id="list1411429527" text:continue-numbering="true" text:style-name="L1">
        <text:list-header>
          <text:p text:style-name="P252"><text:span text:style-name="T33"><text:s text:c="4"/></text:span><text:span text:style-name="T11">:%s/Professor/Teacher/c</text:span></text:p>
          <text:p text:style-name="P210"><text:span text:style-name="T49">Vim finds the first occurrence of "Professor" and displays the text it is </text:span>about to change. <text:s/>You get the following prompt:</text:p>
          <text:p text:style-name="P126"><text:s text:c="8"/>replace with Teacher (y/n/a/q/l/^E/^Y)?</text:p>
          <text:p text:style-name="P210"/>
          <text:p text:style-name="P210">At this point, you must enter one of the following answers:</text:p>
          <text:p text:style-name="P210"/>
          <text:p text:style-name="P252"><text:span text:style-name="T8"><text:s text:c="7"/></text:span><text:span text:style-name="T11"><text:s/></text:span><text:span text:style-name="T11">y</text:span><text:span text:style-name="T11"> <text:s text:c="4"/></text:span><text:span text:style-name="T8"><text:s text:c="10"/>Yes; make this change.</text:span></text:p>
          <text:p text:style-name="P252"><text:span text:style-name="T8"><text:s text:c="3"/></text:span><text:span text:style-name="T11"><text:s text:c="5"/></text:span><text:span text:style-name="T11">n</text:span><text:span text:style-name="T11"> <text:s text:c="4"/></text:span><text:span text:style-name="T8"><text:s text:c="10"/>No; skip this match.</text:span></text:p>
          <text:p text:style-name="P210"><text:s text:c="3"/><text:span text:style-name="T33"><text:s text:c="5"/>a <text:s text:c="2"/></text:span><text:s text:c="12"/>All; make this change and all remaining ones without</text:p>
          <text:p text:style-name="P210"><text:s text:c="24"/>further confirmation.</text:p>
          <text:p text:style-name="P252"><text:soft-page-break/><text:span text:style-name="T8"><text:s text:c="8"/></text:span><text:span text:style-name="T11">q</text:span><text:span text:style-name="T11"> <text:s text:c="4"/></text:span><text:span text:style-name="T8"><text:s text:c="10"/>Quit; don't make any more changes.</text:span></text:p>
          <text:p text:style-name="P252"><text:span text:style-name="T8"><text:s text:c="2"/></text:span><text:span text:style-name="T11"><text:s text:c="6"/></text:span><text:span text:style-name="T11">l</text:span><text:span text:style-name="T11"> <text:s text:c="4"/></text:span><text:span text:style-name="T8"><text:s text:c="10"/>Last; make this change and then quit.</text:span></text:p>
          <text:p text:style-name="P252"><text:span text:style-name="T8"><text:s text:c="4"/></text:span><text:span text:style-name="T11"><text:s text:c="4"/></text:span><text:span text:style-name="T11">CTRL-E</text:span><text:span text:style-name="T11"> <text:s text:c="3"/></text:span><text:span text:style-name="T8"><text:s text:c="6"/>Scroll the text one line up.</text:span></text:p>
          <text:p text:style-name="P252"><text:span text:style-name="T8"><text:s text:c="6"/></text:span><text:span text:style-name="T11"><text:s text:c="2"/></text:span><text:span text:style-name="T11">CTRL-Y</text:span><text:span text:style-name="T11"> </text:span><text:span text:style-name="T8"><text:s text:c="9"/>Scroll the text one line down.</text:span></text:p>
          <text:p text:style-name="P216"/>
          <text:p text:style-name="P252"><text:span text:style-name="T9">The "from" part of the substitute command is actually a </text:span><text:span text:style-name="T9">pattern</text:span><text:span text:style-name="T9">. <text:s/>The same </text:span><text:span text:style-name="T8">kind </text:span><text:span text:style-name="T8">as</text:span><text:span text:style-name="T8"> used for the search command. <text:s/>For example, this command only substitutes "the" when it appears at the start of a line:</text:span></text:p>
          <text:list>
            <text:list-header>
              <text:p text:style-name="P126">:s/^the/these/</text:p>
              <text:p text:style-name="P126"/>
            </text:list-header>
          </text:list>
          <text:p text:style-name="P252"><text:span text:style-name="T9">If you are substituting with a "from" or "to" part that includes a slash, you </text:span><text:span text:style-name="T8">need to put a </text:span><text:span text:style-name="T8">backslash</text:span><text:span text:style-name="T8"> before it. <text:s/>A simpler way is to</text:span><text:span text:style-name="T11"> use another character instead of the slash. </text:span><text:span text:style-name="T8"><text:s/>A plus, for example:</text:span></text:p>
          <text:p text:style-name="P188"><text:span text:style-name="T49"><text:s text:c="8"/>:s</text:span><text:span text:style-name="T47">+</text:span><text:span text:style-name="T49">one/two</text:span><text:span text:style-name="T47">+</text:span><text:span text:style-name="T49">one and two</text:span><text:span text:style-name="T47">+</text:span></text:p>
        </text:list-header>
      </text:list>
      <text:p text:style-name="P25"/>
      <text:list xml:id="list258417318" text:continue-numbering="true" text:style-name="L1">
        <text:list-item>
          <text:p text:style-name="P229">Command ranges</text:p>
          <text:p text:style-name="P252"><text:span text:style-name="T8"><text:s text:c="3"/>The</text:span><text:span text:style-name="T11"> "</text:span><text:span text:style-name="T11">:substitute</text:span><text:span text:style-name="T11">"</text:span><text:span text:style-name="T8"> command, and many other</text:span><text:span text:style-name="T11"> : commands</text:span><text:span text:style-name="T8">, can be applied to a selection of lines. <text:s/>This is called a </text:span><text:span text:style-name="T11">range</text:span><text:span text:style-name="T8">.</text:span></text:p>
          <text:p text:style-name="P210"/>
        </text:list-item>
      </text:list>
      <text:list xml:id="list475870658" text:style-name="L51">
        <text:list-item>
          <text:p text:style-name="P127">:1,5s/this/that/g</text:p>
          <text:p text:style-name="P194">Executes the substitute command on the lines 1 to 5. <text:s/>Line 5 is included.</text:p>
        </text:list-item>
        <text:list-item>
          <text:p text:style-name="P127">:54s/President/Fool/</text:p>
          <text:p text:style-name="P194">A single number can be used to address one specific line.</text:p>
        </text:list-item>
        <text:list-item>
          <text:p text:style-name="P127">:.write otherfile</text:p>
          <text:p text:style-name="P253"><text:span text:style-name="T7">Some commands work on the whole file when you </text:span><text:span text:style-name="T7">do</text:span><text:span text:style-name="T7"> not specify a range. <text:s/>To make them </text:span><text:span text:style-name="T11">work on the current line the "</text:span><text:span text:style-name="T11">.</text:span><text:span text:style-name="T11">" address is used. <text:s/></text:span></text:p>
        </text:list-item>
        <text:list-item>
          <text:p text:style-name="P127">:.,$s/yes/no/</text:p>
          <text:p text:style-name="P194"><text:s text:c="3"/>To substitute in the lines from the cursor to the end.</text:p>
          <text:p text:style-name="P253"><text:span text:style-name="T7">The first line always has number one. <text:s/>How about the last line? <text:s/></text:span><text:span text:style-name="T11">The "</text:span><text:span text:style-name="T11">$</text:span><text:span text:style-name="T11">" character is used for this. <text:s/></text:span></text:p>
        </text:list-item>
      </text:list>
      <text:list xml:id="list1442756996" text:style-name="L52">
        <text:list-item>
          <text:p text:style-name="P254"><text:span text:style-name="T7">The</text:span><text:span text:style-name="T11"> "</text:span><text:span text:style-name="T11">%</text:span><text:span text:style-name="T11">"</text:span><text:span text:style-name="T7"> range that we used before, is actually a short way to say </text:span><text:span text:style-name="T11">"1,$"</text:span><text:span text:style-name="T7">, from the first to the last line.</text:span></text:p>
        </text:list-item>
      </text:list>
      <text:list xml:id="list1943070626" text:continue-list="list258417318" text:style-name="L1">
        <text:list-header>
          <text:p text:style-name="P229"/>
        </text:list-header>
        <text:list-item>
          <text:p text:style-name="P229">USING A PATTERN IN A RANGE</text:p>
          <text:p text:style-name="P252"><text:span text:style-name="T8"><text:s text:c="5"/>Suppose you are editing a chapter in a </text:span><text:span text:style-name="T8">book</text:span><text:span text:style-name="T8">, and want to replace all occurrences of "grey" with "gray". <text:s/>But only in this chapter, not in the next one. <text:s/>You know that only chapter </text:span><text:soft-page-break/><text:span text:style-name="T8">boundaries have the </text:span><text:span text:style-name="T8">word</text:span><text:span text:style-name="T8"> "Chapter" in the first column. <text:s/>This command will work then:</text:span></text:p>
          <text:p text:style-name="P210"/>
          <text:p text:style-name="P252"><text:s/><text:span text:style-name="T8"><text:s text:c="3"/></text:span><text:span text:style-name="T11"><text:s text:c="4"/>:?^Chapter?,/^Chapter/s=grey=gray=g</text:span></text:p>
          <text:p text:style-name="P252"><text:span text:style-name="T8">You can see a search </text:span><text:span text:style-name="T8">pattern</text:span><text:span text:style-name="T8"> is used </text:span><text:span text:style-name="T8">twice</text:span><text:span text:style-name="T8">. <text:s/>The first </text:span><text:span text:style-name="T11">"?^Chapter?"</text:span><text:span text:style-name="T8"> finds the line above the current position that matches this </text:span><text:span text:style-name="T8">pattern</text:span><text:span text:style-name="T8">. <text:s/>Thus the</text:span><text:span text:style-name="T11"> ?pattern? </text:span><text:span text:style-name="T8">range is used to </text:span><text:span text:style-name="T11">search backwards</text:span><text:span text:style-name="T8">. <text:s/>Similarly, </text:span><text:span text:style-name="T11">"/^Chapter/"</text:span><text:span text:style-name="T8"> is used to</text:span><text:span text:style-name="T11"> search forward </text:span><text:span text:style-name="T8">for the start of the next chapter.</text:span></text:p>
          <text:p text:style-name="P252"><text:span text:style-name="T8"><text:s text:c="3"/>To avoid confusion with the slashes, the "</text:span><text:span text:style-name="T8">=</text:span><text:span text:style-name="T8">" character was used in the substitute command here. <text:s/>A slash or another character would have worked </text:span><text:span text:style-name="T8">as</text:span><text:span text:style-name="T8"> well.</text:span></text:p>
          <text:p text:style-name="P210"/>
        </text:list-item>
        <text:list-item>
          <text:p text:style-name="P229">ADD AND SUBTRACT</text:p>
          <text:p text:style-name="P252"><text:span text:style-name="T8"><text:s text:c="5"/>There is a slight error in the above command: If the title of the next chapter had included "grey" it would be replaced </text:span><text:span text:style-name="T8">as</text:span><text:span text:style-name="T8"> well. <text:s/>Maybe that's what you wanted, but what if you didn't? Then you can specify an offset.</text:span></text:p>
          <text:p text:style-name="P210"/>
        </text:list-item>
      </text:list>
      <text:list xml:id="list636722340" text:style-name="L53">
        <text:list-item>
          <text:p text:style-name="P255"><text:span text:style-name="T8">To search for a </text:span><text:span text:style-name="T8">pattern</text:span><text:span text:style-name="T8"> and then use the line above it:</text:span></text:p>
        </text:list-item>
      </text:list>
      <text:list xml:id="list2002080455" text:continue-list="list1943070626" text:style-name="L1">
        <text:list-header>
          <text:p text:style-name="P126"><text:s text:c="8"/>/Chapter/-1</text:p>
          <text:p text:style-name="P210"/>
        </text:list-header>
      </text:list>
      <text:list xml:id="list253367948" text:style-name="L54">
        <text:list-item>
          <text:p text:style-name="P211">You can use any number instead of the 1. <text:s/>To address the second line below the match:</text:p>
        </text:list-item>
      </text:list>
      <text:list xml:id="list42896800" text:continue-list="list2002080455" text:style-name="L1">
        <text:list-header>
          <text:p text:style-name="P210"><text:s text:c="7"/><text:span text:style-name="T33"><text:s/>/Chapter/+2</text:span></text:p>
          <text:p text:style-name="P210"/>
        </text:list-header>
      </text:list>
      <text:list xml:id="list1201871950" text:style-name="L55">
        <text:list-item>
          <text:p text:style-name="P212">The offsets can also be used with the other items in a range. <text:s/>Look at this one:</text:p>
        </text:list-item>
      </text:list>
      <text:list xml:id="list1601764872" text:continue-list="list42896800" text:style-name="L1">
        <text:list-header>
          <text:p text:style-name="P277"><text:span text:style-name="T15"><text:s text:c="4"/></text:span><text:span text:style-name="T11"><text:s text:c="4"/>:.+3,$-5</text:span></text:p>
          <text:p text:style-name="P210">This specifies the range that starts three lines below the cursor and ends five lines before the last line in the file.</text:p>
          <text:p text:style-name="P81"/>
        </text:list-header>
        <text:list-item>
          <text:p text:style-name="P233">USING MARKS</text:p>
          <text:p text:style-name="P210"><text:s text:c="3"/>Instead of figuring out the line numbers of certain positions, remembering them and typing them in a range, you can use marks.</text:p>
          <text:p text:style-name="P252"><text:span text:style-name="T8"><text:s text:c="3"/>Place the marks </text:span><text:span text:style-name="T8">as</text:span><text:span text:style-name="T8"> mentioned in chapter 3. <text:s/>For example, use "mt" to </text:span><text:span text:style-name="T8">mark</text:span><text:span text:style-name="T8"> the top of an area and "mb" to </text:span><text:span text:style-name="T8">mark</text:span><text:span text:style-name="T8"> the bottom. <text:s/>Then you can use this range to specify the lines between the marks (including the lines with the marks):</text:span></text:p>
          <text:p text:style-name="P252"><text:span text:style-name="T8"><text:s text:c="4"/></text:span><text:span text:style-name="T11"><text:s text:c="4"/>:'t,'b</text:span></text:p>
          <text:p text:style-name="P82"/>
        </text:list-item>
        <text:list-item>
          <text:p text:style-name="P235">VISUAL MODE AND RANGES</text:p>
          <text:p text:style-name="P252"><text:span text:style-name="T8"><text:s text:c="4"/>You can select text with </text:span><text:span text:style-name="T8">Visual</text:span><text:span text:style-name="T8"> mode. <text:s/>If you then press "</text:span><text:span text:style-name="T8">:</text:span><text:span text:style-name="T8">" to start a colon command, you </text:span><text:soft-page-break/><text:span text:style-name="T8">will see this:</text:span></text:p>
          <text:p text:style-name="P126"><text:s text:c="8"/>:'&lt;,'&gt;</text:p>
          <text:p text:style-name="P210"/>
          <text:p text:style-name="P210"><text:s text:c="3"/>Now you can type the command and it will be applied to the range of lines that was visually selected.</text:p>
          <text:p text:style-name="P210"/>
          <text:p text:style-name="P126">Note:</text:p>
          <text:p text:style-name="P252"><text:span text:style-name="T8"><text:s text:c="8"/>When using </text:span><text:span text:style-name="T8">Visual</text:span><text:span text:style-name="T8"> mode to select part of a line, or using </text:span><text:span text:style-name="T8">CTRL-V</text:span><text:span text:style-name="T8"> to select a block of text, the colon commands will still apply to whole lines. <text:s/>This might change in a future version of Vim.</text:span></text:p>
        </text:list-item>
      </text:list>
      <text:p text:style-name="P30"/>
      <text:list xml:id="list673650678" text:style-name="L56">
        <text:list-item>
          <text:p text:style-name="P256"><text:span text:style-name="T8">The</text:span><text:span text:style-name="T28"> </text:span><text:span text:style-name="T26">'&lt;</text:span><text:span text:style-name="T8"> and </text:span><text:span text:style-name="T26">'&gt;</text:span><text:span text:style-name="T8"> are actually marks, placed at the start and end of the </text:span><text:span text:style-name="T8">Visual</text:span><text:span text:style-name="T8"> selection. <text:s/>The marks </text:span><text:span text:style-name="T11">remain at their position until another </text:span><text:span text:style-name="T11">Visual</text:span><text:span text:style-name="T11"> selection is made.</text:span><text:span text:style-name="T8"> <text:s/>Thus you can use the "</text:span><text:span text:style-name="T8">'&lt;</text:span><text:span text:style-name="T8">" command to jump to position where the </text:span><text:span text:style-name="T8">Visual</text:span><text:span text:style-name="T8"> area started. <text:s/>And you can mix the marks with other items:</text:span></text:p>
        </text:list-item>
      </text:list>
      <text:list xml:id="list2039543475" text:continue-list="list1601764872" text:style-name="L1">
        <text:list-header>
          <text:p text:style-name="P126"><text:s text:c="8"/>:'&gt;,$</text:p>
          <text:p text:style-name="P235"/>
        </text:list-header>
        <text:list-item>
          <text:p text:style-name="P235">A NUMBER OF LINES</text:p>
        </text:list-item>
      </text:list>
      <text:p text:style-name="P20"><text:span text:style-name="T8">When you know how many lines you want to change, you can type the number and then "</text:span><text:span text:style-name="T8">:</text:span><text:span text:style-name="T8">". <text:s/>For example, when you type "</text:span><text:span text:style-name="T26">5:</text:span><text:span text:style-name="T8">", you will get:</text:span></text:p>
      <text:p text:style-name="P18"><text:s text:c="7"/><text:span text:style-name="T33"><text:s/>:.,.+4</text:span></text:p>
      <text:p text:style-name="P20"><text:span text:style-name="T8">Now you can type the command you want to use. <text:s/>It will use the range "</text:span><text:span text:style-name="T8">.</text:span><text:span text:style-name="T8">" (current line) until ".+4" (four lines down). <text:s/>Thus it spans five lines.</text:span></text:p>
      <text:list xml:id="list1699069799" text:continue-numbering="true" text:style-name="L1">
        <text:list-header>
          <text:p text:style-name="P235"/>
        </text:list-header>
        <text:list-item>
          <text:p text:style-name="P235">The global command</text:p>
        </text:list-item>
      </text:list>
      <text:list xml:id="list1636012632" text:style-name="L57">
        <text:list-item>
          <text:p text:style-name="P257"><text:span text:style-name="T8">The "</text:span><text:span text:style-name="T8">:global</text:span><text:span text:style-name="T8">" command is one of the more powerful features of Vim. <text:s/>It allows you to find a match for a </text:span><text:span text:style-name="T8">pattern</text:span><text:span text:style-name="T8"> and execute a command there. <text:s/>The general form is:</text:span></text:p>
        </text:list-item>
      </text:list>
      <text:p text:style-name="P14"><text:s text:c="8"/>:[range]global/{pattern}/{command}</text:p>
      <text:p text:style-name="P20"><text:span text:style-name="T8">This is similar to the "</text:span><text:span text:style-name="T8">:substitute</text:span><text:span text:style-name="T8">" command. <text:s/>But, instead of </text:span><text:span text:style-name="T8">replacing</text:span><text:span text:style-name="T8"> the matched text with other text, the command</text:span><text:span text:style-name="T11"> {command} is executed.</text:span></text:p>
      <text:list xml:id="list513858382" text:style-name="L58">
        <text:list-header>
          <text:p text:style-name="P213"/>
        </text:list-header>
        <text:list-item>
          <text:p text:style-name="P258"><text:span text:style-name="T8">Suppose you want to change "foobar" to "barfoo", but only in C++ style comments. <text:s/>These comments start with "</text:span><text:span text:style-name="T8">//</text:span><text:span text:style-name="T8">". <text:s/>Use this command:</text:span></text:p>
        </text:list-item>
      </text:list>
      <text:p text:style-name="P14"><text:s text:c="8"/>:g+//+s/foobar/barfoo/g</text:p>
      <text:p text:style-name="P18"/>
      <text:p text:style-name="P20"><text:span text:style-name="T8">This starts with "</text:span><text:span text:style-name="T8">:g</text:span><text:span text:style-name="T8">". <text:s/>That is short for "</text:span><text:span text:style-name="T8">:global</text:span><text:span text:style-name="T8">", just like "</text:span><text:span text:style-name="T8">:s</text:span><text:span text:style-name="T8">" is short for "</text:span><text:span text:style-name="T8">:substitute</text:span><text:span text:style-name="T8">". <text:s/>Then </text:span><text:soft-page-break/><text:span text:style-name="T8">the </text:span><text:span text:style-name="T8">pattern</text:span><text:span text:style-name="T8">, enclosed in plus characters. <text:s/>Since the </text:span><text:span text:style-name="T8">pattern</text:span><text:span text:style-name="T8"> we are looking for contains a slash, this uses the plus character to separate the </text:span><text:span text:style-name="T8">pattern</text:span><text:span text:style-name="T8">. <text:s/>Next comes the substitute command that changes "foobar" into "barfoo".</text:span></text:p>
      <text:p text:style-name="P20"><text:span text:style-name="T11"><text:s text:c="3"/>The default range for the global command is the whole file. <text:s/></text:span><text:span text:style-name="T8">Thus no range was specified in this example. <text:s/>This is different from "</text:span><text:span text:style-name="T8">:substitute</text:span><text:span text:style-name="T8">", which works on one line without a range.</text:span></text:p>
      <text:p text:style-name="P20"><text:span text:style-name="T8"><text:s text:c="3"/>The command isn't perfect, since </text:span><text:span text:style-name="T11">it also matches lines where "//" appears halfway a line</text:span><text:span text:style-name="T8">, and the substitution will also take place before the "//". Just like with ":substitute", any pattern can be used. <text:s/>When you learn more complicated patterns later, you can use them here.</text:span></text:p>
      <text:p text:style-name="P18"/>
      <text:p text:style-name="P18"/>
      <text:list xml:id="list116132867" text:continue-list="list1699069799" text:style-name="L1">
        <text:list-header>
          <text:p text:style-name="P329">Visual block mode</text:p>
          <text:p text:style-name="P326"><text:span text:style-name="T8"><text:s text:c="3"/>There is something special about using the "</text:span><text:span text:style-name="T8">$</text:span><text:span text:style-name="T8">" command in </text:span><text:span text:style-name="T8">Visual</text:span><text:span text:style-name="T8"> block mode. When the last motion command used was "</text:span><text:span text:style-name="T8">$</text:span><text:span text:style-name="T8">", all lines in the </text:span><text:span text:style-name="T8">Visual</text:span><text:span text:style-name="T8"> selection will extend until the end of the line, also when the line with the cursor is shorter. <text:s/>This remains effective until you use a motion command that moves the cursor horizontally. <text:s/>Thus using "</text:span><text:span text:style-name="T8">j</text:span><text:span text:style-name="T8">" keeps it, "</text:span><text:span text:style-name="T8">h</text:span><text:span text:style-name="T8">" stops it.</text:span></text:p>
          <text:p text:style-name="P235"/>
        </text:list-header>
        <text:list-item>
          <text:p text:style-name="P235">INSERTING TEXT</text:p>
          <text:p text:style-name="P317"><text:span text:style-name="T8"><text:s text:c="4"/>The command </text:span><text:span text:style-name="T11"><text:s/>"I{string}&lt;Esc&gt;" </text:span><text:span text:style-name="T8">inserts the text {string} in each line, just left of the visual block. <text:s/>You start by pressing </text:span><text:span text:style-name="T11">CTRL-V</text:span><text:span text:style-name="T8"> to enter visual block mode. <text:s/>Now you move the cursor to define your block. <text:s/>Next you type</text:span><text:span text:style-name="T28"> </text:span><text:span text:style-name="T26">I</text:span><text:span text:style-name="T8"> to enter </text:span><text:span text:style-name="T8">Insert</text:span><text:span text:style-name="T8"> mode, followed by the text to insert. As you type, the text appears on the first line only.</text:span></text:p>
          <text:p text:style-name="P317"><text:span text:style-name="T8"><text:s text:c="3"/>After you press </text:span><text:span text:style-name="T8">&lt;Esc&gt;</text:span><text:span text:style-name="T8"> to end the insert, the text will magically be inserted in the rest of the lines contained in the visual selection. </text:span></text:p>
        </text:list-item>
      </text:list>
      <text:list xml:id="list1679389380" text:style-name="L59">
        <text:list-header>
          <text:p text:style-name="P214"/>
        </text:list-header>
        <text:list-item>
          <text:p text:style-name="P259"><text:span text:style-name="T8">If the string you insert contains a</text:span><text:span text:style-name="T11"> newline</text:span><text:span text:style-name="T8">, the "</text:span><text:span text:style-name="T8">I</text:span><text:span text:style-name="T8">" acts just like a </text:span><text:span text:style-name="T11">Normal</text:span><text:span text:style-name="T11"> insert</text:span><text:span text:style-name="T8"> command and affects </text:span><text:span text:style-name="T11">only the first line</text:span><text:span text:style-name="T8"> of the block.</text:span></text:p>
        </text:list-item>
        <text:list-item>
          <text:p text:style-name="P259"><text:span text:style-name="T8">The "</text:span><text:span text:style-name="T8">A</text:span><text:span text:style-name="T8">" command works the same way, except that it appends </text:span><text:span text:style-name="T11">after the right side </text:span><text:span text:style-name="T8">of the block. <text:s text:c="2"/>There is one special </text:span><text:span text:style-name="T8">case</text:span><text:span text:style-name="T8"> for "</text:span><text:span text:style-name="T8">A</text:span><text:span text:style-name="T8">": </text:span><text:span text:style-name="T8">Select</text:span><text:span text:style-name="T8"> a </text:span><text:span text:style-name="T8">Visual</text:span><text:span text:style-name="T8"> block and then </text:span><text:span text:style-name="T11">use "</text:span><text:span text:style-name="T11">$</text:span><text:span text:style-name="T11">" to make the block extend to the end of each line</text:span><text:span text:style-name="T8">. <text:s/></text:span><text:span text:style-name="T11">Using "</text:span><text:span text:style-name="T11">A</text:span><text:span text:style-name="T11">" </text:span><text:span text:style-name="T8">now will append the text to the end of each line.</text:span></text:p>
        </text:list-item>
      </text:list>
      <text:list xml:id="list709738195" text:continue-list="list116132867" text:style-name="L1">
        <text:list-header>
          <text:p text:style-name="P82"/>
        </text:list-header>
        <text:list-item>
          <text:p text:style-name="P235">CHANGING TEXT</text:p>
        </text:list-item>
      </text:list>
      <text:list xml:id="list2078290349" text:style-name="L60">
        <text:list-item>
          <text:p text:style-name="P260"><text:span text:style-name="T8">The </text:span><text:span text:style-name="T8">Visual</text:span><text:span text:style-name="T8"> block </text:span><text:span text:style-name="T28">"</text:span><text:span text:style-name="T28">c</text:span><text:span text:style-name="T28">"</text:span><text:span text:style-name="T8"> command deletes the block and then throws you into </text:span><text:span text:style-name="T8">Insert</text:span><text:span text:style-name="T8"> mode to enable you to type in a string. <text:s/>The string will be inserted in each line in the block.</text:span></text:p>
        </text:list-item>
        <text:list-item>
          <text:p text:style-name="P260"><text:soft-page-break/><text:span text:style-name="T8">The</text:span><text:span text:style-name="T28"> "</text:span><text:span text:style-name="T28">C</text:span><text:span text:style-name="T28">" </text:span><text:span text:style-name="T8">command deletes text from the left edge of the block to the end of line. <text:s/>It then puts you in </text:span><text:span text:style-name="T8">Insert</text:span><text:span text:style-name="T8"> mode so that you can type in a string, which is added to the end of each line.</text:span></text:p>
        </text:list-item>
        <text:list-item>
          <text:p text:style-name="P215">Other commands that change the characters in the block:</text:p>
        </text:list-item>
      </text:list>
      <text:p text:style-name="P20"><text:span text:style-name="T8"><text:s text:c="6"/></text:span><text:span text:style-name="T26"><text:s text:c="2"/>~ <text:s text:c="2"/></text:span><text:span text:style-name="T8"><text:s text:c="4"/>swap </text:span><text:span text:style-name="T8">case</text:span><text:span text:style-name="T8"> <text:s text:c="6"/>(a -&gt; A and A -&gt; </text:span><text:span text:style-name="T8">a)</text:span></text:p>
      <text:p text:style-name="P20"><text:span text:style-name="T8"><text:s text:c="6"/></text:span><text:span text:style-name="T26"><text:s text:c="2"/></text:span><text:span text:style-name="T26">U</text:span><text:span text:style-name="T26"> </text:span><text:span text:style-name="T8"><text:s text:c="6"/>make </text:span><text:span text:style-name="T8">uppercase</text:span><text:span text:style-name="T8"> <text:s/>(a -&gt; A and A -&gt; A)</text:span></text:p>
      <text:p text:style-name="P20"><text:span text:style-name="T8"><text:tab/> </text:span><text:span text:style-name="T26"><text:s text:c="4"/></text:span><text:span text:style-name="T26">u</text:span><text:span text:style-name="T26"> <text:s/></text:span><text:span text:style-name="T8"><text:s text:c="5"/>make </text:span><text:span text:style-name="T8">lowercase</text:span><text:span text:style-name="T8"> <text:s/>(a -&gt; a and A -&gt; </text:span><text:span text:style-name="T8">a)</text:span></text:p>
      <text:list xml:id="list1161209000" text:continue-list="list709738195" text:style-name="L1">
        <text:list-header>
          <text:p text:style-name="P82"/>
        </text:list-header>
        <text:list-item>
          <text:p text:style-name="P235">FILLING WITH A CHARACTER</text:p>
        </text:list-item>
      </text:list>
      <text:list xml:id="list42136213" text:continue-list="list2078290349" text:style-name="L60">
        <text:list-header>
          <text:p text:style-name="P260"><text:span text:style-name="T8">To fill the whole block with one character, use the</text:span><text:span text:style-name="T26"> "</text:span><text:span text:style-name="T26">r</text:span><text:span text:style-name="T26">"</text:span><text:span text:style-name="T8"> command. </text:span></text:p>
        </text:list-header>
      </text:list>
      <text:list xml:id="list286717642" text:continue-list="list1161209000" text:style-name="L1">
        <text:list-header>
          <text:p text:style-name="P235"/>
        </text:list-header>
        <text:list-item>
          <text:p text:style-name="P235">SHIFTING</text:p>
        </text:list-item>
      </text:list>
      <text:list xml:id="list1174401616" text:style-name="L61">
        <text:list-item>
          <text:p text:style-name="P261"><text:span text:style-name="T8">The command </text:span><text:span text:style-name="T26">"</text:span><text:span text:style-name="T26">&gt;</text:span><text:span text:style-name="T26">"</text:span><text:span text:style-name="T8"> shifts the selected text to the right one </text:span><text:span text:style-name="T8">shift</text:span><text:span text:style-name="T8"> amount, </text:span><text:span text:style-name="T8">inserting</text:span><text:span text:style-name="T8"> </text:span><text:span text:style-name="T8">whitespace</text:span><text:span text:style-name="T8">. <text:s/>The starting point for this </text:span><text:span text:style-name="T8">shift</text:span><text:span text:style-name="T8"> is the left edge of the visual block.</text:span></text:p>
        </text:list-item>
      </text:list>
      <text:list xml:id="list1309382344" text:continue-list="list42136213" text:style-name="L60">
        <text:list-header>
          <text:p text:style-name="P260"><text:span text:style-name="T8">The </text:span><text:span text:style-name="T8">shift</text:span><text:span text:style-name="T8"> amount is specified with the </text:span><text:span text:style-name="T8">'shiftwidth'</text:span><text:span text:style-name="T8"> option. <text:s/>To change it to use 4 spaces:</text:span></text:p>
          <text:p text:style-name="P215"><text:s text:c="2"/><text:span text:style-name="T33"><text:s text:c="6"/>:set shiftwidth=4</text:span></text:p>
          <text:p text:style-name="P215"/>
        </text:list-header>
        <text:list-item>
          <text:p text:style-name="P260"><text:span text:style-name="T8">The "</text:span><text:span text:style-name="T8">&lt;</text:span><text:span text:style-name="T8">" command removes one </text:span><text:span text:style-name="T8">shift</text:span><text:span text:style-name="T8"> amount of </text:span><text:span text:style-name="T8">whitespace</text:span><text:span text:style-name="T8"> at the left edge of the block. <text:s/>This command is limited by the amount of text that is there; so if there is </text:span><text:span text:style-name="T8">less</text:span><text:span text:style-name="T8"> than a </text:span><text:span text:style-name="T8">shift</text:span><text:span text:style-name="T8"> amount of </text:span><text:span text:style-name="T8">whitespace</text:span><text:span text:style-name="T8"> available, it removes what it can.</text:span></text:p>
        </text:list-item>
      </text:list>
      <text:list xml:id="list2096028050" text:continue-list="list286717642" text:style-name="L1">
        <text:list-header>
          <text:p text:style-name="P82"/>
        </text:list-header>
        <text:list-item>
          <text:p text:style-name="P235">JOINING LINES</text:p>
        </text:list-item>
      </text:list>
      <text:list xml:id="list1594348354" text:style-name="L62">
        <text:list-item>
          <text:p text:style-name="P262"><text:span text:style-name="T8">The</text:span><text:span text:style-name="T31"> </text:span><text:span text:style-name="T26">"</text:span><text:span text:style-name="T26">J</text:span><text:span text:style-name="T26">"</text:span><text:span text:style-name="T31"> </text:span><text:span text:style-name="T8">command joins all selected lines together into one line. <text:s/>Thus it removes the </text:span><text:span text:style-name="T11">line breaks</text:span><text:span text:style-name="T8">. <text:s/>Actually, the line break, leading white space and trailing white space is replaced by one space. <text:s/>Two spaces are used after a line ending (that can be changed with the </text:span><text:span text:style-name="T8">'joinspaces'</text:span><text:span text:style-name="T8"> option).</text:span></text:p>
        </text:list-item>
      </text:list>
      <text:p text:style-name="P18"><text:s text:c="3"/></text:p>
      <text:list xml:id="list1465867719" text:style-name="L63">
        <text:list-item>
          <text:p text:style-name="P263"><text:span text:style-name="T8">The "</text:span><text:span text:style-name="T8">J</text:span><text:span text:style-name="T8">" command doesn't require a blockwise selection. <text:s/>It works with "</text:span><text:span text:style-name="T8">v</text:span><text:span text:style-name="T8">" and "</text:span><text:span text:style-name="T8">V</text:span><text:span text:style-name="T8">" selection in exactly the same way.</text:span></text:p>
        </text:list-item>
      </text:list>
      <text:p text:style-name="P20"><text:span text:style-name="T8">If you don't want the white space to be changed, use the</text:span><text:span text:style-name="T26"> "</text:span><text:span text:style-name="T26">gJ</text:span><text:span text:style-name="T26">"</text:span><text:span text:style-name="T8"> command.</text:span></text:p>
      <text:list xml:id="list1118817766" text:continue-list="list2096028050" text:style-name="L1">
        <text:list-header>
          <text:p text:style-name="P82"/>
        </text:list-header>
        <text:list-item>
          <text:p text:style-name="P235">Reading and writing part of a file</text:p>
          <text:p text:style-name="P317"><text:span text:style-name="T8"><text:s text:c="4"/>When you are </text:span><text:span text:style-name="T8">writing</text:span><text:span text:style-name="T8"> an e-mail message, you may want to include another file. This can </text:span><text:span text:style-name="T8">be done with the "</text:span><text:span text:style-name="T26">:read</text:span><text:span text:style-name="T26"> {filename}</text:span><text:span text:style-name="T8">" command. <text:s/>The text of the file is put below the cursor line.</text:span></text:p>
          <text:p text:style-name="P317"><text:soft-page-break/><text:span text:style-name="T8"><text:s text:c="3"/>The "</text:span><text:span text:style-name="T8">:read</text:span><text:span text:style-name="T8">" command accepts a </text:span><text:span text:style-name="T11">range</text:span><text:span text:style-name="T8">. <text:s/>The file will be put below the last line number of this range. <text:s/>Thus "</text:span><text:span text:style-name="T11">:$r patch</text:span><text:span text:style-name="T8">" appends the file "patch" at the end of the file.</text:span></text:p>
          <text:p text:style-name="P311"><text:s text:c="3"/>What if you want to read the file above the first line? <text:s/>This can be done</text:p>
          <text:p text:style-name="P311">with the line number zero. <text:s/>This line doesn't really exist, you will get an</text:p>
          <text:p text:style-name="P311">error message when using it with most commands. <text:s/>But this command is allowed:</text:p>
          <text:p text:style-name="P304"><text:s text:c="8"/>:0read patch</text:p>
          <text:p text:style-name="P235"/>
        </text:list-item>
        <text:list-item>
          <text:p text:style-name="P235">WRITING A RANGE OF LINES</text:p>
          <text:p text:style-name="P311">Without a<text:span text:style-name="T33"> range </text:span>it writes the whole file. <text:s/>With a range only the specified lines are written:</text:p>
        </text:list-item>
      </text:list>
      <text:list xml:id="list1026801403" text:style-name="L64">
        <text:list-item>
          <text:p text:style-name="P129">:.,$write tempo</text:p>
        </text:list-item>
        <text:list-item>
          <text:p text:style-name="P129">:.,$write! tempo</text:p>
        </text:list-item>
      </text:list>
      <text:list xml:id="list520334427" text:continue-list="list1118817766" text:style-name="L1">
        <text:list-header>
          <text:p text:style-name="P311">If this file already exists you will get an error message. <text:s/>Vim protects you from accidentally overwriting an existing file. <text:s/>If you know what you are doing and want to<text:span text:style-name="T33"> overwrite</text:span> the file, append<text:span text:style-name="T45"> !</text:span>.</text:p>
          <text:p text:style-name="P235"/>
        </text:list-header>
        <text:list-item>
          <text:p text:style-name="P235">APPENDING TO A FILE</text:p>
        </text:list-item>
      </text:list>
      <text:list xml:id="list1331371920" text:continue-list="list1026801403" text:style-name="L64">
        <text:list-header>
          <text:p text:style-name="P129">:.write &gt;&gt;collection</text:p>
        </text:list-header>
      </text:list>
      <text:list xml:id="list859421898" text:continue-list="list520334427" text:style-name="L1">
        <text:list-header>
          <text:p text:style-name="P317"><text:span text:style-name="T8">The </text:span><text:span text:style-name="T26">"</text:span><text:span text:style-name="T26">&gt;&gt;</text:span><text:span text:style-name="T26">" </text:span><text:span text:style-name="T8">tells Vim the "collection" file is not to be written </text:span><text:span text:style-name="T8">as</text:span><text:span text:style-name="T8"> a new file, but the line must be appended at the end. <text:s text:c="2"/>You can repeat this </text:span><text:span text:style-name="T8">as</text:span><text:span text:style-name="T8"> many times </text:span><text:span text:style-name="T8">as</text:span><text:span text:style-name="T8"> you like.</text:span></text:p>
          <text:p text:style-name="P312"/>
          <text:p text:style-name="P325">Formatting text</text:p>
        </text:list-header>
      </text:list>
      <text:list xml:id="list370436995" text:style-name="L65">
        <text:list-item>
          <text:p text:style-name="P130">:set textwidth=72</text:p>
        </text:list-item>
        <text:list-item>
          <text:p text:style-name="P130">gq</text:p>
        </text:list-item>
      </text:list>
      <text:list xml:id="list1749579302" text:continue-list="list859421898" text:style-name="L1">
        <text:list-header>
          <text:p text:style-name="P317"><text:span text:style-name="T11">gqap:</text:span><text:span text:style-name="T9"> To tell Vim to format the current </text:span><text:span text:style-name="T9">paragraph</text:span><text:span text:style-name="T9">.</text:span></text:p>
          <text:p text:style-name="P252"><text:span text:style-name="T11">gggqG:</text:span><text:span text:style-name="T9"> to format the whole file.</text:span></text:p>
          <text:p text:style-name="P82"/>
        </text:list-header>
        <text:list-item>
          <text:p text:style-name="P235">Changing case</text:p>
          <text:p text:style-name="P131">operator:</text:p>
        </text:list-item>
      </text:list>
      <text:list xml:id="list2086299385" text:style-name="L66">
        <text:list-item>
          <text:p text:style-name="P128">gU</text:p>
        </text:list-item>
        <text:list-item>
          <text:p text:style-name="P128">gu</text:p>
        </text:list-item>
        <text:list-item>
          <text:p text:style-name="P128">g~</text:p>
        </text:list-item>
        <text:list-item>
          <text:p text:style-name="P264"><text:span text:style-name="T9">All these are </text:span><text:span text:style-name="T11">operators</text:span><text:span text:style-name="T9">, thus they work with any motion command, with text </text:span><text:span text:style-name="T9">objects</text:span><text:span text:style-name="T9"> and in </text:span><text:span text:style-name="T9">Visual</text:span><text:span text:style-name="T9"> mode.</text:span></text:p>
        </text:list-item>
        <text:list-item>
          <text:p text:style-name="P264"><text:span text:style-name="T9">To make an </text:span><text:span text:style-name="T9">operator</text:span><text:span text:style-name="T9"> work on lines you </text:span><text:span text:style-name="T11">double it</text:span><text:span text:style-name="T9">. <text:s/>The delete </text:span><text:span text:style-name="T9">operator</text:span><text:span text:style-name="T9"> is "</text:span><text:span text:style-name="T9">d</text:span><text:span text:style-name="T9">", thus to delete </text:span><text:span text:style-name="T9">a line you use "</text:span><text:span text:style-name="T9">dd</text:span><text:span text:style-name="T9">". <text:s/>Similarly, "</text:span><text:span text:style-name="T9">gugu</text:span><text:span text:style-name="T9">" makes a whole line </text:span><text:span text:style-name="T9">lowercase</text:span><text:span text:style-name="T9">. <text:s/>This can be shortened to </text:span><text:span text:style-name="T11">"</text:span><text:span text:style-name="T11">guu</text:span><text:span text:style-name="T11">"</text:span><text:span text:style-name="T9">. <text:s/></text:span><text:span text:style-name="T11">"</text:span><text:span text:style-name="T11">gUgU</text:span><text:span text:style-name="T11">"</text:span><text:span text:style-name="T9"> is shortened to </text:span><text:span text:style-name="T11">"</text:span><text:span text:style-name="T11">gUU</text:span><text:span text:style-name="T11">"</text:span><text:span text:style-name="T9"> and </text:span><text:span text:style-name="T11">"</text:span><text:span text:style-name="T11">g~g~</text:span><text:span text:style-name="T11">"</text:span><text:span text:style-name="T9"> to</text:span><text:span text:style-name="T11"> "</text:span><text:span text:style-name="T11">g~~</text:span><text:span text:style-name="T11">"</text:span><text:span text:style-name="T9">. </text:span></text:p>
        </text:list-item>
      </text:list>
      <text:list xml:id="list1806351901" text:continue-list="list1749579302" text:style-name="L1">
        <text:list-header>
          <text:p text:style-name="P235"><text:soft-page-break/></text:p>
        </text:list-header>
        <text:list-item>
          <text:p text:style-name="P235">Using an external program</text:p>
          <text:p text:style-name="P131"><text:s/>!{motion}{program}</text:p>
          <text:p text:style-name="P131">!5Gsort&lt;Enter&gt;</text:p>
        </text:list-item>
      </text:list>
      <text:list xml:id="list780267567" text:style-name="L67">
        <text:list-item>
          <text:p text:style-name="P278"><text:span text:style-name="T7">The </text:span><text:span text:style-name="T26">"</text:span><text:span text:style-name="T26">!!</text:span><text:span text:style-name="T26">"</text:span><text:span text:style-name="T7"> command filters the current line through a </text:span><text:span text:style-name="T7">filter</text:span><text:span text:style-name="T7">. <text:s/>In </text:span><text:span text:style-name="T7">Unix</text:span><text:span text:style-name="T7"> the "date" command prints the current time and date. <text:s/></text:span><text:span text:style-name="T11">"!!date&lt;Enter&gt;"</text:span><text:span text:style-name="T7"> replaces the current line with the output of "date". <text:s/>This is useful to add a </text:span><text:span text:style-name="T7">timestamp</text:span><text:span text:style-name="T7"> to a file.</text:span></text:p>
        </text:list-item>
      </text:list>
      <text:list xml:id="list1491435291" text:continue-list="list1806351901" text:style-name="L1">
        <text:list-header>
          <text:p text:style-name="P82"/>
        </text:list-header>
        <text:list-item>
          <text:p text:style-name="P235">WHEN IT DOESN'T WORK</text:p>
          <text:p text:style-name="P317"><text:span text:style-name="T8"><text:s text:c="4"/>Starting a shell, sending it text and capturing the output requires that Vim knows how the shell works exactly. <text:s/>When you have problems with filtering, check the values of these </text:span><text:span text:style-name="T8">options</text:span><text:span text:style-name="T8">:</text:span></text:p>
          <text:p text:style-name="P311"/>
          <text:p text:style-name="P317"><text:span text:style-name="T11"><text:s text:c="8"/></text:span><text:span text:style-name="T11">'shell'</text:span><text:span text:style-name="T11"> <text:s text:c="6"/></text:span><text:span text:style-name="T8"><text:s text:c="2"/>specifies the program that Vim uses to execute</text:span></text:p>
          <text:p text:style-name="P311"><text:s text:c="24"/>external programs.</text:p>
          <text:p text:style-name="P317"><text:span text:style-name="T11"><text:s text:c="8"/></text:span><text:span text:style-name="T11">'shellcmdflag'</text:span><text:span text:style-name="T11"> <text:s/></text:span><text:span text:style-name="T8">argument to pass a command to the shell</text:span></text:p>
          <text:p text:style-name="P317"><text:span text:style-name="T11"><text:s text:c="8"/></text:span><text:span text:style-name="T11">'shellquote'</text:span><text:span text:style-name="T11"> </text:span><text:span text:style-name="T8"><text:s text:c="3"/></text:span><text:span text:style-name="T8">quote</text:span><text:span text:style-name="T8"> to be used around the command</text:span></text:p>
          <text:p text:style-name="P317"><text:span text:style-name="T8"><text:s text:c="3"/></text:span><text:span text:style-name="T11"><text:s text:c="5"/></text:span><text:span text:style-name="T11">'shellxquote'</text:span><text:span text:style-name="T11"> </text:span><text:span text:style-name="T8"><text:s text:c="2"/></text:span><text:span text:style-name="T8">quote</text:span><text:span text:style-name="T8"> to be used around the command and redirection</text:span></text:p>
          <text:p text:style-name="P317"><text:span text:style-name="T11"><text:s text:c="8"/></text:span><text:span text:style-name="T11">'shelltype'</text:span><text:span text:style-name="T11"> <text:s/></text:span><text:span text:style-name="T8"><text:s text:c="3"/>kind of shell (only for the </text:span><text:span text:style-name="T8">Amiga</text:span><text:span text:style-name="T8">)</text:span></text:p>
          <text:p text:style-name="P317"><text:span text:style-name="T8"><text:s text:c="4"/></text:span><text:span text:style-name="T11"><text:s text:c="4"/></text:span><text:span text:style-name="T11">'shellslash'</text:span><text:span text:style-name="T8"> <text:s text:c="3"/>use forward slashes in the command (only for</text:span></text:p>
          <text:p text:style-name="P317"><text:span text:style-name="T8"><text:s text:c="24"/></text:span><text:span text:style-name="T8">MS-Windows</text:span><text:span text:style-name="T8"> and alikes)</text:span></text:p>
          <text:p text:style-name="P317"><text:span text:style-name="T11"><text:s text:c="8"/></text:span><text:span text:style-name="T11">'shellredir'</text:span><text:span text:style-name="T11"> </text:span><text:span text:style-name="T8"><text:s text:c="3"/>string used to write the command output into a file</text:span></text:p>
          <text:p text:style-name="P311"/>
          <text:p text:style-name="P317"><text:span text:style-name="T8">On </text:span><text:span text:style-name="T8">Unix</text:span><text:span text:style-name="T8"> this is hardly ever a problem, because there are two kinds of shells: "sh" like and "csh" like. <text:s/>Vim checks the </text:span><text:span text:style-name="T8">'shell'</text:span><text:span text:style-name="T8"> option and sets related </text:span><text:span text:style-name="T8">options</text:span><text:span text:style-name="T8"> automatically, depending on whether it sees "csh" somewhere in </text:span><text:span text:style-name="T8">'shell'</text:span><text:span text:style-name="T8">.</text:span></text:p>
          <text:p text:style-name="P317"><text:span text:style-name="T8"><text:s text:c="3"/>On </text:span><text:span text:style-name="T8">MS-Windows</text:span><text:span text:style-name="T8">, however, there are many different shells and you might have to tune the </text:span><text:span text:style-name="T8">options</text:span><text:span text:style-name="T8"> to make filtering work. <text:s/>Check the help for the </text:span><text:span text:style-name="T8">options</text:span><text:span text:style-name="T8"> for more information.</text:span></text:p>
          <text:p text:style-name="P82"/>
        </text:list-item>
        <text:list-item>
          <text:p text:style-name="P235">READING COMMAND OUTPUT</text:p>
          <text:p text:style-name="P311">To read the contents of the current directory into the file, use this:</text:p>
          <text:p text:style-name="P317"><text:span text:style-name="T8">on </text:span><text:span text:style-name="T8">Unix</text:span><text:span text:style-name="T8">:</text:span></text:p>
          <text:p text:style-name="P311"><text:s text:c="4"/><text:span text:style-name="T33"><text:s text:c="4"/>:read !ls</text:span></text:p>
          <text:p text:style-name="P317"><text:span text:style-name="T8">on </text:span><text:span text:style-name="T8">MS-Windows</text:span><text:span text:style-name="T8">:</text:span></text:p>
          <text:p text:style-name="P311"><text:s text:c="4"/><text:span text:style-name="T33"><text:s text:c="4"/>:read !dir</text:span></text:p>
          <text:p text:style-name="P311"/>
          <text:p text:style-name="P317"><text:soft-page-break/><text:span text:style-name="T8">The output of the "ls" or "dir" command is captured and inserted in the text, below the cursor. <text:s/>This is similar to reading a file, except that the "</text:span><text:span text:style-name="T8">!</text:span><text:span text:style-name="T8">" is used to tell Vim that a command follows.</text:span></text:p>
          <text:p text:style-name="P311"><text:s text:c="3"/>The command may have arguments. <text:s/>And a range can be used to tell where Vim should put the lines:</text:p>
          <text:p text:style-name="P304"><text:s text:c="8"/>:0read !date -u</text:p>
          <text:p text:style-name="P82"/>
        </text:list-item>
        <text:list-item>
          <text:p text:style-name="P235">WRITING TEXT TO A COMMAND</text:p>
          <text:p text:style-name="P317"><text:span text:style-name="T8">The </text:span><text:span text:style-name="T8">Unix</text:span><text:span text:style-name="T8"> command "wc" counts words. <text:s/>To </text:span><text:span text:style-name="T8">count</text:span><text:span text:style-name="T8"> the words in the current file:</text:span></text:p>
          <text:p text:style-name="P311"><text:s text:c="3"/><text:span text:style-name="T33"><text:s text:c="5"/>:write !wc</text:span></text:p>
          <text:p text:style-name="P317"><text:span text:style-name="T8">This is the same write command </text:span><text:span text:style-name="T8">as</text:span><text:span text:style-name="T8"> before, but instead of a file name the </text:span><text:span text:style-name="T26">"</text:span><text:span text:style-name="T26">!</text:span><text:span text:style-name="T26">" </text:span><text:span text:style-name="T8">character is used and the name of an external command. <text:s/>The written text will be passed to the specified command </text:span><text:span text:style-name="T8">as</text:span><text:span text:style-name="T8"> its standard input. <text:s/></text:span></text:p>
          <text:p text:style-name="P82"/>
        </text:list-item>
        <text:list-item>
          <text:p text:style-name="P235">REDRAWING THE SCREEN</text:p>
          <text:p text:style-name="P311"><text:s text:c="4"/>If the external command produced an error message, the display may have been messed up. <text:s/>Vim is very efficient and only redraws those parts of the screen that it knows need redrawing. <text:s/>But it can't know about what another program has written. <text:s/>To tell Vim to redraw the screen:</text:p>
          <text:p text:style-name="P311"><text:s text:c="7"/><text:span text:style-name="T33"><text:s/>CTRL-L</text:span></text:p>
          <text:p text:style-name="P243"/>
          <text:p text:style-name="P243"/>
          <text:p text:style-name="P243">Recovering from a crash</text:p>
          <text:p text:style-name="P322"><text:s text:c="3"/>Did your computer crash? <text:s/>And you just spent hours editing? <text:s/>Don't panic! <text:s/>Vim stores enough information to be able to restore most of your work. <text:s/>This chapter shows you how to get your work back and explains how the swap file is used.</text:p>
          <text:p text:style-name="P82"/>
        </text:list-item>
        <text:list-item>
          <text:p text:style-name="P235">Basic recovery</text:p>
        </text:list-item>
      </text:list>
      <text:list xml:id="list1269211299" text:style-name="L68">
        <text:list-item>
          <text:p text:style-name="P132">vim -r help.txt</text:p>
        </text:list-item>
      </text:list>
      <text:list xml:id="list1040317140" text:continue-list="list1491435291" text:style-name="L1">
        <text:list-header>
          <text:p text:style-name="P311">Vim will read the<text:span text:style-name="T33"> swap file</text:span> (used to store text you were editing) and may read bits and pieces of the original file. </text:p>
        </text:list-header>
      </text:list>
      <text:list xml:id="list1890887123" text:continue-list="list1269211299" text:style-name="L68">
        <text:list-item>
          <text:p text:style-name="P132">vim -r ""</text:p>
        </text:list-item>
      </text:list>
      <text:list xml:id="list990193942" text:continue-list="list1040317140" text:style-name="L1">
        <text:list-header>
          <text:p text:style-name="P317"><text:soft-page-break/><text:span text:style-name="T8">You were editing without a file name, give an empty string </text:span><text:span text:style-name="T8">as</text:span><text:span text:style-name="T8"> argument.</text:span></text:p>
          <text:p text:style-name="P82"/>
        </text:list-header>
        <text:list-item>
          <text:p text:style-name="P235">Where is the swap file?</text:p>
        </text:list-item>
      </text:list>
      <text:list xml:id="list1919521569" text:style-name="L69">
        <text:list-item>
          <text:p text:style-name="P133">vim -r</text:p>
        </text:list-item>
      </text:list>
      <text:list xml:id="list147687267" text:continue-list="list990193942" text:style-name="L1">
        <text:list-header>
          <text:p text:style-name="P317"><text:span text:style-name="T8">Vim will</text:span><text:span text:style-name="T11"> list the swap files</text:span><text:span text:style-name="T8"> that it can find. <text:s/>It will also look in other directories where the swap file for files in the current directory may be located. <text:s/>It will not find swap files in any other directories though, it doesn't search the directory tree.</text:span></text:p>
          <text:p text:style-name="P82"/>
        </text:list-header>
        <text:list-item>
          <text:p text:style-name="P235">USING A SPECIFIC SWAP FILE</text:p>
        </text:list-item>
      </text:list>
      <text:list xml:id="list1457415475" text:continue-list="list1919521569" text:style-name="L69">
        <text:list-header>
          <text:p text:style-name="P133">vim -r .help.txt.swo</text:p>
        </text:list-header>
      </text:list>
      <text:list xml:id="list1345200163" text:continue-list="list147687267" text:style-name="L1">
        <text:list-header>
          <text:p text:style-name="P317"><text:span text:style-name="T8">This is also handy when the swap file is in another directory than expected. Vim recognizes files with the </text:span><text:span text:style-name="T11">pattern</text:span><text:span text:style-name="T8"> *.s[uvw][a-z] </text:span><text:span text:style-name="T8">as</text:span><text:span text:style-name="T8"> swap files.</text:span></text:p>
          <text:p text:style-name="P311"/>
          <text:p text:style-name="P317"><text:span text:style-name="T8">If this still does not work, see what file names Vim reports and rename th files accordingly. <text:s/>Check the</text:span><text:span text:style-name="T26"> </text:span><text:span text:style-name="T26">'directory'</text:span><text:span text:style-name="T26"> </text:span><text:span text:style-name="T8">option to see where Vim may have put the swap file.</text:span></text:p>
          <text:p text:style-name="P322"><text:s text:c="6"/><text:span text:style-name="T33"><text:s text:c="2"/>Note:</text:span></text:p>
          <text:p text:style-name="P317"><text:span text:style-name="T8"><text:s text:c="8"/>Vim tries to find the swap file by searching the directories in the </text:span><text:span text:style-name="T8">'dir'</text:span><text:span text:style-name="T8"> option, looking for files that match "filename.sw?". <text:s/>If </text:span><text:span text:style-name="T8">wildcard</text:span><text:span text:style-name="T8"> expansion doesn't work (e.g., when the </text:span><text:span text:style-name="T8">'shell'</text:span><text:span text:style-name="T8"> option is invalid), Vim does a desperate try to find the file "filename.swp". If that fails too, you will have to give the name of the swapfile itself to be able to recover the file.</text:span></text:p>
          <text:p text:style-name="P82"/>
        </text:list-header>
      </text:list>
      <text:p text:style-name="P26"/>
      <text:p text:style-name="P26"/>
      <text:p text:style-name="P23">Clever tricks</text:p>
      <text:list xml:id="list185412736" text:continue-numbering="true" text:style-name="L1">
        <text:list-header>
          <text:p text:style-name="P326"><text:span text:style-name="T8"><text:s text:c="4"/>By combining several commands you can make Vim </text:span><text:span text:style-name="T8">do</text:span><text:span text:style-name="T8"> nearly everything. <text:s/>In this chapter a number of useful combinations will be presented. <text:s/>This uses the commands introduced in the previous chapters and a few more.</text:span></text:p>
          <text:p text:style-name="P82"/>
        </text:list-header>
        <text:list-item>
          <text:p text:style-name="P235">Replace a word</text:p>
        </text:list-item>
      </text:list>
      <text:list xml:id="list107449378" text:style-name="L70">
        <text:list-item>
          <text:p text:style-name="P134">:%s/four/4/g</text:p>
        </text:list-item>
      </text:list>
      <text:list xml:id="list1563563476" text:continue-list="list1457415475" text:style-name="L69">
        <text:list-item>
          <text:p text:style-name="P133">:%s/\&lt;four/4/g</text:p>
        </text:list-item>
        <text:list-item>
          <text:p text:style-name="P133">:%s/\&lt;four\&gt;/4/g</text:p>
        </text:list-item>
        <text:list-item>
          <text:p text:style-name="P133">:%s/\&lt;four\&gt;/4/gc</text:p>
        </text:list-item>
      </text:list>
      <text:list xml:id="list1186809187" text:continue-list="list185412736" text:style-name="L1">
        <text:list-header>
          <text:p text:style-name="P82"/>
        </text:list-header>
        <text:list-item>
          <text:p text:style-name="P235"><text:soft-page-break/>REPLACING IN SEVERAL FILES</text:p>
          <text:p text:style-name="P317"><text:span text:style-name="T8"><text:s text:c="3"/>Suppose you want to replace a </text:span><text:span text:style-name="T8">word</text:span><text:span text:style-name="T8"> in more than one file. <text:s/>You could edit each file and type the command manually. <text:s/>It's a lot faster to use record and playback.</text:span></text:p>
          <text:p text:style-name="P311"><text:s text:c="3"/>Let's assume you have a directory with C++ files, all ending in ".cpp". There is a function called "GetResp" that you want to rename to "GetAnswer".</text:p>
          <text:p text:style-name="P311"><text:s text:c="4"/><text:span text:style-name="T33"><text:s text:c="4"/>vim *.cpp <text:s text:c="2"/></text:span><text:s text:c="12"/>Start Vim, defining the argument list to</text:p>
          <text:p text:style-name="P311"><text:s text:c="32"/>contain all the C++ files. <text:s/>You are now in the</text:p>
          <text:p text:style-name="P311"><text:s text:c="32"/>first file.</text:p>
          <text:p text:style-name="P317"><text:span text:style-name="T11"><text:s text:c="8"/>qq <text:s text:c="9"/></text:span><text:span text:style-name="T8"><text:s text:c="12"/>Start </text:span><text:span text:style-name="T8">recording</text:span><text:span text:style-name="T8"> into the </text:span><text:span text:style-name="T8">q</text:span><text:span text:style-name="T8"> </text:span><text:span text:style-name="T8">register</text:span></text:p>
          <text:p text:style-name="P304"><text:s text:c="8"/>:%s/\&lt;GetResp\&gt;/GetAnswer/g</text:p>
          <text:p text:style-name="P311"><text:s text:c="32"/>Do the replacements in the first file.</text:p>
          <text:p text:style-name="P317"><text:span text:style-name="T11"><text:s text:c="8"/></text:span><text:span text:style-name="T11">:wnext</text:span><text:span text:style-name="T11"> <text:s text:c="6"/></text:span><text:span text:style-name="T8"><text:s text:c="11"/>Write this file and move to the next one.</text:span></text:p>
          <text:p text:style-name="P317"><text:span text:style-name="T11"><text:s text:c="8"/></text:span><text:span text:style-name="T11">q</text:span><text:span text:style-name="T11"> <text:s text:c="4"/></text:span><text:span text:style-name="T8"><text:s text:c="18"/>Stop </text:span><text:span text:style-name="T8">recording</text:span><text:span text:style-name="T8">.</text:span></text:p>
          <text:p text:style-name="P317"><text:span text:style-name="T11"><text:s text:c="8"/>@q</text:span><text:span text:style-name="T8"> <text:s text:c="21"/>Execute the </text:span><text:span text:style-name="T8">q</text:span><text:span text:style-name="T8"> </text:span><text:span text:style-name="T8">register</text:span><text:span text:style-name="T8">. <text:s/>This will replay the</text:span></text:p>
          <text:p text:style-name="P317"><text:span text:style-name="T8"><text:s text:c="32"/>substitution and "</text:span><text:span text:style-name="T8">:wnext</text:span><text:span text:style-name="T8">". <text:s/>You can verify</text:span></text:p>
          <text:p text:style-name="P311"><text:s text:c="32"/>that this doesn't produce an error message.</text:p>
          <text:p text:style-name="P317"><text:span text:style-name="T11"><text:s text:c="8"/></text:span><text:a xlink:type="simple" xlink:href="mailto:999@q">999@q</text:a><text:span text:style-name="T11"> </text:span><text:span text:style-name="T8">Execute the q register on the remaining files. </text:span></text:p>
          <text:p text:style-name="P311"/>
          <text:p text:style-name="P317"><text:span text:style-name="T8"><text:s text:c="4"/>At the last file you will get an error message, because "</text:span><text:span text:style-name="T8">:wnext</text:span><text:span text:style-name="T8">" cannot move to the next file. <text:s/>This stops the execution, and everything is done.</text:span></text:p>
          <text:p text:style-name="P235"/>
          <text:p text:style-name="P304">Note:</text:p>
          <text:p text:style-name="P317"><text:span text:style-name="T8"><text:s text:c="8"/>When playing back a recorded sequence, an error stops the execution. Therefore, make <text:tab/> <text:s/>sure you don't get an error message when </text:span><text:span text:style-name="T8">recording</text:span><text:span text:style-name="T8">.</text:span></text:p>
          <text:p text:style-name="P311"/>
          <text:p text:style-name="P317"><text:span text:style-name="T8">There is one catch: If one of the .cpp files does not contain the </text:span><text:span text:style-name="T8">word</text:span><text:span text:style-name="T8"> "GetResp", you will get an error and </text:span><text:span text:style-name="T8">replacing</text:span><text:span text:style-name="T8"> will stop. <text:s/>To avoid this, add the "</text:span><text:span text:style-name="T8">e</text:span><text:span text:style-name="T8">" flag to the substitute command:</text:span></text:p>
          <text:p text:style-name="P307"><text:span text:style-name="T49"><text:s text:c="8"/>:%s/\&lt;GetResp\&gt;/GetAnswer/g</text:span><text:span text:style-name="T47">e</text:span></text:p>
          <text:p text:style-name="P317"><text:span text:style-name="T8">The</text:span><text:span text:style-name="T26"> "</text:span><text:span text:style-name="T26">e</text:span><text:span text:style-name="T26">"</text:span><text:span text:style-name="T8"> flag tells "</text:span><text:span text:style-name="T8">:substitute</text:span><text:span text:style-name="T8">" that not finding a match is not an error.</text:span></text:p>
          <text:p text:style-name="P82"/>
        </text:list-item>
        <text:list-item>
          <text:p text:style-name="P235">Change "Last, First" to "First Last"</text:p>
          <text:p text:style-name="P311">You have a list of names in this form:</text:p>
          <text:p text:style-name="P311"><text:s text:c="8"/>Doe, John </text:p>
          <text:p text:style-name="P311"><text:s text:c="8"/>Smith, Peter </text:p>
        </text:list-item>
      </text:list>
      <text:p text:style-name="P34"/>
      <text:list xml:id="list1559508041" text:continue-numbering="true" text:style-name="L1">
        <text:list-header>
          <text:p text:style-name="P311">You want to change that to:</text:p>
          <text:p text:style-name="P311"><text:s text:c="8"/>John Doe </text:p>
          <text:p text:style-name="P311"><text:soft-page-break/><text:s text:c="8"/>Peter Smith </text:p>
          <text:p text:style-name="P311"/>
          <text:p text:style-name="P311">This can be done with just one command:</text:p>
          <text:p text:style-name="P304"><text:s text:c="8"/>:%s/\([^,]*\), \(.*\)/\2 \1/</text:p>
          <text:p text:style-name="P317"><text:span text:style-name="T8">This is what the "from" </text:span><text:span text:style-name="T8">pattern</text:span><text:span text:style-name="T8"> contains:</text:span></text:p>
          <text:p text:style-name="P311"><text:s text:c="9"/><text:span text:style-name="T33">\([^,]*\), \(.*\) </text:span></text:p>
          <text:p text:style-name="P311">The first part between \( \) matches "Last" <text:s/><text:span text:style-name="T33"><text:s text:c="3"/>\( <text:s text:c="4"/>\)</text:span></text:p>
          <text:p text:style-name="P311"><text:s text:c="12"/>match anything but a comma <text:s text:c="17"/><text:span text:style-name="T33"><text:s text:c="2"/>[^,]</text:span></text:p>
          <text:p text:style-name="P311"><text:s text:c="12"/>any number of times <text:s text:c="24"/><text:span text:style-name="T33"><text:s text:c="6"/>*</text:span></text:p>
          <text:p text:style-name="P317"><text:span text:style-name="T8"><text:s text:c="8"/>matches "</text:span><text:span text:style-name="T8">,</text:span><text:span text:style-name="T8"> " literally <text:s text:c="25"/></text:span><text:span text:style-name="T11"><text:s text:c="9"/>,</text:span></text:p>
          <text:p text:style-name="P311"><text:s text:c="8"/>The second part between \( \) matches "First" <text:s text:c="7"/><text:span text:style-name="T33"><text:s text:c="6"/>\( <text:s/>\)</text:span></text:p>
          <text:p text:style-name="P311"><text:s text:c="12"/>any character <text:s text:c="33"/><text:span text:style-name="T33"><text:s text:c="10"/>.</text:span></text:p>
          <text:p text:style-name="P311"><text:s text:c="12"/>any number of times <text:s text:c="30"/><text:span text:style-name="T33"><text:s text:c="8"/>*</text:span></text:p>
          <text:p text:style-name="P311"/>
          <text:p text:style-name="P317"><text:span text:style-name="T8">In the "to" part we have </text:span><text:span text:style-name="T26">"\2"</text:span><text:span text:style-name="T8"> and</text:span><text:span text:style-name="T26"> "\1"</text:span><text:span text:style-name="T8">. <text:s/>These are called </text:span><text:span text:style-name="T11">backreferences. </text:span><text:span text:style-name="T8">They refer to the text matched by the</text:span><text:span text:style-name="T26"> "\( \)"</text:span><text:span text:style-name="T8"> parts in the </text:span><text:span text:style-name="T8">pattern</text:span><text:span text:style-name="T8">. <text:s/>"\2" refers to the text matched by the second "\( \)", which is the "First" name. "\1" refers to the first "\( \)", which is the "Last" name.</text:span></text:p>
          <text:p text:style-name="P317"><text:span text:style-name="T8"><text:s text:c="3"/>You can use up to nine backreferences in the "to" part of a substitute command. </text:span><text:span text:style-name="T26"><text:s/>"</text:span><text:span text:style-name="T26">\0</text:span><text:span text:style-name="T26">"</text:span><text:span text:style-name="T8"> stands for the whole matched </text:span><text:span text:style-name="T8">pattern</text:span><text:span text:style-name="T8">. <text:s/>There are a few more special items in a substitute command, see |</text:span><text:span text:style-name="T8">sub-replace-special</text:span><text:span text:style-name="T8">|.</text:span></text:p>
          <text:p text:style-name="P311"/>
          <text:p text:style-name="P315">magic <text:s text:c="2"/>nomagic <text:s text:c="2"/>action <text:s text:c="3"/></text:p>
          <text:p text:style-name="P311"/>
          <text:p text:style-name="P317"><text:span text:style-name="T8"><text:s text:c="2"/></text:span><text:a xlink:type="simple" xlink:href="#&amp;">&amp;</text:a><text:span text:style-name="T8"> <text:s text:c="6"/>\&amp; <text:s text:c="5"/>replaced with the whole matched </text:span><text:span text:style-name="T8">pattern</text:span><text:span text:style-name="T8"> <text:s text:c="11"/>*</text:span><text:bookmark text:name="s/\&amp;"/><text:span text:style-name="T8">s/\&amp;*</text:span></text:p>
          <text:p text:style-name="P317"><text:span text:style-name="T8"><text:s/>\&amp; <text:s text:c="7"/></text:span><text:a xlink:type="simple" xlink:href="#&amp;">&amp;</text:a><text:span text:style-name="T8"> <text:s text:c="5"/>replaced with </text:span><text:a xlink:type="simple" xlink:href="#&amp;">&amp;</text:a></text:p>
          <text:p text:style-name="P311"/>
          <text:p text:style-name="P317"><text:span text:style-name="T8"><text:s text:c="6"/></text:span><text:a xlink:type="simple" xlink:href="#\0">\0</text:a><text:span text:style-name="T8"> <text:s text:c="9"/>replaced with the whole matched </text:span><text:span text:style-name="T8">pattern</text:span><text:span text:style-name="T8"> <text:s text:c="9"/>*</text:span><text:bookmark text:name="\0"/><text:span text:style-name="T8">\0* *</text:span><text:bookmark text:name="s/\0"/><text:span text:style-name="T8">s/\0*</text:span></text:p>
          <text:p text:style-name="P317"><text:span text:style-name="T8"><text:s text:c="6"/>\1 <text:s text:c="9"/>replaced with the matched </text:span><text:span text:style-name="T8">pattern</text:span><text:span text:style-name="T8"> in the first</text:span></text:p>
          <text:p text:style-name="P311"/>
          <text:p text:style-name="P311"><text:s text:c="18"/>pair of () <text:s text:c="40"/>*<text:bookmark text:name="s/\1"/>s/\1*</text:p>
          <text:p text:style-name="P317"><text:span text:style-name="T8"><text:s text:c="6"/>\2 <text:s text:c="9"/>replaced with the matched </text:span><text:span text:style-name="T8">pattern</text:span><text:span text:style-name="T8"> in the second</text:span></text:p>
          <text:p text:style-name="P311"/>
          <text:p text:style-name="P311"><text:s text:c="18"/>pair of () <text:s text:c="40"/>*<text:bookmark text:name="s/\2"/>s/\2*</text:p>
          <text:p text:style-name="P311"/>
          <text:p text:style-name="P311"><text:s text:c="6"/>.. <text:s text:c="9"/>.. <text:s text:c="48"/>*<text:bookmark text:name="s/\3"/>s/\3*</text:p>
          <text:p text:style-name="P317"><text:span text:style-name="T8"><text:s text:c="6"/>\9 <text:s text:c="9"/>replaced with the matched </text:span><text:span text:style-name="T8">pattern</text:span><text:span text:style-name="T8"> in the ninth</text:span></text:p>
          <text:p text:style-name="P311"><text:soft-page-break/></text:p>
          <text:p text:style-name="P311"><text:s text:c="18"/>pair of () <text:s text:c="40"/>*<text:bookmark text:name="s/\9"/>s/\9*</text:p>
          <text:p text:style-name="P311"><text:s text:c="2"/>~ <text:s text:c="6"/>\~ <text:s text:c="5"/>replaced with the {string} of the previous</text:p>
          <text:p text:style-name="P311"/>
          <text:p text:style-name="P311"><text:s text:c="18"/>substitute <text:s text:c="40"/>*<text:bookmark text:name="s~"/>s~*</text:p>
          <text:p text:style-name="P311"/>
          <text:p text:style-name="P311"><text:s/>\~ <text:s text:c="7"/>~ <text:s text:c="5"/>replaced with ~ <text:s text:c="35"/>*<text:bookmark text:name="s/\~"/>s/\~*</text:p>
          <text:p text:style-name="P311"/>
          <text:p text:style-name="P317"><text:span text:style-name="T8"><text:s text:c="6"/>\u <text:s text:c="9"/>next character made </text:span><text:a xlink:type="simple" xlink:href="#uppercase">uppercase</text:a><text:span text:style-name="T8"> <text:s text:c="21"/>*</text:span><text:bookmark text:name="s/\u"/><text:span text:style-name="T8">s/\u*</text:span></text:p>
          <text:p text:style-name="P311"/>
          <text:p text:style-name="P317"><text:span text:style-name="T8"><text:s text:c="6"/>\U <text:s text:c="9"/>following characters made </text:span><text:a xlink:type="simple" xlink:href="#uppercase">uppercase</text:a><text:span text:style-name="T8">, until \E <text:s text:c="5"/>*</text:span><text:bookmark text:name="s/\U"/><text:span text:style-name="T8">s/\U*</text:span></text:p>
          <text:p text:style-name="P311"/>
          <text:p text:style-name="P317"><text:span text:style-name="T8"><text:s text:c="6"/>\l <text:s text:c="9"/>next character made </text:span><text:a xlink:type="simple" xlink:href="#lowercase">lowercase</text:a><text:span text:style-name="T8"> <text:s text:c="21"/>*</text:span><text:bookmark text:name="s/\l"/><text:span text:style-name="T8">s/\l*</text:span></text:p>
          <text:p text:style-name="P311"/>
          <text:p text:style-name="P317"><text:span text:style-name="T8"><text:s text:c="6"/>\L <text:s text:c="9"/>following characters made </text:span><text:a xlink:type="simple" xlink:href="#lowercase">lowercase</text:a><text:span text:style-name="T8">, until \E <text:s text:c="5"/>*</text:span><text:bookmark text:name="s/\L"/><text:span text:style-name="T8">s/\L*</text:span></text:p>
          <text:p text:style-name="P311"/>
          <text:p text:style-name="P311"><text:s text:c="6"/>\e <text:s text:c="9"/>end of \u, \U, \l and \L (NOTE: not &lt;Esc&gt;!) <text:s text:c="7"/>*<text:bookmark text:name="s/\e"/>s/\e*</text:p>
          <text:p text:style-name="P311"/>
          <text:p text:style-name="P311"><text:s text:c="6"/>\E <text:s text:c="9"/>end of \u, \U, \l and \L <text:s text:c="26"/>*<text:bookmark text:name="s/\E"/>s/\E*</text:p>
          <text:p text:style-name="P317"><text:span text:style-name="T8"><text:s text:c="6"/></text:span><text:span text:style-name="T8">&lt;CR&gt;</text:span><text:span text:style-name="T8"> <text:s text:c="7"/>split line in two at this point</text:span></text:p>
          <text:p text:style-name="P311"/>
          <text:p text:style-name="P317"><text:span text:style-name="T8"><text:s text:c="18"/>(Type the </text:span><text:span text:style-name="T8">&lt;CR&gt;</text:span><text:span text:style-name="T8"> </text:span><text:span text:style-name="T8">as</text:span><text:span text:style-name="T8"> </text:span><text:span text:style-name="T8">CTRL-V</text:span><text:span text:style-name="T8"> </text:span><text:span text:style-name="T8">&lt;Enter&gt;</text:span><text:span text:style-name="T8">) <text:s text:c="17"/>*</text:span><text:bookmark text:name="s&lt;CR&gt;"/><text:span text:style-name="T8">s&lt;CR&gt;*</text:span></text:p>
          <text:p text:style-name="P311"/>
          <text:p text:style-name="P311"><text:s text:c="6"/>\r <text:s text:c="9"/>idem <text:s text:c="46"/>*<text:bookmark text:name="s/\r"/>s/\r*</text:p>
          <text:p text:style-name="P317"><text:span text:style-name="T8"><text:s text:c="6"/>\&lt;CR&gt; <text:s text:c="6"/>insert a </text:span><text:span text:style-name="T8">carriage-return</text:span><text:span text:style-name="T8"> (CTRL-M)</text:span></text:p>
          <text:p text:style-name="P311"/>
          <text:p text:style-name="P317"><text:span text:style-name="T8"><text:s text:c="18"/>(Type the </text:span><text:span text:style-name="T8">&lt;CR&gt;</text:span><text:span text:style-name="T8"> </text:span><text:span text:style-name="T8">as</text:span><text:span text:style-name="T8"> </text:span><text:span text:style-name="T8">CTRL-V</text:span><text:span text:style-name="T8"> </text:span><text:span text:style-name="T8">&lt;Enter&gt;</text:span><text:span text:style-name="T8">) <text:s text:c="17"/>*</text:span><text:bookmark text:name="s/\&lt;CR&gt;"/><text:span text:style-name="T8">s/\&lt;CR&gt;*</text:span></text:p>
          <text:p text:style-name="P317"><text:span text:style-name="T8"><text:s text:c="6"/>\n <text:s text:c="9"/>insert a </text:span><text:span text:style-name="T8">&lt;NL&gt;</text:span><text:span text:style-name="T8"> (&lt;NUL&gt; in the file)</text:span></text:p>
          <text:p text:style-name="P311"/>
          <text:p text:style-name="P311"><text:s text:c="18"/>(does NOT break the line) <text:s text:c="25"/>*<text:bookmark text:name="s/\n"/>s/\n*</text:p>
          <text:p text:style-name="P311"/>
          <text:p text:style-name="P317"><text:span text:style-name="T8"><text:s text:c="6"/>\b <text:s text:c="9"/>insert a </text:span><text:span text:style-name="T8">&lt;BS&gt;</text:span><text:span text:style-name="T8"> <text:s text:c="37"/>*</text:span><text:bookmark text:name="s/\b"/><text:span text:style-name="T8">s/\b*</text:span></text:p>
          <text:p text:style-name="P311"/>
          <text:p text:style-name="P317"><text:span text:style-name="T8"><text:s text:c="6"/>\t <text:s text:c="9"/>insert a </text:span><text:span text:style-name="T8">&lt;Tab&gt;</text:span><text:span text:style-name="T8"> <text:s text:c="36"/>*</text:span><text:bookmark text:name="s/\t"/><text:span text:style-name="T8">s/\t*</text:span></text:p>
          <text:p text:style-name="P311"/>
          <text:p text:style-name="P317"><text:span text:style-name="T8"><text:s text:c="6"/>\\ <text:s text:c="9"/>insert a single </text:span><text:span text:style-name="T8">backslash</text:span><text:span text:style-name="T8"> <text:s text:c="25"/>*</text:span><text:bookmark text:name="s/\\"/><text:span text:style-name="T8">s/\\*</text:span></text:p>
          <text:p text:style-name="P317"><text:span text:style-name="T8"><text:s text:c="6"/>\x <text:s text:c="9"/>where </text:span><text:a xlink:type="simple" xlink:href="#x">x</text:a><text:span text:style-name="T8"> is any character not mentioned above:</text:span></text:p>
          <text:p text:style-name="P311"><text:soft-page-break/><text:s text:c="18"/>Reserved for future expansion</text:p>
          <text:p text:style-name="P311"/>
          <text:p text:style-name="P311">Examples:</text:p>
          <text:p text:style-name="P311"><text:s text:c="2"/>:s/a\|b/xxx\0xxx/g <text:s text:c="12"/>modifies "a b" <text:s text:c="5"/>to "xxxaxxx xxxbxxx"</text:p>
          <text:p text:style-name="P311"><text:s text:c="2"/>:s/\([abc]\)\([efg]\)/\2\1/g <text:s text:c="2"/>modifies "af fa bg" to "fa fa gb"</text:p>
          <text:p text:style-name="P311"><text:s text:c="2"/>:s/abcde/abc^Mde/ <text:s text:c="13"/>modifies "abcde" <text:s text:c="3"/>to "abc", "de" (two lines)</text:p>
          <text:p text:style-name="P311"><text:s text:c="2"/>:s/$/\^M/ <text:s text:c="21"/>modifies "abcde" <text:s text:c="3"/>to "abcde^M"</text:p>
          <text:p text:style-name="P311"><text:s text:c="2"/>:s/\w\+/\u\0/g <text:s text:c="16"/>modifies "bla bla" <text:s/>to "Bla Bla"</text:p>
          <text:p text:style-name="P82"/>
        </text:list-header>
        <text:list-item>
          <text:p text:style-name="P235">Sort a list</text:p>
          <text:p text:style-name="P235"/>
        </text:list-item>
        <text:list-item>
          <text:p text:style-name="P235">Reverse line order</text:p>
          <text:p text:style-name="P317"><text:span text:style-name="T8">The</text:span><text:span text:style-name="T11"> |</text:span><text:span text:style-name="T11">:global</text:span><text:span text:style-name="T11">|</text:span><text:span text:style-name="T8"> command can be combined with the </text:span><text:span text:style-name="T11">|</text:span><text:span text:style-name="T11">:move</text:span><text:span text:style-name="T11">|</text:span><text:span text:style-name="T8"> command to move all the lines before the first line, resulting in a reversed file. <text:s/>The command is:</text:span></text:p>
          <text:p text:style-name="P304"><text:s text:c="8"/>:global/^/m 0</text:p>
          <text:p text:style-name="P311">Abbreviated:</text:p>
          <text:p text:style-name="P311"><text:s text:c="8"/><text:span text:style-name="T34">:g/^/m 0</text:span></text:p>
          <text:p text:style-name="P311"/>
          <text:p text:style-name="P317"><text:span text:style-name="T8">The</text:span><text:span text:style-name="T26"> "</text:span><text:span text:style-name="T26">^</text:span><text:span text:style-name="T26">"</text:span><text:span text:style-name="T8"> regular </text:span><text:span text:style-name="T8">expression</text:span><text:span text:style-name="T8"> matches the beginning of the line (even if the line is blank). <text:s/>The </text:span><text:span text:style-name="T11">|</text:span><text:span text:style-name="T11">:move</text:span><text:span text:style-name="T11">| </text:span><text:span text:style-name="T8">command moves the matching line to after the mythical zeroth line, so the current matching line becomes the first line of the file. As the</text:span><text:span text:style-name="T11"> |</text:span><text:span text:style-name="T11">:global</text:span><text:span text:style-name="T11">| </text:span><text:span text:style-name="T8">command is not confused by the </text:span><text:span text:style-name="T8">changing</text:span><text:span text:style-name="T8"> line numbering, </text:span><text:span text:style-name="T11">|</text:span><text:span text:style-name="T11">:global</text:span><text:span text:style-name="T11">| </text:span><text:span text:style-name="T8">proceeds to match all remaining lines of the file and puts each </text:span><text:span text:style-name="T8">as</text:span><text:span text:style-name="T8"> the first.</text:span></text:p>
          <text:p text:style-name="P311"/>
          <text:p text:style-name="P317"><text:span text:style-name="T8">This also </text:span><text:span text:style-name="T11">works on a range of lines</text:span><text:span text:style-name="T8">. <text:s/>First move to above the first line and mark it with "mt". <text:s/>Then move the cursor to the last line in the range and type:</text:span></text:p>
          <text:p text:style-name="P311"><text:s text:c="8"/><text:span text:style-name="T33">:'t+1,.g/^/m 't</text:span></text:p>
          <text:p text:style-name="P82"/>
        </text:list-item>
        <text:list-item>
          <text:p text:style-name="P235">Count words</text:p>
          <text:p text:style-name="P317"><text:span text:style-name="T8">When the whole file is what you want to </text:span><text:span text:style-name="T8">count</text:span><text:span text:style-name="T8"> the words in, use this command:</text:span></text:p>
          <text:p text:style-name="P311"><text:s text:c="4"/><text:span text:style-name="T33"><text:s text:c="4"/>g CTRL-G</text:span></text:p>
          <text:p text:style-name="P82"/>
        </text:list-item>
        <text:list-item>
          <text:p text:style-name="P235">Find a man page </text:p>
          <text:p text:style-name="P252"><text:span text:style-name="T8"><text:s text:c="4"/>While editing a shell </text:span><text:span text:style-name="T8">script</text:span><text:span text:style-name="T8"> or C program, you are using a command or function that you want to find the man page for (this is on </text:span><text:span text:style-name="T8">Unix</text:span><text:span text:style-name="T8">). <text:s/>Let's first use a simple way: Move the cursor </text:span><text:soft-page-break/><text:span text:style-name="T8">e </text:span><text:span text:style-name="T8">word</text:span><text:span text:style-name="T8"> to thyou want to find help on and press</text:span></text:p>
          <text:p text:style-name="P311"><text:s text:c="2"/><text:span text:style-name="T45"><text:s text:c="6"/>K</text:span></text:p>
          <text:p text:style-name="P210"><text:span text:style-name="T49"><text:s/>To find a man page in a specific section, put the section number first. </text:span>For example, to look in section 3 for "echo":</text:p>
          <text:p text:style-name="P247"><text:s text:c="7"/>3K</text:p>
          <text:p text:style-name="P82"/>
        </text:list-item>
        <text:list-item>
          <text:p text:style-name="P235">Trim blanks</text:p>
        </text:list-item>
      </text:list>
      <text:list xml:id="list808345339" text:style-name="L71">
        <text:list-item>
          <text:p text:style-name="P265"><text:span text:style-name="T9">Some people find spaces and tabs at the end of a line useless, wasteful, and ugly. <text:s/>To remove </text:span><text:span text:style-name="T9">whitespace</text:span><text:span text:style-name="T9"> at the end of every line, execute the following command:</text:span></text:p>
        </text:list-item>
      </text:list>
      <text:list xml:id="list1784646572" text:continue-list="list1559508041" text:style-name="L1">
        <text:list-header>
          <text:p text:style-name="P126"><text:s text:c="8"/>:%s/\s\+$//</text:p>
          <text:p text:style-name="P216">This finds <text:span text:style-name="T32">white space characters (</text:span><text:span text:style-name="T44">\s</text:span><text:span text:style-name="T32">)</text:span>, 1 or more of them (<text:span text:style-name="T44">\+</text:span>), before the end-of-line (<text:span text:style-name="T44">$</text:span>).</text:p>
        </text:list-header>
      </text:list>
      <text:list xml:id="list1444664044" text:style-name="L72">
        <text:list-header>
          <text:p text:style-name="P217"/>
        </text:list-header>
        <text:list-item>
          <text:p text:style-name="P266"><text:span text:style-name="T9">Another wasteful use of spaces is placing them before a </text:span><text:span text:style-name="T9">tab</text:span><text:span text:style-name="T9">. <text:s/>Often these can be deleted without </text:span><text:span text:style-name="T9">changing</text:span><text:span text:style-name="T9"> the amount of white space. <text:s/>But not always! Therefore, you can best </text:span><text:span text:style-name="T9">do</text:span><text:span text:style-name="T9"> this manually. <text:s/>Use this search command:</text:span></text:p>
        </text:list-item>
      </text:list>
      <text:list xml:id="list945061943" text:continue-list="list1784646572" text:style-name="L1">
        <text:list-header>
          <text:p text:style-name="P216"><text:s text:c="8"/>/ <text:s text:c="6"/></text:p>
          <text:p text:style-name="P252"><text:span text:style-name="T9">You cannot see it, but there is a space before a </text:span><text:span text:style-name="T9">tab</text:span><text:span text:style-name="T9"> in this command. <text:s/>Thus it's "/&lt;Space&gt;&lt;Tab&gt;". <text:s text:c="2"/>Now use "</text:span><text:span text:style-name="T9">x</text:span><text:span text:style-name="T9">" to delete the space and check that the amount of white space doesn't change. <text:s/>You might have to insert a </text:span><text:span text:style-name="T9">tab</text:span><text:span text:style-name="T9"> if it does change. <text:s/>Type "</text:span><text:span text:style-name="T9">n</text:span><text:span text:style-name="T9">" to find the next match. <text:s/>Repeat this until no more matches can be found.</text:span></text:p>
          <text:p text:style-name="P235"/>
        </text:list-header>
        <text:list-item>
          <text:p text:style-name="P235">Find where a word is used</text:p>
          <text:p text:style-name="P126">vim `grep -l frame_counter *.c`</text:p>
          <text:p text:style-name="P235"/>
        </text:list-item>
        <text:list-item>
          <text:p text:style-name="P235">FINDING EACH LINE</text:p>
          <text:p text:style-name="P252"><text:span text:style-name="T9">The above command only finds the files in which the </text:span><text:span text:style-name="T9">word</text:span><text:span text:style-name="T9"> is found. <text:s/>You still have to find the </text:span><text:span text:style-name="T9">word</text:span><text:span text:style-name="T9"> within the files.</text:span></text:p>
          <text:p text:style-name="P216"><text:s text:c="3"/>Vim has a built-in command that you can use to search a set of files for a given string. <text:s/>If you want to find all occurrences of "error_string" in all C program files, for example, enter the following command:</text:p>
          <text:p text:style-name="P216"><text:s text:c="4"/><text:span text:style-name="T32"><text:s text:c="4"/>:grep error_string *.c</text:span></text:p>
          <text:p text:style-name="P216"/>
          <text:p text:style-name="P252"><text:span text:style-name="T9">This causes Vim to search for the string "error_string" in all the specified files (*.c). <text:s/>The editor will now open the first file where a match is found and position the cursor on the first matching line. <text:s/>To go to the nextmatching line (no matter in what file it is), use the "</text:span><text:span text:style-name="T9">:cnext</text:span><text:span text:style-name="T9">" command. <text:s/>To goto the previous match, use the ":cprev" command. <text:s/>Use "</text:span><text:span text:style-name="T9">:clist</text:span><text:span text:style-name="T9">" to see all </text:span><text:soft-page-break/><text:span text:style-name="T9">the matches and where they are.</text:span></text:p>
          <text:p text:style-name="P252"><text:span text:style-name="T9"><text:s text:c="3"/>The "</text:span><text:span text:style-name="T9">:grep</text:span><text:span text:style-name="T9">" command uses the external commands </text:span><text:span text:style-name="T9">grep</text:span><text:span text:style-name="T9"> (on </text:span><text:span text:style-name="T9">Unix</text:span><text:span text:style-name="T9">) or findstr (on Windows). <text:s/>You can change this by setting the option </text:span><text:span text:style-name="T9">'</text:span><text:span text:style-name="T11">grepprg</text:span><text:span text:style-name="T9">'</text:span><text:span text:style-name="T9">.</text:span></text:p>
        </text:list-item>
      </text:list>
      <text:p text:style-name="P26"/>
      <text:p text:style-name="P26"/>
      <text:p text:style-name="P23">Editing Effectively</text:p>
      <text:p text:style-name="P26"/>
      <text:p text:style-name="P26"/>
      <text:p text:style-name="P23">Typing command-line commands quickly</text:p>
      <text:p text:style-name="P26"/>
      <text:list xml:id="list1376770627" text:continue-numbering="true" text:style-name="L1">
        <text:list-item>
          <text:p text:style-name="P235">Command line abbreviations</text:p>
          <text:p text:style-name="P252"><text:span text:style-name="T9">This means that the shortest form of "</text:span><text:span text:style-name="T9">:substitute</text:span><text:span text:style-name="T9">" is "</text:span><text:span text:style-name="T9">:s</text:span><text:span text:style-name="T9">". <text:s/>The following characters are optional. <text:s/>Thus "</text:span><text:span text:style-name="T9">:su</text:span><text:span text:style-name="T9">" and ":sub" also work.</text:span></text:p>
          <text:p text:style-name="P235"/>
        </text:list-item>
        <text:list-item>
          <text:p text:style-name="P235">Command line completion</text:p>
          <text:p text:style-name="P131">:edit b&lt;Tab&gt;</text:p>
          <text:p text:style-name="P252"><text:span text:style-name="T9">Use </text:span><text:span text:style-name="T26">CTRL-P</text:span><text:span text:style-name="T26"> </text:span><text:span text:style-name="T9">to go through the list in the other direction.</text:span></text:p>
          <text:p text:style-name="P235"/>
        </text:list-item>
        <text:list-item>
          <text:p text:style-name="P235">LIST MATCHES</text:p>
        </text:list-item>
      </text:list>
      <text:p text:style-name="P34"/>
      <text:list xml:id="list1790209151" text:continue-numbering="true" text:style-name="L1">
        <text:list-header>
          <text:p text:style-name="P252"><text:span text:style-name="T9">When there are many matches, you would like to see an overview. <text:s/>Do this by pressing </text:span><text:span text:style-name="T26">CTRL-D</text:span><text:span text:style-name="T9">. <text:s/>For example, pressing </text:span><text:span text:style-name="T9">CTRL-D</text:span><text:span text:style-name="T9"> after:</text:span></text:p>
          <text:p text:style-name="P216"><text:s text:c="8"/>:set is</text:p>
          <text:p text:style-name="P216">results in:</text:p>
          <text:p text:style-name="P216"><text:s text:c="8"/>:set is</text:p>
          <text:p text:style-name="P216"><text:s text:c="8"/>incsearch <text:s/>isfname <text:s text:c="3"/>isident <text:s text:c="3"/>iskeyword <text:s/>isprint</text:p>
          <text:p text:style-name="P216"><text:s text:c="8"/>:set is</text:p>
          <text:p text:style-name="P235"/>
        </text:list-header>
        <text:list-item>
          <text:p text:style-name="P235">THERE IS MORE</text:p>
        </text:list-item>
      </text:list>
      <text:p text:style-name="P34"/>
      <text:list xml:id="list362008945" text:continue-numbering="true" text:style-name="L1">
        <text:list-header>
          <text:p text:style-name="P252"><text:span text:style-name="T9"><text:s text:c="4"/>The </text:span><text:span text:style-name="T26">CTRL-L</text:span><text:span text:style-name="T26"> </text:span><text:span text:style-name="T9">command completes the </text:span><text:span text:style-name="T9">word</text:span><text:span text:style-name="T9"> to the longest unambiguous string. <text:s/>If you type "</text:span><text:span text:style-name="T9">:edit</text:span><text:span text:style-name="T9"> i" and there are files "info.txt" and "info_backup.txt" you will get "</text:span><text:span text:style-name="T9">:edit</text:span><text:span text:style-name="T9"> info".</text:span></text:p>
          <text:p text:style-name="P235"><text:soft-page-break/></text:p>
        </text:list-header>
        <text:list-item>
          <text:p text:style-name="P235">Command line history</text:p>
          <text:p text:style-name="P252"><text:span text:style-name="T9"><text:s text:c="3"/>There are actually four histories. <text:s/>The ones we will mention here are for "</text:span><text:span text:style-name="T9">:</text:span><text:span text:style-name="T9">" commands and for "</text:span><text:span text:style-name="T9">/</text:span><text:span text:style-name="T9">" and "</text:span><text:span text:style-name="T9">?</text:span><text:span text:style-name="T9">" search commands. <text:s/>The "</text:span><text:span text:style-name="T9">/</text:span><text:span text:style-name="T9">" and "</text:span><text:span text:style-name="T9">?</text:span><text:span text:style-name="T9">" commands share the same </text:span><text:span text:style-name="T9">history</text:span><text:span text:style-name="T9">, because they are both search commands. <text:s/>The two other histories are for expressions and input lines for the </text:span><text:span text:style-name="T9">input()</text:span><text:span text:style-name="T9"> function.</text:span></text:p>
          <text:p text:style-name="P235"/>
          <text:p text:style-name="P252"><text:span text:style-name="T9">To see all the lines in the </text:span><text:span text:style-name="T9">history</text:span><text:span text:style-name="T9">:</text:span></text:p>
          <text:p text:style-name="P216"><text:s text:c="7"/><text:span text:style-name="T32"><text:s/>:history</text:span></text:p>
          <text:p text:style-name="P216"/>
          <text:p text:style-name="P252"><text:span text:style-name="T9">That's the </text:span><text:span text:style-name="T9">history</text:span><text:span text:style-name="T9"> of "</text:span><text:span text:style-name="T9">:</text:span><text:span text:style-name="T9">" commands. <text:s/>The search </text:span><text:span text:style-name="T9">history</text:span><text:span text:style-name="T9"> is displayed with this command:</text:span></text:p>
          <text:p text:style-name="P216"><text:s/><text:span text:style-name="T32"><text:s text:c="7"/>:history /</text:span></text:p>
          <text:p text:style-name="P235"/>
        </text:list-item>
        <text:list-item>
          <text:p text:style-name="P235">Command line window</text:p>
          <text:p text:style-name="P252"><text:span text:style-name="T9"><text:s text:c="5"/>Typing the text in the command line works different from typing text in </text:span><text:span text:style-name="T9">Insert</text:span><text:span text:style-name="T9"> mode. <text:s/>It doesn't allow many commands to change the text. <text:s/>For most commands that's OK, but sometimes you have to type a complicated command. <text:s/>That's where the command line </text:span><text:span text:style-name="T9">window</text:span><text:span text:style-name="T9"> is useful.</text:span></text:p>
          <text:p text:style-name="P216"/>
          <text:p text:style-name="P252"><text:span text:style-name="T9">Open the command line </text:span><text:span text:style-name="T9">window</text:span><text:span text:style-name="T9"> with this command:</text:span></text:p>
          <text:p text:style-name="P216"><text:s text:c="3"/><text:span text:style-name="T44"><text:s text:c="5"/>q:</text:span></text:p>
          <text:p text:style-name="P216"/>
          <text:p text:style-name="P252"><text:span text:style-name="T9">Vim now opens a (small) </text:span><text:span text:style-name="T9">window</text:span><text:span text:style-name="T9"> at the bottom. <text:s/>It contains the command line </text:span><text:span text:style-name="T9">history</text:span><text:span text:style-name="T9">, and an empty line at the end:</text:span></text:p>
        </text:list-item>
      </text:list>
      <text:p text:style-name="P26"/>
      <text:p text:style-name="P26"/>
      <text:p text:style-name="P23">Go away and come back</text:p>
      <text:list xml:id="list1304461080" text:continue-numbering="true" text:style-name="L1">
        <text:list-header>
          <text:p text:style-name="P330"><text:s text:c="3"/>This chapter goes into mixing the use of other programs with Vim. <text:s/>Either by executing program from inside Vim or by leaving Vim and coming back later. Furthermore, this is about the ways to remember the state of Vim and restore it later.</text:p>
        </text:list-header>
      </text:list>
      <text:p text:style-name="P26"/>
      <text:list xml:id="list440807591" text:continue-numbering="true" text:style-name="L1">
        <text:list-item>
          <text:p text:style-name="P235">Suspend and resume</text:p>
          <text:p text:style-name="P334"><text:span text:style-name="T9"><text:s text:c="4"/>In </text:span><text:span text:style-name="T9">case</text:span><text:span text:style-name="T9"> pressing</text:span><text:span text:style-name="T11"> </text:span><text:span text:style-name="T11">CTRL-Z</text:span><text:span text:style-name="T11"> </text:span><text:span text:style-name="T9">doesn't work, you can also use </text:span><text:span text:style-name="T26">"</text:span><text:span text:style-name="T26">:suspend</text:span><text:span text:style-name="T26">"</text:span><text:span text:style-name="T9">. Don't forget to bring Vim back to the foreground, you would lose any changes that you made!</text:span></text:p>
          <text:p text:style-name="P235"><text:soft-page-break/></text:p>
        </text:list-item>
        <text:list-item>
          <text:p text:style-name="P235">Executing shell commands</text:p>
          <text:p text:style-name="P335">To execute a single shell command from Vim use <text:span text:style-name="T44">":!{command}"</text:span>.</text:p>
          <text:p text:style-name="P335"><text:s text:c="4"/>Executing a whole row of programs this way is possible. <text:s/>But a shell is much</text:p>
          <text:p text:style-name="P335">better at it. <text:s/>You can start a new shell this way:</text:p>
          <text:p text:style-name="P335"><text:s text:c="7"/><text:span text:style-name="T32"><text:s/>:shell</text:span></text:p>
          <text:p text:style-name="P334"><text:span text:style-name="T9">This is similar to using </text:span><text:span text:style-name="T9">CTRL-Z</text:span><text:span text:style-name="T9"> to </text:span><text:span text:style-name="T9">suspend</text:span><text:span text:style-name="T9"> Vim. <text:s/>The difference is that a new</text:span></text:p>
          <text:p text:style-name="P335">shell is started.</text:p>
          <text:p text:style-name="P235"/>
        </text:list-item>
        <text:list-item>
          <text:p text:style-name="P235">Remembering information: <text:span text:style-name="T43">viminfo</text:span></text:p>
          <text:p text:style-name="P334"><text:span text:style-name="T9"><text:s text:c="3"/>Each time you exit Vim it will store this information in a file, the </text:span><text:span text:style-name="T11">viminfo</text:span><text:span text:style-name="T9"> file. <text:s/>When Vim starts again, the </text:span><text:span text:style-name="T9">viminfo</text:span><text:span text:style-name="T9"> file is read and the information restored.</text:span></text:p>
          <text:p text:style-name="P335"/>
          <text:p text:style-name="P334"><text:span text:style-name="T9"><text:s text:c="4"/>The</text:span><text:span text:style-name="T11"> </text:span><text:span text:style-name="T11">'viminfo'</text:span><text:span text:style-name="T9"> option is set by default to restore a limited number of items. You might want to set it to remember more information. <text:s/>This is done through the following command:</text:span></text:p>
          <text:p text:style-name="P339"><text:s text:c="8"/>:set viminfo=string</text:p>
          <text:p text:style-name="P334"><text:span text:style-name="T9">The string specifies what to save. <text:s/>The </text:span><text:span text:style-name="T11">syntax</text:span><text:span text:style-name="T9"> of this string is an option character followed by an argument. <text:s/>The </text:span><text:span text:style-name="T11">option/argument</text:span><text:span text:style-name="T9"> pairs are separated by commas.</text:span></text:p>
          <text:p text:style-name="P335"/>
          <text:p text:style-name="P335">:set viminfo='1000</text:p>
          <text:p text:style-name="P335">:set viminfo='1000,f1</text:p>
          <text:p text:style-name="P335">:set viminfo='1000,f1,&lt;500</text:p>
          <text:p text:style-name="P334"><text:span text:style-name="T9">Other </text:span><text:span text:style-name="T9">options</text:span><text:span text:style-name="T9"> you might want to use:</text:span></text:p>
          <text:list>
            <text:list-item>
              <text:list>
                <text:list-header>
                  <text:p text:style-name="P335"><text:s text:c="5"/>‘<text:tab/> <text:s text:c="4"/>specify how many files for which you save marks (a-z)</text:p>
                </text:list-header>
              </text:list>
            </text:list-item>
          </text:list>
          <text:p text:style-name="P334"><text:span text:style-name="T9"><text:s text:c="8"/>: <text:s text:c="6"/>number of lines to save from the command line </text:span><text:span text:style-name="T9">history</text:span></text:p>
          <text:p text:style-name="P334"><text:span text:style-name="T9"><text:s text:c="8"/>@ <text:s text:c="6"/>number of lines to save from the input line </text:span><text:span text:style-name="T9">history</text:span></text:p>
          <text:p text:style-name="P334"><text:span text:style-name="T9"><text:s text:c="8"/>/ <text:s text:c="6"/>number of lines to save from the search </text:span><text:span text:style-name="T9">history</text:span></text:p>
          <text:list text:continue-numbering="true">
            <text:list-header>
              <text:p text:style-name="P334"><text:span text:style-name="T9"><text:s text:c="8"/>&lt; <text:s text:c="5"/>controls how many lines are saved for each of the </text:span><text:span text:style-name="T9">registers</text:span><text:span text:style-name="T9">. <text:s/>By</text:span></text:p>
              <text:list>
                <text:list-header>
                  <text:p text:style-name="P335"><text:s text:c="17"/>default, all the lines are saved. <text:s/>If 0, nothing is saved. <text:s/></text:p>
                </text:list-header>
              </text:list>
            </text:list-header>
          </text:list>
          <text:p text:style-name="P334"><text:span text:style-name="T9"><text:s text:c="8"/></text:span><text:span text:style-name="T9">r</text:span><text:span text:style-name="T9"> <text:s text:c="6"/>removable media, for which no marks will be stored (can be</text:span></text:p>
          <text:p text:style-name="P335"><text:s text:c="16"/>used several times)</text:p>
          <text:p text:style-name="P326"><text:span text:style-name="T38"><text:s text:c="2"/><text:tab/><text:tab/> <text:s text:c="7"/>f <text:s text:c="6"/></text:span><text:span text:style-name="T9">controls whether global marks (A-Z and 0-9) are stored. <text:s/>If this</text:span></text:p>
          <text:p text:style-name="P345"><text:span text:style-name="T9"><text:s text:c="4"/>option is 0, none are stored. <text:s/>If it is 1 or you </text:span><text:span text:style-name="T9">do</text:span><text:span text:style-name="T9"> not specify an </text:span><text:span text:style-name="T9">f</text:span><text:span text:style-name="T9"> option,</text:span></text:p>
          <text:p text:style-name="P346"><text:s text:c="4"/>the marks are stored.</text:p>
          <text:p text:style-name="P334"><text:span text:style-name="T9"><text:s text:c="8"/>! <text:s text:c="6"/>global </text:span><text:span text:style-name="T9">variables</text:span><text:span text:style-name="T9"> that start with an </text:span><text:span text:style-name="T9">uppercase</text:span><text:span text:style-name="T9"> </text:span><text:span text:style-name="T9">letter</text:span><text:span text:style-name="T9"> and</text:span></text:p>
          <text:p text:style-name="P334"><text:soft-page-break/><text:span text:style-name="T9"><text:s text:c="16"/>don't contain </text:span><text:span text:style-name="T9">lowercase</text:span><text:span text:style-name="T9"> letters</text:span></text:p>
          <text:p text:style-name="P334"><text:span text:style-name="T9"><text:s text:c="8"/></text:span><text:span text:style-name="T9">h</text:span><text:span text:style-name="T9"> <text:s text:c="6"/>disable </text:span><text:span text:style-name="T9">'hlsearch'</text:span><text:span text:style-name="T9"> highlighting when starting</text:span></text:p>
          <text:p text:style-name="P334"><text:span text:style-name="T9"><text:s text:c="8"/></text:span><text:span text:style-name="T9">%</text:span><text:span text:style-name="T9"> <text:s text:c="6"/>the buffer list (only restored when starting Vim without file</text:span></text:p>
          <text:p text:style-name="P335"><text:s text:c="16"/>arguments)</text:p>
          <text:p text:style-name="P334"><text:span text:style-name="T9"><text:s text:c="8"/></text:span><text:span text:style-name="T9">c</text:span><text:span text:style-name="T9"> <text:s text:c="6"/>convert the text using </text:span><text:span text:style-name="T9">'encoding'</text:span></text:p>
          <text:p text:style-name="P334"><text:span text:style-name="T9"><text:s text:c="8"/></text:span><text:span text:style-name="T9">n</text:span><text:span text:style-name="T9"> <text:s text:c="6"/>name used for the </text:span><text:span text:style-name="T9">viminfo</text:span><text:span text:style-name="T9"> file (must be the last option)</text:span></text:p>
          <text:p text:style-name="P235"/>
        </text:list-item>
        <text:list-item>
          <text:p text:style-name="P235">GETTING BACK TO WHERE YOU STOPPED VIM</text:p>
          <text:p text:style-name="P341">'0</text:p>
          <text:p text:style-name="P334"><text:span text:style-name="T9"><text:s text:c="4"/>Vim creates a </text:span><text:span text:style-name="T9">mark</text:span><text:span text:style-name="T9"> each time you exit Vim. <text:s/></text:span><text:span text:style-name="T11">The last one is </text:span><text:span text:style-name="T11">'0</text:span><text:span text:style-name="T9">. <text:s/>The position that </text:span><text:span text:style-name="T9">'0</text:span><text:span text:style-name="T9"> pointed to is made '1. <text:s/>And '1 is made to '2, and so forth. </text:span><text:span text:style-name="T9">Mark</text:span><text:span text:style-name="T9"> '9 is lost.</text:span></text:p>
          <text:p text:style-name="P235"/>
        </text:list-item>
        <text:list-item>
          <text:p text:style-name="P235">GETTING BACK TO SOME FILE</text:p>
          <text:p text:style-name="P335">You can see a list of files by typing the command:</text:p>
          <text:p text:style-name="P339"><text:s text:c="8"/>:oldfiles</text:p>
          <text:p text:style-name="P335">Now you would like to edit the second file, which is in the list preceded by "2:". <text:s/>You type:</text:p>
          <text:p text:style-name="P339"><text:s text:c="8"/>:e<text:span text:style-name="T43"> #&lt;2</text:span></text:p>
          <text:p text:style-name="P334"><text:span text:style-name="T9">The </text:span><text:span text:style-name="T26">"#&lt;2"</text:span><text:span text:style-name="T9"> item works in the same place </text:span><text:span text:style-name="T9">as</text:span><text:span text:style-name="T9"> "</text:span><text:span text:style-name="T9">%</text:span><text:span text:style-name="T9">" (current file name) and "</text:span><text:span text:style-name="T9">#</text:span><text:span text:style-name="T9">" (alternate file name). <text:s/>So you can also split the </text:span><text:span text:style-name="T9">window</text:span><text:span text:style-name="T9"> to edit the third file:</text:span></text:p>
          <text:p text:style-name="P339"><text:s text:c="8"/>:split #&lt;3</text:p>
          <text:p text:style-name="P235"/>
        </text:list-item>
        <text:list-item>
          <text:p text:style-name="P235">MOVE INFO FROM ONE VIM TO ANOTHER</text:p>
          <text:p text:style-name="P334"><text:span text:style-name="T9">You can use the</text:span><text:span text:style-name="T26"> "</text:span><text:span text:style-name="T26">:wviminfo</text:span><text:span text:style-name="T26">"</text:span><text:span text:style-name="T9"> and</text:span><text:span text:style-name="T26"> "</text:span><text:span text:style-name="T26">:rviminfo</text:span><text:span text:style-name="T26">" </text:span><text:span text:style-name="T9">commands to save and restore the information while still running Vim. <text:s/>This is useful for exchanging </text:span><text:span text:style-name="T9">register</text:span><text:span text:style-name="T9"> contents between two instances of Vim, for example. <text:s/>In the first Vim </text:span><text:span text:style-name="T9">do</text:span><text:span text:style-name="T9">:</text:span></text:p>
          <text:p text:style-name="P335"><text:s text:c="4"/><text:span text:style-name="T32"><text:s text:c="4"/>:wviminfo! ~/tmp/viminfo</text:span></text:p>
          <text:p text:style-name="P335"/>
          <text:p text:style-name="P334"><text:span text:style-name="T9">And in the second Vim </text:span><text:span text:style-name="T9">do</text:span><text:span text:style-name="T9">:</text:span></text:p>
          <text:p text:style-name="P339"><text:s text:c="8"/>:rviminfo! ~/tmp/viminfo</text:p>
        </text:list-item>
      </text:list>
      <text:list xml:id="list1904735710" text:style-name="L73">
        <text:list-header>
          <text:p text:style-name="P218"/>
        </text:list-header>
        <text:list-item>
          <text:p text:style-name="P267"><text:span text:style-name="T9">The</text:span><text:span text:style-name="T26"> ! </text:span><text:span text:style-name="T9">character is used by </text:span><text:span text:style-name="T11">"</text:span><text:span text:style-name="T11">:wviminfo</text:span><text:span text:style-name="T11">"</text:span><text:span text:style-name="T9"> to forcefully overwrite an existing file. <text:s/>When it is omitted, and the file exists, the information is merged into the file.</text:span></text:p>
        </text:list-item>
        <text:list-item>
          <text:p text:style-name="P267"><text:span text:style-name="T9">The </text:span><text:span text:style-name="T26">! </text:span><text:span text:style-name="T9">character used for </text:span><text:span text:style-name="T11">"</text:span><text:span text:style-name="T11">:rviminfo</text:span><text:span text:style-name="T11">"</text:span><text:span text:style-name="T9"> means that all the information is used, this may overwrite existing information. <text:s/>Without the ! only information that wasn't set is used.</text:span></text:p>
        </text:list-item>
        <text:list-item>
          <text:p text:style-name="P267"><text:span text:style-name="T9">These commands can also be used to store info and use it again later. <text:s/>You could make a directory full of </text:span><text:span text:style-name="T9">viminfo</text:span><text:span text:style-name="T9"> files, each containing info for a different purpose.</text:span></text:p>
        </text:list-item>
      </text:list>
      <text:list xml:id="list1903900205" text:continue-list="list440807591" text:style-name="L1">
        <text:list-header>
          <text:p text:style-name="P235"><text:soft-page-break/></text:p>
        </text:list-header>
        <text:list-item>
          <text:p text:style-name="P235">Sessions</text:p>
          <text:p text:style-name="P334"><text:span text:style-name="T9"><text:s text:c="3"/>Suppose you are editing along, and it is the end of the day. <text:s/>You want to quit work and pick <text:s/>up where you left off the next day. <text:s/>You can </text:span><text:span text:style-name="T9">do</text:span><text:span text:style-name="T9"> this by saving your editing session and restoring it the next day.</text:span></text:p>
          <text:p text:style-name="P334"><text:span text:style-name="T9"><text:s text:c="3"/>A Vim session contains all the information about what you are editing. This includes things such </text:span><text:span text:style-name="T9">as</text:span><text:span text:style-name="T9"> the file list, </text:span><text:span text:style-name="T9">window</text:span><text:span text:style-name="T9"> layout, global </text:span><text:span text:style-name="T9">variables</text:span><text:span text:style-name="T9">, </text:span><text:span text:style-name="T9">options</text:span><text:span text:style-name="T9"> and other information. <text:s/>(Exactly what is remembered is controlled by the </text:span><text:span text:style-name="T9">'sessionoptions'</text:span><text:span text:style-name="T9"> option, described below.)</text:span></text:p>
          <text:p text:style-name="P335"><text:s text:c="3"/>The following command creates a session file:</text:p>
          <text:p text:style-name="P339"><text:s text:c="8"/>:mksession vimbook.vim</text:p>
          <text:p text:style-name="P335"/>
          <text:p text:style-name="P335">Later if you want to restore this session, you can use this command:</text:p>
          <text:p text:style-name="P335"><text:s text:c="2"/><text:span text:style-name="T32"><text:s text:c="6"/>:source vimbook.vim</text:span></text:p>
          <text:p text:style-name="P339"/>
        </text:list-item>
      </text:list>
      <text:list xml:id="list928587088" text:style-name="L74">
        <text:list-item>
          <text:p text:style-name="P219">If you want to start Vim and restore a specific session, you can use the following command:</text:p>
        </text:list-item>
      </text:list>
      <text:list xml:id="list280852210" text:continue-list="list1903900205" text:style-name="L1">
        <text:list-header>
          <text:p text:style-name="P335"><text:s text:c="4"/><text:span text:style-name="T32"><text:s text:c="4"/>vim -S vimbook.vim</text:span></text:p>
          <text:p text:style-name="P334"><text:span text:style-name="T9">This tells Vim to read a specific file on </text:span><text:span text:style-name="T9">startup</text:span><text:span text:style-name="T9">. <text:s/>The '</text:span><text:span text:style-name="T9">S</text:span><text:span text:style-name="T9">' stands forsession (actually, you can source any Vim </text:span><text:span text:style-name="T9">script</text:span><text:span text:style-name="T9"> with </text:span><text:span text:style-name="T9">-S</text:span><text:span text:style-name="T9">, thus it might </text:span><text:span text:style-name="T9">as</text:span><text:span text:style-name="T9"> well stand for "source").</text:span></text:p>
          <text:p text:style-name="P349"/>
        </text:list-header>
      </text:list>
      <text:list xml:id="list581095312" text:style-name="L75">
        <text:list-item>
          <text:p text:style-name="P268"><text:span text:style-name="T9">What exactly is restored depends on the </text:span><text:span text:style-name="T9">'sessionoptions'</text:span><text:span text:style-name="T9"> option. <text:s/>The default value is </text:span><text:span text:style-name="T11">"blank,buffers,curdir,folds,help,options,winsize"</text:span><text:span text:style-name="T9">.</text:span></text:p>
        </text:list-item>
      </text:list>
      <text:list xml:id="list445609582" text:continue-list="list280852210" text:style-name="L1">
        <text:list-header>
          <text:p text:style-name="P334"><text:span text:style-name="T9"><text:s text:c="8"/>blank <text:s text:c="10"/>keep empty </text:span><text:span text:style-name="T9">windows</text:span></text:p>
          <text:p text:style-name="P334"><text:span text:style-name="T9"><text:s text:c="8"/></text:span><text:span text:style-name="T9">buffers</text:span><text:span text:style-name="T9"> <text:s text:c="8"/>all </text:span><text:span text:style-name="T9">buffers</text:span><text:span text:style-name="T9">, not only the ones in a </text:span><text:span text:style-name="T9">window</text:span></text:p>
          <text:p text:style-name="P335"><text:s text:c="8"/>curdir <text:s text:c="9"/>the current directory</text:p>
          <text:p text:style-name="P334"><text:span text:style-name="T9"><text:s text:c="8"/></text:span><text:span text:style-name="T9">folds</text:span><text:span text:style-name="T9"> <text:s text:c="10"/></text:span><text:span text:style-name="T9">folds</text:span><text:span text:style-name="T9">, also manually created ones</text:span></text:p>
          <text:p text:style-name="P334"><text:span text:style-name="T9"><text:s text:c="8"/>help <text:s text:c="11"/>the help </text:span><text:span text:style-name="T9">window</text:span></text:p>
          <text:p text:style-name="P334"><text:span text:style-name="T9"><text:s text:c="8"/></text:span><text:span text:style-name="T9">options</text:span><text:span text:style-name="T9"> <text:s text:c="8"/>all </text:span><text:span text:style-name="T9">options</text:span><text:span text:style-name="T9"> and mappings</text:span></text:p>
          <text:p text:style-name="P334"><text:span text:style-name="T9"><text:s text:c="8"/>winsize <text:s text:c="8"/></text:span><text:span text:style-name="T9">window</text:span><text:span text:style-name="T9"> sizes</text:span></text:p>
          <text:p text:style-name="P349"/>
          <text:p text:style-name="P334"><text:span text:style-name="T9">Change this to your liking. <text:s/>To also restore the size of the Vim </text:span><text:span text:style-name="T9">window</text:span><text:span text:style-name="T9">, for example, use:</text:span></text:p>
          <text:p text:style-name="P339"><text:s text:c="8"/>:set sessionoptions+=resize</text:p>
          <text:p text:style-name="P235"/>
        </text:list-header>
        <text:list-item>
          <text:p text:style-name="P235">SESSION HERE, SESSION THERE</text:p>
          <text:p text:style-name="P335">The obvious way to use sessions is when working on different projects. Suppose you store you session files in the directory "~/.vim". <text:s/>You are currently working on the "secret" project and have to switch to the "boring" project:</text:p>
          <text:p text:style-name="P335"><text:soft-page-break/></text:p>
          <text:p text:style-name="P335"><text:s text:c="6"/><text:span text:style-name="T32"><text:s text:c="2"/>:wall</text:span></text:p>
          <text:p text:style-name="P339"><text:s text:c="8"/>:mksession! ~/.vim/secret.vim</text:p>
          <text:p text:style-name="P339"><text:s text:c="8"/>:source ~/.vim/boring.vim</text:p>
          <text:p text:style-name="P235"/>
        </text:list-item>
        <text:list-item>
          <text:p text:style-name="P235">SESSIONS AND VIMINFO</text:p>
          <text:p text:style-name="P334"><text:span text:style-name="T9">Some people have to </text:span><text:span text:style-name="T9">do</text:span><text:span text:style-name="T9"> work on </text:span><text:span text:style-name="T9">MS-Windows</text:span><text:span text:style-name="T9"> systems one day and on </text:span><text:span text:style-name="T9">Unix</text:span><text:span text:style-name="T9"> another day. <text:s/>If you are one of them, consider adding "slash" and "</text:span><text:span text:style-name="T9">unix</text:span><text:span text:style-name="T9">" to </text:span><text:span text:style-name="T9">'sessionoptions'</text:span><text:span text:style-name="T9">. <text:s/>The session files will then be written in a format that can be used on both systems. <text:s/>This is the command to put in your </text:span><text:span text:style-name="T9">vimrc</text:span><text:span text:style-name="T9"> file:</text:span></text:p>
          <text:p text:style-name="P335"><text:s text:c="5"/><text:span text:style-name="T32"><text:s text:c="3"/>:set sessionoptions+=unix,slash</text:span></text:p>
          <text:p text:style-name="P335"/>
          <text:p text:style-name="P334"><text:span text:style-name="T9">Vim will use the </text:span><text:span text:style-name="T9">Unix</text:span><text:span text:style-name="T9"> format then, because the </text:span><text:span text:style-name="T9">MS-Windows</text:span><text:span text:style-name="T9"> Vim can read and write </text:span><text:span text:style-name="T9">Unix</text:span><text:span text:style-name="T9"> files, but </text:span><text:span text:style-name="T9">Unix</text:span><text:span text:style-name="T9"> Vim can't read </text:span><text:span text:style-name="T9">MS-Windows</text:span><text:span text:style-name="T9"> format session files. Similarly, </text:span><text:span text:style-name="T9">MS-Windows</text:span><text:span text:style-name="T9"> Vim understands file names with / to separate names, but </text:span><text:span text:style-name="T9">Unix</text:span><text:span text:style-name="T9"> Vim doesn't understand \.</text:span></text:p>
          <text:p text:style-name="P235"/>
        </text:list-item>
        <text:list-item>
          <text:p text:style-name="P235">SESSIONS AND VIMINFO</text:p>
          <text:p text:style-name="P334"><text:span text:style-name="T9"><text:s text:c="4"/>Sessions store many things, but not the position of marks, contents of </text:span><text:span text:style-name="T9">registers</text:span><text:span text:style-name="T9"> and the command line </text:span><text:span text:style-name="T9">history</text:span><text:span text:style-name="T9">. <text:s/>You need to use the </text:span><text:span text:style-name="T9">viminfo</text:span><text:span text:style-name="T9"> feature for these things.</text:span></text:p>
          <text:p text:style-name="P334"><text:span text:style-name="T9"><text:s text:c="3"/>In most situations you will want to use sessions separately from </text:span><text:span text:style-name="T9">viminfo</text:span><text:span text:style-name="T9">. This can be used to switch to another session, but keep the command line </text:span><text:span text:style-name="T9">history</text:span><text:span text:style-name="T9">. <text:s/>And </text:span><text:span text:style-name="T9">yank</text:span><text:span text:style-name="T9"> text into </text:span><text:span text:style-name="T9">registers</text:span><text:span text:style-name="T9"> in one session, and paste it back in another session.</text:span></text:p>
          <text:p text:style-name="P334"><text:span text:style-name="T9"><text:s text:c="3"/>You might prefer to keep the info with the session. <text:s/>You will have to </text:span><text:span text:style-name="T9">do</text:span><text:span text:style-name="T9"> this yourself then. <text:s/>Example: </text:span></text:p>
          <text:p text:style-name="P339"><text:s text:c="8"/>:mksession! ~/.vim/secret.vim</text:p>
          <text:p text:style-name="P339"><text:s text:c="8"/>:wviminfo! ~/.vim/secret.viminfo</text:p>
          <text:p text:style-name="P335"/>
          <text:p text:style-name="P335">And to restore this again:</text:p>
          <text:p text:style-name="P339"><text:s text:c="8"/>:source ~/.vim/secret.vim</text:p>
          <text:p text:style-name="P339"><text:s text:c="8"/>:rviminfo! ~/.vim/secret.viminfo</text:p>
          <text:p text:style-name="P235"/>
        </text:list-item>
        <text:list-item>
          <text:p text:style-name="P235">Views</text:p>
          <text:p text:style-name="P334"><text:span text:style-name="T9"><text:s text:c="4"/>A session stores the looks of the whole of Vim. <text:s/>When you want to store the properties for</text:span><text:span text:style-name="T11"> one </text:span><text:span text:style-name="T11">window</text:span><text:span text:style-name="T11"> only</text:span><text:span text:style-name="T9">, use a </text:span><text:span text:style-name="T26">view</text:span><text:span text:style-name="T9">. The use of a </text:span><text:span text:style-name="T9">view</text:span><text:span text:style-name="T9"> is for when you want to edit a file in a specific way.</text:span></text:p>
          <text:p text:style-name="P334"><text:s text:c="3"/><text:span text:style-name="T11"><text:s text:c="5"/>:mkview</text:span></text:p>
          <text:p text:style-name="P334"><text:soft-page-break/><text:span text:style-name="T9">When you later edit the same file you get the </text:span><text:span text:style-name="T9">view</text:span><text:span text:style-name="T9"> back with this command:</text:span></text:p>
          <text:p text:style-name="P335"><text:s text:c="3"/><text:span text:style-name="T32"><text:s text:c="5"/>:loadview</text:span></text:p>
          <text:p text:style-name="P339"/>
          <text:list>
            <text:list-header>
              <text:p text:style-name="P339"><text:s text:c="8"/>:mkview 1</text:p>
            </text:list-header>
          </text:list>
          <text:p text:style-name="P335">Obviously, you can get this back with:</text:p>
          <text:p text:style-name="P339"><text:s text:c="8"/>:loadview 1</text:p>
          <text:p text:style-name="P335"/>
          <text:p text:style-name="P334"><text:span text:style-name="T9"><text:s text:c="4"/>Now you can switch between the two views on the file by using "</text:span><text:span text:style-name="T9">:loadview</text:span><text:span text:style-name="T9">" with and without the "1" argument.</text:span></text:p>
          <text:p text:style-name="P335"><text:s text:c="3"/>You can store up to <text:span text:style-name="T32">ten views for the same file</text:span> this way, one unnumbered and nine numbered <text:span text:style-name="T44">1 to 9</text:span>.</text:p>
          <text:p text:style-name="P235"/>
        </text:list-item>
        <text:list-item>
          <text:p text:style-name="P235">A VIEW WITH A NAME</text:p>
          <text:p text:style-name="P334"><text:span text:style-name="T9"><text:s text:c="4"/>The second basic way to use views is by storing the </text:span><text:span text:style-name="T9">view</text:span><text:span text:style-name="T9"> in a file with a name you chose. <text:s text:c="2"/>This </text:span><text:span text:style-name="T9">view</text:span><text:span text:style-name="T9"> can be loaded while editing another file. <text:s/>Vim will then switch to editing </text:span><text:span text:style-name="T11">the file specified in the </text:span><text:span text:style-name="T11">view</text:span><text:span text:style-name="T11">.</text:span><text:span text:style-name="T9"> <text:s/>Thus you can use this to quickly</text:span><text:span text:style-name="T11"> switch to editing another file</text:span><text:span text:style-name="T9">, with all its </text:span><text:span text:style-name="T9">options</text:span><text:span text:style-name="T9"> set </text:span><text:span text:style-name="T9">as</text:span><text:span text:style-name="T9"> you saved them.</text:span></text:p>
          <text:p text:style-name="P334"><text:span text:style-name="T9"><text:s text:c="3"/>For example, to save the </text:span><text:span text:style-name="T9">view</text:span><text:span text:style-name="T9"> of the current file:</text:span></text:p>
          <text:p text:style-name="P339"><text:s text:c="8"/>:mkview ~/.vim/main.vim</text:p>
          <text:p text:style-name="P335"/>
          <text:p text:style-name="P335">You can restore it with:</text:p>
          <text:p text:style-name="P339"><text:s text:c="8"/>:source ~/.vim/main.vim</text:p>
          <text:p text:style-name="P235"/>
        </text:list-item>
        <text:list-item>
          <text:p text:style-name="P235">Modelines</text:p>
          <text:p text:style-name="P334"><text:span text:style-name="T9"><text:s text:c="4"/>When editing a specific file, you might set </text:span><text:span text:style-name="T9">options</text:span><text:span text:style-name="T9"> specifically for that file. <text:s/>Typing these commands each time is boring. <text:s/>Using a session or </text:span><text:span text:style-name="T9">view</text:span><text:span text:style-name="T9"> for editing a file doesn't work when sharing the file between several people.</text:span></text:p>
          <text:p text:style-name="P334"><text:span text:style-name="T9"><text:s text:c="3"/>The solution for this situation is adding a </text:span><text:span text:style-name="T9">modeline</text:span><text:span text:style-name="T9"> to the file. <text:s/>This is a line of text that tells Vim the values of </text:span><text:span text:style-name="T9">options</text:span><text:span text:style-name="T9">, to be used in this file only.</text:span></text:p>
          <text:p text:style-name="P334"><text:span text:style-name="T9"><text:s text:c="3"/>A typical example is a C program where you make indents by a multiple of 4 spaces. <text:s/>This requires setting the </text:span><text:span text:style-name="T9">'shiftwidth'</text:span><text:span text:style-name="T9"> option to 4. <text:s/>This </text:span><text:span text:style-name="T9">modeline</text:span><text:span text:style-name="T9"> will </text:span><text:span text:style-name="T9">do</text:span><text:span text:style-name="T9"> that:</text:span></text:p>
          <text:p text:style-name="P335"><text:s text:c="3"/><text:span text:style-name="T32"><text:s text:c="5"/>/* vim:set shiftwidth=4: */ </text:span></text:p>
          <text:p text:style-name="P334"><text:span text:style-name="T9"><text:s text:c="3"/>The </text:span><text:span text:style-name="T9">'modelines'</text:span><text:span text:style-name="T9"> option specifies how many lines at the start and end of the file are inspected for containing a </text:span><text:span text:style-name="T9">modeline</text:span><text:span text:style-name="T9">. <text:s/>To inspect ten lines:</text:span></text:p>
          <text:p text:style-name="P339">:set modelines=10</text:p>
          <text:p text:style-name="P335"/>
          <text:p text:style-name="P334"><text:soft-page-break/><text:span text:style-name="T9"><text:s text:c="4"/>The </text:span><text:span text:style-name="T9">'modeline'</text:span><text:span text:style-name="T9"> option can be used to switch this off. <text:s/>Do this when you are</text:span></text:p>
          <text:p text:style-name="P334"><text:span text:style-name="T9">working </text:span><text:span text:style-name="T9">as</text:span><text:span text:style-name="T9"> root on </text:span><text:span text:style-name="T9">Unix</text:span><text:span text:style-name="T9"> or Administrator on </text:span><text:span text:style-name="T9">MS-Windows</text:span><text:span text:style-name="T9">, or when you don't</text:span></text:p>
          <text:p text:style-name="P335">trust the files you are editing:</text:p>
          <text:p text:style-name="P335"><text:s text:c="2"/><text:span text:style-name="T32"><text:s text:c="6"/>:set nomodeline</text:span></text:p>
          <text:p text:style-name="P335"/>
          <text:p text:style-name="P334"><text:span text:style-name="T9">Use this format for the </text:span><text:span text:style-name="T9">modeline</text:span><text:span text:style-name="T9">:</text:span></text:p>
          <text:p text:style-name="P335"><text:s text:c="3"/><text:span text:style-name="T32"><text:s text:c="5"/>any-text vim:set {option}={value} ... : any-text </text:span></text:p>
          <text:p text:style-name="P335">Another example:</text:p>
          <text:p text:style-name="P335"><text:s text:c="3"/><text:span text:style-name="T32"><text:s text:c="5"/>// vim:set textwidth=72 dir=c\:\tmp: <text:s/>use c:\tmp here </text:span></text:p>
          <text:p text:style-name="P334"><text:span text:style-name="T9">There is an extra </text:span><text:span text:style-name="T9">backslash</text:span><text:span text:style-name="T9"> before the first colon, so that it's included in the "</text:span><text:span text:style-name="T9">:set</text:span><text:span text:style-name="T9">" command. <text:s/>The text after the second colon is ignored, thus a remark can be placed there.</text:span></text:p>
        </text:list-item>
      </text:list>
      <text:p text:style-name="P26"/>
      <text:p text:style-name="P26"/>
      <text:p text:style-name="P26"/>
      <text:p text:style-name="P23"><text:s/>Finding the file to edit</text:p>
      <text:list xml:id="list2153283625" text:continue-numbering="true" text:style-name="L1">
        <text:list-header>
          <text:p text:style-name="P328"><text:span text:style-name="T9"><text:s text:c="4"/>Files can be found everywhere. <text:s/>So how </text:span><text:span text:style-name="T9">do</text:span><text:span text:style-name="T9"> you find them? <text:s/>Vim offers various ways to browse the directory tree. <text:s/>There are commands to jump to a file that is mentioned in another. <text:s/>And Vim remembers which files have been edited before.</text:span></text:p>
          <text:p text:style-name="P330"/>
        </text:list-header>
        <text:list-item>
          <text:p text:style-name="P235">The file browser</text:p>
          <text:p text:style-name="P334"><text:span text:style-name="T9">Vim has a </text:span><text:span text:style-name="T11">plugin</text:span><text:span text:style-name="T9"> that makes it possible to edit a directory. <text:s/>Try this:</text:span></text:p>
          <text:p text:style-name="P341"><text:s text:c="8"/>:edit .</text:p>
          <text:list>
            <text:list-header>
              <text:p text:style-name="P334"><text:span text:style-name="T26"><text:s text:c="8"/></text:span><text:span text:style-name="T26">:Explore</text:span></text:p>
            </text:list-header>
          </text:list>
          <text:p text:style-name="P235"/>
        </text:list-item>
        <text:list-item>
          <text:p text:style-name="P235">The current directory</text:p>
          <text:p text:style-name="P347">:cd</text:p>
          <text:p text:style-name="P347">:lcd</text:p>
          <text:p text:style-name="P347">:pwd</text:p>
          <text:p text:style-name="P334"><text:span text:style-name="T9"><text:s text:c="4"/>So long </text:span><text:span text:style-name="T9">as</text:span><text:span text:style-name="T9"> no "</text:span><text:span text:style-name="T9">:lcd</text:span><text:span text:style-name="T9">" command has been used, all </text:span><text:span text:style-name="T9">windows</text:span><text:span text:style-name="T9"> share the same current directory. <text:s/>Doing a "</text:span><text:span text:style-name="T9">:cd</text:span><text:span text:style-name="T9">" command in one </text:span><text:span text:style-name="T9">window</text:span><text:span text:style-name="T9"> will also change the current directory of the other </text:span><text:span text:style-name="T9">window</text:span><text:span text:style-name="T9">.</text:span></text:p>
          <text:p text:style-name="P334"><text:span text:style-name="T9"><text:s text:c="3"/>For a </text:span><text:span text:style-name="T9">window</text:span><text:span text:style-name="T9"> where "</text:span><text:span text:style-name="T9">:lcd</text:span><text:span text:style-name="T9">" has been used a different current directory is remembered. <text:s/>Using "</text:span><text:span text:style-name="T9">:cd</text:span><text:span text:style-name="T9">" or "</text:span><text:span text:style-name="T9">:lcd</text:span><text:span text:style-name="T9">" in other </text:span><text:span text:style-name="T9">windows</text:span><text:span text:style-name="T9"> will not change it.</text:span></text:p>
          <text:p text:style-name="P334"><text:span text:style-name="T9"><text:s text:c="3"/>When using a "</text:span><text:span text:style-name="T9">:cd</text:span><text:span text:style-name="T9">" command in a </text:span><text:span text:style-name="T9">window</text:span><text:span text:style-name="T9"> that uses a different current directory, it will go </text:span><text:soft-page-break/><text:span text:style-name="T9">back to using the shared directory.</text:span></text:p>
          <text:p text:style-name="P235"/>
        </text:list-item>
        <text:list-item>
          <text:p text:style-name="P235">Finding a file</text:p>
        </text:list-item>
      </text:list>
      <text:list xml:id="list640171300" text:style-name="L76">
        <text:list-item>
          <text:p text:style-name="P220">You are editing a C program that contains this line:</text:p>
        </text:list-item>
      </text:list>
      <text:list xml:id="list1552900332" text:continue-list="list2153283625" text:style-name="L1">
        <text:list-header>
          <text:p text:style-name="P339"><text:s text:c="8"/>#include "inits.h" </text:p>
          <text:p text:style-name="P335">You want to see what is in that "inits.h" file. <text:s/>Move the cursor on the name of the file and type:</text:p>
          <text:list>
            <text:list-item>
              <text:list>
                <text:list-header>
                  <text:p text:style-name="P248">gf</text:p>
                </text:list-header>
              </text:list>
            </text:list-item>
          </text:list>
          <text:p text:style-name="P334"><text:span text:style-name="T9">What if the file is not in the current directory? <text:s/>Vim will use the </text:span><text:span text:style-name="T26">'path'</text:span><text:span text:style-name="T26"> </text:span><text:span text:style-name="T9">option to find the file. </text:span></text:p>
          <text:p text:style-name="P339">:set path+=<text:a xlink:type="simple" xlink:href="../../../../c:/prog/include">c:/prog/include</text:a></text:p>
          <text:p text:style-name="P339"/>
        </text:list-header>
      </text:list>
      <text:list xml:id="list519303658" text:style-name="L77">
        <text:list-item>
          <text:p text:style-name="P221">When you know the file name, but it's not to be found in the file, you can type it:</text:p>
        </text:list-item>
      </text:list>
      <text:list xml:id="list356819762" text:continue-list="list1552900332" text:style-name="L1">
        <text:list-header>
          <text:p text:style-name="P339"><text:s text:c="8"/>:<text:span text:style-name="T43">find</text:span> inits.h</text:p>
          <text:p text:style-name="P334"><text:span text:style-name="T9">Vim will then use the</text:span><text:span text:style-name="T11"> </text:span><text:span text:style-name="T11">'path'</text:span><text:span text:style-name="T9"> option to try and locate the file. <text:s/>This is the</text:span><text:span text:style-name="T11"> same </text:span><text:span text:style-name="T11">as</text:span><text:span text:style-name="T9"> the </text:span><text:span text:style-name="T11">"</text:span><text:span text:style-name="T11">:edit</text:span><text:span text:style-name="T11">"</text:span><text:span text:style-name="T9"> command, except for the use of </text:span><text:span text:style-name="T11">'path'</text:span><text:span text:style-name="T9">.</text:span></text:p>
        </text:list-header>
      </text:list>
      <text:list xml:id="list1993344493" text:style-name="L78">
        <text:list-header>
          <text:p text:style-name="P222"/>
        </text:list-header>
        <text:list-item>
          <text:p text:style-name="P269"><text:span text:style-name="T9">To open the found file in a new </text:span><text:span text:style-name="T9">window</text:span><text:span text:style-name="T9"> use </text:span><text:span text:style-name="T26">CTRL-W</text:span><text:span text:style-name="T26"> </text:span><text:span text:style-name="T26">f</text:span><text:span text:style-name="T9"> instead of "</text:span><text:span text:style-name="T9">gf</text:span><text:span text:style-name="T9">", or use "</text:span><text:span text:style-name="T26">:sfind</text:span><text:span text:style-name="T9">" instead of "</text:span><text:span text:style-name="T9">:find</text:span><text:span text:style-name="T9">".</text:span></text:p>
          <text:p text:style-name="P222"/>
        </text:list-item>
        <text:list-item>
          <text:p text:style-name="P269"><text:span text:style-name="T9">A </text:span><text:span text:style-name="T9">nice</text:span><text:span text:style-name="T9"> way to directly start Vim to edit a file somewhere in the </text:span><text:span text:style-name="T9">'path'</text:span><text:span text:style-name="T9">:</text:span></text:p>
          <text:list>
            <text:list-header>
              <text:p text:style-name="P269"><text:span text:style-name="T9"><text:s text:c="3"/></text:span><text:span text:style-name="T11">vim "+find stdio.h"</text:span></text:p>
            </text:list-header>
          </text:list>
        </text:list-item>
      </text:list>
      <text:list xml:id="list1087283521" text:continue-list="list356819762" text:style-name="L1">
        <text:list-header>
          <text:p text:style-name="P235"/>
        </text:list-header>
        <text:list-item>
          <text:p text:style-name="P235">The buffer list</text:p>
          <text:p text:style-name="P334"><text:span text:style-name="T9"><text:s text:c="4"/>The Vim editor uses the </text:span><text:span text:style-name="T11">term buffer</text:span><text:span text:style-name="T9"> to describe a file being edited. Actually, a </text:span><text:span text:style-name="T11">buffer </text:span><text:span text:style-name="T9">is a copy of the file that you edit. <text:s/>When you finish </text:span><text:span text:style-name="T9">changing</text:span><text:span text:style-name="T9"> the buffer, you write the contents of the buffer to the file. Buffers not only contain file contents, but also all the </text:span><text:span text:style-name="T11">marks</text:span><text:span text:style-name="T9">, </text:span><text:span text:style-name="T11">settings</text:span><text:span text:style-name="T9">, and other stuff that goes with it.</text:span></text:p>
          <text:p text:style-name="P235"/>
        </text:list-item>
        <text:list-item>
          <text:p text:style-name="P235">HIDDEN BUFFERS</text:p>
          <text:p text:style-name="P334"><text:span text:style-name="T9"><text:s text:c="3"/>Suppose you are editing the file one.txt and need to edit the file two.txt. You could simply use "</text:span><text:span text:style-name="T9">:edit</text:span><text:span text:style-name="T9"> two.txt", but since you made changes to one.txt that won't work. <text:s/>You also don't want to write one.txt yet. <text:s/>Vim has a solution for you:</text:span></text:p>
          <text:p text:style-name="P339"><text:s text:c="8"/>:<text:span text:style-name="T43">hide</text:span> edit two.txt</text:p>
          <text:p text:style-name="P335"><text:s text:c="4"/>The buffer "one.txt" disappears from the screen, but Vim still knows that you are editing this buffer, so it keeps the modified text. <text:s/>This is called a hidden buffer: The buffer contains text, but you can't see it.</text:p>
          <text:p text:style-name="P334"><text:soft-page-break/><text:s text:c="2"/><text:span text:style-name="T9">Be careful! <text:s/>When you have hidden </text:span><text:span text:style-name="T9">buffers</text:span><text:span text:style-name="T9"> with changes, don't exit Vim without making sure you have saved all the </text:span><text:span text:style-name="T9">buffers</text:span><text:span text:style-name="T9">.</text:span></text:p>
          <text:p text:style-name="P235"/>
        </text:list-item>
        <text:list-item>
          <text:p text:style-name="P235">INACTIVE BUFFERS</text:p>
          <text:p text:style-name="P235"/>
        </text:list-item>
        <text:list-item>
          <text:p text:style-name="P235">LISTING BUFFERS</text:p>
          <text:p text:style-name="P334"><text:span text:style-name="T9">View</text:span><text:span text:style-name="T9"> the buffer list with this command:</text:span></text:p>
          <text:p text:style-name="P335"><text:s text:c="3"/><text:span text:style-name="T44"><text:s text:c="5"/>:buffers</text:span></text:p>
          <text:p text:style-name="P334"><text:span text:style-name="T9">A command which does the same, is not so obvious to list </text:span><text:span text:style-name="T9">buffers</text:span><text:span text:style-name="T9">, but is much shorter to type:</text:span></text:p>
          <text:p text:style-name="P341"><text:s text:c="8"/>:ls</text:p>
          <text:p text:style-name="P341"/>
          <text:p text:style-name="P335">The output could look like this:</text:p>
          <text:p text:style-name="P335"/>
          <text:p text:style-name="P339"><text:s text:c="2"/>1 #h <text:s/>"help.txt" <text:s text:c="21"/>line 62 </text:p>
          <text:p text:style-name="P339"><text:s text:c="2"/>2 %a+ "usr_21.txt" <text:s text:c="19"/>line 1 </text:p>
          <text:p text:style-name="P339"><text:s text:c="2"/>3 <text:s text:c="4"/>"usr_toc.txt" <text:s text:c="18"/>line 1 </text:p>
          <text:p text:style-name="P335"/>
          <text:p text:style-name="P335"><text:s text:c="4"/>The first column contains the buffer number. <text:s/>You can use this to edit the buffer without having to type the name, see below.</text:p>
          <text:p text:style-name="P335"><text:s text:c="3"/>After the buffer number come the flags. <text:s/>Then the name of the file and the line number where the cursor was the last time.</text:p>
          <text:p text:style-name="P335"><text:s text:c="3"/>The flags that can appear are these (from left to right):</text:p>
          <text:p text:style-name="P334"><text:span text:style-name="T26">u</text:span><text:span text:style-name="T9"> <text:s text:c="6"/>Buffer is unlisted |</text:span><text:span text:style-name="T9">unlisted-buffer</text:span><text:span text:style-name="T9">|.</text:span></text:p>
          <text:p text:style-name="P328"><text:span text:style-name="T9"><text:s text:c="9"/></text:span><text:span text:style-name="T26"><text:s text:c="2"/></text:span><text:span text:style-name="T26">%</text:span><text:span text:style-name="T26"> <text:s/></text:span><text:span text:style-name="T9"><text:s text:c="4"/>Current buffer.</text:span></text:p>
          <text:p text:style-name="P330"><text:s text:c="5"/><text:span text:style-name="T44"><text:s text:c="6"/># <text:s/></text:span><text:s text:c="4"/>Alternate buffer.</text:p>
          <text:p text:style-name="P330"><text:s text:c="3"/><text:span text:style-name="T44"><text:s text:c="8"/>a <text:s text:c="2"/></text:span><text:s text:c="2"/>Buffer is loaded and displayed.</text:p>
          <text:p text:style-name="P328"><text:span text:style-name="T9"><text:s text:c="3"/></text:span><text:span text:style-name="T26"><text:s text:c="8"/></text:span><text:span text:style-name="T26">h</text:span><text:span text:style-name="T26"> <text:s/></text:span><text:span text:style-name="T9"><text:s text:c="3"/>Buffer is loaded but hidden.</text:span></text:p>
          <text:p text:style-name="P330"><text:s text:c="5"/><text:span text:style-name="T44"><text:s text:c="6"/>=</text:span> <text:s text:c="3"/>Buffer is read-only.</text:p>
          <text:p text:style-name="P328"><text:span text:style-name="T9"><text:s text:c="4"/></text:span><text:span text:style-name="T26"><text:s text:c="7"/>- <text:s/></text:span><text:span text:style-name="T9"><text:s text:c="2"/>Buffer is not modifiable, the </text:span><text:span text:style-name="T9">'modifiable'</text:span><text:span text:style-name="T9"> option is off.</text:span></text:p>
          <text:p text:style-name="P330"><text:s text:c="5"/><text:span text:style-name="T44"><text:s text:c="6"/>+ <text:s/></text:span><text:s/>Buffer has been modified.</text:p>
          <text:p text:style-name="P235"/>
        </text:list-item>
        <text:list-item>
          <text:p text:style-name="P235">EDITING A BUFFER</text:p>
        </text:list-item>
      </text:list>
      <text:list xml:id="list1062194085" text:style-name="L79">
        <text:list-item>
          <text:p text:style-name="P223">You can edit a buffer by its number. <text:s/>That avoids having to type the file name:</text:p>
        </text:list-item>
      </text:list>
      <text:list xml:id="list2035900538" text:continue-list="list1087283521" text:style-name="L1">
        <text:list-header>
          <text:p text:style-name="P341"><text:s text:c="8"/>:buffer 2</text:p>
        </text:list-header>
      </text:list>
      <text:list xml:id="list2139861391" text:style-name="L80">
        <text:list-item>
          <text:p text:style-name="P270"><text:span text:style-name="T9">But the only way to know the number is by looking in the buffer list. <text:s/>You can use the name, </text:span><text:soft-page-break/><text:span text:style-name="T9">or part of it, instead:</text:span></text:p>
        </text:list-item>
      </text:list>
      <text:list xml:id="list1650857460" text:continue-list="list2035900538" text:style-name="L1">
        <text:list-header>
          <text:p text:style-name="P335"><text:s text:c="8"/><text:span text:style-name="T44">:buffer help</text:span></text:p>
          <text:p text:style-name="P334"><text:span text:style-name="T9">Vim will find the best match for the name you type. <text:s/>If there is only one buffer that matches the name, it will be used. <text:s/>In this </text:span><text:span text:style-name="T9">case</text:span><text:span text:style-name="T9"> "</text:span><text:span text:style-name="T9">help.txt</text:span><text:span text:style-name="T9">".</text:span></text:p>
          <text:p text:style-name="P335"/>
        </text:list-header>
      </text:list>
      <text:list xml:id="list1583717153" text:style-name="L81">
        <text:list-item>
          <text:p text:style-name="P271"><text:span text:style-name="T9">To open a buffer in a new </text:span><text:span text:style-name="T9">window</text:span><text:span text:style-name="T9">:</text:span></text:p>
        </text:list-item>
      </text:list>
      <text:list xml:id="list1909371198" text:continue-list="list1650857460" text:style-name="L1">
        <text:list-header>
          <text:p text:style-name="P334"><text:span text:style-name="T11"><text:s text:c="6"/></text:span><text:span text:style-name="T26"><text:s text:c="2"/>:sbuffer 3</text:span></text:p>
          <text:p text:style-name="P235"/>
        </text:list-header>
        <text:list-item>
          <text:p text:style-name="P235">USING THE BUFFER LIST</text:p>
          <text:p text:style-name="P335">You can move around in the buffer list with these commands:</text:p>
          <text:p text:style-name="P334"><text:span text:style-name="T9"><text:s text:c="3"/></text:span><text:span text:style-name="T26"><text:s text:c="5"/></text:span><text:span text:style-name="T26">:bnext</text:span><text:span text:style-name="T26"> <text:s/></text:span><text:span text:style-name="T9"><text:s text:c="8"/>go to next buffer</text:span></text:p>
          <text:p text:style-name="P334"><text:span text:style-name="T9"><text:s text:c="6"/></text:span><text:span text:style-name="T26"><text:s text:c="2"/></text:span><text:span text:style-name="T26">:bprevious</text:span><text:span text:style-name="T9"> <text:s text:c="5"/>go to previous buffer</text:span></text:p>
          <text:p text:style-name="P334"><text:span text:style-name="T9"><text:s text:c="5"/></text:span><text:span text:style-name="T26"><text:s text:c="3"/></text:span><text:span text:style-name="T26">:bfirst</text:span><text:span text:style-name="T26"> <text:s text:c="2"/></text:span><text:span text:style-name="T9"><text:s text:c="6"/>go to the first buffer</text:span></text:p>
          <text:p text:style-name="P334"><text:span text:style-name="T9"><text:s text:c="4"/></text:span><text:span text:style-name="T26"><text:s text:c="4"/></text:span><text:span text:style-name="T26">:blast</text:span><text:span text:style-name="T26"> <text:s/></text:span><text:span text:style-name="T9"><text:s text:c="8"/>go to the last buffer</text:span></text:p>
          <text:p text:style-name="P335"/>
          <text:p text:style-name="P335">To remove a buffer from the list, use this command:</text:p>
          <text:p text:style-name="P335"><text:s/><text:span text:style-name="T44"><text:s text:c="7"/>:bdelete 3</text:span></text:p>
          <text:p text:style-name="P341"/>
          <text:p text:style-name="P339">Note:</text:p>
          <text:p text:style-name="P334"><text:span text:style-name="T20"><text:s text:c="9"/></text:span><text:span text:style-name="T9">Even after removing the buffer with "</text:span><text:span text:style-name="T9">:bdelete</text:span><text:span text:style-name="T9">" Vim still remembers it. It's actually made <text:tab/><text:tab/><text:tab/></text:span><text:span text:style-name="T26">"unlisted"</text:span><text:span text:style-name="T9">, it no longer appears in the list from "</text:span><text:span text:style-name="T9">:buffers</text:span><text:span text:style-name="T9">". <text:s/>The </text:span><text:span text:style-name="T26">":buffers!"</text:span><text:span text:style-name="T9"> command will <text:tab/><text:tab/><text:tab/>list unlisted </text:span><text:span text:style-name="T9">buffers</text:span><text:span text:style-name="T9"> (yes, Vim can </text:span><text:span text:style-name="T9">do</text:span><text:span text:style-name="T9"> the impossible). <text:s/>To really make Vim forget about a <text:tab/><text:tab/><text:tab/>buffer, use </text:span><text:span text:style-name="T26">"</text:span><text:span text:style-name="T26">:bwipe</text:span><text:span text:style-name="T26">"</text:span><text:span text:style-name="T11">)</text:span><text:span text:style-name="T9">. Also see the </text:span><text:span text:style-name="T9">'</text:span><text:span text:style-name="T11">buflisted'</text:span><text:span text:style-name="T9"> option.</text:span></text:p>
          <text:p text:style-name="P82"/>
          <text:p text:style-name="P243">Editing other files</text:p>
          <text:p text:style-name="P328"><text:span text:style-name="T9"><text:s text:c="4"/>This chapter is about editing files that are not ordinary files. <text:s/>With Vim you can edit files that are compressed or encrypted. <text:s/>Some files need to be accessed over the </text:span><text:span text:style-name="T9">internet</text:span><text:span text:style-name="T9">. <text:s/>With some restrictions, binary files can be edited </text:span><text:span text:style-name="T9">as</text:span><text:span text:style-name="T9"> well.</text:span></text:p>
          <text:p text:style-name="P330"/>
        </text:list-item>
        <text:list-item>
          <text:p text:style-name="P235">DOS, Mac and Unix files</text:p>
          <text:p text:style-name="P335"><text:s text:c="5"/>Back in the early days, the old Teletype machines used two characters to start a new line. <text:s/>One to move the carriage back to the first position (carriage return, &lt;CR&gt;), another to move the paper up (line feed, &lt;LF&gt;).</text:p>
          <text:p text:style-name="P334"><text:span text:style-name="T9"><text:s text:c="5"/>When computers came out, storage was expensive. <text:s/>Some people decided that they did </text:span><text:soft-page-break/><text:span text:style-name="T9">not need two characters for end-of-line. <text:s/>The UNIX people decided they could use </text:span><text:span text:style-name="T11">&lt;Line Feed&gt;</text:span><text:span text:style-name="T9"> only for end-of-line. <text:s/>The Apple people standardized on </text:span><text:span text:style-name="T11">&lt;CR&gt;</text:span><text:span text:style-name="T9">. <text:s/>The </text:span><text:span text:style-name="T9">MS-DOS</text:span><text:span text:style-name="T9"> (and Microsoft Windows) folks decided to keep the old </text:span><text:span text:style-name="T11">&lt;CR&gt;&lt;LF&gt;</text:span><text:span text:style-name="T9">.</text:span></text:p>
          <text:p text:style-name="P335"><text:s text:c="3"/>This means that if you try to move a file from one system to another, you have line-break problems. <text:s/>The Vim editor automatically recognizes the different file formats and handles things properly behind your back.</text:p>
          <text:p text:style-name="P335"/>
          <text:p text:style-name="P334"><text:span text:style-name="T9"><text:s text:c="5"/>The option </text:span><text:span text:style-name="T9">'fileformats'</text:span><text:span text:style-name="T9"> contains the various formats that will be tried when a new file is edited. <text:s/>The following command, for example, tells Vim to try UNIX format first and </text:span><text:span text:style-name="T9">MS-DOS</text:span><text:span text:style-name="T9"> format second:</text:span></text:p>
          <text:p text:style-name="P335"><text:s text:c="7"/><text:span text:style-name="T32"><text:s/>:set fileformats=unix,dos</text:span></text:p>
          <text:p text:style-name="P339"/>
          <text:p text:style-name="P335">The three names that Vim uses are:</text:p>
          <text:p text:style-name="P334"><text:span text:style-name="T9"><text:s text:c="7"/></text:span><text:span text:style-name="T11"><text:s/></text:span><text:span text:style-name="T11">unix</text:span><text:span text:style-name="T11"> <text:s text:c="11"/>&lt;LF&gt;</text:span></text:p>
          <text:p text:style-name="P334"><text:span text:style-name="T11"><text:s text:c="8"/></text:span><text:span text:style-name="T11">dos</text:span><text:span text:style-name="T11"> <text:s text:c="12"/>&lt;CR&gt;&lt;LF&gt;</text:span></text:p>
          <text:p text:style-name="P334"><text:span text:style-name="T11"><text:s text:c="8"/></text:span><text:span text:style-name="T11">mac</text:span><text:span text:style-name="T11"> <text:s text:c="12"/></text:span><text:span text:style-name="T11">&lt;CR&gt;</text:span></text:p>
          <text:p text:style-name="P82"/>
        </text:list-item>
        <text:list-item>
          <text:p text:style-name="P235">OVERRULING THE FORMAT</text:p>
          <text:p text:style-name="P334"><text:span text:style-name="T9"><text:s text:c="3"/>If you use the good old </text:span><text:span text:style-name="T9">Vi</text:span><text:span text:style-name="T9"> and try to edit an </text:span><text:span text:style-name="T9">MS-DOS</text:span><text:span text:style-name="T9"> format file, you will find that each line ends with a ^M character. <text:s/>(^M is </text:span><text:span text:style-name="T9">&lt;CR&gt;</text:span><text:span text:style-name="T9">). <text:s/>The automatic detection avoids this. <text:s/>Suppose you </text:span><text:span text:style-name="T9">do</text:span><text:span text:style-name="T9"> want to edit the file that way? <text:s/>Then you need to overrule the format:</text:span></text:p>
          <text:p text:style-name="P339"><text:s text:c="8"/>:edit ++ff=unix file.txt</text:p>
          <text:p text:style-name="P335"/>
          <text:p text:style-name="P334"><text:span text:style-name="T9"><text:s text:c="4"/>The "++" string is an item that tells Vim that an option name follows, which overrules the default for this single command. <text:s/>"</text:span><text:span text:style-name="T9">++ff</text:span><text:span text:style-name="T9">" is used for </text:span><text:span text:style-name="T9">'fileformat'</text:span><text:span text:style-name="T9">. <text:s/>You could also use "++ff=mac" or "++ff=dos".</text:span></text:p>
          <text:p text:style-name="P334"><text:span text:style-name="T9"><text:s text:c="4"/>This doesn't work for any option, only </text:span><text:span text:style-name="T26">"</text:span><text:span text:style-name="T26">++ff</text:span><text:span text:style-name="T26">"</text:span><text:span text:style-name="T9"> and </text:span><text:span text:style-name="T26">"</text:span><text:span text:style-name="T26">++enc</text:span><text:span text:style-name="T26">"</text:span><text:span text:style-name="T9"> are currently implemented. <text:s/>The full names "++fileformat" and "++encoding" also work.</text:span></text:p>
          <text:p text:style-name="P82"/>
        </text:list-item>
        <text:list-item>
          <text:p text:style-name="P235">CONVERSION</text:p>
          <text:p text:style-name="P334"><text:span text:style-name="T9"><text:s text:c="3"/>You can use the </text:span><text:span text:style-name="T9">'fileformat'</text:span><text:span text:style-name="T9"> option to convert from one file format to another. <text:s/>Suppose, for example, that you have an </text:span><text:span text:style-name="T9">MS-DOS</text:span><text:span text:style-name="T9"> file named README.TXT that you want to convert to UNIX format. <text:s/>Start by editing the </text:span><text:span text:style-name="T9">MS-DOS</text:span><text:span text:style-name="T9"> format file:</text:span></text:p>
          <text:p text:style-name="P335"><text:s text:c="8"/>vim README.TXT</text:p>
          <text:p text:style-name="P334"><text:span text:style-name="T9">Vim will recognize this </text:span><text:span text:style-name="T9">as</text:span><text:span text:style-name="T9"> a </text:span><text:span text:style-name="T9">dos</text:span><text:span text:style-name="T9"> format file. <text:s/>Now change the file format to UNIX:</text:span></text:p>
          <text:p text:style-name="P335"/>
          <text:p text:style-name="P335"><text:soft-page-break/><text:s text:c="3"/><text:span text:style-name="T32"><text:s text:c="5"/>:set fileformat=unix</text:span></text:p>
          <text:p text:style-name="P339"><text:s text:c="8"/>:write</text:p>
          <text:p text:style-name="P334"><text:span text:style-name="T9">The file is written in </text:span><text:span text:style-name="T9">Unix</text:span><text:span text:style-name="T9"> format.</text:span></text:p>
          <text:p text:style-name="P82"/>
        </text:list-item>
        <text:list-item>
          <text:p text:style-name="P235">Files on the internet</text:p>
          <text:p text:style-name="P335"><text:s text:c="3"/>There is a much simpler way. <text:s/>Move the cursor to any character of the URL.</text:p>
          <text:p text:style-name="P335">Then use this command:</text:p>
          <text:p text:style-name="P335"><text:s text:c="4"/><text:span text:style-name="T44"><text:s text:c="4"/>gf</text:span></text:p>
          <text:p text:style-name="P334"><text:span text:style-name="T9"><text:s text:c="4"/>With a bit of luck, Vim will figure out which program to use for downloading the file, </text:span><text:span text:style-name="T9">download</text:span><text:span text:style-name="T9"> it and edit the copy. <text:s/>To open the file in a </text:span><text:span text:style-name="T11">new </text:span><text:span text:style-name="T11">window</text:span><text:span text:style-name="T9"> use</text:span><text:span text:style-name="T11"> </text:span><text:span text:style-name="T11">CTRL-W</text:span><text:span text:style-name="T11"> </text:span><text:span text:style-name="T11">f</text:span><text:span text:style-name="T9">.</text:span></text:p>
          <text:p text:style-name="P235"/>
        </text:list-item>
        <text:list-item>
          <text:p text:style-name="P235">Encryption</text:p>
          <text:p text:style-name="P334"><text:s text:c="3"/><text:span text:style-name="T9">To start editing a new file with </text:span><text:span text:style-name="T9">encryption</text:span><text:span text:style-name="T9">, use the</text:span><text:span text:style-name="T26"> "</text:span><text:span text:style-name="T26">-x</text:span><text:span text:style-name="T26">"</text:span><text:span text:style-name="T9"> argument to start</text:span></text:p>
          <text:p text:style-name="P335">Vim. <text:s/>Example:</text:p>
          <text:p text:style-name="P335"><text:s text:c="3"/><text:span text:style-name="T32"><text:s text:c="5"/>vim -x exam.txt</text:span></text:p>
          <text:p text:style-name="P335">Vim prompts you for a key used for encrypting and decrypting the file:</text:p>
          <text:p text:style-name="P335"><text:s text:c="5"/><text:span text:style-name="T32"><text:s text:c="3"/>Enter encryption key: </text:span></text:p>
          <text:p text:style-name="P335"><text:s text:c="4"/>Vim adds a magic string to the file by which it recognizes that the file was encrypted.</text:p>
          <text:p text:style-name="P334"><text:span text:style-name="T9"><text:s/>If you try to </text:span><text:span text:style-name="T9">view</text:span><text:span text:style-name="T9"> this file using another program, all you get is garbage. Also, if you edit the file with Vim and enter the wrong key, you get garbage. Vim does not have a mechanism to check if the key is the right one (this makes it much harder to break the key).</text:span></text:p>
          <text:p text:style-name="P82"/>
        </text:list-item>
        <text:list-item>
          <text:p text:style-name="P235">SWITCHING ENCRYPTION ON AND OFF</text:p>
          <text:p text:style-name="P334"><text:span text:style-name="T9">To disable the </text:span><text:span text:style-name="T9">encryption</text:span><text:span text:style-name="T9"> of a file, set the </text:span><text:span text:style-name="T9">'key'</text:span><text:span text:style-name="T9"> option to an empty string:</text:span></text:p>
          <text:p text:style-name="P335"><text:s text:c="3"/><text:span text:style-name="T32"><text:s text:c="5"/>:set key=</text:span></text:p>
          <text:p text:style-name="P335"><text:s text:c="4"/></text:p>
          <text:p text:style-name="P334"><text:span text:style-name="T9"><text:s text:c="4"/>Setting the </text:span><text:span text:style-name="T9">'key'</text:span><text:span text:style-name="T9"> option to enable </text:span><text:span text:style-name="T9">encryption</text:span><text:span text:style-name="T9"> is not a good idea, because the password appears in the clear. <text:s/>Anyone shoulder-surfing can read your password.</text:span></text:p>
          <text:p text:style-name="P334"><text:span text:style-name="T9"><text:s text:c="3"/>To avoid this problem, the "</text:span><text:span text:style-name="T9">:X</text:span><text:span text:style-name="T9">" command was created. <text:s/>It asks you for an</text:span></text:p>
          <text:p text:style-name="P334"><text:span text:style-name="T9">encryption</text:span><text:span text:style-name="T9"> key, just like the "</text:span><text:span text:style-name="T9">-x</text:span><text:span text:style-name="T9">" argument did:</text:span></text:p>
          <text:p text:style-name="P339"><text:s text:c="3"/><text:span text:style-name="T43"><text:s text:c="5"/>:X</text:span></text:p>
          <text:p text:style-name="P339"><text:s text:c="8"/>Enter encryption key: ******</text:p>
          <text:p text:style-name="P339"><text:s text:c="8"/>Enter same key again: ******</text:p>
          <text:p text:style-name="P82"/>
        </text:list-item>
        <text:list-item>
          <text:p text:style-name="P235">LIMITS ON ENCRYPTION</text:p>
          <text:p text:style-name="P334"><text:soft-page-break/><text:span text:style-name="T9"><text:s text:c="3"/>The </text:span><text:span text:style-name="T9">encryption</text:span><text:span text:style-name="T9"> algorithm used by Vim is weak. <text:s/>It is good enough to keep out the casual prowler, but not good enough to keep out a cryptology expert with lots of time on his hands. <text:s/>Also you should be aware that the swap file is not encrypted; so while you are editing, people with superuser privileges can read the unencrypted text from this file.</text:span></text:p>
          <text:p text:style-name="P334"><text:span text:style-name="T9"><text:s text:c="3"/>One way to avoid letting people read your swap file is to avoid using one. If the </text:span><text:span text:style-name="T9">-n</text:span><text:span text:style-name="T9"> argument is supplied on the command line, no swap file is used (instead, Vim puts everything in memory). <text:s/>For example, to edit the encrypted file "file.txt" without a swap file use the following command:</text:span></text:p>
          <text:p text:style-name="P339"><text:s text:c="8"/>vim -x -n file.txt</text:p>
          <text:p text:style-name="P335"/>
          <text:p text:style-name="P335">When already editing a file, the swapfile can be disabled with:</text:p>
          <text:p text:style-name="P335"><text:s text:c="5"/><text:span text:style-name="T32"><text:s text:c="3"/>:setlocal noswapfile</text:span></text:p>
          <text:p text:style-name="P335"><text:s text:c="4"/></text:p>
          <text:p text:style-name="P335"><text:s text:c="4"/>While the file is in memory, it is in plain text. <text:s/>Anyone with privilege can look in the editor's memory and discover the contents of the file.</text:p>
          <text:p text:style-name="P334"><text:span text:style-name="T9"><text:s text:c="3"/>If you use a </text:span><text:span text:style-name="T9">viminfo</text:span><text:span text:style-name="T9"> file, be aware that the contents of text </text:span><text:span text:style-name="T9">registers</text:span><text:span text:style-name="T9"> are written out in the clear </text:span><text:span text:style-name="T9">as</text:span><text:span text:style-name="T9"> well.</text:span></text:p>
          <text:p text:style-name="P82"/>
        </text:list-item>
        <text:list-item>
          <text:p text:style-name="P235">Binary files</text:p>
        </text:list-item>
      </text:list>
      <text:list xml:id="list1500739122" text:style-name="L82">
        <text:list-item>
          <text:p text:style-name="P279"><text:span text:style-name="T9">To make sure that Vim does not use its clever tricks in the wrong way, add the "</text:span><text:span text:style-name="T9">-b</text:span><text:span text:style-name="T9"> argument when starting Vim:</text:span></text:p>
        </text:list-item>
      </text:list>
      <text:list xml:id="list1600661970" text:continue-list="list1909371198" text:style-name="L1">
        <text:list-header>
          <text:p text:style-name="P131"><text:s text:c="8"/>vim -b datafile</text:p>
        </text:list-header>
      </text:list>
      <text:list xml:id="list1397809117" text:style-name="L83">
        <text:list-item>
          <text:p text:style-name="P224">Many characters in the file will be unprintable. <text:s/>To see them in Hex format:</text:p>
        </text:list-item>
      </text:list>
      <text:list xml:id="list1272391491" text:continue-list="list1600661970" text:style-name="L1">
        <text:list-header>
          <text:p text:style-name="P131"><text:s text:c="8"/>:set display=uhex</text:p>
        </text:list-header>
      </text:list>
      <text:list xml:id="list2183113871" text:style-name="L84">
        <text:list-item>
          <text:p text:style-name="P280"><text:span text:style-name="T9">Otherwise, the</text:span><text:span text:style-name="T26"> "</text:span><text:span text:style-name="T26">ga</text:span><text:span text:style-name="T26">" </text:span><text:span text:style-name="T9">command can be used to see the value of the character under the cursor.</text:span></text:p>
        </text:list-item>
        <text:list-item>
          <text:p text:style-name="P280"><text:span text:style-name="T9">There might not be many line breaks in the file. <text:s/>To get some overview switch the </text:span><text:span text:style-name="T9">'wrap'</text:span><text:span text:style-name="T9"> option off:</text:span></text:p>
        </text:list-item>
      </text:list>
      <text:list xml:id="list1215988619" text:continue-list="list1272391491" text:style-name="L1">
        <text:list-header>
          <text:p text:style-name="P225"><text:s text:c="8"/><text:span text:style-name="T32">:set nowrap</text:span></text:p>
        </text:list-header>
      </text:list>
      <text:list xml:id="list1716781448" text:style-name="L85">
        <text:list-item>
          <text:p text:style-name="P226">To move to a specific byte in the file, use the "go" command. <text:s/>For example, to move to byte 2345:</text:p>
        </text:list-item>
      </text:list>
      <text:list xml:id="list456161240" text:continue-list="list1215988619" text:style-name="L1">
        <text:list-header>
          <text:p text:style-name="P225"><text:s text:c="4"/><text:span text:style-name="T32"><text:s text:c="4"/>2345go</text:span></text:p>
          <text:p text:style-name="P235"/>
        </text:list-header>
        <text:list-item>
          <text:p text:style-name="P235">USING XXD</text:p>
          <text:p text:style-name="P335"><text:s/>First edit the file in binary mode:</text:p>
          <text:p text:style-name="P335"><text:s text:c="7"/><text:span text:style-name="T32"><text:s/>vim -b datafile</text:span></text:p>
          <text:p text:style-name="P335"><text:soft-page-break/></text:p>
          <text:p text:style-name="P335">Now convert the file to a hex dump with xxd:</text:p>
          <text:p text:style-name="P335"><text:s text:c="3"/><text:span text:style-name="T32"><text:s text:c="5"/>:%!xxd</text:span></text:p>
          <text:p text:style-name="P335"/>
          <text:p text:style-name="P335">The text will look like this:</text:p>
          <text:p text:style-name="P335"><text:s text:c="8"/><text:span text:style-name="T32">0000000: 1f8b 0808 39d7 173b 0203 7474 002b 4e49 <text:s/>....9..;..tt.+NI </text:span></text:p>
          <text:p text:style-name="P339"><text:s text:c="8"/>0000010: 4b2c 8660 eb9c ecac c462 eb94 345e 2e30 <text:s/>K,.`.....b..4^.0 </text:p>
          <text:p text:style-name="P339"><text:s text:c="8"/>0000020: 373b 2731 0b22 0ca6 c1a2 d669 1035 39d9 <text:s/>7;'1.".....i.59. </text:p>
          <text:p text:style-name="P335"/>
          <text:p text:style-name="P334"><text:span text:style-name="T9"><text:s text:c="4"/>You can now </text:span><text:span text:style-name="T9">view</text:span><text:span text:style-name="T9"> and edit the text </text:span><text:span text:style-name="T9">as</text:span><text:span text:style-name="T9"> you like. <text:s/>Vim treats the information </text:span><text:span text:style-name="T9">as</text:span><text:span text:style-name="T9"> ordinary text. <text:s/>Changing the hex does not cause the printable character to be changed, or the other way around.</text:span></text:p>
          <text:p text:style-name="P335"><text:s text:c="3"/>Finally convert it back with:</text:p>
          <text:p text:style-name="P335"><text:s text:c="2"/><text:span text:style-name="T32"><text:s text:c="6"/>:%!xxd -r</text:span></text:p>
          <text:p text:style-name="P335"/>
          <text:p text:style-name="P335"><text:s text:c="3"/>Only changes in the hex part are used. <text:s/>Changes in the printable text part on the right are ignored.</text:p>
          <text:p text:style-name="P235"/>
        </text:list-item>
        <text:list-item>
          <text:p text:style-name="P235">Compressed files</text:p>
          <text:p text:style-name="P225"><text:s text:c="4"/>You can edit a compressed file just like any other file. These compression methods are currently supported:</text:p>
          <text:p text:style-name="P334"><text:span text:style-name="T9"><text:s text:c="6"/></text:span><text:span text:style-name="T11"><text:s text:c="2"/>.Z <text:s text:c="5"/></text:span><text:span text:style-name="T11">compress</text:span></text:p>
          <text:p text:style-name="P334"><text:span text:style-name="T11"><text:s text:c="8"/>.gz <text:s text:c="4"/></text:span><text:span text:style-name="T11">gzip</text:span></text:p>
          <text:p text:style-name="P334"><text:span text:style-name="T11"><text:s text:c="8"/>.bz2 <text:s text:c="3"/></text:span><text:span text:style-name="T11">bzip2</text:span></text:p>
          <text:p text:style-name="P243"/>
          <text:p text:style-name="P243">Inserting quickly</text:p>
          <text:p text:style-name="P333"><text:span text:style-name="T9"><text:s text:c="3"/>When entering text, Vim offers various ways to reduce the number of keystrokes and avoid typing mistakes. <text:s/>Use </text:span><text:span text:style-name="T9">Insert</text:span><text:span text:style-name="T9"> mode completion to repeat previously typed words. <text:s/>Abbreviate long words to short ones. <text:s/>Type characters that aren't on your keyboard.</text:span></text:p>
          <text:p text:style-name="P82"/>
        </text:list-item>
        <text:list-item>
          <text:p text:style-name="P235">Making corrections</text:p>
          <text:p text:style-name="P340"><text:s/>&lt;BS&gt;</text:p>
          <text:p text:style-name="P340">&lt;Del&gt;</text:p>
          <text:p text:style-name="P340"><text:s text:c="6"/>CTRL-W</text:p>
          <text:p text:style-name="P340"><text:soft-page-break/><text:s text:c="4"/>CTRL-U</text:p>
          <text:p text:style-name="P82"/>
        </text:list-item>
        <text:list-item>
          <text:p text:style-name="P235">Showing matches</text:p>
          <text:p text:style-name="P281"><text:span text:style-name="T9">When you type a </text:span><text:span text:style-name="T26">)</text:span><text:span text:style-name="T9"> it would be </text:span><text:span text:style-name="T9">nice</text:span><text:span text:style-name="T9"> to see with which</text:span><text:span text:style-name="T26"> (</text:span><text:span text:style-name="T9"> it matches. <text:s/>To make Vim </text:span><text:span text:style-name="T9">do</text:span><text:span text:style-name="T9"> that use this command:</text:span></text:p>
          <text:p text:style-name="P225"><text:s text:c="4"/><text:span text:style-name="T32"><text:s text:c="4"/>:set showmatch</text:span></text:p>
          <text:p text:style-name="P281"><text:span text:style-name="T9">The match will also be shown for</text:span><text:span text:style-name="T26"> </text:span><text:span text:style-name="T26">[]</text:span><text:span text:style-name="T26"> </text:span><text:span text:style-name="T9">and </text:span><text:span text:style-name="T26">{}</text:span><text:span text:style-name="T26"> </text:span><text:span text:style-name="T9">pairs.</text:span></text:p>
          <text:p text:style-name="P131"/>
          <text:p text:style-name="P281"><text:span text:style-name="T9">You can change the time Vim waits with the </text:span><text:span text:style-name="T9">'matchtime'</text:span><text:span text:style-name="T9"> option. <text:s/>For example, to make Vim wait one and a half second:</text:span></text:p>
          <text:p text:style-name="P225"><text:s text:c="2"/><text:span text:style-name="T32"><text:s text:c="6"/>:set matchtime=15</text:span></text:p>
          <text:p text:style-name="P225">The time is specified in tenths of a second.</text:p>
          <text:p text:style-name="P82"/>
        </text:list-item>
        <text:list-item>
          <text:p text:style-name="P235">Completion</text:p>
          <text:p text:style-name="P281"><text:span text:style-name="T9"><text:s text:c="3"/>Vim can automatically complete words on insertion. <text:s/>You type the first part of a </text:span><text:span text:style-name="T9">word</text:span><text:span text:style-name="T9">, press </text:span><text:span text:style-name="T11">CTRL-P</text:span><text:span text:style-name="T9">, and Vim guesses the rest.</text:span></text:p>
          <text:p text:style-name="P225"/>
          <text:p text:style-name="P225">The Vim editor goes through a lot of effort to find words to complete. <text:s/></text:p>
          <text:p text:style-name="P225">By default, it searches the following places:</text:p>
          <text:p text:style-name="P131"><text:s text:c="8"/>1. Current file</text:p>
          <text:p text:style-name="P281"><text:span text:style-name="T11"><text:s text:c="8"/>2. Files in other </text:span><text:span text:style-name="T11">windows</text:span></text:p>
          <text:p text:style-name="P281"><text:span text:style-name="T11"><text:s text:c="8"/>3. Other loaded files (hidden </text:span><text:span text:style-name="T11">buffers</text:span><text:span text:style-name="T11">)</text:span></text:p>
          <text:p text:style-name="P281"><text:span text:style-name="T11"><text:s text:c="8"/>4. Files which are not loaded (inactive </text:span><text:span text:style-name="T11">buffers</text:span><text:span text:style-name="T11">)</text:span></text:p>
          <text:p text:style-name="P131"><text:s text:c="8"/>5. Tag files</text:p>
          <text:p text:style-name="P131"><text:s text:c="8"/>6. All files #included by the current file</text:p>
          <text:p text:style-name="P240"/>
        </text:list-item>
      </text:list>
      <text:list xml:id="list414871798" text:style-name="L86">
        <text:list-item>
          <text:p text:style-name="P282"><text:span text:style-name="T9">You can customize the search order with the </text:span><text:span text:style-name="T9">'complete'</text:span><text:span text:style-name="T9"> option. </text:span></text:p>
        </text:list-item>
        <text:list-item>
          <text:p text:style-name="P348"><text:span text:style-name="T9">The </text:span><text:span text:style-name="T11">'ignorecase'</text:span><text:span text:style-name="T11"> </text:span><text:span text:style-name="T9">option is used. <text:s/>When it is set, </text:span><text:span text:style-name="T9">case</text:span><text:span text:style-name="T9"> differences are ignored when searching for matches.</text:span></text:p>
        </text:list-item>
        <text:list-item>
          <text:p text:style-name="P348"><text:span text:style-name="T9">A special option for completion is </text:span><text:span text:style-name="T11">'infercase'</text:span><text:span text:style-name="T11">.</text:span><text:span text:style-name="T9"> <text:s/>This is useful to find matches while ignoring </text:span><text:span text:style-name="T9">case</text:span><text:span text:style-name="T9"> ('ignorecase' must be set) but still using the </text:span><text:span text:style-name="T9">case</text:span><text:span text:style-name="T9"> of the </text:span><text:span text:style-name="T9">word</text:span><text:span text:style-name="T9"> typed so far. <text:s/>Thus if you type "For" and Vim finds a match "fortunately", it will result in "Fortunately".</text:span></text:p>
        </text:list-item>
        <text:list-item>
          <text:p text:style-name="P227">COMPLETING SPECIFIC ITEMS</text:p>
        </text:list-item>
      </text:list>
      <text:list xml:id="list978460745" text:continue-list="list456161240" text:style-name="L1">
        <text:list-header>
          <text:p text:style-name="P225">If you know what you are looking for, you can use these commands to complete with a certain type of item:</text:p>
          <text:p text:style-name="P281"><text:soft-page-break/><text:span text:style-name="T9"><text:s/></text:span><text:span text:style-name="T11"><text:s text:c="7"/></text:span><text:span text:style-name="T11">CTRL-X</text:span><text:span text:style-name="T11"> </text:span><text:span text:style-name="T11">CTRL-F</text:span><text:span text:style-name="T11"> <text:s text:c="5"/></text:span><text:span text:style-name="T9"><text:s text:c="5"/>file names</text:span></text:p>
          <text:p text:style-name="P281"><text:span text:style-name="T11"><text:s text:c="8"/></text:span><text:span text:style-name="T11">CTRL-X</text:span><text:span text:style-name="T11"> </text:span><text:span text:style-name="T11">CTRL-L</text:span><text:span text:style-name="T11"> </text:span><text:span text:style-name="T9"><text:s text:c="10"/>whole lines</text:span></text:p>
          <text:p text:style-name="P281"><text:span text:style-name="T11"><text:s text:c="8"/></text:span><text:span text:style-name="T11">CTRL-X</text:span><text:span text:style-name="T11"> </text:span><text:span text:style-name="T11">CTRL-D</text:span><text:span text:style-name="T11"> <text:s text:c="2"/></text:span><text:span text:style-name="T9"><text:s text:c="8"/></text:span><text:span text:style-name="T9">macro</text:span><text:span text:style-name="T9"> </text:span><text:span text:style-name="T9">definitions</text:span><text:span text:style-name="T9"> (also in included files)</text:span></text:p>
          <text:p text:style-name="P281"><text:span text:style-name="T9"><text:s text:c="6"/></text:span><text:span text:style-name="T11"><text:s text:c="2"/></text:span><text:span text:style-name="T11">CTRL-X</text:span><text:span text:style-name="T11"> </text:span><text:span text:style-name="T11">CTRL-I</text:span><text:span text:style-name="T11"> </text:span><text:span text:style-name="T9"><text:s text:c="10"/>current and included files</text:span></text:p>
          <text:p text:style-name="P281"><text:span text:style-name="T11"><text:s text:c="8"/></text:span><text:span text:style-name="T11">CTRL-X</text:span><text:span text:style-name="T11"> CTRL-K <text:s text:c="10"/></text:span><text:span text:style-name="T9">words from a dictionary</text:span></text:p>
          <text:p text:style-name="P281"><text:span text:style-name="T11"><text:s text:c="8"/></text:span><text:span text:style-name="T11">CTRL-X</text:span><text:span text:style-name="T11"> </text:span><text:span text:style-name="T11">CTRL-T</text:span><text:span text:style-name="T11"> <text:s/></text:span><text:span text:style-name="T9"><text:s text:c="9"/>words from a thesaurus</text:span></text:p>
          <text:p text:style-name="P281"><text:span text:style-name="T11"><text:s text:c="8"/></text:span><text:span text:style-name="T11">CTRL-X</text:span><text:span text:style-name="T11"> </text:span><text:span text:style-name="T11">CTRL-]</text:span><text:span text:style-name="T11"> <text:s text:c="2"/></text:span><text:span text:style-name="T9"><text:s text:c="8"/></text:span><text:span text:style-name="T9">tags</text:span></text:p>
          <text:p text:style-name="P281"><text:span text:style-name="T11"><text:s text:c="8"/></text:span><text:span text:style-name="T11">CTRL-X</text:span><text:span text:style-name="T11"> </text:span><text:span text:style-name="T11">CTRL-V</text:span><text:span text:style-name="T11"> <text:s text:c="2"/></text:span><text:span text:style-name="T9"><text:s text:c="8"/>Vim command line</text:span></text:p>
          <text:p text:style-name="P225"/>
          <text:p text:style-name="P225">If the file name starts with / (Unix) or C:\ (MS-Windows) you can find all files in the file system. <text:s/>For example, type "/u" and CTRL-X CTRL-F. <text:s/>This will match "/usr" (this is on Unix):</text:p>
        </text:list-header>
      </text:list>
      <text:p text:style-name="Text_20_body"><text:line-break/></text:p>
      <text:list xml:id="list2168848339" text:continue-numbering="true" text:style-name="L1">
        <text:list-item>
          <text:p text:style-name="P235">Repeating an insert</text:p>
          <text:p text:style-name="P281"><text:span text:style-name="T9"><text:s text:c="5"/>If you press</text:span><text:span text:style-name="T11"> </text:span><text:span text:style-name="T11">CTRL-A</text:span><text:span text:style-name="T11">,</text:span><text:span text:style-name="T9"> the editor inserts the text you typed the last time you were in </text:span><text:span text:style-name="T9">Insert</text:span><text:span text:style-name="T9"> mode.</text:span></text:p>
          <text:p text:style-name="P281"><text:span text:style-name="T9"><text:s text:c="4"/>The</text:span><text:span text:style-name="T11"> CTRL-@</text:span><text:span text:style-name="T9"> command does a </text:span><text:span text:style-name="T11">CTRL-A</text:span><text:span text:style-name="T9"> and then exits </text:span><text:span text:style-name="T9">Insert</text:span><text:span text:style-name="T9"> mode. <text:s/>That's a quick way of doing exactly the same insertion again.</text:span></text:p>
          <text:p text:style-name="P82"/>
        </text:list-item>
        <text:list-item>
          <text:p text:style-name="P235">Copying from another line</text:p>
          <text:p text:style-name="P281"><text:span text:style-name="T9">The </text:span><text:span text:style-name="T26">CTRL-Y</text:span><text:span text:style-name="T9"> command inserts the character above the cursor. <text:s/>This is useful when you are duplicating a previous line. <text:s/>For example, you have this line of C code:</text:span></text:p>
          <text:p text:style-name="P131"><text:s text:c="8"/>b_array[i]-&gt;s_next = a_array[i]-&gt;s_next; </text:p>
          <text:p text:style-name="P225"/>
          <text:p text:style-name="P281"><text:span text:style-name="T9">Now you need to type the same line, but with "s_prev" instead of "s_next". Start the new line, and press </text:span><text:span text:style-name="T9">CTRL-Y</text:span><text:span text:style-name="T9"> 14 times, until you are at the "</text:span><text:span text:style-name="T9">n</text:span><text:span text:style-name="T9">" of "next":</text:span></text:p>
          <text:p text:style-name="P131"><text:s text:c="8"/>b_array[i]-&gt;s_next = a_array[i]-&gt;s_next; </text:p>
          <text:p text:style-name="P131"><text:s text:c="8"/>b_array[i]-&gt;s_ </text:p>
          <text:p text:style-name="P225"/>
          <text:p text:style-name="P225">Now you type "prev":</text:p>
          <text:p text:style-name="P131"><text:s text:c="8"/>b_array[i]-&gt;s_next = a_array[i]-&gt;s_next; </text:p>
          <text:p text:style-name="P131"><text:s text:c="8"/>b_array[i]-&gt;s_prev </text:p>
          <text:p text:style-name="P225"/>
          <text:p text:style-name="P281"><text:span text:style-name="T9">Continue pressing </text:span><text:span text:style-name="T11">CTRL-Y</text:span><text:span text:style-name="T9"> until the following "next":</text:span></text:p>
          <text:p text:style-name="P225"><text:s text:c="2"/><text:span text:style-name="T32"><text:s text:c="6"/>b_array[i]-&gt;s_next = a_array[i]-&gt;s_next; </text:span></text:p>
          <text:p text:style-name="P131"><text:s text:c="8"/>b_array[i]-&gt;s_prev = a_array[i]-&gt;s_ </text:p>
        </text:list-item>
      </text:list>
      <text:p text:style-name="P34"/>
      <text:list xml:id="list566514286" text:continue-numbering="true" text:style-name="L1">
        <text:list-header>
          <text:p text:style-name="P225"><text:soft-page-break/>Now type "prev;" to finish it off.</text:p>
          <text:p text:style-name="P225"/>
          <text:p text:style-name="P281"><text:span text:style-name="T9">The </text:span><text:span text:style-name="T26">CTRL-E</text:span><text:span text:style-name="T9"> command acts like </text:span><text:span text:style-name="T11">CTRL-Y</text:span><text:span text:style-name="T9"> except it inserts the character below the cursor.</text:span></text:p>
          <text:p text:style-name="P235"/>
        </text:list-header>
        <text:list-item>
          <text:p text:style-name="P235">Inserting a register</text:p>
          <text:p text:style-name="P281"><text:span text:style-name="T9">The command </text:span><text:span text:style-name="T11">CTRL-R</text:span><text:span text:style-name="T11"> {register}</text:span><text:span text:style-name="T9"> inserts the contents of the </text:span><text:span text:style-name="T9">register</text:span><text:span text:style-name="T9">. <text:s/>This is useful to avoid having to type a long </text:span><text:span text:style-name="T9">word</text:span><text:span text:style-name="T9">. <text:s/>For example, you need to type this:</text:span></text:p>
          <text:p text:style-name="P225"><text:s text:c="3"/><text:span text:style-name="T32"><text:s text:c="5"/>r = VeryLongFunction(a) + VeryLongFunction(b) + VeryLongFunction(c) </text:span></text:p>
          <text:p text:style-name="P225"/>
          <text:p text:style-name="P281"><text:span text:style-name="T9">The function name is defined in a different file. <text:s/>Edit that file and move the cursor on top of the function name there, and </text:span><text:span text:style-name="T9">yank</text:span><text:span text:style-name="T9"> it into </text:span><text:span text:style-name="T9">register</text:span><text:span text:style-name="T9"> </text:span><text:span text:style-name="T9">v</text:span><text:span text:style-name="T9">:</text:span></text:p>
          <text:p text:style-name="P131"><text:s text:c="8"/>"vyiw</text:p>
          <text:p text:style-name="P225"/>
          <text:p text:style-name="P225"><text:s text:c="5"/><text:span text:style-name="T32"><text:s text:c="3"/>r = </text:span></text:p>
          <text:p text:style-name="P281"><text:span text:style-name="T9">Now use </text:span><text:span text:style-name="T9">CTRL-R</text:span><text:span text:style-name="T9"> </text:span><text:span text:style-name="T9">v</text:span><text:span text:style-name="T9"> to insert the function name:</text:span></text:p>
          <text:p text:style-name="P131"><text:s text:c="8"/>r = VeryLongFunction </text:p>
          <text:p text:style-name="P131"/>
          <text:p text:style-name="P281"><text:span text:style-name="T9">You continue to type the characters in between the function name, and use </text:span><text:span text:style-name="T11">CTRL-R</text:span><text:span text:style-name="T11"> </text:span><text:span text:style-name="T11">v</text:span><text:span text:style-name="T11"> </text:span><text:span text:style-name="T9">two times more.</text:span></text:p>
          <text:p text:style-name="P281"><text:span text:style-name="T9"><text:s text:c="3"/>You could have done the same with completion. <text:s/>Using a </text:span><text:span text:style-name="T9">register</text:span><text:span text:style-name="T9"> is useful when there are many words that start with the same characters.</text:span></text:p>
          <text:p text:style-name="P225"/>
          <text:p text:style-name="P281"><text:span text:style-name="T9">If the </text:span><text:span text:style-name="T9">register</text:span><text:span text:style-name="T9"> contains characters such </text:span><text:span text:style-name="T9">as</text:span><text:span text:style-name="T9"> </text:span><text:span text:style-name="T9">&lt;BS&gt;</text:span><text:span text:style-name="T9"> or other special characters, they are interpreted </text:span><text:span text:style-name="T9">as</text:span><text:span text:style-name="T9"> if they had been typed from the keyboard. <text:s/>If you </text:span><text:span text:style-name="T9">do</text:span><text:span text:style-name="T9"> not want this to happen (you really want the </text:span><text:span text:style-name="T9">&lt;BS&gt;</text:span><text:span text:style-name="T9"> to be inserted in the text), use the command </text:span><text:span text:style-name="T11">CTRL-R</text:span><text:span text:style-name="T11"> </text:span><text:span text:style-name="T11">CTRL-R</text:span><text:span text:style-name="T11"> {register}.</text:span></text:p>
          <text:p text:style-name="P82"/>
        </text:list-item>
        <text:list-item>
          <text:p text:style-name="P235">Abbreviations</text:p>
          <text:p text:style-name="P281"><text:span text:style-name="T9"><text:s text:c="4"/>An abbreviation is a short </text:span><text:span text:style-name="T9">word</text:span><text:span text:style-name="T9"> that takes the place of a long one. <text:s/>For example, </text:span><text:span text:style-name="T11">"ad"</text:span><text:span text:style-name="T9"> stands for</text:span><text:span text:style-name="T11"> "advertisement".</text:span><text:span text:style-name="T9"> <text:s/>Vim enables you to type an abbreviation and then will automatically expand it for you.</text:span></text:p>
          <text:p text:style-name="P225"><text:s text:c="3"/>To tell Vim to expand "ad" into "advertisement" every time you insert it, use the following command:</text:p>
          <text:p text:style-name="P225"><text:s text:c="6"/><text:span text:style-name="T32"><text:s text:c="2"/>:iabbrev ad advertisement</text:span></text:p>
          <text:p text:style-name="P281"><text:span text:style-name="T9">Now, when you type "ad", the whole </text:span><text:span text:style-name="T9">word</text:span><text:span text:style-name="T9"> "advertisement" will be inserted into the text. <text:s/></text:span></text:p>
          <text:p text:style-name="P225"/>
          <text:p text:style-name="P281"><text:soft-page-break/><text:span text:style-name="T9"><text:s text:c="4"/>The expansion doesn't happen when typing just "ad". <text:s/>That allows you to type a </text:span><text:span text:style-name="T9">word</text:span><text:span text:style-name="T9"> like "add", which will not get expanded. <text:s/>Only whole words are checked for </text:span><text:span text:style-name="T9">abbreviations</text:span><text:span text:style-name="T9">.</text:span></text:p>
        </text:list-item>
      </text:list>
      <text:list xml:id="list671955279" text:style-name="L87">
        <text:list-header>
          <text:p text:style-name="P135"/>
        </text:list-header>
        <text:list-item>
          <text:p text:style-name="P135">ABBREVIATING SEVERAL WORDS</text:p>
        </text:list-item>
      </text:list>
      <text:list xml:id="list251058350" text:continue-list="list566514286" text:style-name="L1">
        <text:list-header>
          <text:p text:style-name="P281"><text:span text:style-name="T9">It is possible to define an abbreviation that results in multiple words. <text:s/>For example, to define "JB" </text:span><text:span text:style-name="T9">as</text:span><text:span text:style-name="T9"> "Jack Benny", use the following command:</text:span></text:p>
          <text:p text:style-name="P225"><text:s text:c="4"/><text:span text:style-name="T32"><text:s text:c="4"/>:iabbrev JB Jack Benny</text:span></text:p>
          <text:p text:style-name="P281"><text:span text:style-name="T9">As a programmer, I use two rather unusual </text:span><text:span text:style-name="T9">abbreviations</text:span><text:span text:style-name="T9">:</text:span></text:p>
          <text:p text:style-name="P225"><text:s/><text:span text:style-name="T32"><text:s text:c="7"/>:iabbrev #b /****************************************</text:span></text:p>
          <text:p text:style-name="P131"><text:s text:c="8"/>:iabbrev #e<text:span text:style-name="T43"> &lt;Space&gt;</text:span>****************************************/</text:p>
          <text:p text:style-name="P225">These are used for creating boxed comments. </text:p>
          <text:p text:style-name="P281"><text:span text:style-name="T9"><text:s text:c="3"/>Notice that the #e abbreviation begins with a space. <text:s/>In other words, the first two characters are space-star. <text:s/>Usually Vim</text:span><text:span text:style-name="T11"> ignores spaces</text:span><text:span text:style-name="T9"> between the abbreviation and the expansion. <text:s/>To avoid that problem, I </text:span><text:span text:style-name="T9">spell</text:span><text:span text:style-name="T9"> space </text:span><text:span text:style-name="T9">as</text:span><text:span text:style-name="T9"> seven characters: </text:span><text:span text:style-name="T29">&lt;</text:span><text:span text:style-name="T29">, </text:span><text:span text:style-name="T29">S</text:span><text:span text:style-name="T29">, </text:span><text:span text:style-name="T29">p</text:span><text:span text:style-name="T29">, a, </text:span><text:span text:style-name="T29">c</text:span><text:span text:style-name="T29">, </text:span><text:span text:style-name="T29">e</text:span><text:span text:style-name="T29">, </text:span><text:span text:style-name="T29">&gt;</text:span><text:span text:style-name="T29">.</text:span></text:p>
          <text:p text:style-name="P235">Note:</text:p>
          <text:p text:style-name="P281"><text:span text:style-name="T20"><text:s text:c="6"/></text:span><text:span text:style-name="T9"><text:s text:c="2"/>"</text:span><text:span text:style-name="T9">:iabbrev</text:span><text:span text:style-name="T9">" is a long </text:span><text:span text:style-name="T9">word</text:span><text:span text:style-name="T9"> to type. <text:s/>":iab" works just </text:span><text:span text:style-name="T9">as</text:span><text:span text:style-name="T9"> well. That's abbreviating the abbreviate command!</text:span></text:p>
        </text:list-header>
      </text:list>
      <text:list xml:id="list1329230632" text:continue-list="list671955279" text:style-name="L87">
        <text:list-header>
          <text:p text:style-name="P135"/>
        </text:list-header>
        <text:list-item>
          <text:p text:style-name="P135">FIXING TYPING MISTAKES</text:p>
        </text:list-item>
      </text:list>
      <text:list xml:id="list714592800" text:continue-list="list251058350" text:style-name="L1">
        <text:list-header>
          <text:p text:style-name="P131">:abbreviate teh the</text:p>
          <text:p text:style-name="P225">You can add a whole list of these. <text:s/>Add one each time you discover a common mistake.</text:p>
        </text:list-header>
      </text:list>
      <text:list xml:id="list1777287604" text:continue-list="list1329230632" text:style-name="L87">
        <text:list-header>
          <text:p text:style-name="P135"/>
        </text:list-header>
        <text:list-item>
          <text:p text:style-name="P135">LISTING ABBREVIATIONS</text:p>
        </text:list-item>
      </text:list>
      <text:list xml:id="list331221949" text:continue-list="list714592800" text:style-name="L1">
        <text:list-header>
          <text:p text:style-name="P131">:abbreviate</text:p>
          <text:list>
            <text:list-header>
              <text:p text:style-name="P281"><text:span text:style-name="T11"><text:s text:c="2"/></text:span><text:span text:style-name="T11">i</text:span><text:span text:style-name="T11"> <text:s/>#e <text:s text:c="12"/>****************************************/</text:span></text:p>
            </text:list-header>
          </text:list>
          <text:p text:style-name="P281"><text:span text:style-name="T11"><text:s text:c="8"/></text:span><text:span text:style-name="T11">i</text:span><text:span text:style-name="T11"> <text:s/>#b <text:s text:c="11"/>/****************************************</text:span></text:p>
          <text:p text:style-name="P281"><text:span text:style-name="T11"><text:s text:c="8"/></text:span><text:span text:style-name="T11">i</text:span><text:span text:style-name="T11"> <text:s/>JB <text:s text:c="11"/>Jack Benny</text:span></text:p>
          <text:p text:style-name="P281"><text:span text:style-name="T11"><text:s text:c="8"/></text:span><text:span text:style-name="T11">i</text:span><text:span text:style-name="T11"> <text:s/>ad <text:s text:c="11"/>advertisement</text:span></text:p>
          <text:p text:style-name="P131"><text:s text:c="8"/>! <text:s/>teh <text:s text:c="10"/>the</text:p>
          <text:p text:style-name="P225"/>
          <text:p text:style-name="P281"><text:span text:style-name="T9"><text:s text:c="4"/>The "</text:span><text:span text:style-name="T9">i</text:span><text:span text:style-name="T9">" in the first column indicates </text:span><text:span text:style-name="T9">Insert</text:span><text:span text:style-name="T9"> mode. <text:s/>These </text:span><text:span text:style-name="T9">abbreviations</text:span><text:span text:style-name="T9"> are only active in </text:span><text:span text:style-name="T9">Insert</text:span><text:span text:style-name="T9"> mode. <text:s/>Other possible characters are:</text:span></text:p>
          <text:p text:style-name="P281"><text:span text:style-name="T9"><text:s text:c="8"/></text:span><text:span text:style-name="T9">c</text:span><text:span text:style-name="T9"> <text:s text:c="6"/></text:span><text:span text:style-name="T9">Command-line</text:span><text:span text:style-name="T9"> mode <text:s text:c="18"/></text:span><text:span text:style-name="T11"><text:s text:c="4"/></text:span><text:span text:style-name="T11">:cabbrev</text:span></text:p>
          <text:p text:style-name="P281"><text:span text:style-name="T9"><text:s text:c="8"/>! <text:s text:c="6"/>both </text:span><text:span text:style-name="T9">Insert</text:span><text:span text:style-name="T9"> and </text:span><text:span text:style-name="T9">Command-line</text:span><text:span text:style-name="T9"> mode <text:s text:c="4"/></text:span><text:span text:style-name="T11"><text:s text:c="2"/></text:span><text:span text:style-name="T11">:abbreviate</text:span></text:p>
          <text:p text:style-name="P225"/>
          <text:p text:style-name="P281"><text:span text:style-name="T9"><text:s text:c="4"/>Since </text:span><text:span text:style-name="T9">abbreviations</text:span><text:span text:style-name="T9"> are not often useful in </text:span><text:span text:style-name="T9">Command-line</text:span><text:span text:style-name="T9"> mode, you will mostly use the "</text:span><text:span text:style-name="T9">:iabbrev</text:span><text:span text:style-name="T9">" command. <text:s/>That avoids, for example, that "ad" gets expanded when typing a </text:span><text:soft-page-break/><text:span text:style-name="T9">command like:</text:span></text:p>
          <text:p text:style-name="P225"><text:s text:c="7"/><text:span text:style-name="T32"><text:s/>:edit ad</text:span></text:p>
          <text:p text:style-name="P82"/>
        </text:list-header>
      </text:list>
      <text:list xml:id="list89282971" text:continue-list="list1777287604" text:style-name="L87">
        <text:list-item>
          <text:p text:style-name="P135">DELETING ABBREVIATIONS</text:p>
        </text:list-item>
      </text:list>
      <text:list xml:id="list1377116307" text:continue-list="list331221949" text:style-name="L1">
        <text:list-header>
          <text:p text:style-name="P281"><text:span text:style-name="T9">To get rid of an abbreviation, use the </text:span><text:span text:style-name="T26">"</text:span><text:span text:style-name="T26">:unabbreviate</text:span><text:span text:style-name="T26">"</text:span><text:span text:style-name="T9"> command. <text:s/>Suppose you have the following abbreviation:</text:span></text:p>
          <text:p text:style-name="P131"><text:s text:c="8"/>:abbreviate @f fresh</text:p>
          <text:p text:style-name="P225">You can remove it with this command:</text:p>
          <text:p text:style-name="P131"><text:s text:c="8"/>:unabbreviate @f</text:p>
          <text:p text:style-name="P281"><text:span text:style-name="T9"><text:s/>To remove all the </text:span><text:span text:style-name="T9">abbreviations</text:span><text:span text:style-name="T9">:</text:span></text:p>
          <text:p text:style-name="P131"><text:s text:c="8"/>:abclear</text:p>
          <text:p text:style-name="P281"><text:span text:style-name="T9"><text:line-break/></text:span><text:span text:style-name="T11">"</text:span><text:span text:style-name="T11">:unabbreviate</text:span><text:span text:style-name="T11">" </text:span><text:span text:style-name="T9">and </text:span><text:span text:style-name="T11">"</text:span><text:span text:style-name="T11">:abclear</text:span><text:span text:style-name="T11">"</text:span><text:span text:style-name="T9"> also come in the variants for </text:span><text:span text:style-name="T9">Insert</text:span><text:span text:style-name="T9"> mode (</text:span><text:span text:style-name="T11">":iunabbreviate</text:span><text:span text:style-name="T9"> and </text:span><text:span text:style-name="T11">"</text:span><text:span text:style-name="T11">:iabclear</text:span><text:span text:style-name="T11">"</text:span><text:span text:style-name="T9">) and </text:span><text:span text:style-name="T9">Command-line</text:span><text:span text:style-name="T9"> mode (</text:span><text:span text:style-name="T11">":cunabbreviate"</text:span><text:span text:style-name="T9"> and </text:span><text:span text:style-name="T11">":cabclear"</text:span><text:span text:style-name="T9">).</text:span></text:p>
          <text:p text:style-name="P225"/>
        </text:list-header>
      </text:list>
      <text:list xml:id="list1167984811" text:style-name="L88">
        <text:list-item>
          <text:p text:style-name="P136">REMAPPING ABBREVIATIONS</text:p>
        </text:list-item>
      </text:list>
      <text:list xml:id="list1238949670" text:continue-list="list1377116307" text:style-name="L1">
        <text:list-header>
          <text:p text:style-name="P225">There is one thing to watch out for when defining an abbreviation: The resulting string should not be mapped. <text:s/>For example:</text:p>
          <text:p text:style-name="P225"><text:s text:c="7"/><text:span text:style-name="T32"><text:s/>:abbreviate @a adder</text:span></text:p>
          <text:p text:style-name="P131"><text:s text:c="8"/>:imap dd disk-door</text:p>
          <text:p text:style-name="P225"/>
          <text:p text:style-name="P281"><text:span text:style-name="T9">When you now type @a, you will get "adisk-doorer". <text:s/>That's not what you want. To avoid this, use the "</text:span><text:span text:style-name="T9">:noreabbrev</text:span><text:span text:style-name="T9">" command. <text:s/>It does the same </text:span><text:span text:style-name="T9">as</text:span><text:span text:style-name="T9"> "</text:span><text:span text:style-name="T9">:abbreviate</text:span><text:span text:style-name="T9">", but avoids that the resulting string is used for mappings:</text:span></text:p>
          <text:p text:style-name="P225"><text:s text:c="6"/><text:span text:style-name="T32"><text:s text:c="2"/>:noreabbrev @a adder</text:span></text:p>
          <text:p text:style-name="P225">Fortunately, it's unlikely that the result of an abbreviation is mapped.</text:p>
        </text:list-header>
        <text:list-item>
          <text:p text:style-name="P235">Entering special characters</text:p>
        </text:list-item>
      </text:list>
      <text:list xml:id="list891404558" text:style-name="L89">
        <text:list-item>
          <text:p text:style-name="P283"><text:span text:style-name="T9">The </text:span><text:span text:style-name="T9">CTRL-V</text:span><text:span text:style-name="T9"> command is used to insert the next character literally. <text:s/>In other words, any special meaning the character has, it will be ignored. <text:s/>For example:</text:span></text:p>
        </text:list-item>
      </text:list>
      <text:list xml:id="list1428719376" text:continue-list="list1238949670" text:style-name="L1">
        <text:list-header>
          <text:p text:style-name="P131"><text:s text:c="8"/>CTRL-V &lt;Esc&gt;</text:p>
        </text:list-header>
      </text:list>
      <text:list xml:id="list166535389" text:style-name="L90">
        <text:list-header>
          <text:p text:style-name="P228"/>
        </text:list-header>
        <text:list-item>
          <text:p text:style-name="P284"><text:span text:style-name="T9">You can also use the command </text:span><text:span text:style-name="T11">CTRL-V</text:span><text:span text:style-name="T11"> {digits}</text:span><text:span text:style-name="T9"> to insert a character with the decimal number {digits}. <text:s/>For example, the character number 127 is the </text:span><text:span text:style-name="T9">&lt;Del&gt;</text:span><text:span text:style-name="T9"> character (but not necessarily the </text:span><text:span text:style-name="T9">&lt;Del&gt;</text:span><text:span text:style-name="T9"> key!). <text:s/>To insert </text:span><text:span text:style-name="T9">&lt;Del&gt;</text:span><text:span text:style-name="T9"> type:</text:span></text:p>
        </text:list-item>
      </text:list>
      <text:list xml:id="list982507588" text:continue-list="list1428719376" text:style-name="L1">
        <text:list-header>
          <text:p text:style-name="P131"><text:s text:c="8"/>CTRL-V 127</text:p>
          <text:p text:style-name="P225">You can enter characters<text:span text:style-name="T32"> up to 255</text:span> this way. <text:s/>When you type fewer than two digits, a non-digit will terminate the command. <text:s/>To avoid the need of typing a non-digit, prepend one or <text:soft-page-break/>two zeros to make three digits.</text:p>
          <text:p text:style-name="P281"><text:span text:style-name="T9"><text:s text:c="3"/>All the next commands insert a </text:span><text:span text:style-name="T9">&lt;Tab&gt;</text:span><text:span text:style-name="T9"> and then a dot:</text:span></text:p>
          <text:p text:style-name="P281"><text:span text:style-name="T9"><text:s text:c="6"/></text:span><text:span text:style-name="T11"><text:s text:c="2"/></text:span><text:span text:style-name="T11">CTRL-V</text:span><text:span text:style-name="T11"> 9.</text:span></text:p>
          <text:p text:style-name="P281"><text:span text:style-name="T11"><text:s text:c="8"/></text:span><text:span text:style-name="T11">CTRL-V</text:span><text:span text:style-name="T11"> 09.</text:span></text:p>
          <text:p text:style-name="P281"><text:span text:style-name="T11"><text:s text:c="8"/></text:span><text:span text:style-name="T11">CTRL-V</text:span><text:span text:style-name="T11"> 009.</text:span></text:p>
          <text:p text:style-name="P225"/>
        </text:list-header>
      </text:list>
      <text:list xml:id="list1061465890" text:style-name="L91">
        <text:list-item>
          <text:p text:style-name="P285"><text:span text:style-name="T9">To enter a character in hexadecimal, use an "</text:span><text:span text:style-name="T9">x</text:span><text:span text:style-name="T9">" after the </text:span><text:span text:style-name="T9">CTRL-V</text:span><text:span text:style-name="T9">:</text:span></text:p>
        </text:list-item>
      </text:list>
      <text:list xml:id="list1563624394" text:continue-list="list982507588" text:style-name="L1">
        <text:list-header>
          <text:p text:style-name="P225"><text:s/><text:span text:style-name="T32"><text:s text:c="7"/>CTRL-V x7f</text:span></text:p>
          <text:p text:style-name="P225"/>
          <text:p text:style-name="P281"><text:span text:style-name="T9">This also goes up to character 255 (</text:span><text:span text:style-name="T11">CTRL-V xff</text:span><text:span text:style-name="T9">). <text:s/>You can use</text:span><text:span text:style-name="T26"> "</text:span><text:span text:style-name="T26">o</text:span><text:span text:style-name="T26">"</text:span><text:span text:style-name="T9"> to type a character </text:span><text:span text:style-name="T9">as</text:span><text:span text:style-name="T9"> an </text:span><text:span text:style-name="T9">octal</text:span><text:span text:style-name="T9"> number and two more methods allow you to type up to a 16 bit and a 32 bit number (e.g., for a </text:span><text:span text:style-name="T9">Unicode</text:span><text:span text:style-name="T9"> character):</text:span></text:p>
          <text:p text:style-name="P131"><text:s text:c="8"/>CTRL-V o123</text:p>
          <text:p text:style-name="P131"><text:s text:c="8"/>CTRL-V u1234</text:p>
          <text:p text:style-name="P131"><text:s text:c="8"/>CTRL-V U12345678</text:p>
          <text:p text:style-name="P82"/>
        </text:list-header>
        <text:list-item>
          <text:p text:style-name="P235">Digraphs</text:p>
          <text:p text:style-name="P281"><text:span text:style-name="T9"><text:s text:c="3"/>Some characters are not on the keyboard. <text:s/>For example, the </text:span><text:span text:style-name="T9">copyright</text:span><text:span text:style-name="T9"> character (©). <text:s/>To type these characters in Vim, you use </text:span><text:span text:style-name="T9">digraphs</text:span><text:span text:style-name="T9">, where two characters represent one. <text:s/>To enter a ©, for example, you press three keys:</text:span></text:p>
          <text:p text:style-name="P131"><text:s text:c="8"/>CTRL-K Co</text:p>
          <text:p text:style-name="P225"/>
        </text:list-item>
      </text:list>
      <text:list xml:id="list2028480552" text:style-name="L92">
        <text:list-item>
          <text:p text:style-name="P286"><text:span text:style-name="T9">To find out what </text:span><text:span text:style-name="T9">digraphs</text:span><text:span text:style-name="T9"> are available, use the following command:</text:span></text:p>
        </text:list-item>
      </text:list>
      <text:list xml:id="list475397738" text:continue-list="list1563624394" text:style-name="L1">
        <text:list-header>
          <text:p text:style-name="P225"><text:s text:c="2"/><text:span text:style-name="T32"><text:s text:c="6"/>:digraphs</text:span></text:p>
          <text:p text:style-name="P281"><text:span text:style-name="T9"><text:s text:c="4"/>You can exchange the first and second character, if there is no </text:span><text:span text:style-name="T9">digraph</text:span><text:span text:style-name="T9"> for that combination. <text:s/>Thus</text:span><text:span text:style-name="T11"> CTRL-K dP</text:span><text:span text:style-name="T9"> also works. <text:s/>Since there is no </text:span><text:span text:style-name="T9">digraph</text:span><text:span text:style-name="T9"> for "dP" Vim will also search for a "Pd" </text:span><text:span text:style-name="T9">digraph</text:span><text:span text:style-name="T9">.</text:span></text:p>
          <text:p text:style-name="P225"/>
        </text:list-header>
      </text:list>
      <text:list xml:id="list1723558121" text:style-name="L93">
        <text:list-item>
          <text:p text:style-name="P287"><text:span text:style-name="T9">You can define your own </text:span><text:span text:style-name="T9">digraphs</text:span><text:span text:style-name="T9">. <text:s/>Example:</text:span></text:p>
        </text:list-item>
      </text:list>
      <text:list xml:id="list102150798" text:continue-list="list475397738" text:style-name="L1">
        <text:list-header>
          <text:p text:style-name="P225"><text:s/><text:span text:style-name="T32"><text:s text:c="7"/>:digraph a" ä</text:span></text:p>
          <text:p text:style-name="P281"><text:span text:style-name="T9">This defines that </text:span><text:span text:style-name="T11">CTRL-K a"</text:span><text:span text:style-name="T9"> inserts an ä character. <text:s/>You can also specify the character with a decimal number. <text:s/>This defines the same </text:span><text:span text:style-name="T9">digraph</text:span><text:span text:style-name="T9">:</text:span></text:p>
          <text:p text:style-name="P131"><text:s text:c="8"/>:digraph a" 228</text:p>
          <text:p text:style-name="P82"/>
        </text:list-header>
        <text:list-item>
          <text:p text:style-name="P235">Normal mode commands</text:p>
        </text:list-item>
      </text:list>
      <text:p text:style-name="Text_20_body"><text:line-break/></text:p>
      <text:list xml:id="list1967097763" text:continue-numbering="true" text:style-name="L1">
        <text:list-header>
          <text:p text:style-name="P281"><text:soft-page-break/><text:span text:style-name="T9"><text:s text:c="5"/>With</text:span><text:span text:style-name="T11"> </text:span><text:span text:style-name="T26">CTRL-O</text:span><text:span text:style-name="T26"> </text:span><text:span text:style-name="T11">{command} </text:span><text:span text:style-name="T9">you can </text:span><text:span text:style-name="T11">execute any </text:span><text:span text:style-name="T11">Normal</text:span><text:span text:style-name="T11"> mode command from </text:span><text:span text:style-name="T11">Insert</text:span><text:span text:style-name="T11"> mode</text:span><text:span text:style-name="T9">. <text:s/>For example, to delete from the cursor to the end of the line:</text:span></text:p>
          <text:p text:style-name="P225"><text:s text:c="3"/><text:span text:style-name="T32"><text:s text:c="2"/></text:span><text:span text:style-name="T44"><text:s text:c="3"/>CTRL-O</text:span><text:span text:style-name="T32"> D</text:span></text:p>
          <text:p text:style-name="P131"/>
        </text:list-header>
      </text:list>
      <text:list xml:id="list342524339" text:style-name="L94">
        <text:list-item>
          <text:p text:style-name="P288"><text:span text:style-name="T9">You can execute only one </text:span><text:span text:style-name="T9">Normal</text:span><text:span text:style-name="T9"> mode command this way. <text:s/>But you can specify a </text:span><text:span text:style-name="T9">register</text:span><text:span text:style-name="T9"> or a </text:span><text:span text:style-name="T9">count</text:span><text:span text:style-name="T9">. <text:s/>A more complicated example:</text:span></text:p>
        </text:list-item>
      </text:list>
      <text:list xml:id="list194480074" text:continue-list="list1967097763" text:style-name="L1">
        <text:list-header>
          <text:p text:style-name="P225"><text:s text:c="7"/><text:span text:style-name="T32"><text:s/>CTRL-O "g3dw</text:span></text:p>
          <text:p text:style-name="P281"><text:span text:style-name="T9">This deletes up to the third </text:span><text:span text:style-name="T9">word</text:span><text:span text:style-name="T9"> into </text:span><text:span text:style-name="T9">register</text:span><text:span text:style-name="T9"> </text:span><text:span text:style-name="T9">g</text:span><text:span text:style-name="T9">.</text:span></text:p>
        </text:list-header>
      </text:list>
      <text:p text:style-name="P31"/>
      <text:p text:style-name="P31"/>
      <text:p text:style-name="P31"/>
      <text:list xml:id="list345668786" text:continue-numbering="true" text:style-name="L1">
        <text:list-header>
          <text:p text:style-name="P243"><text:s text:c="2"/>Editing formatted text</text:p>
          <text:p text:style-name="P333"><text:span text:style-name="T9"><text:s text:c="5"/>Text hardly ever comes in one </text:span><text:span text:style-name="T9">sentence</text:span><text:span text:style-name="T9"> per line. <text:s/>This chapter is about breaking sentences to make them fit on a page and other </text:span><text:span text:style-name="T9">formatting</text:span><text:span text:style-name="T9">. Vim also has useful features for editing single-line paragraphs and tables.</text:span></text:p>
          <text:p text:style-name="P82"/>
        </text:list-header>
        <text:list-item>
          <text:p text:style-name="P235">Breaking lines</text:p>
          <text:p text:style-name="P235">自动换行，连续输入不换行，出现空格时会换行：</text:p>
          <text:list>
            <text:list-header>
              <text:p text:style-name="P131">:set textwidth=30</text:p>
              <text:p text:style-name="P131"/>
            </text:list-header>
          </text:list>
          <text:p text:style-name="P336"><text:s text:c="5"/><text:span text:style-name="T32"><text:s text:c="4"/>1 <text:s text:c="8"/>2 <text:s text:c="8"/>3</text:span></text:p>
          <text:p text:style-name="P340"><text:s text:c="8"/>12345678901234567890123456789012345</text:p>
          <text:p text:style-name="P340"><text:s text:c="8"/>I taught programming for a </text:p>
          <text:p text:style-name="P340"><text:s text:c="8"/>while. One time, I was stopped </text:p>
          <text:p text:style-name="P340"><text:s text:c="8"/>by the Fort Worth police, </text:p>
          <text:p text:style-name="P340"><text:s text:c="8"/>because my homework was too </text:p>
          <text:p text:style-name="P340"><text:s text:c="8"/>hard. True story. </text:p>
          <text:list text:continue-numbering="true">
            <text:list-header>
              <text:p text:style-name="P131"/>
            </text:list-header>
          </text:list>
          <text:p text:style-name="P343"><text:span text:style-name="T9">The Vim editor is not a </text:span><text:span text:style-name="T9">word</text:span><text:span text:style-name="T9"> processor. <text:s/>In a </text:span><text:span text:style-name="T9">word</text:span><text:span text:style-name="T9"> processor, if you delete something at the beginning of the </text:span><text:span text:style-name="T9">paragraph</text:span><text:span text:style-name="T9">, the line breaks are reworked. <text:s/>In Vim they are not; so if you delete the </text:span><text:span text:style-name="T9">word</text:span><text:span text:style-name="T9"> "programming" from the first line, all you get is a short line:</text:span></text:p>
          <text:p text:style-name="P340"><text:s text:c="17"/>1 <text:s text:c="8"/>2 <text:s text:c="8"/>3</text:p>
          <text:p text:style-name="P340"><text:s text:c="8"/>12345678901234567890123456789012345</text:p>
          <text:p text:style-name="P340"><text:s text:c="8"/>I taught for a </text:p>
          <text:p text:style-name="P340"><text:s text:c="8"/>while. One time, I was stopped </text:p>
          <text:p text:style-name="P340"><text:soft-page-break/><text:s text:c="8"/>by the Fort Worth police, </text:p>
          <text:p text:style-name="P340"><text:s text:c="8"/>because my homework was too </text:p>
          <text:p text:style-name="P340"><text:s text:c="8"/>hard. True story. </text:p>
        </text:list-item>
      </text:list>
      <text:p text:style-name="Text_20_body"><text:line-break/></text:p>
      <text:list xml:id="list227889475" text:continue-numbering="true" text:style-name="L1">
        <text:list-header>
          <text:p text:style-name="P343"><text:span text:style-name="T9">To get the </text:span><text:span text:style-name="T9">paragraph</text:span><text:span text:style-name="T9"> into shape you use the "</text:span><text:span text:style-name="T11">gq</text:span><text:span text:style-name="T9">" </text:span><text:span text:style-name="T9">operator</text:span><text:span text:style-name="T9">. </text:span><text:span text:style-name="T7">实际就是将每行末尾填满。</text:span></text:p>
          <text:list text:continue-numbering="true">
            <text:list-header>
              <text:p text:style-name="P131">gq</text:p>
              <text:p text:style-name="P131">v4jgq</text:p>
              <text:p text:style-name="P131">gqap</text:p>
            </text:list-header>
          </text:list>
          <text:p text:style-name="P235"/>
        </text:list-header>
        <text:list-item>
          <text:p text:style-name="P235">Aligning text</text:p>
          <text:p text:style-name="P235">相当于居中操作</text:p>
          <text:p text:style-name="P336">To center a range of lines, use the following command:</text:p>
          <text:p text:style-name="P340"><text:s/><text:tab/><text:tab/>:{range}center [width]</text:p>
          <text:p text:style-name="P343"><text:span text:style-name="T26">{range} </text:span><text:span text:style-name="T9">is the usual command-line range. <text:s/>[width] is an optional line width to use for centering. <text:s/>If [width] is not specified, it defaults to the value of </text:span><text:span text:style-name="T9">'textwidth'</text:span><text:span text:style-name="T9">. <text:s/>(If </text:span><text:span text:style-name="T9">'textwidth'</text:span><text:span text:style-name="T9"> is 0, the default is 80.)</text:span></text:p>
          <text:p text:style-name="P336"><text:s text:c="3"/>For example:</text:p>
          <text:p text:style-name="P336"><text:s text:c="7"/><text:span text:style-name="T32"><text:s/>:1,5center 40</text:span></text:p>
          <text:p text:style-name="P336"/>
          <text:p text:style-name="P336">results in the following:</text:p>
          <text:p text:style-name="P340"><text:s text:c="7"/>I taught for a while. One </text:p>
          <text:p text:style-name="P340"><text:s text:c="7"/>time, I was stopped by the </text:p>
          <text:p text:style-name="P340"><text:s text:c="5"/>Fort Worth police, because my </text:p>
          <text:p text:style-name="P340"><text:s text:c="6"/>homework was too hard. True </text:p>
          <text:p text:style-name="P340"><text:s text:c="17"/>story. </text:p>
          <text:p text:style-name="P340"/>
        </text:list-item>
      </text:list>
      <text:list xml:id="list870472686" text:style-name="L95">
        <text:list-item>
          <text:p text:style-name="P137">RIGHT ALIGNMENT</text:p>
          <text:list>
            <text:list-header>
              <text:p text:style-name="P137">:1,5right 37</text:p>
            </text:list-header>
          </text:list>
          <text:p text:style-name="P137"/>
        </text:list-item>
        <text:list-item>
          <text:p text:style-name="P137">LEFT ALIGNMENT</text:p>
          <text:list>
            <text:list-header>
              <text:p text:style-name="P137">:{range}left [margin]</text:p>
            </text:list-header>
          </text:list>
          <text:p text:style-name="P137"/>
        </text:list-item>
        <text:list-item>
          <text:p text:style-name="P137">JUSTIFYING TEXT</text:p>
        </text:list-item>
      </text:list>
      <text:list xml:id="list162945829" text:continue-list="list227889475" text:style-name="L1">
        <text:list-header>
          <text:p text:style-name="P343"><text:span text:style-name="T9">Vim has no built-in way of justifying text. <text:s/>However, there is a neat </text:span><text:span text:style-name="T9">macro</text:span><text:span text:style-name="T9"> package that does the job. <text:s/>To use this package, execute the following command:</text:span></text:p>
          <text:p text:style-name="P336"><text:s text:c="7"/><text:span text:style-name="T32"><text:s/>:runtime macros/justify.vim</text:span></text:p>
          <text:p text:style-name="P336"><text:soft-page-break/></text:p>
          <text:p text:style-name="P343"><text:span text:style-name="T9">This Vim </text:span><text:span text:style-name="T9">script</text:span><text:span text:style-name="T9"> file defines a new visual command "</text:span><text:span text:style-name="T26">_j</text:span><text:span text:style-name="T9">". <text:s/>To justify a block of text, highlight the text in </text:span><text:span text:style-name="T9">Visual</text:span><text:span text:style-name="T9"> mode and then execute "_j".</text:span></text:p>
          <text:p text:style-name="P343"><text:span text:style-name="T9"><text:s text:c="3"/>Look in the file for more explanations. <text:s/>To go there, </text:span><text:span text:style-name="T9">do</text:span><text:span text:style-name="T9"> "</text:span><text:span text:style-name="T9">gf</text:span><text:span text:style-name="T9">" on this name <text:tab/><text:tab/><text:tab/><text:tab/><text:tab/> <text:s text:c="3"/></text:span><text:span text:style-name="T11">$VIMRUNTIME/macros/justify.vim.</text:span></text:p>
          <text:p text:style-name="P336"/>
          <text:p text:style-name="P343"><text:span text:style-name="T9">An alternative is to </text:span><text:span text:style-name="T9">filter</text:span><text:span text:style-name="T9"> the text through an external program. <text:s/>Example:</text:span></text:p>
          <text:p text:style-name="P336"><text:s text:c="2"/><text:span text:style-name="T32"><text:s text:c="6"/>:%!fmt</text:span></text:p>
          <text:p text:style-name="P240"/>
        </text:list-header>
        <text:list-item>
          <text:p text:style-name="P235">Indents and tabs</text:p>
          <text:p text:style-name="P340">:set autoindent # 自动缩进</text:p>
          <text:p text:style-name="P336"/>
          <text:p text:style-name="P343"><text:span text:style-name="T9">To increase the amount of indent in a line, use the "</text:span><text:span text:style-name="T11">&gt;</text:span><text:span text:style-name="T9">" </text:span><text:span text:style-name="T9">operator</text:span><text:span text:style-name="T9">. <text:s/>Often this is used </text:span><text:span text:style-name="T9">as</text:span><text:span text:style-name="T9"> "</text:span><text:span text:style-name="T26">&gt;&gt;</text:span><text:span text:style-name="T9">", which adds indent to the current line.</text:span></text:p>
          <text:p text:style-name="P340">:set shiftwidth=4 <text:s text:c="2"/>#设置使用 &gt;&gt; 命令时缩进的字符数</text:p>
          <text:p text:style-name="P336">"<text:span text:style-name="T32">4&gt;&gt;</text:span>" will increase the indent of <text:span text:style-name="T32">four lines</text:span>.</text:p>
          <text:p text:style-name="P235"/>
        </text:list-item>
        <text:list-item>
          <text:p text:style-name="P235">TABSTOP</text:p>
          <text:p text:style-name="P343"><text:span text:style-name="T9"><text:s text:c="5"/>If you want to make indents a multiple of 4, you set </text:span><text:span text:style-name="T9">'shiftwidth'</text:span><text:span text:style-name="T9"> to 4. <text:s/>But when pressing a </text:span><text:span text:style-name="T9">&lt;Tab&gt;</text:span><text:span text:style-name="T9"> you still get 8 spaces worth of indent. <text:s/>To change this, set the </text:span><text:span text:style-name="T9">'softtabstop'</text:span><text:span text:style-name="T9"> option:</text:span></text:p>
          <text:p text:style-name="P340"><text:s text:c="8"/>:set softtabstop=4</text:p>
          <text:p text:style-name="P336"/>
          <text:p text:style-name="P343"><text:span text:style-name="T9">This will make the </text:span><text:span text:style-name="T9">&lt;Tab&gt;</text:span><text:span text:style-name="T9"> key insert 4 spaces worth of indent. <text:s/>If there are already four spaces, a </text:span><text:span text:style-name="T9">&lt;Tab&gt;</text:span><text:span text:style-name="T9"> character is used (saving seven characters in the file). <text:s/>(If you always want spaces and no </text:span><text:span text:style-name="T9">tab</text:span><text:span text:style-name="T9"> characters, set the</text:span><text:span text:style-name="T11"> </text:span><text:span text:style-name="T11">'expandtab'</text:span><text:span text:style-name="T11"> </text:span><text:span text:style-name="T9">option.)</text:span></text:p>
          <text:p text:style-name="P343"><text:line-break/><text:span text:style-name="T11">Note:</text:span></text:p>
          <text:p text:style-name="P343"><text:span text:style-name="T9"><text:s text:c="8"/>You could set the </text:span><text:span text:style-name="T9">'tabstop'</text:span><text:span text:style-name="T9"> option to 4. <text:s/>However, if you edit the</text:span></text:p>
          <text:p text:style-name="P343"><text:span text:style-name="T9"><text:s text:c="8"/>file another time, with </text:span><text:span text:style-name="T9">'tabstop'</text:span><text:span text:style-name="T9"> set to the default value of 8, it</text:span></text:p>
          <text:p text:style-name="P343"><text:span text:style-name="T9"><text:s text:c="8"/>will look wrong. <text:s/>In other programs and when </text:span><text:span text:style-name="T9">printing</text:span><text:span text:style-name="T9"> the indent will</text:span></text:p>
          <text:p text:style-name="P343"><text:span text:style-name="T9"><text:s text:c="8"/>also be wrong. <text:s/>Therefore it is recommended to keep </text:span><text:span text:style-name="T9">'tabstop'</text:span><text:span text:style-name="T9"> at eight</text:span></text:p>
          <text:p text:style-name="P336"><text:s text:c="8"/>all the time. <text:s/>That's the standard value everywhere.</text:p>
        </text:list-item>
      </text:list>
      <text:p text:style-name="Text_20_body"/>
      <text:list xml:id="list1861234897" text:continue-numbering="true" text:style-name="L1">
        <text:list-item>
          <text:p text:style-name="P235">CHANGING TABS</text:p>
        </text:list-item>
      </text:list>
      <text:p text:style-name="P34"/>
      <text:list xml:id="list547375015" text:continue-numbering="true" text:style-name="L1">
        <text:list-header>
          <text:p text:style-name="P343"><text:span text:style-name="T9">You edit a file which was written with a tabstop of 3. <text:s/>In Vim it looks ugly, because it uses the normal tabstop value of 8. <text:s/>You can fix this by setting </text:span><text:span text:style-name="T9">'tabstop'</text:span><text:span text:style-name="T9"> to 3. <text:s/>But you have to </text:span><text:span text:style-name="T9">do</text:span><text:span text:style-name="T9"> </text:span><text:soft-page-break/><text:span text:style-name="T9">this every time you edit this file.</text:span></text:p>
          <text:p text:style-name="P343"><text:span text:style-name="T9"><text:s text:c="3"/>Vim can change the use of tabstops in your file. <text:s/>First, set </text:span><text:span text:style-name="T9">'tabstop'</text:span><text:span text:style-name="T9"> to make the indents look good, then use the "</text:span><text:span text:style-name="T9">:retab</text:span><text:span text:style-name="T9">" command:</text:span></text:p>
          <text:p text:style-name="P336"><text:s text:c="2"/><text:span text:style-name="T32"><text:s text:c="6"/>:set tabstop=3</text:span></text:p>
          <text:p text:style-name="P336"><text:s text:c="6"/><text:span text:style-name="T32"><text:s text:c="2"/>:retab 8</text:span></text:p>
          <text:p text:style-name="P336"/>
          <text:p text:style-name="P343"><text:span text:style-name="T9"><text:s text:c="4"/>The </text:span><text:span text:style-name="T26">"</text:span><text:span text:style-name="T26">:retab</text:span><text:span text:style-name="T26">"</text:span><text:span text:style-name="T9"> command will change </text:span><text:span text:style-name="T9">'tabstop'</text:span><text:span text:style-name="T9"> to 8, while </text:span><text:span text:style-name="T9">changing</text:span><text:span text:style-name="T9"> the text such that it looks the same. <text:s/>It changes spans of white space into tabs and spaces for this. <text:s/>You can now write the file. <text:s/>Next time you edit it the indents will be right without setting an option.</text:span></text:p>
          <text:p text:style-name="P343"><text:span text:style-name="T9"><text:s text:c="3"/>Warning: When using "</text:span><text:span text:style-name="T9">:retab</text:span><text:span text:style-name="T9">" on a program, it may change white space inside a string constant. <text:s/>Therefore it's a good habit to use </text:span><text:span text:style-name="T11">"\t</text:span><text:span text:style-name="T9">" instead of a real </text:span><text:span text:style-name="T9">tab</text:span><text:span text:style-name="T9">.</text:span></text:p>
          <text:p text:style-name="P82"/>
        </text:list-header>
        <text:list-item>
          <text:p text:style-name="P235">Dealing with long lines</text:p>
          <text:p text:style-name="P343"><text:span text:style-name="T9"><text:s text:c="5"/>If you switch the </text:span><text:span text:style-name="T9">'wrap'</text:span><text:span text:style-name="T9"> option off, each line in the file shows up </text:span><text:span text:style-name="T9">as</text:span><text:span text:style-name="T9"> one line on the screen. <text:s/>Then the ends of the long lines disappear off the screen to the right.</text:span></text:p>
        </text:list-item>
      </text:list>
      <text:p text:style-name="P15"><text:tab/><text:tab/><text:tab/>:set guioptions+=b</text:p>
      <text:list xml:id="list1212895129" text:continue-numbering="true" text:style-name="L1">
        <text:list-header>
          <text:p text:style-name="P343"><text:span text:style-name="T9"><text:s text:c="4"/>One horizontal scrollbar will appear at the bottom of the Vim </text:span><text:span text:style-name="T9">window</text:span><text:span text:style-name="T9">. If you don't have a scrollbar or don't want to use it, use these commands to scroll the text. <text:s/>The cursor will stay in the same place, but it's moved back into the visible text if necessary.</text:span></text:p>
          <text:p text:style-name="P336"/>
          <text:p text:style-name="P343"><text:span text:style-name="T11"><text:s text:c="8"/></text:span><text:span text:style-name="T11">zh</text:span><text:span text:style-name="T11"> <text:s text:c="3"/></text:span><text:span text:style-name="T9"><text:s text:c="10"/>scroll right</text:span></text:p>
          <text:p text:style-name="P336"><text:s text:c="4"/><text:span text:style-name="T32"><text:s text:c="4"/>4zh <text:s text:c="2"/></text:span><text:s text:c="10"/>scroll four characters right</text:p>
          <text:p text:style-name="P343"><text:span text:style-name="T9"><text:s text:c="6"/></text:span><text:span text:style-name="T11"><text:s text:c="2"/></text:span><text:span text:style-name="T11">zH</text:span><text:span text:style-name="T11"> <text:s text:c="3"/></text:span><text:span text:style-name="T9"><text:s text:c="10"/>scroll half a </text:span><text:span text:style-name="T9">window</text:span><text:span text:style-name="T9"> width right</text:span></text:p>
          <text:p text:style-name="P343"><text:span text:style-name="T9"><text:s text:c="3"/></text:span><text:span text:style-name="T11"><text:s text:c="5"/></text:span><text:span text:style-name="T11">ze</text:span><text:span text:style-name="T11"> <text:s text:c="2"/></text:span><text:span text:style-name="T9"><text:s text:c="11"/>scroll right to put the cursor at the end</text:span></text:p>
          <text:p text:style-name="P343"><text:span text:style-name="T9"><text:s text:c="7"/></text:span><text:span text:style-name="T11"><text:s/></text:span><text:span text:style-name="T11">zl</text:span><text:span text:style-name="T11"> <text:s text:c="3"/></text:span><text:span text:style-name="T9"><text:s text:c="10"/>scroll left</text:span></text:p>
          <text:p text:style-name="P336"><text:s text:c="5"/><text:span text:style-name="T32"><text:s text:c="3"/>4zl </text:span><text:s text:c="12"/>scroll four characters left</text:p>
          <text:p text:style-name="P343"><text:span text:style-name="T9"><text:s text:c="4"/></text:span><text:span text:style-name="T11"><text:s text:c="4"/></text:span><text:span text:style-name="T11">zL</text:span><text:span text:style-name="T11"> </text:span><text:span text:style-name="T9"><text:s text:c="13"/>scroll half a </text:span><text:span text:style-name="T9">window</text:span><text:span text:style-name="T9"> width left</text:span></text:p>
          <text:p text:style-name="P343"><text:span text:style-name="T9"><text:s text:c="5"/></text:span><text:span text:style-name="T11"><text:s text:c="3"/></text:span><text:span text:style-name="T11">zs</text:span><text:span text:style-name="T11"> <text:s text:c="11"/></text:span><text:span text:style-name="T7"><text:s text:c="2"/>scroll left to put the cursor at the start</text:span></text:p>
        </text:list-header>
      </text:list>
      <text:list xml:id="list2056669494" text:style-name="L96">
        <text:list-header>
          <text:p text:style-name="P305"/>
        </text:list-header>
        <text:list-item>
          <text:p text:style-name="P305">:set linebreak</text:p>
        </text:list-item>
      </text:list>
      <text:list xml:id="list1712317565" text:continue-list="list1212895129" text:style-name="L1">
        <text:list-header>
          <text:p text:style-name="P337">BREAKING AT WORDS <text:s text:c="14"/></text:p>
        </text:list-header>
        <text:list-item>
          <text:p text:style-name="P235">MOVING BY VISIBLE LINES</text:p>
          <text:p text:style-name="P343"><text:span text:style-name="T7">The "</text:span><text:span text:style-name="T7">j</text:span><text:span text:style-name="T7">" and "</text:span><text:span text:style-name="T7">k</text:span><text:span text:style-name="T7">" commands move to the next and previous lines. <text:s/>When used on a long line, this means moving a lot of screen lines at once.</text:span></text:p>
          <text:p text:style-name="P343"><text:span text:style-name="T7"><text:s text:c="3"/>To</text:span><text:span text:style-name="T11"> move only one screen line,</text:span><text:span text:style-name="T7"> use the </text:span><text:span text:style-name="T26">"</text:span><text:span text:style-name="T26">gj</text:span><text:span text:style-name="T26">"</text:span><text:span text:style-name="T7"> and </text:span><text:span text:style-name="T26">"</text:span><text:span text:style-name="T26">gk</text:span><text:span text:style-name="T26">"</text:span><text:span text:style-name="T7"> commands. <text:s/>When a line doesn't wrap they </text:span><text:span text:style-name="T7">do</text:span><text:span text:style-name="T7"> the same </text:span><text:span text:style-name="T7">as</text:span><text:span text:style-name="T7"> "</text:span><text:span text:style-name="T7">j</text:span><text:span text:style-name="T7">" and "</text:span><text:span text:style-name="T7">k</text:span><text:span text:style-name="T7">". <text:s/>When the line does wrap, they move to a character </text:span><text:soft-page-break/><text:span text:style-name="T7">displayed one line below or above.</text:span></text:p>
          <text:p text:style-name="P343"><text:span text:style-name="T7"><text:s text:c="2"/>You might like to use these mappings, which bind these </text:span><text:span text:style-name="T7">movement</text:span><text:span text:style-name="T7"> commands to the cursor keys:</text:span></text:p>
          <text:p text:style-name="P337"><text:s text:c="6"/><text:span text:style-name="T33"><text:s text:c="2"/>:map &lt;Up&gt; gk</text:span></text:p>
          <text:p text:style-name="P340"><text:s text:c="8"/>:map &lt;Down&gt; gj</text:p>
          <text:p text:style-name="P82"/>
        </text:list-item>
        <text:list-item>
          <text:p text:style-name="P235">Editing tables</text:p>
          <text:p text:style-name="P340">set virtualedit=all</text:p>
          <text:p text:style-name="P337">Now you can move the cursor to positions where there isn't any text. <text:s/>This is called <text:span text:style-name="T33">"virtual space"</text:span>. <text:s/>Editing a table is a lot easier this way.</text:p>
          <text:p text:style-name="P337"/>
          <text:p text:style-name="P337">Go back to non-virtual cursor movements with:</text:p>
          <text:p text:style-name="P337"><text:s text:c="4"/><text:span text:style-name="T33"><text:s text:c="4"/>:set virtualedit=</text:span></text:p>
        </text:list-item>
      </text:list>
      <text:list xml:id="list244014454" text:style-name="L97">
        <text:list-header>
          <text:p text:style-name="P138"/>
        </text:list-header>
        <text:list-item>
          <text:p text:style-name="P138">VIRTUAL REPLACE MODE</text:p>
        </text:list-item>
      </text:list>
      <text:list xml:id="list2160898253" text:continue-list="list1712317565" text:style-name="L1">
        <text:list-header>
          <text:p text:style-name="P343"><text:span text:style-name="T7">The disadvantage of using </text:span><text:span text:style-name="T7">'virtualedit'</text:span><text:span text:style-name="T7"> is that it "feels" different. <text:s/>You can't recognize tabs or spaces beyond the end of line when moving the cursor around. <text:s/>Another method can be used: Virtual </text:span><text:span text:style-name="T7">Replace</text:span><text:span text:style-name="T7"> mode.</text:span></text:p>
          <text:list>
            <text:list-item>
              <text:list>
                <text:list-item>
                  <text:list>
                    <text:list-item>
                      <text:list>
                        <text:list-item>
                          <text:list>
                            <text:list-item>
                              <text:list>
                                <text:list-item>
                                  <text:list>
                                    <text:list-item>
                                      <text:list>
                                        <text:list-header>
                                          <text:p text:style-name="P340"><text:s/><text:tab/><text:tab/><text:span text:style-name="T43"><text:tab/>gr</text:span></text:p>
                                        </text:list-header>
                                      </text:list>
                                    </text:list-item>
                                  </text:list>
                                </text:list-item>
                              </text:list>
                            </text:list-item>
                          </text:list>
                          <text:p text:style-name="P342"><text:s text:c="3"/><text:tab/><text:tab/>gR</text:p>
                        </text:list-item>
                      </text:list>
                    </text:list-item>
                  </text:list>
                </text:list-item>
              </text:list>
            </text:list-item>
          </text:list>
          <text:p text:style-name="P243"/>
          <text:p text:style-name="P243"><text:s/>Repeating</text:p>
          <text:p text:style-name="P331"><text:s text:c="4"/>An editing task is hardly ever unstructured. <text:s/>A change often needs to be made several times. <text:s/>In this chapter a number of useful ways to repeat a change will be explained.</text:p>
          <text:p text:style-name="P82"/>
        </text:list-header>
        <text:list-item>
          <text:p text:style-name="P235">Repeating with Visual mode</text:p>
          <text:p text:style-name="P343"><text:span text:style-name="T7"><text:s text:c="4"/></text:span><text:span text:style-name="T7">Visual</text:span><text:span text:style-name="T7"> mode is very handy for making a change in any sequence of lines. <text:s/>You can see the highlighted text, thus you can check if the correct lines are changed. <text:s/>But making the selection takes some typing. <text:s/>The </text:span><text:span text:style-name="T26">"</text:span><text:span text:style-name="T26">gv</text:span><text:span text:style-name="T26">"</text:span><text:span text:style-name="T7"> command selects the same area again. <text:s/>This allows you to </text:span><text:span text:style-name="T7">do</text:span><text:span text:style-name="T7"> another operation on the same text.</text:span></text:p>
          <text:p text:style-name="P235"/>
        </text:list-item>
        <text:list-item>
          <text:p text:style-name="P235">Add and subtract</text:p>
          <text:p text:style-name="P340">ctrl+A: 在数字上用，加1, 2ctrl+A 加2</text:p>
          <text:p text:style-name="P340"><text:soft-page-break/>ctrl+X： 减法</text:p>
          <text:p text:style-name="P340"/>
          <text:p text:style-name="P337">Another example:</text:p>
          <text:p text:style-name="P337"/>
          <text:p text:style-name="P340"><text:s text:c="8"/>006 <text:s text:c="4"/>foo bar </text:p>
          <text:p text:style-name="P340"><text:s text:c="8"/>007 <text:s text:c="4"/>foo bar </text:p>
          <text:p text:style-name="P337"/>
          <text:p text:style-name="P343"><text:span text:style-name="T7">Using</text:span><text:span text:style-name="T11"> </text:span><text:span text:style-name="T11">CTRL-A</text:span><text:span text:style-name="T11"> </text:span><text:span text:style-name="T7">on these numbers results in:</text:span></text:p>
          <text:p text:style-name="P337"/>
          <text:p text:style-name="P340"><text:s text:c="8"/>007 <text:s text:c="4"/>foo bar </text:p>
          <text:p text:style-name="P340"><text:s text:c="8"/>010 <text:s text:c="4"/>foo bar </text:p>
          <text:p text:style-name="P337"/>
          <text:p text:style-name="P343"><text:span text:style-name="T7">7 plus one is 10? <text:s/>What happened here is that Vim recognized "007" </text:span><text:span text:style-name="T7">as</text:span><text:span text:style-name="T7"> an </text:span><text:span text:style-name="T7">octal</text:span><text:span text:style-name="T7"> number, because there is a leading zero. <text:s/>This </text:span><text:span text:style-name="T7">notation</text:span><text:span text:style-name="T7"> is often used in C programs. <text:s/>If you </text:span><text:span text:style-name="T7">do</text:span><text:span text:style-name="T7"> not want a number with leading zeros to be handled </text:span><text:span text:style-name="T7">a</text:span><text:span text:style-name="T7">s </text:span><text:span text:style-name="T7">octal</text:span><text:span text:style-name="T7">, use this:</text:span></text:p>
          <text:p text:style-name="P343"><text:span text:style-name="T7"><text:s text:c="4"/></text:span><text:span text:style-name="T11"><text:s text:c="4"/>:set nrformats-=octal</text:span></text:p>
          <text:p text:style-name="P82"/>
        </text:list-item>
        <text:list-item>
          <text:p text:style-name="P82">Making a change in many files</text:p>
          <text:p text:style-name="P343"><text:span text:style-name="T7">Suppose you have a variable called "x_cnt" and you want to change it to "x_counter". <text:s/>This variable is used in several of your C files. <text:s/>You need to change it in all files. <text:s/>This is how you </text:span><text:span text:style-name="T7">do</text:span><text:span text:style-name="T7"> it.</text:span></text:p>
          <text:p text:style-name="P337"><text:s text:c="3"/>Put all the relevant files in the argument list:</text:p>
          <text:p text:style-name="P337"><text:s text:c="5"/><text:span text:style-name="T33"><text:s text:c="3"/>:args *.c</text:span></text:p>
          <text:p text:style-name="P337"><text:s/></text:p>
          <text:p text:style-name="P337">This finds all C files and edits the first one. <text:s/>Now you can perform a substitution command on all these files:</text:p>
          <text:p text:style-name="P340"><text:s text:c="8"/>:argdo %s/\&lt;x_cnt\&gt;/x_counter/ge | update</text:p>
          <text:p text:style-name="P337"/>
          <text:p text:style-name="P343"><text:span text:style-name="T7"><text:s text:c="4"/>The</text:span><text:span text:style-name="T26"> "</text:span><text:span text:style-name="T26">:argdo</text:span><text:span text:style-name="T26">"</text:span><text:span text:style-name="T7"> command takes an argument that is another command. <text:s/>That command will be executed on all files in the argument list.</text:span></text:p>
          <text:p text:style-name="P343"><text:span text:style-name="T7"><text:s text:c="3"/>The "%s" substitute command that follows works on all lines. <text:s/>It finds the </text:span><text:span text:style-name="T7">word</text:span><text:span text:style-name="T7"> "x_cnt" with "\&lt;x_cnt\&gt;". <text:s/>The "\&lt;" and "\&gt;" are used to match the whole </text:span><text:span text:style-name="T7">word</text:span><text:span text:style-name="T7"> only, and not "px_cnt" or "x_cnt2".</text:span></text:p>
          <text:p text:style-name="P343"><text:span text:style-name="T7"><text:s text:c="3"/>The flags for the substitute command include "</text:span><text:span text:style-name="T7">g</text:span><text:span text:style-name="T7">" to replace all occurrences of "x_cnt" in the same line. <text:s/>The "</text:span><text:span text:style-name="T7">e</text:span><text:span text:style-name="T7">" flag is used to avoid an error message when "x_cnt" does not appear in the file. <text:s/>Otherwise "</text:span><text:span text:style-name="T7">:argdo</text:span><text:span text:style-name="T7">" would abort on the first file where "x_cnt" was not found.</text:span></text:p>
          <text:p text:style-name="P337"><text:s text:c="3"/>The <text:span text:style-name="T45">"|"</text:span> separates two commands. <text:s/>The following "update" command writes the file only if <text:soft-page-break/>it was changed. <text:s/>If no "x_cnt" was changed to "x_counter" nothing happens.</text:p>
          <text:p text:style-name="P337"/>
          <text:p text:style-name="P343"><text:span text:style-name="T7">There is also the </text:span><text:span text:style-name="T26">"</text:span><text:span text:style-name="T26">:windo</text:span><text:span text:style-name="T26">"</text:span><text:span text:style-name="T7"> command, which executes its argument in all </text:span><text:span text:style-name="T7">windows</text:span><text:span text:style-name="T7">. <text:s/>And </text:span><text:span text:style-name="T26">"</text:span><text:span text:style-name="T26">:bufdo</text:span><text:span text:style-name="T26">"</text:span><text:span text:style-name="T7"> executes its argument on all </text:span><text:span text:style-name="T7">buffers</text:span><text:span text:style-name="T7">. <text:s/>Be careful with this, because you might have more files in the buffer list than you think. Check this with the "</text:span><text:span text:style-name="T7">:buffers</text:span><text:span text:style-name="T7">" command (or ":ls").</text:span></text:p>
          <text:p text:style-name="P82"/>
        </text:list-item>
        <text:list-item>
          <text:p text:style-name="P235">Using Vim from a shell script</text:p>
          <text:p text:style-name="P318"><text:span text:style-name="T7"><text:s/><text:tab/> The Vim editor does a superb job </text:span><text:span text:style-name="T7">as</text:span><text:span text:style-name="T7"> a screen-oriented editor when using </text:span><text:span text:style-name="T7">Normal</text:span><text:span text:style-name="T7"> mode commands. <text:s/>For batch processing, however, </text:span><text:span text:style-name="T7">Normal</text:span><text:span text:style-name="T7"> mode commands </text:span><text:span text:style-name="T7">do</text:span><text:span text:style-name="T7"> not result in clear, commented command files; so here you will use </text:span><text:span text:style-name="T7">Ex</text:span><text:span text:style-name="T7"> mode instead. <text:s/>This mode gives you a </text:span><text:span text:style-name="T7">nice</text:span><text:span text:style-name="T7"> command-line interface that makes it </text:span><text:span text:style-name="T7">easy</text:span><text:span text:style-name="T7"> to put into a batch file. <text:s/>(</text:span><text:span text:style-name="T11">"Ex command"</text:span><text:span text:style-name="T7"> is just another name for a command-line (:) command.)</text:span></text:p>
          <text:p text:style-name="P343"><text:span text:style-name="T7"><text:s text:c="3"/>The </text:span><text:span text:style-name="T7">Ex</text:span><text:span text:style-name="T7"> mode commands you need are </text:span><text:span text:style-name="T7">as</text:span><text:span text:style-name="T7"> follows:</text:span></text:p>
          <text:p text:style-name="P337"><text:s text:c="3"/><text:span text:style-name="T33"><text:s text:c="5"/>%s/-person-/Jones/g</text:span></text:p>
          <text:p text:style-name="P340"><text:s text:c="8"/>write tempfile</text:p>
          <text:p text:style-name="P340"><text:s text:c="8"/>quit</text:p>
          <text:p text:style-name="P337"/>
          <text:p text:style-name="P343"><text:span text:style-name="T7">You put these commands in the file "change.vim". <text:s/>Now to run the editor in batch mode, use this shell </text:span><text:span text:style-name="T7">script</text:span><text:span text:style-name="T7">:</text:span></text:p>
          <text:p text:style-name="P337"><text:s text:c="8"/>for file in *.txt; do</text:p>
          <text:p text:style-name="P340"><text:s text:c="10"/>vim -e -s $file &lt; change.vim</text:p>
          <text:p text:style-name="P337"><text:s text:c="10"/>lpr -r tempfile</text:p>
          <text:p text:style-name="P337"><text:s text:c="8"/>done</text:p>
          <text:p text:style-name="P337"/>
          <text:p text:style-name="P343"><text:span text:style-name="T7"><text:s text:c="3"/>The second line runs the Vim editor in</text:span><text:span text:style-name="T11"> </text:span><text:span text:style-name="T11">Ex</text:span><text:span text:style-name="T11"> mode (</text:span><text:span text:style-name="T26">-e</text:span><text:span text:style-name="T11"> argument) </text:span><text:span text:style-name="T7">on the file $file and reads commands from the file "change.vim". <text:s/>The </text:span><text:span text:style-name="T26">-s</text:span><text:span text:style-name="T7"> argument tells Vim to operate in silent mode. <text:s/>In other words, </text:span><text:span text:style-name="T7">do</text:span><text:span text:style-name="T7"> not keep outputting the :prompt, or any other prompt for that matter.</text:span></text:p>
          <text:p text:style-name="P343"><text:span text:style-name="T7"><text:s text:c="3"/>The "lpr </text:span><text:span text:style-name="T7">-r</text:span><text:span text:style-name="T7"> tempfile" command prints the resulting "</text:span><text:span text:style-name="T7">tempfile</text:span><text:span text:style-name="T7">" and deletes it (that's what the </text:span><text:span text:style-name="T7">-r</text:span><text:span text:style-name="T7"> argument does).</text:span></text:p>
          <text:p text:style-name="P82"/>
        </text:list-item>
        <text:list-item>
          <text:p text:style-name="P235">READING FROM STDIN</text:p>
          <text:p text:style-name="P343"><text:s text:c="7"/><text:span text:style-name="T11"><text:s/>ls | vim -</text:span></text:p>
          <text:p text:style-name="P343"><text:span text:style-name="T7">If you use the standard input to read text from, you can use the "</text:span><text:span text:style-name="T7">-S</text:span><text:span text:style-name="T7">" argument to read a </text:span><text:span text:style-name="T7">script</text:span><text:span text:style-name="T7">:</text:span></text:p>
          <text:p text:style-name="P337"><text:s text:c="8"/>producer | vim -S change.vim -</text:p>
          <text:p text:style-name="P337"/>
        </text:list-item>
        <text:list-item>
          <text:p text:style-name="P235"><text:soft-page-break/>NORMAL MODE SCRIPTS</text:p>
          <text:p text:style-name="P343"><text:span text:style-name="T7">If you really want to use </text:span><text:span text:style-name="T7">Normal</text:span><text:span text:style-name="T7"> mode commands in a </text:span><text:span text:style-name="T7">script</text:span><text:span text:style-name="T7">, you can use it like this:</text:span></text:p>
          <text:p text:style-name="P340"><text:s text:c="8"/>vim -s script file.txt ...</text:p>
          <text:p text:style-name="P337"><text:s/></text:p>
          <text:p text:style-name="P350"><text:s text:c="6"/>Note:</text:p>
          <text:p text:style-name="P343"><text:span text:style-name="T7"><text:s text:c="8"/>"</text:span><text:span text:style-name="T7">-s</text:span><text:span text:style-name="T7">" has a different meaning when it is used without "</text:span><text:span text:style-name="T7">-e</text:span><text:span text:style-name="T7">". <text:s/>Here it</text:span></text:p>
          <text:p text:style-name="P343"><text:span text:style-name="T7"><text:s text:c="8"/>means to source the "</text:span><text:span text:style-name="T7">script</text:span><text:span text:style-name="T7">" </text:span><text:span text:style-name="T7">as</text:span><text:span text:style-name="T7"> </text:span><text:span text:style-name="T7">Normal</text:span><text:span text:style-name="T7"> mode commands. <text:s/>When used with</text:span></text:p>
          <text:p text:style-name="P343"><text:span text:style-name="T7"><text:s text:c="8"/>"</text:span><text:span text:style-name="T7">-e</text:span><text:span text:style-name="T7">" it means to be silent, and doesn't use the next argument </text:span><text:span text:style-name="T7">as</text:span><text:span text:style-name="T7"> a</text:span></text:p>
          <text:p text:style-name="P337"><text:s text:c="8"/>file name.</text:p>
        </text:list-item>
      </text:list>
      <text:list xml:id="list1613414631" text:style-name="L98">
        <text:list-item>
          <text:p text:style-name="P289"><text:span text:style-name="T7">The commands in "</text:span><text:span text:style-name="T7">script</text:span><text:span text:style-name="T7">" are executed like you typed them. <text:s/>Don't forget that a line break is interpreted </text:span><text:span text:style-name="T7">as</text:span><text:span text:style-name="T7"> pressing </text:span><text:span text:style-name="T7">&lt;Enter&gt;</text:span><text:span text:style-name="T7">. <text:s/>In </text:span><text:span text:style-name="T7">Normal</text:span><text:span text:style-name="T7"> mode that moves the cursor to the next line.</text:span></text:p>
          <text:p text:style-name="P195"/>
        </text:list-item>
        <text:list-item>
          <text:p text:style-name="P289"><text:span text:style-name="T7">To create the </text:span><text:span text:style-name="T7">script</text:span><text:span text:style-name="T7"> you can edit the </text:span><text:span text:style-name="T7">script</text:span><text:span text:style-name="T7"> file and type the commands. You need to imagine what the result would be, which can be a bit difficult. Another way is to record the commands while you perform them manually. <text:s/>This is how you </text:span><text:span text:style-name="T7">do</text:span><text:span text:style-name="T7"> that:</text:span></text:p>
        </text:list-item>
      </text:list>
      <text:list xml:id="list937448457" text:continue-list="list2160898253" text:style-name="L1">
        <text:list-header>
          <text:p text:style-name="P337"><text:s text:c="6"/><text:span text:style-name="T33"><text:s text:c="2"/>vim -w script file.txt ...</text:span></text:p>
          <text:p text:style-name="P337"/>
          <text:p text:style-name="P343"><text:span text:style-name="T7">All typed keys will be written to "</text:span><text:span text:style-name="T7">script</text:span><text:span text:style-name="T7">". <text:s/>If you make a small mistake you can just continue and remember to edit the </text:span><text:span text:style-name="T7">script</text:span><text:span text:style-name="T7"> later.</text:span></text:p>
          <text:p text:style-name="P343"><text:span text:style-name="T7"><text:s text:c="3"/>The</text:span><text:span text:style-name="T26"> "</text:span><text:span text:style-name="T26">-w</text:span><text:span text:style-name="T26">"</text:span><text:span text:style-name="T7"> argument appends to an existing </text:span><text:span text:style-name="T7">script</text:span><text:span text:style-name="T7">. <text:s/>That is good when you want to record the </text:span><text:span text:style-name="T7">script</text:span><text:span text:style-name="T7"> bit by bit. <text:s/>If you want to start from scratch and start all over, use the </text:span><text:span text:style-name="T26">"</text:span><text:span text:style-name="T26">-W</text:span><text:span text:style-name="T26">"</text:span><text:span text:style-name="T7"> argument. <text:s/>It overwrites any existing file.</text:span></text:p>
        </text:list-header>
      </text:list>
      <text:p text:style-name="P6"/>
      <text:p text:style-name="P6"/>
      <text:p text:style-name="P23">Search commands and patterns</text:p>
      <text:p text:style-name="P35"><text:span text:style-name="T19"><text:s text:c="4"/>In chapter 3 a few simple search patterns were mentioned |</text:span><text:span text:style-name="T19">03.9</text:span><text:span text:style-name="T19">|. <text:s/>Vim can </text:span><text:span text:style-name="T19">d</text:span><text:span text:style-name="T19">o </text:span><text:span text:style-name="T18">much more complex searches. <text:s/>This chapter explains the most often used ones. </text:span><text:span text:style-name="T19">A detailed specification can be found here: |</text:span><text:span text:style-name="T19">pattern</text:span><text:span text:style-name="T19">|</text:span></text:p>
      <text:p text:style-name="P6"/>
      <text:list xml:id="list1128161665" text:continue-numbering="true" text:style-name="L1">
        <text:list-item>
          <text:p text:style-name="P235">Ignoring case</text:p>
          <text:p text:style-name="P340">:set ignorecase</text:p>
          <text:p text:style-name="P340">:set noignorecase</text:p>
          <text:p text:style-name="P343"><text:span text:style-name="T7">Now set the </text:span><text:span text:style-name="T7">'smartcase'</text:span><text:span text:style-name="T7"> option:</text:span></text:p>
          <text:p text:style-name="P337"><text:s text:c="2"/><text:span text:style-name="T34"><text:s text:c="6"/>:set ignorecase </text:span><text:span text:style-name="T46">smartcase</text:span></text:p>
          <text:p text:style-name="P337"/>
          <text:p text:style-name="P343"><text:soft-page-break/><text:span text:style-name="T7"><text:s text:c="4"/>With these two </text:span><text:span text:style-name="T7">options</text:span><text:span text:style-name="T7"> set you find the following matches:</text:span></text:p>
          <text:p text:style-name="P337"/>
          <text:p text:style-name="P340"><text:s text:c="8"/>pattern <text:s text:c="16"/>matches </text:p>
          <text:p text:style-name="P343"><text:span text:style-name="T7"><text:s text:c="8"/></text:span><text:span text:style-name="T7">word</text:span><text:span text:style-name="T7"> <text:s text:c="19"/></text:span><text:span text:style-name="T7">word</text:span><text:span text:style-name="T7">, Word, </text:span><text:span text:style-name="T7">WORD</text:span><text:span text:style-name="T7">, WoRd, etc.</text:span></text:p>
          <text:p text:style-name="P337"><text:s text:c="8"/>Word <text:s text:c="19"/>Word</text:p>
          <text:p text:style-name="P343"><text:span text:style-name="T7"><text:s text:c="8"/></text:span><text:span text:style-name="T7">WORD</text:span><text:span text:style-name="T7"> <text:s text:c="17"/></text:span><text:span text:style-name="T7">WORD</text:span></text:p>
          <text:p text:style-name="P337"><text:s text:c="8"/>WoRd <text:s text:c="19"/>WoRd</text:p>
          <text:p text:style-name="P337"/>
          <text:p text:style-name="P82"/>
        </text:list-item>
        <text:list-item>
          <text:p text:style-name="P235">CASE IN ONE PATTERN</text:p>
          <text:list>
            <text:list-item>
              <text:list>
                <text:list-item>
                  <text:list>
                    <text:list-header>
                      <text:p text:style-name="P340">pattern <text:s text:c="16"/>matches </text:p>
                    </text:list-header>
                  </text:list>
                </text:list-item>
              </text:list>
            </text:list-item>
          </text:list>
          <text:p text:style-name="P343"><text:span text:style-name="T7"><text:s text:c="8"/>\Cword <text:s text:c="17"/></text:span><text:span text:style-name="T7">word</text:span></text:p>
          <text:p text:style-name="P337"><text:s text:c="8"/>\CWord <text:s text:c="17"/>Word</text:p>
          <text:p text:style-name="P343"><text:span text:style-name="T7"><text:s text:c="8"/>\cword <text:s text:c="17"/></text:span><text:span text:style-name="T7">word</text:span><text:span text:style-name="T7">, Word, </text:span><text:span text:style-name="T7">WORD</text:span><text:span text:style-name="T7">, WoRd, etc.</text:span></text:p>
          <text:p text:style-name="P343"><text:span text:style-name="T7"><text:s text:c="8"/>\cWord <text:s text:c="17"/></text:span><text:span text:style-name="T7">word</text:span><text:span text:style-name="T7">, Word, </text:span><text:span text:style-name="T7">WORD</text:span><text:span text:style-name="T7">, WoRd, etc.</text:span></text:p>
          <text:p text:style-name="P337"/>
          <text:p text:style-name="P343"><text:span text:style-name="T7"><text:s text:c="4"/>A big advantage of using </text:span><text:span text:style-name="T26">"\c"</text:span><text:span text:style-name="T7"> and</text:span><text:span text:style-name="T26"> "\C"</text:span><text:span text:style-name="T7"> is that it sticks with the </text:span><text:span text:style-name="T7">pattern</text:span><text:span text:style-name="T7">. Thus if you repeat a </text:span><text:span text:style-name="T7">pattern</text:span><text:span text:style-name="T7"> from the search </text:span><text:span text:style-name="T7">history</text:span><text:span text:style-name="T7">, the same will happen, no matter if </text:span><text:span text:style-name="T7">'ignorecase'</text:span><text:span text:style-name="T7"> or </text:span><text:span text:style-name="T7">'smartcase'</text:span><text:span text:style-name="T7"> was changed.</text:span></text:p>
          <text:p text:style-name="P131"/>
          <text:p text:style-name="P131">Note:</text:p>
          <text:p text:style-name="P281"><text:span text:style-name="T7"><text:s text:c="8"/>The use of "\" items in search patterns depends on the </text:span><text:span text:style-name="T7"><text:s/>option.</text:span></text:p>
          <text:p text:style-name="P281"><text:span text:style-name="T7"><text:s text:c="8"/>In this chapter we will assume </text:span><text:span text:style-name="T7">'magic'</text:span><text:span text:style-name="T7"> is on, because that is the</text:span></text:p>
          <text:p text:style-name="P281"><text:span text:style-name="T7"><text:s text:c="8"/>standard and recommended setting. <text:s/>If you would change </text:span><text:span text:style-name="T7">'magic'</text:span><text:span text:style-name="T7">, many</text:span></text:p>
          <text:p text:style-name="P196"><text:s text:c="8"/>search patterns would suddenly become invalid.</text:p>
          <text:p text:style-name="P82"/>
        </text:list-item>
        <text:list-item>
          <text:p text:style-name="P235">Wrapping around the file end</text:p>
          <text:p text:style-name="P196">To turn off search wrapping, use the following command:</text:p>
          <text:p text:style-name="P196"><text:s text:c="4"/><text:span text:style-name="T33"><text:s text:c="4"/>:set nowrapscan</text:span></text:p>
          <text:p text:style-name="P196"/>
          <text:p text:style-name="P196">Now when the search hits the end of the file, an error message displays:</text:p>
          <text:p text:style-name="P131"><text:s text:c="8"/>E385: search hit BOTTOM without match for: forever </text:p>
          <text:p text:style-name="P235"/>
        </text:list-item>
        <text:list-item>
          <text:p text:style-name="P235">Offsets</text:p>
          <text:p text:style-name="P281"><text:s text:c="2"/><text:span text:style-name="T7">For the forward search command "</text:span><text:span text:style-name="T7">/</text:span><text:span text:style-name="T7">", the offset is specified by appending a slash (/) and the offset:</text:span></text:p>
          <text:p text:style-name="P196"><text:soft-page-break/><text:span text:style-name="T33"><text:s text:c="8"/>/default/2</text:span> <text:s text:c="4"/>#在匹配行后再向下走两行</text:p>
          <text:p text:style-name="P196"/>
          <text:p text:style-name="P281"><text:span text:style-name="T7"><text:s text:c="4"/>This command searches for the </text:span><text:span text:style-name="T7">pattern</text:span><text:span text:style-name="T7"> "default" and then moves to the beginning of the second line past the </text:span><text:span text:style-name="T7">pattern</text:span><text:span text:style-name="T7">. <text:s/>Using this command on the </text:span><text:span text:style-name="T7">paragraph</text:span><text:span text:style-name="T7"> above, Vim finds the </text:span><text:span text:style-name="T7">word</text:span><text:span text:style-name="T7"> "default" in the first line. <text:s/>Then </text:span><text:span text:style-name="T11">the cursor is moved two lines down</text:span><text:span text:style-name="T7"> and lands on "an offset".</text:span></text:p>
          <text:p text:style-name="P196"><text:s text:c="5"/>If the offset is a simple number, the cursor will be placed at the beginning of the line that many lines from the match. <text:s/>The offset number can be positive or negative. <text:s/>If it is positive, the cursor moves down that many lines; if negative, it moves up.</text:p>
        </text:list-item>
      </text:list>
      <text:list xml:id="list1141071524" text:style-name="L99">
        <text:list-header>
          <text:p text:style-name="P197"/>
        </text:list-header>
        <text:list-item>
          <text:p text:style-name="P139">/const/e</text:p>
        </text:list-item>
      </text:list>
      <text:list xml:id="list1248471874" text:continue-list="list1128161665" text:style-name="L1">
        <text:list-header>
          <text:p text:style-name="P281"><text:span text:style-name="T7">The "</text:span><text:span text:style-name="T7">e</text:span><text:span text:style-name="T7">" offset indicates an offset from the end of the match. <text:s/>It moves the cursor onto the last character of the match. <text:s/></text:span></text:p>
          <text:p text:style-name="P131">/const/e+1</text:p>
          <text:p text:style-name="P131">/const/e-1</text:p>
        </text:list-header>
      </text:list>
      <text:list xml:id="list2126210402" text:style-name="L100">
        <text:list-header>
          <text:p text:style-name="P140"/>
        </text:list-header>
        <text:list-item>
          <text:p text:style-name="P140">/const/b+2</text:p>
        </text:list-item>
      </text:list>
      <text:list xml:id="list2116102854" text:continue-list="list1248471874" text:style-name="L1">
        <text:list-header>
          <text:p text:style-name="P196">Moves the cursor to the beginning of the match and then two characters to the right. <text:s/></text:p>
        </text:list-header>
      </text:list>
      <text:list xml:id="list1546988684" text:continue-list="list2126210402" text:style-name="L100">
        <text:list-header>
          <text:p text:style-name="P140"/>
        </text:list-header>
        <text:list-item>
          <text:p text:style-name="P140">REPEATING</text:p>
        </text:list-item>
      </text:list>
      <text:list xml:id="list42114749" text:continue-list="list2116102854" text:style-name="L1">
        <text:list-header>
          <text:p text:style-name="P281"><text:span text:style-name="T7">To repeat searching for the previously used search </text:span><text:span text:style-name="T7">pattern</text:span><text:span text:style-name="T7">, but with a different offset, leave out the </text:span><text:span text:style-name="T7">pattern</text:span><text:span text:style-name="T7">:</text:span></text:p>
          <text:p text:style-name="P196"><text:s text:c="8"/><text:span text:style-name="T33">/that</text:span></text:p>
          <text:p text:style-name="P131"><text:s text:c="8"/>//e</text:p>
          <text:p text:style-name="P196"/>
          <text:p text:style-name="P196">Is equal to:</text:p>
          <text:p text:style-name="P196"><text:s text:c="4"/><text:span text:style-name="T33"><text:s text:c="4"/>/that/e</text:span></text:p>
          <text:p text:style-name="P196"/>
          <text:p text:style-name="P196">To repeat with the same offset:</text:p>
          <text:p text:style-name="P196"><text:s text:c="4"/><text:span text:style-name="T33"><text:s text:c="4"/>/</text:span></text:p>
          <text:p text:style-name="P281"><text:span text:style-name="T11">"</text:span><text:span text:style-name="T11">n</text:span><text:span text:style-name="T11">"</text:span><text:span text:style-name="T7"> does the same thing. <text:s/>To repeat while removing a previously used offset:</text:span></text:p>
          <text:p text:style-name="P196"><text:s text:c="5"/><text:span text:style-name="T33"><text:s text:c="3"/>//</text:span></text:p>
          <text:p text:style-name="P82"/>
        </text:list-header>
        <text:list-item>
          <text:p text:style-name="P235">Matching multiple times</text:p>
        </text:list-item>
      </text:list>
      <text:list xml:id="list1683538387" text:style-name="L101">
        <text:list-item>
          <text:p text:style-name="P198">The "*" item specifies that the item before it can match any number of times. Thus:</text:p>
        </text:list-item>
      </text:list>
      <text:list xml:id="list2100133323" text:continue-list="list42114749" text:style-name="L1">
        <text:list-header>
          <text:p text:style-name="P196"><text:s text:c="7"/><text:span text:style-name="T33"><text:s/>/a*</text:span></text:p>
          <text:p text:style-name="P196"/>
          <text:p text:style-name="P281"><text:soft-page-break/><text:span text:style-name="T7">matches "</text:span><text:span text:style-name="T7">a</text:span><text:span text:style-name="T7">", "aa", "aaa", etc. <text:s/>But also "" (the empty string), because zero times is included.</text:span></text:p>
          <text:p text:style-name="P281"><text:span text:style-name="T7"><text:s text:c="3"/>The "*" only applies to the item directly before it. <text:s/>Thus "ab*" matches "</text:span><text:span text:style-name="T7">a</text:span><text:span text:style-name="T7">", "</text:span><text:span text:style-name="T7">ab</text:span><text:span text:style-name="T7">", "abb", "abbb", etc. <text:s/></text:span></text:p>
          <text:p text:style-name="P196"/>
        </text:list-header>
      </text:list>
      <text:list xml:id="list1912091241" text:style-name="L102">
        <text:list-item>
          <text:p text:style-name="P199">To match a whole string multiple times, it must be grouped into one item. <text:s/>This is done by putting "\(" before it and "\)" after it. <text:s/>Thus this command:</text:p>
        </text:list-item>
      </text:list>
      <text:list xml:id="list2076168748" text:continue-list="list2100133323" text:style-name="L1">
        <text:list-header>
          <text:p text:style-name="P196"><text:s text:c="2"/><text:span text:style-name="T33"><text:s text:c="6"/>/\(ab\)*</text:span></text:p>
          <text:p text:style-name="P281"><text:span text:style-name="T7">Matches: "</text:span><text:span text:style-name="T7">ab</text:span><text:span text:style-name="T7">", "abab", "ababab", etc. <text:s/>And also "".</text:span></text:p>
          <text:p text:style-name="P196"/>
        </text:list-header>
      </text:list>
      <text:list xml:id="list1386065176" text:style-name="L103">
        <text:list-item>
          <text:p text:style-name="P200">To avoid matching the empty string, use "\+". <text:s/>This makes the previous item match one or more times.</text:p>
        </text:list-item>
      </text:list>
      <text:list xml:id="list255838878" text:continue-list="list2076168748" text:style-name="L1">
        <text:list-header>
          <text:p text:style-name="P196"><text:s text:c="8"/><text:span text:style-name="T33">/ab\+</text:span></text:p>
          <text:p text:style-name="P281"><text:span text:style-name="T7">Matches "</text:span><text:span text:style-name="T7">ab</text:span><text:span text:style-name="T7">", "abb", "abbb", etc. <text:s/>It does not match "</text:span><text:span text:style-name="T7">a</text:span><text:span text:style-name="T7">" when no "</text:span><text:span text:style-name="T7">b</text:span><text:span text:style-name="T7">" follows.</text:span></text:p>
          <text:p text:style-name="P196"/>
        </text:list-header>
      </text:list>
      <text:list xml:id="list1403464827" text:style-name="L104">
        <text:list-item>
          <text:p text:style-name="P201">To match an optional item, use "\=". <text:s/>Example:</text:p>
        </text:list-item>
      </text:list>
      <text:list xml:id="list1244546085" text:continue-list="list255838878" text:style-name="L1">
        <text:list-header>
          <text:p text:style-name="P196"><text:s text:c="6"/><text:span text:style-name="T33"><text:s text:c="2"/>/folders\=</text:span></text:p>
          <text:p text:style-name="P196">Matches "folder" and "folders".</text:p>
        </text:list-header>
      </text:list>
      <text:list xml:id="list655869060" text:style-name="L105">
        <text:list-header>
          <text:p text:style-name="P141"/>
        </text:list-header>
        <text:list-item>
          <text:p text:style-name="P290"><text:span text:style-name="T7">To match a specific number of items use the form "\{n,m}". <text:s/>"</text:span><text:span text:style-name="T7">n</text:span><text:span text:style-name="T7">" and "</text:span><text:span text:style-name="T7">m</text:span><text:span text:style-name="T7">" are numbers. <text:s/>The item before it will be matched "n" to "</text:span><text:span text:style-name="T7">m</text:span><text:span text:style-name="T7">" times |</text:span><text:span text:style-name="T7">inclusive</text:span><text:span text:style-name="T7">|.</text:span></text:p>
        </text:list-item>
      </text:list>
      <text:list xml:id="list605943678" text:continue-list="list1244546085" text:style-name="L1">
        <text:list-header>
          <text:p text:style-name="P196">Example:</text:p>
          <text:p text:style-name="P196"><text:s text:c="3"/><text:span text:style-name="T33"><text:s text:c="5"/>/ab\{3,5}</text:span></text:p>
          <text:p text:style-name="P196">matches "abbb", "abbbb" and "abbbbb".</text:p>
          <text:p text:style-name="P196"/>
          <text:p text:style-name="P281"><text:span text:style-name="T7">When "</text:span><text:span text:style-name="T7">n</text:span><text:span text:style-name="T7">" is omitted, it defaults to zero. <text:s/>When "</text:span><text:span text:style-name="T7">m</text:span><text:span text:style-name="T7">" is omitted it defaults to infinity. <text:s/>When ",m" is omitted, it matches exactly "</text:span><text:span text:style-name="T7">n</text:span><text:span text:style-name="T7">" times.</text:span></text:p>
          <text:p text:style-name="P196">Examples:</text:p>
          <text:p text:style-name="P196"><text:s text:c="6"/><text:span text:style-name="T33"><text:s text:c="2"/>pattern <text:s text:c="8"/>match count </text:span></text:p>
          <text:p text:style-name="P131"><text:s text:c="8"/>\{,4} <text:s text:c="10"/>0, 1, 2, 3 or 4</text:p>
          <text:p text:style-name="P131"><text:s text:c="8"/>\{3,} <text:s text:c="10"/>3, 4, 5, etc.</text:p>
          <text:p text:style-name="P281"><text:span text:style-name="T11"><text:s text:c="8"/>\{0,1} <text:s text:c="9"/>0 or 1, same </text:span><text:span text:style-name="T11">as</text:span><text:span text:style-name="T11"> \=</text:span></text:p>
          <text:p text:style-name="P281"><text:span text:style-name="T11"><text:s text:c="8"/>\{0,} <text:s text:c="10"/>0 or more, same </text:span><text:span text:style-name="T11">as</text:span><text:span text:style-name="T11"> *</text:span></text:p>
          <text:p text:style-name="P281"><text:span text:style-name="T11"><text:s text:c="8"/>\{1,} <text:s text:c="10"/>1 or more, same </text:span><text:span text:style-name="T11">as</text:span><text:span text:style-name="T11"> \+</text:span></text:p>
          <text:p text:style-name="P131"><text:s text:c="8"/>\{3} <text:s text:c="11"/>3</text:p>
        </text:list-header>
      </text:list>
      <text:list xml:id="list1995792260" text:continue-list="list655869060" text:style-name="L105">
        <text:list-header>
          <text:p text:style-name="P141"/>
        </text:list-header>
        <text:list-item>
          <text:p text:style-name="P141">MATCHING AS LITTLE AS POSSIBLE</text:p>
        </text:list-item>
      </text:list>
      <text:list xml:id="list1538433813" text:continue-list="list605943678" text:style-name="L1">
        <text:list-header>
          <text:p text:style-name="P281"><text:span text:style-name="T7">The items so far match </text:span><text:span text:style-name="T7">as</text:span><text:span text:style-name="T7"> many characters </text:span><text:span text:style-name="T7">as</text:span><text:span text:style-name="T7"> they can find. <text:s/>To match </text:span><text:span text:style-name="T7">as</text:span><text:span text:style-name="T7"> few </text:span><text:span text:style-name="T7">as</text:span><text:span text:style-name="T7"> possible, </text:span><text:soft-page-break/><text:span text:style-name="T7">use "\{-n,m}". <text:s/>It works the same </text:span><text:span text:style-name="T7">as</text:span><text:span text:style-name="T7"> "\{n,m}", except that the minimal amount possible is used.</text:span></text:p>
          <text:p text:style-name="P196"><text:s text:c="3"/>For example, use:</text:p>
          <text:p text:style-name="P196"><text:s text:c="3"/><text:span text:style-name="T33"><text:s text:c="5"/>/ab\{-1,3}</text:span></text:p>
          <text:p text:style-name="P196"/>
          <text:p text:style-name="P281"><text:span text:style-name="T11">Will match "</text:span><text:span text:style-name="T11">ab</text:span><text:span text:style-name="T11">" in "abbb". <text:s/></text:span><text:span text:style-name="T7">Actually, it will never match more than one </text:span><text:span text:style-name="T7">b</text:span><text:span text:style-name="T7">, because there is no reason to match more. <text:s/>It requires something else to force it to match more than the lower limit.</text:span></text:p>
          <text:p text:style-name="P196"/>
          <text:p text:style-name="P281"><text:span text:style-name="T7"><text:s text:c="4"/>The same rules apply to removing "</text:span><text:span text:style-name="T7">n</text:span><text:span text:style-name="T7">" and "</text:span><text:span text:style-name="T7">m</text:span><text:span text:style-name="T7">". <text:s/>It's even possible to removeboth of the numbers, resulting in "\{-}". <text:s/>This matches the item before it zero or more times, </text:span><text:span text:style-name="T7">as</text:span><text:span text:style-name="T7"> few </text:span><text:span text:style-name="T7">as</text:span><text:span text:style-name="T7"> possible. <text:s/>The item by itself always matches zero times. <text:s/>It is useful when combined with something else. <text:s/>Example:</text:span></text:p>
          <text:p text:style-name="P196"><text:s text:c="2"/><text:span text:style-name="T33"><text:s text:c="6"/>/a.\{-}b</text:span></text:p>
          <text:p text:style-name="P281"><text:span text:style-name="T11">This matches "axb" in "axbxb". </text:span><text:span text:style-name="T7"><text:s/>If this </text:span><text:span text:style-name="T7">pattern</text:span><text:span text:style-name="T7"> would be used:</text:span></text:p>
          <text:p text:style-name="P131"><text:s text:c="8"/>/a.*b</text:p>
          <text:p text:style-name="P281"><text:span text:style-name="T7">It would try to match</text:span><text:span text:style-name="T11"> </text:span><text:span text:style-name="T11">as</text:span><text:span text:style-name="T11"> many characters </text:span><text:span text:style-name="T11">as</text:span><text:span text:style-name="T11"> possible</text:span><text:span text:style-name="T7"> with ".*", thus it matches "axbxb" </text:span><text:span text:style-name="T7">as</text:span><text:span text:style-name="T7"> a whole.</text:span></text:p>
        </text:list-header>
      </text:list>
      <text:p text:style-name="P6"/>
      <text:list xml:id="list657892427" text:continue-numbering="true" text:style-name="L1">
        <text:list-item>
          <text:p text:style-name="P235">Alternatives</text:p>
        </text:list-item>
      </text:list>
      <text:list xml:id="list1929834867" text:style-name="L106">
        <text:list-item>
          <text:p text:style-name="P291"><text:span text:style-name="T7">The "or" </text:span><text:span text:style-name="T7">operator</text:span><text:span text:style-name="T7"> in a </text:span><text:span text:style-name="T7">pattern</text:span><text:span text:style-name="T7"> is </text:span><text:span text:style-name="T11">"\|"</text:span><text:span text:style-name="T7">. <text:s/>Example:</text:span></text:p>
        </text:list-item>
      </text:list>
      <text:list xml:id="list1188090697" text:continue-list="list657892427" text:style-name="L1">
        <text:list-header>
          <text:p text:style-name="P196"><text:s text:c="5"/><text:span text:style-name="T33"><text:s text:c="3"/>/foo\|bar</text:span></text:p>
          <text:p text:style-name="P281"><text:span text:style-name="T7">This matches "foo" or "</text:span><text:span text:style-name="T7">bar</text:span><text:span text:style-name="T7">". <text:s/>More alternatives can be concatenated:</text:span></text:p>
          <text:p text:style-name="P196"><text:s/><text:span text:style-name="T33"><text:s text:c="7"/>/one\|two\|three</text:span></text:p>
          <text:p text:style-name="P196">Matches "one", "two" and "three".</text:p>
          <text:p text:style-name="P196"/>
        </text:list-header>
      </text:list>
      <text:list xml:id="list2006310506" text:style-name="L107">
        <text:list-item>
          <text:p text:style-name="P202">To match multiple times, the whole thing must be placed in "\(" and "\)":</text:p>
        </text:list-item>
      </text:list>
      <text:list xml:id="list592565613" text:continue-list="list1188090697" text:style-name="L1">
        <text:list-header>
          <text:p text:style-name="P131"><text:s text:c="8"/>/\(foo\|bar\)\+</text:p>
          <text:p text:style-name="P196">This matches "foo", "foobar", "foofoo", "barfoobar", etc.</text:p>
          <text:p text:style-name="P196"/>
        </text:list-header>
      </text:list>
      <text:list xml:id="list1137847096" text:style-name="L108">
        <text:list-item>
          <text:p text:style-name="P203">Another example:</text:p>
        </text:list-item>
      </text:list>
      <text:list xml:id="list2049277582" text:continue-list="list592565613" text:style-name="L1">
        <text:list-header>
          <text:p text:style-name="P196"><text:s text:c="4"/><text:span text:style-name="T33"><text:s text:c="4"/>/end\(if\|while\|for\)</text:span></text:p>
          <text:p text:style-name="P196">This matches "endif", "endwhile" and "endfor".</text:p>
          <text:p text:style-name="P196"/>
        </text:list-header>
      </text:list>
      <text:list xml:id="list1738370090" text:style-name="L109">
        <text:list-item>
          <text:p text:style-name="P204">A related item is "\&amp;". <text:s/>This requires that both alternatives match in the</text:p>
        </text:list-item>
      </text:list>
      <text:list xml:id="list2133264063" text:continue-list="list2049277582" text:style-name="L1">
        <text:list-header>
          <text:p text:style-name="P196">same place. <text:s/>The resulting match uses the last alternative. <text:s/>Example:</text:p>
          <text:p text:style-name="P196"><text:s text:c="3"/><text:span text:style-name="T33"><text:s text:c="5"/>/forever\&amp;...</text:span></text:p>
          <text:p text:style-name="P196"><text:soft-page-break/>This matches "for" in "forever". <text:s/>It will not match "fortuin", for example.</text:p>
          <text:p text:style-name="P82"/>
        </text:list-header>
        <text:list-item>
          <text:p text:style-name="P235">Character ranges</text:p>
          <text:p text:style-name="P131">/[a-z]</text:p>
          <text:p text:style-name="P131">/[0-9a-f]</text:p>
          <text:p text:style-name="P281"><text:span text:style-name="T7">To match the "</text:span><text:span text:style-name="T7">-</text:span><text:span text:style-name="T7">" character itself make it the first or last one in the range. These special characters are accepted to make it easier to use them inside a </text:span><text:span text:style-name="T7">[]</text:span><text:span text:style-name="T7"> range (they can actually be used anywhere in the search pattern):</text:span></text:p>
          <text:p text:style-name="P281"><text:span text:style-name="T11"><text:s text:c="8"/>\e </text:span><text:span text:style-name="T7"><text:s text:c="5"/></text:span><text:span text:style-name="T7">&lt;Esc&gt;</text:span></text:p>
          <text:p text:style-name="P281"><text:span text:style-name="T7"><text:s text:c="4"/></text:span><text:span text:style-name="T11"><text:s text:c="4"/>\t <text:s text:c="3"/></text:span><text:span text:style-name="T7"><text:s text:c="2"/></text:span><text:span text:style-name="T7">&lt;Tab&gt;</text:span></text:p>
          <text:p text:style-name="P281"><text:span text:style-name="T7"><text:s text:c="7"/></text:span><text:span text:style-name="T11"><text:s/>\r </text:span><text:span text:style-name="T7"><text:s text:c="5"/></text:span><text:span text:style-name="T7">&lt;CR&gt;</text:span></text:p>
          <text:p text:style-name="P281"><text:span text:style-name="T7"><text:s text:c="3"/></text:span><text:span text:style-name="T11"><text:s text:c="5"/>\b</text:span><text:span text:style-name="T7"> <text:s text:c="5"/></text:span><text:span text:style-name="T7">&lt;BS&gt;</text:span></text:p>
          <text:p text:style-name="P281"><text:span text:style-name="T7">There are a few more special cases for [] ranges, see</text:span><text:span text:style-name="T26"> |</text:span><text:span text:style-name="T26">/[]</text:span><text:span text:style-name="T26">|</text:span><text:span text:style-name="T7"> for the whole story.</text:span></text:p>
        </text:list-item>
      </text:list>
      <text:list xml:id="list883695321" text:style-name="L110">
        <text:list-header>
          <text:p text:style-name="P142"/>
        </text:list-header>
        <text:list-item>
          <text:p text:style-name="P142">COMPLEMENTED RANGE</text:p>
        </text:list-item>
      </text:list>
      <text:list xml:id="list2118855785" text:continue-list="list2133264063" text:style-name="L1">
        <text:list-header>
          <text:p text:style-name="P281"><text:span text:style-name="T7">To avoid matching a specific character, use "</text:span><text:span text:style-name="T7">^</text:span><text:span text:style-name="T7">" at the start of the range. The </text:span><text:span text:style-name="T7">[]</text:span><text:span text:style-name="T7"> item then matches everything but the characters included. <text:s/>Example:</text:span></text:p>
          <text:p text:style-name="P196"><text:s text:c="5"/><text:span text:style-name="T33"><text:s text:c="3"/>/"[^"]*"</text:span></text:p>
          <text:p text:style-name="P196"><text:s/></text:p>
          <text:p text:style-name="P281"><text:span text:style-name="T7"><text:s text:c="2"/></text:span><text:span text:style-name="T11"><text:s text:c="7"/>" <text:s text:c="7"/>a double </text:span><text:span text:style-name="T11">quote</text:span></text:p>
          <text:p text:style-name="P281"><text:span text:style-name="T11"><text:s text:c="10"/>[^"] <text:s text:c="3"/>any character that is not a double </text:span><text:span text:style-name="T11">quote</text:span></text:p>
          <text:p text:style-name="P281"><text:span text:style-name="T11"><text:s text:c="14"/>* <text:s text:c="2"/></text:span><text:span text:style-name="T11">as</text:span><text:span text:style-name="T11"> many </text:span><text:span text:style-name="T11">as</text:span><text:span text:style-name="T11"> possible</text:span></text:p>
          <text:p text:style-name="P281"><text:span text:style-name="T11"><text:s text:c="15"/>" <text:s/>a double </text:span><text:span text:style-name="T11">quote</text:span><text:span text:style-name="T11"> again</text:span></text:p>
          <text:p text:style-name="P281"><text:span text:style-name="T7">This matches "foo" and "3!x", including the double </text:span><text:span text:style-name="T7">quotes</text:span><text:span text:style-name="T7">.</text:span></text:p>
        </text:list-header>
      </text:list>
      <text:list xml:id="list339857450" text:continue-list="list883695321" text:style-name="L110">
        <text:list-header>
          <text:p text:style-name="P142"/>
        </text:list-header>
        <text:list-item>
          <text:p text:style-name="P142">PREDEFINED RANGES</text:p>
        </text:list-item>
      </text:list>
      <text:list xml:id="list50596991" text:continue-list="list2118855785" text:style-name="L1">
        <text:list-header>
          <text:p text:style-name="P196">A number of ranges are used very often. <text:s/>Vim provides a shortcut for these.</text:p>
          <text:p text:style-name="P196">For example:</text:p>
          <text:p text:style-name="P131"><text:s text:c="8"/>/\a</text:p>
          <text:p text:style-name="P196"/>
          <text:p text:style-name="P196">Finds alphabetic characters. <text:s/>This is equal to using "/[a-zA-Z]". <text:s/>Here are a few more of these:</text:p>
          <text:p text:style-name="P196"><text:s text:c="2"/><text:span text:style-name="T33"><text:s text:c="6"/>item <text:s text:c="3"/>matches <text:s text:c="16"/>equivalent </text:span></text:p>
          <text:p text:style-name="P196"><text:s text:c="8"/>\d <text:s text:c="5"/>digit <text:s text:c="18"/>[0-9]</text:p>
          <text:p text:style-name="P196"><text:s text:c="8"/>\D <text:s text:c="5"/>non-digit <text:s text:c="14"/>[^0-9]</text:p>
          <text:p text:style-name="P196"><text:s text:c="8"/>\x <text:s text:c="5"/>hex digit <text:s text:c="14"/>[0-9a-fA-F]</text:p>
          <text:p text:style-name="P196"><text:s text:c="8"/>\X <text:s text:c="5"/>non-hex digit <text:s text:c="10"/>[^0-9a-fA-F]</text:p>
          <text:p text:style-name="P281"><text:soft-page-break/><text:span text:style-name="T7"><text:s text:c="8"/>\s <text:s text:c="5"/>white space <text:s text:c="12"/>[ <text:s text:c="6"/>] <text:s text:c="4"/>(&lt;Tab&gt; and </text:span><text:span text:style-name="T7">&lt;Space&gt;</text:span><text:span text:style-name="T7">)</text:span></text:p>
          <text:p text:style-name="P281"><text:span text:style-name="T7"><text:s text:c="8"/>\S <text:s text:c="5"/>non-white characters <text:s text:c="3"/>[^ <text:s text:c="5"/>] <text:s text:c="4"/>(not </text:span><text:span text:style-name="T7">&lt;Tab&gt;</text:span><text:span text:style-name="T7"> and </text:span><text:span text:style-name="T7">&lt;Space&gt;</text:span><text:span text:style-name="T7">)</text:span></text:p>
          <text:p text:style-name="P281"><text:span text:style-name="T7"><text:s text:c="8"/>\l <text:s text:c="5"/></text:span><text:span text:style-name="T7">lowercase</text:span><text:span text:style-name="T7"> alpha <text:s text:c="8"/>[a-z]</text:span></text:p>
          <text:p text:style-name="P196"><text:s text:c="8"/>\L <text:s text:c="5"/>non-lowercase alpha <text:s text:c="4"/>[^a-z]</text:p>
          <text:p text:style-name="P281"><text:span text:style-name="T7"><text:s text:c="8"/>\u <text:s text:c="5"/></text:span><text:span text:style-name="T7">uppercase</text:span><text:span text:style-name="T7"> alpha <text:s text:c="8"/>[A-Z]</text:span></text:p>
          <text:p text:style-name="P196"><text:s text:c="8"/>\U <text:s text:c="5"/>non-uppercase alpha <text:s text:c="4"/>[^A-Z]</text:p>
          <text:p text:style-name="P196"/>
          <text:p text:style-name="P332"><text:s text:c="8"/>Note:</text:p>
          <text:p text:style-name="P196"><text:s text:c="8"/>Using these predefined ranges works a lot faster than the character</text:p>
          <text:p text:style-name="P196"><text:s text:c="8"/>range it stands for.</text:p>
          <text:p text:style-name="P281"><text:span text:style-name="T7"><text:s text:c="8"/>These items can not be used inside </text:span><text:span text:style-name="T7">[]</text:span><text:span text:style-name="T7">. <text:s/>Thus "[\d\l]" does NOT work to</text:span></text:p>
          <text:p text:style-name="P281"><text:span text:style-name="T7"><text:s text:c="8"/>match a digit or </text:span><text:span text:style-name="T7">lowercase</text:span><text:span text:style-name="T7"> alpha. <text:s/>Use "\(\d\|\l\)" instead.</text:span></text:p>
          <text:p text:style-name="P196"/>
          <text:p text:style-name="P281"><text:span text:style-name="T7">See </text:span><text:span text:style-name="T26">|</text:span><text:span text:style-name="T26">/\s</text:span><text:span text:style-name="T26">|</text:span><text:span text:style-name="T7"> for the whole list of these ranges.</text:span></text:p>
          <text:p text:style-name="P235"/>
        </text:list-header>
        <text:list-item>
          <text:p text:style-name="P235">Character classes</text:p>
          <text:p text:style-name="P281"><text:span text:style-name="T7"><text:s text:c="4"/>The character range matches a fixed set of characters. <text:s/>A character class is similar, but with an essential difference: The set of characters can be redefined without </text:span><text:span text:style-name="T7">changing</text:span><text:span text:style-name="T7"> the search </text:span><text:span text:style-name="T7">pattern</text:span><text:span text:style-name="T7">.</text:span></text:p>
          <text:p text:style-name="P281"><text:span text:style-name="T7"><text:s text:c="3"/>For example, search for this </text:span><text:span text:style-name="T7">pattern</text:span><text:span text:style-name="T7">:</text:span></text:p>
          <text:p text:style-name="P131"><text:s text:c="8"/>/\f\+</text:p>
          <text:p text:style-name="P196"/>
          <text:p text:style-name="P196">The "\f" items stands for file name characters. <text:s/>Thus this matches a sequence of characters that can be a file name.</text:p>
          <text:p text:style-name="P281"><text:span text:style-name="T7"><text:s text:c="3"/>Which characters can be part of a file name depends on the system you are using. <text:s/>On </text:span><text:span text:style-name="T7">MS-Windows</text:span><text:span text:style-name="T7">, the </text:span><text:span text:style-name="T7">backslash</text:span><text:span text:style-name="T7"> is included, on </text:span><text:span text:style-name="T7">Unix</text:span><text:span text:style-name="T7"> it is not. <text:s/>This is specified with the </text:span><text:span text:style-name="T7">'isfname'</text:span><text:span text:style-name="T7"> option. <text:s/>The default value for </text:span><text:span text:style-name="T7">Unix</text:span><text:span text:style-name="T7"> is:</text:span></text:p>
          <text:p text:style-name="P196"><text:s text:c="3"/><text:span text:style-name="T33"><text:s text:c="5"/>:set isfname</text:span></text:p>
          <text:p text:style-name="P131"><text:s text:c="8"/>isfname=@,48-57,/,.,-,_,+,,,#,$,%,~,=</text:p>
          <text:p text:style-name="P196"/>
          <text:p text:style-name="P281"><text:span text:style-name="T7">For other systems the default value is different. <text:s/>Thus you can make a search </text:span><text:span text:style-name="T7">pattern</text:span><text:span text:style-name="T7"> with "\f" to match a file name, and it will automatically adjust to the system you are using it on.</text:span></text:p>
          <text:p text:style-name="P196"/>
          <text:p text:style-name="P331"><text:s text:c="3"/><text:span text:style-name="T33"><text:s text:c="5"/>Note:</text:span></text:p>
          <text:p text:style-name="P281"><text:span text:style-name="T7"><text:s text:c="8"/>Actually, </text:span><text:span text:style-name="T7">Unix</text:span><text:span text:style-name="T7"> allows using just about any character in a file name,</text:span></text:p>
          <text:p text:style-name="P281"><text:span text:style-name="T7"><text:s text:c="8"/>including white space. <text:s/>Including these characters in </text:span><text:span text:style-name="T7">'isfname'</text:span><text:span text:style-name="T7"> would</text:span></text:p>
          <text:p text:style-name="P196"><text:s text:c="8"/>be theoretically correct. <text:s/>But it would make it impossible to find the</text:p>
          <text:p text:style-name="P281"><text:soft-page-break/><text:span text:style-name="T7"><text:s text:c="8"/>end of a file name in text. <text:s/>Thus the default value of </text:span><text:span text:style-name="T7">'isfname'</text:span><text:span text:style-name="T7"> is a</text:span></text:p>
          <text:p text:style-name="P196"><text:s text:c="8"/>compromise.</text:p>
          <text:p text:style-name="P196"/>
          <text:p text:style-name="P196">The character classes are:</text:p>
          <text:p text:style-name="P196"><text:s/><text:span text:style-name="T33"><text:s text:c="7"/>item <text:s text:c="3"/>matches <text:s text:c="24"/>option </text:span></text:p>
          <text:p text:style-name="P281"><text:span text:style-name="T7"><text:s text:c="8"/>\i <text:s text:c="5"/>identifier characters <text:s text:c="10"/></text:span><text:span text:style-name="T7">'isident'</text:span></text:p>
          <text:p text:style-name="P196"><text:s text:c="8"/>\I <text:s text:c="5"/>like \i, excluding digits</text:p>
          <text:p text:style-name="P281"><text:span text:style-name="T7"><text:s text:c="8"/>\k <text:s text:c="5"/>keyword characters <text:s text:c="13"/></text:span><text:span text:style-name="T7">'iskeyword'</text:span></text:p>
          <text:p text:style-name="P196"><text:s text:c="8"/>\K <text:s text:c="5"/>like \k, excluding digits</text:p>
          <text:p text:style-name="P281"><text:span text:style-name="T7"><text:s text:c="8"/>\p <text:s text:c="5"/>printable characters <text:s text:c="11"/></text:span><text:span text:style-name="T7">'isprint'</text:span></text:p>
          <text:p text:style-name="P196"><text:s text:c="8"/>\P <text:s text:c="5"/>like \p, excluding digits</text:p>
          <text:p text:style-name="P281"><text:span text:style-name="T7"><text:s text:c="8"/>\f <text:s text:c="5"/>file name characters <text:s text:c="11"/></text:span><text:span text:style-name="T7">'isfname'</text:span></text:p>
          <text:p text:style-name="P196"><text:s text:c="8"/>\F <text:s text:c="5"/>like \f, excluding digits</text:p>
          <text:p text:style-name="P235"/>
        </text:list-item>
        <text:list-item>
          <text:p text:style-name="P235">Matching a line break</text:p>
          <text:p text:style-name="P196"><text:s text:c="3"/>To check for a line break in a specific place, use the "\n" item:</text:p>
          <text:p text:style-name="P131"><text:s text:c="8"/>/the\nword</text:p>
          <text:p text:style-name="P281"><text:span text:style-name="T7">This will match at a line that ends in "the" and the next line starts with "</text:span><text:span text:style-name="T7">word</text:span><text:span text:style-name="T7">". <text:s/>To match "the word" </text:span><text:span text:style-name="T7">as</text:span><text:span text:style-name="T7"> well, you need to match </text:span><text:span text:style-name="T11">a space or a line break</text:span><text:span text:style-name="T7">. <text:s/>The</text:span><text:span text:style-name="T11"> item</text:span><text:span text:style-name="T7"> to use for it is "\_s":</text:span></text:p>
          <text:p text:style-name="P196"><text:s text:c="4"/><text:span text:style-name="T33"><text:s text:c="4"/>/the\_sword</text:span></text:p>
          <text:p text:style-name="P196"/>
          <text:p text:style-name="P196">To allow any amount of white space:</text:p>
          <text:p text:style-name="P196"><text:s text:c="5"/><text:span text:style-name="T33"><text:s text:c="3"/>/the\_s\+word</text:span></text:p>
          <text:p text:style-name="P196"/>
          <text:p text:style-name="P196">This also matches when "the <text:s/>" is at the end of a line and " <text:s text:c="2"/>word" at the start of the next one.</text:p>
          <text:p text:style-name="P196"/>
          <text:p text:style-name="P281"><text:span text:style-name="T26">"\s" </text:span><text:span text:style-name="T11">matches white space</text:span><text:span text:style-name="T7">,</text:span><text:span text:style-name="T11"> </text:span><text:span text:style-name="T26">"\_s"</text:span><text:span text:style-name="T11"> matches white space or a line break.</text:span><text:span text:style-name="T7"> Similarly,</text:span><text:span text:style-name="T11"> </text:span><text:span text:style-name="T26">"\a" </text:span><text:span text:style-name="T7">matches an alphabetic character, and </text:span><text:span text:style-name="T26">"\_a" </text:span><text:span text:style-name="T7">matches an alphabetic character or a line break. <text:s/>The other character classes and ranges can be modified in the same way by </text:span><text:span text:style-name="T7">inserting</text:span><text:span text:style-name="T7"> a </text:span><text:span text:style-name="T26">"</text:span><text:span text:style-name="T26">_</text:span><text:span text:style-name="T26">"</text:span><text:span text:style-name="T7">.</text:span></text:p>
          <text:p text:style-name="P196"/>
          <text:p text:style-name="P196">Many other items can be made to match a line break by prepending "\_". <text:s/>For example:<text:span text:style-name="T33"> "\_." matches any character or a line break.</text:span></text:p>
          <text:p text:style-name="P196"/>
          <text:p text:style-name="P196"><text:s text:c="8"/>Note:</text:p>
          <text:p text:style-name="P196"><text:s text:c="8"/>"\_.*" matches everything until the end of the file. <text:s/>Be careful with</text:p>
          <text:p text:style-name="P196"><text:soft-page-break/><text:s text:c="8"/>this, it can make a search command very slow.</text:p>
          <text:p text:style-name="P196"/>
          <text:p text:style-name="P196">Another example is "\_[]", a character range that includes a line break:</text:p>
          <text:p text:style-name="P196"/>
          <text:p text:style-name="P131"><text:s text:c="8"/>/"\_[^"]*"</text:p>
          <text:p text:style-name="P281"><text:span text:style-name="T7">This finds a text in double </text:span><text:span text:style-name="T7">quotes</text:span><text:span text:style-name="T7"> that may be split up in several lines.</text:span></text:p>
          <text:p text:style-name="P235"/>
          <text:p text:style-name="P244"/>
          <text:p text:style-name="P243">Folding</text:p>
          <text:p text:style-name="P333"><text:span text:style-name="T7"><text:s text:c="4"/>Structured text can be separated in sections. <text:s/>And sections in sub-sections. </text:span><text:span text:style-name="T7">Folding</text:span><text:span text:style-name="T7"> allows you to display a section </text:span><text:span text:style-name="T7">as</text:span><text:span text:style-name="T7"> one line, providing an overview. This chapter explains the different ways this can be done.</text:span></text:p>
          <text:p text:style-name="P240"/>
        </text:list-item>
        <text:list-item>
          <text:p text:style-name="P235">Manual folding</text:p>
        </text:list-item>
      </text:list>
      <text:list xml:id="list1092899217" text:style-name="L111">
        <text:list-item>
          <text:p text:style-name="P292"><text:span text:style-name="T7">Try it out: Position the cursor in a </text:span><text:span text:style-name="T7">paragraph</text:span><text:span text:style-name="T7"> and type:</text:span></text:p>
        </text:list-item>
      </text:list>
      <text:list xml:id="list1901135678" text:continue-list="list50596991" text:style-name="L1">
        <text:list-item>
          <text:list>
            <text:list-header>
              <text:p text:style-name="P131"><text:span text:style-name="T43"><text:s text:c="3"/>zf</text:span>ap</text:p>
            </text:list-header>
          </text:list>
          <text:p text:style-name="P281"><text:span text:style-name="T11">|</text:span><text:span text:style-name="T11">zf</text:span><text:span text:style-name="T11">| </text:span><text:span text:style-name="T7">is an </text:span><text:span text:style-name="T7">operator</text:span><text:span text:style-name="T7"> and |</text:span><text:span text:style-name="T7">ap</text:span><text:span text:style-name="T7">| a text object selection. <text:s/>You can use the |</text:span><text:span text:style-name="T7">zf</text:span><text:span text:style-name="T7">| </text:span><text:span text:style-name="T7">operator</text:span><text:span text:style-name="T7"> with any </text:span><text:span text:style-name="T7">movement</text:span><text:span text:style-name="T7"> command to </text:span><text:span text:style-name="T11">create a fold for the text that it moved ove</text:span><text:span text:style-name="T7">r. </text:span><text:span text:style-name="T11"><text:s/>|</text:span><text:span text:style-name="T11">zf</text:span><text:span text:style-name="T11">|</text:span><text:span text:style-name="T7"> also works in </text:span><text:span text:style-name="T7">Visual</text:span><text:span text:style-name="T7"> mode.</text:span></text:p>
          <text:p text:style-name="P196"/>
        </text:list-item>
      </text:list>
      <text:list xml:id="list1137277973" text:style-name="L112">
        <text:list-item>
          <text:p text:style-name="P293"><text:span text:style-name="T7">To </text:span><text:span text:style-name="T7">view</text:span><text:span text:style-name="T7"> the text again, open the fold by typing:</text:span></text:p>
        </text:list-item>
      </text:list>
      <text:list xml:id="list497003302" text:continue-list="list1901135678" text:style-name="L1">
        <text:list-header>
          <text:p text:style-name="P196"><text:s text:c="3"/><text:span text:style-name="T33"><text:s text:c="5"/>zo</text:span></text:p>
          <text:p text:style-name="P196"/>
        </text:list-header>
      </text:list>
      <text:list xml:id="list199625173" text:style-name="L113">
        <text:list-item>
          <text:p text:style-name="P205">And you can close the fold again with:</text:p>
        </text:list-item>
      </text:list>
      <text:list xml:id="list358931556" text:continue-list="list497003302" text:style-name="L1">
        <text:list-header>
          <text:p text:style-name="P196"><text:s text:c="3"/><text:span text:style-name="T33"><text:s text:c="5"/>zc</text:span></text:p>
          <text:p text:style-name="P131"/>
        </text:list-header>
      </text:list>
      <text:list xml:id="list305899065" text:style-name="L114">
        <text:list-item>
          <text:p text:style-name="P206">Folds can be nested: </text:p>
        </text:list-item>
      </text:list>
      <text:list xml:id="list2091690931" text:continue-list="list358931556" text:style-name="L1">
        <text:list-item>
          <text:list>
            <text:list-header>
              <text:p text:style-name="P281"><text:span text:style-name="T11">zr: </text:span><text:span text:style-name="T7">You could go to each fold and type "</text:span><text:span text:style-name="T7">zo</text:span><text:span text:style-name="T7">". <text:s/>To </text:span><text:span text:style-name="T7">do</text:span><text:span text:style-name="T7"> this faster, use this command.</text:span></text:p>
              <text:p text:style-name="P281"><text:span text:style-name="T11">zm:</text:span><text:span text:style-name="T7"> This </text:span><text:span text:style-name="T7">folds</text:span><text:span text:style-name="T7"> M-ore. </text:span></text:p>
              <text:p text:style-name="P281"><text:span text:style-name="T11">zR: </text:span><text:span text:style-name="T7">This R-educes </text:span><text:span text:style-name="T7">folds</text:span><text:span text:style-name="T7"> until there are none left. <text:s/></text:span></text:p>
              <text:p text:style-name="P281"><text:span text:style-name="T11">zM: </text:span><text:span text:style-name="T7">This </text:span><text:span text:style-name="T7">folds</text:span><text:span text:style-name="T7"> M-ore and M-ore.</text:span></text:p>
            </text:list-header>
          </text:list>
          <text:p text:style-name="P281"><text:span text:style-name="T7">You can quickly disable the </text:span><text:span text:style-name="T7">folding</text:span><text:span text:style-name="T7"> with the</text:span><text:span text:style-name="T11"> |</text:span><text:span text:style-name="T11">zn</text:span><text:span text:style-name="T11">| </text:span><text:span text:style-name="T7">command. <text:s/>Then </text:span><text:span text:style-name="T11">|</text:span><text:span text:style-name="T11">zN</text:span><text:span text:style-name="T7">| brings back the </text:span><text:span text:style-name="T7">folding</text:span><text:span text:style-name="T7"> </text:span><text:span text:style-name="T7">as</text:span><text:span text:style-name="T7"> it was. <text:s/></text:span><text:span text:style-name="T11">|</text:span><text:span text:style-name="T11">zi</text:span><text:span text:style-name="T11">| </text:span><text:span text:style-name="T7">toggles between the two. <text:s/>This is a useful way of working.</text:span></text:p>
          <text:p text:style-name="P82"/>
          <text:p text:style-name="P196"><text:soft-page-break/></text:p>
        </text:list-item>
      </text:list>
      <text:list xml:id="list1135582574" text:style-name="L115">
        <text:list-item>
          <text:p text:style-name="P294"><text:span text:style-name="T7">It is sometimes difficult to see or remember where a fold is located, thus where a |</text:span><text:span text:style-name="T7">zo</text:span><text:span text:style-name="T7">| command would actually work. <text:s/>To see the defined </text:span><text:span text:style-name="T7">folds</text:span><text:span text:style-name="T7">:</text:span></text:p>
        </text:list-item>
      </text:list>
      <text:list xml:id="list622614910" text:continue-list="list2091690931" text:style-name="L1">
        <text:list-header>
          <text:p text:style-name="P131"><text:s text:c="8"/>:set foldcolumn=4</text:p>
          <text:p text:style-name="P281"><text:span text:style-name="T7">This will show a small column on the left of the </text:span><text:span text:style-name="T7">window</text:span><text:span text:style-name="T7"> to indicate </text:span><text:span text:style-name="T7">folds</text:span><text:span text:style-name="T7">. A "</text:span><text:span text:style-name="T7">+</text:span><text:span text:style-name="T7">" is shown for a closed fold. <text:s/>A "</text:span><text:span text:style-name="T7">-</text:span><text:span text:style-name="T7">" is shown at the start of each open fold and "|" at following lines of the fold.</text:span></text:p>
        </text:list-header>
      </text:list>
      <text:list xml:id="list1879081000" text:style-name="L116">
        <text:list-header>
          <text:p text:style-name="P207"/>
        </text:list-header>
        <text:list-item>
          <text:p text:style-name="P295"><text:span text:style-name="T7">To open all </text:span><text:span text:style-name="T7">folds</text:span><text:span text:style-name="T7"> at the cursor line use </text:span><text:span text:style-name="T11">|</text:span><text:span text:style-name="T11">zO</text:span><text:span text:style-name="T11">|.</text:span></text:p>
        </text:list-item>
      </text:list>
      <text:list xml:id="list2182832231" text:continue-list="list622614910" text:style-name="L1">
        <text:list-header>
          <text:p text:style-name="P281"><text:span text:style-name="T7">To close all </text:span><text:span text:style-name="T7">folds</text:span><text:span text:style-name="T7"> at the cursor line use </text:span><text:span text:style-name="T11">|</text:span><text:span text:style-name="T11">zC</text:span><text:span text:style-name="T11">|.</text:span></text:p>
          <text:p text:style-name="P281"><text:span text:style-name="T7">To delete a fold at the cursor line use </text:span><text:span text:style-name="T11">|</text:span><text:span text:style-name="T11">zd</text:span><text:span text:style-name="T11">|.</text:span></text:p>
          <text:p text:style-name="P281"><text:span text:style-name="T7">To delete all </text:span><text:span text:style-name="T7">folds</text:span><text:span text:style-name="T7"> at the cursor line use</text:span><text:span text:style-name="T11"> |</text:span><text:span text:style-name="T11">zD</text:span><text:span text:style-name="T11">|.</text:span></text:p>
        </text:list-header>
      </text:list>
      <text:list xml:id="list454248076" text:continue-list="list1879081000" text:style-name="L116">
        <text:list-header>
          <text:p text:style-name="P207"/>
        </text:list-header>
        <text:list-item>
          <text:p text:style-name="P295"><text:span text:style-name="T7">When in</text:span><text:span text:style-name="T11"> </text:span><text:span text:style-name="T11">Insert</text:span><text:span text:style-name="T11"> mode</text:span><text:span text:style-name="T7">, the fold at the cursor line is never closed. <text:s/>That allows you to see what you type!</text:span></text:p>
        </text:list-item>
        <text:list-item>
          <text:p text:style-name="P295"><text:s/><text:span text:style-name="T7">If you want the line under the cursor always to be open, </text:span><text:span text:style-name="T7">do</text:span><text:span text:style-name="T7"> this:</text:span></text:p>
          <text:p text:style-name="P143"><text:s text:c="8"/>:set foldopen=all</text:p>
        </text:list-item>
        <text:list-item>
          <text:p text:style-name="P295"><text:span text:style-name="T7">You can make </text:span><text:span text:style-name="T7">folds</text:span><text:span text:style-name="T7"> close automatically when you move out of it:</text:span></text:p>
        </text:list-item>
      </text:list>
      <text:list xml:id="list1798175817" text:continue-list="list2182832231" text:style-name="L1">
        <text:list-header>
          <text:p text:style-name="P196"><text:s text:c="5"/><text:span text:style-name="T33"><text:s text:c="3"/>:set foldclose=all</text:span></text:p>
          <text:p text:style-name="P82"/>
        </text:list-header>
        <text:list-item>
          <text:p text:style-name="P235">Saving and restoring folds</text:p>
          <text:p text:style-name="P281"><text:span text:style-name="T7">To save the </text:span><text:span text:style-name="T7">folds</text:span><text:span text:style-name="T7"> use the |</text:span><text:span text:style-name="T7">:mkview</text:span><text:span text:style-name="T7">| command:</text:span></text:p>
          <text:p text:style-name="P196"><text:s text:c="3"/><text:span text:style-name="T33"><text:s text:c="5"/>:mkview</text:span></text:p>
          <text:p text:style-name="P281"><text:span text:style-name="T7">When you come back to the same file later, you can load the </text:span><text:span text:style-name="T7">view</text:span><text:span text:style-name="T7"> again:</text:span></text:p>
          <text:p text:style-name="P196"><text:s/><text:span text:style-name="T33"><text:s text:c="7"/>:loadview</text:span></text:p>
          <text:p text:style-name="P131"/>
          <text:p text:style-name="P281"><text:span text:style-name="T7"><text:s text:c="4"/>You can store up to ten views on one file. <text:s/>For example, to save the current setup </text:span><text:span text:style-name="T7">as</text:span><text:span text:style-name="T7"> the third </text:span><text:span text:style-name="T7">view</text:span><text:span text:style-name="T7"> and load the second </text:span><text:span text:style-name="T7">view</text:span><text:span text:style-name="T7">:</text:span></text:p>
          <text:p text:style-name="P196"><text:s text:c="5"/><text:span text:style-name="T33"><text:s text:c="3"/>:mkview 3</text:span></text:p>
          <text:p text:style-name="P131"><text:s text:c="8"/>:loadview 2</text:p>
          <text:p text:style-name="P196"/>
          <text:p text:style-name="P281"><text:span text:style-name="T7"><text:s text:c="4"/>Note that when you insert or delete lines the views might become invalid. Also check out <text:s/>the</text:span><text:span text:style-name="T11"> </text:span><text:span text:style-name="T11">'viewdir'</text:span><text:span text:style-name="T7"> option, which specifies where the views are stored. <text:s/>You might want to delete old views now and then.</text:span></text:p>
          <text:p text:style-name="P82"/>
        </text:list-item>
        <text:list-item>
          <text:p text:style-name="P235">Folding by indent</text:p>
          <text:p text:style-name="P281"><text:soft-page-break/><text:span text:style-name="T7"><text:s text:c="3"/>Defining </text:span><text:span text:style-name="T7">folds</text:span><text:span text:style-name="T7"> with </text:span><text:span text:style-name="T11">|</text:span><text:span text:style-name="T11">zf</text:span><text:span text:style-name="T11">| </text:span><text:span text:style-name="T7">is a lot of work. <text:s/>If your text is structured by giving lower level items a larger indent, you can use the indent </text:span><text:span text:style-name="T7">folding</text:span><text:span text:style-name="T7"> method. <text:s/>This will create </text:span><text:span text:style-name="T7">folds</text:span><text:span text:style-name="T7"> for every sequence of lines with the same indent. <text:s/>Lines with a larger indent will become nested </text:span><text:span text:style-name="T7">folds</text:span><text:span text:style-name="T7">. <text:s/>This works well with many programming languages.</text:span></text:p>
          <text:p text:style-name="P196"/>
          <text:p text:style-name="P281"><text:span text:style-name="T7">Try this by setting the</text:span><text:span text:style-name="T11"> </text:span><text:span text:style-name="T11">'foldmethod'</text:span><text:span text:style-name="T7"> option:</text:span></text:p>
          <text:p text:style-name="P131"><text:s text:c="8"/>:set foldmethod=indent</text:p>
          <text:p text:style-name="P281"><text:span text:style-name="T7">Then you can use the </text:span><text:span text:style-name="T11">|</text:span><text:span text:style-name="T11">zm</text:span><text:span text:style-name="T11">|</text:span><text:span text:style-name="T7"> and</text:span><text:span text:style-name="T11"> |</text:span><text:span text:style-name="T11">zr</text:span><text:span text:style-name="T11">|</text:span><text:span text:style-name="T7"> commands to fold more and reduce </text:span><text:span text:style-name="T7">folding</text:span><text:span text:style-name="T7">.</text:span></text:p>
          <text:p text:style-name="P196"/>
          <text:p text:style-name="P281"><text:span text:style-name="T7">When you use the |</text:span><text:span text:style-name="T7">zr</text:span><text:span text:style-name="T7">| and |</text:span><text:span text:style-name="T7">zm</text:span><text:span text:style-name="T7">| commands you actually increase or decrease the </text:span><text:span text:style-name="T7">'foldlevel'</text:span><text:span text:style-name="T7"> option. <text:s/>You could also set it directly:</text:span></text:p>
          <text:p text:style-name="P131"><text:s text:c="8"/>:set foldlevel=3</text:p>
          <text:p text:style-name="P281"><text:span text:style-name="T7">This means that all </text:span><text:span text:style-name="T7">folds</text:span><text:span text:style-name="T7"> with three times a </text:span><text:span text:style-name="T7">'shiftwidth'</text:span><text:span text:style-name="T7"> indent or more will be closed. <text:s/>The lower the foldlevel, the more </text:span><text:span text:style-name="T7">folds</text:span><text:span text:style-name="T7"> will be closed. <text:s/>When </text:span><text:span text:style-name="T7">'foldlevel'</text:span><text:span text:style-name="T7"> is zero, all </text:span><text:span text:style-name="T7">folds</text:span><text:span text:style-name="T7"> are closed. <text:s/>|</text:span><text:span text:style-name="T7">zM</text:span><text:span text:style-name="T7">| does set </text:span><text:span text:style-name="T7">'foldlevel'</text:span><text:span text:style-name="T7"> to zero. The opposite command |</text:span><text:span text:style-name="T7">zR</text:span><text:span text:style-name="T7">| sets </text:span><text:span text:style-name="T7">'foldlevel'</text:span><text:span text:style-name="T7"> to the deepest fold level that is</text:span></text:p>
          <text:p text:style-name="P196">present in the file.</text:p>
          <text:p text:style-name="P196"/>
          <text:p text:style-name="P281"><text:span text:style-name="T7">Thus there are </text:span><text:span text:style-name="T11">two ways to open and close the </text:span><text:span text:style-name="T11">folds</text:span><text:span text:style-name="T11">:</text:span></text:p>
          <text:p text:style-name="P196">(A) By setting the fold level.</text:p>
          <text:p text:style-name="P281"><text:span text:style-name="T7"><text:s text:c="4"/>This gives a very quick way of "zooming out" to </text:span><text:span text:style-name="T7">view</text:span><text:span text:style-name="T7"> the structure of the</text:span></text:p>
          <text:p text:style-name="P196"><text:s text:c="4"/>text, move the cursor, and "zoom in" on the text again.</text:p>
          <text:p text:style-name="P196"/>
          <text:p text:style-name="P281"><text:span text:style-name="T7">(B) By using |</text:span><text:span text:style-name="T7">zo</text:span><text:span text:style-name="T7">| and |</text:span><text:span text:style-name="T7">zc</text:span><text:span text:style-name="T7">| commands to open or close specific </text:span><text:span text:style-name="T7">folds</text:span><text:span text:style-name="T7">.</text:span></text:p>
          <text:p text:style-name="P281"><text:span text:style-name="T7"><text:s text:c="4"/>This allows opening only those </text:span><text:span text:style-name="T7">folds</text:span><text:span text:style-name="T7"> that you want to be open, while other</text:span></text:p>
          <text:p text:style-name="P281"><text:span text:style-name="T7"><text:s text:c="4"/></text:span><text:span text:style-name="T7">folds</text:span><text:span text:style-name="T7"> remain closed.</text:span></text:p>
          <text:p text:style-name="P196"/>
          <text:p text:style-name="P281"><text:span text:style-name="T7">More about </text:span><text:span text:style-name="T7">folding</text:span><text:span text:style-name="T7"> by indent in the reference manual: </text:span><text:span text:style-name="T11">|</text:span><text:span text:style-name="T11">fold-indent</text:span><text:span text:style-name="T11">|</text:span></text:p>
          <text:p text:style-name="P82"/>
        </text:list-item>
        <text:list-item>
          <text:p text:style-name="P235">Folding with markers</text:p>
          <text:p text:style-name="P281"><text:span text:style-name="T7"><text:s/></text:span><text:span text:style-name="T11"><text:s text:c="3"/>Markers </text:span><text:span text:style-name="T7">in the text are used to specify the start and end of a fold region. This gives precise </text:span><text:span text:style-name="T7">control</text:span><text:span text:style-name="T7"> over which lines are included in a fold. <text:s/>The disadvantage is that the text needs to be modified.</text:span></text:p>
          <text:p text:style-name="P196"/>
          <text:p text:style-name="P196">Try it:</text:p>
          <text:p text:style-name="P196"><text:s text:c="4"/><text:span text:style-name="T33"><text:s text:c="4"/>:set foldmethod=marker</text:span></text:p>
          <text:p text:style-name="P196"/>
          <text:p text:style-name="P281"><text:soft-page-break/><text:span text:style-name="T7">Example text, </text:span><text:span text:style-name="T7">as</text:span><text:span text:style-name="T7"> it could appear in a C program:</text:span></text:p>
          <text:p text:style-name="P196"><text:s text:c="4"/><text:span text:style-name="T33"><text:s text:c="4"/>/* foobar () {{{ */</text:span></text:p>
          <text:p text:style-name="P131"><text:s text:c="8"/>int foobar()</text:p>
          <text:p text:style-name="P131"><text:s text:c="8"/>{</text:p>
          <text:p text:style-name="P131"><text:s text:c="16"/>/* return a value {{{ */</text:p>
          <text:p text:style-name="P281"><text:span text:style-name="T11"><text:s text:c="16"/>return </text:span><text:span text:style-name="T11">42</text:span><text:span text:style-name="T11">;</text:span></text:p>
          <text:p text:style-name="P131"><text:s text:c="16"/>/* }}} */</text:p>
          <text:p text:style-name="P131"><text:s text:c="8"/>}</text:p>
          <text:p text:style-name="P131"><text:s text:c="8"/>/* }}} */</text:p>
          <text:p text:style-name="P196"><text:line-break/>Example:</text:p>
          <text:p text:style-name="P281"><text:span text:style-name="T7"><text:s text:c="4"/></text:span><text:span text:style-name="T11"><text:s text:c="4"/>/* global </text:span><text:span text:style-name="T11">variables</text:span><text:span text:style-name="T11"> {{{1 */</text:span></text:p>
          <text:p text:style-name="P131"><text:s text:c="8"/>int varA, varB;</text:p>
          <text:p text:style-name="P131"/>
          <text:p text:style-name="P281"><text:span text:style-name="T11"><text:s text:c="8"/>/* </text:span><text:span text:style-name="T11">functions</text:span><text:span text:style-name="T11"> {{{1 */</text:span></text:p>
          <text:p text:style-name="P131"><text:s text:c="8"/>/* funcA() {{{2 */</text:p>
          <text:p text:style-name="P281"><text:span text:style-name="T11"><text:s text:c="8"/>void funcA() </text:span><text:span text:style-name="T11">{}</text:span></text:p>
          <text:p text:style-name="P131"/>
          <text:p text:style-name="P131"><text:s text:c="8"/>/* funcB() {{{2 */</text:p>
          <text:p text:style-name="P281"><text:span text:style-name="T11"><text:s text:c="8"/>void funcB() </text:span><text:span text:style-name="T11">{}</text:span></text:p>
          <text:p text:style-name="P131"><text:s text:c="8"/>/* }}}1 */</text:p>
        </text:list-item>
      </text:list>
      <text:p text:style-name="P29"/>
      <text:list xml:id="list1710331926" text:continue-numbering="true" text:style-name="L1">
        <text:list-header>
          <text:p text:style-name="P281"><text:span text:style-name="T7">More about </text:span><text:span text:style-name="T7">folding</text:span><text:span text:style-name="T7"> with markers in the reference manual:</text:span><text:span text:style-name="T11"> |</text:span><text:span text:style-name="T11">fold-marker</text:span><text:span text:style-name="T11">|</text:span></text:p>
        </text:list-header>
      </text:list>
      <text:p text:style-name="P29"/>
      <text:list xml:id="list430328459" text:continue-numbering="true" text:style-name="L1">
        <text:list-item>
          <text:p text:style-name="P235">Folding by expression</text:p>
          <text:p text:style-name="P281"><text:span text:style-name="T7"><text:s text:c="4"/>This is similar to </text:span><text:span text:style-name="T7">folding</text:span><text:span text:style-name="T7"> by indent, but instead of using the indent of a line </text:span><text:span text:style-name="T11">a user function is called to compute the fold level of a line.</text:span><text:span text:style-name="T7"> <text:s/>You can use this for text where something in the text indicates which lines belong together. <text:s/>An example is an e-mail message where the quoted text is indicated by a "</text:span><text:span text:style-name="T7">&gt;</text:span><text:span text:style-name="T7">" before the line. <text:s/>To fold these </text:span><text:span text:style-name="T7">quotes</text:span><text:span text:style-name="T7"> use this:</text:span></text:p>
          <text:p text:style-name="P131"><text:s/>:set foldmethod=expr</text:p>
          <text:p text:style-name="P131"><text:s/>:set foldexpr=strlen(substitute(substitute(getline(v:lnum),'\\s','',\"g\"),'[^&gt;].*','',''))</text:p>
          <text:p text:style-name="P196"/>
          <text:p text:style-name="P131">You can try it out on this text:</text:p>
          <text:p text:style-name="P281"><text:span text:style-name="T7">&gt;</text:span><text:span text:style-name="T7"> quoted text he wrote</text:span></text:p>
          <text:p text:style-name="P281"><text:span text:style-name="T7">&gt;</text:span><text:span text:style-name="T7"> quoted text he wrote</text:span></text:p>
          <text:p text:style-name="P281"><text:span text:style-name="T7">&gt;</text:span><text:span text:style-name="T7"> </text:span><text:span text:style-name="T7">&gt;</text:span><text:span text:style-name="T7"> double quoted text I wrote</text:span></text:p>
          <text:p text:style-name="P281"><text:soft-page-break/><text:span text:style-name="T7">&gt;</text:span><text:span text:style-name="T7"> </text:span><text:span text:style-name="T7">&gt;</text:span><text:span text:style-name="T7"> double quoted text I wrote</text:span></text:p>
          <text:p text:style-name="P196"/>
          <text:p text:style-name="P281"><text:span text:style-name="T7">Explanation for the </text:span><text:span text:style-name="T7">'foldexpr'</text:span><text:span text:style-name="T7"> used in the example (inside out):</text:span></text:p>
          <text:p text:style-name="P196"><text:span text:style-name="T33"><text:s text:c="3"/>getline(v:lnum) <text:s text:c="3"/></text:span><text:s text:c="18"/>gets the current line</text:p>
          <text:p text:style-name="P196"><text:span text:style-name="T33"><text:s text:c="3"/>substitute(...,'\\s','','g') <text:s text:c="2"/></text:span><text:s text:c="6"/>removes all white space from the line</text:p>
          <text:p text:style-name="P196"><text:span text:style-name="T33"><text:s text:c="3"/>substitute(...,'[^&gt;].*','','') </text:span><text:s text:c="6"/>removes everything after leading '&gt;'s</text:p>
          <text:p text:style-name="P196"><text:span text:style-name="T33"><text:s text:c="3"/>strlen(...) <text:s text:c="4"/></text:span><text:s text:c="21"/>counts the length of the string, which</text:p>
          <text:p text:style-name="P196"><text:s text:c="40"/>is the number of '&gt;'s found</text:p>
          <text:p text:style-name="P196"/>
          <text:p text:style-name="P281"><text:span text:style-name="T7">Note that a </text:span><text:span text:style-name="T7">backslash</text:span><text:span text:style-name="T7"> must be inserted before every space, double </text:span><text:span text:style-name="T7">quote</text:span><text:span text:style-name="T7"> and </text:span><text:span text:style-name="T7">backslash</text:span><text:span text:style-name="T7"> for the "</text:span><text:span text:style-name="T7">:set</text:span><text:span text:style-name="T7">" command. <text:s/>If this confuses you, </text:span><text:span text:style-name="T7">do</text:span></text:p>
          <text:p text:style-name="P131"><text:s text:c="8"/>:set foldexpr</text:p>
          <text:p text:style-name="P196"/>
          <text:p text:style-name="P281"><text:span text:style-name="T7">to check the actual resulting value. <text:s/>To correct a complicated </text:span><text:span text:style-name="T7">expression</text:span><text:span text:style-name="T7">, use the command-line completion:</text:span></text:p>
          <text:p text:style-name="P131"><text:s text:c="8"/>:set foldexpr=&lt;Tab&gt;</text:p>
          <text:p text:style-name="P196"/>
          <text:p text:style-name="P281"><text:span text:style-name="T7">Where </text:span><text:span text:style-name="T7">&lt;Tab&gt;</text:span><text:span text:style-name="T7"> is a real </text:span><text:span text:style-name="T7">Tab</text:span><text:span text:style-name="T7">. <text:s/>Vim will fill in the previous value, which you can then edit.</text:span></text:p>
          <text:p text:style-name="P196"/>
          <text:p text:style-name="P281"><text:span text:style-name="T7">When the </text:span><text:span text:style-name="T7">expression</text:span><text:span text:style-name="T7"> gets more complicated you should put it in a function and set </text:span><text:span text:style-name="T7">'foldexpr'</text:span><text:span text:style-name="T7"> to call that function.</text:span></text:p>
          <text:p text:style-name="P196"/>
          <text:p text:style-name="P281"><text:span text:style-name="T7">More about </text:span><text:span text:style-name="T7">folding</text:span><text:span text:style-name="T7"> by </text:span><text:span text:style-name="T7">expression</text:span><text:span text:style-name="T7"> in the reference manual: </text:span><text:span text:style-name="T11">|</text:span><text:span text:style-name="T11">fold-expr</text:span><text:span text:style-name="T11">|</text:span></text:p>
          <text:p text:style-name="P235"/>
        </text:list-item>
        <text:list-item>
          <text:p text:style-name="P235">Folding unchanged lines</text:p>
          <text:p text:style-name="P281"><text:span text:style-name="T7"><text:s text:c="4"/>This is useful when you set the</text:span><text:span text:style-name="T11"> </text:span><text:span text:style-name="T11">'diff'</text:span><text:span text:style-name="T7"> option in the same </text:span><text:span text:style-name="T7">window</text:span><text:span text:style-name="T7">. <text:s/>The |</text:span><text:span text:style-name="T7">vimdiff</text:span><text:span text:style-name="T7">| command does this for you. <text:s/>Example:</text:span></text:p>
          <text:p text:style-name="P196"><text:s text:c="5"/><text:span text:style-name="T33"><text:s text:c="3"/>:setlocal diff foldmethod=diff scrollbind nowrap foldlevel=1</text:span></text:p>
          <text:p text:style-name="P196"/>
          <text:p text:style-name="P281"><text:span text:style-name="T7">Do this in every </text:span><text:span text:style-name="T7">window</text:span><text:span text:style-name="T7"> that shows a different version of the same file. <text:s/>You will clearly see the differences between the files, while the text that didn't change is folded.</text:span></text:p>
          <text:p text:style-name="P196"/>
          <text:p text:style-name="P281"><text:span text:style-name="T7">For more details see </text:span><text:span text:style-name="T11">|</text:span><text:span text:style-name="T11">fold-diff</text:span><text:span text:style-name="T11">|.</text:span></text:p>
          <text:p text:style-name="P243"/>
          <text:p text:style-name="P243"><text:soft-page-break/></text:p>
          <text:p text:style-name="P243">Moving through programs</text:p>
          <text:p text:style-name="P333"><text:span text:style-name="T7"><text:s text:c="3"/>The creator of Vim is a computer programmer. <text:s/>It's no surprise that Vim contains many features to aid in </text:span><text:span text:style-name="T7">writing</text:span><text:span text:style-name="T7"> programs. <text:s/>Jump around to find where identifiers are defined and used. <text:s/>Preview declarations in a separate </text:span><text:span text:style-name="T7">window</text:span><text:span text:style-name="T7">.</text:span></text:p>
          <text:p text:style-name="P331">There is more in the next chapter.</text:p>
          <text:p text:style-name="P82"/>
        </text:list-item>
        <text:list-item>
          <text:p text:style-name="P235">Using tags</text:p>
          <text:p text:style-name="P343"><text:span text:style-name="T7"><text:s text:c="4"/>What is a </text:span><text:span text:style-name="T7">tag</text:span><text:span text:style-name="T7">? <text:s/>It is a location where an identifier is defined. <text:s/>An example is a function definition in a C or C++ program. <text:s/>A list of </text:span><text:span text:style-name="T7">tags</text:span><text:span text:style-name="T7"> is kept in a </text:span><text:span text:style-name="T7">tags</text:span><text:span text:style-name="T7"> file. <text:s/>This can be used by Vim to directly jump from any place to the </text:span><text:span text:style-name="T7">tag</text:span><text:span text:style-name="T7">, the place where an identifier is defined.</text:span></text:p>
          <text:p text:style-name="P343"><text:span text:style-name="T7"><text:s text:c="3"/>To generate the </text:span><text:span text:style-name="T7">tags</text:span><text:span text:style-name="T7"> file for all C files in the current directory, use the following command:</text:span></text:p>
          <text:p text:style-name="P337"><text:s text:c="5"/><text:span text:style-name="T33"><text:s text:c="3"/>ctags *.c</text:span></text:p>
          <text:p text:style-name="P343"><text:line-break/><text:span text:style-name="T7">Now when you are in Vim and you want to go to a function definition, you can jump to it by using the following command:</text:span></text:p>
          <text:p text:style-name="P337"><text:s text:c="6"/><text:span text:style-name="T33"><text:s text:c="2"/>:tag startlist</text:span></text:p>
          <text:p text:style-name="P337">This command will find the function "startlist" even if it is in another file.</text:p>
          <text:p text:style-name="P337"><text:s text:c="3"/>The <text:span text:style-name="T45">CTRL-]</text:span> command jumps to the tag of the word that is under the cursor.</text:p>
          <text:p text:style-name="P337"/>
          <text:p text:style-name="P343"><text:span text:style-name="T7">The </text:span><text:span text:style-name="T11">"</text:span><text:span text:style-name="T26">:tags</text:span><text:span text:style-name="T11">"</text:span><text:span text:style-name="T7"> command shows the list of </text:span><text:span text:style-name="T7">tags</text:span><text:span text:style-name="T7"> that you traversed through:</text:span></text:p>
          <text:p text:style-name="P337"/>
          <text:p text:style-name="P343"><text:span text:style-name="T7"><text:s/></text:span><text:span text:style-name="T11"><text:s text:c="7"/></text:span><text:span text:style-name="T11">:tags</text:span></text:p>
          <text:p text:style-name="P340"><text:s text:c="10"/># TO tag <text:s text:c="8"/>FROM line <text:s/>in file/text </text:p>
          <text:p text:style-name="P340"><text:s text:c="10"/>1 <text:s/>1 write_line <text:s text:c="9"/>8 <text:s/>write_block.c </text:p>
          <text:p text:style-name="P340"><text:s text:c="10"/>2 <text:s/>1 write_char <text:s text:c="9"/>7 <text:s/>write_line.c </text:p>
          <text:p text:style-name="P340"><text:s text:c="8"/>&gt; </text:p>
          <text:p text:style-name="P337"/>
          <text:p text:style-name="P343"><text:span text:style-name="T7">Now to go back. <text:s/>The </text:span><text:span text:style-name="T26">CTRL-T</text:span><text:span text:style-name="T30"> </text:span><text:span text:style-name="T7">command goes to the preceding </text:span><text:span text:style-name="T7">tag</text:span><text:span text:style-name="T7">. <text:s/>In the example above you get back to the "write_line" function, in the call to "write_char".</text:span></text:p>
          <text:p text:style-name="P343"><text:span text:style-name="T7"><text:s text:c="3"/>This command takes a </text:span><text:span text:style-name="T7">count</text:span><text:span text:style-name="T7"> argument that indicates how many </text:span><text:span text:style-name="T7">tags</text:span><text:span text:style-name="T7"> to jump back. <text:s/>You have gone forward, and now back. <text:s/>Let's go forward again. <text:s/>The following command goes to the </text:span><text:span text:style-name="T7">tag</text:span><text:span text:style-name="T7"> </text:span><text:span text:style-name="T11">on top of the list</text:span><text:span text:style-name="T7">:</text:span></text:p>
          <text:p text:style-name="P337"/>
          <text:p text:style-name="P337"><text:soft-page-break/><text:s text:c="3"/><text:span text:style-name="T33"><text:s text:c="5"/>:tag</text:span></text:p>
          <text:p text:style-name="P337"/>
          <text:p text:style-name="P343"><text:span text:style-name="T7">You can prefix it with a </text:span><text:span text:style-name="T7">count</text:span><text:span text:style-name="T7"> and jump forward that many </text:span><text:span text:style-name="T7">tags</text:span><text:span text:style-name="T7">. <text:s/>For example: <text:s/></text:span><text:span text:style-name="T11">":3tag"</text:span><text:span text:style-name="T7">. <text:s/></text:span><text:span text:style-name="T7">CTRL-T</text:span><text:span text:style-name="T7"> also can be preceded with a </text:span><text:span text:style-name="T7">count</text:span><text:span text:style-name="T7">.</text:span></text:p>
          <text:p text:style-name="P343"><text:span text:style-name="T7"><text:s text:c="3"/>These commands thus allow you to go down a call tree with </text:span><text:span text:style-name="T11">CTRL-]</text:span><text:span text:style-name="T7"> and back up again with </text:span><text:span text:style-name="T7">CTRL-T</text:span><text:span text:style-name="T7">. <text:s/>Use "</text:span><text:span text:style-name="T7">:tags</text:span><text:span text:style-name="T7">" to find out where you are.</text:span></text:p>
        </text:list-item>
      </text:list>
      <text:list xml:id="list683445241" text:style-name="L117">
        <text:list-header>
          <text:p text:style-name="P144"/>
        </text:list-header>
        <text:list-item>
          <text:p text:style-name="P144">SPLIT WINDOWS</text:p>
        </text:list-item>
      </text:list>
      <text:list xml:id="list1641466112" text:continue-list="list430328459" text:style-name="L1">
        <text:list-header>
          <text:p text:style-name="P340">:stag tagname</text:p>
          <text:p text:style-name="P337"/>
          <text:p text:style-name="P343"><text:span text:style-name="T7">To split the current </text:span><text:span text:style-name="T7">window</text:span><text:span text:style-name="T7"> and jump to the </text:span><text:span text:style-name="T7">tag</text:span><text:span text:style-name="T7"> under the cursor use this command:</text:span></text:p>
          <text:p text:style-name="P340"><text:s text:c="8"/>CTRL-W ]</text:p>
          <text:p text:style-name="P343"><text:span text:style-name="T7">If a </text:span><text:span text:style-name="T7">count</text:span><text:span text:style-name="T7"> is specified, the new </text:span><text:span text:style-name="T7">window</text:span><text:span text:style-name="T7"> will be that many lines high.</text:span></text:p>
        </text:list-header>
      </text:list>
      <text:list xml:id="list1770212231" text:style-name="L118">
        <text:list-header>
          <text:p text:style-name="P145"/>
        </text:list-header>
        <text:list-item>
          <text:p text:style-name="P145">MORE TAGS FILES</text:p>
        </text:list-item>
      </text:list>
      <text:list xml:id="list482091388" text:continue-list="list1641466112" text:style-name="L1">
        <text:list-header>
          <text:p text:style-name="P343"><text:span text:style-name="T7">When you have files in many directories, you can create a </text:span><text:span text:style-name="T7">tags</text:span><text:span text:style-name="T7"> file in each of them. <text:s/>Vim will then only be able to jump to </text:span><text:span text:style-name="T7">tags</text:span><text:span text:style-name="T7"> within that directory.</text:span></text:p>
          <text:p text:style-name="P343"><text:span text:style-name="T7"><text:s text:c="3"/>To find more </text:span><text:span text:style-name="T7">tags</text:span><text:span text:style-name="T7"> files, set the </text:span><text:span text:style-name="T7">'tags'</text:span><text:span text:style-name="T7"> option to include all the relevant </text:span><text:span text:style-name="T7">tags</text:span><text:span text:style-name="T7"> files. <text:s/>Example:</text:span></text:p>
          <text:p text:style-name="P340"><text:s text:c="8"/>:set tags=./tags,./../tags,./*/tags</text:p>
          <text:p text:style-name="P337"/>
          <text:p text:style-name="P343"><text:span text:style-name="T7">This finds a </text:span><text:span text:style-name="T7">tags</text:span><text:span text:style-name="T7"> file in the same directory </text:span><text:span text:style-name="T7">as</text:span><text:span text:style-name="T7"> the current file, one directory level higher and in all subdirectories.</text:span></text:p>
          <text:p text:style-name="P343"><text:span text:style-name="T7"><text:s text:c="3"/>This is quite a number of </text:span><text:span text:style-name="T7">tags</text:span><text:span text:style-name="T7"> files, but it may still not be enough. <text:s/>For example, when editing a file in "~/proj/src", you will not find the </text:span><text:span text:style-name="T7">tags</text:span><text:span text:style-name="T7"> file "~/proj/sub/tags". <text:s/>For this situation Vim offers to search a whole directory tree for </text:span><text:span text:style-name="T7">tags</text:span><text:span text:style-name="T7"> files. <text:s/>Example:</text:span></text:p>
          <text:p text:style-name="P340"><text:s text:c="8"/>:set tags=~/proj/**/tags</text:p>
        </text:list-header>
      </text:list>
      <text:list xml:id="list2163330183" text:continue-list="list1770212231" text:style-name="L118">
        <text:list-header>
          <text:p text:style-name="P145"/>
        </text:list-header>
        <text:list-item>
          <text:p text:style-name="P145">ONE TAGS FILE</text:p>
        </text:list-item>
      </text:list>
      <text:list xml:id="list1646246639" text:continue-list="list482091388" text:style-name="L1">
        <text:list-header>
          <text:p text:style-name="P343"><text:span text:style-name="T7">When Vim has to search many places for </text:span><text:span text:style-name="T7">tags</text:span><text:span text:style-name="T7"> files, you can hear the disk rattling. <text:s/>It may get a bit slow. <text:s/>In that </text:span><text:span text:style-name="T7">case</text:span><text:span text:style-name="T7"> it's better to spend this time while generating one big </text:span><text:span text:style-name="T7">tags</text:span><text:span text:style-name="T7"> file. <text:s/>You might </text:span><text:span text:style-name="T7">do</text:span><text:span text:style-name="T7"> this overnight.</text:span></text:p>
          <text:p text:style-name="P343"><text:span text:style-name="T7"><text:s text:c="3"/>This requires the Exuberant </text:span><text:span text:style-name="T7">ctags</text:span><text:span text:style-name="T7"> program, mentioned above. <text:s/>It offers an argument to search a whole directory tree:</text:span></text:p>
          <text:p text:style-name="P340"><text:s text:c="8"/>cd ~/proj</text:p>
          <text:p text:style-name="P340"><text:s text:c="8"/>ctags -R .</text:p>
          <text:p text:style-name="P337"/>
          <text:p text:style-name="P343"><text:span text:style-name="T7">The </text:span><text:span text:style-name="T7">nice</text:span><text:span text:style-name="T7"> thing about this is that Exuberant </text:span><text:span text:style-name="T7">ctags</text:span><text:span text:style-name="T7"> recognizes various file types. <text:s/>Thus this </text:span><text:soft-page-break/><text:span text:style-name="T7">doesn't work just for C and C++ programs, also for Eiffel and even Vim scripts. <text:s/>See the </text:span><text:span text:style-name="T7">ctags</text:span><text:span text:style-name="T7"> documentation to tune this.</text:span></text:p>
          <text:p text:style-name="P343"><text:span text:style-name="T7"><text:s text:c="3"/>Now you only need to tell Vim where your big </text:span><text:span text:style-name="T7">tags</text:span><text:span text:style-name="T7"> file is:</text:span></text:p>
          <text:p text:style-name="P340"><text:s text:c="8"/>:set tags=~/proj/tags</text:p>
        </text:list-header>
      </text:list>
      <text:list xml:id="list862256541" text:style-name="L119">
        <text:list-header>
          <text:p text:style-name="P146"/>
        </text:list-header>
        <text:list-item>
          <text:p text:style-name="P146">MULTIPLE MATCHES</text:p>
        </text:list-item>
      </text:list>
      <text:list xml:id="list397406841" text:continue-list="list1646246639" text:style-name="L1">
        <text:list-header>
          <text:p text:style-name="P343"><text:span text:style-name="T7">When a function is defined multiple times (or a method in several classes), the </text:span><text:span text:style-name="T11">"</text:span><text:span text:style-name="T11">:tag</text:span><text:span text:style-name="T11">"</text:span><text:span text:style-name="T7"> command will jump to the first one. <text:s/>If there is a match in the current file, that one is used first.</text:span></text:p>
          <text:p text:style-name="P343"><text:span text:style-name="T7"><text:s text:c="3"/>You can now jump to other matches for the same </text:span><text:span text:style-name="T7">tag</text:span><text:span text:style-name="T7"> with:</text:span></text:p>
          <text:p text:style-name="P337"><text:s text:c="3"/><text:span text:style-name="T33"><text:s text:c="5"/>:tnext</text:span></text:p>
          <text:p text:style-name="P337"/>
          <text:p text:style-name="P337">Repeat this to find further matches. <text:s/>If there are many, you can select which one to jump to:</text:p>
          <text:p text:style-name="P337"><text:s text:c="2"/><text:span text:style-name="T33"><text:s text:c="6"/>:tselect tagname</text:span></text:p>
          <text:p text:style-name="P343"><text:span text:style-name="T7">To move between the matching </text:span><text:span text:style-name="T7">tags</text:span><text:span text:style-name="T7">, these commands can be used:</text:span></text:p>
          <text:p text:style-name="P343"><text:span text:style-name="T7"><text:s text:c="3"/></text:span><text:span text:style-name="T11"><text:s text:c="5"/></text:span><text:span text:style-name="T11">:tfirst</text:span><text:span text:style-name="T11"> <text:s text:c="5"/></text:span><text:span text:style-name="T7"><text:s text:c="11"/>go to first match</text:span></text:p>
          <text:p text:style-name="P343"><text:span text:style-name="T7"><text:s text:c="5"/></text:span><text:span text:style-name="T11"><text:s text:c="3"/>:[count]tprevious </text:span><text:span text:style-name="T7"><text:s text:c="6"/>go to </text:span><text:span text:style-name="T7">[count]</text:span><text:span text:style-name="T7"> previous match</text:span></text:p>
          <text:p text:style-name="P343"><text:span text:style-name="T11"><text:s text:c="8"/>:[count]tnext <text:s/></text:span><text:span text:style-name="T7"><text:s text:c="9"/>go to </text:span><text:span text:style-name="T7">[count]</text:span><text:span text:style-name="T7"> next match</text:span></text:p>
          <text:p text:style-name="P343"><text:span text:style-name="T11"><text:s text:c="8"/></text:span><text:span text:style-name="T11">:tlast</text:span><text:span text:style-name="T11"> <text:s text:c="6"/></text:span><text:span text:style-name="T7"><text:s text:c="11"/>go to last match</text:span></text:p>
          <text:p text:style-name="P337"/>
          <text:p text:style-name="P343"><text:span text:style-name="T7">If </text:span><text:span text:style-name="T7">[count]</text:span><text:span text:style-name="T7"> is omitted then one is used.</text:span></text:p>
        </text:list-header>
      </text:list>
      <text:list xml:id="list1537524177" text:style-name="L120">
        <text:list-header>
          <text:p text:style-name="P147"/>
        </text:list-header>
        <text:list-item>
          <text:p text:style-name="P147">GUESSING TAG NAMES</text:p>
        </text:list-item>
      </text:list>
      <text:list xml:id="list2054681061" text:continue-list="list397406841" text:style-name="L1">
        <text:list-header>
          <text:p text:style-name="P343"><text:s text:c="2"/><text:span text:style-name="T7">Sometimes you only know part of the name of a function. <text:s/>Or you have many </text:span><text:span text:style-name="T7">tags</text:span><text:span text:style-name="T7"> that start with the same string, but end differently. <text:s/>Then you can tell Vim to use a </text:span><text:span text:style-name="T7">pattern</text:span><text:span text:style-name="T7"> to find the </text:span><text:span text:style-name="T7">tag</text:span><text:span text:style-name="T7">.</text:span></text:p>
          <text:p text:style-name="P343"><text:span text:style-name="T7"><text:s text:c="3"/>Suppose you want to jump to a </text:span><text:span text:style-name="T7">tag</text:span><text:span text:style-name="T7"> that contains "block". <text:s/>First type this:</text:span></text:p>
          <text:p text:style-name="P337"><text:s text:c="7"/><text:span text:style-name="T33"><text:s/>:tag /block</text:span></text:p>
          <text:p text:style-name="P337"/>
          <text:p text:style-name="P343"><text:span text:style-name="T7">Now use command line completion: press </text:span><text:span text:style-name="T7">&lt;Tab&gt;</text:span><text:span text:style-name="T7">. <text:s/>Vim will find all </text:span><text:span text:style-name="T7">tags</text:span><text:span text:style-name="T7"> that contain "block" and use the first match.</text:span></text:p>
          <text:p text:style-name="P343"><text:span text:style-name="T7"><text:s text:c="3"/>The </text:span><text:span text:style-name="T26">"</text:span><text:span text:style-name="T26">/</text:span><text:span text:style-name="T26">"</text:span><text:span text:style-name="T7"> before a </text:span><text:span text:style-name="T7">tag</text:span><text:span text:style-name="T7"> name tells Vim that </text:span><text:span text:style-name="T11">what follows is not a literal </text:span><text:span text:style-name="T11">tag</text:span><text:span text:style-name="T11"> name, but a </text:span><text:span text:style-name="T11">pattern</text:span><text:span text:style-name="T11">. <text:s/></text:span><text:span text:style-name="T7">You can use all the items for</text:span><text:span text:style-name="T11"> search patterns</text:span><text:span text:style-name="T7"> here. <text:s/>For example, suppose you want to select a </text:span><text:span text:style-name="T7">tag</text:span><text:span text:style-name="T7"> that starts with "write_":</text:span></text:p>
          <text:p text:style-name="P337"><text:s text:c="5"/><text:span text:style-name="T33"><text:s text:c="3"/>:tselect /^write_</text:span></text:p>
        </text:list-header>
      </text:list>
      <text:list xml:id="list1864751295" text:continue-list="list1537524177" text:style-name="L120">
        <text:list-header>
          <text:p text:style-name="P147"/>
        </text:list-header>
        <text:list-item>
          <text:p text:style-name="P147">A TAGS BROWSER</text:p>
        </text:list-item>
      </text:list>
      <text:list xml:id="list1604618704" text:continue-list="list2054681061" text:style-name="L1">
        <text:list-header>
          <text:p text:style-name="P337"><text:soft-page-break/></text:p>
          <text:p text:style-name="P343"><text:span text:style-name="T7">Since </text:span><text:span text:style-name="T7">CTRL-]</text:span><text:span text:style-name="T7"> takes you to the definition of the identifier under the cursor, you can use a list of identifier names </text:span><text:span text:style-name="T7">as</text:span><text:span text:style-name="T7"> a table of contents. <text:s/>Here is an example.</text:span></text:p>
          <text:p text:style-name="P337"><text:s text:c="3"/>First create a list of identifiers (this requires Exuberant ctags):</text:p>
          <text:p text:style-name="P340"><text:s text:c="8"/>ctags --c-types=f -f functions *.c</text:p>
          <text:p text:style-name="P337"/>
          <text:p text:style-name="P343"><text:span text:style-name="T7">Now start Vim without a file, and edit this file in Vim, in a vertically split </text:span><text:span text:style-name="T7">window</text:span><text:span text:style-name="T7">:</text:span></text:p>
          <text:p text:style-name="P337"><text:s text:c="5"/><text:span text:style-name="T33"><text:s text:c="3"/>vim</text:span></text:p>
          <text:p text:style-name="P340"><text:s text:c="8"/>:vsplit functions</text:p>
          <text:p text:style-name="P337"/>
          <text:p text:style-name="P343"><text:span text:style-name="T7">The </text:span><text:span text:style-name="T7">window</text:span><text:span text:style-name="T7"> contains a list of all the </text:span><text:span text:style-name="T7">functions</text:span><text:span text:style-name="T7">. <text:s/>There is some more stuff, but you can ignore that. <text:s/>Do "</text:span><text:span text:style-name="T7">:setlocal</text:span><text:span text:style-name="T7"> ts=99" to clean it up a bit.</text:span></text:p>
          <text:p text:style-name="P343"><text:span text:style-name="T7"><text:s text:c="3"/>In this </text:span><text:span text:style-name="T7">window</text:span><text:span text:style-name="T7">, define a </text:span><text:span text:style-name="T7">mapping</text:span><text:span text:style-name="T7">:</text:span></text:p>
          <text:p text:style-name="P337"><text:s text:c="5"/><text:span text:style-name="T33"><text:s text:c="3"/>:nnoremap &lt;buffer&gt; &lt;CR&gt; 0ye&lt;C-W&gt;w:tag &lt;C-R&gt;"&lt;CR&gt;</text:span></text:p>
          <text:p text:style-name="P337"/>
          <text:p text:style-name="P337">Move the cursor to the line that contains the function you want to go to.</text:p>
          <text:p text:style-name="P343"><text:span text:style-name="T7">Now press </text:span><text:span text:style-name="T7">&lt;Enter&gt;</text:span><text:span text:style-name="T7">. <text:s/>Vim will go to the other </text:span><text:span text:style-name="T7">window</text:span><text:span text:style-name="T7"> and jump to the selected function.</text:span></text:p>
        </text:list-header>
      </text:list>
      <text:list xml:id="list1899421999" text:style-name="L121">
        <text:list-header>
          <text:p text:style-name="P148"/>
        </text:list-header>
        <text:list-item>
          <text:p text:style-name="P148">RELATED ITEMS</text:p>
        </text:list-item>
      </text:list>
      <text:list xml:id="list475806869" text:continue-list="list1604618704" text:style-name="L1">
        <text:list-header>
          <text:p text:style-name="P343"><text:span text:style-name="T7">You can set </text:span><text:span text:style-name="T7">'ignorecase'</text:span><text:span text:style-name="T7"> to make </text:span><text:span text:style-name="T7">case</text:span><text:span text:style-name="T7"> in </text:span><text:span text:style-name="T7">tag</text:span><text:span text:style-name="T7"> names be ignored.</text:span></text:p>
          <text:p text:style-name="P337"/>
          <text:p text:style-name="P343"><text:span text:style-name="T7">The</text:span><text:span text:style-name="T11"> </text:span><text:span text:style-name="T11">'tagbsearch'</text:span><text:span text:style-name="T7"> option tells if the </text:span><text:span text:style-name="T7">tags</text:span><text:span text:style-name="T7"> file is sorted or not. <text:s/>The default is to assume a sorted </text:span><text:span text:style-name="T7">tags</text:span><text:span text:style-name="T7"> file, which makes a </text:span><text:span text:style-name="T7">tags</text:span><text:span text:style-name="T7"> search a lot faster, but doesn't work if the </text:span><text:span text:style-name="T7">tags</text:span><text:span text:style-name="T7"> file isn't sorted.</text:span></text:p>
          <text:p text:style-name="P337"/>
          <text:p text:style-name="P343"><text:span text:style-name="T7">The </text:span><text:span text:style-name="T11">'taglength'</text:span><text:span text:style-name="T7"> option can be used to tell Vim the number of significant characters in a </text:span><text:span text:style-name="T7">tag</text:span><text:span text:style-name="T7">.</text:span></text:p>
          <text:p text:style-name="P343"><text:span text:style-name="T7">When you use the SNiFF+ program, you can use the Vim interface to it |</text:span><text:span text:style-name="T7">sniff</text:span><text:span text:style-name="T7">|. SNiFF+ is a commercial program.</text:span></text:p>
          <text:p text:style-name="P337"/>
          <text:p text:style-name="P343"><text:span text:style-name="T7">Cscope</text:span><text:span text:style-name="T7"> is a free program. <text:s/>It does not only find places where an identifier is declared, but also where it is used. <text:s/>See |</text:span><text:span text:style-name="T7">cscope</text:span><text:span text:style-name="T7">|.</text:span></text:p>
          <text:p text:style-name="P235"/>
        </text:list-header>
        <text:list-item>
          <text:p text:style-name="P235">The preview window</text:p>
          <text:p text:style-name="P343"><text:span text:style-name="T7"><text:s text:c="3"/>To open a preview </text:span><text:span text:style-name="T7">window</text:span><text:span text:style-name="T7"> to display the function "write_char":</text:span></text:p>
          <text:p text:style-name="P340"><text:s text:c="8"/>:ptag write_char</text:p>
          <text:p text:style-name="P337"/>
          <text:p text:style-name="P343"><text:span text:style-name="T7">Vim will open a </text:span><text:span text:style-name="T7">window</text:span><text:span text:style-name="T7">, and jumps to the </text:span><text:span text:style-name="T7">tag</text:span><text:span text:style-name="T7"> "write_char". <text:s/>Then it takes you back to the </text:span><text:soft-page-break/><text:span text:style-name="T7">original position. <text:s/>Thus you can continue typing without the need to use a </text:span><text:span text:style-name="T11">CTRL-W</text:span><text:span text:style-name="T11"> </text:span><text:span text:style-name="T7">command.</text:span></text:p>
          <text:p text:style-name="P343"><text:span text:style-name="T7"><text:s text:c="3"/>If the name of a function appears in the text, you can get its definition in the preview </text:span><text:span text:style-name="T7">window</text:span><text:span text:style-name="T7"> with:</text:span></text:p>
          <text:p text:style-name="P337"><text:s text:c="6"/><text:span text:style-name="T33"><text:s text:c="2"/>CTRL-W }</text:span></text:p>
          <text:p text:style-name="P337"/>
          <text:p text:style-name="P343"><text:span text:style-name="T7">There is a </text:span><text:span text:style-name="T7">script</text:span><text:span text:style-name="T7"> that automatically displays the text where the </text:span><text:span text:style-name="T7">word</text:span><text:span text:style-name="T7"> under the cursor was defined. <text:s/>See </text:span><text:span text:style-name="T11">|</text:span><text:span text:style-name="T11">CursorHold-example</text:span><text:span text:style-name="T11">|</text:span><text:span text:style-name="T7">.</text:span></text:p>
          <text:p text:style-name="P337"/>
          <text:p text:style-name="P343"><text:span text:style-name="T7">To close the preview </text:span><text:span text:style-name="T7">window</text:span><text:span text:style-name="T7"> use this command:</text:span></text:p>
          <text:p text:style-name="P337"><text:s text:c="2"/><text:span text:style-name="T33"><text:s text:c="6"/>:pclose</text:span></text:p>
          <text:p text:style-name="P337"/>
          <text:p text:style-name="P343"><text:span text:style-name="T7">To edit a specific file in the preview </text:span><text:span text:style-name="T7">window</text:span><text:span text:style-name="T7">, use </text:span><text:span text:style-name="T11">"</text:span><text:span text:style-name="T11">:pedit</text:span><text:span text:style-name="T11">"</text:span><text:span text:style-name="T7">. <text:s/>This can be useful to edit a header file, for example:</text:span></text:p>
          <text:p text:style-name="P337"><text:s text:c="4"/><text:span text:style-name="T33"><text:s text:c="4"/>:pedit defs.h</text:span></text:p>
          <text:p text:style-name="P337"/>
          <text:p text:style-name="P343"><text:span text:style-name="T7">Finally, </text:span><text:span text:style-name="T11">"</text:span><text:span text:style-name="T11">:psearch</text:span><text:span text:style-name="T11">"</text:span><text:span text:style-name="T7"> can be used to find a </text:span><text:span text:style-name="T7">word</text:span><text:span text:style-name="T7"> in the current file and any included files and display the match in the preview </text:span><text:span text:style-name="T7">window</text:span><text:span text:style-name="T7">. <text:s/>This is especially useful when using library </text:span><text:span text:style-name="T7">functions</text:span><text:span text:style-name="T7">, for which you </text:span><text:span text:style-name="T7">do</text:span><text:span text:style-name="T7"> not have a </text:span><text:span text:style-name="T7">tags</text:span><text:span text:style-name="T7"> file. <text:s/>Example:</text:span></text:p>
          <text:p text:style-name="P337"><text:s/><text:span text:style-name="T33"><text:s text:c="7"/>:psearch popen</text:span></text:p>
          <text:p text:style-name="P337"/>
          <text:p text:style-name="P343"><text:span text:style-name="T7">This will show the "stdio.h" file in the preview </text:span><text:span text:style-name="T7">window</text:span><text:span text:style-name="T7">, with the function prototype for popen():</text:span></text:p>
          <text:p text:style-name="P340"><text:s text:c="8"/>FILE <text:s text:c="3"/>*popen __P((const char *, const char *)); </text:p>
          <text:p text:style-name="P337"/>
          <text:p text:style-name="P343"><text:span text:style-name="T7">You can specify the height of the preview </text:span><text:span text:style-name="T7">window</text:span><text:span text:style-name="T7">, when it is opened, with the </text:span><text:span text:style-name="T11">'previewheight'</text:span><text:span text:style-name="T11"> </text:span><text:span text:style-name="T7">option.</text:span></text:p>
          <text:p text:style-name="P82"/>
        </text:list-item>
        <text:list-item>
          <text:p text:style-name="P235">Moving through a program</text:p>
          <text:p text:style-name="P337"><text:s text:c="4"/>Since a program is structured, Vim can recognize items in it. <text:s/>Specific commands can be used to move around.</text:p>
          <text:p text:style-name="P337"><text:s text:c="3"/>C programs often contain constructs like this:</text:p>
          <text:p text:style-name="P337"><text:s text:c="6"/><text:span text:style-name="T33"><text:s text:c="2"/>#ifdef USE_POPEN </text:span></text:p>
          <text:p text:style-name="P340"><text:s text:c="12"/>fd = popen("ls", "r") </text:p>
          <text:p text:style-name="P340"><text:s text:c="8"/>#else </text:p>
          <text:p text:style-name="P340"><text:s text:c="12"/>fd = fopen("tmp", "w") </text:p>
          <text:p text:style-name="P340"><text:s text:c="8"/>#endif </text:p>
          <text:p text:style-name="P337"><text:soft-page-break/></text:p>
          <text:p text:style-name="P343"><text:span text:style-name="T7">But then much longer, and possibly nested. <text:s/>Position the cursor on the</text:span><text:span text:style-name="T11"> "#ifdef"</text:span><text:span text:style-name="T7"> and press </text:span><text:span text:style-name="T26">%</text:span><text:span text:style-name="T7">. <text:s/>Vim will jump to the </text:span><text:span text:style-name="T11">"#else"</text:span><text:span text:style-name="T7">. <text:s/>Pressing </text:span><text:span text:style-name="T26">%</text:span><text:span text:style-name="T7"> again takes you to the </text:span><text:span text:style-name="T11">"#endif"</text:span><text:span text:style-name="T7">. <text:s/>Another </text:span><text:span text:style-name="T7">%</text:span><text:span text:style-name="T7"> takes you to the "#ifdef" again.</text:span></text:p>
          <text:p text:style-name="P337"><text:s text:c="3"/>When the construct is nested, Vim will find the matching items. <text:s/>This is a good way to check if you didn't forget an "#endif".</text:p>
          <text:p text:style-name="P337"><text:s text:c="3"/>When you are somewhere inside a "#if" - "#endif", you can jump to the start of it with:</text:p>
          <text:p text:style-name="P337"><text:s text:c="4"/><text:span text:style-name="T45"><text:s text:c="4"/>[#</text:span></text:p>
          <text:p text:style-name="P337"/>
          <text:p text:style-name="P337">If you are not after a "#if" or "#ifdef" Vim will beep. <text:s/>To jump forward to the next "#else" or "#endif" use:</text:p>
          <text:p text:style-name="P337"><text:s text:c="4"/><text:span text:style-name="T45"><text:s text:c="4"/>]#</text:span></text:p>
          <text:p text:style-name="P235"/>
        </text:list-item>
      </text:list>
      <text:list xml:id="list1675725686" text:continue-list="list1899421999" text:style-name="L121">
        <text:list-item>
          <text:p text:style-name="P148">MOVING IN CODE BLOCKS</text:p>
        </text:list-item>
      </text:list>
      <text:list xml:id="list958234647" text:continue-list="list475806869" text:style-name="L1">
        <text:list-header>
          <text:p text:style-name="P343"><text:span text:style-name="T7">In C code blocks are enclosed in </text:span><text:span text:style-name="T7">{}</text:span><text:span text:style-name="T7">. <text:s/>These can get pretty long. <text:s/>To move to the start of the outer block use the </text:span><text:span text:style-name="T26">"</text:span><text:span text:style-name="T26">[[</text:span><text:span text:style-name="T26">"</text:span><text:span text:style-name="T7"> command. <text:s/>Use </text:span><text:span text:style-name="T26">"</text:span><text:span text:style-name="T26">][</text:span><text:span text:style-name="T26">"</text:span><text:span text:style-name="T7"> to find the end. This assumes that the "</text:span><text:span text:style-name="T7">{</text:span><text:span text:style-name="T7">" and "</text:span><text:span text:style-name="T7">}</text:span><text:span text:style-name="T7">" are in the first column.</text:span></text:p>
          <text:p text:style-name="P343"><text:span text:style-name="T7"><text:s text:c="3"/>The</text:span><text:span text:style-name="T26"> "</text:span><text:span text:style-name="T26">[{</text:span><text:span text:style-name="T26">"</text:span><text:span text:style-name="T7"> command moves to the start of the current block. <text:s/>It skips over pairs of </text:span><text:span text:style-name="T7">{}</text:span><text:span text:style-name="T7"> at the same level. <text:s/></text:span><text:span text:style-name="T11">"</text:span><text:span text:style-name="T11">]}</text:span><text:span text:style-name="T11">"</text:span><text:span text:style-name="T7"> jumps to the end.</text:span></text:p>
        </text:list-header>
      </text:list>
      <text:list xml:id="list1096365075" text:continue-list="list1675725686" text:style-name="L121">
        <text:list-header>
          <text:p text:style-name="P148"/>
        </text:list-header>
        <text:list-item>
          <text:p text:style-name="P148">MOVING IN BRACES</text:p>
        </text:list-item>
      </text:list>
      <text:list xml:id="list678998513" text:continue-list="list958234647" text:style-name="L1">
        <text:list-header>
          <text:p text:style-name="P343"><text:span text:style-name="T7">The</text:span><text:span text:style-name="T26"> "</text:span><text:span text:style-name="T26">[(</text:span><text:span text:style-name="T26">"</text:span><text:span text:style-name="T7"> and </text:span><text:span text:style-name="T26">"</text:span><text:span text:style-name="T26">])</text:span><text:span text:style-name="T26">"</text:span><text:span text:style-name="T7"> commands work similar to "</text:span><text:span text:style-name="T7">[{</text:span><text:span text:style-name="T7">" and "</text:span><text:span text:style-name="T7">]}</text:span><text:span text:style-name="T7">", except that they work on () pairs instead of </text:span><text:span text:style-name="T7">{}</text:span><text:span text:style-name="T7"> pairs.</text:span></text:p>
        </text:list-header>
      </text:list>
      <text:list xml:id="list1513466039" text:continue-list="list1096365075" text:style-name="L121">
        <text:list-header>
          <text:p text:style-name="P148"/>
        </text:list-header>
        <text:list-item>
          <text:p text:style-name="P148">MOVING IN COMMENTS</text:p>
        </text:list-item>
      </text:list>
      <text:list xml:id="list960824787" text:continue-list="list678998513" text:style-name="L1">
        <text:list-header>
          <text:p text:style-name="P343"><text:span text:style-name="T7">To move back to the start of a comment use </text:span><text:span text:style-name="T26">"</text:span><text:span text:style-name="T26">[/</text:span><text:span text:style-name="T26">"</text:span><text:span text:style-name="T7">. <text:s/>Move forward to the end of a comment with</text:span><text:span text:style-name="T26"> "</text:span><text:span text:style-name="T26">]/</text:span><text:span text:style-name="T26">"</text:span><text:span text:style-name="T7">. <text:s/>This only works for /* - */ comments.</text:span></text:p>
          <text:p text:style-name="P235"/>
        </text:list-header>
        <text:list-item>
          <text:p text:style-name="P235">Finding global identifiers</text:p>
          <text:p text:style-name="P343"><text:span text:style-name="T7">You are editing a C program and wonder if a variable is declared </text:span><text:span text:style-name="T7">as</text:span><text:span text:style-name="T7"> "int" or "unsigned". <text:s/>A quick way to find this is with the "</text:span><text:span text:style-name="T7">[I</text:span><text:span text:style-name="T7">" command.</text:span></text:p>
          <text:p text:style-name="P343"><text:span text:style-name="T7"><text:s text:c="3"/>Suppose the cursor is on the </text:span><text:span text:style-name="T7">word</text:span><text:span text:style-name="T7"> "column". <text:s/>Type:</text:span></text:p>
          <text:p text:style-name="P342"><text:s text:c="8"/>[I</text:p>
          <text:p text:style-name="P337">Vim will list the matching lines it can find. <text:s/>Not only in the current file, but also in <text:span text:style-name="T45">all included files</text:span> (and files included in them, etc.). </text:p>
          <text:p text:style-name="P337"/>
          <text:p text:style-name="P343"><text:soft-page-break/><text:span text:style-name="T7"><text:s text:c="5"/>However, a few things must be right for "</text:span><text:span text:style-name="T7">[I</text:span><text:span text:style-name="T7">" to </text:span><text:span text:style-name="T7">do</text:span><text:span text:style-name="T7"> its work. <text:s/>First of all, the </text:span><text:span text:style-name="T7">'include'</text:span><text:span text:style-name="T7"> option must specify how a file is included. <text:s/>The default value works for C and C++. <text:s/>For other languages you will have to change it.</text:span></text:p>
        </text:list-item>
      </text:list>
      <text:list xml:id="list627444707" text:continue-list="list1513466039" text:style-name="L121">
        <text:list-header>
          <text:p text:style-name="P148"/>
        </text:list-header>
        <text:list-item>
          <text:p text:style-name="P148">LOCATING INCLUDED FILES</text:p>
        </text:list-item>
      </text:list>
      <text:list xml:id="list1447503954" text:continue-list="list960824787" text:style-name="L1">
        <text:list-header>
          <text:p text:style-name="P343"><text:span text:style-name="T7">Vim will find included files in the places specified with the </text:span><text:span text:style-name="T7">'path'</text:span><text:span text:style-name="T7"> option. <text:s/>If a directory is missing, some include files will not be found. <text:s/>You can discover this with this command:</text:span></text:p>
          <text:p text:style-name="P337"><text:s text:c="3"/><text:span text:style-name="T33"><text:s text:c="5"/>:checkpath</text:span></text:p>
          <text:p text:style-name="P337">It will list the include files that could not be found. <text:s/>Also files included by the files that could be found. </text:p>
        </text:list-header>
      </text:list>
      <text:list xml:id="list1886396809" text:style-name="L122">
        <text:list-header>
          <text:p text:style-name="P149"/>
        </text:list-header>
        <text:list-item>
          <text:p text:style-name="P149">JUMPING TO A MATCH</text:p>
        </text:list-item>
      </text:list>
      <text:list xml:id="list1263348015" text:continue-list="list1447503954" text:style-name="L1">
        <text:list-header>
          <text:p text:style-name="P343"><text:span text:style-name="T26">"</text:span><text:span text:style-name="T26">[I</text:span><text:span text:style-name="T26">"</text:span><text:span text:style-name="T7"> produces a list with only one line of text. <text:s/>When you want to have a closer look at the first item, you can jump to that line with the command:</text:span></text:p>
          <text:p text:style-name="P337"><text:s text:c="3"/><text:span text:style-name="T33"><text:s text:c="5"/>[&lt;Tab&gt;</text:span></text:p>
          <text:p text:style-name="P337"/>
          <text:p text:style-name="P343"><text:span text:style-name="T7">You can also use</text:span><text:span text:style-name="T11"> "[ CTRL-I"</text:span><text:span text:style-name="T7">, since </text:span><text:span text:style-name="T7">CTRL-I</text:span><text:span text:style-name="T7"> is the same </text:span><text:span text:style-name="T7">as</text:span><text:span text:style-name="T7"> pressing </text:span><text:span text:style-name="T7">&lt;Tab&gt;</text:span><text:span text:style-name="T7">.</text:span></text:p>
          <text:p text:style-name="P337"/>
          <text:p text:style-name="P343"><text:span text:style-name="T7">The list that "</text:span><text:span text:style-name="T7">[I</text:span><text:span text:style-name="T7">" produces has a number at the start of each line. <text:s/>When you want to jump to another item than the first one, type the number first:</text:span></text:p>
          <text:p text:style-name="P337"><text:s text:c="5"/><text:span text:style-name="T33"><text:s text:c="3"/>3[&lt;Tab&gt;</text:span></text:p>
          <text:p text:style-name="P337"/>
          <text:p text:style-name="P343"><text:span text:style-name="T7">Will jump to the third item in the list. <text:s/>Remember that you can use </text:span><text:span text:style-name="T7">CTRL-O</text:span><text:span text:style-name="T7"> to jump back to where you started from.</text:span></text:p>
          <text:p text:style-name="P337"/>
          <text:p text:style-name="P337">RELATED COMMANDS</text:p>
          <text:p text:style-name="P343"><text:span text:style-name="T11"><text:s text:c="8"/></text:span><text:span text:style-name="T11">[i</text:span><text:span text:style-name="T11"> <text:s text:c="3"/></text:span><text:span text:style-name="T7"><text:s text:c="10"/>only lists the first match</text:span></text:p>
          <text:p text:style-name="P343"><text:span text:style-name="T11"><text:s text:c="8"/></text:span><text:span text:style-name="T11">]I</text:span><text:span text:style-name="T11"> <text:s text:c="3"/></text:span><text:span text:style-name="T7"><text:s text:c="10"/>only lists items below the cursor</text:span></text:p>
          <text:p text:style-name="P343"><text:span text:style-name="T7"><text:s text:c="2"/></text:span><text:span text:style-name="T11"><text:s text:c="6"/></text:span><text:span text:style-name="T11">]i</text:span><text:span text:style-name="T11"> <text:s text:c="2"/></text:span><text:span text:style-name="T7"><text:s text:c="11"/>only lists the first item below the cursor</text:span></text:p>
        </text:list-header>
      </text:list>
      <text:list xml:id="list1381195460" text:style-name="L123">
        <text:list-header>
          <text:p text:style-name="P150"/>
        </text:list-header>
        <text:list-item>
          <text:p text:style-name="P150">FINDING DEFINED IDENTIFIERS</text:p>
        </text:list-item>
      </text:list>
      <text:list xml:id="list640707476" text:continue-list="list1263348015" text:style-name="L1">
        <text:list-header>
          <text:p text:style-name="P343"><text:span text:style-name="T7">The </text:span><text:span text:style-name="T11">"</text:span><text:span text:style-name="T11">[I</text:span><text:span text:style-name="T11">"</text:span><text:span text:style-name="T7"> command finds any identifier. <text:s/>To find only macros, defined with "#define" use:</text:span></text:p>
          <text:p text:style-name="P337"><text:s text:c="3"/><text:span text:style-name="T33"><text:s text:c="5"/>[D</text:span></text:p>
          <text:p text:style-name="P337"/>
          <text:p text:style-name="P343"><text:span text:style-name="T7">Again, this searches in included files. <text:s/>The </text:span><text:span text:style-name="T7">'define'</text:span><text:span text:style-name="T7"> option specifies what a line looks like that defines the items for "</text:span><text:span text:style-name="T7">[D</text:span><text:span text:style-name="T7">". <text:s/>You could change it to make it work with other languages than C or C++.</text:span></text:p>
          <text:p text:style-name="P343"><text:soft-page-break/><text:span text:style-name="T7"><text:s text:c="3"/>The commands related to "</text:span><text:span text:style-name="T7">[D</text:span><text:span text:style-name="T7">" are:</text:span></text:p>
          <text:p text:style-name="P343"><text:span text:style-name="T7"><text:s text:c="8"/></text:span><text:span text:style-name="T7">[d</text:span><text:span text:style-name="T7"> <text:s text:c="13"/>only lists the first match</text:span></text:p>
          <text:p text:style-name="P343"><text:span text:style-name="T7"><text:s text:c="8"/></text:span><text:span text:style-name="T7">]D</text:span><text:span text:style-name="T7"> <text:s text:c="13"/>only lists items below the cursor</text:span></text:p>
          <text:p text:style-name="P343"><text:span text:style-name="T7"><text:s text:c="8"/></text:span><text:span text:style-name="T7">]d</text:span><text:span text:style-name="T7"> <text:s text:c="13"/>only lists the first item below the cursor</text:span></text:p>
          <text:p text:style-name="P82"/>
        </text:list-header>
        <text:list-item>
          <text:p text:style-name="P235">Finding local identifiers</text:p>
          <text:p text:style-name="P343"><text:span text:style-name="T7">The "</text:span><text:span text:style-name="T7">[I</text:span><text:span text:style-name="T7">" command searches included files. <text:s/>To search in the current file only, and jump to the first place where the </text:span><text:span text:style-name="T7">word</text:span><text:span text:style-name="T7"> under the cursor is used:</text:span></text:p>
          <text:p text:style-name="P337"><text:s text:c="6"/><text:span text:style-name="T33"><text:s text:c="2"/>gD</text:span></text:p>
          <text:p text:style-name="P337">Hint: <text:span text:style-name="T33">Goto Definition</text:span>. <text:s/>This command is very useful to find a variable or function that was declared locally ("static", in C terms). <text:s/>To restrict the search even further, and look only in the current function, use this command:</text:p>
          <text:p text:style-name="P337"><text:s text:c="6"/><text:span text:style-name="T33"><text:s text:c="2"/>gd</text:span></text:p>
          <text:p text:style-name="P337"/>
          <text:p text:style-name="P343"><text:span text:style-name="T7">This will go back to the start of the current function and find the first occurrence of the </text:span><text:span text:style-name="T7">word</text:span><text:span text:style-name="T7"> under the cursor. <text:s/>Actually, it searches backwards to an empty line above a "</text:span><text:span text:style-name="T7">{</text:span><text:span text:style-name="T7">" in the first column. <text:s/>From there it searches forward for the identifier.</text:span></text:p>
          <text:p text:style-name="P243"/>
          <text:p text:style-name="P243"/>
          <text:p text:style-name="P243">Editing programs</text:p>
          <text:p text:style-name="P333"><text:span text:style-name="T7">Vim has various commands that aid in </text:span><text:span text:style-name="T7">writing</text:span><text:span text:style-name="T7"> computer programs. <text:s/>Compile a</text:span></text:p>
          <text:p text:style-name="P333"><text:span text:style-name="T7">program and directly jump to reported </text:span><text:span text:style-name="T7">errors</text:span><text:span text:style-name="T7">. <text:s/>Automatically set the indent</text:span></text:p>
          <text:p text:style-name="P331">for many languages and format comments.</text:p>
          <text:p text:style-name="P82"/>
        </text:list-item>
        <text:list-item>
          <text:p text:style-name="P235">Compiling</text:p>
          <text:p text:style-name="P337">The following command runs the program "make" (supplying it with any argument you give) and captures the results:</text:p>
          <text:p text:style-name="P337"><text:s text:c="8"/><text:span text:style-name="T33">:make {arguments}</text:span></text:p>
          <text:p text:style-name="P337">The following command goes to where the next error occurs:</text:p>
          <text:p text:style-name="P340"><text:s text:c="8"/>:cnext</text:p>
          <text:p text:style-name="P337">When there is not enough room, Vim will shorten the error message. <text:s/>To see the whole message use:</text:p>
          <text:p text:style-name="P337"><text:soft-page-break/><text:s text:c="5"/><text:span text:style-name="T33"><text:s text:c="3"/>:cc</text:span></text:p>
          <text:p text:style-name="P337">You can get an overview of all the error messages with the <text:span text:style-name="T33">":clist</text:span>" command. To see all the messages add a<text:span text:style-name="T45"> "!"</text:span> to the command.</text:p>
          <text:p text:style-name="P337"/>
          <text:p text:style-name="P337">Vim will highlight the current error. <text:s/>To go back to the previous error, use:</text:p>
          <text:p text:style-name="P340"><text:s text:c="8"/>:cprevious</text:p>
          <text:p text:style-name="P337">Other commands to move around in the error list:</text:p>
          <text:p text:style-name="P337"><text:s text:c="3"/><text:span text:style-name="T33"><text:s text:c="5"/>:cfirst <text:s text:c="8"/>to first error</text:span></text:p>
          <text:p text:style-name="P340"><text:s text:c="8"/>:clast <text:s text:c="9"/>to last error</text:p>
          <text:p text:style-name="P337"><text:s/><text:span text:style-name="T33"><text:s text:c="7"/>:cc 3 <text:s text:c="10"/>to error nr 3</text:span></text:p>
          <text:p text:style-name="P235"/>
        </text:list-item>
        <text:list-item>
          <text:p text:style-name="P235">USING ANOTHER COMPILER</text:p>
        </text:list-item>
      </text:list>
      <text:p text:style-name="P34"/>
      <text:list xml:id="list1163821763" text:continue-numbering="true" text:style-name="L1">
        <text:list-header>
          <text:p text:style-name="P343"><text:span text:style-name="T7"><text:s text:c="4"/>The name of the program to run when the "</text:span><text:span text:style-name="T7">:make</text:span><text:span text:style-name="T7">" command is executed is defined by the</text:span><text:span text:style-name="T11"> </text:span><text:span text:style-name="T11">'makeprg'</text:span><text:span text:style-name="T7"> option. <text:s/>Usually this is set to "make", but </text:span><text:span text:style-name="T7">Visual</text:span><text:span text:style-name="T7"> C++ users should set this to "nmake" by executing the following command:</text:span></text:p>
          <text:p text:style-name="P340"><text:s text:c="8"/>:set makeprg=nmake</text:p>
          <text:p text:style-name="P337"/>
          <text:p text:style-name="P343"><text:span text:style-name="T7">You can also include arguments in this option. <text:s/>Special characters need to be escaped with a </text:span><text:span text:style-name="T7">backslash</text:span><text:span text:style-name="T7">. <text:s/>Example:</text:span></text:p>
          <text:p text:style-name="P340"><text:s text:c="8"/>:set makeprg=nmake\ -f\ project.mak</text:p>
          <text:p text:style-name="P337"/>
          <text:p text:style-name="P343"><text:span text:style-name="T7">You can include special Vim keywords in the command specification. <text:s/>The </text:span><text:span text:style-name="T7">%</text:span><text:span text:style-name="T7"> character expands to the name of the current file. <text:s/>So if you execute the command:</text:span></text:p>
          <text:p text:style-name="P340"><text:s text:c="8"/>:set makeprg=make\ %</text:p>
          <text:p text:style-name="P337"/>
          <text:p text:style-name="P343"><text:span text:style-name="T7">When you are editing main.c, then "</text:span><text:span text:style-name="T7">:make</text:span><text:span text:style-name="T7">" executes the following command:</text:span></text:p>
          <text:p text:style-name="P337"><text:s text:c="3"/><text:span text:style-name="T33"><text:s text:c="5"/>make main.c</text:span></text:p>
          <text:p text:style-name="P337"/>
          <text:p text:style-name="P343"><text:span text:style-name="T7">This is not too useful, so you will refine the command a little and use the </text:span><text:span text:style-name="T7">:r</text:span><text:span text:style-name="T7"> (root) modifier:</text:span></text:p>
          <text:p text:style-name="P337"><text:s/><text:span text:style-name="T33"><text:s text:c="7"/>:set makeprg=make\ %:r.o</text:span></text:p>
          <text:p text:style-name="P337"/>
          <text:p text:style-name="P343"><text:span text:style-name="T7">Now the command executed is </text:span><text:span text:style-name="T7">as</text:span><text:span text:style-name="T7"> follows:</text:span></text:p>
          <text:p text:style-name="P340"><text:s text:c="8"/>make main.o</text:p>
          <text:p text:style-name="P337"/>
          <text:p text:style-name="P343"><text:span text:style-name="T7">More about these modifiers here: </text:span><text:span text:style-name="T11">|</text:span><text:span text:style-name="T11">filename-modifiers</text:span><text:span text:style-name="T11">|.</text:span></text:p>
          <text:p text:style-name="P235"/>
        </text:list-header>
        <text:list-item>
          <text:p text:style-name="P235"><text:soft-page-break/>OLD ERROR LISTS</text:p>
          <text:p text:style-name="P343"><text:span text:style-name="T7"><text:s text:c="5"/>Suppose you </text:span><text:span text:style-name="T11">"</text:span><text:span text:style-name="T11">:make</text:span><text:span text:style-name="T11">"</text:span><text:span text:style-name="T7"> a program. <text:s/>There is a warning message in one file and an error message in another. <text:s/>You fix the error and use "</text:span><text:span text:style-name="T7">:make</text:span><text:span text:style-name="T7">" again to check if it was really fixed. <text:s/>Now you want to look at the warning message. <text:s/>It doesn't show up in the last error list, since the file with the warning wasn't compiled again. <text:s/>You can go back to the previous error list with:</text:span></text:p>
          <text:p text:style-name="P337"><text:s text:c="8"/><text:span text:style-name="T33">:colder</text:span></text:p>
          <text:p text:style-name="P337"/>
          <text:p text:style-name="P343"><text:span text:style-name="T7">Then use</text:span><text:span text:style-name="T11"> "</text:span><text:span text:style-name="T11">:clist</text:span><text:span text:style-name="T11">" </text:span><text:span text:style-name="T7">and </text:span><text:span text:style-name="T11">"</text:span><text:span text:style-name="T11">:cc</text:span><text:span text:style-name="T11"> {nr}"</text:span><text:span text:style-name="T7"> to jump to the place with the warning.</text:span></text:p>
          <text:p text:style-name="P337"><text:s text:c="3"/>To go forward to the next error list:</text:p>
          <text:p text:style-name="P340"><text:s text:c="8"/>:cnewer</text:p>
          <text:p text:style-name="P337">Vim remembers<text:span text:style-name="T33"> ten error lists.</text:span></text:p>
          <text:p text:style-name="P235"/>
        </text:list-item>
        <text:list-item>
          <text:p text:style-name="P235">SWITCHING COMPILERS</text:p>
          <text:p text:style-name="P343"><text:span text:style-name="T7"><text:s text:c="4"/>You have to tell Vim what format the error </text:span><text:span text:style-name="T7">messages</text:span><text:span text:style-name="T7"> are that your compiler produces. <text:s/>This is done with the </text:span><text:span text:style-name="T7">'errorformat'</text:span><text:span text:style-name="T7"> option. <text:s/>The </text:span><text:span text:style-name="T7">syntax</text:span><text:span text:style-name="T7"> of this option is quite complicated and it can be made to fit almost any compiler. You can find the explanation here: |</text:span><text:span text:style-name="T7">errorformat</text:span><text:span text:style-name="T7">|.</text:span></text:p>
          <text:p text:style-name="P337"/>
          <text:p text:style-name="P343"><text:span text:style-name="T7"><text:s text:c="4"/>You might be using various different compilers. <text:s/>Setting the </text:span><text:span text:style-name="T7">'makeprg'</text:span><text:span text:style-name="T7"> option, and <text:s/>especially the </text:span><text:span text:style-name="T7">'errorformat'</text:span><text:span text:style-name="T7"> each time is not </text:span><text:span text:style-name="T7">easy</text:span><text:span text:style-name="T7">. <text:s/>Vim offers a simple method for this. <text:s/>For example, to switch to using the Microsoft </text:span><text:span text:style-name="T7">Visual</text:span><text:span text:style-name="T7"> C++ compiler:</text:span></text:p>
          <text:p text:style-name="P337"><text:s text:c="5"/><text:span text:style-name="T33"><text:s text:c="3"/>:compiler msvc</text:span></text:p>
          <text:p text:style-name="P337"/>
          <text:p text:style-name="P343"><text:span text:style-name="T7">This will find the Vim </text:span><text:span text:style-name="T7">script</text:span><text:span text:style-name="T7"> for the "msvc" compiler and set the appropriate</text:span></text:p>
          <text:p text:style-name="P343"><text:span text:style-name="T7">options</text:span><text:span text:style-name="T7">.</text:span></text:p>
          <text:p text:style-name="P343"><text:span text:style-name="T7"><text:s text:c="3"/>You can write your own compiler files. <text:s/>See |</text:span><text:span text:style-name="T7">write-compiler-plugin</text:span><text:span text:style-name="T7">|.</text:span></text:p>
          <text:p text:style-name="P82"/>
        </text:list-item>
        <text:list-item>
          <text:p text:style-name="P235">OUTPUT REDIRECTION</text:p>
          <text:p text:style-name="P343"><text:span text:style-name="T7"><text:s text:c="4"/>The</text:span><text:span text:style-name="T11"> "</text:span><text:span text:style-name="T11">:make</text:span><text:span text:style-name="T11">" </text:span><text:span text:style-name="T7">command redirects the</text:span><text:span text:style-name="T11"> output of the executed program</text:span><text:span text:style-name="T7"> to an </text:span><text:span text:style-name="T11">error file. </text:span><text:span text:style-name="T7"><text:s/>How this works depends on various things, such </text:span><text:span text:style-name="T7">as</text:span><text:span text:style-name="T7"> the </text:span><text:span text:style-name="T7">'shell'</text:span><text:span text:style-name="T7">. <text:s/>If your </text:span><text:span text:style-name="T11">"</text:span><text:span text:style-name="T11">:make</text:span><text:span text:style-name="T11">"</text:span><text:span text:style-name="T7"> command doesn't capture the output, check the</text:span><text:span text:style-name="T11"> </text:span><text:span text:style-name="T11">'makeef</text:span><text:span text:style-name="T7">'</text:span><text:span text:style-name="T7"> and </text:span><text:span text:style-name="T11">'shellpipe'</text:span><text:span text:style-name="T11"> </text:span><text:span text:style-name="T7">options</text:span><text:span text:style-name="T7">. <text:s/>The </text:span><text:span text:style-name="T11">'shellquote'</text:span><text:span text:style-name="T7"> and </text:span><text:span text:style-name="T11">'shellxquote'</text:span><text:span text:style-name="T11"> </text:span><text:span text:style-name="T7">options</text:span><text:span text:style-name="T7"> might also matter.</text:span></text:p>
          <text:p text:style-name="P337"/>
          <text:p text:style-name="P343"><text:span text:style-name="T7"><text:s text:c="4"/>In </text:span><text:span text:style-name="T7">case</text:span><text:span text:style-name="T7"> you can't get "</text:span><text:span text:style-name="T7">:make</text:span><text:span text:style-name="T7">" to redirect the file for you, an alternative is to compile the program in another </text:span><text:span text:style-name="T7">window</text:span><text:span text:style-name="T7"> and redirect the output into a file.</text:span></text:p>
          <text:p text:style-name="P337"><text:soft-page-break/>Then have Vim read this file with:</text:p>
          <text:p text:style-name="P337"><text:s text:c="3"/><text:span text:style-name="T33"><text:s text:c="5"/>:cfile {filename}</text:span></text:p>
          <text:p text:style-name="P343"><text:span text:style-name="T7">Jumping to </text:span><text:span text:style-name="T7">errors</text:span><text:span text:style-name="T7"> will work like with the "</text:span><text:span text:style-name="T7">:make</text:span><text:span text:style-name="T7">" command.</text:span></text:p>
          <text:p text:style-name="P82"/>
        </text:list-item>
        <text:list-item>
          <text:p text:style-name="P235">Indenting C style text</text:p>
          <text:p text:style-name="P343"><text:span text:style-name="T7"><text:s text:c="3"/>A program is much easier to understand when the lines have been properly indented. <text:s/>Vim offers various ways to make this </text:span><text:span text:style-name="T7">less</text:span><text:span text:style-name="T7"> work. <text:s/>For C or C style programs like Java or C++, set the</text:span><text:span text:style-name="T26"> </text:span><text:span text:style-name="T26">'cindent'</text:span><text:span text:style-name="T7"> option. <text:s/>Vim knows a lot about C programs and will try very hard to automatically set the indent for you. <text:s/>Set the </text:span><text:span text:style-name="T7">'shiftwidth'</text:span><text:span text:style-name="T7"> option to the amount of spaces you want for a deeper level. Four spaces will work fine. <text:s/>One "</text:span><text:span text:style-name="T7">:set</text:span><text:span text:style-name="T7">" command will </text:span><text:span text:style-name="T7">do</text:span><text:span text:style-name="T7"> it:</text:span></text:p>
          <text:p text:style-name="P340"><text:s text:c="8"/>:set cindent shiftwidth=4</text:p>
        </text:list-item>
      </text:list>
      <text:list xml:id="list1438170850" text:style-name="L124">
        <text:list-header>
          <text:p text:style-name="P208"/>
        </text:list-header>
        <text:list-item>
          <text:p text:style-name="P296"><text:span text:style-name="T7">When you have code that is badly formatted, or you inserted and deleted lines, you need to re-indent the lines. <text:s/>The "</text:span><text:span text:style-name="T7">=</text:span><text:span text:style-name="T7">" </text:span><text:span text:style-name="T7">operator</text:span><text:span text:style-name="T7"> does this. <text:s/>The simplest form is:</text:span></text:p>
        </text:list-item>
      </text:list>
      <text:list xml:id="list1723017096" text:continue-list="list1163821763" text:style-name="L1">
        <text:list-header>
          <text:p text:style-name="P337"><text:s text:c="3"/><text:span text:style-name="T45"><text:s text:c="5"/>==</text:span></text:p>
          <text:p text:style-name="P337"/>
          <text:p text:style-name="P343"><text:span text:style-name="T7">This indents the </text:span><text:span text:style-name="T11">current line.</text:span><text:span text:style-name="T7"> <text:s/>Like with all operators, there are three ways to use it. <text:s/>In </text:span><text:span text:style-name="T7">Visual</text:span><text:span text:style-name="T7"> mode "</text:span><text:span text:style-name="T7">=</text:span><text:span text:style-name="T7">" indents the selected lines. <text:s/>A useful text object is "</text:span><text:span text:style-name="T7">a{</text:span><text:span text:style-name="T7">". <text:s/>This selects the current </text:span><text:span text:style-name="T7">{}</text:span><text:span text:style-name="T7"> block. <text:s/>Thus, to re-indent the code block the cursor is in:</text:span></text:p>
          <text:p text:style-name="P337"><text:s/><text:span text:style-name="T45"><text:s text:c="7"/>=a{</text:span></text:p>
          <text:p text:style-name="P337"/>
          <text:p text:style-name="P337">I you have really badly indented code, you can re-indent the whole file with:</text:p>
          <text:p text:style-name="P340"><text:s text:c="8"/>gg=G</text:p>
          <text:p text:style-name="P337"/>
          <text:p text:style-name="P343"><text:span text:style-name="T7">However, don't </text:span><text:span text:style-name="T7">do</text:span><text:span text:style-name="T7"> this in files that have been carefully indented manually. The automatic indenting does a good job, but in some situations you might want to overrule it.</text:span></text:p>
        </text:list-header>
      </text:list>
      <text:list xml:id="list44111878" text:style-name="L125">
        <text:list-header>
          <text:p text:style-name="P151"/>
        </text:list-header>
        <text:list-item>
          <text:p text:style-name="P151">SETTING INDENT STYLE</text:p>
        </text:list-item>
      </text:list>
      <text:list xml:id="list962304810" text:continue-list="list1723017096" text:style-name="L1">
        <text:list-header>
          <text:p text:style-name="P343"><text:span text:style-name="T7"><text:s text:c="4"/>Different people have different styles of indentation. <text:s/>By default Vim does a pretty good job of indenting in a way that 90% of programmers </text:span><text:span text:style-name="T7">do</text:span><text:span text:style-name="T7">. <text:s/>There are different styles, however; so if you want to, you can customize the indentation style with the </text:span><text:span text:style-name="T7">'cinoptions'</text:span><text:span text:style-name="T7"> option.</text:span></text:p>
          <text:p text:style-name="P343"><text:span text:style-name="T7"><text:s text:c="3"/>By default </text:span><text:span text:style-name="T7">'cinoptions'</text:span><text:span text:style-name="T7"> is empty and Vim uses the default style. <text:s/>You can add various items where you want something different. <text:s/>For example, to make curly braces be placed like this:</text:span></text:p>
          <text:p text:style-name="P337"><text:s text:c="6"/><text:span text:style-name="T33"><text:s text:c="2"/>if (flag) </text:span></text:p>
          <text:p text:style-name="P340"><text:s text:c="10"/>{ </text:p>
          <text:p text:style-name="P340"><text:s text:c="12"/>i = 8; </text:p>
          <text:p text:style-name="P340"><text:s text:c="12"/>j = 0; </text:p>
          <text:p text:style-name="P340"><text:soft-page-break/><text:s text:c="10"/>} </text:p>
          <text:p text:style-name="P337"/>
          <text:p text:style-name="P337">Use this command:</text:p>
          <text:p text:style-name="P340"><text:s text:c="8"/>:set cinoptions+={2</text:p>
          <text:p text:style-name="P337"/>
          <text:p text:style-name="P343"><text:span text:style-name="T7">There are many of these items. <text:s/>See </text:span><text:span text:style-name="T11">|</text:span><text:span text:style-name="T11">cinoptions-values</text:span><text:span text:style-name="T11">|.</text:span></text:p>
          <text:p text:style-name="P235"/>
        </text:list-header>
        <text:list-item>
          <text:p text:style-name="P235">Automatic indenting</text:p>
          <text:p text:style-name="P343"><text:span text:style-name="T7"><text:s text:c="4"/>You don't want to switch on the </text:span><text:span text:style-name="T7">'cindent'</text:span><text:span text:style-name="T7"> option manually every time you edit a C file. <text:s/>This is how you make it work automatically:</text:span></text:p>
          <text:p text:style-name="P340"><text:s text:c="8"/>:filetype indent on</text:p>
          <text:p text:style-name="P337">If you don't like the automatic indenting, you can switch it off again:</text:p>
          <text:p text:style-name="P340"><text:s text:c="8"/>:filetype indent off</text:p>
        </text:list-item>
      </text:list>
      <text:list xml:id="list66858876" text:style-name="L126">
        <text:list-header>
          <text:p text:style-name="P209"/>
        </text:list-header>
        <text:list-item>
          <text:p text:style-name="P209">If you don't like the indenting for one specific type of file, this is how you avoid it. <text:s/>Create a file with just this one line:</text:p>
        </text:list-item>
      </text:list>
      <text:list xml:id="list1070694824" text:continue-list="list962304810" text:style-name="L1">
        <text:list-header>
          <text:p text:style-name="P337"><text:s/><text:span text:style-name="T33"><text:s text:c="7"/>:let b:did_indent = 1</text:span></text:p>
          <text:p text:style-name="P337"/>
          <text:p text:style-name="P337">Now you need to write this in a file with a specific name:</text:p>
          <text:p text:style-name="P337"><text:s text:c="3"/><text:span text:style-name="T33"><text:s text:c="5"/>{directory}/indent/{filetype}.vim</text:span></text:p>
          <text:p text:style-name="P337"/>
          <text:p text:style-name="P343"><text:span text:style-name="T7">The {filetype} is the name of the file type, such </text:span><text:span text:style-name="T7">as</text:span><text:span text:style-name="T7"> "cpp" or "java". <text:s/>You can see the exact name that Vim detected with this command:</text:span></text:p>
          <text:p text:style-name="P337"><text:s text:c="4"/><text:span text:style-name="T33"><text:s text:c="4"/>:set filetype</text:span></text:p>
          <text:p text:style-name="P337"/>
          <text:p text:style-name="P337">In this file the output is:</text:p>
          <text:p text:style-name="P337"><text:s text:c="3"/><text:span text:style-name="T33"><text:s text:c="5"/>filetype=help </text:span></text:p>
          <text:p text:style-name="P340">Thus you would use "help" for {filetype}.</text:p>
          <text:p text:style-name="P337"><text:s text:c="3"/>For the<text:span text:style-name="T33"> {directory}</text:span> part you need to use your runtime directory. <text:s/>Look at the output of this command:</text:p>
          <text:p text:style-name="P337"><text:s text:c="6"/><text:span text:style-name="T33"><text:s text:c="2"/>set runtimepath</text:span></text:p>
          <text:p text:style-name="P337"/>
          <text:p text:style-name="P337">Now use the first item, the name before the first comma. <text:s/>Thus if the output looks like this:</text:p>
          <text:p text:style-name="P337"><text:s text:c="3"/><text:span text:style-name="T33"><text:s text:c="5"/>runtimepath=~/.vim,/usr/local/share/vim/vim60/runtime,~/.vim/after </text:span></text:p>
          <text:p text:style-name="P337"/>
          <text:p text:style-name="P337">You use "~/.vim" for {directory}. <text:s/>Then the resulting file name is:</text:p>
          <text:p text:style-name="P337"/>
          <text:p text:style-name="P340"><text:soft-page-break/><text:s text:c="8"/>~/.vim/indent/help.vim </text:p>
          <text:p text:style-name="P337"/>
          <text:p text:style-name="P343"><text:span text:style-name="T7">Instead of switching the indenting off, you could write your own indent file. How to </text:span><text:span text:style-name="T7">do</text:span><text:span text:style-name="T7"> that is explained here: </text:span><text:span text:style-name="T11">|</text:span><text:span text:style-name="T11">indent-expression</text:span><text:span text:style-name="T11">|.</text:span></text:p>
          <text:p text:style-name="P235"/>
        </text:list-header>
        <text:list-item>
          <text:p text:style-name="P235">Other indenting</text:p>
          <text:p text:style-name="P343"><text:span text:style-name="T7"><text:s text:c="4"/>The most simple form of automatic indenting is with the </text:span><text:span text:style-name="T11">'autoindent'</text:span><text:span text:style-name="T7"> option. It uses the indent from the previous line. <text:s/>A bit smarter is the </text:span><text:span text:style-name="T26">'smartindent'</text:span><text:span text:style-name="T26"> </text:span><text:span text:style-name="T7">option. <text:s/></text:span></text:p>
          <text:p text:style-name="P343"><text:span text:style-name="T7"><text:s text:c="4"/>With </text:span><text:span text:style-name="T11">'smartindent'</text:span><text:span text:style-name="T7"> set, an extra level of indentation is added for each { and removed for each }. <text:s/>An extra level of indentation will also be added for any of the words in the </text:span><text:span text:style-name="T7">'cinwords'</text:span><text:span text:style-name="T7"> option. <text:s/>Lines that begin with # are treated specially: all indentation is removed. This is done so that preprocessor directives will all start in column 1. <text:s/>The indentation is restored for the next line.</text:span></text:p>
        </text:list-item>
      </text:list>
      <text:list xml:id="list1310031075" text:style-name="L127">
        <text:list-header>
          <text:p text:style-name="P152"/>
        </text:list-header>
        <text:list-item>
          <text:p text:style-name="P152">CORRECTING INDENTS</text:p>
        </text:list-item>
      </text:list>
      <text:list xml:id="list160814136" text:continue-list="list1070694824" text:style-name="L1">
        <text:list-header>
          <text:p text:style-name="P343"><text:span text:style-name="T7">When you are using </text:span><text:span text:style-name="T7">'autoindent'</text:span><text:span text:style-name="T7"> or </text:span><text:span text:style-name="T7">'smartindent'</text:span><text:span text:style-name="T7"> to get the indent of the previous line, there will be many times when you need to add or remove one </text:span><text:span text:style-name="T11">'shiftwidth'</text:span><text:span text:style-name="T7"> worth of indent. <text:s/>A quick way to </text:span><text:span text:style-name="T7">do</text:span><text:span text:style-name="T7"> this is using the</text:span><text:span text:style-name="T11"> </text:span><text:span text:style-name="T11">CTRL-D</text:span><text:span text:style-name="T11"> </text:span><text:span text:style-name="T7">and </text:span><text:span text:style-name="T11">CTRL-T</text:span><text:span text:style-name="T7"> commands in </text:span><text:span text:style-name="T7">Insert</text:span><text:span text:style-name="T7"> mode.</text:span></text:p>
          <text:p text:style-name="P343"><text:span text:style-name="T7"><text:s text:c="3"/>For example, you are typing a shell </text:span><text:span text:style-name="T7">script</text:span><text:span text:style-name="T7"> that is supposed to look like this:</text:span></text:p>
          <text:p text:style-name="P337"><text:s text:c="8"/>if test -n a; then </text:p>
          <text:p text:style-name="P337"><text:s text:c="11"/>echo a </text:p>
          <text:p text:style-name="P337"><text:s text:c="11"/>echo "-------" </text:p>
          <text:p text:style-name="P337"><text:s text:c="8"/>fi </text:p>
          <text:p text:style-name="P337"/>
          <text:p text:style-name="P343"><text:span text:style-name="T7">Start off by setting these </text:span><text:span text:style-name="T7">options</text:span><text:span text:style-name="T7">:</text:span></text:p>
          <text:p text:style-name="P340"><text:s text:c="8"/>:set autoindent shiftwidth=3</text:p>
          <text:p text:style-name="P340"/>
          <text:p text:style-name="P343"><text:span text:style-name="T7">You start by typing the first line, </text:span><text:span text:style-name="T7">&lt;Enter&gt;</text:span><text:span text:style-name="T7"> and the start of the second line:</text:span></text:p>
          <text:p text:style-name="P337"><text:s text:c="8"/>if test -n a; then </text:p>
          <text:p text:style-name="P337"><text:s text:c="8"/>echo </text:p>
          <text:p text:style-name="P337"/>
          <text:p text:style-name="P343"><text:span text:style-name="T7">Now you see that you need an extra indent. <text:s/>Type </text:span><text:span text:style-name="T11">CTRL-T</text:span><text:span text:style-name="T7">. <text:s/>The result:</text:span></text:p>
          <text:p text:style-name="P337"><text:s text:c="8"/>if test -n a; then </text:p>
          <text:p text:style-name="P337"><text:s text:c="11"/>echo </text:p>
          <text:p text:style-name="P337"/>
          <text:p text:style-name="P343"><text:span text:style-name="T7">The</text:span><text:span text:style-name="T11"> </text:span><text:span text:style-name="T11">CTRL-T</text:span><text:span text:style-name="T7"> command, in </text:span><text:span text:style-name="T11">Insert</text:span><text:span text:style-name="T11"> mode</text:span><text:span text:style-name="T7">, adds one </text:span><text:span text:style-name="T7">'shiftwidth'</text:span><text:span text:style-name="T7"> to the indent, no matter where in the line you are.</text:span></text:p>
          <text:p text:style-name="P343"><text:soft-page-break/><text:span text:style-name="T7"><text:s text:c="3"/>You continue typing the second line, </text:span><text:span text:style-name="T7">&lt;Enter&gt;</text:span><text:span text:style-name="T7"> and the third line. <text:s/>This time the indent is OK. <text:s/>Then </text:span><text:span text:style-name="T7">&lt;Enter&gt;</text:span><text:span text:style-name="T7"> and the last line. <text:s/>Now you have this:</text:span></text:p>
          <text:p text:style-name="P337"><text:s text:c="8"/>if test -n a; then </text:p>
          <text:p text:style-name="P337"><text:s text:c="11"/>echo a </text:p>
          <text:p text:style-name="P337"><text:s text:c="11"/>echo "-------" </text:p>
          <text:p text:style-name="P337"><text:s text:c="11"/>fi </text:p>
          <text:p text:style-name="P337"/>
          <text:p text:style-name="P343"><text:span text:style-name="T7">To remove the superfluous indent in the last line press </text:span><text:span text:style-name="T7">CTRL-D</text:span><text:span text:style-name="T7">. <text:s/>This deletes one </text:span><text:span text:style-name="T7">'shiftwidth'</text:span><text:span text:style-name="T7"> worth of indent, no matter where you are in the line.</text:span></text:p>
          <text:p text:style-name="P343"><text:span text:style-name="T7"><text:s text:c="3"/>When you are in </text:span><text:span text:style-name="T7">Normal</text:span><text:span text:style-name="T7"> mode, you can use the</text:span><text:span text:style-name="T11"> "</text:span><text:span text:style-name="T11">&gt;&gt;</text:span><text:span text:style-name="T11">"</text:span><text:span text:style-name="T7"> and </text:span><text:span text:style-name="T11">"</text:span><text:span text:style-name="T11">&lt;&lt;</text:span><text:span text:style-name="T7">" commands to </text:span><text:span text:style-name="T7">shift</text:span><text:span text:style-name="T7"> lines. <text:s/></text:span><text:span text:style-name="T11">"</text:span><text:span text:style-name="T11">&gt;</text:span><text:span text:style-name="T11">"</text:span><text:span text:style-name="T7"> and </text:span><text:span text:style-name="T11">"</text:span><text:span text:style-name="T11">&lt;</text:span><text:span text:style-name="T11">" </text:span><text:span text:style-name="T7">are operators, thus you have the usual three ways to specify the lines you want to indent. <text:s/>A useful combination is:</text:span></text:p>
          <text:p text:style-name="P337"><text:s text:c="4"/><text:span text:style-name="T33"><text:s text:c="4"/>&gt;i{</text:span></text:p>
          <text:p text:style-name="P337"/>
          <text:p text:style-name="P343"><text:span text:style-name="T7">This adds one indent to the current block of lines, inside </text:span><text:span text:style-name="T7">{}</text:span><text:span text:style-name="T7">. <text:s/>The { and } lines themselves are left unmodified. <text:s/></text:span><text:span text:style-name="T11">"&gt;a{"</text:span><text:span text:style-name="T7"> includes them. </text:span></text:p>
          <text:p text:style-name="P235"/>
        </text:list-header>
        <text:list-item>
          <text:p text:style-name="P235">Tabs and spaces</text:p>
          <text:p text:style-name="P343"><text:span text:style-name="T7"><text:s text:c="5"/>If you are using a combination of tabs and spaces, you just edit normally. The Vim defaults </text:span><text:span text:style-name="T7">do</text:span><text:span text:style-name="T7"> a fine job of handling things.</text:span></text:p>
          <text:p text:style-name="P343"><text:span text:style-name="T7"><text:s text:c="3"/>You can make life a little easier by setting the </text:span><text:span text:style-name="T7">'softtabstop'</text:span><text:span text:style-name="T7"> option. This option tells Vim to make the </text:span><text:span text:style-name="T11">&lt;Tab&gt;</text:span><text:span text:style-name="T7"> key look and feel </text:span><text:span text:style-name="T7">as</text:span><text:span text:style-name="T7"> if tabs were set at the value of </text:span><text:span text:style-name="T11">'softtabstop'</text:span><text:span text:style-name="T7">, but actually use a combination of tabs and spaces.</text:span></text:p>
          <text:p text:style-name="P343"><text:span text:style-name="T7"><text:s text:c="3"/>After you execute the following command, every time you press the </text:span><text:span text:style-name="T7">&lt;Tab&gt;</text:span><text:span text:style-name="T7"> key the cursor moves to the next 4-column boundary:</text:span></text:p>
          <text:p text:style-name="P337"><text:s text:c="3"/><text:span text:style-name="T33"><text:s text:c="5"/>:set softtabstop=4</text:span></text:p>
          <text:p text:style-name="P343"><text:span text:style-name="T7"><text:s text:c="3"/>When you start in the first column and press </text:span><text:span text:style-name="T7">&lt;Tab&gt;</text:span><text:span text:style-name="T7">, you get 4 spaces inserted in your text. <text:s/>The second time, Vim takes out the 4 spaces and puts in a </text:span><text:span text:style-name="T7">&lt;Tab&gt;</text:span><text:span text:style-name="T7"> (thus taking you to column 8). <text:s/>Thus Vim uses </text:span><text:span text:style-name="T7">as</text:span><text:span text:style-name="T7"> many &lt;Tab&gt;s </text:span><text:span text:style-name="T7">as</text:span><text:span text:style-name="T7"> possible, and then fills up with spaces.</text:span></text:p>
          <text:p text:style-name="P343"><text:span text:style-name="T7"><text:s text:c="3"/>When backspacing it works the other way around. <text:s/>A </text:span><text:span text:style-name="T7">&lt;BS&gt;</text:span><text:span text:style-name="T7"> will always delete the amount specified with </text:span><text:span text:style-name="T11">'softtabstop'</text:span><text:span text:style-name="T7">. <text:s/>Then &lt;Tab&gt;s are used </text:span><text:span text:style-name="T7">as</text:span><text:span text:style-name="T7"> many </text:span><text:span text:style-name="T7">as</text:span><text:span text:style-name="T7"> possible and spaces to fill the gap.</text:span></text:p>
        </text:list-item>
      </text:list>
      <text:p text:style-name="P26"/>
      <text:list xml:id="list960319171" text:continue-numbering="true" text:style-name="L1">
        <text:list-header>
          <text:p text:style-name="P343"><text:span text:style-name="T7"><text:s text:c="4"/>An alternative is to use the </text:span><text:span text:style-name="T26">'smarttab'</text:span><text:span text:style-name="T7"> option. <text:s/>When it's set, Vim uses </text:span><text:span text:style-name="T7">'shiftwidth'</text:span><text:span text:style-name="T7"> for a </text:span><text:span text:style-name="T7">&lt;Tab&gt;</text:span><text:span text:style-name="T7"> typed in the indent of a line, and a real </text:span><text:span text:style-name="T7">&lt;Tab&gt;</text:span><text:span text:style-name="T7"> when typed after the first non-blank character. <text:s/>However, </text:span><text:span text:style-name="T7">&lt;BS&gt;</text:span><text:span text:style-name="T7"> doesn't work like with </text:span><text:span text:style-name="T7">'softtabstop'</text:span><text:span text:style-name="T7">.</text:span></text:p>
        </text:list-header>
      </text:list>
      <text:list xml:id="list250800711" text:style-name="L128">
        <text:list-item>
          <text:p text:style-name="P153"><text:soft-page-break/>JUST SPACES</text:p>
        </text:list-item>
      </text:list>
      <text:list xml:id="list1487608679" text:continue-list="list960319171" text:style-name="L1">
        <text:list-header>
          <text:p text:style-name="P343"><text:span text:style-name="T7">If you want absolutely no tabs in your file, you can set the </text:span><text:span text:style-name="T7">'expandtab'</text:span><text:span text:style-name="T7"> option:</text:span></text:p>
          <text:p text:style-name="P337"><text:s text:c="8"/>:set expandtab</text:p>
          <text:p text:style-name="P343"><text:span text:style-name="T7">When this option is set, the </text:span><text:span text:style-name="T7">&lt;Tab&gt;</text:span><text:span text:style-name="T7"> key inserts a series of spaces. <text:s/></text:span></text:p>
          <text:p text:style-name="P337"/>
        </text:list-header>
      </text:list>
      <text:list xml:id="list1921655731" text:continue-list="list250800711" text:style-name="L128">
        <text:list-item>
          <text:p text:style-name="P153">CHANGING TABS IN SPACES (AND BACK)</text:p>
        </text:list-item>
      </text:list>
      <text:list xml:id="list485833227" text:continue-list="list1487608679" text:style-name="L1">
        <text:list-header>
          <text:p text:style-name="P343"><text:span text:style-name="T7"><text:s text:c="4"/>Setting</text:span><text:span text:style-name="T11"> </text:span><text:span text:style-name="T11">'expandtab'</text:span><text:span text:style-name="T11"> </text:span><text:span text:style-name="T7">does not affect any existing tabs. <text:s/>In other words, any tabs in the document remain tabs. <text:s/>If you want to convert tabs to spaces, use the "</text:span><text:span text:style-name="T7">:retab</text:span><text:span text:style-name="T7">" command. <text:s/>Use these commands:</text:span></text:p>
          <text:p text:style-name="P340"><text:s text:c="8"/>:set expandtab</text:p>
          <text:p text:style-name="P340"><text:s text:c="8"/>:%retab</text:p>
          <text:p text:style-name="P337"/>
          <text:p text:style-name="P343"><text:span text:style-name="T7">Now Vim will have changed all indents to use spaces instead of tabs. <text:s/>However, all tabs that come after a non-blank character are kept. <text:s/>If you want these to be converted </text:span><text:span text:style-name="T7">as</text:span><text:span text:style-name="T7"> well, add a </text:span><text:span text:style-name="T26">!</text:span><text:span text:style-name="T7">:</text:span></text:p>
          <text:p text:style-name="P340"><text:s text:c="8"/>:%retab!</text:p>
          <text:p text:style-name="P337"/>
          <text:p text:style-name="P337">This is a little bit dangerous, because it can also change tabs inside a string. <text:s/>To check if these exist, you could use this:</text:p>
          <text:p text:style-name="P337"><text:s text:c="8"/><text:span text:style-name="T33">/"[^"\t]*\t[^"]*"</text:span></text:p>
          <text:p text:style-name="P337"/>
          <text:p text:style-name="P343"><text:span text:style-name="T7">It's recommended not to use hard tabs inside a string. <text:s/></text:span><text:span text:style-name="T7">Replace</text:span><text:span text:style-name="T7"> them with "\t" to avoid trouble.</text:span></text:p>
          <text:p text:style-name="P337"/>
          <text:p text:style-name="P343"><text:span text:style-name="T7">The other way around works just </text:span><text:span text:style-name="T7">as</text:span><text:span text:style-name="T7"> well:</text:span></text:p>
          <text:p text:style-name="P337"><text:s text:c="5"/><text:span text:style-name="T33"><text:s text:c="3"/>:set noexpandtab</text:span></text:p>
          <text:p text:style-name="P340"><text:s text:c="8"/>:%retab!</text:p>
          <text:p text:style-name="P82"/>
        </text:list-header>
        <text:list-item>
          <text:p text:style-name="P235">Formatting comments</text:p>
          <text:p text:style-name="P343"><text:span text:style-name="T7"><text:s text:c="4"/>One of the great things about Vim is that it understands comments. <text:s/>You can ask Vim to format a comment and it will </text:span><text:span text:style-name="T7">do</text:span><text:span text:style-name="T7"> the right thing.</text:span></text:p>
          <text:p text:style-name="P337"><text:s text:c="3"/>Suppose, for example, that you have the following comment:</text:p>
          <text:p text:style-name="P337"><text:s text:c="4"/><text:span text:style-name="T33"><text:s text:c="4"/>/* </text:span></text:p>
          <text:p text:style-name="P340"><text:s text:c="9"/>* This is a test </text:p>
          <text:p text:style-name="P340"><text:s text:c="9"/>* of the text formatting. </text:p>
          <text:p text:style-name="P340"><text:s text:c="9"/>*/ </text:p>
          <text:p text:style-name="P337">You then ask Vim to format it by positioning the cursor at the start of the comment and <text:soft-page-break/>type:</text:p>
          <text:p text:style-name="P337"><text:s text:c="4"/><text:span text:style-name="T33"><text:s text:c="4"/>gq]/</text:span></text:p>
          <text:p text:style-name="P337"/>
          <text:p text:style-name="P343"><text:span text:style-name="T7">"</text:span><text:span text:style-name="T7">gq</text:span><text:span text:style-name="T7">" is the </text:span><text:span text:style-name="T7">operator</text:span><text:span text:style-name="T7"> to format text. <text:s/>"</text:span><text:span text:style-name="T7">]/</text:span><text:span text:style-name="T7">" is the motion that takes you to the end of a comment. <text:s/>The result is:</text:span></text:p>
          <text:p text:style-name="P337"/>
          <text:p text:style-name="P337"><text:s text:c="8"/>/* </text:p>
          <text:p text:style-name="P337"><text:s text:c="9"/>* This is a test of the text formatting. </text:p>
          <text:p text:style-name="P337"><text:s text:c="9"/>*/ </text:p>
          <text:p text:style-name="P343"><text:span text:style-name="T7">To add a new line to the comment, position the cursor on the middle line and press "</text:span><text:span text:style-name="T7">o</text:span><text:span text:style-name="T7">". <text:s/>The result looks like this:</text:span></text:p>
          <text:p text:style-name="P337"><text:s text:c="8"/>/* </text:p>
          <text:p text:style-name="P337"><text:s text:c="9"/>* This is a test of the text formatting. </text:p>
          <text:p text:style-name="P337"><text:s text:c="9"/>* </text:p>
          <text:p text:style-name="P337"><text:s text:c="9"/>*/ </text:p>
          <text:p text:style-name="P337"/>
          <text:p text:style-name="P343"><text:span text:style-name="T7">Vim has automatically inserted a </text:span><text:span text:style-name="T7">star</text:span><text:span text:style-name="T7"> and a space for you. <text:s/>Now you can type the comment text. <text:s/>When it gets longer than </text:span><text:span text:style-name="T7">'textwidth'</text:span><text:span text:style-name="T7">, Vim will break the line. <text:s/>Again, the </text:span><text:span text:style-name="T7">star</text:span><text:span text:style-name="T7"> is inserted automatically:</text:span></text:p>
          <text:p text:style-name="P337"><text:s text:c="8"/>/* </text:p>
          <text:p text:style-name="P337"><text:s text:c="9"/>* This is a test of the text formatting. </text:p>
          <text:p text:style-name="P337"><text:s text:c="9"/>* Typing a lot of text here will make Vim </text:p>
          <text:p text:style-name="P337"><text:s text:c="9"/>* break </text:p>
          <text:p text:style-name="P337"><text:s text:c="9"/>*/ </text:p>
          <text:p text:style-name="P337"/>
          <text:p text:style-name="P343"><text:span text:style-name="T7">For this to work some flags must be present in </text:span><text:span text:style-name="T7">'formatoptions'</text:span><text:span text:style-name="T7">:</text:span></text:p>
          <text:p text:style-name="P343"><text:span text:style-name="T7"><text:s/></text:span><text:span text:style-name="T11"><text:s text:c="7"/></text:span><text:span text:style-name="T11">r</text:span><text:span text:style-name="T11"> <text:s/></text:span><text:span text:style-name="T7"><text:s text:c="5"/>insert the </text:span><text:span text:style-name="T7">star</text:span><text:span text:style-name="T7"> when typing </text:span><text:span text:style-name="T7">&lt;Enter&gt;</text:span><text:span text:style-name="T7"> in </text:span><text:span text:style-name="T7">Insert</text:span><text:span text:style-name="T7"> mode</text:span></text:p>
          <text:p text:style-name="P343"><text:span text:style-name="T11"><text:s text:c="8"/></text:span><text:span text:style-name="T11">o</text:span><text:span text:style-name="T11"> <text:s text:c="3"/></text:span><text:span text:style-name="T7"><text:s text:c="3"/>insert the </text:span><text:span text:style-name="T7">star</text:span><text:span text:style-name="T7"> when using "</text:span><text:span text:style-name="T7">o</text:span><text:span text:style-name="T7">" or "</text:span><text:span text:style-name="T7">O</text:span><text:span text:style-name="T7">" in </text:span><text:span text:style-name="T7">Normal</text:span><text:span text:style-name="T7"> mode</text:span></text:p>
          <text:p text:style-name="P343"><text:span text:style-name="T7"><text:s text:c="2"/></text:span><text:span text:style-name="T11"><text:s text:c="6"/></text:span><text:span text:style-name="T11">c</text:span><text:span text:style-name="T11"> <text:s/></text:span><text:span text:style-name="T7"><text:s text:c="5"/>break comment text according to </text:span><text:span text:style-name="T7">'textwidth'</text:span></text:p>
          <text:p text:style-name="P337"/>
          <text:p text:style-name="P343"><text:span text:style-name="T7">See</text:span><text:span text:style-name="T11"> |</text:span><text:span text:style-name="T11">fo-table</text:span><text:span text:style-name="T11">|</text:span><text:span text:style-name="T7"> for more flags.</text:span></text:p>
          <text:p text:style-name="P82"/>
        </text:list-item>
        <text:list-item>
          <text:p text:style-name="P235">DEFINING A COMMENT</text:p>
          <text:p text:style-name="P337"><text:s text:c="4"/>Many single-line comments start with a specific character. <text:s/>In C++ // is used, in Makefiles #, in Vim scripts ". <text:s/>For example, to make Vim understand C++ comments:</text:p>
          <text:p text:style-name="P337"><text:s text:c="2"/><text:span text:style-name="T33"><text:s text:c="6"/>:set comments=://</text:span></text:p>
          <text:p text:style-name="P337">The colon separates the flags of an item from the text by which the comment is recognized. <text:s/><text:soft-page-break/>The general form of an item in 'comments' is:</text:p>
          <text:p text:style-name="P337"><text:s text:c="3"/><text:span text:style-name="T33"><text:s text:c="5"/>{flags}:{text}</text:span></text:p>
          <text:p text:style-name="P337">The {flags} part can be <text:span text:style-name="T33">empty</text:span>, as in this case.</text:p>
          <text:p text:style-name="P337"><text:s text:c="3"/>Several of these items can be <text:span text:style-name="T33">concatenated</text:span>, <text:span text:style-name="T33">separated by commas</text:span>. <text:s/>This</text:p>
          <text:p text:style-name="P337">allows recognizing different types of comments at the same time. <text:s/>For example,</text:p>
          <text:p text:style-name="P337">let's edit an e-mail message. <text:s/>When replying, the text that others wrote is preceded with "&gt;" and<text:span text:style-name="T33"> "!" </text:span>characters. <text:s/>This command would work:</text:p>
          <text:p text:style-name="P337"/>
          <text:p text:style-name="P340"><text:s text:c="8"/>:set comments=n:&gt;,n:!</text:p>
          <text:p text:style-name="P337"/>
          <text:p text:style-name="P337"><text:s text:c="3"/>There are two items, one for comments starting with "&gt;" and one for comments that start with <text:span text:style-name="T33">"!".</text:span> <text:s/>Both use the flag <text:span text:style-name="T33">"n"</text:span>. <text:s/>This means that these comments nest. <text:s/>Thus a line starting with "&gt;" may have another comment after the "&gt;". This allows formatting a message like this:</text:p>
          <text:p text:style-name="P337"/>
          <text:p text:style-name="P337"><text:s text:c="8"/>&gt; ! Did you see that site? </text:p>
          <text:p text:style-name="P337"><text:s text:c="8"/>&gt; ! It looks really great. </text:p>
          <text:p text:style-name="P337"><text:s text:c="8"/>&gt; I don't like it. <text:s/>The </text:p>
          <text:p text:style-name="P337"><text:s text:c="8"/>&gt; colors are terrible. </text:p>
          <text:p text:style-name="P337"><text:s text:c="8"/>What is the URL of that </text:p>
          <text:p text:style-name="P337"><text:s text:c="8"/>site? </text:p>
          <text:p text:style-name="P337"/>
          <text:p text:style-name="P337">Try setting 'textwidth' to a different value, e.g., 80, and format the text by Visually selecting it and typing "gq". <text:s/>The result is:</text:p>
          <text:p text:style-name="P337"/>
          <text:p text:style-name="P337"><text:s text:c="8"/>&gt; ! Did you see that site? <text:s/>It looks really great. </text:p>
          <text:p text:style-name="P337"><text:s text:c="8"/>&gt; I don't like it. <text:s/>The colors are terrible. </text:p>
          <text:p text:style-name="P337"><text:s text:c="8"/>What is the URL of that site? </text:p>
          <text:p text:style-name="P337"/>
          <text:p text:style-name="P337"><text:s text:c="4"/>You will notice that Vim did not move text from one type of comment to another. <text:s/>The "I" in the second line would have fit at the end of the first line, but since that line starts with "&gt; !" and the second line with "&gt;", Vim knows that this is a different kind of comment.</text:p>
        </text:list-item>
      </text:list>
      <text:list xml:id="list1642947885" text:style-name="L129">
        <text:list-header>
          <text:p text:style-name="P154"/>
        </text:list-header>
        <text:list-item>
          <text:p text:style-name="P154">A THREE PART COMMENT</text:p>
        </text:list-item>
      </text:list>
      <text:list xml:id="list1880602916" text:continue-list="list485833227" text:style-name="L1">
        <text:list-header>
          <text:p text:style-name="P337"><text:s text:c="5"/>A C comment starts with "/*", has "*" in the middle and "*/" at the end. <text:s/>The entry in 'comments' for this looks like this:</text:p>
          <text:p text:style-name="P337"/>
          <text:p text:style-name="P337"><text:soft-page-break/><text:s/><text:span text:style-name="T33"><text:s text:c="7"/>:set comments=s1:/*,mb:*,ex:*/</text:span></text:p>
          <text:p text:style-name="P337"/>
          <text:p text:style-name="P337"><text:s text:c="4"/>The start is defined with "s1:/*". <text:s/>The "s" indicates the start of a three-piece comment. <text:s/>The colon separates the flags from the text by which the comment is recognized: "/*". <text:s/>There is one flag: "1". <text:s/>This tells Vim that the middle part has an offset of one space.</text:p>
          <text:p text:style-name="P337"><text:s text:c="3"/>The middle part "mb:*" starts with "m", which indicates it is a middle part. <text:s/>The "b" flag means that a blank must follow the text. <text:s/>Otherwise Vim would consider text like "*pointer" also to be the middle of a comment.</text:p>
          <text:p text:style-name="P337"><text:s text:c="3"/>The end part "ex:*/" has the "e" for identification. <text:s/>The "x" flag has a special meaning. <text:s/>It means that after Vim automatically inserted a star, typing / will remove the extra space.</text:p>
          <text:p text:style-name="P337"/>
          <text:p text:style-name="P337">For more details see |<text:span text:style-name="T33">format-comments|</text:span>.</text:p>
          <text:p text:style-name="P82"/>
          <text:p text:style-name="P243"/>
          <text:p text:style-name="P232"><text:span text:style-name="T48">Exploiting the </text:span><text:span text:style-name="T48">GUI</text:span></text:p>
          <text:p text:style-name="P333"><text:span text:style-name="T7"><text:s text:c="5"/>Vim works well in a terminal, but the </text:span><text:span text:style-name="T7">GUI</text:span><text:span text:style-name="T7"> has a few extra items. <text:s/>A file browser can be used for commands that use a file. <text:s/>A </text:span><text:span text:style-name="T7">dialog</text:span><text:span text:style-name="T7"> to make a choice between alternatives. <text:s/>Use keyboard shortcuts to access menu items quickly.</text:span></text:p>
          <text:p text:style-name="P82"/>
        </text:list-header>
        <text:list-item>
          <text:p text:style-name="P235">The file browser</text:p>
          <text:list>
            <text:list-header>
              <text:p text:style-name="P131"><text:s text:c="3"/>:browse split</text:p>
            </text:list-header>
          </text:list>
          <text:p text:style-name="P337">You can also specify a file name argument. <text:s/>This is used to tell the file</text:p>
          <text:p text:style-name="P337">browser where to start. <text:s/>Example:</text:p>
          <text:p text:style-name="P337"><text:s text:c="5"/><text:span text:style-name="T33"><text:s text:c="3"/>:browse split /etc</text:span></text:p>
          <text:p text:style-name="P343"><text:span text:style-name="T7"><text:s/>This can be changed with the </text:span><text:span text:style-name="T7">'browsedir'</text:span><text:span text:style-name="T7"> option. <text:s/>It can have one of three values:</text:span></text:p>
          <text:p text:style-name="P337"><text:s text:c="7"/><text:span text:style-name="T33"><text:s/>last <text:s text:c="4"/></text:span><text:s text:c="7"/>Use the last directory browsed (default)</text:p>
          <text:p text:style-name="P343"><text:span text:style-name="T7"><text:s text:c="4"/></text:span><text:span text:style-name="T11"><text:s text:c="4"/>buffer </text:span><text:span text:style-name="T7"><text:s text:c="9"/>Use the same directory </text:span><text:span text:style-name="T7">as</text:span><text:span text:style-name="T7"> the current buffer</text:span></text:p>
          <text:p text:style-name="P337"><text:s text:c="2"/><text:span text:style-name="T33"><text:s text:c="6"/>current <text:s text:c="2"/></text:span><text:s text:c="6"/>use the current directory</text:p>
          <text:p text:style-name="P337">For example, when you are in the directory "/usr", editing the file "/usr/local/share/readme", then the command:</text:p>
          <text:p text:style-name="P337"><text:s text:c="4"/><text:span text:style-name="T33"><text:s text:c="4"/>:set browsedir=buffer</text:span></text:p>
          <text:p text:style-name="P340"><text:s text:c="8"/>:browse edit</text:p>
          <text:p text:style-name="P337">Will start the browser in "/usr/local/share". <text:s/>Alternatively:</text:p>
          <text:p text:style-name="P337"/>
          <text:p text:style-name="P340"><text:soft-page-break/><text:s text:c="8"/>:set browsedir=current</text:p>
          <text:p text:style-name="P340"><text:s text:c="8"/>:browse edit</text:p>
          <text:p text:style-name="P337">Will start the browser in "/usr".</text:p>
          <text:p text:style-name="P235"/>
        </text:list-item>
        <text:list-item>
          <text:p text:style-name="P235">Confirmation</text:p>
          <text:p text:style-name="P337">Vim protects you from accidentally overwriting a file and other ways to lose</text:p>
          <text:p text:style-name="P343"><text:span text:style-name="T7">changes. <text:s/>If you </text:span><text:span text:style-name="T7">do</text:span><text:span text:style-name="T7"> something that might be a bad thing to </text:span><text:span text:style-name="T7">do</text:span><text:span text:style-name="T7">, Vim produces an</text:span></text:p>
          <text:p text:style-name="P343"><text:span text:style-name="T7">error message and suggests appending ! if you really want to </text:span><text:span text:style-name="T7">do</text:span><text:span text:style-name="T7"> it.</text:span></text:p>
          <text:p text:style-name="P343"><text:span text:style-name="T7"><text:s text:c="3"/>To avoid retyping the command with the !, you can make Vim give you a </text:span><text:span text:style-name="T7">dialog</text:span><text:span text:style-name="T7">. <text:s/>You can then press "OK" or "Cancel" to tell Vim what you want.</text:span></text:p>
          <text:p text:style-name="P337"><text:s text:c="3"/>For example, you are editing a file and made changes to it. <text:s/>You start editing another file with:</text:p>
          <text:p text:style-name="P340"><text:s text:c="8"/>:confirm edit foo.txt</text:p>
          <text:p text:style-name="P343"><text:span text:style-name="T7">Just like </text:span><text:span text:style-name="T11">"</text:span><text:span text:style-name="T11">:browse</text:span><text:span text:style-name="T11">"</text:span><text:span text:style-name="T7">, the </text:span><text:span text:style-name="T11">"</text:span><text:span text:style-name="T11">:confirm</text:span><text:span text:style-name="T11">" </text:span><text:span text:style-name="T7">command can be prepended to most commands</text:span></text:p>
          <text:p text:style-name="P337">that edit another file. <text:s/>They can also be combined:</text:p>
          <text:p text:style-name="P343"><text:span text:style-name="T7"><text:s text:c="2"/></text:span><text:span text:style-name="T11"><text:s text:c="6"/>:confirm browse edit</text:span></text:p>
          <text:p text:style-name="P82"/>
        </text:list-item>
        <text:list-item>
          <text:p text:style-name="P235">Vim window position and size</text:p>
          <text:p text:style-name="P343"><text:span text:style-name="T7">To see the current Vim </text:span><text:span text:style-name="T7">window</text:span><text:span text:style-name="T7"> position on the screen use:</text:span></text:p>
          <text:p text:style-name="P337"><text:s text:c="8"/><text:span text:style-name="T33">:winpos</text:span></text:p>
          <text:p text:style-name="P337">The position is given in screen pixels. <text:s/>Now you can use the numbers to move Vim somewhere else. <text:s/>For example, to move it to the left a hundred pixels:</text:p>
          <text:p text:style-name="P343"><text:span text:style-name="T7"><text:s text:c="7"/></text:span><text:span text:style-name="T11"><text:s/>:winpos 172 103</text:span></text:p>
          <text:p text:style-name="P343"><text:span text:style-name="T7">You can use this command in your </text:span><text:span text:style-name="T7">startup</text:span><text:span text:style-name="T7"> </text:span><text:span text:style-name="T7">script</text:span><text:span text:style-name="T7"> to position the </text:span><text:span text:style-name="T7">window</text:span><text:span text:style-name="T7"> at a specific position.</text:span></text:p>
          <text:p text:style-name="P337"/>
          <text:p text:style-name="P343"><text:span text:style-name="T7">The size of the Vim </text:span><text:span text:style-name="T7">window</text:span><text:span text:style-name="T7"> is computed in characters.</text:span></text:p>
          <text:p text:style-name="P337"><text:s text:c="2"/><text:span text:style-name="T33"><text:s text:c="6"/>:set lines columns</text:span></text:p>
          <text:p text:style-name="P343"><text:span text:style-name="T7">To change the size set the </text:span><text:span text:style-name="T7">'lines'</text:span><text:span text:style-name="T7"> and/or </text:span><text:span text:style-name="T7">'columns'</text:span><text:span text:style-name="T7"> </text:span><text:span text:style-name="T7">options</text:span><text:span text:style-name="T7"> to a new value:</text:span></text:p>
          <text:p text:style-name="P340"><text:s text:c="8"/>:set lines=50</text:p>
          <text:p text:style-name="P340"><text:s text:c="8"/>:set columns=80</text:p>
          <text:p text:style-name="P337"/>
          <text:p text:style-name="P343"><text:span text:style-name="T7">Obtaining the size works in a terminal just like in the </text:span><text:span text:style-name="T7">GUI</text:span><text:span text:style-name="T7">. <text:s/>Setting the size is not possible in most terminals.</text:span></text:p>
          <text:p text:style-name="P337"/>
          <text:p text:style-name="P343"><text:span text:style-name="T7">You can start the X-Windows version of </text:span><text:span text:style-name="T7">gvim</text:span><text:span text:style-name="T7"> with an argument to specify the size and </text:span><text:soft-page-break/><text:span text:style-name="T7">position of the </text:span><text:span text:style-name="T7">window</text:span><text:span text:style-name="T7">:</text:span></text:p>
          <text:p text:style-name="P337"/>
          <text:p text:style-name="P340"><text:s text:c="8"/>gvim -geometry {width}x{height}+{x_offset}+{y_offset}</text:p>
          <text:p text:style-name="P337"/>
          <text:p text:style-name="P337"><text:span text:style-name="T33">{width}</text:span> and <text:span text:style-name="T33">{height}</text:span> are in characters, {x_offset} and {y_offset} are in pixels. <text:s/>Example:</text:p>
          <text:p text:style-name="P337"><text:s text:c="5"/><text:span text:style-name="T33"><text:s text:c="3"/>gvim -geometry 80x25+100+300</text:span></text:p>
          <text:p text:style-name="P82"/>
        </text:list-item>
        <text:list-item>
          <text:p text:style-name="P235">Various</text:p>
        </text:list-item>
      </text:list>
      <text:list xml:id="list266293329" text:style-name="L130">
        <text:list-item>
          <text:p text:style-name="P155">gvim -f file.txt</text:p>
        </text:list-item>
      </text:list>
      <text:list xml:id="list287644265" text:continue-list="list1880602916" text:style-name="L1">
        <text:list-header>
          <text:p text:style-name="P343"><text:span text:style-name="T7">The "</text:span><text:span text:style-name="T7">-f</text:span><text:span text:style-name="T7">" stands for foreground. <text:s/>Now Vim will block the shell it was started in until you finish editing and exit.</text:span></text:p>
        </text:list-header>
      </text:list>
      <text:p text:style-name="P26"/>
      <text:list xml:id="list192201843" text:style-name="L131">
        <text:list-item>
          <text:p text:style-name="P297"><text:span text:style-name="T7">If you are editing a file and decide you want to use the </text:span><text:span text:style-name="T7">GUI</text:span><text:span text:style-name="T7"> after all, you can start it with:</text:span></text:p>
        </text:list-item>
      </text:list>
      <text:list xml:id="list1102174727" text:continue-list="list287644265" text:style-name="L1">
        <text:list-header>
          <text:p text:style-name="P337"><text:s text:c="5"/><text:span text:style-name="T33"><text:s text:c="3"/>:gui</text:span></text:p>
        </text:list-header>
      </text:list>
      <text:list xml:id="list1337251158" text:continue-list="list192201843" text:style-name="L131">
        <text:list-item>
          <text:p text:style-name="P297"><text:span text:style-name="T7"><text:s/>If for some reason you don't want to use the normal </text:span><text:span text:style-name="T7">gvimrc</text:span><text:span text:style-name="T7"> file, you can specify another one with the "</text:span><text:span text:style-name="T7">-U</text:span><text:span text:style-name="T7">" argument:<text:tab/></text:span></text:p>
          <text:list>
            <text:list-header>
              <text:p text:style-name="P156">gvim -U thisrc ...</text:p>
            </text:list-header>
          </text:list>
        </text:list-item>
      </text:list>
      <text:p text:style-name="P6"/>
      <text:p text:style-name="P6"/>
      <text:p text:style-name="P27"><text:span text:style-name="T48">The </text:span><text:span text:style-name="T48">undo</text:span><text:span text:style-name="T48"> tree</text:span></text:p>
      <text:p text:style-name="P35"><text:span text:style-name="T7"><text:s text:c="4"/>Vim provides multi-level </text:span><text:span text:style-name="T7">undo</text:span><text:span text:style-name="T7">. <text:s/>If you </text:span><text:span text:style-name="T7">undo</text:span><text:span text:style-name="T7"> a few changes and then make a new change you create a branch in the </text:span><text:span text:style-name="T7">undo</text:span><text:span text:style-name="T7"> tree. <text:s/>This text is about moving through the branches.</text:span></text:p>
      <text:p text:style-name="P6"/>
      <text:list xml:id="list732401431" text:continue-list="list1102174727" text:style-name="L1">
        <text:list-item>
          <text:p text:style-name="P235">Undo up to a file write</text:p>
          <text:p text:style-name="P343"><text:span text:style-name="T7"><text:s text:c="4"/>Sometimes you make several changes, and then discover you want to go back to when you have last written the file. <text:s/>You can </text:span><text:span text:style-name="T7">do</text:span><text:span text:style-name="T7"> that with this command:</text:span></text:p>
          <text:p text:style-name="P337"><text:s text:c="8"/>:earlier 1f</text:p>
          <text:p text:style-name="P343"><text:span text:style-name="T7">The "</text:span><text:span text:style-name="T7">f</text:span><text:span text:style-name="T7">" stands for "file" here.</text:span></text:p>
          <text:p text:style-name="P337"/>
          <text:p text:style-name="P343"><text:span text:style-name="T7">You can repeat this command to go further back in the past. <text:s/>Or use a </text:span><text:span text:style-name="T7">count</text:span><text:span text:style-name="T7"> different from 1 to go back faster.</text:span></text:p>
          <text:p text:style-name="P321"/>
          <text:p text:style-name="P337">If you go back too far, go forward again with:</text:p>
          <text:p text:style-name="P337"><text:s text:c="8"/>:later 1f</text:p>
          <text:p text:style-name="P337"><text:soft-page-break/>Note that these commands really work in time sequence. <text:s/>This matters if you made changes after undoing some changes. <text:s/>It's explained in the next section.</text:p>
          <text:p text:style-name="P337"/>
          <text:p text:style-name="P343"><text:span text:style-name="T7">Also note that we are talking about text writes here. <text:s/>For </text:span><text:span text:style-name="T7">writing</text:span><text:span text:style-name="T7"> the </text:span><text:span text:style-name="T7">undo</text:span><text:span text:style-name="T7"> information in a file see </text:span><text:span text:style-name="T11">|</text:span><text:span text:style-name="T11">undo-persistence</text:span><text:span text:style-name="T11">|.</text:span></text:p>
          <text:p text:style-name="P82"/>
        </text:list-item>
        <text:list-item>
          <text:p text:style-name="P235">Numbering changes</text:p>
          <text:p text:style-name="P343"><text:span text:style-name="T7"><text:s text:c="4"/>In section |</text:span><text:span text:style-name="T7">02.5</text:span><text:span text:style-name="T7">| we only discussed one line of undo/redo. <text:s/>But it is also possible to branch off. <text:s/>This happens when you </text:span><text:span text:style-name="T7">undo</text:span><text:span text:style-name="T7"> a few changes and then make a new change. <text:s/>The new changes become a branch in the </text:span><text:span text:style-name="T7">undo</text:span><text:span text:style-name="T7"> tree. </text:span></text:p>
          <text:p text:style-name="P343"><text:span text:style-name="T7"><text:s text:c="5"/>Let's start with the text "one". <text:s/>The first change to make is to append " too". <text:s/>And then move to the first '</text:span><text:span text:style-name="T7">o</text:span><text:span text:style-name="T7">' and change it into '</text:span><text:span text:style-name="T7">w</text:span><text:span text:style-name="T7">'. <text:s/>We then have two changes, numbered 1 and 2, and three states of the text:</text:span></text:p>
        </text:list-item>
      </text:list>
      <text:p text:style-name="P33"><text:s text:c="16"/><text:span text:style-name="T1">one </text:span></text:p>
      <text:p text:style-name="P32"><text:s text:c="17"/><text:span text:style-name="T2">|</text:span></text:p>
      <text:p text:style-name="P32"><text:s text:c="14"/><text:span text:style-name="T2">change 1</text:span></text:p>
      <text:p text:style-name="P32"><text:s text:c="17"/><text:span text:style-name="T2">|</text:span></text:p>
      <text:p text:style-name="P33"><text:s text:c="14"/><text:span text:style-name="T1">one too </text:span></text:p>
      <text:p text:style-name="P32"><text:s text:c="17"/><text:span text:style-name="T2">|</text:span></text:p>
      <text:p text:style-name="P32"><text:s text:c="14"/><text:span text:style-name="T2">change 2</text:span></text:p>
      <text:p text:style-name="P32"><text:s text:c="17"/><text:span text:style-name="T2">|</text:span></text:p>
      <text:p text:style-name="P33"><text:s text:c="14"/><text:span text:style-name="T1">one two </text:span></text:p>
      <text:p text:style-name="P34"/>
      <text:list xml:id="list1080687040" text:continue-numbering="true" text:style-name="L1">
        <text:list-header>
          <text:p text:style-name="P343"><text:span text:style-name="T7">If we now </text:span><text:span text:style-name="T7">undo</text:span><text:span text:style-name="T7"> one change, back to "one too", and change "one" to "me" we create a branch in the </text:span><text:span text:style-name="T7">undo</text:span><text:span text:style-name="T7"> tree:</text:span></text:p>
        </text:list-header>
      </text:list>
      <text:p text:style-name="P33"><text:s text:c="16"/><text:span text:style-name="T1">one </text:span></text:p>
      <text:p text:style-name="P32"><text:s text:c="17"/><text:span text:style-name="T2">|</text:span></text:p>
      <text:p text:style-name="P32"><text:s text:c="14"/><text:span text:style-name="T2">change 1</text:span></text:p>
      <text:p text:style-name="P32"><text:s text:c="17"/><text:span text:style-name="T2">|</text:span></text:p>
      <text:p text:style-name="P33"><text:s text:c="14"/><text:span text:style-name="T1">one too </text:span></text:p>
      <text:p text:style-name="P32"><text:s text:c="14"/><text:span text:style-name="T2">/ <text:s text:c="4"/>\</text:span></text:p>
      <text:p text:style-name="P32"><text:s text:c="9"/><text:span text:style-name="T2">change 2 <text:s/>change 3</text:span></text:p>
      <text:p text:style-name="P32"><text:s text:c="12"/><text:span text:style-name="T2">| <text:s text:c="8"/>|</text:span></text:p>
      <text:p text:style-name="P33"><text:s text:c="9"/><text:span text:style-name="T1">one two <text:s text:c="3"/>me too </text:span></text:p>
      <text:p text:style-name="P34"/>
      <text:list xml:id="list798679928" text:continue-numbering="true" text:style-name="L1">
        <text:list-header>
          <text:p text:style-name="P343"><text:span text:style-name="T7"><text:s text:c="4"/>You can now use the |</text:span><text:span text:style-name="T7">u</text:span><text:span text:style-name="T7">| command to </text:span><text:span text:style-name="T7">undo</text:span><text:span text:style-name="T7">. <text:s/>If you </text:span><text:span text:style-name="T7">do</text:span><text:span text:style-name="T7"> this </text:span><text:span text:style-name="T7">twice</text:span><text:span text:style-name="T7"> you get to "one". <text:s/>Use |</text:span><text:span text:style-name="T7">CTRL-R</text:span><text:span text:style-name="T7">| to </text:span><text:span text:style-name="T7">redo</text:span><text:span text:style-name="T7">, and you will go to "one too". <text:s/>One more </text:span><text:span text:style-name="T11">|</text:span><text:span text:style-name="T11">CTRL-R</text:span><text:span text:style-name="T11">|</text:span><text:span text:style-name="T7"> takes you to "me too". </text:span><text:span text:style-name="T11">Thus </text:span><text:span text:style-name="T11">undo</text:span><text:span text:style-name="T11"> and </text:span><text:span text:style-name="T11">redo</text:span><text:span text:style-name="T11"> go up and down in the tree, using the branch that was last used.</text:span></text:p>
          <text:p text:style-name="P235"/>
        </text:list-header>
        <text:list-item>
          <text:p text:style-name="P235">Jumping around the tree</text:p>
          <text:p text:style-name="P343"><text:span text:style-name="T7">So how </text:span><text:span text:style-name="T7">do</text:span><text:span text:style-name="T7"> you get to "one two" now? <text:s/>You can use this command:</text:span></text:p>
          <text:p text:style-name="P337"><text:s/><text:span text:style-name="T33"><text:s text:c="7"/>:undo 2</text:span></text:p>
          <text:p text:style-name="P337"/>
          <text:p text:style-name="P343"><text:soft-page-break/><text:span text:style-name="T7">The text is now "one two", you are below change 2. <text:s/>You can use the</text:span><text:span text:style-name="T30"> </text:span><text:span text:style-name="T26">|</text:span><text:span text:style-name="T26">:undo</text:span><text:span text:style-name="T30">|</text:span><text:span text:style-name="T7"> command to jump to below any change in the tree.</text:span></text:p>
          <text:p text:style-name="P337"/>
          <text:p text:style-name="P337">Now make another change: change "one" to "not":</text:p>
        </text:list-item>
      </text:list>
      <text:p text:style-name="P33"><text:s text:c="16"/><text:span text:style-name="T1">one </text:span></text:p>
      <text:p text:style-name="P32"><text:s text:c="17"/><text:span text:style-name="T2">|</text:span></text:p>
      <text:p text:style-name="P32"><text:s text:c="14"/><text:span text:style-name="T2">change 1</text:span></text:p>
      <text:p text:style-name="P32"><text:s text:c="17"/><text:span text:style-name="T2">|</text:span></text:p>
      <text:p text:style-name="P33"><text:s text:c="14"/><text:span text:style-name="T1">one too </text:span></text:p>
      <text:p text:style-name="P32"><text:s text:c="14"/><text:span text:style-name="T2">/ <text:s text:c="4"/>\</text:span></text:p>
      <text:p text:style-name="P32"><text:s text:c="9"/><text:span text:style-name="T2">change 2 <text:s/>change 3</text:span></text:p>
      <text:p text:style-name="P32"><text:s text:c="12"/><text:span text:style-name="T2">| <text:s text:c="8"/>|</text:span></text:p>
      <text:p text:style-name="P33"><text:s text:c="9"/><text:span text:style-name="T1">one two <text:s text:c="3"/>me too </text:span></text:p>
      <text:p text:style-name="P32"><text:s text:c="12"/><text:span text:style-name="T2">|</text:span></text:p>
      <text:p text:style-name="P32"><text:s text:c="9"/><text:span text:style-name="T2">change 4</text:span></text:p>
      <text:p text:style-name="P32"><text:s text:c="12"/><text:span text:style-name="T2">|</text:span></text:p>
      <text:p text:style-name="P33"><text:s text:c="9"/><text:span text:style-name="T1">not two </text:span></text:p>
      <text:list xml:id="list1092474050" text:continue-numbering="true" text:style-name="L1">
        <text:list-header>
          <text:p text:style-name="P337"/>
          <text:p text:style-name="P343"><text:span text:style-name="T7">Now you change your mind and want to go back to "me too". <text:s/>Use the </text:span><text:span text:style-name="T26">|</text:span><text:span text:style-name="T26">g-</text:span><text:span text:style-name="T26">|</text:span><text:span text:style-name="T7"> command. <text:s/>This moves back in time. <text:s/>Thus it doesn't walk the tree upwards or downwards, but goes to the change made before.</text:span></text:p>
          <text:p text:style-name="P337"/>
          <text:p text:style-name="P343"><text:span text:style-name="T7">You can repeat</text:span><text:span text:style-name="T26"> |</text:span><text:span text:style-name="T26">g-</text:span><text:span text:style-name="T26">| </text:span><text:span text:style-name="T7">and you will see the text change:</text:span></text:p>
        </text:list-header>
      </text:list>
      <text:p text:style-name="P33"><text:s text:c="8"/><text:span text:style-name="T1">me too </text:span></text:p>
      <text:p text:style-name="P33"><text:s text:c="8"/><text:span text:style-name="T1">one two </text:span></text:p>
      <text:p text:style-name="P33"><text:s text:c="8"/><text:span text:style-name="T1">one too </text:span></text:p>
      <text:p text:style-name="P33"><text:s text:c="8"/><text:span text:style-name="T1">one </text:span></text:p>
      <text:p text:style-name="P34"/>
      <text:list xml:id="list950550232" text:continue-numbering="true" text:style-name="L1">
        <text:list-header>
          <text:p text:style-name="P343"><text:span text:style-name="T7">Use </text:span><text:span text:style-name="T26">|</text:span><text:span text:style-name="T26">g+</text:span><text:span text:style-name="T26">| </text:span><text:span text:style-name="T7">to move forward in time:</text:span></text:p>
        </text:list-header>
      </text:list>
      <text:p text:style-name="P33"><text:s text:c="8"/><text:span text:style-name="T1">one </text:span></text:p>
      <text:p text:style-name="P33"><text:s text:c="8"/><text:span text:style-name="T1">one too </text:span></text:p>
      <text:p text:style-name="P33"><text:s text:c="8"/><text:span text:style-name="T1">one two </text:span></text:p>
      <text:p text:style-name="P33"><text:s text:c="8"/><text:span text:style-name="T1">me too </text:span></text:p>
      <text:p text:style-name="P33"><text:s text:c="8"/><text:span text:style-name="T1">not two </text:span></text:p>
      <text:p text:style-name="P34"/>
      <text:list xml:id="list478613353" text:continue-numbering="true" text:style-name="L1">
        <text:list-header>
          <text:p text:style-name="P343"><text:span text:style-name="T7">Using |</text:span><text:span text:style-name="T7">:undo</text:span><text:span text:style-name="T7">| is useful if you know what change you want to jump to. <text:s/></text:span><text:span text:style-name="T26">|</text:span><text:span text:style-name="T26">g-</text:span><text:span text:style-name="T26">|</text:span><text:span text:style-name="T11"> and </text:span><text:span text:style-name="T26">|</text:span><text:span text:style-name="T26">g+</text:span><text:span text:style-name="T26">|</text:span><text:span text:style-name="T11"> are useful if you don't know exactly what the change number is.</text:span></text:p>
          <text:p text:style-name="P337"/>
          <text:p text:style-name="P343"><text:span text:style-name="T7">You can type</text:span><text:span text:style-name="T11"> a </text:span><text:span text:style-name="T11">count</text:span><text:span text:style-name="T11"> before |</text:span><text:span text:style-name="T11">g-</text:span><text:span text:style-name="T11">| and |</text:span><text:span text:style-name="T11">g+</text:span><text:span text:style-name="T11">| </text:span><text:span text:style-name="T7">to repeat them.</text:span></text:p>
          <text:p text:style-name="P235"/>
        </text:list-header>
        <text:list-item>
          <text:p text:style-name="P235">Time travelling</text:p>
          <text:p text:style-name="P337"><text:s text:c="4"/>When you have been working on text for a while the tree grows to become big. Then you may want to go to the text of<text:span text:style-name="T33"> some minutes ago.</text:span></text:p>
          <text:p text:style-name="P337"/>
          <text:p text:style-name="P343"><text:span text:style-name="T7">To see what branches there are in the </text:span><text:span text:style-name="T7">undo</text:span><text:span text:style-name="T7"> tree use this command:</text:span></text:p>
          <text:p text:style-name="P337"><text:soft-page-break/></text:p>
          <text:p text:style-name="P340"><text:s text:c="6"/><text:span text:style-name="T43"><text:s text:c="2"/>:undolist</text:span></text:p>
          <text:p text:style-name="P337"><text:s text:c="8"/>number changes <text:s/>time </text:p>
          <text:p text:style-name="P337"><text:s text:c="13"/>3 <text:s text:c="6"/>2 <text:s/>16 seconds ago</text:p>
          <text:p text:style-name="P337"><text:s text:c="13"/>4 <text:s text:c="6"/>3 <text:s/>5 seconds ago</text:p>
          <text:p text:style-name="P337"/>
          <text:p text:style-name="P337">Here you can see the number of the leaves in each branch and when the change was made. <text:s/>Assuming we are below change 4, at "not two", you can go back ten seconds with this command:</text:p>
          <text:p text:style-name="P337"><text:s text:c="2"/><text:span text:style-name="T33"><text:s text:c="6"/>:earlier 10s</text:span></text:p>
          <text:p text:style-name="P337"/>
          <text:p text:style-name="P343"><text:span text:style-name="T7">Depending on how much time you took for the changes you end up at a certain position in the tree. <text:s/>The |</text:span><text:span text:style-name="T7">:earlier</text:span><text:span text:style-name="T7">| command argument can be </text:span><text:span text:style-name="T11">"</text:span><text:span text:style-name="T11">m</text:span><text:span text:style-name="T11">" for minutes, "</text:span><text:span text:style-name="T11">h</text:span><text:span text:style-name="T11">" for hours and "</text:span><text:span text:style-name="T11">d</text:span><text:span text:style-name="T11">" for days. </text:span><text:span text:style-name="T7"><text:s/>To go all the way back use a big number:</text:span></text:p>
          <text:p text:style-name="P340"><text:s text:c="8"/>:earlier 100d</text:p>
          <text:p text:style-name="P337"/>
          <text:p text:style-name="P343"><text:span text:style-name="T7">To travel forward in time again use the </text:span><text:span text:style-name="T11">|</text:span><text:span text:style-name="T11">:later</text:span><text:span text:style-name="T11">| </text:span><text:span text:style-name="T7">command:</text:span></text:p>
          <text:p text:style-name="P340"><text:s text:c="8"/>:later 1m</text:p>
          <text:p text:style-name="P337"/>
          <text:p text:style-name="P343"><text:span text:style-name="T7">The arguments are "</text:span><text:span text:style-name="T7">s</text:span><text:span text:style-name="T7">", "</text:span><text:span text:style-name="T7">m</text:span><text:span text:style-name="T7">" and "</text:span><text:span text:style-name="T7">h</text:span><text:span text:style-name="T7">", just like with |</text:span><text:span text:style-name="T7">:earlier</text:span><text:span text:style-name="T7">|.</text:span></text:p>
          <text:p text:style-name="P337"/>
          <text:p text:style-name="P343"><text:span text:style-name="T7">If you want even more details, or want to manipulate the information, you can use the </text:span><text:span text:style-name="T11">undotree()</text:span><text:span text:style-name="T7"> function. <text:s/>To see what it returns:</text:span></text:p>
          <text:p text:style-name="P340"><text:s text:c="8"/>:echo undotree()</text:p>
          <text:p text:style-name="P243"/>
          <text:p text:style-name="P243"/>
          <text:p text:style-name="P243">Make new commands</text:p>
          <text:p text:style-name="P331"><text:s text:c="4"/>Vim is an extensible editor. <text:s/>You can take a sequence of commands you use often and turn it into a new command. <text:s/>Or redefine an existing command. Autocommands make it possible to execute commands automatically.</text:p>
          <text:p text:style-name="P82"/>
        </text:list-item>
        <text:list-item>
          <text:p text:style-name="P235">Key mapping</text:p>
          <text:p text:style-name="P340">:map &lt;F2&gt; GoDate: &lt;Esc&gt;:read !date&lt;CR&gt;kJ</text:p>
          <text:p text:style-name="P343"><text:soft-page-break/><text:span text:style-name="T7"><text:s text:c="4"/>The "</text:span><text:span text:style-name="T7">:read</text:span><text:span text:style-name="T7"> !date" command reads the output from the "date" command and appends it below the current line. <text:s/>The </text:span><text:span text:style-name="T7">&lt;CR&gt;</text:span><text:span text:style-name="T7"> is required to execute the "</text:span><text:span text:style-name="T7">:read</text:span><text:span text:style-name="T7">" command.</text:span></text:p>
        </text:list-item>
      </text:list>
      <text:list xml:id="list1141677002" text:style-name="L132">
        <text:list-header>
          <text:p text:style-name="P157"/>
        </text:list-header>
        <text:list-item>
          <text:p text:style-name="P157">MAPPING AND MODES</text:p>
        </text:list-item>
      </text:list>
      <text:list xml:id="list512274884" text:continue-list="list478613353" text:style-name="L1">
        <text:list-header>
          <text:p text:style-name="P337">Here is an overview of map commands and in which mode they work:</text:p>
          <text:p text:style-name="P343"><text:span text:style-name="T7"><text:s text:c="5"/></text:span><text:span text:style-name="T11"><text:s text:c="3"/></text:span><text:span text:style-name="T11">:map</text:span><text:span text:style-name="T11"> <text:s text:c="3"/></text:span><text:span text:style-name="T7"><text:s text:c="8"/></text:span><text:span text:style-name="T7">Normal</text:span><text:span text:style-name="T7">, </text:span><text:span text:style-name="T7">Visual</text:span><text:span text:style-name="T7"> and </text:span><text:span text:style-name="T7">Operator-pending</text:span></text:p>
          <text:p text:style-name="P343"><text:span text:style-name="T7"><text:s text:c="5"/></text:span><text:span text:style-name="T11"><text:s text:c="3"/></text:span><text:span text:style-name="T11">:vmap</text:span><text:span text:style-name="T11"> <text:s/></text:span><text:span text:style-name="T7"><text:s text:c="9"/></text:span><text:span text:style-name="T7">Visual</text:span></text:p>
          <text:p text:style-name="P343"><text:span text:style-name="T7"><text:s text:c="4"/></text:span><text:span text:style-name="T11"><text:s text:c="4"/></text:span><text:span text:style-name="T11">:nmap</text:span><text:span text:style-name="T11"> </text:span><text:span text:style-name="T7"><text:s text:c="10"/></text:span><text:span text:style-name="T7">Normal</text:span></text:p>
          <text:p text:style-name="P343"><text:span text:style-name="T7"><text:s text:c="3"/></text:span><text:span text:style-name="T11"><text:s text:c="5"/></text:span><text:span text:style-name="T11">:omap</text:span><text:span text:style-name="T11"> <text:s text:c="2"/></text:span><text:span text:style-name="T7"><text:s text:c="8"/></text:span><text:span text:style-name="T7">Operator-pending</text:span></text:p>
          <text:p text:style-name="P343"><text:span text:style-name="T7"><text:s text:c="3"/></text:span><text:span text:style-name="T11"><text:s text:c="5"/></text:span><text:span text:style-name="T11">:map!</text:span><text:span text:style-name="T11"> <text:s/></text:span><text:span text:style-name="T7"><text:s text:c="9"/></text:span><text:span text:style-name="T7">Insert</text:span><text:span text:style-name="T7"> and </text:span><text:span text:style-name="T7">Command-line</text:span></text:p>
          <text:p text:style-name="P343"><text:span text:style-name="T7"><text:s text:c="4"/></text:span><text:span text:style-name="T11"><text:s text:c="4"/></text:span><text:span text:style-name="T11">:imap</text:span><text:span text:style-name="T11"> <text:s/></text:span><text:span text:style-name="T7"><text:s text:c="9"/></text:span><text:span text:style-name="T7">Insert</text:span></text:p>
          <text:p text:style-name="P343"><text:span text:style-name="T7"><text:s text:c="5"/></text:span><text:span text:style-name="T11"><text:s text:c="3"/></text:span><text:span text:style-name="T11">:cmap</text:span><text:span text:style-name="T11"> <text:s text:c="4"/></text:span><text:span text:style-name="T7"><text:s text:c="6"/></text:span><text:span text:style-name="T7">Command-line</text:span></text:p>
          <text:p text:style-name="P343"><text:span text:style-name="T7"><text:s text:c="4"/></text:span><text:span text:style-name="T7">Operator-pending</text:span><text:span text:style-name="T7"> mode is when you typed an </text:span><text:span text:style-name="T7">operator</text:span><text:span text:style-name="T7"> character, such </text:span><text:span text:style-name="T7">as</text:span><text:span text:style-name="T7"> "</text:span><text:span text:style-name="T7">d</text:span><text:span text:style-name="T7">" or "</text:span><text:span text:style-name="T7">y</text:span><text:span text:style-name="T7">", and you are expected to type the motion command or a text object. <text:s/>Thus when you type "dw", the "</text:span><text:span text:style-name="T7">w</text:span><text:span text:style-name="T7">" is entered in operator-pending mode.</text:span></text:p>
          <text:p text:style-name="P337"/>
          <text:p text:style-name="P343"><text:span text:style-name="T7"><text:s text:c="4"/>Suppose that you want to define </text:span><text:span text:style-name="T7">&lt;F7&gt;</text:span><text:span text:style-name="T7"> so that the command d&lt;F7&gt; deletes a C program block (text enclosed in curly braces, </text:span><text:span text:style-name="T7">{}</text:span><text:span text:style-name="T7">). <text:s/>Similarly y&lt;F7&gt; would </text:span><text:span text:style-name="T7">yank</text:span><text:span text:style-name="T7"> the program block into the unnamed </text:span><text:span text:style-name="T7">register</text:span><text:span text:style-name="T7">. <text:s/>Therefore, what you need to </text:span><text:span text:style-name="T7">do</text:span><text:span text:style-name="T7"> is to define </text:span><text:span text:style-name="T7">&lt;F7&gt;</text:span><text:span text:style-name="T7"> to select the current program block. <text:s/>You can </text:span><text:span text:style-name="T7">do</text:span><text:span text:style-name="T7"> this with the following command:</text:span></text:p>
          <text:p text:style-name="P337"><text:s text:c="4"/><text:span text:style-name="T33"><text:s text:c="4"/>:omap &lt;F7&gt; a{</text:span></text:p>
        </text:list-header>
      </text:list>
      <text:list xml:id="list1389022879" text:continue-list="list1141677002" text:style-name="L132">
        <text:list-header>
          <text:p text:style-name="P157"/>
        </text:list-header>
        <text:list-item>
          <text:p text:style-name="P157">LISTING MAPPINGS</text:p>
        </text:list-item>
      </text:list>
      <text:list xml:id="list2117004817" text:continue-list="list512274884" text:style-name="L1">
        <text:list-header>
          <text:p text:style-name="P343"><text:span text:style-name="T7">To see the currently defined mappings, use </text:span><text:span text:style-name="T26">"</text:span><text:span text:style-name="T26">:map</text:span><text:span text:style-name="T26">"</text:span><text:span text:style-name="T7"> without arguments. </text:span></text:p>
        </text:list-header>
      </text:list>
      <text:list xml:id="list1433175310" text:continue-list="list1389022879" text:style-name="L132">
        <text:list-header>
          <text:p text:style-name="P157"/>
        </text:list-header>
        <text:list-item>
          <text:p text:style-name="P157">REMAPPING</text:p>
        </text:list-item>
      </text:list>
      <text:list xml:id="list300570084" text:continue-list="list2117004817" text:style-name="L1">
        <text:list-header>
          <text:p text:style-name="P343"><text:span text:style-name="T7">The result of a </text:span><text:span text:style-name="T7">mapping</text:span><text:span text:style-name="T7"> is inspected for other mappings in it. <text:s/>For example, the mappings for </text:span><text:span text:style-name="T7">&lt;F2&gt;</text:span><text:span text:style-name="T7"> above could be shortened to:</text:span></text:p>
          <text:p text:style-name="P337"><text:s text:c="8"/>:map &lt;F2&gt; G&lt;F3&gt;</text:p>
          <text:p text:style-name="P337"><text:s text:c="8"/>:imap &lt;F2&gt; &lt;Esc&gt;&lt;F3&gt;</text:p>
          <text:p text:style-name="P337"><text:s text:c="8"/>:map &lt;F3&gt; <text:s/>oDate: &lt;Esc&gt;:read !date&lt;CR&gt;kJ</text:p>
          <text:p text:style-name="P337"/>
          <text:p text:style-name="P343"><text:span text:style-name="T7">For </text:span><text:span text:style-name="T7">Normal</text:span><text:span text:style-name="T7"> mode </text:span><text:span text:style-name="T7">&lt;F2&gt;</text:span><text:span text:style-name="T7"> is mapped to go to the last line, and then behave like </text:span><text:span text:style-name="T7">&lt;F3&gt;</text:span><text:span text:style-name="T7"> was pressed. <text:s/>In </text:span><text:span text:style-name="T7">Insert</text:span><text:span text:style-name="T7"> mode </text:span><text:span text:style-name="T7">&lt;F2&gt;</text:span><text:span text:style-name="T7"> stops </text:span><text:span text:style-name="T7">Insert</text:span><text:span text:style-name="T7"> mode with </text:span><text:span text:style-name="T7">&lt;Esc&gt;</text:span><text:span text:style-name="T7"> and then also uses </text:span><text:span text:style-name="T7">&lt;F3&gt;</text:span><text:span text:style-name="T7">. <text:s/>Then </text:span><text:span text:style-name="T7">&lt;F3&gt;</text:span><text:span text:style-name="T7"> is mapped to </text:span><text:span text:style-name="T7">do</text:span><text:span text:style-name="T7"> the actual work.</text:span></text:p>
          <text:p text:style-name="P337"/>
          <text:p text:style-name="P343"><text:span text:style-name="T7">Suppose you hardly ever use </text:span><text:span text:style-name="T7">Ex</text:span><text:span text:style-name="T7"> mode, and want to use the "</text:span><text:span text:style-name="T7">Q</text:span><text:span text:style-name="T7">" command to format text </text:span><text:soft-page-break/><text:span text:style-name="T7">(this was so in old versions of Vim). <text:s/>This </text:span><text:span text:style-name="T7">mapping</text:span><text:span text:style-name="T7"> will </text:span><text:span text:style-name="T7">do</text:span><text:span text:style-name="T7"> it:</text:span></text:p>
          <text:p text:style-name="P340"><text:s text:c="8"/>:map Q gq</text:p>
          <text:p text:style-name="P337"/>
          <text:p text:style-name="P343"><text:span text:style-name="T7">But, in rare cases you need to use </text:span><text:span text:style-name="T7">Ex</text:span><text:span text:style-name="T7"> mode anyway. <text:s/>Let's map "</text:span><text:span text:style-name="T7">gQ</text:span><text:span text:style-name="T7">" to </text:span><text:span text:style-name="T7">Q</text:span><text:span text:style-name="T7">, so that you can still go to </text:span><text:span text:style-name="T7">Ex</text:span><text:span text:style-name="T7"> mode:</text:span></text:p>
          <text:p text:style-name="P337"><text:s text:c="7"/><text:span text:style-name="T33"><text:s/>:map gQ Q</text:span></text:p>
          <text:p text:style-name="P337"/>
          <text:p text:style-name="P343"><text:span text:style-name="T7">What happens now is that when you type "</text:span><text:span text:style-name="T7">gQ</text:span><text:span text:style-name="T7">" it is mapped to "</text:span><text:span text:style-name="T7">Q</text:span><text:span text:style-name="T7">". <text:s/>So far so good. <text:s/>But then "</text:span><text:span text:style-name="T7">Q</text:span><text:span text:style-name="T7">" is mapped to "</text:span><text:span text:style-name="T7">gq</text:span><text:span text:style-name="T7">", thus typing "</text:span><text:span text:style-name="T7">gQ</text:span><text:span text:style-name="T7">" results in "</text:span><text:span text:style-name="T7">gq</text:span><text:span text:style-name="T7">", and you don't get to </text:span><text:span text:style-name="T7">Ex</text:span><text:span text:style-name="T7"> mode at all.</text:span></text:p>
          <text:p text:style-name="P343"><text:span text:style-name="T7"><text:s text:c="3"/>To avoid keys to be mapped again, use the "</text:span><text:span text:style-name="T7">:noremap</text:span><text:span text:style-name="T7">" command:</text:span></text:p>
          <text:p text:style-name="P337"><text:s text:c="3"/><text:span text:style-name="T33"><text:s text:c="5"/>:noremap gQ Q</text:span></text:p>
          <text:p text:style-name="P337"/>
          <text:p text:style-name="P343"><text:span text:style-name="T7">Now Vim knows that the "</text:span><text:span text:style-name="T7">Q</text:span><text:span text:style-name="T7">" is not to be inspected for mappings that apply to it. <text:s/>There is a similar command for every mode:</text:span></text:p>
          <text:p text:style-name="P343"><text:span text:style-name="T7"><text:s text:c="3"/></text:span><text:span text:style-name="T11"><text:s text:c="5"/></text:span><text:span text:style-name="T11">:noremap</text:span><text:span text:style-name="T11"> </text:span><text:span text:style-name="T7"><text:s text:c="7"/></text:span><text:span text:style-name="T7">Normal</text:span><text:span text:style-name="T7">, </text:span><text:span text:style-name="T7">Visual</text:span><text:span text:style-name="T7"> and </text:span><text:span text:style-name="T7">Operator-pending</text:span></text:p>
          <text:p text:style-name="P343"><text:span text:style-name="T11"><text:s text:c="8"/></text:span><text:span text:style-name="T11">:vnoremap</text:span><text:span text:style-name="T7"> <text:s text:c="6"/></text:span><text:span text:style-name="T7">Visual</text:span></text:p>
          <text:p text:style-name="P343"><text:span text:style-name="T7"><text:s text:c="6"/></text:span><text:span text:style-name="T11"><text:s text:c="2"/></text:span><text:span text:style-name="T11">:nnoremap</text:span><text:span text:style-name="T11"> </text:span><text:span text:style-name="T7"><text:s text:c="6"/></text:span><text:span text:style-name="T7">Normal</text:span></text:p>
          <text:p text:style-name="P343"><text:span text:style-name="T7"><text:s text:c="5"/></text:span><text:span text:style-name="T11"><text:s text:c="3"/></text:span><text:span text:style-name="T11">:onoremap</text:span><text:span text:style-name="T11"> <text:s text:c="2"/></text:span><text:span text:style-name="T7"><text:s text:c="4"/></text:span><text:span text:style-name="T7">Operator-pending</text:span></text:p>
          <text:p text:style-name="P343"><text:span text:style-name="T7"><text:s text:c="7"/></text:span><text:span text:style-name="T11"><text:s/></text:span><text:span text:style-name="T11">:noremap!</text:span><text:span text:style-name="T11"> <text:s text:c="2"/></text:span><text:span text:style-name="T7"><text:s text:c="4"/></text:span><text:span text:style-name="T7">Insert</text:span><text:span text:style-name="T7"> and </text:span><text:span text:style-name="T7">Command-line</text:span></text:p>
          <text:p text:style-name="P343"><text:span text:style-name="T7"><text:s text:c="5"/></text:span><text:span text:style-name="T11"><text:s text:c="3"/></text:span><text:span text:style-name="T11">:inoremap</text:span><text:span text:style-name="T11"> </text:span><text:span text:style-name="T7"><text:s text:c="6"/></text:span><text:span text:style-name="T7">Insert</text:span></text:p>
          <text:p text:style-name="P343"><text:span text:style-name="T7"><text:s/></text:span><text:span text:style-name="T11"><text:s text:c="7"/></text:span><text:span text:style-name="T11">:cnoremap</text:span><text:span text:style-name="T11"> <text:s text:c="3"/></text:span><text:span text:style-name="T7"><text:s text:c="3"/></text:span><text:span text:style-name="T7">Command-line</text:span></text:p>
        </text:list-header>
      </text:list>
      <text:list xml:id="list611185461" text:continue-list="list1433175310" text:style-name="L132">
        <text:list-header>
          <text:p text:style-name="P157"/>
        </text:list-header>
        <text:list-item>
          <text:p text:style-name="P157">RECURSIVE MAPPING</text:p>
        </text:list-item>
      </text:list>
      <text:list xml:id="list761823479" text:continue-list="list300570084" text:style-name="L1">
        <text:list-header>
          <text:p text:style-name="P343"><text:span text:style-name="T7"><text:s text:c="4"/>When a </text:span><text:span text:style-name="T7">mapping</text:span><text:span text:style-name="T7"> triggers itself, it will run forever. <text:s/>This can be used to repeat an action an unlimited number of times.</text:span></text:p>
          <text:p text:style-name="P343"><text:span text:style-name="T7"><text:s text:c="3"/>For example, you have a list of files that contain a version number in the first line. <text:s/>You edit these files with "vim *.txt". <text:s/>You are now editing the first file. <text:s/>Define this </text:span><text:span text:style-name="T7">mapping</text:span><text:span text:style-name="T7">:</text:span></text:p>
          <text:p text:style-name="P337"><text:s text:c="3"/><text:span text:style-name="T33"><text:s text:c="5"/>:map </text:span><text:span text:style-name="T45">,,</text:span><text:span text:style-name="T33"> :s/5.1/5.2/&lt;CR&gt;:wnext&lt;CR&gt;</text:span><text:span text:style-name="T45">,,</text:span></text:p>
          <text:p text:style-name="P343"><text:span text:style-name="T7">When a </text:span><text:span text:style-name="T7">mapping</text:span><text:span text:style-name="T7"> runs into an error halfway, the rest of the </text:span><text:span text:style-name="T7">mapping</text:span><text:span text:style-name="T7"> is </text:span><text:span text:style-name="T11">discarded</text:span><text:span text:style-name="T7">. <text:s/></text:span><text:span text:style-name="T11">CTRL-C</text:span><text:span text:style-name="T11"> </text:span><text:span text:style-name="T7">interrupts the </text:span><text:span text:style-name="T7">mapping</text:span><text:span text:style-name="T7"> (CTRL-Break on </text:span><text:span text:style-name="T7">MS-Windows</text:span><text:span text:style-name="T7">).</text:span></text:p>
        </text:list-header>
      </text:list>
      <text:list xml:id="list1224060649" text:continue-list="list611185461" text:style-name="L132">
        <text:list-header>
          <text:p text:style-name="P189"/>
        </text:list-header>
        <text:list-item>
          <text:p text:style-name="P189">DELETE A MAPPING</text:p>
        </text:list-item>
      </text:list>
      <text:list xml:id="list1201295946" text:continue-list="list761823479" text:style-name="L1">
        <text:list-header>
          <text:p text:style-name="P343"><text:span text:style-name="T7"><text:s text:c="5"/>To remove a </text:span><text:span text:style-name="T7">mapping</text:span><text:span text:style-name="T7"> use the</text:span><text:span text:style-name="T11"> "</text:span><text:span text:style-name="T11">:unmap</text:span><text:span text:style-name="T11">"</text:span><text:span text:style-name="T7"> command. <text:s/>Again, the mode the unmapping applies to depends on the command used:</text:span></text:p>
          <text:p text:style-name="P343"><text:span text:style-name="T7"><text:s text:c="5"/></text:span><text:span text:style-name="T11"><text:s text:c="3"/></text:span><text:span text:style-name="T11">:unmap</text:span><text:span text:style-name="T11"> <text:s text:c="6"/></text:span><text:span text:style-name="T7"><text:s text:c="3"/></text:span><text:span text:style-name="T7">Normal</text:span><text:span text:style-name="T7">, </text:span><text:span text:style-name="T7">Visual</text:span><text:span text:style-name="T7"> and </text:span><text:span text:style-name="T7">Operator-pending</text:span></text:p>
          <text:p text:style-name="P343"><text:span text:style-name="T7"><text:s text:c="4"/></text:span><text:span text:style-name="T11"><text:s text:c="4"/></text:span><text:span text:style-name="T11">:vunmap</text:span><text:span text:style-name="T11"> <text:s text:c="2"/></text:span><text:span text:style-name="T7"><text:s text:c="6"/></text:span><text:span text:style-name="T7">Visual</text:span></text:p>
          <text:p text:style-name="P343"><text:soft-page-break/><text:span text:style-name="T7"><text:s text:c="3"/></text:span><text:span text:style-name="T11"><text:s text:c="5"/></text:span><text:span text:style-name="T11">:nunmap</text:span><text:span text:style-name="T11"> </text:span><text:span text:style-name="T7"><text:s text:c="8"/></text:span><text:span text:style-name="T7">Normal</text:span></text:p>
          <text:p text:style-name="P343"><text:span text:style-name="T7"><text:s text:c="3"/></text:span><text:span text:style-name="T11"><text:s text:c="5"/></text:span><text:span text:style-name="T11">:ounmap</text:span><text:span text:style-name="T7"> <text:s text:c="8"/></text:span><text:span text:style-name="T7">Operator-pending</text:span></text:p>
          <text:p text:style-name="P343"><text:span text:style-name="T7"><text:s text:c="4"/></text:span><text:span text:style-name="T11"><text:s text:c="4"/></text:span><text:span text:style-name="T11">:unmap!</text:span><text:span text:style-name="T7"> <text:s text:c="8"/></text:span><text:span text:style-name="T7">Insert</text:span><text:span text:style-name="T7"> and </text:span><text:span text:style-name="T7">Command-line</text:span></text:p>
          <text:p text:style-name="P343"><text:span text:style-name="T7"><text:s text:c="3"/></text:span><text:span text:style-name="T11"><text:s text:c="5"/></text:span><text:span text:style-name="T11">:iunmap</text:span><text:span text:style-name="T11"> <text:s/></text:span><text:span text:style-name="T7"><text:s text:c="7"/></text:span><text:span text:style-name="T7">Insert</text:span></text:p>
          <text:p text:style-name="P343"><text:span text:style-name="T7"><text:s text:c="3"/></text:span><text:span text:style-name="T11"><text:s text:c="5"/></text:span><text:span text:style-name="T11">:cunmap</text:span><text:span text:style-name="T11"> </text:span><text:span text:style-name="T7"><text:s text:c="8"/></text:span><text:span text:style-name="T7">Command-line</text:span></text:p>
          <text:p text:style-name="P343"><text:span text:style-name="T7">There is a trick to define a </text:span><text:span text:style-name="T7">mapping</text:span><text:span text:style-name="T7"> that works in </text:span><text:span text:style-name="T7">Normal</text:span><text:span text:style-name="T7"> and </text:span><text:span text:style-name="T7">Operator-pending</text:span><text:span text:style-name="T7"> mode, but not in </text:span><text:span text:style-name="T7">Visual</text:span><text:span text:style-name="T7"> mode. <text:s/>First define it for all three modes, then delete it for </text:span><text:span text:style-name="T7">Visual</text:span><text:span text:style-name="T7"> mode:</text:span></text:p>
          <text:p text:style-name="P337"><text:s/><text:span text:style-name="T33"><text:s text:c="7"/>:map &lt;C-A&gt; /---&gt;&lt;CR&gt;</text:span></text:p>
          <text:p text:style-name="P340"><text:s text:c="8"/>:vunmap &lt;C-A&gt;</text:p>
          <text:p text:style-name="P337"/>
          <text:p text:style-name="P343"><text:span text:style-name="T7">Notice that the five characters </text:span><text:span text:style-name="T11">"&lt;C-A&gt;"</text:span><text:span text:style-name="T7"> stand for the single key </text:span><text:span text:style-name="T11">CTRL-A</text:span><text:span text:style-name="T11">.</text:span></text:p>
          <text:p text:style-name="P337"/>
          <text:p text:style-name="P343"><text:span text:style-name="T7">To remove all mappings use the </text:span><text:span text:style-name="T26">|</text:span><text:span text:style-name="T26">:mapclear</text:span><text:span text:style-name="T26">|</text:span><text:span text:style-name="T7"> command. <text:s/>You can guess the variations for different modes by now. <text:s/>Be careful with this command, it can't be undone.</text:span></text:p>
        </text:list-header>
      </text:list>
      <text:list xml:id="list2171993211" text:continue-list="list1224060649" text:style-name="L132">
        <text:list-header>
          <text:p text:style-name="P157"/>
        </text:list-header>
        <text:list-item>
          <text:p text:style-name="P157">SPECIAL CHARACTERS</text:p>
        </text:list-item>
      </text:list>
      <text:list xml:id="list302590795" text:continue-list="list1201295946" text:style-name="L1">
        <text:list-header>
          <text:p text:style-name="P343"><text:span text:style-name="T7">The "</text:span><text:span text:style-name="T7">:map</text:span><text:span text:style-name="T7">" command can be followed by another command. <text:s/>A</text:span><text:span text:style-name="T30"> </text:span><text:span text:style-name="T26">| </text:span><text:span text:style-name="T7">character separates the two commands. <text:s/>This also means that a | character can't be used inside a map command. <text:s/>To include one, use </text:span><text:span text:style-name="T7">&lt;Bar&gt;</text:span><text:span text:style-name="T7"> (five characters). <text:s/>Example:</text:span></text:p>
          <text:p text:style-name="P337"><text:s text:c="6"/><text:span text:style-name="T33"><text:s text:c="2"/>:map &lt;F8&gt; :write &lt;Bar&gt; !checkin %&lt;CR&gt;</text:span></text:p>
          <text:p text:style-name="P343"><text:span text:style-name="T7">The same problem applies to the "</text:span><text:span text:style-name="T7">:unmap</text:span><text:span text:style-name="T7">" command, with the addition that you have to watch out for trailing white space. <text:s/>These two commands are different:</text:span></text:p>
          <text:p text:style-name="P337"><text:s/><text:span text:style-name="T33"><text:s text:c="7"/>:unmap a | unmap b <text:s/></text:span></text:p>
          <text:p text:style-name="P340"><text:s text:c="8"/>:unmap a| unmap b</text:p>
          <text:p text:style-name="P337"/>
          <text:p text:style-name="P343"><text:span text:style-name="T7">The first command tries to unmap </text:span><text:span text:style-name="T11">"a "</text:span><text:span text:style-name="T11">,</text:span><text:span text:style-name="T11"> with a trailing space.</text:span></text:p>
          <text:p text:style-name="P337"/>
          <text:p text:style-name="P343"><text:span text:style-name="T7">When using a space inside a </text:span><text:span text:style-name="T7">mapping</text:span><text:span text:style-name="T7">, use </text:span><text:span text:style-name="T7">&lt;Space&gt;</text:span><text:span text:style-name="T7"> (seven characters):</text:span></text:p>
          <text:p text:style-name="P343"><text:span text:style-name="T7"><text:s text:c="8"/>:map </text:span><text:span text:style-name="T11">&lt;Space&gt;</text:span><text:span text:style-name="T7"> W<text:line-break/>This makes the spacebar move a blank-separated </text:span><text:span text:style-name="T7">word</text:span><text:span text:style-name="T7"> forward.</text:span></text:p>
          <text:p text:style-name="P343"><text:line-break/><text:span text:style-name="T7">It is not possible to put a comment directly after a </text:span><text:span text:style-name="T7">mapping</text:span><text:span text:style-name="T7">, because the " character is considered to be part of the </text:span><text:span text:style-name="T7">mapping</text:span><text:span text:style-name="T7">. <text:s/>You can use |", this starts a new, empty command with a comment. <text:s/>Example:</text:span></text:p>
          <text:p text:style-name="P343"><text:span text:style-name="T7"><text:s text:c="6"/></text:span><text:span text:style-name="T11"><text:s text:c="2"/>:map &lt;Space&gt; W| <text:s text:c="4"/>" Use spacebar to move forward a word</text:span></text:p>
          <text:p text:style-name="P235"/>
        </text:list-header>
      </text:list>
      <text:list xml:id="list1804669200" text:continue-list="list2171993211" text:style-name="L132">
        <text:list-item>
          <text:p text:style-name="P157">MAPPINGS AND ABBREVIATIONS</text:p>
        </text:list-item>
      </text:list>
      <text:list xml:id="list1150997104" text:continue-list="list302590795" text:style-name="L1">
        <text:list-header>
          <text:p text:style-name="P340"><text:soft-page-break/>:imap aa foo</text:p>
          <text:p text:style-name="P340">:imap aaa bar</text:p>
        </text:list-header>
      </text:list>
      <text:list xml:id="list1988273669" text:continue-list="list1804669200" text:style-name="L132">
        <text:list-header>
          <text:p text:style-name="P157"/>
        </text:list-header>
        <text:list-item>
          <text:p text:style-name="P157">ADDITIONALLY</text:p>
        </text:list-item>
      </text:list>
      <text:list xml:id="list582156141" text:continue-list="list1150997104" text:style-name="L1">
        <text:list-header>
          <text:p text:style-name="P343"><text:span text:style-name="T7">The &lt;script&gt; keyword can be used to make a </text:span><text:span text:style-name="T7">mapping</text:span><text:span text:style-name="T7"> local to a </text:span><text:span text:style-name="T7">script</text:span><text:span text:style-name="T7">. <text:s/>See</text:span><text:span text:style-name="T11"> |</text:span><text:span text:style-name="T11">:map-&lt;script&gt;</text:span><text:span text:style-name="T11">|.</text:span></text:p>
          <text:p text:style-name="P337"/>
          <text:p text:style-name="P343"><text:span text:style-name="T7">The &lt;buffer&gt; keyword can be used to make a </text:span><text:span text:style-name="T7">mapping</text:span><text:span text:style-name="T7"> local to a specific buffer. See</text:span><text:span text:style-name="T11"> |</text:span><text:span text:style-name="T11">:map-&lt;buffer&gt;</text:span><text:span text:style-name="T11">|</text:span></text:p>
          <text:p text:style-name="P337"/>
          <text:p text:style-name="P343"><text:span text:style-name="T7">The &lt;unique&gt; keyword can be used to make defining a new </text:span><text:span text:style-name="T7">mapping</text:span><text:span text:style-name="T7"> fail when it already exists. <text:s/>Otherwise a new </text:span><text:span text:style-name="T7">mapping</text:span><text:span text:style-name="T7"> simply overwrites the old one. <text:s/>See</text:span><text:span text:style-name="T11"> |</text:span><text:span text:style-name="T11">:map-&lt;unique&gt;</text:span><text:span text:style-name="T11">|</text:span><text:span text:style-name="T7">.</text:span></text:p>
          <text:p text:style-name="P337"/>
          <text:p text:style-name="P343"><text:span text:style-name="T7">To make a key </text:span><text:span text:style-name="T7">do</text:span><text:span text:style-name="T7"> nothing, map it to</text:span><text:span text:style-name="T26"> </text:span><text:span text:style-name="T26">&lt;Nop&gt;</text:span><text:span text:style-name="T7"> (five characters). <text:s/>This will make the </text:span><text:span text:style-name="T11">&lt;F7&gt;</text:span><text:span text:style-name="T7"> key </text:span><text:span text:style-name="T7">do</text:span><text:span text:style-name="T7"> nothing at all:</text:span></text:p>
          <text:p text:style-name="P343"><text:span text:style-name="T7"><text:s/></text:span><text:span text:style-name="T11"><text:s text:c="7"/>:map &lt;F7&gt; &lt;Nop&gt;| map! &lt;F7&gt; &lt;Nop&gt;</text:span></text:p>
          <text:p text:style-name="P343"><text:span text:style-name="T7">There must be </text:span><text:span text:style-name="T11">no space after </text:span><text:span text:style-name="T11">&lt;Nop&gt;</text:span><text:span text:style-name="T11">.</text:span></text:p>
          <text:p text:style-name="P82"/>
        </text:list-header>
        <text:list-item>
          <text:p text:style-name="P235">Defining command-line commands</text:p>
          <text:p text:style-name="P343"><text:span text:style-name="T6">You execute these </text:span><text:span text:style-name="T8">commands just like any other </text:span><text:span text:style-name="T8">Command-line</text:span><text:span text:style-name="T8"> mode command.</text:span></text:p>
          <text:p text:style-name="P343"><text:span text:style-name="T16"><text:s text:c="3"/></text:span><text:span text:style-name="T8">To define a command, use the "</text:span><text:span text:style-name="T8">:command</text:span><text:span text:style-name="T8">" command, </text:span><text:span text:style-name="T8">as</text:span><text:span text:style-name="T8"> follows:</text:span></text:p>
          <text:p text:style-name="P344"><text:s text:c="8"/><text:span text:style-name="T1">:command DeleteFirst 1delete</text:span></text:p>
          <text:p text:style-name="P338">Now when you execute the command ":DeleteFirst" Vim executes ":1delete", which deletes the first line.</text:p>
          <text:p text:style-name="P338"/>
        </text:list-item>
      </text:list>
      <text:list xml:id="list2141058948" text:style-name="L133">
        <text:list-item>
          <text:p text:style-name="P274">NUMBER OF ARGUMENTS</text:p>
        </text:list-item>
      </text:list>
      <text:list xml:id="list2184357707" text:continue-list="list582156141" text:style-name="L1">
        <text:list-header>
          <text:p text:style-name="P343"><text:span text:style-name="T8">User-defined commands can take a series of arguments. <text:s/>The number of arguments must be specified by the -nargs option. <text:s/>For instance, the example :DeleteFirst command takes no arguments, so you could have defined it </text:span><text:span text:style-name="T8">as</text:span><text:span text:style-name="T8"> follows:</text:span></text:p>
          <text:p text:style-name="P338"><text:s text:c="3"/><text:span text:style-name="T33"><text:s text:c="5"/>:command -nargs=0 DeleteFirst 1delete</text:span></text:p>
          <text:p text:style-name="P338"/>
          <text:p text:style-name="P343"><text:span text:style-name="T8">However, because zero arguments is the default, you </text:span><text:span text:style-name="T8">do</text:span><text:span text:style-name="T8"> not need to add "-nargs=0". <text:s/>The other values of -nargs are </text:span><text:span text:style-name="T8">as</text:span><text:span text:style-name="T8"> follows:</text:span></text:p>
          <text:p text:style-name="P338"><text:span text:style-name="T33"><text:s text:c="8"/>-nargs=0</text:span> <text:s text:c="7"/>No arguments</text:p>
          <text:p text:style-name="P338"><text:s text:c="4"/><text:span text:style-name="T33"><text:s text:c="4"/>-nargs=1 <text:s/></text:span><text:s text:c="6"/>One argument</text:p>
          <text:p text:style-name="P338"><text:s text:c="2"/><text:span text:style-name="T33"><text:s text:c="6"/>-nargs=*</text:span> <text:s text:c="7"/>Any number of arguments</text:p>
          <text:p text:style-name="P338"><text:span text:style-name="T33"><text:s text:c="8"/>-nargs=? <text:s/></text:span><text:s text:c="6"/>Zero or one argument</text:p>
          <text:p text:style-name="P338"><text:soft-page-break/><text:s text:c="2"/><text:span text:style-name="T33"><text:s text:c="6"/>-nargs=+ <text:s/></text:span><text:s text:c="6"/>One or more arguments</text:p>
        </text:list-header>
      </text:list>
      <text:list xml:id="list2111753583" text:continue-list="list2141058948" text:style-name="L133">
        <text:list-header>
          <text:p text:style-name="P274"/>
        </text:list-header>
        <text:list-item>
          <text:p text:style-name="P274">USING THE ARGUMENTS</text:p>
        </text:list-item>
      </text:list>
      <text:list xml:id="list1505141090" text:continue-list="list2184357707" text:style-name="L1">
        <text:list-header>
          <text:p text:style-name="P343"><text:span text:style-name="T8">Inside the command definition, the arguments are represented by the</text:span><text:span text:style-name="T11"> </text:span><text:span text:style-name="T26">&lt;args&gt;</text:span><text:span text:style-name="T8"> keyword. <text:s/>For example:</text:span></text:p>
          <text:p text:style-name="P340"><text:s text:c="8"/>:command -nargs=+ Say :echo "&lt;args&gt;"</text:p>
          <text:p text:style-name="P338"/>
          <text:p text:style-name="P338">Now when you type</text:p>
          <text:p text:style-name="P338"><text:s text:c="8"/>:Say Hello World</text:p>
          <text:p text:style-name="P338"/>
          <text:p text:style-name="P343"><text:span text:style-name="T8">Vim echoes "Hello World". <text:s/>However, if you add a double </text:span><text:span text:style-name="T8">quote</text:span><text:span text:style-name="T8">, it won't work.</text:span></text:p>
          <text:p text:style-name="P338">For example:</text:p>
          <text:p text:style-name="P338"><text:s text:c="8"/>:Say he said "hello"</text:p>
          <text:p text:style-name="P338"/>
          <text:p text:style-name="P343"><text:span text:style-name="T8">To get special characters turned into a string, properly escaped to use </text:span><text:span text:style-name="T8">as</text:span><text:span text:style-name="T8"> an </text:span><text:span text:style-name="T8">expression</text:span><text:span text:style-name="T8">, use </text:span><text:span text:style-name="T27">"</text:span><text:span text:style-name="T27">&lt;q-args&gt;</text:span><text:span text:style-name="T27">"</text:span><text:span text:style-name="T11">:</text:span></text:p>
          <text:p text:style-name="P338"><text:s text:c="7"/><text:span text:style-name="T33"><text:s/>:command -nargs=+ Say :echo &lt;q-args&gt;</text:span></text:p>
          <text:p text:style-name="P338"/>
          <text:p text:style-name="P338">Now the above ":Say" command will result in this to be executed:</text:p>
          <text:p text:style-name="P340"><text:s text:c="8"/>:echo "he said \"hello\""</text:p>
          <text:p text:style-name="P338"/>
          <text:p text:style-name="P343"><text:span text:style-name="T8">The</text:span><text:span text:style-name="T11"> </text:span><text:span text:style-name="T26">&lt;f-args&gt;</text:span><text:span text:style-name="T11"> </text:span><text:span text:style-name="T8">keyword contains the same information </text:span><text:span text:style-name="T8">as</text:span><text:span text:style-name="T8"> the </text:span><text:span text:style-name="T8">&lt;args&gt;</text:span><text:span text:style-name="T8"> keyword, except in a format suitable for use </text:span><text:span text:style-name="T8">as</text:span><text:span text:style-name="T8"> function call arguments. <text:s/>For example:</text:span></text:p>
          <text:p text:style-name="P338"><text:s text:c="2"/><text:span text:style-name="T33"><text:s text:c="6"/>:command -nargs=* DoIt :call AFunction(&lt;f-args&gt;)</text:span></text:p>
          <text:p text:style-name="P340"><text:s text:c="8"/>:DoIt a b c</text:p>
          <text:p text:style-name="P338"/>
          <text:p text:style-name="P338">Executes the following command:</text:p>
          <text:p text:style-name="P340"><text:s text:c="8"/>:call AFunction("a", "b", "c")</text:p>
        </text:list-header>
      </text:list>
      <text:list xml:id="list1487148516" text:continue-list="list2111753583" text:style-name="L133">
        <text:list-header>
          <text:p text:style-name="P274"/>
        </text:list-header>
        <text:list-item>
          <text:p text:style-name="P274">LINE RANGE</text:p>
        </text:list-item>
      </text:list>
      <text:list xml:id="list1848591444" text:continue-list="list1505141090" text:style-name="L1">
        <text:list-header>
          <text:p text:style-name="P343"><text:span text:style-name="T8">Some commands take a range </text:span><text:span text:style-name="T8">as</text:span><text:span text:style-name="T8"> their argument. <text:s/>To tell Vim that you are defining such a command, you need to specify a -range option. <text:s/>The values for this option are </text:span><text:span text:style-name="T8">as</text:span><text:span text:style-name="T8"> follows:</text:span></text:p>
          <text:p text:style-name="P338"><text:s text:c="6"/><text:span text:style-name="T33"><text:s text:c="2"/>-range <text:s text:c="2"/></text:span><text:s text:c="6"/><text:tab/> Range is allowed; default is the current line.</text:p>
          <text:p text:style-name="P338"><text:span text:style-name="T33"><text:s text:c="8"/>-range=%</text:span> <text:s text:c="5"/><text:tab/> <text:s/>Range is allowed; default is the whole file.</text:p>
          <text:p text:style-name="P343"><text:span text:style-name="T8"><text:s text:c="4"/></text:span><text:span text:style-name="T11"><text:s text:c="4"/>-range={count}</text:span><text:span text:style-name="T8"> <text:tab/> Range is allowed; the last number in it is used </text:span><text:span text:style-name="T8">as</text:span><text:span text:style-name="T8"> a</text:span></text:p>
          <text:p text:style-name="P338"><text:s text:c="15"/><text:tab/><text:tab/> <text:s text:c="8"/>single number whose default is {count}.</text:p>
          <text:p text:style-name="P338"/>
          <text:p text:style-name="P343"><text:soft-page-break/><text:span text:style-name="T8">When a range is specified, the keywords </text:span><text:span text:style-name="T11">&lt;line1&gt;</text:span><text:span text:style-name="T8"> and </text:span><text:span text:style-name="T11">&lt;line2&gt;</text:span><text:span text:style-name="T11"> </text:span><text:span text:style-name="T8">get the values of the first and last line in the range. <text:s/>For example, the following command defines the SaveIt command, which writes out the specified range to the file "save_file":</text:span></text:p>
          <text:p text:style-name="P338"><text:s text:c="3"/><text:span text:style-name="T33"><text:s text:c="5"/>:command -range=% SaveIt :&lt;line1&gt;,&lt;line2&gt;write! save_file</text:span></text:p>
        </text:list-header>
      </text:list>
      <text:list xml:id="list1953640096" text:continue-list="list1487148516" text:style-name="L133">
        <text:list-header>
          <text:p text:style-name="P274"/>
        </text:list-header>
        <text:list-item>
          <text:p text:style-name="P274">OTHER OPTIONS</text:p>
        </text:list-item>
      </text:list>
      <text:list xml:id="list1182933562" text:continue-list="list1848591444" text:style-name="L1">
        <text:list-header>
          <text:p text:style-name="P343"><text:span text:style-name="T8">Some of the other </text:span><text:span text:style-name="T8">options</text:span><text:span text:style-name="T8"> and keywords are </text:span><text:span text:style-name="T8">as</text:span><text:span text:style-name="T8"> follows:</text:span></text:p>
          <text:p text:style-name="P343"><text:span text:style-name="T11"><text:s text:c="8"/>-count={number} <text:s text:c="5"/></text:span><text:span text:style-name="T8"><text:s text:c="3"/>The command can take a </text:span><text:span text:style-name="T8">count</text:span><text:span text:style-name="T8"> whose default is</text:span></text:p>
          <text:p text:style-name="P343"><text:span text:style-name="T8"><text:s text:c="32"/>{number}. <text:s/>The resulting </text:span><text:span text:style-name="T8">count</text:span><text:span text:style-name="T8"> can be used</text:span></text:p>
          <text:p text:style-name="P343"><text:span text:style-name="T8"><text:s text:c="32"/>through the </text:span><text:span text:style-name="T8">&lt;count&gt;</text:span><text:span text:style-name="T8"> keyword.</text:span></text:p>
          <text:p text:style-name="P343"><text:span text:style-name="T8"><text:s text:c="5"/></text:span><text:span text:style-name="T11"><text:s text:c="3"/>-bang </text:span><text:span text:style-name="T8"><text:s text:c="18"/>You can use a !. <text:s/>If present, using </text:span><text:span text:style-name="T8">&lt;bang&gt;</text:span><text:span text:style-name="T8"> will</text:span></text:p>
          <text:p text:style-name="P338"><text:s text:c="32"/>result in a !.</text:p>
          <text:p text:style-name="P343"><text:span text:style-name="T11"><text:s text:c="8"/></text:span><text:span text:style-name="T11">-register</text:span><text:span text:style-name="T11"> </text:span><text:span text:style-name="T8"><text:s text:c="14"/>You can specify a </text:span><text:span text:style-name="T8">register</text:span><text:span text:style-name="T8">. <text:s/>(The default is</text:span></text:p>
          <text:p text:style-name="P343"><text:span text:style-name="T8"><text:s text:c="32"/>the unnamed </text:span><text:span text:style-name="T8">register</text:span><text:span text:style-name="T8">.)</text:span></text:p>
          <text:p text:style-name="P343"><text:span text:style-name="T8"><text:s text:c="32"/>The </text:span><text:span text:style-name="T8">register</text:span><text:span text:style-name="T8"> specification is available </text:span><text:span text:style-name="T8">as</text:span></text:p>
          <text:p text:style-name="P343"><text:span text:style-name="T8"><text:s text:c="32"/></text:span><text:span text:style-name="T8">&lt;reg&gt;</text:span><text:span text:style-name="T8"> (a.k.a. </text:span><text:span text:style-name="T8">&lt;register&gt;</text:span><text:span text:style-name="T8">).</text:span></text:p>
          <text:p text:style-name="P338"><text:span text:style-name="T33"><text:s text:c="8"/>-complete={type} <text:s/></text:span><text:s text:c="6"/>Type of command-line completion used. <text:s/>See</text:p>
          <text:p text:style-name="P343"><text:span text:style-name="T8"><text:s text:c="32"/>|</text:span><text:span text:style-name="T8">:command-completion</text:span><text:span text:style-name="T8">| for the list of possible</text:span></text:p>
          <text:p text:style-name="P338"><text:s text:c="32"/>values.</text:p>
          <text:p text:style-name="P338"><text:span text:style-name="T33"><text:s text:c="8"/>-bar <text:s text:c="3"/></text:span><text:s text:c="16"/>The command can be followed by | and another</text:p>
          <text:p text:style-name="P338"><text:s text:c="32"/>command, or " and a comment.</text:p>
          <text:p text:style-name="P338"><text:s text:c="4"/><text:span text:style-name="T33"><text:s text:c="4"/>-buffer <text:s/></text:span><text:s text:c="15"/>The command is only available for the current</text:p>
          <text:p text:style-name="P338"><text:s text:c="32"/>buffer.</text:p>
          <text:p text:style-name="P338"/>
          <text:p text:style-name="P343"><text:span text:style-name="T8">Finally, you have the </text:span><text:span text:style-name="T11">&lt;lt&gt;</text:span><text:span text:style-name="T8"> keyword. <text:s/>It stands for the character </text:span><text:span text:style-name="T8">&lt;</text:span><text:span text:style-name="T8">. <text:s/>Use this to </text:span><text:span text:style-name="T8">escape</text:span><text:span text:style-name="T8"> the special meaning of the </text:span><text:span text:style-name="T8">&lt;&gt;</text:span><text:span text:style-name="T8"> items mentioned.</text:span></text:p>
          <text:p text:style-name="P338"/>
          <text:p text:style-name="P338"/>
        </text:list-header>
      </text:list>
      <text:list xml:id="list1540941397" text:style-name="L134">
        <text:list-item>
          <text:p text:style-name="P275">REDEFINING AND DELETING</text:p>
        </text:list-item>
      </text:list>
      <text:list xml:id="list2098901487" text:continue-list="list1182933562" text:style-name="L1">
        <text:list-header>
          <text:p text:style-name="P338">To redefine the same command use the ! argument:</text:p>
          <text:p text:style-name="P338"><text:s text:c="7"/><text:span text:style-name="T33"><text:s/>:command -nargs=+ Say :echo "&lt;args&gt;"</text:span></text:p>
          <text:p text:style-name="P340"><text:s text:c="8"/>:command! -nargs=+ Say :echo &lt;q-args&gt;</text:p>
          <text:p text:style-name="P338"/>
          <text:p text:style-name="P343"><text:span text:style-name="T8">To delete a user command use "</text:span><text:span text:style-name="T8">:delcommand</text:span><text:span text:style-name="T8">". <text:s/>It takes a single argument, which is the name of the command. <text:s/>Example:</text:span></text:p>
          <text:p text:style-name="P340"><text:s text:c="8"/>:delcommand SaveIt</text:p>
          <text:p text:style-name="P338"/>
          <text:p text:style-name="P338"><text:soft-page-break/>To delete all the user commands:</text:p>
          <text:p text:style-name="P340"><text:s text:c="8"/>:comclear</text:p>
          <text:p text:style-name="P338">Careful, this can't be undone!</text:p>
          <text:p text:style-name="P343"><text:span text:style-name="T8">More details about all this in the reference manual: </text:span><text:span text:style-name="T11">|</text:span><text:span text:style-name="T11">user-commands</text:span><text:span text:style-name="T11">|.</text:span></text:p>
          <text:p text:style-name="P235"/>
        </text:list-header>
        <text:list-item>
          <text:p text:style-name="P235">Autocommands</text:p>
          <text:p text:style-name="P343"><text:span text:style-name="T8"><text:s text:c="4"/>An </text:span><text:span text:style-name="T8">autocommand</text:span><text:span text:style-name="T8"> is a command that is executed automatically in response to some event, such </text:span><text:span text:style-name="T8">as</text:span><text:span text:style-name="T8"> a file being read or written or a buffer change. <text:s/>Through the use of autocommands you can train Vim to edit compressed files, for example. That is used in the |</text:span><text:span text:style-name="T8">gzip</text:span><text:span text:style-name="T8">| </text:span><text:span text:style-name="T8">plugin</text:span><text:span text:style-name="T8">.</text:span></text:p>
          <text:p text:style-name="P338"><text:s text:c="3"/>Autocommands are very powerful. <text:s/>Use them with care and they will help you avoid typing many commands. <text:s/>Use them carelessly and they will cause a lot of trouble.</text:p>
          <text:p text:style-name="P338"/>
          <text:p text:style-name="P338">Suppose you want to replace a datestamp on the end of a file every time it is written. <text:s/>First you define a function:</text:p>
          <text:p text:style-name="P340"><text:s text:c="8"/>:function DateInsert()</text:p>
          <text:p text:style-name="P340"><text:s text:c="8"/>: <text:s/>$delete</text:p>
          <text:p text:style-name="P340"><text:s text:c="8"/>: <text:s/>read !date</text:p>
          <text:p text:style-name="P340"><text:s text:c="8"/>:endfunction</text:p>
          <text:p text:style-name="P338"/>
          <text:p text:style-name="P338">You want this function to be called each time, just before a file is written. This will make that happen:</text:p>
          <text:p text:style-name="P340"><text:s text:c="8"/>:autocmd FileWritePre * <text:s/>call DateInsert()</text:p>
          <text:p text:style-name="P338"/>
          <text:p text:style-name="P343"><text:span text:style-name="T11">"</text:span><text:span text:style-name="T11">FileWritePre</text:span><text:span text:style-name="T11">"</text:span><text:span text:style-name="T8"> is the event for which this </text:span><text:span text:style-name="T8">autocommand</text:span><text:span text:style-name="T8"> is triggered: Just before (pre) </text:span><text:span text:style-name="T8">writing</text:span><text:span text:style-name="T8"> a file. <text:s/>The</text:span><text:span text:style-name="T11"> "*" </text:span><text:span text:style-name="T8">is a </text:span><text:span text:style-name="T8">pattern</text:span><text:span text:style-name="T8"> to match with the file name. <text:s/>In this </text:span><text:span text:style-name="T8">case</text:span><text:span text:style-name="T8"> it matches all files.</text:span></text:p>
          <text:p text:style-name="P343"><text:span text:style-name="T8"><text:s text:c="3"/>With this command enabled, when you </text:span><text:span text:style-name="T8">do</text:span><text:span text:style-name="T8"> a "</text:span><text:span text:style-name="T8">:write</text:span><text:span text:style-name="T8">", Vim checks for any matching </text:span><text:span text:style-name="T8">FileWritePre</text:span><text:span text:style-name="T8"> autocommands and executes them, and then it performs the "</text:span><text:span text:style-name="T8">:write</text:span><text:span text:style-name="T8">".</text:span></text:p>
          <text:p text:style-name="P343"><text:span text:style-name="T8"><text:s text:c="3"/>The general form of the </text:span><text:span text:style-name="T8">:autocmd</text:span><text:span text:style-name="T8"> command is </text:span><text:span text:style-name="T8">as</text:span><text:span text:style-name="T8"> follows:</text:span></text:p>
          <text:p text:style-name="P340"><text:s text:c="8"/>:autocmd [group] {events} {file_pattern} [nested] {command}</text:p>
          <text:p text:style-name="P338"/>
          <text:p text:style-name="P338">The <text:span text:style-name="T33">[group] </text:span>name is optional. <text:s/>It is used in managing and calling the commands (more on this later). <text:s/>The <text:span text:style-name="T33">{events} </text:span>parameter is a list of events (comma separated) that trigger the command.</text:p>
          <text:p text:style-name="P343"><text:span text:style-name="T11"><text:s text:c="3"/>{file_pattern}</text:span><text:span text:style-name="T8"> is a filename, usually with </text:span><text:span text:style-name="T8">wildcards</text:span><text:span text:style-name="T8">. <text:s/>For example, using "*.txt" makes the </text:span><text:span text:style-name="T8">autocommand</text:span><text:span text:style-name="T8"> be used for all files whose name end in ".txt".</text:span></text:p>
          <text:p text:style-name="P338"><text:soft-page-break/><text:s text:c="3"/>The optional [nested] flag allows for nesting of autocommands (see below), and finally, {command} is the command to be executed.</text:p>
        </text:list-item>
      </text:list>
      <text:list xml:id="list360332559" text:style-name="L135">
        <text:list-header>
          <text:p text:style-name="P158"/>
        </text:list-header>
        <text:list-item>
          <text:p text:style-name="P158">EVENTS</text:p>
        </text:list-item>
      </text:list>
      <text:list xml:id="list870996953" text:continue-list="list2098901487" text:style-name="L1">
        <text:list-header>
          <text:p text:style-name="P343"><text:span text:style-name="T8">One of the most useful events is </text:span><text:span text:style-name="T26">BufReadPost</text:span><text:span text:style-name="T8">. <text:s/>It is triggered after a new file is being edited. <text:s/>It is commonly used to set option values. <text:s/>For example, you know that "*.gsm" files are GNU assembly language. <text:s/>To get the </text:span><text:span text:style-name="T8">syntax</text:span><text:span text:style-name="T8"> file right, define this </text:span><text:span text:style-name="T8">autocommand</text:span><text:span text:style-name="T8">:</text:span></text:p>
          <text:p text:style-name="P338"><text:s/><text:span text:style-name="T33"><text:s text:c="5"/></text:span></text:p>
          <text:p text:style-name="P340"><text:s text:c="2"/>:autocmd BufReadPost *.gsm <text:s/>set filetype=asm</text:p>
          <text:p text:style-name="P340"/>
          <text:p text:style-name="P343"><text:span text:style-name="T8">If Vim is able to detect the type of file, it will set the </text:span><text:span text:style-name="T11">'filetype'</text:span><text:span text:style-name="T8"> option for you. <text:s/>This triggers the Filetype event. <text:s/>Use this to </text:span><text:span text:style-name="T8">do</text:span><text:span text:style-name="T8"> something when a certain type of file is edited. <text:s/>For example, to load a list of </text:span><text:span text:style-name="T8">abbreviations</text:span><text:span text:style-name="T8"> for text files:</text:span></text:p>
          <text:p text:style-name="P338"/>
          <text:p text:style-name="P340"><text:s text:c="8"/>:autocmd Filetype text <text:s/>source ~/.vim/abbrevs.vim</text:p>
          <text:p text:style-name="P338"/>
          <text:p text:style-name="P343"><text:span text:style-name="T8">When starting to edit a new file, you could make Vim insert a </text:span><text:span text:style-name="T8">skeleton</text:span><text:span text:style-name="T8">:</text:span></text:p>
          <text:p text:style-name="P340"><text:s text:c="8"/>:autocmd BufNewFile *.[ch] <text:s/>0read ~/skeletons/skel.c</text:p>
          <text:p text:style-name="P338"/>
          <text:p text:style-name="P343"><text:span text:style-name="T8">See</text:span><text:span text:style-name="T11"> |</text:span><text:span text:style-name="T11">autocmd-events</text:span><text:span text:style-name="T11">|</text:span><text:span text:style-name="T8"> for a complete list of events.</text:span></text:p>
          <text:p text:style-name="P338"/>
          <text:p text:style-name="P338"/>
        </text:list-header>
      </text:list>
      <text:list xml:id="list612118738" text:style-name="L136">
        <text:list-item>
          <text:p text:style-name="P159">PATTERNS</text:p>
        </text:list-item>
      </text:list>
      <text:list xml:id="list335366851" text:continue-list="list870996953" text:style-name="L1">
        <text:list-header>
          <text:p text:style-name="P338">The {file_pattern} argument can actually be a comma-separated list of file patterns. <text:s/>For example: "*.c,*.h" matches files ending in ".c" and ".h".</text:p>
          <text:p text:style-name="P343"><text:span text:style-name="T8"><text:s text:c="3"/>The usual file </text:span><text:span text:style-name="T8">wildcards</text:span><text:span text:style-name="T8"> can be used. <text:s/>Here is a summary of the most often used ones:</text:span></text:p>
          <text:p text:style-name="P338"/>
          <text:p text:style-name="P338"><text:span text:style-name="T33"><text:s text:c="8"/>* <text:s text:c="3"/></text:span><text:s text:c="11"/>Match any character any number of times</text:p>
          <text:p text:style-name="P338"><text:s text:c="3"/><text:span text:style-name="T33"><text:s text:c="5"/>? <text:s text:c="4"/></text:span><text:s text:c="10"/>Match any character once</text:p>
          <text:p text:style-name="P343"><text:span text:style-name="T8"><text:s text:c="4"/></text:span><text:span text:style-name="T11"><text:s text:c="4"/>[abc] <text:s/></text:span><text:span text:style-name="T8"><text:s text:c="9"/>Match the character a, </text:span><text:span text:style-name="T8">b</text:span><text:span text:style-name="T8"> or </text:span><text:span text:style-name="T8">c</text:span></text:p>
          <text:p text:style-name="P338"><text:s text:c="5"/><text:span text:style-name="T33"><text:s text:c="3"/>. <text:s text:c="4"/></text:span><text:s text:c="10"/>Matches a dot</text:p>
          <text:p text:style-name="P343"><text:span text:style-name="T8"><text:s text:c="6"/></text:span><text:span text:style-name="T11"><text:s text:c="2"/>a{b,c} <text:s/></text:span><text:span text:style-name="T8"><text:s text:c="8"/>Matches "</text:span><text:span text:style-name="T8">ab</text:span><text:span text:style-name="T8">" and "ac"</text:span></text:p>
          <text:p text:style-name="P338"/>
          <text:p text:style-name="P343"><text:span text:style-name="T8">When the </text:span><text:span text:style-name="T8">pattern</text:span><text:span text:style-name="T8"> includes a slash (/) Vim will compare directory names. Without the slash only the last part of a file name is used. <text:s/>For example, "*.txt" matches "/home/biep/readme.txt". <text:s/>The </text:span><text:span text:style-name="T8">pattern</text:span><text:span text:style-name="T8"> "/home/biep/*" would also match it. <text:s/>But "home/foo/*.txt" wouldn't.</text:span></text:p>
          <text:p text:style-name="P343"><text:soft-page-break/><text:span text:style-name="T8"><text:s text:c="3"/>When including a slash, Vim matches the </text:span><text:span text:style-name="T8">pattern</text:span><text:span text:style-name="T8"> against both the full path of the file ("/home/biep/readme.txt") and the relative path (e.g., "biep/readme.txt").</text:span></text:p>
          <text:p text:style-name="P338"/>
          <text:p text:style-name="P340"><text:s text:c="8"/>Note:</text:p>
          <text:p text:style-name="P343"><text:span text:style-name="T8"><text:s text:c="8"/>When working on a system that uses a </text:span><text:span text:style-name="T8">backslash</text:span><text:span text:style-name="T8"> </text:span><text:span text:style-name="T8">as</text:span><text:span text:style-name="T8"> file separator, such</text:span></text:p>
          <text:p text:style-name="P343"><text:span text:style-name="T8"><text:s text:c="8"/></text:span><text:span text:style-name="T8">as</text:span><text:span text:style-name="T8"> </text:span><text:span text:style-name="T8">MS-Windows</text:span><text:span text:style-name="T8">, you still use forward slashes in autocommands. <text:s/>This</text:span></text:p>
          <text:p text:style-name="P343"><text:span text:style-name="T8"><text:s text:c="8"/>makes it easier to write the </text:span><text:span text:style-name="T8">pattern</text:span><text:span text:style-name="T8">, since a </text:span><text:span text:style-name="T8">backslash</text:span><text:span text:style-name="T8"> has a special</text:span></text:p>
          <text:p text:style-name="P338"><text:s text:c="8"/>meaning. <text:s/>It also makes the autocommands portable.</text:p>
          <text:p text:style-name="P338"/>
          <text:p text:style-name="P338"/>
        </text:list-header>
      </text:list>
      <text:list xml:id="list1285966994" text:style-name="L137">
        <text:list-item>
          <text:p text:style-name="P160">DELETING</text:p>
        </text:list-item>
      </text:list>
      <text:list xml:id="list646485048" text:continue-list="list335366851" text:style-name="L1">
        <text:list-header>
          <text:p text:style-name="P343"><text:span text:style-name="T8">To delete an </text:span><text:span text:style-name="T8">autocommand</text:span><text:span text:style-name="T8">, use the same command </text:span><text:span text:style-name="T8">as</text:span><text:span text:style-name="T8"> what it was defined with, but leave out the {command} at the end and use a !. <text:s/>Example:</text:span></text:p>
          <text:p text:style-name="P340"><text:s text:c="8"/>:autocmd! FileWritePre *</text:p>
          <text:p text:style-name="P338"/>
          <text:p text:style-name="P343"><text:span text:style-name="T8">This will delete all autocommands for the "</text:span><text:span text:style-name="T8">FileWritePre</text:span><text:span text:style-name="T8">" event that use the</text:span></text:p>
          <text:p text:style-name="P343"><text:span text:style-name="T8">"*" </text:span><text:span text:style-name="T8">pattern</text:span><text:span text:style-name="T8">.</text:span></text:p>
          <text:p text:style-name="P340"/>
        </text:list-header>
      </text:list>
      <text:list xml:id="list181833795" text:style-name="L138">
        <text:list-item>
          <text:p text:style-name="P161">LISTING</text:p>
        </text:list-item>
      </text:list>
      <text:list xml:id="list1914349771" text:continue-list="list646485048" text:style-name="L1">
        <text:list-header>
          <text:p text:style-name="P338">To list all the currently defined autocommands, use this:</text:p>
          <text:p text:style-name="P338"><text:s text:c="3"/><text:span text:style-name="T33"><text:s text:c="5"/>:autocmd</text:span></text:p>
          <text:p text:style-name="P338"/>
          <text:p text:style-name="P343"><text:span text:style-name="T8">The list can be very long, especially when </text:span><text:span text:style-name="T8">filetype</text:span><text:span text:style-name="T8"> detection is used. <text:s/>To list only part of the commands, specify the group, event and/or </text:span><text:span text:style-name="T8">pattern</text:span><text:span text:style-name="T8">. <text:s/>For example, to list all </text:span><text:span text:style-name="T8">BufNewFile</text:span><text:span text:style-name="T8"> autocommands:</text:span></text:p>
          <text:p text:style-name="P338"/>
          <text:p text:style-name="P338"><text:s text:c="8"/><text:span text:style-name="T33">:autocmd BufNewFile</text:span></text:p>
          <text:p text:style-name="P338"/>
          <text:p text:style-name="P343"><text:span text:style-name="T8">To list all autocommands for the </text:span><text:span text:style-name="T8">pattern</text:span><text:span text:style-name="T8"> "*.c":</text:span></text:p>
          <text:p text:style-name="P338"><text:s text:c="8"/><text:span text:style-name="T33">:autocmd * *.c</text:span></text:p>
          <text:p text:style-name="P338"/>
          <text:p text:style-name="P338">Using "*" for the event will list all the events. <text:s/>To list all autocommands for the cprograms group:</text:p>
          <text:p text:style-name="P340"><text:s text:c="8"/>:autocmd cprograms</text:p>
          <text:p text:style-name="P338"/>
          <text:p text:style-name="P338"/>
        </text:list-header>
      </text:list>
      <text:list xml:id="list1712640212" text:style-name="L139">
        <text:list-item>
          <text:p text:style-name="P162">GROUPS</text:p>
        </text:list-item>
      </text:list>
      <text:list xml:id="list1096712557" text:continue-list="list1914349771" text:style-name="L1">
        <text:list-header>
          <text:p text:style-name="P343"><text:soft-page-break/><text:span text:style-name="T8">The</text:span><text:span text:style-name="T11"> {group}</text:span><text:span text:style-name="T8"> item, used when defining an </text:span><text:span text:style-name="T8">autocommand</text:span><text:span text:style-name="T8">, groups related autocommands together. <text:s/>This can be used to delete all the autocommands in a certain group, for example.</text:span></text:p>
          <text:p text:style-name="P343"><text:span text:style-name="T8"><text:s text:c="3"/>When defining several autocommands for a certain group, use the "</text:span><text:span text:style-name="T8">:augroup</text:span><text:span text:style-name="T8">" command. <text:s/>For example, let's define autocommands for C programs:</text:span></text:p>
          <text:p text:style-name="P338"><text:s text:c="5"/><text:span text:style-name="T33"><text:s text:c="3"/>:augroup cprograms</text:span></text:p>
          <text:p text:style-name="P340"><text:s text:c="8"/>: <text:s/>autocmd BufReadPost *.c,*.h :set sw=4 sts=4</text:p>
          <text:p text:style-name="P340"><text:s text:c="8"/>: <text:s/>autocmd BufReadPost *.cpp <text:s text:c="2"/>:set sw=3 sts=3</text:p>
          <text:p text:style-name="P340"><text:s text:c="8"/>:augroup END</text:p>
          <text:p text:style-name="P340"/>
          <text:p text:style-name="P343"><text:span text:style-name="T8">This will </text:span><text:span text:style-name="T8">do</text:span><text:span text:style-name="T8"> the same </text:span><text:span text:style-name="T8">as</text:span><text:span text:style-name="T8">:</text:span></text:p>
          <text:p text:style-name="P338"><text:s text:c="3"/><text:span text:style-name="T33"><text:s text:c="5"/>:autocmd cprograms BufReadPost *.c,*.h :set sw=4 sts=4</text:span></text:p>
          <text:p text:style-name="P340"><text:s text:c="8"/>:autocmd cprograms BufReadPost *.cpp <text:s text:c="2"/>:set sw=3 sts=3</text:p>
          <text:p text:style-name="P338"/>
          <text:p text:style-name="P338">To delete all autocommands in the "cprograms" group:</text:p>
          <text:p text:style-name="P338"><text:s text:c="4"/><text:span text:style-name="T33"><text:s text:c="4"/>:autocmd! cprograms</text:span></text:p>
        </text:list-header>
      </text:list>
      <text:p text:style-name="P34"/>
      <text:p text:style-name="P34"/>
      <text:list xml:id="list839527815" text:style-name="L140">
        <text:list-item>
          <text:p text:style-name="P163">NESTING</text:p>
        </text:list-item>
      </text:list>
      <text:list xml:id="list1701624876" text:continue-list="list1096712557" text:style-name="L1">
        <text:list-header>
          <text:p text:style-name="P343"><text:span text:style-name="T8">Generally, commands executed </text:span><text:span text:style-name="T8">as</text:span><text:span text:style-name="T8"> the result of an </text:span><text:span text:style-name="T8">autocommand</text:span><text:span text:style-name="T8"> event will not trigger any new events. <text:s/>If you read a file in response to a </text:span><text:span text:style-name="T8">FileChangedShell</text:span><text:span text:style-name="T8"> event, it will not trigger the autocommands that would set the </text:span><text:span text:style-name="T8">syntax</text:span><text:span text:style-name="T8">, for example. <text:s/>To make the events triggered, add the </text:span><text:span text:style-name="T26">"nested"</text:span><text:span text:style-name="T8"> argument:</text:span></text:p>
          <text:p text:style-name="P338"/>
          <text:p text:style-name="P338"><text:s/><text:span text:style-name="T33"><text:s text:c="7"/>:autocmd FileChangedShell * nested <text:s/>edit</text:span></text:p>
          <text:p text:style-name="P338"/>
          <text:p text:style-name="P338"/>
        </text:list-header>
      </text:list>
      <text:list xml:id="list1028203495" text:style-name="L141">
        <text:list-item>
          <text:p text:style-name="P164">EXECUTING AUTOCOMMANDS</text:p>
        </text:list-item>
      </text:list>
      <text:list xml:id="list680082133" text:continue-list="list1701624876" text:style-name="L1">
        <text:list-header>
          <text:p text:style-name="P343"><text:span text:style-name="T8">It is possible to trigger an </text:span><text:span text:style-name="T8">autocommand</text:span><text:span text:style-name="T8"> by pretending an event has occurred. This is useful to have one </text:span><text:span text:style-name="T8">autocommand</text:span><text:span text:style-name="T8"> trigger another one. <text:s/>Example:</text:span></text:p>
          <text:p text:style-name="P338"/>
          <text:p text:style-name="P340">:autocmd BufReadPost *.new <text:s/>execute "doautocmd BufReadPost " . expand("&lt;afile&gt;:r")</text:p>
          <text:p text:style-name="P338"/>
          <text:p text:style-name="P343"><text:span text:style-name="T8">This defines an </text:span><text:span text:style-name="T8">autocommand</text:span><text:span text:style-name="T8"> that is triggered when a new file has been edited. The file name must end in ".new". <text:s/>The "</text:span><text:span text:style-name="T11">:execute</text:span><text:span text:style-name="T11">"</text:span><text:span text:style-name="T8"> command uses </text:span><text:span text:style-name="T8">expression</text:span><text:span text:style-name="T8"> evaluation to form a new command and execute it. <text:s/>When editing the file "tryout.c.new" the executed command will be:</text:span></text:p>
          <text:p text:style-name="P338"><text:s text:c="3"/><text:span text:style-name="T33"><text:s text:c="5"/>:doautocmd BufReadPost tryout.c</text:span></text:p>
          <text:p text:style-name="P338"/>
          <text:p text:style-name="P343"><text:soft-page-break/><text:span text:style-name="T8">The </text:span><text:span text:style-name="T8">expand()</text:span><text:span text:style-name="T8"> function takes the</text:span><text:span text:style-name="T11"> "</text:span><text:span text:style-name="T11">&lt;afile&gt;</text:span><text:span text:style-name="T11">" </text:span><text:span text:style-name="T8">argument, which stands for the file name the </text:span><text:span text:style-name="T8">autocommand</text:span><text:span text:style-name="T8"> was executed for, and takes the root of the file name with "</text:span><text:span text:style-name="T8">:r</text:span><text:span text:style-name="T8">". "</text:span><text:span text:style-name="T8">:doautocmd</text:span><text:span text:style-name="T8">" executes on the current buffer. <text:s/>The "</text:span><text:span text:style-name="T8">:doautoall</text:span><text:span text:style-name="T8">" command works like "doautocmd" except it executes on all the </text:span><text:span text:style-name="T8">buffers</text:span><text:span text:style-name="T8">.</text:span></text:p>
          <text:p text:style-name="P338"/>
        </text:list-header>
      </text:list>
      <text:list xml:id="list620730160" text:style-name="L142">
        <text:list-item>
          <text:p text:style-name="P165">USING NORMAL MODE COMMANDS</text:p>
        </text:list-item>
      </text:list>
      <text:list xml:id="list1537991688" text:continue-list="list680082133" text:style-name="L1">
        <text:list-header>
          <text:p text:style-name="P338"/>
          <text:p text:style-name="P343"><text:span text:style-name="T8">The commands executed by an </text:span><text:span text:style-name="T8">autocommand</text:span><text:span text:style-name="T8"> are</text:span><text:span text:style-name="T11"> </text:span><text:span text:style-name="T11">Command-line</text:span><text:span text:style-name="T8"> commands. <text:s/>If you want to use a </text:span><text:span text:style-name="T8">Normal</text:span><text:span text:style-name="T8"> mode command, the</text:span><text:span text:style-name="T11"> "</text:span><text:span text:style-name="T11">:normal</text:span><text:span text:style-name="T11">"</text:span><text:span text:style-name="T8"> command can be used. Example:</text:span></text:p>
          <text:p text:style-name="P338"/>
          <text:p text:style-name="P338"><text:s text:c="3"/><text:span text:style-name="T33"><text:s text:c="5"/>:autocmd BufReadPost *.log normal G</text:span></text:p>
          <text:p text:style-name="P338"/>
          <text:p text:style-name="P338">This will make the cursor jump to the last line of *.log files when you start to edit it.</text:p>
          <text:p text:style-name="P343"><text:span text:style-name="T8"><text:s text:c="3"/>Using the "</text:span><text:span text:style-name="T8">:normal</text:span><text:span text:style-name="T8">" command is a bit tricky. <text:s/>First of all, make sure its argument is a complete command, including all the arguments. <text:s/>When you use "</text:span><text:span text:style-name="T8">I</text:span><text:span text:style-name="T8">" to go to </text:span><text:span text:style-name="T8">Insert</text:span><text:span text:style-name="T8"> mode, there must also be a </text:span><text:span text:style-name="T11">&lt;Esc&gt;</text:span><text:span text:style-name="T8"> to leave </text:span><text:span text:style-name="T8">Insert</text:span><text:span text:style-name="T8"> mode again. If you use a "</text:span><text:span text:style-name="T8">/</text:span><text:span text:style-name="T8">" to start a search </text:span><text:span text:style-name="T8">pattern</text:span><text:span text:style-name="T8">, there must be a </text:span><text:span text:style-name="T11">&lt;CR&gt;</text:span><text:span text:style-name="T8"> to execute it.</text:span></text:p>
          <text:p text:style-name="P343"><text:span text:style-name="T8"><text:s text:c="3"/>The "</text:span><text:span text:style-name="T8">:normal</text:span><text:span text:style-name="T8">" command uses all the text after it </text:span><text:span text:style-name="T8">as</text:span><text:span text:style-name="T8"> commands. <text:s/>Thus there can be no | and another command following. <text:s/>To work around this, put the "</text:span><text:span text:style-name="T8">:normal</text:span><text:span text:style-name="T8">" command inside an "</text:span><text:span text:style-name="T8">:execute</text:span><text:span text:style-name="T8">" command. <text:s/>This also makes it possible to pass unprintable characters in a convenient way. <text:s/>Example:</text:span></text:p>
          <text:p text:style-name="P338"/>
          <text:p text:style-name="P338"><text:s text:c="4"/><text:span text:style-name="T33"><text:s text:c="4"/>:autocmd BufReadPost *.chg execute "normal ONew entry:\&lt;Esc&gt;" |</text:span></text:p>
          <text:p text:style-name="P340"><text:s text:c="16"/>\ 1read !date</text:p>
          <text:p text:style-name="P338"/>
          <text:p text:style-name="P343"><text:span text:style-name="T8">This also shows the use of a </text:span><text:span text:style-name="T11">backslash</text:span><text:span text:style-name="T8"> to break a long command into </text:span><text:span text:style-name="T11">more lines</text:span><text:span text:style-name="T8">. <text:s/>This can be used in Vim scripts (not at the command line). The output as follow: </text:span></text:p>
          <text:p text:style-name="P340"><text:s text:c="2"/><text:tab/><text:tab/><text:tab/>New entry: </text:p>
          <text:p text:style-name="P340"><text:s text:c="2"/><text:tab/><text:tab/><text:tab/>Wed Sep 19 12:48:07 CST 2012 </text:p>
          <text:p text:style-name="P340"/>
          <text:p text:style-name="P343"><text:span text:style-name="T8">When you want the </text:span><text:span text:style-name="T8">autocommand</text:span><text:span text:style-name="T8"> </text:span><text:span text:style-name="T8">do</text:span><text:span text:style-name="T8"> something complicated, which involves jumping around in the file and then returning to the original position, you may want to restore the </text:span><text:span text:style-name="T8">view</text:span><text:span text:style-name="T8"> on the file. <text:s/>See |</text:span><text:span text:style-name="T8">restore-position</text:span><text:span text:style-name="T8">| for an example.</text:span></text:p>
          <text:p text:style-name="P338"/>
          <text:p text:style-name="P338"/>
        </text:list-header>
      </text:list>
      <text:list xml:id="list1939480166" text:style-name="L143">
        <text:list-item>
          <text:p text:style-name="P166">IGNORING EVENTS</text:p>
        </text:list-item>
      </text:list>
      <text:list xml:id="list2176565538" text:continue-list="list1537991688" text:style-name="L1">
        <text:list-header>
          <text:p text:style-name="P343"><text:span text:style-name="T8">At times, you will not want to trigger an </text:span><text:span text:style-name="T8">autocommand</text:span><text:span text:style-name="T8">. <text:s/>The </text:span><text:span text:style-name="T11">'eventignore'</text:span><text:span text:style-name="T11"> </text:span><text:span text:style-name="T8">option contains </text:span><text:soft-page-break/><text:span text:style-name="T8">a list of events that will be totally ignored. <text:s/>For example, the following causes events for entering and leaving a </text:span><text:span text:style-name="T8">window</text:span><text:span text:style-name="T8"> to be ignored:</text:span></text:p>
          <text:p text:style-name="P338"><text:s/><text:span text:style-name="T33"><text:s text:c="7"/>:set eventignore=WinEnter,WinLeave</text:span></text:p>
          <text:p text:style-name="P338"/>
          <text:p text:style-name="P338">To ignore all events, use the following command:</text:p>
          <text:p text:style-name="P340"><text:s text:c="8"/>:set eventignore=all</text:p>
          <text:p text:style-name="P338"/>
          <text:p text:style-name="P343"><text:span text:style-name="T8">To set it back to the normal behavior, make </text:span><text:span text:style-name="T8">'eventignore'</text:span><text:span text:style-name="T8"> empty:</text:span></text:p>
          <text:p text:style-name="P338"><text:s text:c="5"/><text:span text:style-name="T33"><text:s text:c="3"/>:set eventignore=</text:span></text:p>
          <text:p text:style-name="P243"/>
          <text:p text:style-name="P243"/>
          <text:p text:style-name="P243">Write a Vim script</text:p>
          <text:p text:style-name="P333"><text:span text:style-name="T8"><text:s text:c="4"/>The Vim script language is used for the </text:span><text:span text:style-name="T8">startup</text:span><text:span text:style-name="T8"> </text:span><text:span text:style-name="T8">vimrc</text:span><text:span text:style-name="T8"> file, </text:span><text:span text:style-name="T8">syntax</text:span><text:span text:style-name="T8"> files, and many other things. <text:s/>This chapter explains the items that can be used in a Vim script. <text:s/>There are a lot of them, thus this is a long chapter.</text:span></text:p>
          <text:p text:style-name="P82"/>
        </text:list-header>
        <text:list-item>
          <text:p text:style-name="P235">Introduction</text:p>
          <text:p text:style-name="P343"><text:span text:style-name="T8"><text:s text:c="4"/>Your first experience with Vim scripts is the </text:span><text:span text:style-name="T8">vimrc</text:span><text:span text:style-name="T8"> file. <text:s/>Vim reads it when it starts up and executes the commands. <text:s/>You can set </text:span><text:span text:style-name="T8">options</text:span><text:span text:style-name="T8"> to values you prefer. <text:s/>And you can use any colon command in it (commands that start with a "</text:span><text:span text:style-name="T8">:</text:span><text:span text:style-name="T8">"; these are sometimes referred to </text:span><text:span text:style-name="T8">as</text:span><text:span text:style-name="T8"> </text:span><text:span text:style-name="T8">Ex</text:span><text:span text:style-name="T8"> commands or command-line commands).</text:span></text:p>
          <text:p text:style-name="P343"><text:span text:style-name="T8"><text:s/></text:span><text:span text:style-name="T11"><text:s text:c="2"/></text:span><text:span text:style-name="T11">Syntax</text:span><text:span text:style-name="T11"> </text:span><text:span text:style-name="T8">files are also Vim scripts. <text:s/>As are files that set </text:span><text:span text:style-name="T8">options</text:span><text:span text:style-name="T8"> for a specific file type. <text:s/>A complicated </text:span><text:span text:style-name="T11">macro</text:span><text:span text:style-name="T11"> </text:span><text:span text:style-name="T8">can be defined by a separate Vim script file. <text:s/>You can think of other uses yourself.</text:span></text:p>
          <text:p text:style-name="P338">A simple example:</text:p>
          <text:p text:style-name="P340"><text:s text:c="8"/>:let i = 1</text:p>
          <text:p text:style-name="P340"><text:s text:c="8"/>:while i &lt; 5</text:p>
          <text:p text:style-name="P340"><text:s text:c="8"/>: <text:s/>echo "count is" i</text:p>
          <text:p text:style-name="P340"><text:s text:c="8"/>: <text:s/>let i += 1</text:p>
          <text:p text:style-name="P340"><text:s text:c="8"/>:endwhile</text:p>
          <text:p text:style-name="P338"><text:s/></text:p>
          <text:p text:style-name="P338">It can be written much more compact:</text:p>
          <text:p text:style-name="P338"><text:s text:c="6"/><text:span text:style-name="T33"><text:s text:c="2"/>:for i in range(1, 4)</text:span></text:p>
          <text:p text:style-name="P340"><text:soft-page-break/><text:s text:c="8"/>: <text:s/>echo "count is" i</text:p>
          <text:p text:style-name="P340"><text:s text:c="8"/>:endfor</text:p>
        </text:list-item>
      </text:list>
      <text:list xml:id="list1190503046" text:style-name="L144">
        <text:list-header>
          <text:p text:style-name="P167"/>
        </text:list-header>
        <text:list-item>
          <text:p text:style-name="P167">THREE KINDS OF NUMBERS</text:p>
        </text:list-item>
      </text:list>
      <text:list xml:id="list2031770791" text:continue-list="list2176565538" text:style-name="L1">
        <text:list-header>
          <text:p text:style-name="P343"><text:span text:style-name="T8"><text:s text:c="4"/>Numbers can be decimal, hexadecimal or </text:span><text:span text:style-name="T8">octal</text:span><text:span text:style-name="T8">. <text:s/>A hexadecimal number starts with "0x" or "0X". <text:s/>For example "0x1f" is decimal 31. <text:s/>An </text:span><text:span text:style-name="T8">octal</text:span><text:span text:style-name="T8"> number starts with a zero. <text:s/>"017" is decimal 15. </text:span></text:p>
          <text:p text:style-name="P343"><text:span text:style-name="T8"><text:s text:c="4"/>The "</text:span><text:span text:style-name="T8">:echo</text:span><text:span text:style-name="T8">" command always prints decimal numbers. <text:s/>Example:</text:span></text:p>
          <text:p text:style-name="P338"><text:s text:c="3"/><text:span text:style-name="T33"><text:s text:c="5"/>:echo 0x7f 036</text:span></text:p>
          <text:p text:style-name="P340"><text:s text:c="8"/>127 30 </text:p>
          <text:p text:style-name="P338"><text:s text:c="4"/>A number is made negative with a minus sign.</text:p>
          <text:list>
            <text:list-item>
              <text:list>
                <text:list-item>
                  <text:list>
                    <text:list-item>
                      <text:list>
                        <text:list-header>
                          <text:p text:style-name="P340"><text:s/><text:tab/><text:tab/> <text:s text:c="2"/>:echo 0x7f -036</text:p>
                        </text:list-header>
                      </text:list>
                    </text:list-item>
                  </text:list>
                </text:list-item>
              </text:list>
            </text:list-item>
          </text:list>
          <text:p text:style-name="P340"><text:s text:c="8"/>97 </text:p>
          <text:p text:style-name="P82"/>
        </text:list-header>
        <text:list-item>
          <text:p text:style-name="P235">Variables</text:p>
          <text:p text:style-name="P343"><text:span text:style-name="T8">These </text:span><text:span text:style-name="T8">variables</text:span><text:span text:style-name="T8"> are global. <text:s/>To see a list of currently defined </text:span><text:span text:style-name="T8">variables</text:span><text:span text:style-name="T8"> use this command:</text:span></text:p>
          <text:p text:style-name="P338"><text:s text:c="6"/><text:span text:style-name="T33"><text:s text:c="2"/>:let</text:span></text:p>
          <text:p text:style-name="P343"><text:span text:style-name="T8">You can use global </text:span><text:span text:style-name="T8">variables</text:span><text:span text:style-name="T8"> everywhere. <text:s/>This also means that when the variable "</text:span><text:span text:style-name="T8">count</text:span><text:span text:style-name="T8">" is used in one </text:span><text:a xlink:type="simple" xlink:href="#script">script</text:a><text:span text:style-name="T8"> file, it might also be used in another file. <text:s/>This leads to confusion at least, and real problems at worst. <text:s/>To avoid this, you can use a variable local to a </text:span><text:a xlink:type="simple" xlink:href="#script">script</text:a><text:span text:style-name="T8"> file by prepending</text:span><text:span text:style-name="T11"> "s:"</text:span><text:span text:style-name="T8">. <text:s/>For example, one </text:span><text:a xlink:type="simple" xlink:href="#script">script</text:a><text:span text:style-name="T8"> contains this code:</text:span></text:p>
          <text:p text:style-name="P338"><text:s text:c="3"/><text:span text:style-name="T33"><text:s text:c="5"/>:let s:count = 1</text:span></text:p>
          <text:p text:style-name="P340"><text:s text:c="8"/>:while s:count &lt; 5</text:p>
          <text:p text:style-name="P340"><text:s text:c="8"/>: <text:s/>source other.vim</text:p>
          <text:p text:style-name="P340"><text:s text:c="8"/>: <text:s/>let s:count += 1</text:p>
          <text:p text:style-name="P340"><text:s text:c="8"/>:endwhile</text:p>
          <text:p text:style-name="P338"/>
          <text:p text:style-name="P343"><text:span text:style-name="T8">There are more kinds of variables, see</text:span><text:span text:style-name="T11"> |</text:span><text:span text:style-name="T11">internal-variables</text:span><text:span text:style-name="T11">|.</text:span><text:span text:style-name="T8"> <text:s/>The most often used ones are:</text:span></text:p>
          <text:p text:style-name="P338"><text:s text:c="3"/><text:span text:style-name="T33"><text:s text:c="5"/>b:name</text:span> <text:s text:c="9"/>variable local to a buffer</text:p>
          <text:p text:style-name="P343"><text:span text:style-name="T8"><text:s text:c="5"/></text:span><text:span text:style-name="T11"><text:s text:c="3"/>w:name <text:s/></text:span><text:span text:style-name="T8"><text:s text:c="8"/>variable local to a </text:span><text:span text:style-name="T8">window</text:span></text:p>
          <text:p text:style-name="P338"><text:s text:c="5"/><text:span text:style-name="T33"><text:s text:c="3"/>g:name <text:s text:c="6"/></text:span><text:s text:c="3"/>global variable (also in a function)</text:p>
          <text:p text:style-name="P338"><text:s text:c="7"/><text:span text:style-name="T33"><text:s/>v:name </text:span><text:s text:c="9"/>variable predefined by Vim</text:p>
        </text:list-item>
      </text:list>
      <text:list xml:id="list889303603" text:style-name="L145">
        <text:list-header>
          <text:p text:style-name="P168"/>
        </text:list-header>
        <text:list-item>
          <text:p text:style-name="P168">DELETING VARIABLES</text:p>
        </text:list-item>
      </text:list>
      <text:list xml:id="list1470178636" text:continue-list="list2031770791" text:style-name="L1">
        <text:list-item>
          <text:list>
            <text:list-header>
              <text:p text:style-name="P350"><text:s text:c="2"/><text:tab/><text:tab/><text:tab/> <text:s text:c="2"/>:unlet s:count</text:p>
            </text:list-header>
          </text:list>
          <text:p text:style-name="P343"><text:span text:style-name="T8">This deletes the </text:span><text:span text:style-name="T8">script-local</text:span><text:span text:style-name="T8"> variable "s:count" to free up the memory it uses. <text:s/>If you are not sure if the variable exists, and don't want an error message when it doesn't, append !:</text:span></text:p>
          <text:p text:style-name="P338"><text:soft-page-break/><text:s text:c="6"/><text:span text:style-name="T33"><text:s text:c="2"/>:unlet! s:count</text:span></text:p>
          <text:p text:style-name="P343"><text:span text:style-name="T8">When a </text:span><text:a xlink:type="simple" xlink:href="#script">script</text:a><text:span text:style-name="T8"> finishes, the local </text:span><text:span text:style-name="T8">variables</text:span><text:span text:style-name="T8"> used there will not be automatically freed. <text:s/>The next time the </text:span><text:a xlink:type="simple" xlink:href="#script">script</text:a><text:span text:style-name="T8"> executes, it can still use the old value. </text:span></text:p>
        </text:list-item>
      </text:list>
      <text:list xml:id="list1424922978" text:continue-list="list889303603" text:style-name="L145">
        <text:list-header>
          <text:p text:style-name="P168"/>
        </text:list-header>
        <text:list-item>
          <text:p text:style-name="P168">STRING VARIABLES AND CONSTANTS</text:p>
        </text:list-item>
      </text:list>
      <text:list xml:id="list147523005" text:continue-list="list1470178636" text:style-name="L1">
        <text:list-header>
          <text:p text:style-name="P343"><text:span text:style-name="T8">Numbers and strings are the basic types of </text:span><text:span text:style-name="T8">variables</text:span><text:span text:style-name="T8"> that Vim supports. The type is dynamic, it is set each time when assigning a value to the variable with "</text:span><text:span text:style-name="T8">:let</text:span><text:span text:style-name="T8">". <text:s/>More about types in |</text:span><text:a xlink:type="simple" xlink:href="#41.8">41.8</text:a><text:span text:style-name="T8">|.</text:span></text:p>
          <text:p text:style-name="P340">:let name = "peter"</text:p>
          <text:p text:style-name="P340">:let name = "\"peter\""</text:p>
          <text:p text:style-name="P340">:let name = '"peter"'</text:p>
          <text:p text:style-name="P338"/>
          <text:p text:style-name="P338">In double-quote strings it is possible to use special characters. <text:s/>Here are a few useful ones:</text:p>
          <text:p text:style-name="P343"><text:span text:style-name="T8"><text:s/></text:span><text:span text:style-name="T11"><text:s text:c="7"/>\t <text:s text:c="2"/></text:span><text:span text:style-name="T8"><text:s text:c="11"/></text:span><text:span text:style-name="T8">&lt;Tab&gt;</text:span></text:p>
          <text:p text:style-name="P343"><text:span text:style-name="T8"><text:s text:c="4"/></text:span><text:span text:style-name="T11"><text:s text:c="4"/>\n</text:span><text:span text:style-name="T8"> <text:s text:c="13"/></text:span><text:span text:style-name="T8">&lt;NL&gt;</text:span><text:span text:style-name="T8">, line break</text:span></text:p>
          <text:p text:style-name="P343"><text:span text:style-name="T8"><text:s text:c="4"/></text:span><text:span text:style-name="T11"><text:s text:c="4"/>\r <text:s text:c="2"/></text:span><text:span text:style-name="T8"><text:s text:c="11"/></text:span><text:span text:style-name="T8">&lt;CR&gt;</text:span><text:span text:style-name="T8">, </text:span><text:span text:style-name="T8">&lt;Enter&gt;</text:span></text:p>
          <text:p text:style-name="P343"><text:span text:style-name="T8"><text:s text:c="3"/></text:span><text:span text:style-name="T11"><text:s text:c="5"/>\e <text:s text:c="2"/></text:span><text:span text:style-name="T8"><text:s text:c="11"/></text:span><text:span text:style-name="T8">&lt;Esc&gt;</text:span></text:p>
          <text:p text:style-name="P343"><text:span text:style-name="T8"><text:s text:c="6"/></text:span><text:span text:style-name="T11"><text:s text:c="2"/>\b <text:s/></text:span><text:span text:style-name="T8"><text:s text:c="12"/></text:span><text:span text:style-name="T8">&lt;BS&gt;</text:span><text:span text:style-name="T8">, backspace</text:span></text:p>
          <text:p text:style-name="P338"><text:s text:c="6"/><text:span text:style-name="T33"><text:s text:c="2"/>\" <text:s/></text:span><text:s text:c="12"/>"</text:p>
          <text:p text:style-name="P343"><text:span text:style-name="T8"><text:s text:c="3"/></text:span><text:span text:style-name="T11"><text:s text:c="5"/>\\ </text:span><text:span text:style-name="T8"><text:s text:c="13"/>\, </text:span><text:span text:style-name="T8">backslash</text:span></text:p>
          <text:p text:style-name="P343"><text:span text:style-name="T8"><text:s text:c="4"/></text:span><text:span text:style-name="T11"><text:s text:c="4"/>\&lt;Esc&gt; </text:span><text:span text:style-name="T8"><text:s text:c="9"/></text:span><text:span text:style-name="T8">&lt;Esc&gt;</text:span></text:p>
          <text:p text:style-name="P343"><text:span text:style-name="T8"><text:s text:c="5"/></text:span><text:span text:style-name="T11"><text:s text:c="3"/>\&lt;C-W&gt; </text:span><text:span text:style-name="T8"><text:s text:c="9"/></text:span><text:span text:style-name="T8">CTRL-W</text:span></text:p>
          <text:p text:style-name="P338"/>
          <text:p text:style-name="P338">The last two are just examples. <text:s/>The <text:s/><text:span text:style-name="T33">"\&lt;name&gt;</text:span>" form can be used to include the special key "name".</text:p>
          <text:p text:style-name="P343"><text:span text:style-name="T8"><text:s text:c="3"/>See </text:span><text:span text:style-name="T11">|</text:span><text:span text:style-name="T11">expr-quote</text:span><text:span text:style-name="T11">|</text:span><text:span text:style-name="T8"> for the full list of special items in a string.</text:span></text:p>
          <text:p text:style-name="P82"/>
        </text:list-header>
        <text:list-item>
          <text:p text:style-name="P235">Expressions</text:p>
          <text:p text:style-name="P343"><text:span text:style-name="T8">You can read the definition here: |</text:span><text:span text:style-name="T8">expression-syntax</text:span><text:span text:style-name="T8">|. <text:s/></text:span></text:p>
          <text:p text:style-name="P343"><text:span text:style-name="T8"><text:s text:c="4"/>The numbers, strings and </text:span><text:span text:style-name="T8">variables</text:span><text:span text:style-name="T8"> mentioned above are expressions by themselves. <text:s/>Thus everywhere an </text:span><text:span text:style-name="T8">expression</text:span><text:span text:style-name="T8"> is expected, you can use a number, string or variable. <text:s/>Other basic items in an </text:span><text:span text:style-name="T8">expression</text:span><text:span text:style-name="T8"> are:</text:span></text:p>
          <text:p text:style-name="P338"><text:s text:c="5"/><text:span text:style-name="T33"><text:s text:c="3"/>$NAME <text:s/></text:span><text:s text:c="9"/>environment variable</text:p>
          <text:p text:style-name="P338"><text:s text:c="3"/><text:span text:style-name="T33"><text:s text:c="5"/>&amp;name</text:span> <text:s text:c="10"/>option</text:p>
          <text:p text:style-name="P343"><text:span text:style-name="T8"><text:s text:c="7"/></text:span><text:span text:style-name="T11"><text:s/></text:span><text:span text:style-name="T11">@r</text:span><text:span text:style-name="T11"> <text:s text:c="3"/></text:span><text:span text:style-name="T8"><text:s text:c="10"/></text:span><text:span text:style-name="T8">register</text:span></text:p>
          <text:p text:style-name="P343"><text:span text:style-name="T8">The</text:span><text:span text:style-name="T13"> &amp;name</text:span><text:span text:style-name="T8"> form can be used to save an option value, set it to a new value, </text:span><text:span text:style-name="T8">do</text:span><text:span text:style-name="T8"> something and restore the old value. <text:s/>Example:</text:span></text:p>
          <text:p text:style-name="P340"><text:soft-page-break/><text:s text:c="8"/>:let save_ic = &amp;ic</text:p>
          <text:p text:style-name="P340"><text:s text:c="8"/>:set noic</text:p>
          <text:p text:style-name="P340"><text:s text:c="8"/>:/The Start/,$delete</text:p>
          <text:p text:style-name="P340"><text:s text:c="8"/>:let &amp;ic = save_ic</text:p>
          <text:p text:style-name="P338"/>
          <text:p text:style-name="P343"><text:span text:style-name="T8">This makes sure the "The Start" </text:span><text:span text:style-name="T8">pattern</text:span><text:span text:style-name="T8"> is used with the </text:span><text:span text:style-name="T8">'ignorecase'</text:span><text:span text:style-name="T8"> option off. <text:s/>Still, it keeps the value that the user had set. <text:s/>(Another way to </text:span><text:span text:style-name="T8">do</text:span><text:span text:style-name="T8"> this would be to add "\C" to the </text:span><text:span text:style-name="T8">pattern</text:span><text:span text:style-name="T8">, see |</text:span><text:span text:style-name="T8">/\C</text:span><text:span text:style-name="T8">|.)</text:span></text:p>
          <text:p text:style-name="P82"/>
        </text:list-item>
      </text:list>
      <text:list xml:id="list890253471" text:style-name="L146">
        <text:list-item>
          <text:p text:style-name="P169">MATHEMATICS</text:p>
        </text:list-item>
      </text:list>
      <text:list xml:id="list2044029875" text:continue-list="list147523005" text:style-name="L1">
        <text:list-item>
          <text:list>
            <text:list-item>
              <text:list>
                <text:list-header>
                  <text:p text:style-name="P343"><text:span text:style-name="T8"><text:s/><text:tab/><text:tab/> <text:s/></text:span><text:span text:style-name="T11"><text:s/>a + </text:span><text:span text:style-name="T11">b</text:span><text:span text:style-name="T11"> </text:span><text:span text:style-name="T8"><text:s text:c="10"/>add</text:span></text:p>
                </text:list-header>
              </text:list>
            </text:list-item>
          </text:list>
          <text:p text:style-name="P343"><text:span text:style-name="T8"><text:s text:c="7"/></text:span><text:span text:style-name="T11"><text:s/>a - </text:span><text:span text:style-name="T11">b</text:span><text:span text:style-name="T11"> <text:s text:c="2"/></text:span><text:span text:style-name="T8"><text:s text:c="8"/>subtract</text:span></text:p>
          <text:p text:style-name="P343"><text:span text:style-name="T8"><text:s text:c="4"/></text:span><text:span text:style-name="T11"><text:s text:c="4"/>a * </text:span><text:span text:style-name="T11">b</text:span><text:span text:style-name="T11"> </text:span><text:span text:style-name="T8"><text:s text:c="10"/>multiply</text:span></text:p>
          <text:p text:style-name="P343"><text:span text:style-name="T8"><text:s text:c="6"/></text:span><text:span text:style-name="T11"><text:s text:c="2"/>a / </text:span><text:span text:style-name="T11">b</text:span><text:span text:style-name="T11"> <text:s text:c="4"/></text:span><text:span text:style-name="T8"><text:s text:c="6"/>divide</text:span></text:p>
          <text:p text:style-name="P343"><text:span text:style-name="T8"><text:s text:c="7"/></text:span><text:span text:style-name="T11"><text:s/>a </text:span><text:span text:style-name="T11">%</text:span><text:span text:style-name="T11"> </text:span><text:span text:style-name="T11">b</text:span><text:span text:style-name="T8"> <text:s text:c="10"/>modulo</text:span></text:p>
          <text:p text:style-name="P343"><text:span text:style-name="T8">Strings can be concatenated with "</text:span><text:span text:style-name="T8">.</text:span><text:span text:style-name="T8">". <text:s/>Example:</text:span></text:p>
          <text:p text:style-name="P338"><text:s text:c="5"/><text:span text:style-name="T33"><text:s text:c="3"/>:echo "foo" . "bar"</text:span></text:p>
          <text:p text:style-name="P338"><text:s text:c="8"/>foobar </text:p>
          <text:p text:style-name="P338"/>
          <text:p text:style-name="P343"><text:span text:style-name="T8">If "</text:span><text:span text:style-name="T8">a</text:span><text:span text:style-name="T8">" evaluates to true "</text:span><text:span text:style-name="T8">b</text:span><text:span text:style-name="T8">" is used, otherwise "</text:span><text:span text:style-name="T8">c</text:span><text:span text:style-name="T8">" is used. <text:s/>Example:</text:span></text:p>
          <text:p text:style-name="P338"><text:s text:c="8"/>:let i = 4</text:p>
          <text:p text:style-name="P340"><text:s text:c="8"/>:echo i &gt; 5 ? "i is big" : "i is small"</text:p>
          <text:p text:style-name="P338"><text:s text:c="8"/>i is small </text:p>
        </text:list-item>
      </text:list>
      <text:list xml:id="list2149412235" text:continue-list="list890253471" text:style-name="L146">
        <text:list-header>
          <text:p text:style-name="P169"/>
        </text:list-header>
        <text:list-item>
          <text:p text:style-name="P169">Conditionals</text:p>
        </text:list-item>
      </text:list>
      <text:list xml:id="list1334249433" text:continue-list="list2044029875" text:style-name="L1">
        <text:list-header>
          <text:p text:style-name="P343"><text:span text:style-name="T8">:if</text:span><text:span text:style-name="T8"> {condition}</text:span></text:p>
          <text:p text:style-name="P338"><text:s text:c="11"/>{statements}</text:p>
          <text:p text:style-name="P343"><text:span text:style-name="T8"><text:s text:c="2"/></text:span><text:span text:style-name="T8">:elseif</text:span><text:span text:style-name="T8"> {condition}</text:span></text:p>
          <text:p text:style-name="P338"><text:s text:c="11"/>{statements}</text:p>
          <text:p text:style-name="P343"><text:span text:style-name="T8"><text:s/></text:span><text:span text:style-name="T8">:else</text:span><text:span text:style-name="T8"> {condition}</text:span></text:p>
          <text:p text:style-name="P338"><text:s text:c="11"/>{statements}</text:p>
          <text:p text:style-name="P338">:endif</text:p>
        </text:list-header>
      </text:list>
      <text:list xml:id="list1060507951" text:continue-list="list2149412235" text:style-name="L146">
        <text:list-header>
          <text:p text:style-name="P169"/>
        </text:list-header>
        <text:list-item>
          <text:p text:style-name="P169">LOGIC OPERATIONS</text:p>
        </text:list-item>
      </text:list>
      <text:list xml:id="list2136587577" text:continue-list="list1334249433" text:style-name="L1">
        <text:list-header>
          <text:p text:style-name="P343"><text:span text:style-name="T8"><text:s/><text:tab/> <text:s text:c="4"/>a </text:span><text:span text:style-name="T8">==</text:span><text:span text:style-name="T8"> </text:span><text:span text:style-name="T8">b</text:span><text:span text:style-name="T8"> <text:s text:c="9"/>equal to</text:span></text:p>
          <text:p text:style-name="P343"><text:span text:style-name="T8"><text:s text:c="8"/>a != </text:span><text:span text:style-name="T8">b</text:span><text:span text:style-name="T8"> <text:s text:c="9"/>not equal to</text:span></text:p>
          <text:p text:style-name="P343"><text:span text:style-name="T8"><text:s text:c="8"/>a </text:span><text:span text:style-name="T8">&gt;</text:span><text:span text:style-name="T8"> <text:s/></text:span><text:span text:style-name="T8">b</text:span><text:span text:style-name="T8"> <text:s text:c="9"/>greater than</text:span></text:p>
          <text:p text:style-name="P343"><text:soft-page-break/><text:span text:style-name="T8"><text:s text:c="8"/>a &gt;= </text:span><text:span text:style-name="T8">b</text:span><text:span text:style-name="T8"> <text:s text:c="9"/>greater than or equal to</text:span></text:p>
          <text:p text:style-name="P343"><text:span text:style-name="T8"><text:s text:c="8"/>a </text:span><text:span text:style-name="T8">&lt;</text:span><text:span text:style-name="T8"> <text:s/></text:span><text:span text:style-name="T8">b</text:span><text:span text:style-name="T8"> <text:s text:c="9"/></text:span><text:span text:style-name="T8">less</text:span><text:span text:style-name="T8"> than</text:span></text:p>
          <text:p text:style-name="P343"><text:span text:style-name="T8"><text:s text:c="8"/>a &lt;= </text:span><text:span text:style-name="T8">b</text:span><text:span text:style-name="T8"> <text:s text:c="9"/></text:span><text:span text:style-name="T8">less</text:span><text:span text:style-name="T8"> than or equal to</text:span></text:p>
          <text:p text:style-name="P338"/>
          <text:p text:style-name="P338"><text:s text:c="4"/>The logic operators work both for numbers and strings. <text:s/>When comparing two strings, the mathematical difference is used. <text:s/>This compares byte values, which may not be right for some languages.</text:p>
          <text:p text:style-name="P338"/>
          <text:p text:style-name="P338">For strings there are two more items:</text:p>
          <text:p text:style-name="P343"><text:span text:style-name="T11"><text:s text:c="8"/>a =~ </text:span><text:span text:style-name="T11">b</text:span><text:span text:style-name="T11"> </text:span><text:span text:style-name="T8"><text:s text:c="9"/>matches with</text:span></text:p>
        </text:list-header>
      </text:list>
      <text:p text:style-name="P39"><text:span text:style-name="T20"><text:s text:c="8"/></text:span><text:span text:style-name="T23"><text:s text:c="2"/></text:span><text:span text:style-name="T22">a !~ </text:span><text:span text:style-name="T22">b</text:span><text:span text:style-name="T22"> <text:s/></text:span><text:span text:style-name="T21"><text:s text:c="8"/>does not match with</text:span></text:p>
      <text:list xml:id="list1599506006" text:continue-numbering="true" text:style-name="L1">
        <text:list-header>
          <text:p text:style-name="P343"><text:span text:style-name="T8"><text:s text:c="4"/>The </text:span><text:span text:style-name="T8">'ignorecase'</text:span><text:span text:style-name="T8"> option is used when comparing strings. <text:s/>When you don't want that, append </text:span><text:span text:style-name="T26">"</text:span><text:span text:style-name="T26">#</text:span><text:span text:style-name="T26">"</text:span><text:span text:style-name="T8"> to match </text:span><text:span text:style-name="T8">case</text:span><text:span text:style-name="T8"> and </text:span><text:span text:style-name="T26">"</text:span><text:span text:style-name="T26">?</text:span><text:span text:style-name="T26">"</text:span><text:span text:style-name="T8"> to ignore </text:span><text:span text:style-name="T8">case</text:span><text:span text:style-name="T8">. <text:s/>Thus "==?" compares two strings to be equal while ignoring </text:span><text:span text:style-name="T8">case</text:span><text:span text:style-name="T8">. <text:s/>And "!~#" checks if a </text:span><text:span text:style-name="T8">pattern</text:span><text:span text:style-name="T8"> doesn't match, also checking the </text:span><text:span text:style-name="T8">case</text:span><text:span text:style-name="T8"> of letters. <text:s/>For the full table see</text:span><text:span text:style-name="T11"> |</text:span><text:span text:style-name="T11">expr-==</text:span><text:span text:style-name="T11">|.</text:span></text:p>
        </text:list-header>
      </text:list>
      <text:list xml:id="list680359281" text:continue-list="list1060507951" text:style-name="L146">
        <text:list-header>
          <text:p text:style-name="P169"/>
        </text:list-header>
        <text:list-item>
          <text:p text:style-name="P169">MORE LOOPING</text:p>
        </text:list-item>
      </text:list>
      <text:list xml:id="list1102766811" text:continue-list="list1599506006" text:style-name="L1">
        <text:list-header>
          <text:p text:style-name="P343"><text:span text:style-name="T8">The </text:span><text:span text:style-name="T26">"</text:span><text:span text:style-name="T26">:while</text:span><text:span text:style-name="T26">"</text:span><text:span text:style-name="T8"> command was already mentioned. <text:s/>Two more statements can be used in between the "</text:span><text:span text:style-name="T8">:while</text:span><text:span text:style-name="T8">" and the "</text:span><text:span text:style-name="T8">:endwhile</text:span><text:span text:style-name="T8">":</text:span></text:p>
          <text:p text:style-name="P343"><text:span text:style-name="T8"><text:s text:c="2"/></text:span><text:span text:style-name="T11"><text:s text:c="6"/></text:span><text:span text:style-name="T11">:continue</text:span><text:span text:style-name="T11"> <text:s text:c="9"/></text:span><text:span text:style-name="T8"><text:s text:c="5"/>Jump back to the start of the while loop; the loop continues.</text:span></text:p>
          <text:p text:style-name="P343"><text:span text:style-name="T8"><text:s/></text:span><text:span text:style-name="T11"><text:s text:c="7"/></text:span><text:span text:style-name="T11">:break</text:span><text:span text:style-name="T11"> <text:s text:c="3"/></text:span><text:span text:style-name="T8"><text:s text:c="14"/>Jump forward to the "</text:span><text:span text:style-name="T8">:endwhile</text:span><text:span text:style-name="T8">"; the loop is discontinued.</text:span></text:p>
          <text:p text:style-name="P343"><text:line-break/><text:span text:style-name="T8">The "</text:span><text:span text:style-name="T8">:sleep</text:span><text:span text:style-name="T8">" command makes Vim take a nap. <text:s/>The "50m" specifies fifty milliseconds. Another example is "</text:span><text:span text:style-name="T8">:sleep</text:span><text:span text:style-name="T8"> 4", which sleeps for four seconds.</text:span></text:p>
          <text:p text:style-name="P338"/>
          <text:p text:style-name="P343"><text:span text:style-name="T8">Even more looping can be done with the </text:span><text:span text:style-name="T26">"</text:span><text:span text:style-name="T26">:for</text:span><text:span text:style-name="T26">"</text:span><text:span text:style-name="T8"> command, see below in |</text:span><text:a xlink:type="simple" xlink:href="#41.8">41.8</text:a><text:span text:style-name="T8">|.</text:span></text:p>
          <text:p text:style-name="P235"/>
        </text:list-header>
        <text:list-item>
          <text:p text:style-name="P235">Executing an expression</text:p>
          <text:p text:style-name="P343"><text:span text:style-name="T8">The "</text:span><text:span text:style-name="T8">:execute</text:span><text:span text:style-name="T8">" command allows executing the result of an </text:span><text:span text:style-name="T8">expression</text:span><text:span text:style-name="T8">. </text:span></text:p>
          <text:p text:style-name="P340">:execute "tag " . tag_name</text:p>
          <text:p text:style-name="P338"/>
          <text:p text:style-name="P343"><text:span text:style-name="T8">The</text:span><text:span text:style-name="T11"> "</text:span><text:span text:style-name="T11">.</text:span><text:span text:style-name="T11">"</text:span><text:span text:style-name="T8"> is used to concatenate the string "</text:span><text:span text:style-name="T8">tag</text:span><text:span text:style-name="T8"> " with the value of variable "tag_name". <text:s/>Suppose "tag_name" has the value "get_cmd", then the command that will be executed is:</text:span></text:p>
          <text:p text:style-name="P340"><text:s text:c="8"/>:tag get_cmd</text:p>
          <text:p text:style-name="P338"/>
          <text:p text:style-name="P343"><text:span text:style-name="T8">The </text:span><text:span text:style-name="T11">"</text:span><text:span text:style-name="T11">:execute</text:span><text:span text:style-name="T11">"</text:span><text:span text:style-name="T8"> command can only execute colon commands. <text:s/>The</text:span><text:span text:style-name="T11"> "</text:span><text:span text:style-name="T11">:normal</text:span><text:span text:style-name="T11">"</text:span><text:span text:style-name="T8"> command executes </text:span><text:span text:style-name="T8">Normal</text:span><text:span text:style-name="T8"> mode commands. <text:s/>However, its argument is not an </text:span><text:span text:style-name="T8">expression</text:span><text:span text:style-name="T8"> but the </text:span><text:soft-page-break/><text:span text:style-name="T8">literal command characters. <text:s/>Example:</text:span></text:p>
          <text:p text:style-name="P340"><text:s text:c="8"/>:normal gg=G</text:p>
          <text:p text:style-name="P338"/>
          <text:p text:style-name="P343"><text:span text:style-name="T8">This jumps to the first line and formats all lines with the </text:span><text:span text:style-name="T11">"</text:span><text:span text:style-name="T11">=</text:span><text:span text:style-name="T11">"</text:span><text:span text:style-name="T8"> </text:span><text:span text:style-name="T8">operator</text:span><text:span text:style-name="T8">.</text:span></text:p>
          <text:p text:style-name="P343"><text:span text:style-name="T8"><text:s text:c="3"/>To make "</text:span><text:span text:style-name="T8">:normal</text:span><text:span text:style-name="T8">" work with an </text:span><text:span text:style-name="T8">expression</text:span><text:span text:style-name="T8">, combine "</text:span><text:span text:style-name="T8">:execute</text:span><text:span text:style-name="T8">" with it. Example:</text:span></text:p>
          <text:p text:style-name="P338"><text:s text:c="7"/><text:span text:style-name="T33"><text:s/>:execute "normal " . normal_commands</text:span><text:line-break/> <text:tab/> <text:s/><text:span text:style-name="T33"><text:s text:c="3"/>:execute "normal Inew text \&lt;Esc&gt;"</text:span></text:p>
          <text:p text:style-name="P343"><text:span text:style-name="T8">Notice the use of the special key "\&lt;Esc&gt;". <text:s/>This avoids having to enter a real </text:span><text:span text:style-name="T8">&lt;Esc&gt;</text:span><text:span text:style-name="T8"> character in your </text:span><text:a xlink:type="simple" xlink:href="#script">script</text:a><text:span text:style-name="T8">.</text:span></text:p>
          <text:p text:style-name="P338"/>
          <text:p text:style-name="P343"><text:span text:style-name="T8">If you don't want to execute a string but evaluate it to get its </text:span><text:span text:style-name="T8">expression</text:span><text:span text:style-name="T8"> value, you can use the </text:span><text:span text:style-name="T8">eval()</text:span><text:span text:style-name="T8"> function:</text:span></text:p>
          <text:p text:style-name="P340"><text:s text:c="8"/>:let optname = "path"</text:p>
          <text:p text:style-name="P340"><text:s text:c="8"/>:let optval = eval('&amp;' . optname)</text:p>
          <text:p text:style-name="P338"/>
          <text:p text:style-name="P343"><text:span text:style-name="T8">A "</text:span><text:span text:style-name="T8">&amp;</text:span><text:span text:style-name="T8">" character is prepended to "path", thus the argument to </text:span><text:span text:style-name="T8">eval()</text:span><text:span text:style-name="T8"> is "&amp;path". <text:s/>The result will then be the value of the </text:span><text:span text:style-name="T8">'path'</text:span><text:span text:style-name="T8"> option.</text:span></text:p>
          <text:p text:style-name="P338"><text:s text:c="3"/>The same thing can be done with:</text:p>
          <text:p text:style-name="P338"><text:s text:c="3"/><text:span text:style-name="T33"><text:s text:c="5"/>:exe 'let optval = &amp;' . optname</text:span></text:p>
          <text:p text:style-name="P82"/>
        </text:list-item>
        <text:list-item>
          <text:p text:style-name="P235">Using functions</text:p>
          <text:p text:style-name="P343"><text:span text:style-name="T8"><text:s text:c="4"/>A function is called with the</text:span><text:span text:style-name="T11"> "</text:span><text:span text:style-name="T11">:call</text:span><text:span text:style-name="T11">" </text:span><text:span text:style-name="T8">command. <text:s/>The parameters are passed in between parentheses separated by commas. <text:s/>Example:</text:span></text:p>
        </text:list-item>
      </text:list>
      <text:p text:style-name="P15">:call search("Date: ", "W")</text:p>
      <text:p text:style-name="P21"><text:span text:style-name="T7">You can find the whole list here: </text:span><text:span text:style-name="T11">|</text:span><text:span text:style-name="T11">functions</text:span><text:span text:style-name="T11">|.</text:span></text:p>
      <text:list xml:id="list884774776" text:style-name="L147">
        <text:list-item>
          <text:p text:style-name="P298"><text:span text:style-name="T11">:help </text:span><text:bookmark text:name="function-list"/><text:span text:style-name="T11">function-list</text:span></text:p>
        </text:list-item>
      </text:list>
      <text:list xml:id="list1402961805" text:continue-list="list1102766811" text:style-name="L1">
        <text:list-header>
          <text:p text:style-name="P235"/>
        </text:list-header>
        <text:list-item>
          <text:p text:style-name="P235">Defining a function</text:p>
          <text:p text:style-name="P318"><text:span text:style-name="T7">Vim enables you to define your own </text:span><text:span text:style-name="T7">functions</text:span><text:span text:style-name="T7">. <text:s/>The basic function declaration begins </text:span><text:span text:style-name="T7">as</text:span><text:span text:style-name="T7"> follows:</text:span></text:p>
        </text:list-item>
      </text:list>
      <text:p text:style-name="P15"><text:s text:c="8"/>:function {name}({var1}, {var2}, ...)</text:p>
      <text:p text:style-name="P15"><text:s text:c="8"/>: <text:s/>{body}</text:p>
      <text:p text:style-name="P15"><text:s text:c="8"/>:endfunction</text:p>
      <text:p text:style-name="P17"><text:s/></text:p>
      <text:p text:style-name="P17"><text:s text:c="8"/>Note:</text:p>
      <text:p text:style-name="P21"><text:span text:style-name="T7"><text:s text:c="8"/>Function names must begin with </text:span><text:span text:style-name="T11">a capital </text:span><text:span text:style-name="T11">letter</text:span><text:span text:style-name="T7">.</text:span></text:p>
      <text:list xml:id="list1225181200" text:continue-numbering="true" text:style-name="L1">
        <text:list-header>
          <text:p text:style-name="P318"><text:soft-page-break/><text:span text:style-name="T7">The complete function definition is </text:span><text:span text:style-name="T7">as</text:span><text:span text:style-name="T7"> follows:</text:span></text:p>
        </text:list-header>
      </text:list>
      <text:p text:style-name="P17"><text:s text:c="8"/>:function Min(num1, num2)</text:p>
      <text:p text:style-name="P17"><text:s text:c="8"/>: <text:s/>if a:num1 &lt; a:num2</text:p>
      <text:p text:style-name="P17"><text:s text:c="8"/>: <text:s text:c="3"/>let smaller = a:num1</text:p>
      <text:p text:style-name="P17"><text:s text:c="8"/>: <text:s/>else</text:p>
      <text:p text:style-name="P17"><text:s text:c="8"/>: <text:s text:c="3"/>let smaller = a:num2</text:p>
      <text:p text:style-name="P17"><text:s text:c="8"/>: <text:s/>endif</text:p>
      <text:p text:style-name="P17"><text:s text:c="8"/>: <text:s/>return smaller</text:p>
      <text:p text:style-name="P17"><text:s text:c="8"/>:endfunction</text:p>
      <text:list xml:id="list1102306648" text:continue-numbering="true" text:style-name="L1">
        <text:list-header>
          <text:p text:style-name="P318"><text:span text:style-name="T7">A user defined function is called in exactly the same way </text:span><text:span text:style-name="T7">as</text:span><text:span text:style-name="T7"> a built-in function. <text:s/>Only the name is different. <text:s/>The Min function can be used like this:</text:span></text:p>
        </text:list-header>
      </text:list>
      <text:p text:style-name="P15"><text:s text:c="8"/>:echo Min(5, 8)</text:p>
      <text:p text:style-name="P21"><text:span text:style-name="T7">When a function reaches "</text:span><text:span text:style-name="T7">:endfunction</text:span><text:span text:style-name="T7">" or "</text:span><text:span text:style-name="T7">:return</text:span><text:span text:style-name="T7">" is used without an argument, the function returns zero.</text:span></text:p>
      <text:p text:style-name="P21"><text:span text:style-name="T7">To redefine a function that already exists, use the </text:span><text:span text:style-name="T26">!</text:span><text:span text:style-name="T7"> for the "</text:span><text:span text:style-name="T7">:function</text:span><text:span text:style-name="T7">" command:</text:span></text:p>
      <text:list xml:id="list1535423222" text:style-name="L148">
        <text:list-header>
          <text:p text:style-name="P170">:function! <text:s/>Min(num1, num2, num3)</text:p>
          <text:p text:style-name="P170"/>
        </text:list-header>
        <text:list-item>
          <text:p text:style-name="P170">USING A RANGE</text:p>
          <text:p text:style-name="P319"><text:span text:style-name="T7">The "</text:span><text:span text:style-name="T7">:call</text:span><text:span text:style-name="T7">" command can be given a line range. <text:s/>This can have one of two meanings. <text:s/>When a function has been defined with the "range" keyword, it will take care of the line range itself.</text:span></text:p>
        </text:list-item>
      </text:list>
      <text:p text:style-name="P21"><text:span text:style-name="T7"><text:s text:c="2"/>The function will be passed the </text:span><text:span text:style-name="T7">variables</text:span><text:span text:style-name="T7"> "</text:span><text:span text:style-name="T7">a:firstline</text:span><text:span text:style-name="T7">" and "</text:span><text:span text:style-name="T7">a:lastline</text:span><text:span text:style-name="T7">". These will have the line numbers from the range the function was called with. Example:</text:span></text:p>
      <text:p text:style-name="P17"><text:s text:c="7"/><text:span text:style-name="T33"><text:s/>:function Count_words() range</text:span></text:p>
      <text:p text:style-name="P15"><text:s text:c="8"/>: <text:s/>let lnum = a:firstline</text:p>
      <text:p text:style-name="P15"><text:s text:c="8"/>: <text:s/>let n = 0</text:p>
      <text:p text:style-name="P15"><text:s text:c="8"/>: <text:s/>while lnum &lt;= a:lastline</text:p>
      <text:p text:style-name="P15"><text:s text:c="8"/>: <text:s text:c="3"/>let n = n + len(split(getline(lnum)))</text:p>
      <text:p text:style-name="P15"><text:s text:c="8"/>: <text:s text:c="3"/>let lnum = lnum + 1</text:p>
      <text:p text:style-name="P15"><text:s text:c="8"/>: <text:s/>endwhile</text:p>
      <text:p text:style-name="P15"><text:s text:c="8"/>: <text:s/>echo "found " . n . " words"</text:p>
      <text:p text:style-name="P15"><text:s text:c="8"/>:endfunction</text:p>
      <text:p text:style-name="P17"/>
      <text:p text:style-name="P17">You can call this function with:</text:p>
      <text:p text:style-name="P15"><text:s text:c="8"/>:10,30call Count_words()</text:p>
      <text:p text:style-name="P15"/>
      <text:p text:style-name="P17">It will be executed <text:span text:style-name="T33">once</text:span> and echo the number of words.</text:p>
      <text:p text:style-name="P17"><text:soft-page-break/><text:s text:c="3"/>The other way to use a line range is by defining a function without the "range" keyword. <text:s/>The function will be called once for every line in the range, with the cursor in that line. <text:s/>Example:</text:p>
      <text:p text:style-name="P17"><text:s text:c="3"/><text:span text:style-name="T33"><text:s text:c="5"/>:function <text:s/>Number()</text:span></text:p>
      <text:p text:style-name="P15"><text:s text:c="8"/>: <text:s/>echo "line " . line(".") . " contains: " . getline(".")</text:p>
      <text:p text:style-name="P15"><text:s text:c="8"/>:endfunction</text:p>
      <text:p text:style-name="P17"/>
      <text:p text:style-name="P17">If you call this function with:</text:p>
      <text:p text:style-name="P17"><text:s text:c="3"/><text:span text:style-name="T33"><text:s text:c="5"/>:10,15call Number()</text:span></text:p>
      <text:p text:style-name="P17">The function will be called<text:span text:style-name="T33"> six times.</text:span></text:p>
      <text:list xml:id="list1329897518" text:continue-numbering="true" text:style-name="L148">
        <text:list-header>
          <text:p text:style-name="P170"/>
        </text:list-header>
        <text:list-item>
          <text:p text:style-name="P170">VARIABLE NUMBER OF ARGUMENTS</text:p>
        </text:list-item>
      </text:list>
      <text:p text:style-name="P21"><text:span text:style-name="T7"><text:s text:c="4"/>Vim enables you to define </text:span><text:span text:style-name="T7">functions</text:span><text:span text:style-name="T7"> that have a variable number of arguments. The following command, for instance, defines a function that must have 1 argument (start) and can have up to 20 additional arguments:</text:span></text:p>
      <text:p text:style-name="P15"><text:s text:c="8"/>:function Show(start, ...)</text:p>
      <text:p text:style-name="P17"/>
      <text:p text:style-name="P21"><text:span text:style-name="T7"><text:s text:c="4"/>The variable </text:span><text:span text:style-name="T11">"</text:span><text:span text:style-name="T11">a:1</text:span><text:span text:style-name="T11">"</text:span><text:span text:style-name="T7"> contains the first optional argument, "a:2" the second, and so on. <text:s/>The variable </text:span><text:span text:style-name="T11">"</text:span><text:span text:style-name="T11">a:0</text:span><text:span text:style-name="T11">" </text:span><text:span text:style-name="T7">contains the number of extra arguments.</text:span></text:p>
      <text:p text:style-name="P21"><text:span text:style-name="T7"><text:s text:c="4"/>You can also use the</text:span><text:span text:style-name="T11"> </text:span><text:span text:style-name="T11">a:000</text:span><text:span text:style-name="T7"> variable, it is a </text:span><text:span text:style-name="T7">List</text:span><text:span text:style-name="T7"> of all the "</text:span><text:span text:style-name="T7">...</text:span><text:span text:style-name="T7">" arguments.</text:span></text:p>
      <text:p text:style-name="P21"><text:span text:style-name="T7">See </text:span><text:span text:style-name="T11">|</text:span><text:span text:style-name="T11">a:000</text:span><text:span text:style-name="T11">|</text:span><text:span text:style-name="T7">.</text:span></text:p>
      <text:list xml:id="list545504421" text:continue-numbering="true" text:style-name="L148">
        <text:list-header>
          <text:p text:style-name="P170"/>
        </text:list-header>
        <text:list-item>
          <text:p text:style-name="P170">LISTING FUNCTIONS</text:p>
        </text:list-item>
      </text:list>
      <text:p text:style-name="P21"><text:span text:style-name="T7">The </text:span><text:span text:style-name="T11">"</text:span><text:span text:style-name="T11">:function</text:span><text:span text:style-name="T11">"</text:span><text:span text:style-name="T7"> command lists the names and arguments of all user-defined </text:span><text:span text:style-name="T7">functions</text:span><text:span text:style-name="T7">:</text:span></text:p>
      <text:p text:style-name="P21"><text:span text:style-name="T7">To see what a function does, use its name </text:span><text:span text:style-name="T7">as</text:span><text:span text:style-name="T7"> an argument for "</text:span><text:span text:style-name="T7">:function</text:span><text:span text:style-name="T7">".</text:span></text:p>
      <text:list xml:id="list404637294" text:continue-numbering="true" text:style-name="L148">
        <text:list-header>
          <text:p text:style-name="P170"/>
        </text:list-header>
        <text:list-item>
          <text:p text:style-name="P170">DEBUGGING</text:p>
        </text:list-item>
      </text:list>
      <text:p text:style-name="P21"><text:span text:style-name="T7"><text:s text:c="4"/>The line number is useful for when you get an error message or when debugging. See </text:span><text:span text:style-name="T11">|</text:span><text:span text:style-name="T11">debug-scripts</text:span><text:span text:style-name="T11">|</text:span><text:span text:style-name="T7"> about debugging mode.</text:span></text:p>
      <text:p text:style-name="P21"><text:span text:style-name="T7"><text:s text:c="3"/>You can also set the</text:span><text:span text:style-name="T11"> </text:span><text:span text:style-name="T11">'verbose'</text:span><text:span text:style-name="T11"> </text:span><text:span text:style-name="T7">option to 12 or higher to see all function calls. <text:s/>Set it to 15 or higher to see every executed line.</text:span></text:p>
      <text:list xml:id="list993671092" text:continue-numbering="true" text:style-name="L148">
        <text:list-header>
          <text:p text:style-name="P170"/>
        </text:list-header>
        <text:list-item>
          <text:p text:style-name="P170">DELETING A FUNCTION</text:p>
        </text:list-item>
      </text:list>
      <text:p text:style-name="P17">To delete the Show() function:</text:p>
      <text:p text:style-name="P17"><text:s/><text:span text:style-name="T33"><text:s text:c="7"/>:delfunction Show</text:span></text:p>
      <text:list xml:id="list314326647" text:continue-numbering="true" text:style-name="L148">
        <text:list-header>
          <text:p text:style-name="P170"/>
        </text:list-header>
        <text:list-item>
          <text:p text:style-name="P170">FUNCTION REFERENCES</text:p>
        </text:list-item>
      </text:list>
      <text:p text:style-name="P21"><text:soft-page-break/><text:span text:style-name="T7">Sometimes it can be useful to have a variable point to one function or another. <text:s/>You can </text:span><text:span text:style-name="T7">do</text:span><text:span text:style-name="T7"> it with the </text:span><text:span text:style-name="T7">f</text:span><text:span text:style-name="T11">unction()</text:span><text:span text:style-name="T11"> </text:span><text:span text:style-name="T7">function. </text:span><text:span text:style-name="T11"><text:s/>It turns the name of a function into a reference:</text:span></text:p>
      <text:p text:style-name="P17"><text:s text:c="8"/>:let result = 0 <text:s text:c="8"/>" or 1</text:p>
      <text:p text:style-name="P17"><text:s text:c="8"/>:function! Right()</text:p>
      <text:p text:style-name="P17"><text:s text:c="8"/>: <text:s/>return 'Right!'</text:p>
      <text:p text:style-name="P17"><text:s text:c="8"/>:endfunc</text:p>
      <text:p text:style-name="P17"><text:s text:c="8"/>:function! Wrong()</text:p>
      <text:p text:style-name="P17"><text:s text:c="8"/>: <text:s/>return 'Wrong!'</text:p>
      <text:p text:style-name="P17"><text:s text:c="8"/>:endfunc</text:p>
      <text:p text:style-name="P17"><text:s text:c="8"/>:</text:p>
      <text:p text:style-name="P17"><text:s text:c="8"/>:if result == 1</text:p>
      <text:p text:style-name="P17"><text:s text:c="8"/>: <text:s/>let Afunc = function('Right')</text:p>
      <text:p text:style-name="P17"><text:s text:c="8"/>:else</text:p>
      <text:p text:style-name="P17"><text:s text:c="8"/>: <text:s/>let Afunc = function('Wrong')</text:p>
      <text:p text:style-name="P17"><text:s text:c="8"/>:endif</text:p>
      <text:p text:style-name="P15"><text:s text:c="8"/>:echo call(Afunc, [])</text:p>
      <text:p text:style-name="P17"><text:s text:c="8"/>Wrong! </text:p>
      <text:p text:style-name="P17"/>
      <text:p text:style-name="P17">Note that the name of a variable that holds a function reference must start with a capital. <text:s/>Otherwise it could be confused with the name of a builtin function.</text:p>
      <text:p text:style-name="P21"><text:span text:style-name="T7"><text:s text:c="3"/>The way to invoke a function that a variable refers to is with the </text:span><text:span text:style-name="T11">call()</text:span><text:span text:style-name="T7"> function. <text:s/>Its first argument is</text:span><text:span text:style-name="T11"> the function reference</text:span><text:span text:style-name="T7">, the second argument is a </text:span><text:span text:style-name="T7">List</text:span><text:span text:style-name="T7"> with arguments.</text:span></text:p>
      <text:p text:style-name="P17"/>
      <text:p text:style-name="P21"><text:span text:style-name="T7">Function references are most useful in combination with a </text:span><text:span text:style-name="T7">Dictionary</text:span><text:span text:style-name="T7">, </text:span><text:span text:style-name="T7">as</text:span><text:span text:style-name="T7"> is explained in the next section.</text:span></text:p>
      <text:list xml:id="list1550236635" text:continue-list="list1102306648" text:style-name="L1">
        <text:list-header>
          <text:p text:style-name="P82"/>
        </text:list-header>
        <text:list-item>
          <text:p text:style-name="P235">Lists and Dictionaries</text:p>
          <text:p text:style-name="P318"><text:span text:style-name="T7"><text:s text:c="4"/>A </text:span><text:span text:style-name="T11">List</text:span><text:span text:style-name="T7"> is an ordered sequence of things. <text:s/>The things can be any kind of value, thus you can make a </text:span><text:span text:style-name="T7">List</text:span><text:span text:style-name="T7"> of numbers, a </text:span><text:span text:style-name="T7">List</text:span><text:span text:style-name="T7"> of </text:span><text:span text:style-name="T7">Lists</text:span><text:span text:style-name="T7"> and even a </text:span><text:span text:style-name="T7">List</text:span><text:span text:style-name="T7"> of mixed items. <text:s/>To create a </text:span><text:span text:style-name="T7">List</text:span><text:span text:style-name="T7"> with three strings:</text:span></text:p>
        </text:list-item>
      </text:list>
      <text:p text:style-name="P17"><text:s text:c="2"/><text:span text:style-name="T33"><text:s text:c="6"/>:let alist = ['aap', 'mies', 'noot']</text:span></text:p>
      <text:p text:style-name="P17"/>
      <text:p text:style-name="P21"><text:span text:style-name="T7">The </text:span><text:span text:style-name="T7">List</text:span><text:span text:style-name="T7"> items are enclosed in square brackets and separated by commas. <text:s/>To create an empty </text:span><text:span text:style-name="T7">List</text:span><text:span text:style-name="T7">:</text:span></text:p>
      <text:p text:style-name="P15"><text:s text:c="8"/>:let alist = []</text:p>
      <text:p text:style-name="P17"/>
      <text:p text:style-name="P21"><text:span text:style-name="T7">You can add items to a </text:span><text:span text:style-name="T7">List</text:span><text:span text:style-name="T7"> with the </text:span><text:span text:style-name="T11">add()</text:span><text:span text:style-name="T7"> function:</text:span></text:p>
      <text:p text:style-name="P17"><text:soft-page-break/></text:p>
      <text:p text:style-name="P17"><text:s text:c="8"/>:let alist = []</text:p>
      <text:p text:style-name="P15"><text:s text:c="8"/>:call add(alist, 'foo')</text:p>
      <text:p text:style-name="P17"><text:s text:c="8"/>:call add(alist, 'bar')</text:p>
      <text:p text:style-name="P17"><text:s text:c="8"/>:echo alist</text:p>
      <text:p text:style-name="P19"><text:s text:c="8"/>['foo', 'bar'] </text:p>
      <text:p text:style-name="P17"/>
      <text:p text:style-name="P21"><text:span text:style-name="T7">List</text:span><text:span text:style-name="T7"> concatenation is done with +:</text:span></text:p>
      <text:p text:style-name="P15"><text:s text:c="8"/>:echo alist + ['foo', 'bar']</text:p>
      <text:p text:style-name="P17"><text:s text:c="4"/><text:span text:style-name="T50"><text:s text:c="4"/>['foo', 'bar', 'foo', 'bar'] </text:span></text:p>
      <text:p text:style-name="P17"/>
      <text:p text:style-name="P21"><text:span text:style-name="T7">Or, if you want to extend a </text:span><text:span text:style-name="T7">List</text:span><text:span text:style-name="T7"> directly:</text:span></text:p>
      <text:p text:style-name="P17"/>
      <text:p text:style-name="P17"><text:s text:c="8"/>:let alist = ['one']</text:p>
      <text:p text:style-name="P15"><text:s text:c="8"/>:call extend(alist, ['two', 'three'])</text:p>
      <text:p text:style-name="P17"><text:s text:c="8"/>:echo alist</text:p>
      <text:p text:style-name="P19"><text:s text:c="8"/>['one', 'two', 'three'] </text:p>
      <text:p text:style-name="P17"/>
      <text:p text:style-name="P21"><text:span text:style-name="T7">Notice that using </text:span><text:span text:style-name="T7">add()</text:span><text:span text:style-name="T7"> will have a different effect:</text:span></text:p>
      <text:p text:style-name="P17"/>
      <text:p text:style-name="P17"><text:s text:c="8"/>:let alist = ['one']</text:p>
      <text:p text:style-name="P15"><text:s text:c="8"/>:call add(alist, ['two', 'three'])</text:p>
      <text:p text:style-name="P17"><text:s text:c="8"/>:echo alist</text:p>
      <text:p text:style-name="P17"><text:s text:c="5"/><text:span text:style-name="T50"><text:s text:c="3"/>['one', ['two', 'three']] </text:span></text:p>
      <text:p text:style-name="P21"><text:span text:style-name="T7">The second argument of </text:span><text:span text:style-name="T7">add()</text:span><text:span text:style-name="T7"> is added </text:span><text:span text:style-name="T7">as</text:span><text:span text:style-name="T7"> a single item.</text:span></text:p>
      <text:list xml:id="list475656432" text:style-name="L149">
        <text:list-header>
          <text:p text:style-name="P171"/>
        </text:list-header>
      </text:list>
      <text:list xml:id="list907754709" text:continue-list="list314326647" text:style-name="L148">
        <text:list-item>
          <text:p text:style-name="P170">FOR LOOP</text:p>
        </text:list-item>
      </text:list>
      <text:list xml:id="list1147989378" text:continue-list="list1550236635" text:style-name="L1">
        <text:list-header>
          <text:p text:style-name="P318"><text:span text:style-name="T7">One of the </text:span><text:span text:style-name="T7">nice</text:span><text:span text:style-name="T7"> things you can </text:span><text:span text:style-name="T7">do</text:span><text:span text:style-name="T7"> with a </text:span><text:span text:style-name="T7">List</text:span><text:span text:style-name="T7"> is </text:span><text:span text:style-name="T11">iterate </text:span><text:span text:style-name="T7">over it:</text:span></text:p>
        </text:list-header>
      </text:list>
      <text:p text:style-name="P17"><text:s text:c="8"/>:let alist = ['one', 'two', 'three']</text:p>
      <text:p text:style-name="P17"><text:s text:c="8"/>:for n in alist</text:p>
      <text:p text:style-name="P17"><text:s text:c="8"/>: <text:s/>echo n</text:p>
      <text:p text:style-name="P17"><text:s text:c="8"/>:endfor</text:p>
      <text:p text:style-name="P17"><text:s text:c="8"/>one </text:p>
      <text:p text:style-name="P17"><text:s text:c="8"/>two </text:p>
      <text:p text:style-name="P17"><text:s text:c="8"/>three </text:p>
      <text:list xml:id="list1848269264" text:continue-numbering="true" text:style-name="L1">
        <text:list-header>
          <text:p text:style-name="P318"><text:span text:style-name="T7">To loop a certain number of times you need a </text:span><text:span text:style-name="T7">List</text:span><text:span text:style-name="T7"> of a specific length. <text:s/>The</text:span><text:span text:style-name="T11"> </text:span><text:span text:style-name="T11">range()</text:span><text:span text:style-name="T7"> function creates one for you:</text:span></text:p>
        </text:list-header>
      </text:list>
      <text:p text:style-name="P17"><text:soft-page-break/></text:p>
      <text:p text:style-name="P17"><text:s text:c="2"/><text:span text:style-name="T33"><text:s text:c="6"/>:for a in range(3)</text:span></text:p>
      <text:p text:style-name="P17"><text:s text:c="8"/>: <text:s/>echo a</text:p>
      <text:p text:style-name="P17"><text:s text:c="8"/>:endfor</text:p>
      <text:p text:style-name="P17"><text:s text:c="4"/><text:span text:style-name="T50"><text:s text:c="4"/>0 </text:span></text:p>
      <text:p text:style-name="P19"><text:s text:c="8"/>1 </text:p>
      <text:p text:style-name="P19"><text:s text:c="8"/>2 </text:p>
      <text:list xml:id="list1516905535" text:continue-numbering="true" text:style-name="L1">
        <text:list-header>
          <text:p text:style-name="P310">You can also specify the maximum value, the stride and even go backwards:</text:p>
        </text:list-header>
      </text:list>
      <text:p text:style-name="P17"><text:s text:c="7"/><text:span text:style-name="T33"><text:s/>:for a in range(8, 4, -2)</text:span></text:p>
      <text:p text:style-name="P17"><text:s text:c="8"/>: <text:s/>echo a</text:p>
      <text:p text:style-name="P17"><text:s text:c="8"/>:endfor</text:p>
      <text:p text:style-name="P17"><text:s text:c="3"/><text:span text:style-name="T50"><text:s text:c="5"/>8 </text:span></text:p>
      <text:p text:style-name="P19"><text:s text:c="8"/>6 </text:p>
      <text:p text:style-name="P19"><text:s text:c="8"/>4 </text:p>
      <text:list xml:id="list877521279" text:continue-numbering="true" text:style-name="L1">
        <text:list-header>
          <text:p text:style-name="P310">A more useful example, looping over lines in the buffer:</text:p>
        </text:list-header>
      </text:list>
      <text:p text:style-name="P15"><text:s text:c="8"/>:for line in getline(1, 20)</text:p>
      <text:p text:style-name="P17"><text:s text:c="8"/>: <text:s/>if line =~ "Date: "</text:p>
      <text:p text:style-name="P17"><text:s text:c="8"/>: <text:s text:c="3"/>echo matchstr(line, 'Date: \zs.*')</text:p>
      <text:p text:style-name="P17"><text:s text:c="8"/>: <text:s/>endif</text:p>
      <text:p text:style-name="P17"><text:s text:c="8"/>:endfor</text:p>
      <text:p text:style-name="P17">This looks into lines 1 to 20 (inclusive) and echoes any date found in there.</text:p>
      <text:list xml:id="list1709705695" text:style-name="L150">
        <text:list-header>
          <text:p text:style-name="P172"/>
        </text:list-header>
        <text:list-item>
          <text:p text:style-name="P172">DICTIONARIES</text:p>
        </text:list-item>
      </text:list>
      <text:list xml:id="list760163951" text:continue-list="list877521279" text:style-name="L1">
        <text:list-header>
          <text:p text:style-name="P318"><text:span text:style-name="T7"><text:s text:c="4"/>A </text:span><text:span text:style-name="T11">Dictionary</text:span><text:span text:style-name="T11"> </text:span><text:span text:style-name="T7">stores key-value pairs. <text:s/>You can quickly lookup a </text:span><text:span text:style-name="T11">value </text:span><text:span text:style-name="T7">if you know the </text:span><text:span text:style-name="T11">key</text:span><text:span text:style-name="T7">. <text:s/>A </text:span><text:span text:style-name="T7">Dictionary</text:span><text:span text:style-name="T7"> is created with curly braces:</text:span></text:p>
        </text:list-header>
      </text:list>
      <text:p text:style-name="P17"><text:s text:c="3"/><text:span text:style-name="T33"><text:s text:c="5"/>:let uk2nl = {'one': 'een', 'two': 'twee', 'three': 'drie'}</text:span></text:p>
      <text:p text:style-name="P17">Now you can lookup words by putting the key in square brackets:</text:p>
      <text:p text:style-name="P17"><text:s text:c="5"/><text:span text:style-name="T33"><text:s text:c="3"/>:echo uk2nl['two']</text:span></text:p>
      <text:p text:style-name="P17"><text:s text:c="8"/>twee </text:p>
      <text:p text:style-name="P21"><text:span text:style-name="T7">The generic form for defining a </text:span><text:span text:style-name="T7">Dictionary</text:span><text:span text:style-name="T7"> is:</text:span></text:p>
      <text:p text:style-name="P21"><text:span text:style-name="T7"><text:s text:c="4"/></text:span><text:span text:style-name="T26"><text:s text:c="4"/>{&lt;key&gt; : &lt;value&gt;, …}</text:span></text:p>
      <text:list xml:id="list1033712541" text:continue-numbering="true" text:style-name="L1">
        <text:list-header>
          <text:p text:style-name="P310"/>
          <text:p text:style-name="P318"><text:span text:style-name="T7">The possibilities with </text:span><text:span text:style-name="T7">Dictionaries</text:span><text:span text:style-name="T7"> are numerous. <text:s/>There are various </text:span><text:span text:style-name="T7">functions</text:span><text:span text:style-name="T7"> for them </text:span><text:span text:style-name="T7">as</text:span><text:span text:style-name="T7"> well. <text:s/>For example, you can obtain a list of the keys and loop over them:</text:span></text:p>
          <text:p text:style-name="P310"/>
          <text:p text:style-name="P310"><text:s text:c="2"/><text:span text:style-name="T33"><text:s text:c="6"/>:for key in keys(uk2nl)</text:span></text:p>
          <text:p text:style-name="P310"><text:s text:c="8"/>: <text:s/>echo key</text:p>
          <text:p text:style-name="P310"><text:soft-page-break/><text:s text:c="8"/>:endfor</text:p>
          <text:p text:style-name="P310"><text:s text:c="2"/><text:span text:style-name="T50"><text:s text:c="6"/>three </text:span></text:p>
          <text:p text:style-name="P316"><text:s text:c="8"/>one </text:p>
          <text:p text:style-name="P316"><text:s text:c="8"/>two </text:p>
          <text:p text:style-name="P310"/>
          <text:p text:style-name="P310">You will notice the keys are not ordered. <text:s/>You can sort the list to get a specific order:</text:p>
          <text:p text:style-name="P310"><text:s text:c="4"/><text:span text:style-name="T33"><text:s text:c="4"/>:for key in sort(keys(uk2nl))</text:span></text:p>
          <text:p text:style-name="P310"><text:s text:c="8"/>: <text:s/>echo key</text:p>
          <text:p text:style-name="P310"><text:s text:c="8"/>:endfor</text:p>
          <text:p text:style-name="P310"><text:s text:c="2"/><text:span text:style-name="T50"><text:s text:c="6"/>one </text:span></text:p>
          <text:p text:style-name="P316"><text:s text:c="8"/>three </text:p>
          <text:p text:style-name="P316"><text:s text:c="8"/>two </text:p>
          <text:p text:style-name="P310"/>
          <text:p text:style-name="P318"><text:span text:style-name="T7">But you can never get back the order in which items are defined. <text:s/>For that you need to use a </text:span><text:span text:style-name="T7">List</text:span><text:span text:style-name="T7">, it stores items in an ordered sequence.</text:span></text:p>
        </text:list-header>
      </text:list>
      <text:list xml:id="list1520269191" text:continue-list="list1709705695" text:style-name="L150">
        <text:list-header>
          <text:p text:style-name="P172"/>
        </text:list-header>
        <text:list-item>
          <text:p text:style-name="P172">DICTIONARY FUNCTIONS</text:p>
        </text:list-item>
      </text:list>
      <text:list xml:id="list113337769" text:continue-list="list1033712541" text:style-name="L1">
        <text:list-header>
          <text:p text:style-name="P318"><text:span text:style-name="T7">The items in a </text:span><text:span text:style-name="T7">Dictionary</text:span><text:span text:style-name="T7"> can normally be obtained with an index in square brackets:</text:span></text:p>
          <text:p text:style-name="P310"><text:s text:c="4"/><text:span text:style-name="T33"><text:s text:c="4"/>:echo uk2nl['one']</text:span></text:p>
          <text:p text:style-name="P310"><text:s text:c="6"/><text:span text:style-name="T50"><text:s text:c="2"/>een </text:span></text:p>
          <text:p text:style-name="P310"/>
          <text:p text:style-name="P310">A method that does the same, but without so many punctuation characters:</text:p>
          <text:p text:style-name="P308"><text:s text:c="8"/>:echo uk2nl.one</text:p>
          <text:p text:style-name="P310"><text:s text:c="8"/><text:span text:style-name="T50">een </text:span></text:p>
          <text:p text:style-name="P310"/>
          <text:p text:style-name="P310">This only works for a key that is made of ASCII letters, digits and the underscore. <text:s/>You can also assign a new value this way:</text:p>
          <text:p text:style-name="P310"><text:s text:c="3"/><text:span text:style-name="T33"><text:s text:c="5"/>:let uk2nl.four = 'vier'</text:span></text:p>
          <text:p text:style-name="P310"><text:s text:c="8"/>:echo uk2nl</text:p>
          <text:p text:style-name="P316"><text:s text:c="8"/>{'three': 'drie', 'four': 'vier', 'one': 'een', 'two': 'twee'} </text:p>
          <text:p text:style-name="P310"/>
          <text:p text:style-name="P310">And now for something special: you can directly define a function and store a reference to it in the dictionary:</text:p>
          <text:p text:style-name="P310"><text:s text:c="3"/><text:span text:style-name="T33"><text:s text:c="5"/>:function uk2nl.translate(line) </text:span><text:span text:style-name="T45">dict</text:span></text:p>
          <text:p text:style-name="P310"><text:s text:c="8"/>: <text:s/>return join<text:span text:style-name="T33">(</text:span>map(split(a:line), 'get(self, v:val, "???")')<text:span text:style-name="T33">)</text:span></text:p>
          <text:p text:style-name="P310"><text:s text:c="8"/>:endfunction</text:p>
          <text:p text:style-name="P310"/>
          <text:p text:style-name="P310"><text:soft-page-break/>Let's first try it out:</text:p>
          <text:p text:style-name="P310"><text:s text:c="8"/>:echo uk2nl.translate('three two five one')</text:p>
          <text:p text:style-name="P310"><text:s text:c="7"/><text:span text:style-name="T50"><text:s/>drie twee ??? een </text:span></text:p>
          <text:p text:style-name="P310"/>
          <text:p text:style-name="P318"><text:span text:style-name="T7">The first special thing you notice is the </text:span><text:span text:style-name="T11">"dict"</text:span><text:span text:style-name="T7"> at the end of the "</text:span><text:span text:style-name="T7">:function</text:span><text:span text:style-name="T7">" line. <text:s/></text:span><text:span text:style-name="T11">This marks the function </text:span><text:span text:style-name="T11">as</text:span><text:span text:style-name="T11"> being used from a </text:span><text:span text:style-name="T11">Dictionary</text:span><text:span text:style-name="T11">. <text:s/></text:span><text:span text:style-name="T7">The "</text:span><text:span text:style-name="T7">self</text:span><text:span text:style-name="T7">" local variable will then refer to that </text:span><text:span text:style-name="T7">Dictionary</text:span><text:span text:style-name="T7">.</text:span></text:p>
          <text:p text:style-name="P310"><text:s text:c="3"/>Now let's break up the complicated return command:</text:p>
          <text:p text:style-name="P310"><text:s text:c="3"/><text:span text:style-name="T33"><text:s text:c="5"/>split(a:line)</text:span></text:p>
          <text:p text:style-name="P310"/>
          <text:p text:style-name="P318"><text:span text:style-name="T7">The </text:span><text:span text:style-name="T7">split()</text:span><text:span text:style-name="T7"> function takes a string, chops it into </text:span><text:span text:style-name="T7">whitespace</text:span><text:span text:style-name="T7"> separated words and returns a list with these words. <text:s/>Thus in the example it returns:</text:span></text:p>
          <text:p text:style-name="P306"><text:s text:c="8"/>:echo split('three two five one')</text:p>
          <text:p text:style-name="P310"><text:s text:c="3"/><text:span text:style-name="T50"><text:s text:c="5"/>['three', 'two', 'five', 'one'] </text:span></text:p>
          <text:p text:style-name="P310"/>
          <text:p text:style-name="P318"><text:span text:style-name="T7">This list is the first argument to the</text:span><text:span text:style-name="T11"> </text:span><text:span text:style-name="T11">map()</text:span><text:span text:style-name="T7"> function. <text:s/>This will go through the list, evaluating its second argument with "</text:span><text:span text:style-name="T7">v:val</text:span><text:span text:style-name="T7">" set to the value of each item. <text:s/>This is a shortcut to using a for loop. <text:s/>This command:</text:span></text:p>
          <text:p text:style-name="P310"><text:s text:c="7"/><text:span text:style-name="T33"><text:s/>:let alist = map(split(a:line), 'get(self, v:val, "???")')</text:span></text:p>
          <text:p text:style-name="P310"/>
          <text:p text:style-name="P310">Is equivalent to:</text:p>
          <text:p text:style-name="P310"><text:s text:c="7"/><text:span text:style-name="T33"><text:s/>:let alist = split(a:line)</text:span></text:p>
          <text:p text:style-name="P306"><text:s text:c="8"/>:for idx in range(len(alist))</text:p>
          <text:p text:style-name="P306"><text:s text:c="8"/>: <text:s/>let alist[idx] = get(self, alist[idx], "???")</text:p>
          <text:p text:style-name="P306"><text:s text:c="8"/>:endfor</text:p>
          <text:p text:style-name="P310"/>
          <text:p text:style-name="P318"><text:span text:style-name="T7">The </text:span><text:span text:style-name="T11">get()</text:span><text:span text:style-name="T7"> function checks if a key is present in a </text:span><text:span text:style-name="T7">Dictionary</text:span><text:span text:style-name="T7">. <text:s/>If it is, then the value is retrieved. <text:s/>If it isn't, then the default value is returned, in the example it's '???'. <text:s/>This is a convenient way to handle situations where a key may not be present and you don't want an error message.</text:span></text:p>
          <text:p text:style-name="P310"/>
          <text:p text:style-name="P318"><text:span text:style-name="T7">The </text:span><text:span text:style-name="T7">join()</text:span><text:span text:style-name="T7"> function does the opposite of </text:span><text:span text:style-name="T7">split()</text:span><text:span text:style-name="T7">: it joins together a list of words, putting a space in between.</text:span></text:p>
          <text:p text:style-name="P318"><text:span text:style-name="T7"><text:s text:c="4"/>This combination of </text:span><text:span text:style-name="T7">split()</text:span><text:span text:style-name="T7">, </text:span><text:span text:style-name="T7">map()</text:span><text:span text:style-name="T7"> and </text:span><text:span text:style-name="T7">join()</text:span><text:span text:style-name="T7"> is a </text:span><text:span text:style-name="T7">nice</text:span><text:span text:style-name="T7"> way to </text:span><text:span text:style-name="T7">filter</text:span><text:span text:style-name="T7"> a line of words in a very compact way.</text:span></text:p>
        </text:list-header>
      </text:list>
      <text:list xml:id="list1025460209" text:continue-list="list1520269191" text:style-name="L150">
        <text:list-header>
          <text:p text:style-name="P172"/>
        </text:list-header>
        <text:list-item>
          <text:p text:style-name="P172">OBJECT ORIENTED PROGRAMMING</text:p>
        </text:list-item>
      </text:list>
      <text:list xml:id="list1367222112" text:continue-list="list113337769" text:style-name="L1">
        <text:list-header>
          <text:p text:style-name="P318"><text:soft-page-break/><text:span text:style-name="T7">You can actually use a </text:span><text:span text:style-name="T7">Dictionary</text:span><text:span text:style-name="T7"> like an object.</text:span></text:p>
          <text:p text:style-name="P318"><text:span text:style-name="T7"><text:s text:c="3"/>Above we used a </text:span><text:span text:style-name="T7">Dictionary</text:span><text:span text:style-name="T7"> for translating Dutch to English. <text:s/>We might want to </text:span><text:span text:style-name="T7">do</text:span><text:span text:style-name="T7"> the same for other languages. <text:s/>Let's first make an object (aka </text:span><text:span text:style-name="T7">Dictionary</text:span><text:span text:style-name="T7">) that has the translate function, but no words to translate:</text:span></text:p>
          <text:p text:style-name="P310"/>
          <text:p text:style-name="P306"><text:s text:c="8"/>:let transdict = {}</text:p>
          <text:p text:style-name="P306"><text:s text:c="8"/>:function transdict.translate(line) dict</text:p>
          <text:p text:style-name="P306"><text:s text:c="8"/>: <text:s/>return join(map(split(a:line), 'get(self.words, v:val, "???")'))</text:p>
          <text:p text:style-name="P306"><text:s text:c="8"/>:endfunction</text:p>
          <text:p text:style-name="P310"/>
          <text:p text:style-name="P318"><text:span text:style-name="T7">It's slightly different from the function above, using 'self.words' to lookup </text:span><text:span text:style-name="T7">word</text:span><text:span text:style-name="T7"> translations. <text:s/>But we don't have a self.words. <text:s/>Thus you could call this an abstract class.</text:span></text:p>
          <text:p text:style-name="P310"/>
          <text:p text:style-name="P310">Now we can instantiate a Dutch translation object:</text:p>
          <text:p text:style-name="P310"/>
          <text:p text:style-name="P310"><text:s text:c="8"/>:let uk2nl = copy(transdict)</text:p>
          <text:p text:style-name="P310"><text:s text:c="8"/>:let uk2nl.words = {'one': 'een', 'two': 'twee', 'three': 'drie'}</text:p>
          <text:p text:style-name="P310"><text:s text:c="8"/>:echo uk2nl.translate('three one')</text:p>
          <text:p text:style-name="P310"><text:s text:c="8"/>drie een </text:p>
          <text:p text:style-name="P310"/>
          <text:p text:style-name="P310">And a German translator:</text:p>
          <text:p text:style-name="P310"/>
          <text:p text:style-name="P310"><text:s text:c="8"/>:let uk2de = copy(transdict)</text:p>
          <text:p text:style-name="P310"><text:s text:c="8"/>:let uk2de.words = {'one': 'ein', 'two': 'zwei', 'three': 'drei'}</text:p>
          <text:p text:style-name="P310"><text:s text:c="8"/>:echo uk2de.translate('three one')</text:p>
          <text:p text:style-name="P310"><text:s text:c="8"/>drei ein </text:p>
          <text:p text:style-name="P310"/>
          <text:p text:style-name="P318"><text:span text:style-name="T7">You see that the </text:span><text:span text:style-name="T7">copy()</text:span><text:span text:style-name="T7"> function is used to make a copy of the "transdict" </text:span><text:span text:style-name="T7">Dictionary</text:span><text:span text:style-name="T7"> and then the copy is changed to add the words. <text:s/>The original remains the same, of course.</text:span></text:p>
          <text:p text:style-name="P310"/>
          <text:p text:style-name="P310">Now you can go one step further, and use your preferred translator:</text:p>
          <text:p text:style-name="P310"/>
          <text:p text:style-name="P310"><text:s text:c="8"/>:if $LANG =~ "de"</text:p>
          <text:p text:style-name="P310"><text:s text:c="8"/>: <text:s/>let trans = uk2de</text:p>
          <text:p text:style-name="P310"><text:s text:c="8"/>:else</text:p>
          <text:p text:style-name="P310"><text:s text:c="8"/>: <text:s/>let trans = uk2nl</text:p>
          <text:p text:style-name="P310"><text:s text:c="8"/>:endif</text:p>
          <text:p text:style-name="P310"><text:soft-page-break/><text:s text:c="8"/>:echo trans.translate('one two three')</text:p>
          <text:p text:style-name="P310"><text:s text:c="8"/>een twee drie </text:p>
          <text:p text:style-name="P310"/>
          <text:p text:style-name="P318"><text:span text:style-name="T7">Here "trans" refers to one of the two </text:span><text:span text:style-name="T7">objects</text:span><text:span text:style-name="T7"> (Dictionaries). <text:s/>No copy is made. <text:s/>More about </text:span><text:span text:style-name="T7">List</text:span><text:span text:style-name="T7"> and </text:span><text:span text:style-name="T7">Dictionary</text:span><text:span text:style-name="T7"> identity can be found at |</text:span><text:span text:style-name="T7">list-identity</text:span><text:span text:style-name="T7">| and |</text:span><text:span text:style-name="T7">dict-identity</text:span><text:span text:style-name="T7">|.</text:span></text:p>
          <text:p text:style-name="P310"/>
          <text:p text:style-name="P318"><text:span text:style-name="T7">Now you might use a language that isn't supported. <text:s/>You can overrule the translate() function to </text:span><text:span text:style-name="T7">do</text:span><text:span text:style-name="T7"> nothing:</text:span></text:p>
          <text:p text:style-name="P310"/>
          <text:p text:style-name="P310"><text:s text:c="8"/>:let uk2uk = copy(transdict)</text:p>
          <text:p text:style-name="P310"><text:s text:c="8"/>:function! uk2uk.translate(line)</text:p>
          <text:p text:style-name="P310"><text:s text:c="8"/>: <text:s/>return a:line</text:p>
          <text:p text:style-name="P310"><text:s text:c="8"/>:endfunction</text:p>
          <text:p text:style-name="P310"><text:s text:c="8"/>:echo uk2uk.translate('three one wladiwostok')</text:p>
          <text:p text:style-name="P310"><text:s text:c="8"/>three one wladiwostok </text:p>
          <text:p text:style-name="P310"/>
          <text:p text:style-name="P310">Notice that a ! was used to overwrite the existing function reference. <text:s/>Now use "uk2uk" when no recognized language is found:</text:p>
          <text:p text:style-name="P310"/>
          <text:p text:style-name="P310"><text:s text:c="8"/>:if $LANG =~ "de"</text:p>
          <text:p text:style-name="P310"><text:s text:c="8"/>: <text:s/>let trans = uk2de</text:p>
          <text:p text:style-name="P310"><text:s text:c="8"/>:elseif $LANG =~ "nl"</text:p>
          <text:p text:style-name="P310"><text:s text:c="8"/>: <text:s/>let trans = uk2nl</text:p>
          <text:p text:style-name="P310"><text:s text:c="8"/>:else</text:p>
          <text:p text:style-name="P310"><text:s text:c="8"/>: <text:s/>let trans = uk2uk</text:p>
          <text:p text:style-name="P310"><text:s text:c="8"/>:endif</text:p>
          <text:p text:style-name="P310"><text:s text:c="8"/>:echo trans.translate('one two three')</text:p>
          <text:p text:style-name="P310"><text:s text:c="8"/>one two three </text:p>
          <text:p text:style-name="P310"/>
          <text:p text:style-name="P318"><text:span text:style-name="T7">For further reading see </text:span><text:span text:style-name="T11">|</text:span><text:span text:style-name="T11">Lists</text:span><text:span text:style-name="T11">|</text:span><text:span text:style-name="T7"> and </text:span><text:span text:style-name="T11">|</text:span><text:span text:style-name="T11">Dictionaries</text:span><text:span text:style-name="T11">|</text:span><text:span text:style-name="T7">.</text:span></text:p>
          <text:p text:style-name="P82"/>
        </text:list-header>
        <text:list-item>
          <text:p text:style-name="P235">Exceptions</text:p>
          <text:p text:style-name="P310">Let's start with an example:</text:p>
          <text:p text:style-name="P306"><text:s text:c="8"/>:try</text:p>
          <text:p text:style-name="P310"><text:s text:c="8"/>: <text:s text:c="2"/>read ~/templates/pascal.tmpl</text:p>
          <text:p text:style-name="P310"><text:s text:c="6"/><text:span text:style-name="T33"><text:s text:c="2"/>:catch /E484:/</text:span></text:p>
          <text:p text:style-name="P310"><text:s text:c="8"/>: <text:s text:c="2"/>echo "Sorry, the Pascal template file cannot be found."</text:p>
          <text:p text:style-name="P310"><text:soft-page-break/><text:s text:c="8"/>:endtry</text:p>
          <text:p text:style-name="P310"/>
          <text:p text:style-name="P318"><text:span text:style-name="T7">The "</text:span><text:span text:style-name="T7">:read</text:span><text:span text:style-name="T7">" command will fail if the file does not exist. <text:s/>Instead of generating an error message, this code catches the error and gives the user a </text:span><text:span text:style-name="T7">nice</text:span><text:span text:style-name="T7"> message.</text:span></text:p>
          <text:p text:style-name="P310"/>
          <text:p text:style-name="P318"><text:span text:style-name="T7">For the commands in between "</text:span><text:span text:style-name="T7">:try</text:span><text:span text:style-name="T7">" and "</text:span><text:span text:style-name="T7">:endtry</text:span><text:span text:style-name="T7">" </text:span><text:span text:style-name="T7">errors</text:span><text:span text:style-name="T7"> are turned into exceptions. <text:s/>An exception is a string. <text:s/>In the </text:span><text:span text:style-name="T7">case</text:span><text:span text:style-name="T7"> of an error the string contains the error message. <text:s/>And every error message has a number. <text:s/>In this </text:span><text:span text:style-name="T7">case</text:span><text:span text:style-name="T7">, the error we catch contains "E484:". <text:s/>This number is guaranteed to stay the same (the text may change, e.g., it may be translated).</text:span></text:p>
          <text:p text:style-name="P310"/>
          <text:p text:style-name="P318"><text:span text:style-name="T7">When the "</text:span><text:span text:style-name="T7">:read</text:span><text:span text:style-name="T7">" command causes another error, the </text:span><text:span text:style-name="T7">pattern</text:span><text:span text:style-name="T7"> "E484:" will not match in it. <text:s/>Thus this exception will not be caught and result in the usual error message.</text:span></text:p>
          <text:p text:style-name="P310"/>
          <text:p text:style-name="P318"><text:span text:style-name="T7">You might be tempted to </text:span><text:span text:style-name="T7">do</text:span><text:span text:style-name="T7"> this:</text:span></text:p>
          <text:p text:style-name="P310"><text:s/><text:span text:style-name="T33"><text:s text:c="7"/>:try</text:span></text:p>
          <text:p text:style-name="P310"><text:s text:c="8"/>: <text:s text:c="2"/>read ~/templates/pascal.tmpl</text:p>
          <text:p text:style-name="P306"><text:s text:c="8"/>:catch</text:p>
          <text:p text:style-name="P310"><text:s text:c="8"/>: <text:s text:c="2"/>echo "Sorry, the Pascal template file cannot be found."</text:p>
          <text:p text:style-name="P310"><text:s/><text:span text:style-name="T33"><text:s text:c="7"/>:endtry</text:span></text:p>
          <text:p text:style-name="P310"/>
          <text:p text:style-name="P318"><text:span text:style-name="T11">This means all </text:span><text:span text:style-name="T11">errors</text:span><text:span text:style-name="T11"> are caught. </text:span><text:span text:style-name="T7"><text:s/>But then you will not see </text:span><text:span text:style-name="T7">errors</text:span><text:span text:style-name="T7"> that are useful, such </text:span><text:span text:style-name="T7">as</text:span><text:span text:style-name="T7"> "E21: Cannot make changes, </text:span><text:span text:style-name="T7">'modifiable'</text:span><text:span text:style-name="T7"> is off".</text:span></text:p>
          <text:p text:style-name="P310"/>
          <text:p text:style-name="P318"><text:span text:style-name="T7">Another useful mechanism is the </text:span><text:span text:style-name="T11">"</text:span><text:span text:style-name="T11">:finally</text:span><text:span text:style-name="T11">"</text:span><text:span text:style-name="T7"> command:</text:span></text:p>
          <text:p text:style-name="P310"><text:s text:c="8"/>:let tmp = tempname()</text:p>
          <text:p text:style-name="P306"><text:s text:c="8"/>:try</text:p>
          <text:p text:style-name="P310"><text:s text:c="8"/>: <text:s text:c="2"/>exe ".,$write " . tmp</text:p>
          <text:p text:style-name="P310"><text:s text:c="8"/>: <text:s text:c="2"/>exe "!filter " . tmp</text:p>
          <text:p text:style-name="P310"><text:s text:c="8"/>: <text:s text:c="2"/>.,$delete</text:p>
          <text:p text:style-name="P310"><text:s text:c="8"/>: <text:s text:c="2"/>exe "$read " . tmp</text:p>
          <text:p text:style-name="P306"><text:s text:c="8"/>:finally</text:p>
          <text:p text:style-name="P310"><text:s text:c="8"/>: <text:s text:c="2"/>call delete(tmp)</text:p>
          <text:p text:style-name="P310"><text:s text:c="5"/><text:span text:style-name="T33"><text:s text:c="3"/>:endtry</text:span></text:p>
          <text:p text:style-name="P310"/>
          <text:p text:style-name="P318"><text:span text:style-name="T7">This filters the lines from the cursor until the end of the file through the "</text:span><text:span text:style-name="T7">filter</text:span><text:span text:style-name="T7">" command, which takes a file name argument. </text:span><text:span text:style-name="T11"><text:s/>No matter if the filtering works, </text:span><text:span text:style-name="T7">something goes wrong in between </text:span><text:span text:style-name="T11">"</text:span><text:span text:style-name="T11">:try</text:span><text:span text:style-name="T11">" </text:span><text:span text:style-name="T7">and </text:span><text:span text:style-name="T11">"</text:span><text:span text:style-name="T11">:finally</text:span><text:span text:style-name="T11">" </text:span><text:span text:style-name="T7">or the user cancels the filtering by pressing </text:span><text:span text:style-name="T7">CTRL-C</text:span><text:span text:style-name="T7">, </text:span><text:soft-page-break/><text:span text:style-name="T11">the "call delete(tmp)" is always executed. <text:s/></text:span><text:span text:style-name="T7">This makes sure you don't leave the temporary file behind.</text:span></text:p>
          <text:p text:style-name="P310"/>
          <text:p text:style-name="P318"><text:span text:style-name="T7">More information about</text:span><text:span text:style-name="T11"> exception handling</text:span><text:span text:style-name="T7"> can be found in the reference manual:</text:span></text:p>
          <text:p text:style-name="P318"><text:span text:style-name="T11">|</text:span><text:span text:style-name="T11">exception-handling</text:span><text:span text:style-name="T11">|.</text:span></text:p>
          <text:p text:style-name="P82"/>
        </text:list-item>
        <text:list-item>
          <text:p text:style-name="P235">Various remarks</text:p>
          <text:p text:style-name="P318"><text:span text:style-name="T7"><text:s text:c="4"/>Here is a summary of items that apply to Vim scripts. <text:s/>They are also mentioned elsewhere, but form a </text:span><text:span text:style-name="T7">nice</text:span><text:span text:style-name="T7"> checklist.</text:span></text:p>
        </text:list-item>
      </text:list>
      <text:list xml:id="list1546182183" text:continue-list="list1025460209" text:style-name="L150">
        <text:list-header>
          <text:p text:style-name="P172"/>
        </text:list-header>
        <text:list-item>
          <text:p text:style-name="P172">WHITE SPACE</text:p>
        </text:list-item>
      </text:list>
      <text:list xml:id="list265565318" text:continue-list="list1367222112" text:style-name="L1">
        <text:list-header>
          <text:p text:style-name="P318"><text:span text:style-name="T7">For a "</text:span><text:span text:style-name="T7">:set</text:span><text:span text:style-name="T7">" command involving the "</text:span><text:span text:style-name="T7">=</text:span><text:span text:style-name="T7">" (equal) sign, such </text:span><text:span text:style-name="T7">as</text:span><text:span text:style-name="T7"> in:</text:span></text:p>
          <text:p text:style-name="P306"><text:s text:c="8"/>:set cpoptions <text:s text:c="3"/>=aABceFst</text:p>
          <text:p text:style-name="P310"/>
          <text:p text:style-name="P318"><text:span text:style-name="T7">the </text:span><text:span text:style-name="T7">whitespace</text:span><text:span text:style-name="T7"> immediately before the "</text:span><text:span text:style-name="T7">=</text:span><text:span text:style-name="T7">" sign is ignored. <text:s/>But there can be no </text:span><text:span text:style-name="T7">whitespace</text:span><text:span text:style-name="T7"> after the "</text:span><text:span text:style-name="T7">=</text:span><text:span text:style-name="T7">" sign!</text:span></text:p>
          <text:p text:style-name="P310"/>
          <text:p text:style-name="P318"><text:span text:style-name="T7">To include a </text:span><text:span text:style-name="T7">whitespace</text:span><text:span text:style-name="T7"> character in the value of an option, it must be escaped by a "\" (backslash) <text:s/></text:span><text:span text:style-name="T7">as</text:span><text:span text:style-name="T7"> in the following example:</text:span></text:p>
          <text:p text:style-name="P310"><text:s text:c="5"/><text:span text:style-name="T33"><text:s text:c="3"/>:set tags=my\ nice\ file</text:span></text:p>
        </text:list-header>
      </text:list>
      <text:list xml:id="list1477410895" text:continue-list="list1546182183" text:style-name="L150">
        <text:list-header>
          <text:p text:style-name="P172"/>
        </text:list-header>
        <text:list-item>
          <text:p text:style-name="P172">COMMENTS</text:p>
        </text:list-item>
      </text:list>
      <text:list xml:id="list1405394188" text:continue-list="list265565318" text:style-name="L1">
        <text:list-header>
          <text:p text:style-name="P318"><text:span text:style-name="T7">The character " (the double </text:span><text:span text:style-name="T7">quote</text:span><text:span text:style-name="T7"> </text:span><text:span text:style-name="T7">mark</text:span><text:span text:style-name="T7">) starts a comment. <text:s/></text:span></text:p>
          <text:p text:style-name="P310">There is a little<text:span text:style-name="T33"> "catch"</text:span> with comments for some commands. <text:s/>Examples:</text:p>
          <text:p text:style-name="P310"><text:s text:c="8"/>:abbrev dev development <text:s text:c="8"/>" shorthand</text:p>
          <text:p text:style-name="P310"><text:s text:c="8"/>:map &lt;F3&gt; o#include <text:s text:c="12"/>" insert include</text:p>
          <text:p text:style-name="P310"><text:s text:c="8"/>:execute cmd <text:s text:c="19"/>" do it</text:p>
          <text:p text:style-name="P310"><text:s text:c="8"/>:!ls *.c <text:s text:c="23"/>" list C files</text:p>
          <text:p text:style-name="P318"><text:span text:style-name="T7"><text:line-break/>The abbreviation 'dev' will be expanded to </text:span><text:span text:style-name="T11">'development <text:s text:c="4"/>" shorthand'</text:span><text:span text:style-name="T7">. <text:s/>The </text:span><text:span text:style-name="T7">mapping</text:span><text:span text:style-name="T7"> of </text:span><text:span text:style-name="T7">&lt;F3&gt;</text:span><text:span text:style-name="T7"> will actually be the whole line after the 'o# ....' including the '"' insert include'. <text:s/>The "execute" command will give an error. <text:s/>The "</text:span><text:span text:style-name="T7">!</text:span><text:span text:style-name="T7">" command will send everything after it to the shell, causing an error for an unmatched '"'' character.</text:span></text:p>
          <text:p text:style-name="P318"><text:span text:style-name="T7"><text:s text:c="3"/>There can be no comment after "</text:span><text:span text:style-name="T7">:map</text:span><text:span text:style-name="T7">", "</text:span><text:span text:style-name="T7">:abbreviate</text:span><text:span text:style-name="T7">", "</text:span><text:span text:style-name="T7">:execute</text:span><text:span text:style-name="T7">" and "</text:span><text:span text:style-name="T7">!</text:span><text:span text:style-name="T7">" commands (there are a few more commands with this restriction). <text:s/>For the "</text:span><text:span text:style-name="T7">:map</text:span><text:span text:style-name="T7">", "</text:span><text:span text:style-name="T7">:abbreviate</text:span><text:span text:style-name="T7">" and "</text:span><text:span text:style-name="T7">:execute</text:span><text:span text:style-name="T7">" commands there is a trick:</text:span></text:p>
          <text:p text:style-name="P310"><text:s text:c="7"/><text:span text:style-name="T33"><text:s/>:abbrev dev development|" shorthand</text:span></text:p>
          <text:p text:style-name="P306"><text:soft-page-break/><text:s text:c="8"/>:map &lt;F3&gt; o#include|" insert include</text:p>
          <text:p text:style-name="P306"><text:s text:c="8"/>:execute cmd <text:s text:c="19"/>|" do it</text:p>
          <text:p text:style-name="P310"/>
          <text:p text:style-name="P318"><text:span text:style-name="T7">With the '|' character the command is separated from the next one. <text:s/>And that next command is only a comment. <text:s/>For the last command you need to </text:span><text:span text:style-name="T7">do</text:span><text:span text:style-name="T7"> two things: |</text:span><text:span text:style-name="T7">:execute</text:span><text:span text:style-name="T7">| and use '|':</text:span></text:p>
          <text:p text:style-name="P310"><text:s text:c="8"/>:exe '!ls *.c' <text:s text:c="17"/>|" list C files</text:p>
          <text:p text:style-name="P310"/>
          <text:p text:style-name="P318"><text:span text:style-name="T7">Notice that there is no white space before the '|' in the abbreviation and </text:span><text:span text:style-name="T7">mapping</text:span><text:span text:style-name="T7">. <text:s/></text:span><text:span text:style-name="T11">For these commands, any character until the end-of-line or '|' is included. <text:s/></text:span><text:span text:style-name="T7">As a consequence of this behavior, you don't always see that trailing </text:span><text:span text:style-name="T7">whitespace</text:span><text:span text:style-name="T7"> is included:</text:span></text:p>
          <text:p text:style-name="P306"><text:s text:c="8"/>:map &lt;F4&gt; o#include <text:s/></text:p>
          <text:p text:style-name="P310"/>
          <text:p text:style-name="P318"><text:span text:style-name="T7">To spot these problems, you can set the </text:span><text:span text:style-name="T7">'list'</text:span><text:span text:style-name="T7"> option when editing </text:span><text:span text:style-name="T7">vimrc</text:span><text:span text:style-name="T7"> files.</text:span></text:p>
          <text:p text:style-name="P310"/>
          <text:p text:style-name="P318"><text:span text:style-name="T7">For </text:span><text:span text:style-name="T7">Unix</text:span><text:span text:style-name="T7"> there is one special way to comment a line, that allows making a Vim </text:span><text:a xlink:type="simple" xlink:href="#script">script</text:a><text:span text:style-name="T7"> executable:</text:span></text:p>
          <text:p text:style-name="P310"><text:s text:c="8"/>#!/usr/bin/env vim -S</text:p>
          <text:p text:style-name="P310"><text:s text:c="8"/>echo "this is a Vim script"</text:p>
          <text:p text:style-name="P310"><text:s text:c="8"/>quit</text:p>
          <text:p text:style-name="P310"/>
          <text:p text:style-name="P318"><text:span text:style-name="T7">The "</text:span><text:span text:style-name="T7">#</text:span><text:span text:style-name="T7">" command by itself lists a line with the line number. <text:s/>Adding an exclamation </text:span><text:span text:style-name="T7">mark</text:span><text:span text:style-name="T7"> changes it into doing nothing, so that you can add the shell command to execute the rest of the file. |</text:span><text:span text:style-name="T7">:#!</text:span><text:span text:style-name="T7">| |</text:span><text:span text:style-name="T7">-S</text:span><text:span text:style-name="T7">|</text:span></text:p>
        </text:list-header>
      </text:list>
      <text:list xml:id="list888138229" text:style-name="L151">
        <text:list-header>
          <text:p text:style-name="P173"/>
        </text:list-header>
        <text:list-item>
          <text:p text:style-name="P173">PITFALLS</text:p>
        </text:list-item>
      </text:list>
      <text:list xml:id="list230159683" text:continue-list="list1405394188" text:style-name="L1">
        <text:list-header>
          <text:p text:style-name="P310">Even bigger problem arises in the following example:</text:p>
          <text:p text:style-name="P310"><text:s text:c="8"/>:map ,ab o#include</text:p>
          <text:p text:style-name="P310"><text:s text:c="8"/>:unmap ,ab </text:p>
          <text:p text:style-name="P318"><text:span text:style-name="T7">Here the unmap command will not work, because it tries to unmap ",ab ". <text:s/>This does not exist </text:span><text:span text:style-name="T7">as</text:span><text:span text:style-name="T7"> a mapped sequence. <text:s/>An error will be issued, which is very hard to identify, because the ending </text:span><text:span text:style-name="T7">whitespace</text:span><text:span text:style-name="T7"> character in "</text:span><text:span text:style-name="T7">:unmap</text:span><text:span text:style-name="T7"> ,ab " is not visible.</text:span></text:p>
          <text:p text:style-name="P310"/>
          <text:p text:style-name="P318"><text:span text:style-name="T7">And this is the same </text:span><text:span text:style-name="T7">as</text:span><text:span text:style-name="T7"> what happens when one uses a comment after an 'unmap' command:</text:span></text:p>
          <text:p text:style-name="P310"><text:s text:c="8"/>:unmap ,ab <text:s text:c="4"/>" comment</text:p>
          <text:p text:style-name="P310"/>
          <text:p text:style-name="P318"><text:soft-page-break/><text:span text:style-name="T7">Here the comment part will be ignored. <text:s/>However, Vim will try to unmap ',ab <text:s text:c="4"/>'', which does not exist. <text:s/>Rewrite it </text:span><text:span text:style-name="T7">as</text:span><text:span text:style-name="T7">:</text:span></text:p>
          <text:p text:style-name="P310"><text:s text:c="2"/><text:span text:style-name="T33"><text:s text:c="6"/>:unmap ,ab| <text:s text:c="3"/>" comment</text:span></text:p>
        </text:list-header>
      </text:list>
      <text:list xml:id="list626842458" text:continue-list="list888138229" text:style-name="L151">
        <text:list-header>
          <text:p text:style-name="P173"/>
        </text:list-header>
        <text:list-item>
          <text:p text:style-name="P173">RESTORING THE VIEW</text:p>
        </text:list-item>
      </text:list>
      <text:list xml:id="list281084269" text:continue-list="list230159683" text:style-name="L1">
        <text:list-header>
          <text:p text:style-name="P318"><text:span text:style-name="T7">Sometimes you want to make a change and go back to where cursor was. Restoring the relative position would also be </text:span><text:span text:style-name="T7">nice</text:span><text:span text:style-name="T7">, so that the same line appears at the top of the </text:span><text:span text:style-name="T7">window</text:span><text:span text:style-name="T7">.</text:span></text:p>
          <text:p text:style-name="P318"><text:span text:style-name="T7"><text:s text:c="3"/>This example yanks the current line, puts it above the first line in the file and then restores the </text:span><text:span text:style-name="T7">view</text:span><text:span text:style-name="T7">:</text:span></text:p>
          <text:p text:style-name="P306"><text:s text:c="8"/>map ,p ma"aYHmbgg"aP`bzt`a</text:p>
          <text:p text:style-name="P310"/>
          <text:p text:style-name="P310">What this does:</text:p>
          <text:p text:style-name="P310"><text:s text:c="8"/>ma"aYHmbgg"aP`bzt`a</text:p>
          <text:p text:style-name="P318"><text:span text:style-name="T7"><text:s text:c="8"/>ma <text:s text:c="21"/>set </text:span><text:span text:style-name="T7">mark</text:span><text:span text:style-name="T7"> a at cursor position</text:span></text:p>
          <text:p text:style-name="P318"><text:span text:style-name="T7"><text:s text:c="10"/>"aY <text:s text:c="18"/></text:span><text:span text:style-name="T7">yank</text:span><text:span text:style-name="T7"> current line into </text:span><text:span text:style-name="T7">register</text:span><text:span text:style-name="T7"> a</text:span></text:p>
          <text:p text:style-name="P318"><text:span text:style-name="T7"><text:s text:c="13"/>Hmb <text:s text:c="15"/>go to top line in </text:span><text:span text:style-name="T7">window</text:span><text:span text:style-name="T7"> and set </text:span><text:span text:style-name="T7">mark</text:span><text:span text:style-name="T7"> </text:span><text:span text:style-name="T7">b</text:span><text:span text:style-name="T7"> there</text:span></text:p>
          <text:p text:style-name="P318"><text:span text:style-name="T7"><text:s text:c="16"/></text:span><text:span text:style-name="T7">gg</text:span><text:span text:style-name="T7"> <text:s text:c="13"/>go to first line in file</text:span></text:p>
          <text:p text:style-name="P310"><text:s text:c="18"/>"aP <text:s text:c="10"/>put the yanked line above it</text:p>
          <text:p text:style-name="P310"><text:s text:c="21"/>`b <text:s text:c="8"/>go back to top line in display</text:p>
          <text:p text:style-name="P318"><text:span text:style-name="T7"><text:s text:c="23"/></text:span><text:span text:style-name="T7">zt</text:span><text:span text:style-name="T7"> <text:s text:c="6"/>position the text in the </text:span><text:span text:style-name="T7">window</text:span><text:span text:style-name="T7"> </text:span><text:span text:style-name="T7">as</text:span><text:span text:style-name="T7"> before</text:span></text:p>
          <text:p text:style-name="P310"><text:s text:c="25"/>`a <text:s text:c="4"/>go back to saved cursor position</text:p>
        </text:list-header>
      </text:list>
      <text:list xml:id="list181929390" text:continue-list="list626842458" text:style-name="L151">
        <text:list-header>
          <text:p text:style-name="P173"/>
        </text:list-header>
        <text:list-item>
          <text:p text:style-name="P173">PACKAGING</text:p>
        </text:list-item>
      </text:list>
      <text:list xml:id="list41530594" text:continue-list="list281084269" text:style-name="L1">
        <text:list-header>
          <text:p text:style-name="P318"><text:span text:style-name="T7">To avoid your function names to interfere with </text:span><text:span text:style-name="T7">functions</text:span><text:span text:style-name="T7"> that you get from others, use this scheme:</text:span></text:p>
          <text:p text:style-name="P318"><text:span text:style-name="T7">- Prepend a unique string before each function name. <text:s/>I often use an abbreviation. <text:s/>For example, "OW_" is used for the option </text:span><text:span text:style-name="T7">window</text:span><text:span text:style-name="T7"> </text:span><text:span text:style-name="T7">functions</text:span><text:span text:style-name="T7">.</text:span></text:p>
          <text:p text:style-name="P318"><text:span text:style-name="T7">- Put the definition of your </text:span><text:span text:style-name="T7">functions</text:span><text:span text:style-name="T7"> together in a file. <text:s/>Set a global variable to indicate that the </text:span><text:span text:style-name="T7">functions</text:span><text:span text:style-name="T7"> have been loaded. <text:s/>When sourcing the file again, </text:span><text:span text:style-name="T11">first unload the </text:span><text:span text:style-name="T11">functions</text:span><text:span text:style-name="T11">.</text:span></text:p>
          <text:p text:style-name="P310">Example:</text:p>
          <text:p text:style-name="P310"/>
          <text:p text:style-name="P310"><text:s text:c="8"/>" This is the XXX package</text:p>
          <text:p text:style-name="P310"/>
          <text:p text:style-name="P310"><text:s text:c="8"/>if exists("XXX_loaded")</text:p>
          <text:p text:style-name="P310"><text:s text:c="10"/>delfun XXX_one</text:p>
          <text:p text:style-name="P310"><text:s text:c="10"/>delfun XXX_two</text:p>
          <text:p text:style-name="P310"><text:s text:c="8"/>endif</text:p>
          <text:p text:style-name="P310"><text:soft-page-break/></text:p>
          <text:p text:style-name="P310"><text:s text:c="8"/>function XXX_one(a)</text:p>
          <text:p text:style-name="P310"><text:s text:c="16"/>... body of function ...</text:p>
          <text:p text:style-name="P310"><text:s text:c="8"/>endfun</text:p>
          <text:p text:style-name="P310"/>
          <text:p text:style-name="P310"><text:s text:c="8"/>function XXX_two(b)</text:p>
          <text:p text:style-name="P310"><text:s text:c="16"/>... body of function ...</text:p>
          <text:p text:style-name="P310"><text:s text:c="8"/>endfun</text:p>
          <text:p text:style-name="P310"/>
          <text:p text:style-name="P310"><text:s text:c="8"/>let XXX_loaded = 1</text:p>
          <text:p text:style-name="P82"/>
        </text:list-header>
        <text:list-item>
          <text:p text:style-name="P235">Writing a plugin <text:s text:c="5"/><text:span text:style-name="T41"><text:s text:c="10"/></text:span></text:p>
          <text:p text:style-name="P318"><text:span text:style-name="T7"><text:s text:c="3"/>You can write a Vim </text:span><text:a xlink:type="simple" xlink:href="#script">script</text:a><text:span text:style-name="T7"> in such a way that many people can use it. <text:s/>This is called a </text:span><text:span text:style-name="T7">plugin</text:span><text:span text:style-name="T7">. <text:s/>Vim users can drop your </text:span><text:a xlink:type="simple" xlink:href="#script">script</text:a><text:span text:style-name="T7"> in their </text:span><text:span text:style-name="T7">plugin</text:span><text:span text:style-name="T7"> directory and use its features right away |</text:span><text:span text:style-name="T7">add-plugin</text:span><text:span text:style-name="T7">|. There are actually two types of plugins:</text:span></text:p>
          <text:p text:style-name="P310"><text:span text:style-name="T33"><text:s text:c="2"/>global plugins: </text:span>For all types of files.</text:p>
          <text:p text:style-name="P318"><text:span text:style-name="T11"><text:s text:c="2"/></text:span><text:span text:style-name="T11">filetype</text:span><text:span text:style-name="T11"> plugins: </text:span><text:span text:style-name="T7">Only for files of a specific type.</text:span></text:p>
        </text:list-item>
      </text:list>
      <text:list xml:id="list924109429" text:continue-list="list181929390" text:style-name="L151">
        <text:list-header>
          <text:p text:style-name="P173"/>
        </text:list-header>
        <text:list-item>
          <text:p text:style-name="P173">NAME</text:p>
        </text:list-item>
      </text:list>
      <text:list xml:id="list1247362080" text:continue-list="list41530594" text:style-name="L1">
        <text:list-header>
          <text:p text:style-name="P318"><text:span text:style-name="T7">First of all you must choose a name for your </text:span><text:span text:style-name="T7">plugin</text:span><text:span text:style-name="T7">. <text:s/>The features provided by the </text:span><text:span text:style-name="T7">plugin</text:span><text:span text:style-name="T7"> should be clear from its name. </text:span></text:p>
        </text:list-header>
      </text:list>
      <text:list xml:id="list1407158277" text:continue-list="list924109429" text:style-name="L151">
        <text:list-header>
          <text:p text:style-name="P173"/>
        </text:list-header>
        <text:list-item>
          <text:p text:style-name="P173">HEADER</text:p>
        </text:list-item>
      </text:list>
      <text:list xml:id="list2111956407" text:continue-list="list1247362080" text:style-name="L1">
        <text:list-header>
          <text:p text:style-name="P318"><text:span text:style-name="T7">Therefore, put a header at the top of your </text:span><text:span text:style-name="T7">plugin</text:span><text:span text:style-name="T7">:</text:span></text:p>
          <text:p text:style-name="P310"><text:s text:c="2"/>1 <text:s text:c="4"/>" Vim global plugin for correcting typing mistakes</text:p>
          <text:p text:style-name="P310"><text:s text:c="2"/>2 <text:s text:c="4"/>" Last Change: <text:s/>2000 Oct 15</text:p>
          <text:p text:style-name="P310"><text:s text:c="2"/>3 <text:s text:c="4"/>" Maintainer: <text:s text:c="2"/>Bram Moolenaar &lt;Bram@vim.org&gt;</text:p>
        </text:list-header>
      </text:list>
      <text:list xml:id="list164850858" text:continue-list="list1407158277" text:style-name="L151">
        <text:list-header>
          <text:p text:style-name="P173"/>
        </text:list-header>
        <text:list-item>
          <text:p text:style-name="P173">NOT LOADING</text:p>
        </text:list-item>
      </text:list>
      <text:list xml:id="list552237925" text:continue-list="list2111956407" text:style-name="L1">
        <text:list-header>
          <text:p text:style-name="P318"><text:span text:style-name="T7">It's possible that a user doesn't always want to load this </text:span><text:span text:style-name="T7">plugin</text:span><text:span text:style-name="T7">. <text:s/>Or the system administrator has dropped it in the system-wide </text:span><text:span text:style-name="T7">plugin</text:span><text:span text:style-name="T7"> directory, but a user has his own </text:span><text:span text:style-name="T7">plugin</text:span><text:span text:style-name="T7"> he wants to use. <text:s/>Then the user must have a chance to disable loading this specific </text:span><text:span text:style-name="T7">plugin</text:span><text:span text:style-name="T7">. <text:s/>This will make it possible:</text:span></text:p>
          <text:p text:style-name="P310"><text:s text:c="2"/>6 <text:s text:c="4"/>if exists("g:loaded_typecorr")</text:p>
          <text:p text:style-name="P310"><text:s text:c="2"/>7 <text:s text:c="6"/>finish</text:p>
          <text:p text:style-name="P310"><text:s text:c="2"/>8 <text:s text:c="4"/>endif</text:p>
          <text:p text:style-name="P310"><text:s text:c="2"/>9 <text:s text:c="4"/>let g:loaded_typecorr = 1</text:p>
          <text:p text:style-name="P310"><text:soft-page-break/></text:p>
          <text:p text:style-name="P318"><text:span text:style-name="T7">This also avoids that when the </text:span><text:a xlink:type="simple" xlink:href="#script">script</text:a><text:span text:style-name="T7"> is loaded </text:span><text:span text:style-name="T7">twice</text:span><text:span text:style-name="T7"> it would cause error </text:span><text:span text:style-name="T7">messages</text:span><text:span text:style-name="T7"> for redefining </text:span><text:span text:style-name="T7">functions</text:span><text:span text:style-name="T7"> and cause trouble for autocommands that are added </text:span><text:span text:style-name="T7">twice</text:span><text:span text:style-name="T7">.</text:span></text:p>
          <text:p text:style-name="P310"/>
          <text:p text:style-name="P318"><text:span text:style-name="T7">The name is recommended to start with "loaded_" and then the file name of the </text:span><text:span text:style-name="T7">plugin</text:span><text:span text:style-name="T7">, literally. <text:s/>The "g:" is prepended just to avoid mistakes when using the variable in a function (without "g:" it would be a variable local to the function).</text:span></text:p>
          <text:p text:style-name="P310"/>
          <text:p text:style-name="P310">Using <text:span text:style-name="T33">"finish" stops Vim from reading the rest of the file</text:span>, it's much quicker than using if-endif around the whole file.</text:p>
        </text:list-header>
      </text:list>
      <text:list xml:id="list472642958" text:continue-list="list164850858" text:style-name="L151">
        <text:list-header>
          <text:p text:style-name="P173"/>
        </text:list-header>
        <text:list-item>
          <text:p text:style-name="P173">MAPPING</text:p>
        </text:list-item>
      </text:list>
      <text:list xml:id="list532153931" text:continue-list="list552237925" text:style-name="L1">
        <text:list-header>
          <text:p text:style-name="P318"><text:span text:style-name="T7">Now let's make the </text:span><text:span text:style-name="T7">plugin</text:span><text:span text:style-name="T7"> more interesting: </text:span><text:span text:style-name="T11">We will add a </text:span><text:span text:style-name="T11">mapping</text:span><text:span text:style-name="T11"> that adds a correction for the </text:span><text:span text:style-name="T11">word</text:span><text:span text:style-name="T11"> under the cursor. <text:s/></text:span><text:span text:style-name="T7">We could just pick a key sequence for this </text:span><text:span text:style-name="T7">mapping</text:span><text:span text:style-name="T7">, but the user might already use it for something else. <text:s/>To allow the user to define which keys a </text:span><text:span text:style-name="T7">mapping</text:span><text:span text:style-name="T7"> in a </text:span><text:span text:style-name="T7">plugin</text:span><text:span text:style-name="T7"> uses, the </text:span><text:span text:style-name="T11">&lt;Leader&gt;</text:span><text:span text:style-name="T7"> item can be used:</text:span></text:p>
          <text:p text:style-name="P310"/>
          <text:p text:style-name="P306"><text:s/>22 <text:s text:c="6"/>map &lt;unique&gt; &lt;Leader&gt;a <text:s/>&lt;Plug&gt;TypecorrAdd</text:p>
          <text:p text:style-name="P310"/>
          <text:p text:style-name="P318"><text:span text:style-name="T7">The </text:span><text:span text:style-name="T11">"&lt;Plug&gt;TypecorrAdd"</text:span><text:span text:style-name="T7"> thing will </text:span><text:span text:style-name="T7">do</text:span><text:span text:style-name="T7"> the work, more about that further on.</text:span></text:p>
          <text:p text:style-name="P310"/>
          <text:p text:style-name="P318"><text:span text:style-name="T7">The user can set the "</text:span><text:span text:style-name="T7">mapleader</text:span><text:span text:style-name="T7">" variable to the key sequence that he wants this </text:span><text:span text:style-name="T7">mapping</text:span><text:span text:style-name="T7"> to start with. <text:s/>Thus if the user has done:</text:span></text:p>
          <text:p text:style-name="P310"/>
          <text:p text:style-name="P310"><text:s/><text:span text:style-name="T33"><text:s text:c="7"/>let mapleader = "_"</text:span></text:p>
          <text:p text:style-name="P310"/>
          <text:p text:style-name="P318"><text:span text:style-name="T7">the </text:span><text:span text:style-name="T7">mapping</text:span><text:span text:style-name="T7"> will define "_a". <text:s/>If the user didn't </text:span><text:span text:style-name="T7">do</text:span><text:span text:style-name="T7"> this, the default value will be used, which is a </text:span><text:span text:style-name="T7">backslash</text:span><text:span text:style-name="T7">. <text:s/>Then a map for "\a" will be defined.</text:span></text:p>
          <text:p text:style-name="P310"/>
          <text:p text:style-name="P318"><text:span text:style-name="T7">Note that </text:span><text:span text:style-name="T11">&lt;unique&gt;</text:span><text:span text:style-name="T7"> is used, this will cause an error message if the </text:span><text:span text:style-name="T7">mapping</text:span><text:span text:style-name="T7"> already happened to exist. </text:span><text:span text:style-name="T11">|</text:span><text:span text:style-name="T11">:map-&lt;unique&gt;</text:span><text:span text:style-name="T11">|</text:span></text:p>
          <text:p text:style-name="P310"/>
          <text:p text:style-name="P310">But what if the user wants to define his own key sequence? <text:s/>We can allow that with this mechanism:</text:p>
          <text:p text:style-name="P306"><text:s/>21 <text:s text:c="4"/>if !hasmapto('&lt;Plug&gt;TypecorrAdd')</text:p>
          <text:p text:style-name="P306"><text:s/>22 <text:s text:c="6"/>map &lt;unique&gt; &lt;Leader&gt;a <text:s/>&lt;Plug&gt;TypecorrAdd</text:p>
          <text:p text:style-name="P306"><text:s/>23 <text:s text:c="4"/>endif</text:p>
          <text:p text:style-name="P310"><text:soft-page-break/></text:p>
          <text:p text:style-name="P318"><text:span text:style-name="T7">This checks if a </text:span><text:span text:style-name="T7">mapping</text:span><text:span text:style-name="T7"> to "&lt;Plug&gt;TypecorrAdd" already exists, and only defines the </text:span><text:span text:style-name="T7">mapping</text:span><text:span text:style-name="T7"> from "&lt;Leader&gt;a" if it doesn't. <text:s/>The user then has a chance of putting this in his </text:span><text:span text:style-name="T7">vimrc</text:span><text:span text:style-name="T7"> file:</text:span></text:p>
          <text:p text:style-name="P310"><text:s/><text:span text:style-name="T33"><text:s text:c="7"/>map ,c <text:s/>&lt;Plug&gt;TypecorrAdd</text:span></text:p>
          <text:p text:style-name="P310">Then the mapped key sequence will be ",c" instead of "_a" or "\a".</text:p>
        </text:list-header>
      </text:list>
      <text:list xml:id="list1508574795" text:continue-list="list472642958" text:style-name="L151">
        <text:list-header>
          <text:p text:style-name="P173"/>
        </text:list-header>
        <text:list-item>
          <text:p text:style-name="P173">PIECES</text:p>
        </text:list-item>
      </text:list>
      <text:list xml:id="list749635383" text:continue-list="list532153931" text:style-name="L1">
        <text:list-header>
          <text:p text:style-name="P318"><text:span text:style-name="T7">If a </text:span><text:a xlink:type="simple" xlink:href="#script">script</text:a><text:span text:style-name="T7"> gets longer, you often want to break up the work in pieces. <text:s/>You can use </text:span><text:span text:style-name="T7">functions</text:span><text:span text:style-name="T7"> or mappings for this. <text:s/>But you don't want these </text:span><text:span text:style-name="T7">functions</text:span><text:span text:style-name="T7"> and mappings to interfere with the ones from other scripts. <text:s/>For example, you could define a function Add(), but another </text:span><text:a xlink:type="simple" xlink:href="#script">script</text:a><text:span text:style-name="T7"> could try to define the same function. <text:s/>To avoid this, we define the function local to the </text:span><text:a xlink:type="simple" xlink:href="#script">script</text:a><text:span text:style-name="T7"> by prepending it with </text:span><text:span text:style-name="T11">"s:"</text:span><text:span text:style-name="T7">.</text:span></text:p>
          <text:p text:style-name="P310"/>
          <text:p text:style-name="P310">We will define a function that adds a new typing correction:</text:p>
          <text:p text:style-name="P306"><text:s/>30 <text:s text:c="4"/>function <text:span text:style-name="T43">s:Add</text:span>(from, correct)</text:p>
          <text:p text:style-name="P306"><text:s/>31 <text:s text:c="6"/>let to = input("type the correction for " . a:from . ": ")</text:p>
          <text:p text:style-name="P306"><text:s/>32 <text:s text:c="6"/>exe ":iabbrev " . a:from . " " . to</text:p>
          <text:p text:style-name="P306"><text:s/>..</text:p>
          <text:p text:style-name="P306"><text:s/>36 <text:s text:c="4"/>endfunction</text:p>
          <text:p text:style-name="P310"/>
          <text:p text:style-name="P318"><text:span text:style-name="T7">Now we can call the function s:Add() from within this </text:span><text:a xlink:type="simple" xlink:href="#script">script</text:a><text:span text:style-name="T7">. <text:s/>If another </text:span><text:a xlink:type="simple" xlink:href="#script">script</text:a><text:span text:style-name="T7"> also defines s:Add(), it will be local to that </text:span><text:a xlink:type="simple" xlink:href="#script">script</text:a><text:span text:style-name="T7"> and can only be called from the </text:span><text:a xlink:type="simple" xlink:href="#script">script</text:a><text:span text:style-name="T7"> it was defined in. <text:s/>There can also be a global Add() function (without the "s:"), which is again another function.</text:span></text:p>
          <text:p text:style-name="P310"/>
          <text:p text:style-name="P318"><text:span text:style-name="T7">&lt;SID&gt;</text:span><text:span text:style-name="T7"> can be used with mappings. <text:s/>It generates a </text:span><text:a xlink:type="simple" xlink:href="#script">script</text:a><text:span text:style-name="T7"> ID, which identifies the current </text:span><text:a xlink:type="simple" xlink:href="#script">script</text:a><text:span text:style-name="T7">. <text:s/>In our typing correction </text:span><text:span text:style-name="T7">plugin</text:span><text:span text:style-name="T7"> we use it like this:</text:span></text:p>
          <text:p text:style-name="P310"/>
          <text:p text:style-name="P306"><text:s/>24 <text:s text:c="4"/>noremap &lt;unique&gt; &lt;script&gt; &lt;Plug&gt;TypecorrAdd <text:s/>&lt;SID&gt;Add</text:p>
          <text:p text:style-name="P306"><text:s/>..</text:p>
          <text:p text:style-name="P306"><text:s/>28 <text:s text:c="4"/>noremap &lt;SID&gt;Add <text:s/>:call &lt;SID&gt;Add(expand("&lt;cword&gt;"), 1)&lt;CR&gt;</text:p>
          <text:p text:style-name="P310"/>
          <text:p text:style-name="P310">Thus when a user types "\a", this sequence is invoked:</text:p>
          <text:p text:style-name="P310"/>
          <text:p text:style-name="P306"><text:s text:c="8"/>\a <text:s/>-&gt; <text:s/>&lt;Plug&gt;TypecorrAdd <text:s/>-&gt; <text:s/>&lt;SID&gt;Add <text:s/>-&gt; <text:s/>:call &lt;SID&gt;Add()</text:p>
          <text:p text:style-name="P310"/>
          <text:p text:style-name="P318"><text:soft-page-break/><text:span text:style-name="T7">If another </text:span><text:a xlink:type="simple" xlink:href="#script">script</text:a><text:span text:style-name="T7"> would also map &lt;SID&gt;Add, it would get another </text:span><text:a xlink:type="simple" xlink:href="#script">script</text:a><text:span text:style-name="T7"> ID and thus define </text:span><text:span text:style-name="T7">another </text:span><text:span text:style-name="T7">mapping</text:span><text:span text:style-name="T7">.</text:span></text:p>
          <text:p text:style-name="P310"/>
          <text:p text:style-name="P318"><text:span text:style-name="T7">Note that instead of s:Add() we use &lt;SID&gt;Add() here. <text:s/>That is because the </text:span><text:span text:style-name="T7">mapping</text:span><text:span text:style-name="T7"> is typed by the user, thus outside of the </text:span><text:a xlink:type="simple" xlink:href="#script">script</text:a><text:span text:style-name="T7">. <text:s/>The </text:span><text:span text:style-name="T7">&lt;SID&gt;</text:span><text:span text:style-name="T7"> is translated to the </text:span><text:a xlink:type="simple" xlink:href="#script">script</text:a><text:span text:style-name="T7"> ID, so that Vim knows in which </text:span><text:a xlink:type="simple" xlink:href="#script">script</text:a><text:span text:style-name="T7"> to look for the Add() function.</text:span></text:p>
          <text:p text:style-name="P310"/>
          <text:p text:style-name="P318"><text:span text:style-name="T7">This is a bit complicated, but it's required for the </text:span><text:span text:style-name="T7">plugin</text:span><text:span text:style-name="T7"> to work together with other plugins. <text:s/>The basic rule is that you use &lt;SID&gt;Add() in mappings and s:Add() in other places (the </text:span><text:a xlink:type="simple" xlink:href="#script">script</text:a><text:span text:style-name="T7"> itself, autocommands, user commands).</text:span></text:p>
          <text:p text:style-name="P321"/>
          <text:p text:style-name="P318"><text:span text:style-name="T7">We can also add a menu entry to </text:span><text:span text:style-name="T7">do</text:span><text:span text:style-name="T7"> the same </text:span><text:span text:style-name="T7">as</text:span><text:span text:style-name="T7"> the </text:span><text:span text:style-name="T7">mapping</text:span><text:span text:style-name="T7">:</text:span></text:p>
          <text:p text:style-name="P310"/>
          <text:p text:style-name="P306"><text:s/>26 <text:s text:c="4"/>noremenu &lt;script&gt; Plugin.Add\ Correction <text:s text:c="5"/>&lt;SID&gt;Add</text:p>
          <text:p text:style-name="P310"/>
          <text:p text:style-name="P318"><text:span text:style-name="T7">The "Plugin" menu is recommended for adding menu items for plugins. <text:s/>In this </text:span><text:span text:style-name="T7">case</text:span><text:span text:style-name="T7"> only one item is used. <text:s/>When adding more items, creating a submenu is recommended. <text:s/>For example, "Plugin.CVS" could be used for a </text:span><text:span text:style-name="T7">plugin</text:span><text:span text:style-name="T7"> that offers CVS operations "Plugin.CVS.checkin", "Plugin.CVS.checkout", etc.</text:span></text:p>
          <text:p text:style-name="P321"/>
          <text:p text:style-name="P318"><text:span text:style-name="T7">Note that in line 28 "</text:span><text:span text:style-name="T7">:noremap</text:span><text:span text:style-name="T7">" is used to avoid that any other mappings cause trouble. Someone may have remapped "</text:span><text:span text:style-name="T7">:call</text:span><text:span text:style-name="T7">", for example. <text:s/>In line 24 we also use "</text:span><text:span text:style-name="T7">:noremap</text:span><text:span text:style-name="T7">", but we </text:span><text:span text:style-name="T7">do</text:span><text:span text:style-name="T7"> want "&lt;SID&gt;Add" to be remapped. <text:s/>This is why "&lt;script&gt;" is used here. <text:s/>This only allows mappings which are local to the script. |</text:span><text:span text:style-name="T7">:map-&lt;script&gt;</text:span><text:span text:style-name="T7">| <text:s/>The same is done in line 26 for "</text:span><text:span text:style-name="T7">:noremenu</text:span><text:span text:style-name="T7">". </text:span><text:span text:style-name="T11">|</text:span><text:span text:style-name="T11">:menu-&lt;script&gt;</text:span><text:span text:style-name="T11">|</text:span></text:p>
        </text:list-header>
      </text:list>
      <text:list xml:id="list2045056344" text:continue-list="list1508574795" text:style-name="L151">
        <text:list-header>
          <text:p text:style-name="P173"/>
        </text:list-header>
        <text:list-item>
          <text:p text:style-name="P299"><text:span text:style-name="T11">&lt;SID&gt;</text:span><text:span text:style-name="T11"> AND </text:span><text:span text:style-name="T11">&lt;Plug&gt;</text:span><text:span text:style-name="T11"> <text:s text:c="11"/></text:span><text:span text:style-name="T21"><text:s text:c="4"/></text:span></text:p>
        </text:list-item>
      </text:list>
      <text:list xml:id="list231511634" text:continue-list="list749635383" text:style-name="L1">
        <text:list-header>
          <text:p text:style-name="P318"><text:span text:style-name="T7">Both </text:span><text:span text:style-name="T7">&lt;SID&gt;</text:span><text:span text:style-name="T7"> and </text:span><text:span text:style-name="T7">&lt;Plug&gt;</text:span><text:span text:style-name="T7"> are used to avoid that mappings of typed keys interfere with mappings that are only to be used from other mappings. <text:s/>Note thedifference between using </text:span><text:span text:style-name="T7">&lt;SID&gt;</text:span><text:span text:style-name="T7"> and </text:span><text:span text:style-name="T7">&lt;Plug&gt;</text:span><text:span text:style-name="T7">:</text:span></text:p>
          <text:p text:style-name="P310"/>
          <text:p text:style-name="P318"><text:span text:style-name="T11">&lt;Plug&gt;</text:span><text:span text:style-name="T7"> <text:s/>is visible outside of the </text:span><text:a xlink:type="simple" xlink:href="#script">script</text:a><text:span text:style-name="T7">. <text:s/>It is used for mappings which the user might want to map a key sequence to. <text:s/></text:span><text:span text:style-name="T7">&lt;Plug&gt;</text:span><text:span text:style-name="T7"> is a special code that a typed key will never produce. To make it very unlikely that other plugins use the same sequence of characters, use this structure: </text:span><text:span text:style-name="T7">&lt;Plug&gt;</text:span><text:span text:style-name="T7"> scriptname mapname In our example the scriptname is "Typecorr" and the mapname is "Add". This results in "&lt;Plug&gt;TypecorrAdd". <text:s/>Only the first character of scriptname and mapname is </text:span><text:span text:style-name="T7">uppercase</text:span><text:span text:style-name="T7">, so that we can see where mapname starts.</text:span></text:p>
          <text:p text:style-name="P310"><text:soft-page-break/></text:p>
          <text:p text:style-name="P318"><text:span text:style-name="T7">&lt;SID&gt;</text:span><text:span text:style-name="T7"> <text:s text:c="2"/>is the </text:span><text:a xlink:type="simple" xlink:href="#script">script</text:a><text:span text:style-name="T7"> ID, a unique identifier for a </text:span><text:a xlink:type="simple" xlink:href="#script">script</text:a><text:span text:style-name="T7">. Internally Vim translates </text:span><text:span text:style-name="T7">&lt;SID&gt;</text:span><text:span text:style-name="T7"> to "&lt;SNR&gt;123_", where "123" can be any number. <text:s/>Thus a function "&lt;SID&gt;Add()" will have a name "&lt;SNR&gt;11_Add()" in one </text:span><text:a xlink:type="simple" xlink:href="#script">script</text:a><text:span text:style-name="T7">, and "&lt;SNR&gt;22_Add()" in another. <text:s/>You can see this if you use the "</text:span><text:span text:style-name="T7">:function</text:span><text:span text:style-name="T7">" command to get a list of </text:span><text:span text:style-name="T7">functions</text:span><text:span text:style-name="T7">. <text:s/>The translation of </text:span><text:span text:style-name="T7">&lt;SID&gt;</text:span><text:span text:style-name="T7"> in mappings is exactly the same, that's how you can call a </text:span><text:span text:style-name="T7">script-local</text:span><text:span text:style-name="T7"> function from a </text:span><text:span text:style-name="T7">mapping</text:span><text:span text:style-name="T7">.</text:span></text:p>
        </text:list-header>
      </text:list>
      <text:list xml:id="list1860290539" text:continue-list="list2045056344" text:style-name="L151">
        <text:list-header>
          <text:p text:style-name="P173"/>
        </text:list-header>
        <text:list-item>
          <text:p text:style-name="P173">USER COMMAND</text:p>
        </text:list-item>
      </text:list>
      <text:list xml:id="list1708507738" text:continue-list="list231511634" text:style-name="L1">
        <text:list-header>
          <text:p text:style-name="P310">Now let's add a user command to add a correction:</text:p>
          <text:p text:style-name="P306"><text:s/>38 <text:s text:c="4"/>if !exists(":Correct")</text:p>
          <text:p text:style-name="P306"><text:s/>39 <text:s text:c="6"/>command -nargs=1 <text:s/>Correct <text:s/>:call s:Add(&lt;q-args&gt;, 0)</text:p>
          <text:p text:style-name="P306"><text:s/>40 <text:s text:c="4"/>endif</text:p>
          <text:p text:style-name="P310"/>
          <text:p text:style-name="P318"><text:span text:style-name="T7">The user command is defined only if no command with the same name already exists. Otherwise we would get an error here. <text:s/>Overriding the existing user command with </text:span><text:span text:style-name="T11">":command!"</text:span><text:span text:style-name="T7"> is not a good idea, this would probably make the user wonder why the command he defined himself doesn't work. <text:s/></text:span><text:span text:style-name="T11">|</text:span><text:span text:style-name="T11">:command</text:span><text:span text:style-name="T11">|</text:span></text:p>
        </text:list-header>
      </text:list>
      <text:list xml:id="list1711082947" text:continue-list="list1860290539" text:style-name="L151">
        <text:list-header>
          <text:p text:style-name="P173"/>
        </text:list-header>
        <text:list-item>
          <text:p text:style-name="P173">SCRIPT VARIABLES</text:p>
        </text:list-item>
      </text:list>
      <text:list xml:id="list552993949" text:continue-list="list1708507738" text:style-name="L1">
        <text:list-header>
          <text:p text:style-name="P318"><text:span text:style-name="T7">When a variable starts with "s:" it is a </text:span><text:a xlink:type="simple" xlink:href="#script">script</text:a><text:span text:style-name="T7"> variable. <text:s/>It can only be used inside a </text:span><text:a xlink:type="simple" xlink:href="#script">script</text:a><text:span text:style-name="T7">. <text:s/>Outside the </text:span><text:a xlink:type="simple" xlink:href="#script">script</text:a><text:span text:style-name="T7"> it's not visible. <text:s/>This avoids trouble with using the same variable name in different scripts. <text:s/>The </text:span><text:span text:style-name="T7">variables</text:span><text:span text:style-name="T7"> will be kept </text:span><text:span text:style-name="T7">as</text:span><text:span text:style-name="T7"> long </text:span><text:span text:style-name="T7">as</text:span><text:span text:style-name="T7"> Vim is running. <text:s/>And the same </text:span><text:span text:style-name="T7">variables</text:span><text:span text:style-name="T7"> are used when sourcing the same </text:span><text:a xlink:type="simple" xlink:href="#script">script</text:a><text:span text:style-name="T7"> again. |</text:span><text:span text:style-name="T7">s:var</text:span><text:span text:style-name="T7">|</text:span></text:p>
          <text:p text:style-name="P310"/>
          <text:p text:style-name="P318"><text:span text:style-name="T7">The fun is that these </text:span><text:span text:style-name="T7">variables</text:span><text:span text:style-name="T7"> can also be used in </text:span><text:span text:style-name="T7">functions</text:span><text:span text:style-name="T7">, autocommands and user commands that are defined in the </text:span><text:a xlink:type="simple" xlink:href="#script">script</text:a><text:span text:style-name="T7">. <text:s/>In our example we can add a few lines to </text:span><text:span text:style-name="T7">count</text:span><text:span text:style-name="T7"> </text:span><text:span text:style-name="T11">the number of corrections:</text:span></text:p>
          <text:p text:style-name="P306"><text:s/>19 <text:s text:c="4"/>let s:count = 4</text:p>
          <text:p text:style-name="P306"><text:s/>..</text:p>
          <text:p text:style-name="P306"><text:s/>30 <text:s text:c="4"/>function s:Add(from, correct)</text:p>
          <text:p text:style-name="P306"><text:s/>..</text:p>
          <text:p text:style-name="P306"><text:s/>34 <text:s text:c="6"/>let s:count = s:count + 1</text:p>
          <text:p text:style-name="P306"><text:s/>35 <text:s text:c="6"/>echo s:count . " corrections now"</text:p>
          <text:p text:style-name="P306"><text:s/>36 <text:s text:c="4"/>endfunction</text:p>
          <text:p text:style-name="P310"/>
          <text:p text:style-name="P318"><text:span text:style-name="T7">First s:count is initialized to 4 in the </text:span><text:a xlink:type="simple" xlink:href="#script">script</text:a><text:span text:style-name="T7"> itself. <text:s/>When later the s:Add() function is called, </text:span><text:soft-page-break/><text:span text:style-name="T7">it increments s:count. <text:s/>It doesn't matter from where the function was called, since it has been </text:span><text:span text:style-name="T7">defined in the </text:span><text:a xlink:type="simple" xlink:href="#script">script</text:a><text:span text:style-name="T7">, it will use the local </text:span><text:span text:style-name="T7">variables</text:span><text:span text:style-name="T7"> from this </text:span><text:a xlink:type="simple" xlink:href="#script">script</text:a><text:span text:style-name="T7">.</text:span></text:p>
        </text:list-header>
      </text:list>
      <text:list xml:id="list283853819" text:continue-list="list1711082947" text:style-name="L151">
        <text:list-header>
          <text:p text:style-name="P173"/>
        </text:list-header>
        <text:list-item>
          <text:p text:style-name="P173">THE RESULT</text:p>
        </text:list-item>
      </text:list>
      <text:list xml:id="list559977618" text:continue-list="list552993949" text:style-name="L1">
        <text:list-header>
          <text:p text:style-name="P310">Here is the resulting complete example:</text:p>
          <text:p text:style-name="P310"/>
          <text:p text:style-name="P310"><text:s text:c="2"/>1<text:tab/>" Vim global plugin for correcting typing mistakes</text:p>
          <text:p text:style-name="P310"><text:s text:c="2"/>2<text:tab/>" Last Change:<text:tab/>2000 Oct 15</text:p>
          <text:p text:style-name="P310"><text:s text:c="2"/>3<text:tab/>" Maintainer:<text:tab/>Bram Moolenaar &lt;Bram@vim.org&gt;</text:p>
          <text:p text:style-name="P310"><text:s text:c="2"/>4<text:tab/>" License:<text:tab/>This file is placed in the public domain.</text:p>
          <text:p text:style-name="P310"><text:s text:c="2"/>5</text:p>
          <text:p text:style-name="P310"><text:s text:c="2"/>6<text:tab/>if exists("g:loaded_typecorr")</text:p>
          <text:p text:style-name="P310"><text:s text:c="2"/>7<text:tab/> <text:s/>finish</text:p>
          <text:p text:style-name="P310"><text:s text:c="2"/>8<text:tab/>endif</text:p>
          <text:p text:style-name="P310"><text:s text:c="2"/>9<text:tab/>let g:loaded_typecorr = 1</text:p>
          <text:p text:style-name="P310"><text:s/>10</text:p>
          <text:p text:style-name="P310"><text:s/>11<text:tab/>let s:save_cpo = &amp;cpo</text:p>
          <text:p text:style-name="P310"><text:s/>12<text:tab/>set cpo&amp;vim</text:p>
          <text:p text:style-name="P310"><text:s/>13</text:p>
          <text:p text:style-name="P310"><text:s/>14<text:tab/>iabbrev teh the</text:p>
          <text:p text:style-name="P310"><text:s/>15<text:tab/>iabbrev otehr other</text:p>
          <text:p text:style-name="P310"><text:s/>16<text:tab/>iabbrev wnat want</text:p>
          <text:p text:style-name="P310"><text:s/>17<text:tab/>iabbrev synchronisation</text:p>
          <text:p text:style-name="P310"><text:s/>18<text:tab/><text:tab/>\ synchronization</text:p>
          <text:p text:style-name="P310"><text:s/>19<text:tab/>let s:count = 4</text:p>
          <text:p text:style-name="P310"><text:s/>20</text:p>
          <text:p text:style-name="P310"><text:s/>21<text:tab/>if !hasmapto('&lt;Plug&gt;TypecorrAdd')</text:p>
          <text:p text:style-name="P310"><text:s/>22<text:tab/> <text:s/>map &lt;unique&gt; &lt;Leader&gt;a <text:s/>&lt;Plug&gt;TypecorrAdd</text:p>
          <text:p text:style-name="P310"><text:s/>23<text:tab/>endif</text:p>
          <text:p text:style-name="P310"><text:s/>24<text:tab/>noremap &lt;unique&gt; &lt;script&gt; &lt;Plug&gt;TypecorrAdd <text:s/>&lt;SID&gt;Add</text:p>
          <text:p text:style-name="P310"><text:s/>25</text:p>
          <text:p text:style-name="P310"><text:s/>26<text:tab/>noremenu &lt;script&gt; Plugin.Add\ Correction <text:s text:c="5"/>&lt;SID&gt;Add</text:p>
          <text:p text:style-name="P310"><text:s/>27</text:p>
          <text:p text:style-name="P310"><text:s/>28<text:tab/>noremap &lt;SID&gt;Add <text:s/>:call &lt;SID&gt;Add(expand("&lt;cword&gt;"), 1)&lt;CR&gt;</text:p>
          <text:p text:style-name="P310"><text:s/>29</text:p>
          <text:p text:style-name="P310"><text:s/>30<text:tab/>function s:Add(from, correct)</text:p>
          <text:p text:style-name="P310"><text:s/>31<text:tab/> <text:s/>let to = input("type the correction for " . a:from . ": ")</text:p>
          <text:p text:style-name="P310"><text:soft-page-break/><text:s/>32<text:tab/> <text:s/>exe ":iabbrev " . a:from . " " . to</text:p>
          <text:p text:style-name="P310"><text:s/>33<text:tab/> <text:s/>if a:correct | exe "normal viws\&lt;C-R&gt;\" \b\e" | endif</text:p>
          <text:p text:style-name="P310"><text:s/>34<text:tab/> <text:s/>let s:count = s:count + 1</text:p>
          <text:p text:style-name="P310"><text:s/>35<text:tab/> <text:s/>echo s:count . " corrections now"</text:p>
          <text:p text:style-name="P310"><text:s/>36<text:tab/>endfunction</text:p>
          <text:p text:style-name="P310"><text:s/>37</text:p>
          <text:p text:style-name="P310"><text:s/>38<text:tab/>if !exists(":Correct")</text:p>
          <text:p text:style-name="P310"><text:s/>39<text:tab/> <text:s/>command -nargs=1 <text:s/>Correct <text:s/>:call s:Add(&lt;q-args&gt;, 0)</text:p>
          <text:p text:style-name="P310"><text:s/>40<text:tab/>endif</text:p>
          <text:p text:style-name="P310"><text:s/>41</text:p>
          <text:p text:style-name="P310"><text:s/>42<text:tab/>let &amp;cpo = s:save_cpo</text:p>
          <text:p text:style-name="P310"/>
          <text:p text:style-name="P310">Line 33 wasn't explained yet. <text:s/>It applies the new correction to the word under the cursor. <text:s/>The |:normal| command is used to use the new abbreviation. <text:s/>Note that mappings and abbreviations are expanded here, even though the function was called from a mapping defined with ":noremap".</text:p>
          <text:p text:style-name="P310"/>
          <text:p text:style-name="P310">Using "unix" for the 'fileformat' option is recommended. <text:s/>The Vim scripts will then work everywhere. <text:s/>Scripts with 'fileformat' set to "dos" do not work on Unix. <text:s/>Also see |:source_crnl|. <text:s/>To be sure it is set right, do this before writing the file:</text:p>
          <text:p text:style-name="P310"/>
          <text:p text:style-name="P310"><text:tab/>:set fileformat=unix</text:p>
        </text:list-header>
      </text:list>
      <text:list xml:id="list190269261" text:style-name="L152">
        <text:list-header>
          <text:p text:style-name="P174"/>
        </text:list-header>
        <text:list-item>
          <text:p text:style-name="P246"><text:span text:style-name="T38">DOCUMENTATION <text:s text:c="2"/></text:span><text:span text:style-name="T40">*</text:span><text:bookmark text:name="write-local-help"/><text:span text:style-name="T35">write-local-help</text:span><text:span text:style-name="T40">*</text:span></text:p>
        </text:list-item>
      </text:list>
      <text:list xml:id="list2035928918" text:continue-list="list559977618" text:style-name="L1">
        <text:list-header>
          <text:p text:style-name="P318"><text:span text:style-name="T7">It's a good idea to also write some documentation for your </text:span><text:span text:style-name="T7">plugin</text:span><text:span text:style-name="T7">. <text:s/>Especially when its behavior can be changed by the user. <text:s/>See |</text:span><text:span text:style-name="T7">add-local-help</text:span><text:span text:style-name="T7">| for how they are installed.</text:span></text:p>
        </text:list-header>
      </text:list>
      <text:list xml:id="list359857366" text:continue-list="list190269261" text:style-name="L152">
        <text:list-header>
          <text:p text:style-name="P174"/>
        </text:list-header>
        <text:list-item>
          <text:p text:style-name="P174">FILETYPE DETECTION <text:s text:c="5"/>*<text:bookmark text:name="plugin-filetype"/>plugin-filetype*</text:p>
        </text:list-item>
      </text:list>
      <text:list xml:id="list1548103606" text:continue-list="list2035928918" text:style-name="L1">
        <text:list-header>
          <text:p text:style-name="P318"><text:span text:style-name="T7"><text:s text:c="3"/>If your </text:span><text:span text:style-name="T7">filetype</text:span><text:span text:style-name="T7"> is not already detected by Vim, you should create a </text:span><text:span text:style-name="T7">filetype</text:span><text:span text:style-name="T7"> detection snippet in a separate file. <text:s/>It is usually in the form of an </text:span><text:span text:style-name="T7">autocommand</text:span><text:span text:style-name="T7"> that sets the </text:span><text:span text:style-name="T7">filetype</text:span><text:span text:style-name="T7"> when the file name matches a </text:span><text:span text:style-name="T7">pattern</text:span><text:span text:style-name="T7">. Example:</text:span></text:p>
          <text:p text:style-name="P306"><text:s text:c="8"/>au BufNewFile,BufRead *.foo <text:s text:c="20"/>set filetype=foofoo</text:p>
          <text:p text:style-name="P310"/>
          <text:p text:style-name="P318"><text:span text:style-name="T7">Write this single-line file </text:span><text:span text:style-name="T7">as</text:span><text:span text:style-name="T7"> "ftdetect/foofoo.vim" in the first directory that appears in </text:span><text:span text:style-name="T7">'runtimepath'</text:span><text:span text:style-name="T7">. <text:s/>For </text:span><text:span text:style-name="T7">Unix</text:span><text:span text:style-name="T7"> that would be "~/.vim/ftdetect/foofoo.vim". <text:s/>The convention is to use the name of the </text:span><text:span text:style-name="T7">filetype</text:span><text:span text:style-name="T7"> for the </text:span><text:a xlink:type="simple" xlink:href="#script">script</text:a><text:span text:style-name="T7"> name.</text:span></text:p>
          <text:p text:style-name="P310"/>
          <text:p text:style-name="P318"><text:soft-page-break/><text:span text:style-name="T7">You can make more complicated checks if you like, for example to inspect the contents of </text:span><text:span text:style-name="T7">the file to recognize the language. <text:s/>Also see</text:span><text:span text:style-name="T11"> |</text:span><text:span text:style-name="T11">new-filetype</text:span><text:span text:style-name="T11">|.</text:span></text:p>
        </text:list-header>
      </text:list>
      <text:list xml:id="list1218333160" text:continue-list="list359857366" text:style-name="L152">
        <text:list-header>
          <text:p text:style-name="P174"/>
        </text:list-header>
        <text:list-item>
          <text:p text:style-name="P174">SUMMARY <text:s text:c="5"/>*<text:bookmark text:name="plugin-special"/>plugin-special*</text:p>
        </text:list-item>
      </text:list>
      <text:list xml:id="list1868705328" text:continue-list="list1548103606" text:style-name="L1">
        <text:list-header>
          <text:p text:style-name="P318"><text:span text:style-name="T7">Summary of special things to use in a </text:span><text:span text:style-name="T7">plugin</text:span><text:span text:style-name="T7">:</text:span></text:p>
          <text:p text:style-name="P310"/>
          <text:p text:style-name="P318"><text:span text:style-name="T7">s:name <text:s text:c="17"/>Variables local to the </text:span><text:a xlink:type="simple" xlink:href="#script">script</text:a><text:span text:style-name="T7">.</text:span></text:p>
          <text:p text:style-name="P310"/>
          <text:p text:style-name="P318"><text:span text:style-name="T7">&lt;SID&gt;</text:span><text:span text:style-name="T7"> <text:s text:c="18"/>Script-ID, used for mappings and </text:span><text:span text:style-name="T7">functions</text:span><text:span text:style-name="T7"> local to</text:span></text:p>
          <text:p text:style-name="P318"><text:span text:style-name="T7"><text:s text:c="24"/>the </text:span><text:a xlink:type="simple" xlink:href="#script">script</text:a><text:span text:style-name="T7">.</text:span></text:p>
          <text:p text:style-name="P310"/>
          <text:p text:style-name="P318"><text:span text:style-name="T7">hasmapto()</text:span><text:span text:style-name="T7"> <text:s text:c="13"/>Function to test if the user already defined a </text:span><text:span text:style-name="T7">mapping</text:span></text:p>
          <text:p text:style-name="P318"><text:span text:style-name="T7"><text:s text:c="24"/>for functionality the </text:span><text:a xlink:type="simple" xlink:href="#script">script</text:a><text:span text:style-name="T7"> offers.</text:span></text:p>
          <text:p text:style-name="P310"/>
          <text:p text:style-name="P318"><text:span text:style-name="T7">&lt;Leader&gt;</text:span><text:span text:style-name="T7"> <text:s text:c="15"/>Value of "</text:span><text:span text:style-name="T7">mapleader</text:span><text:span text:style-name="T7">", which the user defines </text:span><text:span text:style-name="T7">as</text:span><text:span text:style-name="T7"> the</text:span></text:p>
          <text:p text:style-name="P318"><text:span text:style-name="T7"><text:s text:c="24"/>keys that </text:span><text:span text:style-name="T7">plugin</text:span><text:span text:style-name="T7"> mappings start with.</text:span></text:p>
          <text:p text:style-name="P310"/>
          <text:p text:style-name="P318"><text:span text:style-name="T7">:map</text:span><text:span text:style-name="T7"> &lt;unique&gt; <text:s text:c="10"/>Give a warning if a </text:span><text:span text:style-name="T7">mapping</text:span><text:span text:style-name="T7"> already exists.</text:span></text:p>
          <text:p text:style-name="P310"/>
          <text:p text:style-name="P318"><text:span text:style-name="T7">:noremap</text:span><text:span text:style-name="T7"> &lt;script&gt; <text:s text:c="6"/>Use only mappings local to the </text:span><text:a xlink:type="simple" xlink:href="#script">script</text:a><text:span text:style-name="T7">, not global</text:span></text:p>
          <text:p text:style-name="P310"><text:s text:c="24"/>mappings.</text:p>
          <text:p text:style-name="P310"/>
          <text:p text:style-name="P310">exists(":Cmd") <text:s text:c="9"/>Check if a user command already exists.</text:p>
          <text:p text:style-name="P318"><text:line-break/></text:p>
        </text:list-header>
        <text:list-item>
          <text:p text:style-name="P235">Writing a filetype plugin <text:s text:c="4"/><text:span text:style-name="T41"><text:s text:c="2"/>*</text:span><text:bookmark text:name="write-filetype-plugin"/>write-filetype-plugin<text:span text:style-name="T41">* *</text:span><text:bookmark text:name="ftplugin"/>ftplugin<text:span text:style-name="T41">*</text:span></text:p>
          <text:p text:style-name="P235"/>
        </text:list-item>
        <text:list-item>
          <text:p text:style-name="P235">Writing a compiler plugin <text:s text:c="14"/>*<text:bookmark text:name="write-compiler-plugin1"/>write-compiler-plugin*</text:p>
          <text:p text:style-name="P235"/>
        </text:list-item>
        <text:list-item>
          <text:p text:style-name="P235">Writing a plugin that loads quickly<text:span text:style-name="T41"> <text:s text:c="4"/>*</text:span><text:bookmark text:name="write-plugin-quickload"/>write-plugin-quickload<text:span text:style-name="T41">*</text:span></text:p>
          <text:p text:style-name="P235"/>
        </text:list-item>
        <text:list-item>
          <text:p text:style-name="P235">Writing library scripts <text:s text:c="5"/>*<text:bookmark text:name="write-library-script"/>write-library-script*</text:p>
          <text:p text:style-name="P235"/>
        </text:list-item>
        <text:list-item>
          <text:p text:style-name="P235">Writing library scripts <text:s text:c="5"/>*<text:bookmark text:name="write-library-script1"/>write-library-script*</text:p>
          <text:p text:style-name="P318"><text:span text:style-name="T7"><text:s text:c="4"/>Vim users will look for scripts on the Vim website: <text:s text:c="4"/></text:span><text:a xlink:type="simple" xlink:href="http://www.vim.org/">http://www.vim.org</text:a><text:span text:style-name="T7">. If you made something that is useful for others, share it! Vim scripts can be used on any system. <text:s/>There </text:span><text:soft-page-break/><text:span text:style-name="T7">might not be a </text:span><text:span text:style-name="T7">tar</text:span><text:span text:style-name="T7"> or </text:span><text:span text:style-name="T7">gzip</text:span><text:span text:style-name="T7"> command. <text:s/>If you want to pack files together and/or </text:span><text:span text:style-name="T7">compress</text:span><text:span text:style-name="T7"> </text:span><text:span text:style-name="T7">them the "</text:span><text:span text:style-name="T7">zip</text:span><text:span text:style-name="T7">" utility is recommended.</text:span></text:p>
          <text:p text:style-name="P310"/>
          <text:p text:style-name="P318"><text:span text:style-name="T7">For utmost portability use Vim itself to pack scripts together. <text:s/>This can be done with the Vimball utility. <text:s/>See </text:span><text:span text:style-name="T11">|</text:span><text:span text:style-name="T11">vimball</text:span><text:span text:style-name="T11">|.</text:span></text:p>
          <text:p text:style-name="P310"/>
          <text:p text:style-name="P318"><text:span text:style-name="T7">It's good if you add a line to allow automatic updating. <text:s/>See </text:span><text:span text:style-name="T11">|</text:span><text:span text:style-name="T11">glvs-plugins</text:span><text:span text:style-name="T11">|.</text:span></text:p>
          <text:p text:style-name="P243"/>
          <text:p text:style-name="P243"/>
          <text:p text:style-name="P232"><text:span text:style-name="T48">Add new </text:span><text:span text:style-name="T48">menus</text:span></text:p>
          <text:p text:style-name="P327"><text:span text:style-name="T7"><text:s text:c="4"/>By now you know that Vim is very flexible. <text:s/>This includes the </text:span><text:span text:style-name="T7">menus</text:span><text:span text:style-name="T7"> used in the </text:span><text:span text:style-name="T7">GUI</text:span><text:span text:style-name="T7">. <text:s/>You can define your own menu entries to make certain commands easily accessible. <text:s/>This is for mouse-happy users only.</text:span></text:p>
          <text:p text:style-name="P243"/>
          <text:p text:style-name="P243"/>
          <text:p text:style-name="P303"><text:span text:style-name="T17">Using </text:span><text:span text:style-name="T17">filetypes</text:span></text:p>
          <text:p text:style-name="P327"><text:span text:style-name="T7"><text:s text:c="4"/>When you are editing a file of a certain type, for example a C program or a shell </text:span><text:span text:style-name="T7">script</text:span><text:span text:style-name="T7">, you often use the same option settings and mappings. <text:s/>You quickly get tired of manually setting these each time. <text:s/>This chapter explains how to </text:span><text:span text:style-name="T7">do</text:span><text:span text:style-name="T7"> it automatically.</text:span></text:p>
          <text:p text:style-name="P321"/>
        </text:list-item>
        <text:list-item>
          <text:p text:style-name="P235">Plugins for a filetype <text:s/></text:p>
          <text:p text:style-name="P318"><text:span text:style-name="T7">How to start using </text:span><text:span text:style-name="T7">filetype</text:span><text:span text:style-name="T7"> plugins has already been discussed here: </text:span><text:span text:style-name="T11">|</text:span><text:span text:style-name="T11">add-filetype-plugin</text:span><text:span text:style-name="T11">|. </text:span><text:span text:style-name="T7"><text:s/>But you probably are not satisfied with the default settings, because they have been kept minimal. <text:s/>Suppose that for C files you want to set the </text:span><text:span text:style-name="T7">'softtabstop'</text:span><text:span text:style-name="T7"> option to 4 and define a </text:span><text:span text:style-name="T7">mapping</text:span><text:span text:style-name="T7"> to insert a three-line comment. <text:s/>You </text:span><text:span text:style-name="T7">do</text:span><text:span text:style-name="T7"> this with only two steps:</text:span></text:p>
          <text:p text:style-name="P310"/>
          <text:p text:style-name="P310"><text:s text:c="48"/><text:span text:style-name="T33"><text:s text:c="8"/>*</text:span><text:bookmark text:name="your-runtime-dir"/><text:span text:style-name="T33">your-runtime-dir*</text:span></text:p>
          <text:p text:style-name="P318"><text:span text:style-name="T7">1. Create your own runtime directory. <text:s/>On </text:span><text:span text:style-name="T7">Unix</text:span><text:span text:style-name="T7"> this usually is "~/.vim". <text:s/>In this directory create the "</text:span><text:span text:style-name="T7">ftplugin</text:span><text:span text:style-name="T7">" directory:</text:span></text:p>
          <text:p text:style-name="P310"><text:soft-page-break/><text:s text:c="3"/><text:span text:style-name="T33"><text:s text:c="5"/>mkdir ~/.vim</text:span></text:p>
          <text:p text:style-name="P306"><text:s text:c="8"/>mkdir ~/.vim/ftplugin</text:p>
          <text:p text:style-name="P310"><text:s/></text:p>
          <text:p text:style-name="P318"><text:span text:style-name="T7"><text:s text:c="3"/>When you are not on </text:span><text:span text:style-name="T7">Unix</text:span><text:span text:style-name="T7">, check the value of the </text:span><text:span text:style-name="T7">'runtimepath'</text:span><text:span text:style-name="T7"> option to see where Vim will look for the "</text:span><text:span text:style-name="T7">ftplugin</text:span><text:span text:style-name="T7">" directory:</text:span></text:p>
          <text:p text:style-name="P310"><text:s text:c="2"/><text:span text:style-name="T33"><text:s text:c="6"/>set runtimepath</text:span></text:p>
          <text:p text:style-name="P310"/>
          <text:p text:style-name="P318"><text:span text:style-name="T7"><text:s text:c="3"/>You would normally use the first directory name (before the first comma). You might want to prepend a directory name to the </text:span><text:span text:style-name="T11">'runtimepath'</text:span><text:span text:style-name="T7"> option in your</text:span><text:span text:style-name="T11"> |</text:span><text:span text:style-name="T11">vimrc</text:span><text:span text:style-name="T11">|</text:span><text:span text:style-name="T7"> file if you don't like the default value.</text:span></text:p>
          <text:p text:style-name="P310"/>
          <text:p text:style-name="P310">2. Create the file "~/.vim/ftplugin/c.vim", with the contents:</text:p>
          <text:p text:style-name="P310"><text:s/><text:span text:style-name="T33"><text:s text:c="7"/>setlocal softtabstop=4</text:span></text:p>
          <text:p text:style-name="P306"><text:s text:c="8"/>noremap &lt;buffer&gt; &lt;LocalLeader&gt;c o/**************&lt;CR&gt;&lt;CR&gt;/&lt;Esc&gt;</text:p>
          <text:p text:style-name="P310"/>
          <text:p text:style-name="P318"><text:span text:style-name="T7">Try editing a C file. <text:s/>You should notice that the </text:span><text:span text:style-name="T7">'softtabstop'</text:span><text:span text:style-name="T7"> option is set to 4. <text:s/>But when you edit another file it's reset to the default zero. <text:s/>That is because the "</text:span><text:span text:style-name="T7">:setlocal</text:span><text:span text:style-name="T7">" command was used. <text:s/>This sets the </text:span><text:span text:style-name="T11">'softtabstop'</text:span><text:span text:style-name="T11"> </text:span><text:span text:style-name="T7">option only locally to the buffer. <text:s/>As soon </text:span><text:span text:style-name="T7">as</text:span><text:span text:style-name="T7"> you edit another buffer, it will be set to the value set for that buffer. <text:s/>For a new buffer it will get the</text:span></text:p>
          <text:p text:style-name="P318"><text:span text:style-name="T7">default value or the value from the last "</text:span><text:span text:style-name="T7">:set</text:span><text:span text:style-name="T7">" command.</text:span></text:p>
          <text:p text:style-name="P310"/>
          <text:p text:style-name="P318"><text:span text:style-name="T7">Likewise, the </text:span><text:span text:style-name="T7">mapping</text:span><text:span text:style-name="T7"> for "\c" will disappear when editing another buffer. The "</text:span><text:span text:style-name="T7">:map</text:span><text:span text:style-name="T7"> &lt;buffer&gt;" command creates a </text:span><text:span text:style-name="T7">mapping</text:span><text:span text:style-name="T7"> that is local to the current buffer. <text:s/>This works with any </text:span><text:span text:style-name="T7">mapping</text:span><text:span text:style-name="T7"> command: "</text:span><text:span text:style-name="T7">:map!</text:span><text:span text:style-name="T7">", "</text:span><text:span text:style-name="T7">:vmap</text:span><text:span text:style-name="T7">", etc. <text:s/>The |</text:span><text:span text:style-name="T7">&lt;LocalLeader&gt;</text:span><text:span text:style-name="T7">| in the </text:span><text:span text:style-name="T7">mapping</text:span><text:span text:style-name="T7"> is replaced with the value of the "</text:span><text:span text:style-name="T7">maplocalleader</text:span><text:span text:style-name="T7">" variable.</text:span></text:p>
          <text:p text:style-name="P310"/>
          <text:p text:style-name="P318"><text:span text:style-name="T7">You can find examples for </text:span><text:span text:style-name="T7">filetype</text:span><text:span text:style-name="T7"> plugins in this directory:</text:span></text:p>
          <text:p text:style-name="P310"/>
          <text:p text:style-name="P306"><text:s text:c="8"/>$VIMRUNTIME/ftplugin/</text:p>
          <text:p text:style-name="P310"/>
          <text:p text:style-name="P318"><text:span text:style-name="T7">More details about </text:span><text:span text:style-name="T7">writing</text:span><text:span text:style-name="T7"> a </text:span><text:span text:style-name="T7">filetype</text:span><text:span text:style-name="T7"> </text:span><text:span text:style-name="T7">plugin</text:span><text:span text:style-name="T7"> can be found here:</text:span><text:span text:style-name="T11"> |</text:span><text:span text:style-name="T11">write-plugin</text:span><text:span text:style-name="T11">|.</text:span></text:p>
          <text:p text:style-name="P235"/>
        </text:list-item>
        <text:list-item>
          <text:p text:style-name="P235">Adding a filetype</text:p>
          <text:p text:style-name="P318"><text:span text:style-name="T7">If you are using a type of file that is not recognized by Vim, this is how to get it recognized. <text:s/>You need a runtime directory of your own. <text:s/>See |</text:span><text:a xlink:type="simple" xlink:href="#your-runtime-dir">your-runtime-dir</text:a><text:span text:style-name="T7">| above.</text:span></text:p>
          <text:p text:style-name="P310"/>
          <text:p text:style-name="P318"><text:span text:style-name="T7">Create a file "filetype.vim" which contains an </text:span><text:span text:style-name="T7">autocommand</text:span><text:span text:style-name="T7"> for your </text:span><text:span text:style-name="T7">filetype</text:span><text:span text:style-name="T7"> </text:span><text:soft-page-break/><text:span text:style-name="T7">(Autocommands were explained in section |</text:span><text:span text:style-name="T7">40.3</text:span><text:span text:style-name="T7">|.) <text:s/>Example:</text:span></text:p>
          <text:p text:style-name="P310"/>
          <text:p text:style-name="P310"><text:s text:c="2"/><text:span text:style-name="T33"><text:s text:c="6"/>augroup filetypedetect</text:span></text:p>
          <text:p text:style-name="P306"><text:s text:c="8"/>au BufNewFile,BufRead *.xyz <text:s text:c="4"/>setf xyz</text:p>
          <text:p text:style-name="P306"><text:s text:c="8"/>augroup END</text:p>
          <text:p text:style-name="P310"/>
          <text:p text:style-name="P318"><text:span text:style-name="T7">This will recognize all files that end in ".xyz" </text:span><text:span text:style-name="T7">as</text:span><text:span text:style-name="T7"> the "xyz" </text:span><text:span text:style-name="T7">filetype</text:span><text:span text:style-name="T7">. <text:s/>The "</text:span><text:span text:style-name="T7">:augroup</text:span><text:span text:style-name="T7">" commands put this </text:span><text:span text:style-name="T7">autocommand</text:span><text:span text:style-name="T7"> in the "filetypedetect" group. <text:s/>This allows removing all autocommands for </text:span><text:span text:style-name="T7">filetype</text:span><text:span text:style-name="T7"> detection when doing "</text:span><text:span text:style-name="T7">:filetype</text:span><text:span text:style-name="T7"> off". <text:s/>The "setf" command will set the </text:span><text:span text:style-name="T7">'filetype'</text:span><text:span text:style-name="T7"> option to its argument, unless it was set already. <text:s/>This will make sure that </text:span><text:span text:style-name="T7">'filetype'</text:span><text:span text:style-name="T7"> isn't set </text:span><text:span text:style-name="T7">twice</text:span><text:span text:style-name="T7">.</text:span></text:p>
          <text:p text:style-name="P310"/>
          <text:p text:style-name="P318"><text:span text:style-name="T7">You can use many different patterns to match the name of your file. <text:s/>Directory names can also be included. <text:s/>See</text:span><text:span text:style-name="T11"> |</text:span><text:span text:style-name="T11">autocmd-patterns</text:span><text:span text:style-name="T11">|. <text:s/></text:span><text:span text:style-name="T7">For example, the files under "/usr/share/scripts/" are all "</text:span><text:span text:style-name="T7">ruby</text:span><text:span text:style-name="T7">" files, but don't have the expected file name extension. <text:s/>Adding this to the example above:</text:span></text:p>
          <text:p text:style-name="P310"/>
          <text:p text:style-name="P310"><text:s text:c="2"/><text:span text:style-name="T33"><text:s text:c="6"/>augroup filetypedetect</text:span></text:p>
          <text:p text:style-name="P306"><text:s text:c="8"/>au BufNewFile,BufRead *.xyz <text:s text:c="20"/>setf xyz</text:p>
          <text:p text:style-name="P306"><text:s text:c="8"/>au BufNewFile,BufRead /usr/share/scripts/* <text:s text:c="5"/>setf ruby</text:p>
          <text:p text:style-name="P306"><text:s text:c="8"/>augroup END</text:p>
          <text:p text:style-name="P310"/>
          <text:p text:style-name="P318"><text:span text:style-name="T7">However, if you now edit a file /usr/share/scripts/README.txt, this is not a </text:span><text:span text:style-name="T7">ruby</text:span><text:span text:style-name="T7"> file. <text:s/>The danger of a </text:span><text:span text:style-name="T7">pattern</text:span><text:span text:style-name="T7"> ending in "*" is that it quickly matches too many files. <text:s/>To avoid trouble with this, put the filetype.vim file in another directory, one that is at the end of </text:span><text:span text:style-name="T7">'runtimepath'</text:span><text:span text:style-name="T7">. <text:s/>For </text:span><text:span text:style-name="T7">Unix</text:span><text:span text:style-name="T7"> for example, you could use "~/.vim/after/filetype.vim".</text:span></text:p>
          <text:p text:style-name="P310"><text:s text:c="3"/>You now put the detection of text files in ~/.vim/filetype.vim:</text:p>
          <text:p text:style-name="P306"/>
          <text:p text:style-name="P306"><text:s text:c="8"/>augroup filetypedetect</text:p>
          <text:p text:style-name="P306"><text:s text:c="8"/>au BufNewFile,BufRead *.txt <text:s text:c="20"/>setf text</text:p>
          <text:p text:style-name="P306"><text:s text:c="8"/>augroup END</text:p>
          <text:p text:style-name="P310"/>
          <text:p text:style-name="P318"><text:span text:style-name="T7">That file is found in </text:span><text:span text:style-name="T7">'runtimepath'</text:span><text:span text:style-name="T7"> first. <text:s/>Then use this in ~/.vim/after/filetype.vim, which is found last:</text:span></text:p>
          <text:p text:style-name="P310"/>
          <text:p text:style-name="P306"><text:s text:c="8"/>augroup filetypedetect</text:p>
          <text:p text:style-name="P306"><text:s text:c="8"/>au BufNewFile,BufRead /usr/share/scripts/* <text:s text:c="5"/>setf ruby</text:p>
          <text:p text:style-name="P306"><text:soft-page-break/><text:s text:c="8"/>augroup END</text:p>
          <text:p text:style-name="P310"/>
          <text:p text:style-name="P318"><text:span text:style-name="T7">What will happen now is that Vim searches for "filetype.vim" files in each directory in </text:span><text:span text:style-name="T7">'runtimepath'</text:span><text:span text:style-name="T7">. <text:s/>First ~/.vim/filetype.vim is found. <text:s/>The </text:span><text:span text:style-name="T7">autocommand</text:span><text:span text:style-name="T7"> to catch *.txt files is defined there. <text:s/>Then Vim finds the filetype.vim file in </text:span><text:span text:style-name="T7">$VIMRUNTIME</text:span><text:span text:style-name="T7">, which is halfway </text:span><text:span text:style-name="T7">'runtimepath'</text:span><text:span text:style-name="T7">. <text:s/>Finally ~/.vim/after/filetype.vim is found and the </text:span><text:span text:style-name="T7">autocommand</text:span><text:span text:style-name="T7"> for detecting </text:span><text:span text:style-name="T7">ruby</text:span><text:span text:style-name="T7"> files in /usr/share/scripts is added.</text:span></text:p>
          <text:p text:style-name="P318"><text:span text:style-name="T7"><text:s text:c="3"/>When you now edit /usr/share/scripts/README.txt, the autocommands are checked in the order in which they were defined. <text:s/>The *.txt </text:span><text:span text:style-name="T7">pattern</text:span><text:span text:style-name="T7"> matches, thus "setf text" is executed to set the </text:span><text:span text:style-name="T7">filetype</text:span><text:span text:style-name="T7"> to "text". <text:s/>The </text:span><text:span text:style-name="T7">pattern</text:span><text:span text:style-name="T7"> for </text:span><text:span text:style-name="T7">ruby</text:span><text:span text:style-name="T7"> matches too, and the "setf ruby" is executed. <text:s/>But since </text:span><text:span text:style-name="T7">'filetype'</text:span><text:span text:style-name="T7"> was already set to "text", nothing happens here.</text:span></text:p>
          <text:p text:style-name="P318"><text:span text:style-name="T7"><text:s text:c="3"/>When you edit the file /usr/share/scripts/foobar the same autocommands are checked. Only the one for </text:span><text:span text:style-name="T7">ruby</text:span><text:span text:style-name="T7"> matches and "setf ruby" sets </text:span><text:span text:style-name="T7">'filetype'</text:span><text:span text:style-name="T7"> to </text:span><text:span text:style-name="T7">ruby</text:span><text:span text:style-name="T7">.</text:span></text:p>
        </text:list-item>
      </text:list>
      <text:list xml:id="list1411293334" text:style-name="L153">
        <text:list-header>
          <text:p text:style-name="P175"/>
        </text:list-header>
        <text:list-item>
          <text:p text:style-name="P175">RECOGNIZING BY CONTENTS</text:p>
        </text:list-item>
      </text:list>
      <text:list xml:id="list1776334702" text:continue-list="list1868705328" text:style-name="L1">
        <text:list-header>
          <text:p text:style-name="P318"><text:span text:style-name="T7">If your file cannot be recognized by its file name, you might be able to recognize it by its contents. <text:s/>For example, many </text:span><text:span text:style-name="T7">script</text:span><text:span text:style-name="T7"> files start with a line like:</text:span></text:p>
          <text:p text:style-name="P306"><text:s text:c="8"/>#!/bin/xyz </text:p>
          <text:p text:style-name="P310"/>
          <text:p text:style-name="P318"><text:span text:style-name="T7">To recognize this </text:span><text:span text:style-name="T7">script</text:span><text:span text:style-name="T7"> create a file "scripts.vim" in your runtime directory (same place where filetype.vim goes). <text:s/>It might look like this:</text:span></text:p>
          <text:p text:style-name="P306"/>
          <text:p text:style-name="P306"><text:s text:c="8"/>if did_filetype()</text:p>
          <text:p text:style-name="P306"><text:s text:c="10"/>finish</text:p>
          <text:p text:style-name="P306"><text:s text:c="8"/>endif</text:p>
          <text:p text:style-name="P306"><text:s text:c="8"/>if getline(1) =~ '^#!.*[/\\]xyz\&gt;'</text:p>
          <text:p text:style-name="P306"><text:s text:c="10"/>setf xyz</text:p>
          <text:p text:style-name="P306"><text:s text:c="8"/>endif</text:p>
          <text:p text:style-name="P310"/>
          <text:p text:style-name="P318"><text:span text:style-name="T7">The first check with </text:span><text:span text:style-name="T7">did_filetype()</text:span><text:span text:style-name="T7"> is to avoid that you will check the contents of files for which the </text:span><text:span text:style-name="T7">filetype</text:span><text:span text:style-name="T7"> was already detected by the file name. <text:s/>That avoids wasting time on checking the file when the "setf" command won't </text:span><text:span text:style-name="T7">do</text:span><text:span text:style-name="T7"> anything.</text:span></text:p>
          <text:p text:style-name="P318"><text:span text:style-name="T7"><text:s text:c="3"/>The scripts.vim file is sourced by an </text:span><text:span text:style-name="T7">autocommand</text:span><text:span text:style-name="T7"> in the default filetype.vim file. <text:s/>Therefore, the order of checks is:</text:span></text:p>
          <text:p text:style-name="P310"/>
          <text:p text:style-name="P318"><text:span text:style-name="T11"><text:s text:c="8"/>1. filetype.vim files before </text:span><text:span text:style-name="T11">$VIMRUNTIME</text:span><text:span text:style-name="T11"> in </text:span><text:span text:style-name="T11">'runtimepath'</text:span></text:p>
          <text:p text:style-name="P306"><text:s text:c="8"/>2. first part of $VIMRUNTIME/filetype.vim</text:p>
          <text:p text:style-name="P318"><text:soft-page-break/><text:span text:style-name="T7"><text:s text:c="3"/></text:span><text:span text:style-name="T11"><text:s text:c="5"/>3. all scripts.vim files in </text:span><text:span text:style-name="T11">'runtimepath'</text:span></text:p>
          <text:p text:style-name="P306"><text:s text:c="8"/>4. remainder of $VIMRUNTIME/filetype.vim</text:p>
          <text:p text:style-name="P318"><text:span text:style-name="T11"><text:s text:c="8"/>5. filetype.vim files after </text:span><text:span text:style-name="T11">$VIMRUNTIME</text:span><text:span text:style-name="T11"> in </text:span><text:span text:style-name="T11">'runtimepath'</text:span></text:p>
          <text:p text:style-name="P310"/>
          <text:p text:style-name="P318"><text:span text:style-name="T7">If this is not sufficient for you, add an </text:span><text:span text:style-name="T7">autocommand</text:span><text:span text:style-name="T7"> that matches all files and sources a </text:span><text:span text:style-name="T7">script</text:span><text:span text:style-name="T7"> or executes a function to check the contents of the file.</text:span></text:p>
          <text:p text:style-name="P243"/>
          <text:p text:style-name="P243"/>
          <text:p text:style-name="P232"><text:span text:style-name="T48">Your own </text:span><text:span text:style-name="T48">syntax</text:span><text:span text:style-name="T48"> highlighted</text:span></text:p>
          <text:p text:style-name="P327"><text:span text:style-name="T7"><text:s text:c="4"/>Vim comes with highlighting for a couple of hundred different file types. <text:s/>If the file you are editing isn't included, read this chapter to find out how to get this type of file highlighted. <text:s/>Also see |</text:span><text:span text:style-name="T7">:syn-define</text:span><text:span text:style-name="T7">| in the reference manual.</text:span></text:p>
          <text:p text:style-name="P82"/>
        </text:list-header>
        <text:list-item>
          <text:p text:style-name="P235">Basic syntax commands</text:p>
          <text:p text:style-name="P318"><text:span text:style-name="T7"><text:s text:c="4"/>Let's start with the basic arguments. <text:s/>Before we start defining any new </text:span><text:span text:style-name="T7">syntax</text:span><text:span text:style-name="T7">, we need to clear out any old </text:span><text:span text:style-name="T7">definitions</text:span><text:span text:style-name="T7">:</text:span></text:p>
          <text:p text:style-name="P310"><text:s text:c="4"/><text:span text:style-name="T33"><text:s text:c="4"/>:syntax clear</text:span></text:p>
          <text:p text:style-name="P310"/>
          <text:p text:style-name="P318"><text:span text:style-name="T7">This isn't required in the final </text:span><text:span text:style-name="T7">syntax</text:span><text:span text:style-name="T7"> file, but very useful when experimenting.</text:span></text:p>
          <text:p text:style-name="P310"/>
          <text:p text:style-name="P318"><text:span text:style-name="T7">There are more simplifications in this chapter. <text:s/>If you are </text:span><text:span text:style-name="T7">writing</text:span><text:span text:style-name="T7"> a </text:span><text:span text:style-name="T7">syntax</text:span><text:span text:style-name="T7"> file to be used by others, read all the way through the end to find out the details.</text:span></text:p>
        </text:list-item>
      </text:list>
      <text:list xml:id="list84524419" text:style-name="L154">
        <text:list-header>
          <text:p text:style-name="P176"/>
        </text:list-header>
        <text:list-item>
          <text:p text:style-name="P176">LISTING DEFINED ITEMS</text:p>
        </text:list-item>
      </text:list>
      <text:list xml:id="list510926185" text:continue-list="list1776334702" text:style-name="L1">
        <text:list-header>
          <text:p text:style-name="P318"><text:span text:style-name="T7">To check which </text:span><text:span text:style-name="T7">syntax</text:span><text:span text:style-name="T7"> items are currently defined, use this command:</text:span></text:p>
          <text:p text:style-name="P310"><text:s text:c="5"/><text:span text:style-name="T33"><text:s text:c="3"/>:syntax</text:span></text:p>
          <text:p text:style-name="P318"><text:line-break/><text:span text:style-name="T7"> To list the items in a specific </text:span><text:span text:style-name="T7">syntax</text:span><text:span text:style-name="T7"> group use:</text:span></text:p>
          <text:p text:style-name="P310"><text:s text:c="2"/><text:span text:style-name="T33"><text:s text:c="6"/>:syntax list {group-name}</text:span></text:p>
        </text:list-header>
      </text:list>
      <text:list xml:id="list1089281646" text:continue-list="list84524419" text:style-name="L154">
        <text:list-header>
          <text:p text:style-name="P176"/>
        </text:list-header>
        <text:list-item>
          <text:p text:style-name="P176">MATCHING CASE</text:p>
        </text:list-item>
      </text:list>
      <text:list xml:id="list1969160163" text:continue-list="list510926185" text:style-name="L1">
        <text:list-header>
          <text:p text:style-name="P318"><text:span text:style-name="T7">Some languages are not </text:span><text:span text:style-name="T7">case</text:span><text:span text:style-name="T7"> sensitive, such </text:span><text:span text:style-name="T7">as</text:span><text:span text:style-name="T7"> Pascal. <text:s/>Others, such </text:span><text:span text:style-name="T7">as</text:span><text:span text:style-name="T7"> C, are </text:span><text:span text:style-name="T7">case</text:span><text:span text:style-name="T7"> sensitive. <text:s/>You need to tell which type you have with the following commands:</text:span></text:p>
          <text:p text:style-name="P306"><text:soft-page-break/><text:s text:c="8"/>:syntax case match</text:p>
          <text:p text:style-name="P306"><text:s text:c="8"/>:syntax case ignore</text:p>
          <text:p text:style-name="P310"/>
          <text:p text:style-name="P318"><text:span text:style-name="T7">The "match" argument means that Vim will match the </text:span><text:span text:style-name="T7">case</text:span><text:span text:style-name="T7"> of </text:span><text:span text:style-name="T7">syntax</text:span><text:span text:style-name="T7"> elements. Therefore, "int" differs from "Int" and "INT". <text:s/>If the "ignore" argument is used, the following are equivalent: "Procedure", "PROCEDURE" and "procedure".</text:span></text:p>
          <text:p text:style-name="P318"><text:span text:style-name="T7"><text:s text:c="3"/>The "</text:span><text:span text:style-name="T7">:syntax</text:span><text:span text:style-name="T7"> case" commands can appear anywhere in a </text:span><text:span text:style-name="T7">syntax</text:span><text:span text:style-name="T7"> file and affect the </text:span><text:span text:style-name="T7">syntax</text:span><text:span text:style-name="T7"> </text:span><text:span text:style-name="T7">definitions</text:span><text:span text:style-name="T7"> that follow. <text:s/>In most cases, you have only one "</text:span><text:span text:style-name="T7">:syntax</text:span><text:span text:style-name="T7"> case" command in your </text:span><text:span text:style-name="T7">syntax</text:span><text:span text:style-name="T7"> file; if you work with an unusual language that contains both case-sensitive and non-case-sensitive elements, however, you can scatter the "</text:span><text:span text:style-name="T7">:syntax</text:span><text:span text:style-name="T7"> case" command throughout the file.</text:span></text:p>
          <text:p text:style-name="P82"/>
        </text:list-header>
        <text:list-item>
          <text:p text:style-name="P235">Keywords</text:p>
          <text:p text:style-name="P318"><text:span text:style-name="T7">The most basic </text:span><text:span text:style-name="T7">syntax</text:span><text:span text:style-name="T7"> elements are keywords. <text:s/>To define a keyword, use the following form:</text:span></text:p>
          <text:p text:style-name="P306"><text:s text:c="8"/>:syntax keyword {group} {keyword} ...</text:p>
          <text:p text:style-name="P310"/>
          <text:p text:style-name="P318"><text:span text:style-name="T7">The</text:span><text:span text:style-name="T11"> {group} </text:span><text:span text:style-name="T7">is the name of a </text:span><text:span text:style-name="T7">syntax</text:span><text:span text:style-name="T7"> group. <text:s/>With the "</text:span><text:span text:style-name="T7">:highlight</text:span><text:span text:style-name="T7">" command you can assign colors to a {group}. <text:s/>The {keyword} argument is an actual keyword. Here are a few examples:</text:span></text:p>
          <text:p text:style-name="P310"/>
          <text:p text:style-name="P306"><text:s text:c="8"/>:syntax keyword xType int long char</text:p>
          <text:p text:style-name="P306"><text:s text:c="8"/>:syntax keyword xStatement if then else endif</text:p>
          <text:p text:style-name="P310"/>
          <text:p text:style-name="P318"><text:span text:style-name="T7"><text:s text:c="3"/>These commands cause the words "int", "long" and "char" to be highlighted one way and the words "if", "then", "else" and "endif" to be highlighted another way. <text:s/>Now you need to connect the </text:span><text:span text:style-name="T7">x</text:span><text:span text:style-name="T7"> group names to standard Vim names. <text:s/>You </text:span><text:span text:style-name="T7">do</text:span><text:span text:style-name="T7"> this with the following commands:</text:span></text:p>
          <text:p text:style-name="P310"/>
          <text:p text:style-name="P306"><text:s text:c="8"/>:highlight link xType Type</text:p>
          <text:p text:style-name="P306"><text:s text:c="8"/>:highlight link xStatement Statement</text:p>
          <text:p text:style-name="P310"/>
          <text:p text:style-name="P318"><text:span text:style-name="T7">This tells Vim to highlight "xType" like "Type" and "xStatement" like "Statement". <text:s/>See</text:span><text:span text:style-name="T11"> |</text:span><text:span text:style-name="T11">group-name</text:span><text:span text:style-name="T11">| </text:span><text:span text:style-name="T7">for the standard names.</text:span></text:p>
          <text:p text:style-name="P310"/>
          <text:p text:style-name="P310"/>
        </text:list-item>
      </text:list>
      <text:list xml:id="list1591114490" text:style-name="L155">
        <text:list-item>
          <text:p text:style-name="P177">UNUSUAL KEYWORDS</text:p>
        </text:list-item>
      </text:list>
      <text:list xml:id="list1100434422" text:continue-list="list1969160163" text:style-name="L1">
        <text:list-header>
          <text:p text:style-name="P318"><text:span text:style-name="T7">The characters used in a keyword must be in the </text:span><text:span text:style-name="T11">'iskeyword'</text:span><text:span text:style-name="T11"> </text:span><text:span text:style-name="T7">option. <text:s/>If you use another character, the </text:span><text:span text:style-name="T7">word</text:span><text:span text:style-name="T7"> will never match. <text:s/>Vim doesn't give a warning message for this.</text:span></text:p>
          <text:p text:style-name="P318"><text:soft-page-break/><text:span text:style-name="T7"><text:s text:c="3"/>The </text:span><text:span text:style-name="T7">x</text:span><text:span text:style-name="T7"> language uses the '</text:span><text:span text:style-name="T7">-</text:span><text:span text:style-name="T7">' character in keywords. <text:s/>This is how it's done:</text:span></text:p>
          <text:p text:style-name="P306"><text:s text:c="8"/>:setlocal iskeyword+=-</text:p>
          <text:p text:style-name="P306"><text:s text:c="8"/>:syntax keyword xStatement when-not</text:p>
          <text:p text:style-name="P310"/>
          <text:p text:style-name="P318"><text:span text:style-name="T7">The "</text:span><text:span text:style-name="T7">:setlocal</text:span><text:span text:style-name="T7">" command is used to change </text:span><text:span text:style-name="T7">'iskeyword'</text:span><text:span text:style-name="T7"> only for the current buffer. <text:s/>Still it does change the behavior of commands like "</text:span><text:span text:style-name="T7">w</text:span><text:span text:style-name="T7">" and "*". <text:s/>If that is not wanted, don't define a keyword but use a match (explained in the next section).</text:span></text:p>
          <text:p text:style-name="P310"/>
          <text:p text:style-name="P318"><text:span text:style-name="T7">The </text:span><text:span text:style-name="T7">x</text:span><text:span text:style-name="T7"> language allows for </text:span><text:span text:style-name="T7">abbreviations</text:span><text:span text:style-name="T7">. <text:s/>For example, "next" can be abbreviated to "</text:span><text:span text:style-name="T7">n</text:span><text:span text:style-name="T7">", "ne" or "nex". <text:s/>You can define them by using this command:</text:span></text:p>
          <text:p text:style-name="P310"/>
          <text:p text:style-name="P310"><text:s text:c="3"/><text:span text:style-name="T33"><text:s text:c="5"/>:syntax keyword xStatement n[ext]</text:span></text:p>
          <text:p text:style-name="P310"/>
          <text:p text:style-name="P310">This doesn't match "nextone", keywords always match whole words only.</text:p>
          <text:p text:style-name="P82"/>
        </text:list-header>
        <text:list-item>
          <text:p text:style-name="P235">Matches</text:p>
          <text:p text:style-name="P318"><text:span text:style-name="T7">Consider defining something a bit more complex. <text:s/>You want to match ordinary identifiers. <text:s/>To </text:span><text:span text:style-name="T7">do</text:span><text:span text:style-name="T7"> this, you define a match </text:span><text:span text:style-name="T7">syntax</text:span><text:span text:style-name="T7"> item. <text:s/>This one matches any </text:span><text:span text:style-name="T7">word</text:span><text:span text:style-name="T7"> consisting of only </text:span><text:span text:style-name="T7">lowercase</text:span><text:span text:style-name="T7"> letters:</text:span></text:p>
          <text:p text:style-name="P306"><text:s text:c="8"/>:syntax match xIdentifier /\&lt;\l\+\&gt;/</text:p>
          <text:p text:style-name="P310"><text:s/></text:p>
          <text:p text:style-name="P310"><text:s/><text:span text:style-name="T33"><text:s text:c="7"/>Note:</text:span></text:p>
          <text:p text:style-name="P318"><text:span text:style-name="T7"><text:s text:c="7"/></text:span><text:span text:style-name="T11"><text:s/>Keywords</text:span><text:span text:style-name="T7"> overrule any other </text:span><text:span text:style-name="T7">syntax</text:span><text:span text:style-name="T7"> item. <text:s/>Thus the keywords "if",</text:span></text:p>
          <text:p text:style-name="P318"><text:span text:style-name="T7"><text:s text:c="8"/>"then", etc., will be keywords, </text:span><text:span text:style-name="T7">as</text:span><text:span text:style-name="T7"> defined with the "</text:span><text:span text:style-name="T7">:syntax</text:span><text:span text:style-name="T7"> keyword"</text:span></text:p>
          <text:p text:style-name="P318"><text:span text:style-name="T7"><text:s text:c="8"/>commands above, even though they also match the </text:span><text:span text:style-name="T7">pattern</text:span><text:span text:style-name="T7"> for</text:span></text:p>
          <text:p text:style-name="P310"><text:s text:c="8"/>xIdentifier.</text:p>
          <text:p text:style-name="P310"/>
          <text:p text:style-name="P318"><text:span text:style-name="T7">The part at the end is a </text:span><text:span text:style-name="T11">pattern</text:span><text:span text:style-name="T7">, like it's used for searching. <text:s/>The </text:span><text:span text:style-name="T7">//</text:span><text:span text:style-name="T7"> is used to surround the </text:span><text:span text:style-name="T7">pattern</text:span><text:span text:style-name="T7"> (like how it's done in a "</text:span><text:span text:style-name="T7">:substitute</text:span><text:span text:style-name="T7">" command). You can use any other character, like a plus or a </text:span><text:span text:style-name="T7">quote.</text:span></text:p>
          <text:p text:style-name="P310"/>
          <text:p text:style-name="P318"><text:span text:style-name="T7">Now define a match for a comment. <text:s/>In the </text:span><text:span text:style-name="T7">x</text:span><text:span text:style-name="T7"> language it is anything from # to the end of a line:</text:span></text:p>
          <text:p text:style-name="P306"><text:s text:c="8"/>:syntax match xComment /#.*/</text:p>
          <text:p text:style-name="P310"/>
          <text:p text:style-name="P318"><text:span text:style-name="T7">Since you can use any search </text:span><text:span text:style-name="T7">pattern</text:span><text:span text:style-name="T7">, you can highlight very complex things with a match item. <text:s/>See </text:span><text:span text:style-name="T11">|</text:span><text:span text:style-name="T11">pattern</text:span><text:span text:style-name="T11">| </text:span><text:span text:style-name="T7">for help on search patterns.</text:span></text:p>
        </text:list-item>
        <text:list-item>
          <text:p text:style-name="P235"><text:soft-page-break/>Regions</text:p>
          <text:p text:style-name="P318"><text:span text:style-name="T7"><text:s text:c="4"/>In the example </text:span><text:span text:style-name="T7">x</text:span><text:span text:style-name="T7"> language, strings are enclosed in double quotation marks ("). To highlight strings you define a region. <text:s/>You need a region start (double </text:span><text:span text:style-name="T7">quote</text:span><text:span text:style-name="T7">) and a region end (double </text:span><text:span text:style-name="T7">quote</text:span><text:span text:style-name="T7">). <text:s/>The definition is </text:span><text:span text:style-name="T7">as</text:span><text:span text:style-name="T7"> follows:</text:span></text:p>
          <text:p text:style-name="P306"><text:s text:c="8"/>:syntax region xString start=/"/ end=/"/</text:p>
          <text:p text:style-name="P310"/>
          <text:p text:style-name="P310">The "start" and "end" directives define the patterns used to find the start and end of the region. <text:s/>But what about strings that look like this?</text:p>
          <text:p text:style-name="P310"/>
          <text:p text:style-name="P306"><text:s text:c="8"/>"A string with a double quote (\") in it" </text:p>
          <text:p text:style-name="P310"/>
          <text:p text:style-name="P318"><text:span text:style-name="T7">This creates a problem: The double quotation marks in the middle of the string will end the region. <text:s/>You need to tell Vim to skip over any escaped double </text:span><text:span text:style-name="T7">quotes</text:span><text:span text:style-name="T7"> in the string. <text:s/>Do this with the skip keyword:</text:span></text:p>
          <text:p text:style-name="P306"><text:s text:c="8"/>:syntax region xString start=/"/ skip=/\\"/ end=/"/</text:p>
          <text:p text:style-name="P310"/>
          <text:p text:style-name="P318"><text:span text:style-name="T11">The double </text:span><text:span text:style-name="T11">backslash</text:span><text:span text:style-name="T11"> matches a single </text:span><text:span text:style-name="T11">backslash</text:span><text:span text:style-name="T7">, since the </text:span><text:span text:style-name="T7">backslash</text:span><text:span text:style-name="T7"> is a special character in search patterns.</text:span></text:p>
          <text:p text:style-name="P310"/>
          <text:p text:style-name="P318"><text:span text:style-name="T7">When to use a region instead of a match? <text:s/>The main difference is that a match item is a single </text:span><text:span text:style-name="T7">pattern</text:span><text:span text:style-name="T7">, which must match </text:span><text:span text:style-name="T7">as</text:span><text:span text:style-name="T7"> a whole. <text:s/>A region starts </text:span><text:span text:style-name="T7">as</text:span><text:span text:style-name="T7"> soon </text:span><text:span text:style-name="T7">as</text:span><text:span text:style-name="T7"> the "start" </text:span><text:span text:style-name="T7">pattern</text:span><text:span text:style-name="T7"> matches. <text:s/>Whether the "end" </text:span><text:span text:style-name="T7">pattern</text:span><text:span text:style-name="T7"> is found or not doesn't matter. <text:s/>Thus when the item depends on the "end" </text:span><text:span text:style-name="T7">pattern</text:span><text:span text:style-name="T7"> to match, you cannot use a region. <text:s/>Otherwise, regions are often simpler to define. <text:s/>And it is easier to use nested items, </text:span><text:span text:style-name="T7">as</text:span><text:span text:style-name="T7"> is explained in the next section.</text:span></text:p>
          <text:p text:style-name="P82"/>
        </text:list-item>
        <text:list-item>
          <text:p text:style-name="P235">Nested items</text:p>
          <text:p text:style-name="P310">Take a look at this comment:</text:p>
          <text:p text:style-name="P310"><text:s text:c="2"/><text:span text:style-name="T33"><text:s text:c="6"/>%Get input <text:s/>TODO: Skip white space </text:span></text:p>
          <text:p text:style-name="P310"/>
          <text:p text:style-name="P318"><text:span text:style-name="T7">You want to highlight TODO in big yellow letters, even though it is in a comment that is highlighted blue. <text:s/>To let Vim know about this, you define the following </text:span><text:span text:style-name="T7">syntax</text:span><text:span text:style-name="T7"> groups:</text:span></text:p>
          <text:p text:style-name="P310"/>
          <text:p text:style-name="P310"><text:s text:c="5"/><text:span text:style-name="T33"><text:s text:c="3"/>:syntax keyword xTodo TODO </text:span><text:span text:style-name="T45">contained</text:span></text:p>
          <text:p text:style-name="P306"><text:s text:c="8"/>:syntax match xComment /%.*/ contains=xTodo</text:p>
          <text:p text:style-name="P310"/>
          <text:p text:style-name="P318"><text:soft-page-break/><text:span text:style-name="T7">In the first line, the "contained" argument tells Vim that this keyword can exist only inside another </text:span><text:span text:style-name="T7">syntax</text:span><text:span text:style-name="T7"> item. <text:s/>The next line has "contains=xTodo". This indicates that the xTodo </text:span><text:span text:style-name="T7">syntax</text:span><text:span text:style-name="T7"> element is inside it. <text:s/>The result is that the comment line </text:span><text:span text:style-name="T7">as</text:span><text:span text:style-name="T7"> a whole is matched with "xComment" and made blue. <text:s/>The </text:span><text:span text:style-name="T7">word</text:span><text:span text:style-name="T7"> TODO inside it is matched by xTodo and highlighted yellow (highlighting for xTodo was setup for this).</text:span></text:p>
          <text:p text:style-name="P310"/>
        </text:list-item>
      </text:list>
      <text:list xml:id="list1418079591" text:style-name="L156">
        <text:list-item>
          <text:p text:style-name="P178">RECURSIVE NESTING</text:p>
        </text:list-item>
      </text:list>
      <text:list xml:id="list1333031694" text:continue-list="list1100434422" text:style-name="L1">
        <text:list-header>
          <text:p text:style-name="P310"/>
          <text:p text:style-name="P318"><text:span text:style-name="T7">The </text:span><text:span text:style-name="T7">x</text:span><text:span text:style-name="T7"> language defines code blocks in curly braces. <text:s/>And a code block may contain other code blocks. <text:s/>This can be defined this way:</text:span></text:p>
          <text:p text:style-name="P310"/>
          <text:p text:style-name="P306"><text:s text:c="8"/>:syntax region xBlock start=/{/ end=/}/ contains=xBlock</text:p>
          <text:p text:style-name="P310"/>
          <text:p text:style-name="P310">Suppose you have this text:</text:p>
          <text:p text:style-name="P306"/>
          <text:p text:style-name="P306"><text:s text:c="8"/>while i &lt; b { </text:p>
          <text:p text:style-name="P306"><text:s text:c="16"/>if a { </text:p>
          <text:p text:style-name="P306"><text:s text:c="24"/>b = c; </text:p>
          <text:p text:style-name="P306"><text:s text:c="16"/>} </text:p>
          <text:p text:style-name="P306"><text:s text:c="8"/>} </text:p>
          <text:p text:style-name="P310"/>
          <text:p text:style-name="P318"><text:span text:style-name="T7">First a xBlock starts at the</text:span><text:span text:style-name="T11"> { </text:span><text:span text:style-name="T7">in the first line. <text:s/>In the second line another { is found. <text:s/>Since we are inside a xBlock item, and it contains itself, a nested xBlock item will start here. <text:s/>Thus the "</text:span><text:span text:style-name="T7">b</text:span><text:span text:style-name="T7"> = c" line is inside the second level xBlock region. <text:s/>Then a } is found in the next line, which matches with the end </text:span><text:span text:style-name="T7">pattern</text:span><text:span text:style-name="T7"> of the region. <text:s/>This ends the nested xBlock. <text:s/>Because the } is included in the nested region, it is hidden from the first xBlock region. Then at the last } the first xBlock region ends.</text:span></text:p>
          <text:p text:style-name="P310"/>
        </text:list-header>
      </text:list>
      <text:list xml:id="list114057673" text:style-name="L157">
        <text:list-item>
          <text:p text:style-name="P179">KEEPING THE END</text:p>
        </text:list-item>
      </text:list>
      <text:list xml:id="list2113755332" text:continue-list="list1333031694" text:style-name="L1">
        <text:list-header>
          <text:p text:style-name="P318"><text:span text:style-name="T7">Consider the following two </text:span><text:span text:style-name="T7">syntax</text:span><text:span text:style-name="T7"> items:</text:span></text:p>
          <text:p text:style-name="P310"/>
          <text:p text:style-name="P310"><text:s text:c="2"/><text:span text:style-name="T33"><text:s text:c="6"/>:syntax region xComment start=/%/ end=/$/ contained</text:span></text:p>
          <text:p text:style-name="P306"><text:s text:c="8"/>:syntax region xPreProc start=/#/ end=/$/ contains=xComment</text:p>
          <text:p text:style-name="P310"/>
          <text:p text:style-name="P318"><text:span text:style-name="T7">You define a comment </text:span><text:span text:style-name="T7">as</text:span><text:span text:style-name="T7"> anything from </text:span><text:span text:style-name="T7">%</text:span><text:span text:style-name="T7"> to the end of the line. <text:s/>A preprocessor directive is anything from # to the end of the line. <text:s/>Because you can have a comment on a preprocessor line, the preprocessor definition includes a "contains=xComment" argument. <text:s/></text:span><text:soft-page-break/><text:span text:style-name="T7">Now look what happens with this text:</text:span></text:p>
          <text:p text:style-name="P306"><text:s text:c="8"/>#define X = Y <text:s/>% Comment text </text:p>
          <text:p text:style-name="P306"><text:s text:c="8"/>int foo = 1; </text:p>
          <text:p text:style-name="P310"/>
          <text:p text:style-name="P318"><text:span text:style-name="T7">What you see is that the second line is also highlighted </text:span><text:span text:style-name="T7">as</text:span><text:span text:style-name="T7"> xPreProc. <text:s/>The preprocessor directive should end at the end of the line. <text:s/>That is why you have used "end=/$/". <text:s/>So what is going wrong?</text:span></text:p>
          <text:p text:style-name="P318"><text:span text:style-name="T7"><text:s text:c="3"/>The problem is the contained comment. <text:s/>The comment starts with </text:span><text:span text:style-name="T7">%</text:span><text:span text:style-name="T7"> and ends at the end of the line. <text:s/>After the comment ends, the preprocessor </text:span><text:span text:style-name="T7">syntax</text:span><text:span text:style-name="T7"> continues. <text:s/>This is after the end of the line has been seen, so the next line is included </text:span><text:span text:style-name="T7">as</text:span><text:span text:style-name="T7"> well.</text:span></text:p>
          <text:p text:style-name="P318"><text:span text:style-name="T7"><text:s text:c="3"/>To avoid this problem and to avoid a contained </text:span><text:span text:style-name="T7">syntax</text:span><text:span text:style-name="T7"> item eating a needed end of line, use the "keepend" argument. <text:s/>This takes care of the double end-of-line matching:</text:span></text:p>
          <text:p text:style-name="P310"/>
          <text:p text:style-name="P310"><text:s text:c="4"/><text:span text:style-name="T33"><text:s text:c="4"/>:syntax region xComment start=/%/ end=/$/ contained</text:span></text:p>
          <text:p text:style-name="P306"><text:s text:c="8"/>:syntax region xPreProc start=/#/ end=/$/ contains=xComment keepend</text:p>
          <text:p text:style-name="P310"/>
          <text:p text:style-name="P310"/>
        </text:list-header>
      </text:list>
      <text:list xml:id="list716336295" text:style-name="L158">
        <text:list-item>
          <text:p text:style-name="P180">CONTAINING MANY ITEMS</text:p>
        </text:list-item>
      </text:list>
      <text:list xml:id="list1104630794" text:continue-list="list2113755332" text:style-name="L1">
        <text:list-header>
          <text:p text:style-name="P310">You can use the contains argument to specify that everything can be contained. For example:</text:p>
          <text:p text:style-name="P310"/>
          <text:p text:style-name="P306"><text:s text:c="8"/>:syntax region xList start=/\[/ end=/\]/ contains=ALL</text:p>
          <text:p text:style-name="P310"/>
          <text:p text:style-name="P318"><text:span text:style-name="T11">All </text:span><text:span text:style-name="T11">syntax</text:span><text:span text:style-name="T11"> items</text:span><text:span text:style-name="T7"> will be contained in this one. <text:s/>It also contains itself, but not at the same position (that would cause an endless loop).</text:span></text:p>
          <text:p text:style-name="P310"><text:s text:c="3"/>You can specify that some groups are not contained. <text:s/>Thus contain all groups but the ones that are listed:</text:p>
          <text:p text:style-name="P310"/>
          <text:p text:style-name="P310"><text:s text:c="8"/>:syntax region xList start=/\[/ end=/\]/ contains=ALLBUT,xString</text:p>
          <text:p text:style-name="P310"/>
          <text:p text:style-name="P318"><text:span text:style-name="T7">With the "TOP" item you can include all items that don't have a "contained" argument. <text:s/>"CONTAINED" is used to only include items with a "contained" argument. <text:s/>See</text:span><text:span text:style-name="T11"> |</text:span><text:span text:style-name="T11">:syn-contains</text:span><text:span text:style-name="T11">|</text:span><text:span text:style-name="T7"> for the details.</text:span></text:p>
          <text:p text:style-name="P82"/>
        </text:list-header>
        <text:list-item>
          <text:p text:style-name="P235">Following groups</text:p>
          <text:p text:style-name="P318"><text:span text:style-name="T7">The </text:span><text:span text:style-name="T7">x</text:span><text:span text:style-name="T7"> language has statements in this form:</text:span></text:p>
          <text:p text:style-name="P310"/>
          <text:p text:style-name="P310"><text:soft-page-break/><text:s text:c="4"/><text:span text:style-name="T33"><text:s text:c="4"/>if (condition) then </text:span></text:p>
          <text:p text:style-name="P310"/>
          <text:p text:style-name="P318"><text:span text:style-name="T7">You want to highlight the three items differently. <text:s/>But "(condition)" and "then" might also appear in other places, where they get different highlighting. <text:s/>This is how you can </text:span><text:span text:style-name="T7">do</text:span><text:span text:style-name="T7"> this:</text:span></text:p>
          <text:p text:style-name="P310"/>
          <text:p text:style-name="P310"><text:s text:c="6"/><text:span text:style-name="T33"><text:s text:c="2"/>:syntax match xIf /if/ nextgroup=xIfCondition skipwhite</text:span></text:p>
          <text:p text:style-name="P306"><text:s text:c="8"/>:syntax match xIfCondition /([^)]*)/ contained nextgroup=xThen skipwhite</text:p>
          <text:p text:style-name="P306"><text:s text:c="8"/>:syntax match xThen /then/ contained</text:p>
          <text:p text:style-name="P310"/>
          <text:p text:style-name="P310">The <text:span text:style-name="T33">"nextgroup"</text:span> argument specifies which item can come next. <text:s/>This is not required. <text:s/>If none of the items that are specified are found, nothing happens. For example, in this text:</text:p>
          <text:p text:style-name="P310"/>
          <text:p text:style-name="P310"><text:s text:c="2"/><text:span text:style-name="T33"><text:s text:c="6"/>if not (condition) then </text:span></text:p>
          <text:p text:style-name="P310"/>
          <text:p text:style-name="P310">The "if" is matched by xIf. <text:s/>"not" doesn't match the specified nextgroup xIfCondition, thus only the "if" is highlighted.</text:p>
          <text:p text:style-name="P310"/>
          <text:p text:style-name="P310">The<text:span text:style-name="T33"> "skipwhite"</text:span> argument tells Vim that white space (spaces and tabs) may appear in between the items. <text:s/>Similar arguments are <text:span text:style-name="T33">"skipnl"</text:span>, which allows a line break in between the items, and "<text:span text:style-name="T33">skipempty</text:span>", which allows empty lines. Notice that "skipnl" doesn't skip an empty line, something must match after the line break.</text:p>
          <text:p text:style-name="P82"/>
        </text:list-item>
        <text:list-item>
          <text:p text:style-name="P235">Other arguments</text:p>
        </text:list-item>
      </text:list>
      <text:list xml:id="list72323153" text:continue-list="list716336295" text:style-name="L158">
        <text:list-item>
          <text:p text:style-name="P180">MATCHGROUP</text:p>
        </text:list-item>
      </text:list>
      <text:list xml:id="list1176299442" text:continue-list="list1104630794" text:style-name="L1">
        <text:list-header>
          <text:p text:style-name="P310">When you define a region, the entire region is highlighted according to the group name specified. <text:s/>To highlight the text enclosed in parentheses () with the group xInside, for example, use the following command:</text:p>
          <text:p text:style-name="P310"><text:s/><text:span text:style-name="T33"><text:s text:c="7"/>:syntax region xInside start=/(/ end=/)/</text:span></text:p>
          <text:p text:style-name="P310"/>
          <text:p text:style-name="P318"><text:span text:style-name="T7">Suppose, that you want to highlight the parentheses differently. <text:s/>You can </text:span><text:span text:style-name="T7">do</text:span><text:span text:style-name="T7"> this with a lot of convoluted region statements, or you can use the "matchgroup" argument. <text:s/>This tells Vim to highlight the start and end of a region with a different highlight group (in this </text:span><text:span text:style-name="T7">case</text:span><text:span text:style-name="T7">, the xParen group):</text:span></text:p>
          <text:p text:style-name="P310"/>
          <text:p text:style-name="P306"><text:s text:c="8"/>:syntax region xInside matchgroup=xParen start=/(/ end=/)/</text:p>
          <text:p text:style-name="P310"/>
          <text:p text:style-name="P310">The "matchgroup" argument applies to the start or end match that comes after it. <text:s/>In the <text:soft-page-break/>previous example both start and end are highlighted with xParen. To highlight the end with xParenEnd:</text:p>
          <text:p text:style-name="P310"/>
          <text:p text:style-name="P306"><text:s text:c="8"/>:syntax region xInside matchgroup=xParen start=/(/</text:p>
          <text:p text:style-name="P306"><text:s text:c="16"/>\ matchgroup=xParenEnd end=/)/</text:p>
          <text:p text:style-name="P310"/>
          <text:p text:style-name="P310">A side effect of using "matchgroup" is that contained items will not match in the start or end of the region. <text:s/>The example for "transparent" uses this.</text:p>
          <text:p text:style-name="P310"/>
        </text:list-header>
      </text:list>
      <text:list xml:id="list1631554680" text:style-name="L159">
        <text:list-item>
          <text:p text:style-name="P181">TRANSPARENT</text:p>
        </text:list-item>
      </text:list>
      <text:list xml:id="list326971102" text:continue-list="list1176299442" text:style-name="L1">
        <text:list-header>
          <text:p text:style-name="P318"><text:span text:style-name="T7">In a C language file you would like to highlight the () text after a "while" differently from the () text after a "for". <text:s/>In both of these there can be nested () items, which should be highlighted in the same way. <text:s/>You must make sure the () highlighting stops at the matching ). <text:s/>This is one way to </text:span><text:span text:style-name="T7">do</text:span><text:span text:style-name="T7"> this:</text:span></text:p>
          <text:p text:style-name="P306"><text:s text:c="8"/>:syntax region cWhile matchgroup=cWhile start=/while\s*(/ end=/)/</text:p>
          <text:p text:style-name="P306"><text:s text:c="16"/>\ contains=cCondNest</text:p>
          <text:p text:style-name="P306"><text:s text:c="8"/>:syntax region cFor matchgroup=cFor start=/for\s*(/ end=/)/</text:p>
          <text:p text:style-name="P306"><text:s text:c="16"/>\ contains=cCondNest</text:p>
          <text:p text:style-name="P306"><text:s text:c="8"/>:syntax region cCondNest start=/(/ end=/)/ contained transparent</text:p>
          <text:p text:style-name="P310"/>
          <text:p text:style-name="P310">Now you can give cWhile and cFor different highlighting. <text:s/>The cCondNest item can appear in either of them, but take over the highlighting of the item it is contained in. <text:s/>The "transparent" argument causes this.</text:p>
          <text:p text:style-name="P318"><text:span text:style-name="T7"><text:s text:c="3"/>Notice that the "matchgroup" argument has the same group </text:span><text:span text:style-name="T7">as</text:span><text:span text:style-name="T7"> the item itself. <text:s/>Why define it then? <text:s/>Well, the side effect of using a matchgroup is that contained items are not found in the match with the start item then. This avoids that the cCondNest group matches the ( just after the "while" or "for". <text:s/>If this would happen, it would span the whole text until the matching ) and the region would continue after it. <text:s/>Now cCondNest only matches after</text:span></text:p>
          <text:p text:style-name="P318"><text:span text:style-name="T7">the match with the start </text:span><text:span text:style-name="T7">pattern</text:span><text:span text:style-name="T7">, thus after the first (.</text:span></text:p>
          <text:p text:style-name="P310"/>
        </text:list-header>
      </text:list>
      <text:list xml:id="list1719679936" text:style-name="L160">
        <text:list-item>
          <text:p text:style-name="P182">OFFSETS</text:p>
        </text:list-item>
      </text:list>
      <text:list xml:id="list2146945238" text:continue-list="list326971102" text:style-name="L1">
        <text:list-header>
          <text:p text:style-name="P318"><text:span text:style-name="T7">Suppose you want to define a region for the text between ( and ) after an "if". <text:s/>But you don't want to include the "if" or the ( and ). <text:s/>You can </text:span><text:span text:style-name="T7">do</text:span><text:span text:style-name="T7"> this by specifying offsets for the patterns. <text:s/>Example:</text:span></text:p>
          <text:p text:style-name="P310"><text:s text:c="2"/><text:span text:style-name="T33"><text:s text:c="6"/>:syntax region xCond start=/if\s*(/ms=e+1 end=/)/me=s-1</text:span></text:p>
          <text:p text:style-name="P310"/>
          <text:p text:style-name="P318"><text:span text:style-name="T7">The offset for the start </text:span><text:span text:style-name="T7">pattern</text:span><text:span text:style-name="T7"> is </text:span><text:span text:style-name="T11">"ms=e+1</text:span><text:span text:style-name="T7">". <text:s/>"ms" stands for Match Start. This defines an </text:span><text:soft-page-break/><text:span text:style-name="T7">offset for the start of the match. <text:s/>Normally the match starts where the </text:span><text:span text:style-name="T7">pattern</text:span><text:span text:style-name="T7"> matches. <text:s/></text:span><text:span text:style-name="T11">"e+1"</text:span><text:span text:style-name="T7"> means that the match now starts at the end of the </text:span><text:span text:style-name="T7">pattern</text:span><text:span text:style-name="T7"> match, and then one character further.</text:span></text:p>
          <text:p text:style-name="P318"><text:span text:style-name="T7"><text:s text:c="3"/>The offset for the end </text:span><text:span text:style-name="T7">pattern</text:span><text:span text:style-name="T7"> is </text:span><text:span text:style-name="T11">"me=s-1"</text:span><text:span text:style-name="T7">. <text:s/>"me" stands for Match End. "s-1" means the start of the </text:span><text:span text:style-name="T7">pattern</text:span><text:span text:style-name="T7"> match and then one character back. <text:s/>The result is that in this text:</text:span></text:p>
          <text:p text:style-name="P310"/>
          <text:p text:style-name="P310"><text:s/><text:span text:style-name="T33"><text:s text:c="7"/>if (foo == bar) </text:span></text:p>
          <text:p text:style-name="P310"/>
          <text:p text:style-name="P318"><text:span text:style-name="T7">Only the text "foo </text:span><text:span text:style-name="T7">==</text:span><text:span text:style-name="T7"> bar" will be highlighted </text:span><text:span text:style-name="T7">as</text:span><text:span text:style-name="T7"> xCond.</text:span></text:p>
          <text:p text:style-name="P318"><text:span text:style-name="T7">More about offsets here: </text:span><text:span text:style-name="T11">|</text:span><text:span text:style-name="T11">:syn-pattern-offset</text:span><text:span text:style-name="T11">|.</text:span></text:p>
          <text:p text:style-name="P310"/>
        </text:list-header>
      </text:list>
      <text:list xml:id="list945304002" text:style-name="L161">
        <text:list-item>
          <text:p text:style-name="P183">ONELINE</text:p>
        </text:list-item>
      </text:list>
      <text:list xml:id="list1303815978" text:continue-list="list2146945238" text:style-name="L1">
        <text:list-header>
          <text:p text:style-name="P310">The "oneline" argument indicates that the region does not cross a line boundary. <text:s/>For example:</text:p>
          <text:p text:style-name="P306"><text:s text:c="8"/>:syntax region xIfThen start=/if/ end=/then/ oneline</text:p>
          <text:p text:style-name="P306"/>
          <text:p text:style-name="P310">This defines a region that starts at "if" and ends at "then". <text:s/>But if there is no "then" after the "if", the region doesn't match.</text:p>
          <text:p text:style-name="P310"/>
          <text:p text:style-name="P306"><text:s text:c="8"/>Note:</text:p>
          <text:p text:style-name="P318"><text:span text:style-name="T7"><text:s text:c="8"/>When using "oneline" the region doesn't start if the end </text:span><text:span text:style-name="T7">pattern</text:span></text:p>
          <text:p text:style-name="P310"><text:s text:c="8"/>doesn't match in the same line. <text:s/>Without "oneline" Vim does _not_</text:p>
          <text:p text:style-name="P318"><text:span text:style-name="T7"><text:s text:c="8"/>check if there is a match for the end </text:span><text:span text:style-name="T7">pattern</text:span><text:span text:style-name="T7">. <text:s/>The region starts even</text:span></text:p>
          <text:p text:style-name="P318"><text:span text:style-name="T7"><text:s text:c="8"/>when the end </text:span><text:span text:style-name="T7">pattern</text:span><text:span text:style-name="T7"> doesn't match in the rest of the file.</text:span></text:p>
          <text:p text:style-name="P310"/>
          <text:p text:style-name="P310"/>
        </text:list-header>
      </text:list>
      <text:list xml:id="list1786430901" text:style-name="L162">
        <text:list-item>
          <text:p text:style-name="P184">CONTINUATION LINES AND AVOIDING THEM</text:p>
        </text:list-item>
      </text:list>
      <text:list xml:id="list841874705" text:continue-list="list1303815978" text:style-name="L1">
        <text:list-header>
          <text:p text:style-name="P318"><text:span text:style-name="T7">Things now become a little more complex. <text:s/>Let's define a preprocessor line. This starts with a # in the first column and continues until the end of the line. <text:s/>A line that ends with \ makes the next line a continuation line. <text:s/>The way you handle this is to allow the </text:span><text:span text:style-name="T7">syntax</text:span><text:span text:style-name="T7"> item to contain a continuation </text:span><text:span text:style-name="T7">pattern</text:span><text:span text:style-name="T7">:</text:span></text:p>
          <text:p text:style-name="P310"/>
          <text:p text:style-name="P310"><text:s text:c="4"/><text:span text:style-name="T33"><text:s text:c="4"/>:syntax region xPreProc start=/^#/ end=/$/ contains=xLineContinue</text:span></text:p>
          <text:p text:style-name="P306"><text:s text:c="8"/>:syntax match xLineContinue "\\$" contained</text:p>
          <text:p text:style-name="P310"/>
          <text:p text:style-name="P318"><text:span text:style-name="T7">In this </text:span><text:span text:style-name="T7">case</text:span><text:span text:style-name="T7">, although xPreProc normally matches a single line, the group contained in it (namely xLineContinue) lets it go on for more than one line.</text:span></text:p>
          <text:p text:style-name="P310"><text:soft-page-break/>For example, it would match both of these lines:</text:p>
          <text:p text:style-name="P306"/>
          <text:p text:style-name="P306"><text:s text:c="8"/>#define SPAM <text:s/>spam spam spam \ </text:p>
          <text:p text:style-name="P306"><text:s text:c="24"/>bacon and spam </text:p>
          <text:p text:style-name="P310"/>
          <text:p text:style-name="P318"><text:span text:style-name="T7">In this </text:span><text:span text:style-name="T7">case</text:span><text:span text:style-name="T7">, this is what you want. <text:s/>If it is not what you want, you can call for the region to be on a single line by adding "excludenl" to the contained </text:span><text:span text:style-name="T7">pattern</text:span><text:span text:style-name="T7">. <text:s/>For example, you want to highlight "end" in xPreProc, but only at the end of the line. <text:s/>To avoid making the xPreProc continue on the next line, like xLineContinue does, use "excludenl" like this:</text:span></text:p>
          <text:p text:style-name="P310"/>
          <text:p text:style-name="P306"><text:s text:c="8"/>:syntax region xPreProc start=/^#/ end=/$/</text:p>
          <text:p text:style-name="P306"><text:s text:c="16"/>\ contains=xLineContinue,xPreProcEnd</text:p>
          <text:p text:style-name="P306"><text:s text:c="8"/>:syntax match xPreProcEnd excludenl /end$/ contained</text:p>
          <text:p text:style-name="P306"><text:s text:c="8"/>:syntax match xLineContinue "\\$" contained</text:p>
          <text:p text:style-name="P310"/>
          <text:p text:style-name="P318"><text:span text:style-name="T7">"excludenl" must be placed before the </text:span><text:span text:style-name="T7">pattern</text:span><text:span text:style-name="T7">. <text:s/>Since "xLineContinue" doesn't have "excludenl", a match with it will extend xPreProc to the next line </text:span><text:span text:style-name="T7">as</text:span><text:span text:style-name="T7"> before.</text:span></text:p>
          <text:p text:style-name="P235"/>
        </text:list-header>
        <text:list-item>
          <text:p text:style-name="P235">Clusters</text:p>
          <text:p text:style-name="P318"><text:span text:style-name="T7"><text:s text:c="5"/>One of the things you will notice </text:span><text:span text:style-name="T7">as</text:span><text:span text:style-name="T7"> you start to write a </text:span><text:span text:style-name="T7">syntax</text:span><text:span text:style-name="T7"> file is that you wind up generating a lot of </text:span><text:span text:style-name="T7">syntax</text:span><text:span text:style-name="T7"> groups. <text:s/>Vim enables you to define a collection of </text:span><text:span text:style-name="T7">syntax</text:span><text:span text:style-name="T7"> groups called a cluster.</text:span></text:p>
          <text:p text:style-name="P318"><text:span text:style-name="T7"><text:s text:c="3"/>Suppose you have a language that contains for loops, if statements, while loops, and </text:span><text:span text:style-name="T7">functions</text:span><text:span text:style-name="T7">. <text:s/>Each of them contains the same </text:span><text:span text:style-name="T7">syntax</text:span><text:span text:style-name="T7"> elements: numbers and identifiers. <text:s/>You define them like this:</text:span></text:p>
          <text:p text:style-name="P306"/>
          <text:p text:style-name="P306"><text:s text:c="8"/>:syntax match xFor /^for.*/ contains=xNumber,xIdent</text:p>
          <text:p text:style-name="P306"><text:s text:c="8"/>:syntax match xIf /^if.*/ contains=xNumber,xIdent</text:p>
          <text:p text:style-name="P306"><text:s text:c="8"/>:syntax match xWhile /^while.*/ contains=xNumber,xIdent</text:p>
          <text:p text:style-name="P310"/>
          <text:p text:style-name="P318"><text:span text:style-name="T7">You have to repeat the same "contains=" every time. <text:s/>If you want to add another contained item, you have to add it three times. <text:s/></text:span><text:span text:style-name="T7">Syntax</text:span><text:span text:style-name="T7"> clusters simplify these </text:span><text:span text:style-name="T7">definitions</text:span><text:span text:style-name="T7"> by enabling you to have one cluster stand for several </text:span><text:span text:style-name="T7">syntax</text:span><text:span text:style-name="T7"> groups.</text:span></text:p>
          <text:p text:style-name="P310"><text:s text:c="3"/>To define a cluster for the two items that the three groups contain, use the following command:</text:p>
          <text:p text:style-name="P306"><text:s text:c="8"/>:syntax cluster xState contains=xNumber,xIdent</text:p>
          <text:p text:style-name="P310"/>
          <text:p text:style-name="P318"><text:soft-page-break/><text:span text:style-name="T7">Clusters are used inside other </text:span><text:span text:style-name="T7">syntax</text:span><text:span text:style-name="T7"> items just like any </text:span><text:span text:style-name="T7">syntax</text:span><text:span text:style-name="T7"> group. Their names start with @. <text:s/>Thus, you can define the three groups like this:</text:span></text:p>
          <text:p text:style-name="P306"/>
          <text:p text:style-name="P306"><text:s text:c="8"/>:syntax match xFor /^for.*/ contains=@xState</text:p>
          <text:p text:style-name="P306"><text:s text:c="8"/>:syntax match xIf /^if.*/ contains=@xState</text:p>
          <text:p text:style-name="P306"><text:s text:c="8"/>:syntax match xWhile /^while.*/ contains=@xState</text:p>
          <text:p text:style-name="P310"/>
          <text:p text:style-name="P310">You can add new group names to this cluster with the "add" argument:</text:p>
          <text:p text:style-name="P324"/>
          <text:p text:style-name="P306"><text:s text:c="8"/>:syntax cluster xState add=xString</text:p>
          <text:p text:style-name="P310"/>
          <text:p text:style-name="P318"><text:span text:style-name="T7">You can remove </text:span><text:span text:style-name="T7">syntax</text:span><text:span text:style-name="T7"> groups from this list </text:span><text:span text:style-name="T7">as</text:span><text:span text:style-name="T7"> well:</text:span></text:p>
          <text:p text:style-name="P310"/>
          <text:p text:style-name="P306"><text:s text:c="8"/>:syntax cluster xState remove=xNumber</text:p>
        </text:list-item>
      </text:list>
      <text:p text:style-name="P26"/>
      <text:list xml:id="list434770227" text:continue-numbering="true" text:style-name="L1">
        <text:list-item>
          <text:p text:style-name="P235">Including another syntax file</text:p>
          <text:p text:style-name="P318"><text:span text:style-name="T7"><text:s text:c="4"/>The C++ language </text:span><text:span text:style-name="T7">syntax</text:span><text:span text:style-name="T7"> is a superset of the C language. <text:s/>Because you </text:span><text:span text:style-name="T7">do</text:span><text:span text:style-name="T7"> not want to write two </text:span><text:span text:style-name="T7">syntax</text:span><text:span text:style-name="T7"> files, you can have the C++ </text:span><text:span text:style-name="T7">syntax</text:span><text:span text:style-name="T7"> file read in the one for C by using the following command:</text:span></text:p>
          <text:p text:style-name="P310"><text:s text:c="3"/><text:span text:style-name="T33"><text:s text:c="5"/>:runtime! syntax/c.vim</text:span></text:p>
          <text:p text:style-name="P310"/>
          <text:p text:style-name="P318"><text:span text:style-name="T7">The ":runtime!" command searches </text:span><text:span text:style-name="T7">'runtimepath'</text:span><text:span text:style-name="T7"> for all "syntax/c.vim" files. This makes the C parts of the C++ </text:span><text:span text:style-name="T7">syntax</text:span><text:span text:style-name="T7"> be defined like for C files. <text:s/>If you have replaced the </text:span><text:span text:style-name="T7">c.vim</text:span><text:span text:style-name="T7"> </text:span><text:span text:style-name="T7">syntax</text:span><text:span text:style-name="T7"> file, or added items with an extra file, these will be loaded </text:span><text:span text:style-name="T7">as</text:span><text:span text:style-name="T7"> well.</text:span></text:p>
          <text:p text:style-name="P318"><text:span text:style-name="T7"><text:s text:c="3"/>After loading the C </text:span><text:span text:style-name="T7">syntax</text:span><text:span text:style-name="T7"> items the specific C++ items can be defined. For example, add keywords that are not used in C:</text:span></text:p>
          <text:p text:style-name="P310"/>
          <text:p text:style-name="P310"><text:s/><text:span text:style-name="T33"><text:s text:c="7"/>:syntax keyword cppStatement <text:s text:c="3"/>new delete this friend using</text:span></text:p>
          <text:p text:style-name="P310"/>
          <text:p text:style-name="P318"><text:span text:style-name="T7">This works just like in any other </text:span><text:span text:style-name="T7">syntax</text:span><text:span text:style-name="T7"> file.</text:span></text:p>
          <text:p text:style-name="P310"/>
          <text:p text:style-name="P318"><text:span text:style-name="T7">Now consider the </text:span><text:span text:style-name="T7">Perl</text:span><text:span text:style-name="T7"> language. <text:s/>A </text:span><text:span text:style-name="T7">Perl</text:span><text:span text:style-name="T7"> </text:span><text:span text:style-name="T7">script</text:span><text:span text:style-name="T7"> consists of two distinct parts: a documentation section in POD format, and a program written in </text:span><text:span text:style-name="T7">Perl</text:span><text:span text:style-name="T7"> itself. The POD section starts with "=head" and ends with "=cut".</text:span></text:p>
          <text:p text:style-name="P318"><text:span text:style-name="T7"><text:s text:c="3"/>You want to define the POD </text:span><text:span text:style-name="T7">syntax</text:span><text:span text:style-name="T7"> in one file, and use it from the </text:span><text:span text:style-name="T7">Perl</text:span><text:span text:style-name="T7"> </text:span><text:span text:style-name="T7">syntax</text:span><text:span text:style-name="T7"> file. <text:s/>The "</text:span><text:span text:style-name="T7">:syntax</text:span><text:span text:style-name="T7"> include" command reads in a </text:span><text:span text:style-name="T7">syntax</text:span><text:span text:style-name="T7"> file and stores the elements it defined in a </text:span><text:span text:style-name="T7">syntax</text:span><text:span text:style-name="T7"> cluster. <text:s/>For </text:span><text:span text:style-name="T7">Perl</text:span><text:span text:style-name="T7">, the statements are </text:span><text:span text:style-name="T7">as</text:span><text:span text:style-name="T7"> follows:</text:span></text:p>
          <text:p text:style-name="P310"><text:soft-page-break/></text:p>
          <text:p text:style-name="P310"><text:s text:c="4"/><text:span text:style-name="T33"><text:s text:c="4"/>:syntax include @Pod &lt;sfile&gt;:p:h/pod.vim</text:span></text:p>
          <text:p text:style-name="P306"><text:s text:c="8"/>:syntax region perlPOD start=/^=head/ end=/^=cut/ contains=@Pod</text:p>
          <text:p text:style-name="P310"/>
          <text:p text:style-name="P318"><text:span text:style-name="T7">When "=head" is found in a </text:span><text:span text:style-name="T7">Perl</text:span><text:span text:style-name="T7"> file, the perlPOD region starts. <text:s/>In this region the @Pod cluster is contained. <text:s/>All the items defined </text:span><text:span text:style-name="T7">as</text:span><text:span text:style-name="T7"> top-level items in the pod.vim </text:span><text:span text:style-name="T7">syntax</text:span><text:span text:style-name="T7"> files will match here. <text:s/>When "=cut" is found, the region ends and we go back to the items defined in the </text:span><text:span text:style-name="T7">Perl</text:span><text:span text:style-name="T7"> file.</text:span></text:p>
          <text:p text:style-name="P318"><text:span text:style-name="T7"><text:s text:c="3"/>The "</text:span><text:span text:style-name="T7">:syntax</text:span><text:span text:style-name="T7"> include" command is clever enough to ignore a "</text:span><text:span text:style-name="T7">:syntax</text:span><text:span text:style-name="T7"> clear" command in the included file. <text:s/>And an argument such </text:span><text:span text:style-name="T7">as</text:span><text:span text:style-name="T7"> "contains=ALL" will only contain items defined in the included file, not in the file that includes it.</text:span></text:p>
          <text:p text:style-name="P310"><text:s text:c="3"/>The "&lt;sfile&gt;:p:h/" part uses the name of the current file (&lt;sfile&gt;), expands it to a full path (:p) and then takes the head (:h). <text:s/>This results in the directory name of the file. <text:s/>This causes the pod.vim file in the same directory to be included.</text:p>
          <text:p text:style-name="P238"/>
        </text:list-item>
        <text:list-item>
          <text:p text:style-name="P238"><text:bookmark text:name="44.10"/>Synchronizing</text:p>
          <text:p text:style-name="P318"><text:span text:style-name="T7"><text:s text:c="4"/>Compilers have it </text:span><text:span text:style-name="T7">easy</text:span><text:span text:style-name="T7">. <text:s/>They start at the beginning of a file and parse it straight through. <text:s/>Vim does not have it so </text:span><text:span text:style-name="T7">easy</text:span><text:span text:style-name="T7">. <text:s/>It must start in the middle, where the editing is being done. <text:s/>So how does it tell where it is?</text:span></text:p>
          <text:p text:style-name="P318"><text:span text:style-name="T7"><text:s text:c="3"/>The secret is the "</text:span><text:span text:style-name="T7">:syntax</text:span><text:span text:style-name="T7"> sync" command. <text:s/>This tells Vim how to figure out where it is. <text:s/>For example, the following command tells Vim to scan backward for the beginning or end of a C-style comment and begin </text:span><text:span text:style-name="T7">syntax</text:span><text:span text:style-name="T7"> </text:span><text:span text:style-name="T7">coloring</text:span><text:span text:style-name="T7"> from there:</text:span></text:p>
          <text:p text:style-name="P310"/>
          <text:p text:style-name="P306"><text:s text:c="8"/>:syntax sync ccomment</text:p>
          <text:p text:style-name="P310"/>
          <text:p text:style-name="P310">You can tune this processing with some arguments. <text:s/>The "minlines" argument tells Vim the minimum number of lines to look backward, and "maxlines" tells the editor the maximum number of lines to scan.</text:p>
          <text:p text:style-name="P310"><text:s text:c="3"/>For example, the following command tells Vim to look at least 10 lines before the top of the screen:</text:p>
          <text:p text:style-name="P310"/>
          <text:p text:style-name="P310"><text:s text:c="6"/><text:span text:style-name="T33"><text:s text:c="2"/>:syntax sync ccomment minlines=10 maxlines=500</text:span></text:p>
          <text:p text:style-name="P310"/>
          <text:p text:style-name="P318"><text:span text:style-name="T7">If it cannot figure out where it is in that space, it starts looking farther and farther back until it figures out what to </text:span><text:span text:style-name="T7">do</text:span><text:span text:style-name="T7">. <text:s/>But it looks no farther back than 500 lines. <text:s/>(A large "maxlines" slows down processing. <text:s/>A small one might cause synchronization to fail.)</text:span></text:p>
          <text:p text:style-name="P318"><text:span text:style-name="T7"><text:s text:c="3"/>To make synchronizing go a bit faster, tell Vim which </text:span><text:span text:style-name="T7">syntax</text:span><text:span text:style-name="T7"> items can be skipped. <text:s/>Every </text:span><text:soft-page-break/><text:span text:style-name="T7">match and region that only needs to be used when actually displaying text can be given the "display" argument.</text:span></text:p>
          <text:p text:style-name="P318"><text:span text:style-name="T7"><text:s text:c="3"/>By default, the comment to be found will be colored </text:span><text:span text:style-name="T7">as</text:span><text:span text:style-name="T7"> part of the Comment </text:span><text:span text:style-name="T7">syntax</text:span><text:span text:style-name="T7"> group. <text:s/>If you want to color things another way, you can specify a different </text:span><text:span text:style-name="T7">syntax</text:span><text:span text:style-name="T7"> group:</text:span></text:p>
          <text:p text:style-name="P310"/>
          <text:p text:style-name="P310"><text:s text:c="2"/><text:span text:style-name="T33"><text:s text:c="6"/>:syntax sync ccomment xAltComment</text:span></text:p>
          <text:p text:style-name="P310"/>
          <text:p text:style-name="P310">If your programming language does not have C-style comments in it, you can try another method of synchronization. <text:s/>The simplest way is to tell Vim to space back a number of lines and try to figure out things from there. <text:s/>The following command tells Vim to go back 150 lines and start parsing from there:</text:p>
          <text:p text:style-name="P310"/>
          <text:p text:style-name="P306"><text:s text:c="8"/>:syntax sync minlines=150</text:p>
          <text:p text:style-name="P310"/>
          <text:p text:style-name="P318"><text:span text:style-name="T7">A large "minlines" value can make Vim slower, especially when </text:span><text:span text:style-name="T7">scrolling</text:span><text:span text:style-name="T7"> backwards in the file.</text:span></text:p>
          <text:p text:style-name="P318"><text:span text:style-name="T7"><text:s text:c="3"/>Finally, you can specify a </text:span><text:span text:style-name="T7">syntax</text:span><text:span text:style-name="T7"> group to look for by using this command:</text:span></text:p>
          <text:p text:style-name="P310"/>
          <text:p text:style-name="P310"><text:s text:c="7"/><text:span text:style-name="T33"><text:s/>:syntax sync match {sync-group-name}</text:span></text:p>
          <text:p text:style-name="P306"><text:s text:c="16"/>\ grouphere {group-name} {pattern}</text:p>
          <text:p text:style-name="P310"/>
          <text:p text:style-name="P318"><text:span text:style-name="T7">This tells Vim that when it sees {pattern} the </text:span><text:span text:style-name="T7">syntax</text:span><text:span text:style-name="T7"> group named </text:span><text:span text:style-name="T7">{group-name}</text:span><text:span text:style-name="T7"> begins just after the </text:span><text:span text:style-name="T7">pattern</text:span><text:span text:style-name="T7"> given. <text:s/>The {sync-group-name} is used to give a name to this synchronization specification. <text:s/>For example, the sh scripting language begins an if statement with "if" and ends it with "fi":</text:span></text:p>
          <text:p text:style-name="P310"/>
          <text:p text:style-name="P310"><text:s text:c="3"/><text:span text:style-name="T33"><text:s text:c="5"/>if [ --f file.txt ] ; then </text:span></text:p>
          <text:p text:style-name="P306"><text:s text:c="16"/>echo "File exists" </text:p>
          <text:p text:style-name="P306"><text:s text:c="8"/>fi </text:p>
          <text:p text:style-name="P310"/>
          <text:p text:style-name="P318"><text:span text:style-name="T7">To define a "grouphere" directive for this </text:span><text:span text:style-name="T7">syntax</text:span><text:span text:style-name="T7">, you use the following command:</text:span></text:p>
          <text:p text:style-name="P310"/>
          <text:p text:style-name="P306"><text:s text:c="8"/>:syntax sync match shIfSync grouphere shIf "\&lt;if\&gt;"</text:p>
          <text:p text:style-name="P306"/>
          <text:p text:style-name="P318"><text:span text:style-name="T7">The "groupthere" argument tells Vim that the </text:span><text:span text:style-name="T7">pattern</text:span><text:span text:style-name="T7"> ends a group. <text:s/>For example, the end of the if/fi group is </text:span><text:span text:style-name="T7">as</text:span><text:span text:style-name="T7"> follows:</text:span></text:p>
          <text:p text:style-name="P310"/>
          <text:p text:style-name="P310"><text:soft-page-break/><text:s text:c="2"/><text:span text:style-name="T33"><text:s text:c="6"/>:syntax sync match shIfSync groupthere NONE "\&lt;fi\&gt;"</text:span></text:p>
          <text:p text:style-name="P310"/>
          <text:p text:style-name="P318"><text:span text:style-name="T7">In this example, the NONE tells Vim that you are not in any special </text:span><text:span text:style-name="T7">syntax</text:span><text:span text:style-name="T7"> region. <text:s/>In particular, you are not inside an if block.</text:span></text:p>
          <text:p text:style-name="P310"/>
          <text:p text:style-name="P318"><text:span text:style-name="T7">You also can define matches and regions that are with no "grouphere" or "groupthere" arguments. <text:s/>These groups are for </text:span><text:span text:style-name="T7">syntax</text:span><text:span text:style-name="T7"> groups skipped during synchronization. <text:s/>For example, the following skips over anything inside </text:span><text:span text:style-name="T7">{}</text:span><text:span text:style-name="T7">, even if it would normally match another synchronization method:</text:span></text:p>
          <text:p text:style-name="P306"/>
          <text:p text:style-name="P306"><text:s text:c="8"/>:syntax sync match xSpecial /{.*}/</text:p>
          <text:p text:style-name="P310"/>
          <text:p text:style-name="P318"><text:span text:style-name="T7">More about synchronizing in the reference manual: |</text:span><text:span text:style-name="T7">:syn-sync</text:span><text:span text:style-name="T7">|.</text:span></text:p>
          <text:p text:style-name="P82"/>
        </text:list-item>
        <text:list-item>
          <text:p text:style-name="P235">Installing a syntax file</text:p>
          <text:p text:style-name="P318"><text:span text:style-name="T7"><text:s text:c="4"/>When your new </text:span><text:span text:style-name="T7">syntax</text:span><text:span text:style-name="T7"> file is ready to be used, drop it in a "</text:span><text:span text:style-name="T7">syntax</text:span><text:span text:style-name="T7">" directory in </text:span><text:span text:style-name="T7">'runtimepath'</text:span><text:span text:style-name="T7">. <text:s/>For </text:span><text:span text:style-name="T7">Unix</text:span><text:span text:style-name="T7"> that would be "~/.vim/syntax".</text:span></text:p>
          <text:p text:style-name="P318"><text:span text:style-name="T7"><text:s text:c="2"/>The name of the </text:span><text:span text:style-name="T7">syntax</text:span><text:span text:style-name="T7"> file must be equal to the file type, with ".vim" added. <text:s/>Thus for the </text:span><text:span text:style-name="T7">x</text:span><text:span text:style-name="T7"> language, the full path of the file would be:</text:span></text:p>
          <text:p text:style-name="P310"/>
          <text:p text:style-name="P310"><text:s text:c="5"/><text:span text:style-name="T33"><text:s text:c="3"/>~/.vim/syntax/x.vim </text:span></text:p>
          <text:p text:style-name="P310"/>
          <text:p text:style-name="P318"><text:span text:style-name="T7">You must also make the file type be recognized. <text:s/>See |</text:span><text:span text:style-name="T7">43.2</text:span><text:span text:style-name="T7">|.</text:span></text:p>
          <text:p text:style-name="P310"/>
          <text:p text:style-name="P318"><text:span text:style-name="T7">If your file works well, you might want to make it available to other Vim users. <text:s/>First read the next section to make sure your file works well for others. Then e-mail it to the Vim maintainer: </text:span><text:a xlink:type="simple" xlink:href="mailto:maintainer@vim.org">&lt;maintainer@vim.org&gt;</text:a><text:span text:style-name="T7">. Also <text:s/>explain how the </text:span><text:span text:style-name="T7">filetype</text:span><text:span text:style-name="T7"> can be detected. <text:s/>With a bit of luck your file will be included in the next Vim version!</text:span></text:p>
          <text:p text:style-name="P310"/>
          <text:p text:style-name="P310"/>
        </text:list-item>
      </text:list>
      <text:list xml:id="list676547668" text:style-name="L163">
        <text:list-item>
          <text:p text:style-name="P185">ADDING TO AN EXISTING SYNTAX FILE</text:p>
        </text:list-item>
      </text:list>
      <text:list xml:id="list1798635587" text:continue-list="list434770227" text:style-name="L1">
        <text:list-header>
          <text:p text:style-name="P318"><text:span text:style-name="T7">We were assuming you were adding a completely new </text:span><text:span text:style-name="T7">syntax</text:span><text:span text:style-name="T7"> file. <text:s/>When an existing </text:span><text:span text:style-name="T7">syntax</text:span><text:span text:style-name="T7"> file works, but is missing some items, you can add items in a separate file. <text:s/>That avoids </text:span><text:span text:style-name="T7">changing</text:span><text:span text:style-name="T7"> the distributed </text:span><text:span text:style-name="T7">syntax</text:span><text:span text:style-name="T7"> file, which will be lost when installing a new version of Vim.</text:span></text:p>
          <text:p text:style-name="P318"><text:span text:style-name="T7"><text:s text:c="3"/>Write </text:span><text:span text:style-name="T7">syntax</text:span><text:span text:style-name="T7"> commands in your file, possibly using group names from the existing </text:span><text:span text:style-name="T7">syntax</text:span><text:span text:style-name="T7">. <text:s/>For example, to add new variable types to the C </text:span><text:span text:style-name="T7">syntax</text:span><text:span text:style-name="T7"> file:</text:span></text:p>
          <text:p text:style-name="P310"/>
          <text:p text:style-name="P306"><text:soft-page-break/><text:s text:c="8"/>:syntax keyword cType off_t uint</text:p>
          <text:p text:style-name="P310"/>
          <text:p text:style-name="P318"><text:span text:style-name="T7">Write the file with the same name </text:span><text:span text:style-name="T7">as</text:span><text:span text:style-name="T7"> the original </text:span><text:span text:style-name="T7">syntax</text:span><text:span text:style-name="T7"> file. <text:s/>In this </text:span><text:span text:style-name="T7">case</text:span><text:span text:style-name="T7"> "</text:span><text:span text:style-name="T7">c.vim</text:span><text:span text:style-name="T7">". <text:s/>Place it in a directory near the end of </text:span><text:span text:style-name="T7">'runtimepath'</text:span><text:span text:style-name="T7">. <text:s/>This makes it loaded after the original </text:span><text:span text:style-name="T7">syntax</text:span><text:span text:style-name="T7"> file. <text:s/>For </text:span><text:span text:style-name="T7">Unix</text:span><text:span text:style-name="T7"> this would be:</text:span></text:p>
          <text:p text:style-name="P310"><text:s text:c="2"/><text:span text:style-name="T33"><text:s text:c="6"/>~/.vim/after/syntax/c.vim </text:span></text:p>
          <text:p text:style-name="P82"/>
        </text:list-header>
        <text:list-item>
          <text:p text:style-name="P235">Portable syntax file layout</text:p>
          <text:p text:style-name="P318"><text:span text:style-name="T7"><text:s text:c="4"/>Wouldn't it be </text:span><text:span text:style-name="T7">nice</text:span><text:span text:style-name="T7"> if all Vim users exchange </text:span><text:span text:style-name="T7">syntax</text:span><text:span text:style-name="T7"> files? <text:s/>To make this possible, the </text:span><text:span text:style-name="T7">syntax</text:span><text:span text:style-name="T7"> file must follow a few guidelines.</text:span></text:p>
          <text:p text:style-name="P310"/>
          <text:p text:style-name="P318"><text:span text:style-name="T7">Start with a header that explains what the </text:span><text:span text:style-name="T7">syntax</text:span><text:span text:style-name="T7"> file is for, who maintains it and when it was last updated. <text:s/>Don't include too much information about changes </text:span><text:span text:style-name="T7">history</text:span><text:span text:style-name="T7">, not many people will read it. <text:s/>Example:</text:span></text:p>
          <text:p text:style-name="P306"/>
          <text:p text:style-name="P306"><text:s text:c="8"/>" Vim syntax file</text:p>
          <text:p text:style-name="P306"><text:s text:c="8"/>" Language: <text:s text:c="4"/>C</text:p>
          <text:p text:style-name="P306"><text:s text:c="8"/>" Maintainer: <text:s text:c="2"/>Bram Moolenaar &lt;Bram@vim.org&gt;</text:p>
          <text:p text:style-name="P306"><text:s text:c="8"/>" Last Change: <text:s/>2001 Jun 18</text:p>
          <text:p text:style-name="P306"><text:s text:c="8"/>" Remark: <text:s text:c="6"/>Included by the C++ syntax.</text:p>
          <text:p text:style-name="P306"/>
          <text:p text:style-name="P318"><text:span text:style-name="T7">Use the same layout </text:span><text:span text:style-name="T7">as</text:span><text:span text:style-name="T7"> the other </text:span><text:span text:style-name="T7">syntax</text:span><text:span text:style-name="T7"> files. <text:s/>Using an existing </text:span><text:span text:style-name="T7">syntax</text:span><text:span text:style-name="T7"> file </text:span><text:span text:style-name="T7">as</text:span><text:span text:style-name="T7"> an example will save you a lot of time.</text:span></text:p>
          <text:p text:style-name="P310"/>
        </text:list-item>
      </text:list>
      <text:list xml:id="list901553680" text:style-name="L164">
        <text:list-item>
          <text:p text:style-name="P300"><text:span text:style-name="T7">Choose a good, descriptive name for your </text:span><text:span text:style-name="T7">syntax</text:span><text:span text:style-name="T7"> file. <text:s/>Use </text:span><text:span text:style-name="T7">lowercase</text:span><text:span text:style-name="T7"> letters and digits. <text:s/>Don't make it too long, it is used in many places: The name of the </text:span><text:span text:style-name="T7">syntax</text:span><text:span text:style-name="T7"> file "name.vim", </text:span><text:span text:style-name="T7">'filetype'</text:span><text:span text:style-name="T7">, b:current_syntax and the start of each </text:span><text:span text:style-name="T7">syntax</text:span><text:span text:style-name="T7"> group (nameType, nameStatement, nameString, etc).</text:span></text:p>
        </text:list-item>
      </text:list>
      <text:list xml:id="list165631531" text:continue-list="list1798635587" text:style-name="L1">
        <text:list-header>
          <text:p text:style-name="P310"/>
        </text:list-header>
      </text:list>
      <text:list xml:id="list1142563028" text:style-name="L165">
        <text:list-item>
          <text:p text:style-name="P301"><text:span text:style-name="T7">Start with a check for "b:current_syntax". <text:s/>If it is defined, some other </text:span><text:span text:style-name="T7">syntax</text:span><text:span text:style-name="T7"> file, earlier in </text:span><text:span text:style-name="T7">'runtimepath'</text:span><text:span text:style-name="T7"> was already loaded:</text:span></text:p>
        </text:list-item>
      </text:list>
      <text:list xml:id="list1147071288" text:continue-list="list165631531" text:style-name="L1">
        <text:list-header>
          <text:p text:style-name="P310"/>
          <text:p text:style-name="P310"><text:s text:c="3"/><text:span text:style-name="T33"><text:s text:c="5"/>if exists("b:current_syntax")</text:span></text:p>
          <text:p text:style-name="P306"><text:s text:c="10"/>finish</text:p>
          <text:p text:style-name="P306"><text:s text:c="8"/>endif</text:p>
          <text:p text:style-name="P310"/>
          <text:p text:style-name="P310">To be compatible with Vim 5.8 use:</text:p>
          <text:p text:style-name="P310"><text:soft-page-break/></text:p>
          <text:p text:style-name="P310"><text:s text:c="8"/>if version &lt; 600</text:p>
          <text:p text:style-name="P310"><text:s text:c="10"/>syntax clear</text:p>
          <text:p text:style-name="P310"><text:s text:c="8"/>elseif exists("b:current_syntax")</text:p>
          <text:p text:style-name="P310"><text:s text:c="10"/>finish</text:p>
          <text:p text:style-name="P310"><text:s text:c="8"/>endif</text:p>
          <text:p text:style-name="P310"/>
        </text:list-header>
      </text:list>
      <text:list xml:id="list999554606" text:style-name="L166">
        <text:list-item>
          <text:p text:style-name="P302"><text:span text:style-name="T7">Set "b:current_syntax" to the name of the </text:span><text:span text:style-name="T7">syntax</text:span><text:span text:style-name="T7"> at the end. <text:s/>Don't forget that included files </text:span><text:span text:style-name="T7">do</text:span><text:span text:style-name="T7"> this too, you might have to reset "b:current_syntax" if you include two files.</text:span></text:p>
        </text:list-item>
      </text:list>
      <text:list xml:id="list1658873961" text:continue-list="list1147071288" text:style-name="L1">
        <text:list-header>
          <text:p text:style-name="P310"/>
          <text:p text:style-name="P318"><text:span text:style-name="T7">If you want your </text:span><text:span text:style-name="T7">syntax</text:span><text:span text:style-name="T7"> file to work with Vim 5.x, add a check for </text:span><text:span text:style-name="T7">v:version</text:span><text:span text:style-name="T7">. See yacc.vim for an example.</text:span></text:p>
          <text:p text:style-name="P310"/>
          <text:p text:style-name="P318"><text:span text:style-name="T7">Do not include anything that is a user preference. <text:s/>Don't set </text:span><text:span text:style-name="T7">'tabstop'</text:span><text:span text:style-name="T7">, </text:span><text:span text:style-name="T7">'expandtab'</text:span><text:span text:style-name="T7">, etc. <text:s/>These belong in a </text:span><text:span text:style-name="T7">filetype</text:span><text:span text:style-name="T7"> </text:span><text:span text:style-name="T7">plugin</text:span><text:span text:style-name="T7">.</text:span></text:p>
          <text:p text:style-name="P310"/>
          <text:p text:style-name="P318"><text:span text:style-name="T7">Do not include mappings or </text:span><text:span text:style-name="T7">abbreviations</text:span><text:span text:style-name="T7">. <text:s/>Only include setting </text:span><text:span text:style-name="T7">'iskeyword'</text:span><text:span text:style-name="T7"> if it is really necessary for recognizing keywords.</text:span></text:p>
          <text:p text:style-name="P310"/>
          <text:p text:style-name="P310">To allow users select their own preferred colors, make a different group name for every kind of highlighted item. <text:s/>Then link each of them to one of the standard highlight groups. <text:s/>That will make it work with every color scheme. If you select specific colors it will look bad with some color schemes. <text:s/>And don't forget that some people use a different background color, or have only eight colors available.</text:p>
          <text:p text:style-name="P310"/>
          <text:p text:style-name="P318"><text:span text:style-name="T7">For the linking use "hi def link", so that the user can select different highlighting before your </text:span><text:span text:style-name="T7">syntax</text:span><text:span text:style-name="T7"> file is loaded. <text:s/>Example:</text:span></text:p>
          <text:p text:style-name="P310"/>
          <text:p text:style-name="P310"><text:s text:c="10"/>hi def link nameString <text:s text:c="7"/>String</text:p>
          <text:p text:style-name="P310"><text:s text:c="10"/>hi def link nameNumber <text:s text:c="7"/>Number</text:p>
          <text:p text:style-name="P310"><text:s text:c="10"/>hi def link nameCommand <text:s text:c="6"/>Statement</text:p>
          <text:p text:style-name="P310"><text:s text:c="10"/>... etc ...</text:p>
          <text:p text:style-name="P310"/>
          <text:p text:style-name="P318"><text:span text:style-name="T7">Add the "display" argument to items that are not used when syncing, to speed up </text:span><text:span text:style-name="T7">scrolling</text:span><text:span text:style-name="T7"> backwards and </text:span><text:span text:style-name="T7">CTRL-L</text:span><text:span text:style-name="T7">.</text:span></text:p>
          <text:p text:style-name="P243"/>
          <text:p text:style-name="P243"><text:soft-page-break/></text:p>
          <text:p text:style-name="P232"><text:span text:style-name="T48">Select</text:span><text:span text:style-name="T48"> your language</text:span></text:p>
          <text:p text:style-name="P327"><text:span text:style-name="T7"><text:s text:c="5"/>The </text:span><text:span text:style-name="T7">messages</text:span><text:span text:style-name="T7"> in Vim can be given in several languages. <text:s/>This chapter explains how to change which one is used. <text:s/>Also, the different ways to work with files in various languages is explained.</text:span></text:p>
          <text:p text:style-name="P82"/>
        </text:list-header>
        <text:list-item>
          <text:p text:style-name="P235">Language for Messages</text:p>
          <text:p text:style-name="P310">To see what the current language is, use this command:</text:p>
          <text:p text:style-name="P306"><text:s text:c="8"/>:language</text:p>
          <text:p text:style-name="P306">Note:</text:p>
          <text:p text:style-name="P310"><text:s text:c="8"/>Using different languages only works when Vim was compiled to handle</text:p>
          <text:p text:style-name="P318"><text:span text:style-name="T7"><text:s text:c="8"/>it. <text:s/>To find out if it works, use the "</text:span><text:span text:style-name="T7">:version</text:span><text:span text:style-name="T7">" command and check the</text:span></text:p>
          <text:p text:style-name="P318"><text:span text:style-name="T7"><text:s text:c="8"/>output for "</text:span><text:span text:style-name="T7">+gettext</text:span><text:span text:style-name="T7">" and "</text:span><text:span text:style-name="T7">+multi_lang</text:span><text:span text:style-name="T7">". <text:s/>If they are there, you are</text:span></text:p>
          <text:p text:style-name="P310"><text:s text:c="8"/>OK. <text:s/>If you see "-gettext" or "-multi_lang" you will have to find</text:p>
          <text:p text:style-name="P310"><text:s text:c="8"/>another Vim.</text:p>
          <text:p text:style-name="P318"><text:span text:style-name="T7">The first way is to set the environment to the desired language before starting Vim. <text:s/>Example for </text:span><text:span text:style-name="T7">Unix</text:span><text:span text:style-name="T7">:</text:span></text:p>
          <text:p text:style-name="P310"><text:s/><text:span text:style-name="T33"><text:s text:c="7"/>env LANG=de_DE.ISO_8859-1 <text:s/>vim</text:span></text:p>
          <text:p text:style-name="P310">If you want to change language while Vim is running, you can use the second method:</text:p>
          <text:p text:style-name="P306"><text:s text:c="8"/>:language fr_FR.ISO_8859-1</text:p>
        </text:list-item>
      </text:list>
      <text:list xml:id="list1476346797" text:style-name="L167">
        <text:list-header>
          <text:p text:style-name="P236"/>
        </text:list-header>
        <text:list-item>
          <text:p text:style-name="P241"><text:span text:style-name="T32">D</text:span><text:span text:style-name="T52">O-IT-YOURSELF MESSAGE TRANSLATION</text:span></text:p>
        </text:list-item>
      </text:list>
      <text:list xml:id="list359808843" text:continue-list="list1658873961" text:style-name="L1">
        <text:list-header>
          <text:p text:style-name="P318"><text:span text:style-name="T7"><text:s text:c="4"/>If translated </text:span><text:span text:style-name="T7">messages</text:span><text:span text:style-name="T7"> are not available for your language, you could write them yourself. <text:s/>To </text:span><text:span text:style-name="T7">do</text:span><text:span text:style-name="T7"> this, get the source code for Vim and the GNU gettext package. <text:s/>After unpacking the sources, instructions can be found in the directory src/po/README.txt.</text:span></text:p>
          <text:p text:style-name="P318"><text:span text:style-name="T7"><text:s text:c="3"/>It's not too difficult to </text:span><text:span text:style-name="T7">do</text:span><text:span text:style-name="T7"> the translation. <text:s/>You don't need to be a programmer. <text:s/>You must know both English and the language you are translating to, of course.</text:span></text:p>
          <text:p text:style-name="P318"><text:span text:style-name="T7"><text:s text:c="3"/>When you are satisfied with the translation, consider making it available <text:s/>to others. Upload it at vim-online <text:s text:c="4"/></text:span><text:a xlink:type="simple" xlink:href="http://vim.sf.net/">http://vim.sf.net</text:a><text:span text:style-name="T7"> or e-mail it to the Vim maintainer </text:span><text:a xlink:type="simple" xlink:href="mailto:maintainer@vim.org">&lt;maintainer@vim.org&gt;</text:a><text:span text:style-name="T7">. Or both. </text:span></text:p>
          <text:p text:style-name="P310"/>
        </text:list-header>
        <text:list-item>
          <text:p text:style-name="P235">Using another encoding</text:p>
          <text:p text:style-name="P318"><text:span text:style-name="T7"><text:s text:c="4"/>Vim guesses that the files you are going to edit are encoded for your language. <text:s/>For many European languages this is "latin1". <text:s/>Then each byte is one character. <text:s/>That means </text:span><text:soft-page-break/><text:span text:style-name="T7">there are 256 different characters possible. <text:s/>For Asian languages this is not sufficient. <text:s/>These mostly use a double-byte encoding, providing for over ten thousand possible characters. <text:s/>This still isn't enough when a text is to contain several different languages. <text:s/>This is where </text:span><text:span text:style-name="T7">Unicode</text:span><text:span text:style-name="T7"> comes in. <text:s/>It was designed to include all characters used in commonly used languages. <text:s/>This is the "Super encoding that replaces all others". <text:s/>But it isn't used that much yet.</text:span></text:p>
          <text:p text:style-name="P310"><text:s text:c="4"/>Fortunately, Vim supports these three kinds of encodings. <text:s/>And, with some restrictions, you can use them even when your environment uses another language than the text.</text:p>
          <text:p text:style-name="P318"><text:span text:style-name="T7"><text:s text:c="4"/>Nevertheless, when you only edit files that are in the encoding of your language, the default should work fine and you don't need to </text:span><text:span text:style-name="T7">do</text:span><text:span text:style-name="T7"> anything. <text:s/>The following is only relevant when you want to edit different languages.</text:span></text:p>
          <text:p text:style-name="P310"/>
          <text:p text:style-name="P306">Note:</text:p>
          <text:p text:style-name="P310"><text:s text:c="8"/>Using different encodings only works when Vim was compiled to handle</text:p>
          <text:p text:style-name="P318"><text:span text:style-name="T7"><text:s text:c="8"/>it. <text:s/>To find out if it works, use the "</text:span><text:span text:style-name="T7">:version</text:span><text:span text:style-name="T7">" command and check the</text:span></text:p>
          <text:p text:style-name="P318"><text:span text:style-name="T7"><text:s text:c="8"/>output for "</text:span><text:span text:style-name="T7">+multi_byte</text:span><text:span text:style-name="T7">". <text:s/>If it's there, you are OK. <text:s/>If you see</text:span></text:p>
          <text:p text:style-name="P310"><text:s text:c="8"/>"-multi_byte" you will have to find another Vim.</text:p>
        </text:list-item>
      </text:list>
      <text:list xml:id="list243720753" text:style-name="L168">
        <text:list-header>
          <text:p text:style-name="P186"/>
        </text:list-header>
        <text:list-item>
          <text:p text:style-name="P237"><text:span text:style-name="T51">USING UNICODE IN THE </text:span><text:span text:style-name="T51">GUI</text:span></text:p>
        </text:list-item>
      </text:list>
      <text:list xml:id="list822543858" text:continue-list="list359808843" text:style-name="L1">
        <text:list-header>
          <text:p text:style-name="P306">:set encoding=utf-8</text:p>
          <text:p text:style-name="P235"/>
        </text:list-header>
        <text:list-item>
          <text:p text:style-name="P235">Editing files with a different encoding</text:p>
          <text:p text:style-name="P235"/>
        </text:list-item>
        <text:list-item>
          <text:p text:style-name="P235">Entering language text</text:p>
          <text:p text:style-name="P318"><text:span text:style-name="T7">If all other methods fail, you can enter any character with </text:span><text:span text:style-name="T11">CTRL-V</text:span><text:span text:style-name="T7">:</text:span></text:p>
          <text:p text:style-name="P306"><text:s text:c="8"/>encoding <text:s text:c="2"/>type <text:s text:c="16"/>range </text:p>
          <text:p text:style-name="P318"><text:span text:style-name="T7"><text:s text:c="8"/>8-bit <text:s text:c="5"/></text:span><text:span text:style-name="T7">CTRL-V</text:span><text:span text:style-name="T7"> 123 <text:s text:c="10"/>decimal 0-255</text:span></text:p>
          <text:p text:style-name="P318"><text:span text:style-name="T7"><text:s text:c="8"/>8-bit <text:s text:c="5"/></text:span><text:span text:style-name="T7">CTRL-V</text:span><text:span text:style-name="T7"> </text:span><text:span text:style-name="T7">x</text:span><text:span text:style-name="T7"> a1 <text:s text:c="9"/>hexadecimal 00-ff</text:span></text:p>
          <text:p text:style-name="P318"><text:span text:style-name="T7"><text:s text:c="8"/>16-bit <text:s text:c="4"/></text:span><text:span text:style-name="T7">CTRL-V</text:span><text:span text:style-name="T7"> </text:span><text:span text:style-name="T7">u</text:span><text:span text:style-name="T7"> 013b <text:s text:c="7"/>hexadecimal 0000-ffff</text:span></text:p>
          <text:p text:style-name="P318"><text:span text:style-name="T7"><text:s text:c="8"/>31-bit <text:s text:c="4"/></text:span><text:span text:style-name="T7">CTRL-V</text:span><text:span text:style-name="T7"> </text:span><text:span text:style-name="T7">U</text:span><text:span text:style-name="T7"> 001303a4 <text:s text:c="3"/>hexadecimal 00000000-7fffffff</text:span></text:p>
        </text:list-item>
      </text:list>
      <text:p text:style-name="Text_20_body"><text:line-break/></text:p>
      <text:list xml:id="list1182563729" text:continue-numbering="true" text:style-name="L1">
        <text:list-item>
          <text:p text:style-name="P82">a</text:p>
        </text:list-item>
        <text:list-item>
          <text:p text:style-name="P82">a</text:p>
        </text:list-item>
        <text:list-item>
          <text:p text:style-name="P82">a</text:p>
          <text:p text:style-name="P44"><text:soft-page-break/></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微软雅黑1" svg:font-family="微软雅黑"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微软雅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微软雅黑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zhezhao </meta:initial-creator>
    <meta:creation-date>2012-07-25T23:46:28</meta:creation-date>
    <meta:generator>LibreOffice/3.5$Linux_X86_64 LibreOffice_project/350m1$Build-2</meta:generator>
    <dc:date>2012-09-22T17:21:32</dc:date>
    <dc:creator>xuzhezhao </dc:creator>
    <meta:editing-duration>P2DT37M4S</meta:editing-duration>
    <meta:editing-cycles>2567</meta:editing-cycles>
    <meta:document-statistic meta:table-count="0" meta:image-count="0" meta:object-count="0" meta:page-count="177" meta:paragraph-count="3723" meta:word-count="44701" meta:character-count="265661" meta:non-whitespace-character-count="208729"/>
  </office:meta>
</office:document-meta>
</file>